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drawing-page-properties draw:fill="solid" draw:fill-color="#ffffff"/>
    </style:style>
    <style:style style:name="gr1" style:family="graphic" style:parent-style-name="standard">
      <style:graphic-properties draw:stroke="none" draw:fill="solid" draw:fill-color="#000000" loext:decorative="false"/>
    </style:style>
    <style:style style:name="gr2" style:family="graphic" style:parent-style-name="standard">
      <style:graphic-properties draw:stroke="solid" svg:stroke-width="0.049cm" svg:stroke-color="#000000" draw:stroke-linejoin="round" svg:stroke-linecap="round" draw:fill="none" fo:padding-top="0.024cm" fo:padding-bottom="0.024cm" fo:padding-left="0.024cm" fo:padding-right="0.024cm" loext:decorative="false"/>
    </style:style>
    <style:style style:name="gr3" style:family="graphic" style:parent-style-name="standard">
      <style:graphic-properties draw:stroke="solid" svg:stroke-width="0.022cm" svg:stroke-color="#000000" draw:stroke-linejoin="round" svg:stroke-linecap="round" draw:fill="none" fo:padding-top="0.011cm" fo:padding-bottom="0.011cm" fo:padding-left="0.011cm" fo:padding-right="0.011cm" loext:decorative="false"/>
    </style:style>
    <style:style style:name="gr4" style:family="graphic" style:parent-style-name="standard">
      <style:graphic-properties draw:stroke="solid" svg:stroke-width="0.012cm" svg:stroke-color="#000000" draw:stroke-linejoin="round" svg:stroke-linecap="round" draw:fill="none" fo:padding-top="0.006cm" fo:padding-bottom="0.006cm" fo:padding-left="0.006cm" fo:padding-right="0.006cm" loext:decorative="false"/>
    </style:style>
    <style:style style:name="gr5" style:family="graphic" style:parent-style-name="standard">
      <style:graphic-properties draw:stroke="solid" svg:stroke-width="0cm" svg:stroke-color="#000000" draw:stroke-linejoin="miter" svg:stroke-linecap="butt" draw:fill="none" loext:decorative="false"/>
    </style:style>
    <style:style style:name="gr6" style:family="graphic" style:parent-style-name="standard">
      <style:graphic-properties draw:stroke="solid" svg:stroke-width="0.018cm" svg:stroke-color="#000000" draw:stroke-linejoin="round" svg:stroke-linecap="round" draw:fill="none" fo:padding-top="0.009cm" fo:padding-bottom="0.009cm" fo:padding-left="0.009cm" fo:padding-right="0.009cm" loext:decorative="false"/>
    </style:style>
    <style:style style:name="gr7" style:family="graphic" style:parent-style-name="standard">
      <style:graphic-properties draw:stroke="solid" svg:stroke-width="0.2cm" svg:stroke-color="#000000" draw:stroke-linejoin="round" svg:stroke-linecap="round" draw:fill="none" fo:padding-top="0.1cm" fo:padding-bottom="0.1cm" fo:padding-left="0.1cm" fo:padding-right="0.1cm" loext:decorative="false"/>
    </style:style>
    <style:style style:name="gr8" style:family="graphic" style:parent-style-name="standard">
      <style:graphic-properties draw:stroke="solid" svg:stroke-width="0.149cm" svg:stroke-color="#000000" draw:stroke-linejoin="round" svg:stroke-linecap="round" draw:fill="none" fo:padding-top="0.074cm" fo:padding-bottom="0.074cm" fo:padding-left="0.074cm" fo:padding-right="0.074cm" loext:decorative="false"/>
    </style:style>
    <style:style style:name="gr9" style:family="graphic" style:parent-style-name="standard">
      <style:graphic-properties draw:stroke="solid" svg:stroke-width="0.22cm" svg:stroke-color="#000000" draw:stroke-linejoin="round" svg:stroke-linecap="round" draw:fill="none" fo:padding-top="0.11cm" fo:padding-bottom="0.11cm" fo:padding-left="0.11cm" fo:padding-right="0.11cm" loext:decorative="false"/>
    </style:style>
    <style:style style:name="gr10" style:family="graphic" style:parent-style-name="standard">
      <style:graphic-properties draw:stroke="solid" svg:stroke-width="0.21cm" svg:stroke-color="#000000" draw:stroke-linejoin="round" svg:stroke-linecap="round" draw:fill="none" fo:padding-top="0.105cm" fo:padding-bottom="0.105cm" fo:padding-left="0.105cm" fo:padding-right="0.105cm" loext:decorative="false"/>
    </style:style>
    <style:style style:name="gr11" style:family="graphic" style:parent-style-name="standard">
      <style:graphic-properties draw:stroke="solid" svg:stroke-width="0.057cm" svg:stroke-color="#000000" draw:stroke-linejoin="round" svg:stroke-linecap="round" draw:fill="none" fo:padding-top="0.028cm" fo:padding-bottom="0.028cm" fo:padding-left="0.028cm" fo:padding-right="0.028cm" loext:decorative="false"/>
    </style:style>
    <style:style style:name="gr12" style:family="graphic" style:parent-style-name="standard">
      <style:graphic-properties draw:stroke="solid" svg:stroke-width="0.06cm" svg:stroke-color="#000000" draw:stroke-linejoin="round" svg:stroke-linecap="round" draw:fill="none" fo:padding-top="0.03cm" fo:padding-bottom="0.03cm" fo:padding-left="0.03cm" fo:padding-right="0.03cm" loext:decorative="false"/>
    </style:style>
    <style:style style:name="gr13" style:family="graphic" style:parent-style-name="standard">
      <style:graphic-properties draw:stroke="solid" svg:stroke-width="0.159cm" svg:stroke-color="#000000" draw:stroke-linejoin="round" svg:stroke-linecap="round" draw:fill="none" fo:padding-top="0.079cm" fo:padding-bottom="0.079cm" fo:padding-left="0.079cm" fo:padding-right="0.079cm" loext:decorative="false"/>
    </style:style>
    <style:style style:name="gr14" style:family="graphic" style:parent-style-name="standard">
      <style:graphic-properties draw:stroke="solid" svg:stroke-width="0.062cm" svg:stroke-color="#000000" draw:stroke-linejoin="round" svg:stroke-linecap="round" draw:fill="none" fo:padding-top="0.031cm" fo:padding-bottom="0.031cm" fo:padding-left="0.031cm" fo:padding-right="0.031cm" loext:decorative="false"/>
    </style:style>
    <style:style style:name="gr15" style:family="graphic" style:parent-style-name="standard">
      <style:graphic-properties draw:stroke="none" draw:fill="solid" draw:fill-color="#ffffff" loext:decorative="false"/>
    </style:style>
    <style:style style:name="P1" style:family="paragraph">
      <loext:graphic-properties draw:fill="solid" draw:fill-color="#000000"/>
    </style:style>
    <style:style style:name="P2" style:family="paragraph">
      <loext:graphic-properties draw:fill="none"/>
    </style:style>
    <style:style style:name="P3" style:family="paragraph">
      <loext:graphic-properties draw:fill="solid" draw:fill-color="#fffff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0.399cm" svg:height="0.315cm" svg:x="2.545cm" svg:y="7.666cm" svg:viewBox="0 0 400 316" draw:points="227,3 300,80 387,80 394,81 398,86 400,92 400,303 398,311 393,315 387,316 274,316 267,314 262,309 261,303 261,301 14,301 8,300 3,294 2,289 2,29 0,15 1,7 6,2 12,0 220,0">
          <text:p/>
        </draw:polygon>
        <draw:polygon draw:style-name="gr1" draw:text-style-name="P1" draw:layer="layout" svg:width="3.15cm" svg:height="5.277cm" svg:x="4.269cm" svg:y="1.917cm" svg:viewBox="0 0 3151 5278" draw:points="3135,2 3140,8 3141,14 3142,318 3140,326 3135,330 3128,332 3122,329 3119,324 3109,307 3092,282 3072,261 3049,244 3034,235 3024,229 3018,225 3016,217 3016,203 3015,200 3014,195 3013,187 3009,180 3007,173 2999,161 2989,149 2967,126 2889,44 2881,39 2876,36 2863,29 2848,27 1467,27 1464,27 1453,29 1445,33 1439,36 1434,39 1427,44 1352,123 1346,126 1331,126 1326,127 1307,130 1284,139 1263,150 1243,165 1226,183 1211,204 1211,205 1206,210 1202,211 1193,213 1179,219 1175,223 1167,228 1106,292 1100,295 1093,295 1089,292 1077,280 1056,266 1033,253 1009,246 997,244 983,242 958,242 942,244 932,246 908,253 885,266 864,280 846,298 830,319 817,343 808,368 802,394 800,420 802,447 807,469 808,473 817,498 830,521 846,543 864,561 885,575 897,582 908,587 932,595 958,600 983,600 1009,595 1033,587 1053,576 1056,575 1077,561 1096,543 1111,521 1125,498 1127,492 1131,486 1137,482 1214,401 1220,398 1227,399 1232,401 1241,412 1244,418 1244,425 1241,429 1226,446 1211,466 1200,489 1192,513 1191,525 1316,525 1312,531 1309,545 1309,559 1312,572 1316,579 1191,579 1192,590 1200,614 1211,637 1226,657 1243,676 1263,691 1284,702 1307,710 1331,714 1334,714 1334,597 1339,601 1352,604 1365,604 1378,601 1384,597 1384,714 1386,714 1410,710 1433,702 1455,691 1475,676 1492,657 1506,637 1517,614 1525,590 1527,579 1402,579 1405,572 1409,559 1409,545 1405,531 1402,525 1527,525 1525,513 1517,489 1506,466 1492,446 1477,429 1473,423 1474,416 1477,412 1492,395 1493,394 1496,391 1506,375 1517,352 1525,328 1529,301 1529,276 1525,251 1517,227 1506,204 1505,197 1507,190 1512,185 1517,184 1628,184 1634,186 1639,192 1640,200 1637,206 1635,208 1617,222 1600,239 1598,242 1587,259 1576,281 1569,305 1565,330 1565,511 1569,536 1576,560 1584,579 1587,582 1600,602 1617,620 1636,634 1646,639 1657,646 1669,649 1680,653 1703,657 1726,657 1750,653 1772,646 1794,634 1813,620 1829,602 1835,599 1842,600 1845,601 1859,611 1864,614 1877,621 1881,623 1896,628 1915,630 1935,630 1954,628 1954,627 1973,621 1990,611 2006,600 2016,589 2022,585 2029,586 2034,589 2043,600 2059,611 2077,621 2096,627 2100,628 2100,466 2106,469 2118,473 2131,473 2144,469 2150,466 2150,628 2154,627 2173,621 2190,611 2206,600 2220,585 2226,575 2232,571 2238,571 2243,573 2259,585 2266,589 2277,594 2287,599 2296,601 2315,604 2335,604 2354,601 2359,600 2373,594 2390,585 2393,584 2399,582 2406,583 2409,587 2420,602 2437,620 2456,634 2466,639 2478,646 2490,649 2500,653 2524,657 2547,657 2571,653 2593,646 2614,634 2634,620 2650,602 2664,582 2675,560 2682,536 2684,524 2686,511 2686,330 2682,305 2675,282 2675,281 2667,265 2664,259 2650,239 2634,222 2616,208 2611,202 2610,194 2614,188 2620,185 2623,184 2805,184 2811,186 2813,188 2842,218 2845,226 2845,232 2841,238 2840,239 2832,244 2809,261 2789,282 2772,307 2758,333 2748,361 2742,391 2740,420 2742,450 2748,480 2757,503 2758,508 2772,534 2789,559 2809,580 2832,597 2858,612 2884,623 2912,629 2937,631 2944,631 2969,629 2997,623 3024,612 3049,597 3072,580 3092,559 3109,534 3112,529 3120,515 3125,509 3132,507 3138,510 3142,516 3143,521 3146,1113 3144,1120 3138,1126 3132,1127 3125,1124 3123,1119 3109,1094 3092,1070 3072,1049 3049,1031 3034,1022 3024,1016 3018,1012 3016,1005 3016,990 3015,986 3014,983 3013,974 3009,966 3007,961 2999,947 2889,832 2881,826 2876,823 2863,817 2848,814 1467,814 1464,815 1453,817 1445,821 1439,823 1434,826 1427,832 1352,910 1346,914 1331,914 1326,915 1307,918 1284,926 1263,938 1243,952 1226,971 1211,991 1208,999 1202,1004 1195,1007 1191,1010 1183,1015 1115,1088 1108,1091 1101,1090 1096,1087 1096,1086 1078,1069 1077,1068 1056,1053 1033,1042 1009,1033 997,1031 983,1029 958,1029 942,1032 932,1033 908,1042 885,1053 864,1068 846,1086 830,1107 817,1131 808,1155 802,1181 800,1209 802,1235 808,1261 817,1286 819,1289 830,1308 846,1329 864,1348 885,1363 898,1369 908,1374 932,1383 958,1386 983,1386 1009,1383 1033,1374 1054,1364 1056,1363 1077,1348 1096,1329 1111,1308 1123,1288 1128,1284 1129,1283 1141,1278 1146,1275 1154,1269 1222,1198 1228,1194 1235,1194 1239,1198 1241,1199 1244,1205 1244,1213 1241,1217 1226,1233 1211,1254 1200,1277 1192,1301 1191,1314 1316,1314 1312,1319 1309,1332 1309,1346 1312,1360 1316,1365 1191,1365 1192,1377 1200,1402 1211,1424 1226,1446 1243,1463 1263,1478 1284,1490 1307,1498 1331,1503 1334,1503 1334,1385 1339,1388 1352,1391 1365,1391 1378,1388 1384,1385 1384,1503 1386,1503 1410,1498 1433,1490 1455,1478 1475,1463 1492,1446 1506,1424 1517,1402 1525,1377 1527,1365 1402,1365 1405,1360 1409,1346 1409,1332 1405,1319 1402,1314 1527,1314 1525,1301 1517,1277 1506,1254 1492,1233 1477,1217 1473,1211 1474,1203 1477,1199 1493,1181 1496,1178 1506,1162 1517,1139 1525,1115 1529,1090 1529,1064 1525,1038 1517,1014 1506,991 1505,985 1507,978 1512,972 1517,972 1628,972 1634,973 1639,980 1640,986 1637,993 1635,995 1617,1009 1600,1027 1598,1030 1587,1047 1576,1069 1569,1093 1565,1117 1565,1299 1569,1324 1576,1347 1584,1365 1587,1369 1600,1389 1617,1407 1636,1422 1646,1427 1657,1432 1669,1437 1680,1441 1703,1445 1726,1445 1750,1441 1751,1440 1772,1432 1794,1422 1813,1407 1829,1390 1835,1386 1842,1386 1845,1388 1859,1400 1864,1402 1877,1408 1881,1410 1896,1414 1915,1419 1935,1419 1954,1414 1973,1408 1990,1400 2006,1387 2016,1377 2022,1373 2029,1373 2034,1377 2043,1387 2059,1399 2077,1408 2096,1414 2100,1415 2100,1254 2106,1257 2118,1260 2131,1260 2144,1257 2150,1254 2150,1415 2154,1414 2173,1408 2190,1399 2206,1387 2220,1372 2226,1364 2232,1360 2238,1359 2243,1361 2259,1372 2267,1377 2277,1382 2287,1385 2296,1389 2315,1391 2335,1391 2354,1389 2359,1387 2373,1382 2390,1372 2391,1372 2398,1371 2404,1373 2406,1377 2413,1385 2431,1404 2451,1420 2474,1432 2498,1440 2511,1442 2511,1254 2516,1257 2529,1260 2542,1260 2555,1257 2561,1254 2561,1442 2573,1440 2597,1432 2619,1420 2640,1404 2658,1385 2672,1364 2684,1341 2692,1316 2696,1289 2696,1234 2579,1234 2582,1229 2586,1215 2586,1201 2582,1188 2579,1181 2696,1181 2696,1127 2692,1100 2684,1075 2672,1051 2658,1030 2640,1011 2619,996 2615,990 2614,983 2616,977 2622,972 2626,972 2805,972 2811,973 2813,975 2842,1006 2845,1012 2845,1020 2841,1026 2840,1027 2832,1031 2809,1049 2789,1070 2772,1094 2758,1120 2748,1149 2742,1178 2740,1209 2742,1238 2748,1267 2755,1287 2758,1296 2772,1322 2789,1346 2809,1367 2832,1385 2858,1400 2884,1410 2912,1416 2937,1419 2941,1419 2944,1419 2969,1416 2997,1410 3024,1400 3049,1385 3072,1367 3092,1346 3109,1322 3123,1296 3123,1295 3128,1289 3134,1287 3141,1289 3146,1296 3147,1301 3150,1910 3148,1917 3143,1923 3136,1924 3130,1920 3126,1915 3123,1908 3109,1882 3092,1857 3072,1836 3049,1819 3033,1809 3024,1804 3018,1800 3016,1792 3016,1778 3015,1773 3014,1770 3013,1763 3009,1755 3007,1748 2999,1736 2989,1724 2967,1701 2889,1619 2881,1614 2876,1611 2863,1604 2848,1601 1467,1601 1464,1602 1453,1604 1445,1609 1439,1611 1434,1614 1427,1619 1352,1698 1346,1701 1344,1701 1331,1701 1326,1702 1307,1705 1284,1714 1263,1725 1243,1740 1226,1758 1211,1779 1208,1785 1203,1791 1202,1791 1195,1794 1191,1798 1183,1803 1115,1875 1108,1878 1101,1878 1096,1874 1078,1856 1077,1855 1056,1841 1033,1829 1009,1821 997,1819 983,1818 958,1818 942,1820 932,1821 908,1829 885,1841 864,1855 846,1874 830,1894 817,1917 808,1943 802,1969 800,1995 802,2022 807,2044 808,2049 817,2073 830,2097 846,2117 864,2136 885,2150 897,2156 908,2162 932,2170 958,2174 983,2174 1009,2170 1033,2162 1053,2153 1056,2150 1077,2136 1096,2117 1111,2097 1123,2077 1128,2071 1129,2071 1141,2065 1146,2061 1154,2057 1222,1985 1228,1981 1235,1982 1239,1985 1241,1987 1244,1993 1244,2000 1241,2004 1226,2020 1211,2041 1200,2064 1192,2088 1191,2100 1316,2100 1312,2106 1309,2120 1309,2134 1312,2147 1316,2153 1191,2153 1192,2165 1200,2189 1211,2212 1226,2232 1243,2251 1263,2266 1284,2277 1307,2286 1331,2289 1334,2289 1334,2172 1339,2176 1352,2180 1365,2180 1378,2176 1384,2172 1384,2289 1386,2289 1410,2286 1433,2277 1455,2266 1475,2251 1492,2232 1506,2212 1517,2189 1525,2165 1527,2153 1402,2153 1405,2147 1409,2134 1409,2120 1405,2106 1402,2100 1527,2100 1525,2088 1517,2064 1506,2041 1492,2020 1477,2004 1473,1998 1474,1991 1477,1987 1492,1971 1493,1969 1496,1966 1506,1949 1517,1927 1525,1903 1529,1877 1529,1851 1525,1826 1517,1802 1506,1779 1506,1778 1505,1772 1507,1765 1512,1761 1517,1760 1625,1760 1631,1762 1636,1767 1637,1774 1634,1781 1631,1783 1610,1799 1592,1818 1578,1840 1566,1863 1559,1888 1555,1914 1555,2077 1559,2103 1566,2128 1570,2136 1578,2151 1592,2174 1610,2192 1625,2203 1631,2208 1645,2215 1653,2220 1677,2228 1702,2231 1727,2231 1752,2228 1776,2220 1799,2208 1819,2192 1832,2179 1837,2176 1844,2176 1847,2178 1859,2186 1864,2189 1877,2196 1881,2198 1896,2202 1915,2205 1935,2205 1954,2202 1973,2196 1990,2186 2006,2175 2016,2164 2022,2161 2029,2161 2034,2164 2043,2175 2059,2186 2077,2196 2096,2202 2100,2203 2100,2041 2106,2044 2118,2048 2131,2048 2144,2044 2150,2041 2150,2203 2154,2202 2173,2196 2190,2186 2206,2175 2220,2160 2226,2151 2232,2146 2238,2146 2243,2148 2259,2161 2266,2164 2277,2169 2287,2174 2296,2176 2315,2180 2335,2180 2354,2176 2359,2175 2373,2169 2390,2161 2393,2159 2399,2156 2406,2158 2409,2162 2420,2177 2437,2195 2456,2209 2466,2214 2478,2221 2490,2224 2500,2228 2524,2231 2547,2231 2571,2228 2572,2228 2593,2221 2614,2209 2634,2195 2650,2177 2664,2157 2675,2135 2682,2112 2683,2105 2686,2086 2686,1905 2682,1880 2675,1857 2675,1856 2667,1839 2664,1834 2650,1814 2634,1797 2616,1783 2611,1778 2610,1770 2614,1763 2620,1760 2623,1760 2805,1760 2811,1762 2813,1763 2842,1793 2845,1800 2845,1807 2841,1813 2840,1814 2832,1819 2809,1836 2789,1857 2772,1882 2758,1908 2748,1936 2742,1966 2740,1995 2742,2025 2748,2055 2756,2077 2758,2083 2772,2109 2789,2134 2809,2155 2832,2172 2858,2187 2884,2198 2912,2204 2937,2206 2944,2206 2969,2204 2997,2198 3024,2187 3049,2172 3072,2155 3092,2134 3109,2109 3123,2083 3126,2073 3131,2067 3138,2065 3144,2066 3149,2072 3151,2078 3151,2648 3149,2655 3143,2660 3136,2661 3130,2659 3127,2652 3123,2643 3109,2617 3092,2592 3072,2571 3049,2554 3034,2544 3024,2539 3018,2535 3016,2527 3016,2513 3015,2508 3014,2505 3013,2498 3009,2489 3007,2483 2999,2470 2989,2459 2967,2436 2889,2354 2881,2349 2876,2346 2863,2340 2848,2336 1467,2336 1464,2337 1453,2340 1445,2344 1439,2346 1434,2349 1427,2354 1352,2433 1346,2436 1344,2437 1331,2437 1326,2437 1307,2440 1284,2449 1263,2460 1243,2475 1226,2494 1211,2514 1208,2521 1203,2525 1202,2526 1195,2529 1191,2533 1183,2538 1115,2610 1108,2613 1101,2612 1096,2609 1078,2591 1077,2590 1056,2576 1033,2564 1009,2556 997,2554 983,2552 958,2552 942,2555 932,2556 908,2564 885,2576 864,2590 846,2609 830,2629 817,2652 808,2678 802,2704 800,2730 802,2757 807,2779 808,2784 817,2809 830,2831 846,2852 864,2871 885,2885 897,2891 908,2897 932,2905 958,2909 983,2909 1009,2905 1033,2897 1053,2888 1056,2885 1077,2871 1096,2852 1111,2831 1123,2811 1128,2806 1129,2806 1141,2800 1146,2796 1154,2792 1222,2720 1228,2716 1235,2717 1239,2720 1241,2722 1244,2728 1244,2735 1241,2739 1226,2755 1211,2776 1200,2799 1192,2823 1191,2836 1316,2836 1312,2841 1309,2855 1309,2869 1312,2882 1316,2888 1191,2888 1192,2900 1200,2924 1211,2947 1226,2967 1243,2985 1263,3001 1284,3012 1307,3021 1331,3024 1334,3024 1334,2907 1339,2911 1352,2915 1365,2915 1378,2911 1384,2907 1384,3024 1386,3024 1410,3021 1433,3012 1455,3001 1475,2985 1492,2967 1506,2947 1517,2924 1525,2900 1527,2888 1402,2888 1405,2882 1409,2869 1409,2855 1405,2841 1402,2836 1527,2836 1525,2823 1517,2799 1506,2776 1492,2755 1477,2739 1473,2733 1474,2726 1477,2722 1492,2706 1493,2704 1496,2701 1506,2685 1517,2662 1525,2638 1529,2612 1529,2587 1525,2561 1517,2537 1506,2514 1505,2507 1507,2500 1512,2496 1517,2495 1628,2495 1634,2496 1639,2501 1640,2510 1637,2516 1635,2518 1617,2532 1600,2548 1598,2552 1587,2569 1576,2591 1569,2615 1565,2640 1565,2821 1569,2847 1576,2870 1584,2888 1587,2892 1600,2912 1617,2930 1636,2944 1646,2949 1657,2955 1669,2960 1680,2963 1703,2966 1726,2966 1750,2963 1772,2955 1794,2944 1813,2930 1829,2913 1835,2909 1842,2909 1845,2911 1859,2922 1864,2924 1877,2931 1881,2933 1896,2937 1915,2941 1935,2941 1954,2937 1973,2931 1990,2922 2006,2910 2016,2899 2022,2896 2029,2896 2034,2899 2043,2910 2059,2922 2077,2931 2096,2937 2100,2938 2100,2776 2106,2779 2118,2783 2131,2783 2144,2779 2150,2776 2150,2938 2154,2937 2173,2931 2190,2922 2206,2910 2220,2895 2226,2886 2232,2882 2238,2881 2243,2883 2259,2895 2266,2899 2277,2904 2287,2907 2296,2911 2315,2915 2335,2915 2354,2911 2359,2910 2373,2904 2390,2895 2393,2894 2399,2891 2406,2893 2409,2897 2420,2912 2437,2930 2456,2944 2466,2949 2478,2955 2490,2960 2500,2963 2524,2966 2547,2966 2571,2963 2593,2955 2614,2944 2634,2930 2650,2912 2664,2892 2675,2870 2682,2847 2684,2833 2686,2821 2686,2640 2682,2615 2675,2592 2675,2591 2667,2574 2664,2569 2650,2548 2634,2532 2616,2518 2611,2513 2610,2505 2614,2498 2620,2495 2805,2495 2811,2496 2813,2498 2842,2528 2845,2535 2845,2542 2841,2548 2840,2549 2832,2554 2809,2571 2789,2592 2772,2617 2758,2643 2748,2671 2742,2701 2740,2730 2742,2760 2748,2790 2756,2811 2758,2818 2772,2844 2789,2869 2809,2890 2832,2907 2858,2922 2884,2933 2912,2939 2937,2941 2941,2941 2944,2941 2969,2939 2997,2933 3024,2922 3049,2907 3072,2890 3092,2869 3109,2844 3123,2818 3127,2808 3131,2802 3138,2799 3144,2801 3149,2806 3151,2813 3151,3383 3149,3390 3143,3395 3136,3396 3130,3394 3127,3388 3123,3378 3109,3352 3092,3327 3072,3306 3049,3289 3034,3279 3024,3274 3018,3270 3016,3262 3016,3248 3015,3243 3014,3240 3013,3232 3009,3224 3007,3218 2999,3205 2989,3194 2889,3089 2881,3084 2876,3081 2863,3074 2848,3071 1467,3071 1464,3072 1453,3074 1445,3079 1439,3081 1434,3084 1427,3089 1352,3168 1346,3171 1331,3171 1326,3172 1307,3175 1284,3184 1263,3195 1243,3210 1226,3229 1211,3249 1208,3256 1203,3260 1202,3261 1195,3264 1191,3268 1183,3273 1115,3345 1108,3348 1101,3347 1096,3344 1096,3343 1078,3326 1077,3325 1056,3311 1033,3299 1009,3291 997,3289 983,3287 958,3287 942,3290 932,3291 908,3299 885,3311 864,3325 846,3343 830,3364 817,3388 808,3413 802,3439 800,3466 802,3492 807,3514 808,3519 817,3543 830,3566 846,3587 864,3606 885,3620 897,3627 908,3632 932,3640 958,3644 983,3644 1009,3640 1033,3632 1053,3623 1056,3620 1077,3606 1096,3587 1111,3566 1123,3546 1128,3542 1129,3541 1141,3535 1146,3532 1154,3527 1222,3455 1228,3451 1235,3451 1239,3455 1241,3457 1244,3463 1244,3470 1241,3474 1226,3490 1211,3511 1200,3534 1192,3558 1191,3571 1316,3571 1312,3576 1309,3590 1309,3604 1312,3617 1316,3623 1191,3623 1192,3634 1200,3659 1211,3681 1226,3703 1243,3721 1263,3736 1284,3747 1307,3756 1331,3760 1334,3760 1334,3642 1339,3646 1352,3649 1365,3649 1378,3646 1384,3642 1384,3760 1386,3760 1410,3756 1433,3747 1455,3736 1475,3721 1492,3703 1506,3681 1517,3659 1525,3634 1527,3623 1402,3623 1405,3617 1409,3604 1409,3590 1405,3576 1402,3571 1527,3571 1525,3558 1517,3534 1506,3511 1492,3490 1477,3474 1473,3468 1474,3461 1477,3457 1493,3439 1496,3436 1506,3420 1517,3397 1525,3373 1529,3347 1529,3321 1525,3296 1517,3272 1506,3249 1505,3242 1507,3235 1512,3230 1517,3230 1628,3230 1634,3231 1639,3237 1640,3243 1637,3251 1635,3253 1617,3267 1600,3284 1598,3287 1587,3304 1576,3326 1569,3351 1565,3375 1565,3556 1569,3582 1576,3605 1584,3623 1587,3627 1600,3647 1617,3665 1636,3679 1646,3684 1657,3690 1669,3695 1680,3698 1703,3701 1726,3701 1750,3698 1772,3690 1794,3679 1813,3665 1829,3647 1835,3644 1842,3644 1845,3646 1859,3657 1864,3659 1877,3666 1881,3668 1896,3672 1915,3676 1935,3676 1954,3672 1973,3666 1990,3657 2006,3645 2016,3634 2022,3631 2029,3631 2034,3634 2043,3645 2059,3656 2077,3666 2096,3672 2100,3673 2100,3511 2106,3514 2118,3518 2131,3518 2144,3514 2150,3511 2150,3673 2154,3672 2173,3666 2190,3656 2206,3645 2220,3630 2226,3621 2232,3617 2238,3616 2243,3618 2259,3630 2266,3634 2277,3639 2287,3642 2296,3647 2315,3649 2335,3649 2354,3647 2359,3645 2373,3639 2390,3630 2393,3629 2399,3627 2406,3628 2409,3632 2420,3647 2437,3665 2456,3679 2466,3684 2478,3690 2490,3695 2500,3698 2524,3701 2547,3701 2571,3698 2593,3690 2614,3679 2634,3665 2650,3647 2664,3627 2675,3605 2682,3582 2684,3569 2686,3556 2686,3375 2682,3351 2675,3327 2675,3326 2667,3309 2664,3304 2650,3284 2634,3267 2616,3253 2611,3248 2610,3239 2614,3233 2620,3230 2805,3230 2811,3231 2813,3233 2842,3263 2845,3270 2845,3277 2841,3283 2840,3284 2832,3289 2809,3306 2789,3327 2772,3352 2758,3378 2748,3406 2742,3436 2740,3466 2742,3495 2748,3525 2756,3546 2758,3553 2772,3579 2789,3604 2809,3625 2832,3642 2858,3657 2884,3668 2912,3674 2937,3676 2941,3676 2944,3676 2969,3674 2997,3668 3024,3657 3049,3642 3072,3625 3092,3604 3109,3579 3123,3553 3127,3543 3131,3537 3138,3534 3144,3536 3149,3542 3151,3547 3151,4171 3149,4178 3143,4183 3136,4184 3130,4181 3127,4176 3123,4165 3113,4145 3109,4139 3092,4115 3072,4094 3049,4076 3034,4067 3024,4061 3018,4057 3016,4050 3016,4035 3015,4031 3014,4028 3013,4020 3009,4012 3007,4006 2999,3993 2989,3982 2967,3959 2889,3877 2881,3871 2876,3868 2863,3862 2848,3859 1467,3859 1464,3860 1453,3862 1445,3866 1439,3868 1434,3871 1427,3877 1352,3955 1346,3959 1344,3959 1331,3959 1326,3960 1307,3963 1284,3971 1263,3983 1243,3997 1226,4015 1211,4036 1208,4043 1203,4049 1202,4049 1195,4052 1191,4055 1183,4060 1115,4133 1108,4136 1101,4136 1096,4132 1078,4114 1077,4113 1056,4098 1033,4087 1009,4078 997,4076 983,4075 958,4075 942,4077 932,4078 908,4087 885,4098 864,4113 846,4132 830,4152 817,4175 808,4200 802,4226 800,4253 802,4280 807,4302 808,4306 817,4330 830,4354 846,4374 864,4393 885,4408 898,4414 908,4419 932,4428 958,4431 983,4431 1009,4428 1033,4419 1053,4410 1056,4408 1077,4393 1096,4374 1111,4354 1123,4334 1128,4328 1129,4328 1141,4323 1146,4319 1154,4314 1222,4242 1228,4239 1235,4240 1239,4242 1241,4243 1244,4250 1244,4258 1241,4262 1226,4278 1211,4299 1200,4322 1192,4346 1191,4358 1316,4358 1312,4364 1309,4377 1309,4391 1312,4405 1316,4410 1191,4410 1192,4423 1200,4447 1211,4470 1226,4490 1243,4509 1263,4523 1284,4535 1307,4543 1331,4547 1334,4547 1334,4430 1339,4433 1352,4437 1365,4437 1378,4433 1384,4430 1384,4547 1386,4547 1410,4543 1433,4535 1455,4523 1475,4509 1492,4490 1506,4470 1517,4447 1525,4423 1527,4410 1402,4410 1405,4405 1409,4391 1409,4377 1405,4364 1402,4358 1527,4358 1525,4346 1517,4322 1506,4299 1492,4278 1477,4262 1473,4256 1474,4248 1477,4243 1492,4228 1493,4226 1496,4223 1506,4206 1517,4184 1525,4160 1529,4135 1529,4109 1525,4083 1517,4059 1506,4036 1506,4035 1505,4030 1507,4023 1512,4018 1517,4017 1628,4017 1634,4019 1639,4025 1640,4032 1637,4038 1635,4040 1617,4054 1600,4072 1598,4075 1587,4092 1576,4114 1569,4137 1565,4162 1565,4344 1569,4368 1576,4392 1584,4410 1587,4414 1600,4434 1617,4452 1636,4467 1646,4472 1657,4478 1669,4481 1680,4486 1703,4489 1726,4489 1750,4486 1751,4486 1772,4478 1794,4467 1813,4452 1829,4434 1835,4431 1842,4431 1845,4433 1859,4445 1864,4447 1877,4453 1881,4455 1896,4459 1915,4463 1935,4463 1954,4459 1973,4453 1990,4445 2006,4432 2015,4423 2021,4419 2028,4419 2033,4423 2040,4431 2056,4443 2075,4453 2094,4459 2100,4460 2100,4299 2106,4302 2118,4305 2131,4305 2144,4302 2150,4299 2150,4460 2155,4459 2174,4453 2193,4443 2209,4431 2224,4415 2228,4410 2233,4405 2240,4405 2245,4407 2259,4418 2266,4422 2277,4427 2287,4431 2296,4433 2315,4437 2335,4437 2354,4433 2359,4432 2373,4427 2390,4418 2390,4417 2397,4416 2404,4419 2406,4422 2413,4431 2431,4450 2445,4460 2451,4466 2465,4473 2474,4477 2498,4486 2523,4489 2549,4489 2573,4486 2597,4477 2619,4466 2640,4450 2658,4431 2672,4409 2684,4386 2692,4361 2696,4334 2696,4172 2692,4145 2684,4120 2680,4112 2672,4097 2667,4089 2658,4075 2640,4056 2619,4040 2615,4035 2614,4028 2616,4022 2622,4017 2626,4017 2805,4017 2811,4019 2813,4020 2842,4051 2845,4057 2845,4065 2841,4071 2840,4072 2832,4076 2809,4094 2789,4115 2772,4139 2758,4165 2748,4194 2742,4223 2740,4253 2742,4283 2748,4312 2756,4334 2758,4341 2772,4367 2789,4391 2809,4412 2832,4430 2858,4445 2884,4455 2912,4461 2937,4464 2944,4464 2969,4461 2997,4455 3024,4445 3049,4430 3072,4412 3092,4391 3109,4367 3123,4341 3127,4330 3131,4325 3138,4322 3144,4324 3149,4328 3151,4335 3151,5265 3149,5272 3143,5276 3138,5278 1484,5278 1477,5276 1472,5270 1471,5265 1471,5186 1473,5179 1479,5174 1484,5173 1565,5173 1565,5136 1566,5128 1572,5124 1579,5123 1583,5124 1602,5135 1626,5143 1639,5145 1639,4982 1644,4985 1657,4990 1670,4990 1683,4985 1689,4982 1689,5145 1701,5143 1725,5135 1747,5123 1768,5107 1786,5088 1800,5066 1812,5043 1820,5018 1824,4992 1824,4963 1707,4963 1710,4957 1714,4943 1714,4930 1711,4921 2152,4921 2152,5146 2744,5146 2744,4921 2640,4921 2634,4919 2629,4914 2628,4910 2626,4893 2624,4881 2618,4866 2618,4859 2620,4845 2620,4768 2619,4761 2618,4757 2618,4748 2622,4740 2625,4727 2628,4702 2628,4696 2628,4676 2628,4667 2624,4653 2616,4640 2610,4636 2605,4631 2592,4624 2578,4622 2506,4622 2499,4622 2498,4622 2494,4623 2489,4622 2416,4622 2408,4622 2404,4623 2399,4622 2327,4622 2320,4622 2306,4627 2293,4636 2284,4646 2278,4660 2276,4676 2276,4696 2277,4701 2277,4707 2279,4721 2281,4732 2286,4748 2287,4754 2285,4768 2285,4845 2285,4853 2287,4857 2287,4865 2286,4866 2283,4874 2280,4887 2277,4910 2274,4917 2268,4921 2264,4921 1711,4921 1710,4916 1707,4910 1824,4910 1824,4881 1820,4855 1812,4830 1800,4805 1786,4784 1768,4765 1747,4750 1725,4738 1701,4729 1689,4727 1689,4891 1683,4888 1670,4884 1657,4884 1644,4888 1639,4891 1639,4727 1626,4729 1602,4738 1583,4748 1576,4750 1570,4747 1565,4741 1565,4737 1565,4725 1040,4725 1040,4845 1038,4852 1033,4856 1027,4858 426,4858 419,4855 417,4854 287,4717 284,4710 284,4707 284,4422 286,4414 291,4410 294,4408 315,4393 333,4374 349,4354 363,4330 372,4306 377,4280 379,4258 379,4253 378,4233 377,4226 372,4200 363,4175 349,4152 333,4132 315,4113 294,4098 291,4096 285,4091 284,4085 284,3634 286,3627 291,3623 294,3620 315,3606 333,3587 349,3566 363,3543 372,3519 377,3492 379,3470 379,3466 378,3446 377,3439 372,3413 363,3388 349,3364 333,3343 315,3325 294,3311 291,3309 285,3304 284,3297 284,2899 286,2892 291,2888 294,2885 315,2871 333,2852 349,2831 363,2809 372,2784 377,2757 379,2735 379,2730 378,2710 377,2704 372,2678 363,2652 349,2629 333,2609 315,2590 294,2576 291,2574 285,2569 284,2562 284,2164 286,2157 291,2153 294,2150 315,2136 333,2117 349,2097 363,2073 372,2049 377,2022 379,2000 379,1995 378,1975 377,1969 372,1943 363,1917 349,1894 333,1874 315,1855 294,1841 291,1839 285,1833 284,1827 284,1377 286,1369 291,1365 294,1363 315,1348 333,1329 349,1308 363,1286 372,1261 377,1235 379,1209 379,1205 378,1188 377,1181 372,1155 363,1131 349,1107 333,1086 315,1068 294,1053 291,1051 285,1047 284,1040 284,589 286,582 291,576 294,575 315,561 333,543 349,521 363,498 372,473 377,447 379,425 379,420 378,401 377,394 372,368 363,343 349,319 333,298 315,280 294,266 271,253 247,246 235,244 221,242 196,242 180,244 170,246 146,253 123,266 102,280 84,298 68,319 55,343 46,368 40,394 38,420 40,447 45,469 46,473 55,498 68,521 84,543 102,561 123,575 127,576 132,582 134,589 134,1040 132,1047 127,1051 123,1053 120,1055 102,1068 84,1086 68,1107 55,1131 46,1155 40,1181 38,1209 40,1235 46,1261 55,1286 57,1289 68,1308 84,1329 102,1348 123,1363 127,1365 132,1370 134,1377 134,1827 132,1834 127,1839 123,1841 120,1843 102,1855 84,1874 68,1894 55,1917 46,1943 40,1969 38,1995 40,2022 45,2044 46,2049 55,2073 68,2097 84,2117 102,2136 123,2150 127,2153 132,2157 134,2164 134,2562 132,2569 127,2574 123,2576 120,2578 102,2590 84,2609 68,2629 55,2652 46,2678 40,2704 38,2730 40,2757 45,2779 46,2784 55,2809 68,2831 84,2852 102,2871 123,2885 127,2888 132,2893 134,2899 134,3297 132,3304 127,3309 123,3311 120,3313 102,3325 84,3343 68,3364 55,3388 46,3413 40,3439 38,3466 40,3492 45,3514 46,3519 55,3543 68,3566 84,3587 102,3606 123,3620 127,3623 132,3628 134,3634 134,4085 132,4092 127,4096 123,4098 122,4099 102,4113 84,4132 68,4152 55,4175 46,4200 40,4226 38,4253 40,4280 45,4302 46,4306 55,4330 68,4354 84,4374 102,4393 123,4408 127,4410 132,4414 134,4422 134,4753 137,4768 142,4783 146,4788 150,4795 331,4986 342,4998 354,5006 360,5009 368,5013 378,5015 380,5015 382,5015 1027,5015 1034,5018 1038,5023 1040,5028 1040,5095 1184,5095 1191,5097 1193,5098 1218,5124 1221,5130 1221,5265 1220,5272 1215,5276 1209,5278 12,5278 5,5276 1,5270 0,5265 0,14 2,6 7,2 12,0 3128,0">
          <text:p/>
        </draw:polygon>
        <draw:polygon draw:style-name="gr1" draw:text-style-name="P1" draw:layer="layout" svg:width="0.456cm" svg:height="0.19cm" svg:x="6.269cm" svg:y="5.934cm" svg:viewBox="0 0 457 191" draw:points="452,2 457,7 457,15 455,21 452,23 432,39 414,58 407,68 402,72 395,74 391,72 374,63 355,56 336,51 316,51 297,56 278,63 260,71 253,78 247,82 246,83 238,85 232,83 228,80 224,75 209,58 193,45 174,36 155,29 150,28 150,191 144,188 131,185 118,185 106,188 100,191 100,28 94,29 75,36 56,45 40,58 33,67 26,70 19,70 15,67 5,56 0,50 0,45 0,13 2,5 7,1 12,0 445,0">
          <text:p/>
        </draw:polygon>
        <draw:polygon draw:style-name="gr1" draw:text-style-name="P1" draw:layer="layout" svg:width="0.46cm" svg:height="0.19cm" svg:x="6.269cm" svg:y="5.147cm" svg:viewBox="0 0 461 191" draw:points="455,1 460,7 461,14 458,21 456,23 438,37 421,55 410,69 405,75 398,75 394,72 391,70 374,61 354,56 335,51 315,51 296,56 277,61 259,70 243,83 237,85 230,84 226,80 220,71 206,57 190,45 173,36 154,29 150,28 150,191 144,188 131,184 118,184 106,188 100,191 100,28 96,29 77,36 59,45 43,57 34,67 27,70 20,70 16,67 6,57 5,56 0,49 0,45 0,13 2,5 7,1 12,0 449,0">
          <text:p/>
        </draw:polygon>
        <draw:polygon draw:style-name="gr1" draw:text-style-name="P1" draw:layer="layout" svg:width="0.46cm" svg:height="0.19cm" svg:x="6.269cm" svg:y="4.412cm" svg:viewBox="0 0 461 191" draw:points="455,1 460,6 461,15 458,21 456,23 438,37 421,54 410,70 405,76 398,76 394,74 391,71 374,61 354,56 335,51 315,51 296,56 277,61 259,71 243,84 237,86 230,85 226,81 220,72 206,57 190,44 173,36 154,29 150,28 150,191 144,188 131,184 118,184 106,188 100,191 100,28 96,29 77,36 59,44 43,57 34,68 27,71 20,71 16,68 6,57 5,56 0,50 0,45 0,13 2,5 7,1 12,0 449,0">
          <text:p/>
        </draw:polygon>
        <draw:polygon draw:style-name="gr1" draw:text-style-name="P1" draw:layer="layout" svg:width="0.46cm" svg:height="0.19cm" svg:x="6.269cm" svg:y="3.677cm" svg:viewBox="0 0 461 191" draw:points="455,2 460,7 461,15 458,21 456,23 438,37 421,56 410,70 405,75 398,76 394,74 391,71 374,63 354,56 335,53 315,53 296,56 277,63 259,71 243,84 237,87 230,85 226,81 220,72 206,58 190,45 173,35 154,29 150,28 150,191 144,188 131,185 118,185 106,188 100,191 100,28 96,29 77,35 59,45 43,58 34,68 27,71 20,71 16,68 6,58 5,57 0,51 0,46 0,13 2,5 7,1 12,0 449,0">
          <text:p/>
        </draw:polygon>
        <draw:polygon draw:style-name="gr1" draw:text-style-name="P1" draw:layer="layout" svg:width="0.457cm" svg:height="0.19cm" svg:x="6.269cm" svg:y="2.889cm" svg:viewBox="0 0 458 191" draw:points="452,1 457,7 458,14 455,21 452,24 432,39 414,58 407,68 402,72 395,74 392,71 374,61 355,56 336,51 316,51 297,56 277,61 259,71 243,84 237,86 230,85 226,81 220,72 206,57 190,45 173,36 154,29 150,28 150,191 144,188 131,184 118,184 106,188 100,191 100,28 96,29 77,36 59,45 43,57 34,68 27,71 20,71 16,68 6,57 5,56 0,49 0,45 0,13 2,5 7,1 12,0 445,0">
          <text:p/>
        </draw:polygon>
        <draw:polygon draw:style-name="gr1" draw:text-style-name="P1" draw:layer="layout" svg:width="0.46cm" svg:height="0.191cm" svg:x="6.269cm" svg:y="2.101cm" svg:viewBox="0 0 461 192" draw:points="455,2 460,8 461,16 458,22 456,24 438,38 421,56 410,70 405,76 398,76 394,73 391,72 374,63 354,56 335,54 315,54 296,56 277,63 259,72 243,84 237,86 230,85 226,81 220,72 206,58 190,46 173,37 154,29 150,29 150,192 144,189 131,185 118,185 106,189 100,192 100,29 96,29 77,37 59,46 43,58 34,68 27,71 20,71 16,68 6,58 5,57 0,51 0,46 0,14 2,6 7,1 12,0 449,0">
          <text:p/>
        </draw:polygon>
        <draw:polygon draw:style-name="gr1" draw:text-style-name="P1" draw:layer="layout" svg:width="0.45cm" svg:height="0.314cm" svg:x="2.544cm" svg:y="1.157cm" svg:viewBox="0 0 451 315" draw:points="253,2 255,3 326,78 438,78 445,80 450,87 451,92 451,302 449,310 443,314 438,315 12,315 5,314 1,308 0,302 0,226 0,224 1,218 1,98 0,92 0,89 0,14 2,6 7,1 12,0 246,0">
          <text:p/>
        </draw:polygon>
        <draw:polygon draw:style-name="gr1" draw:text-style-name="P1" draw:layer="layout" svg:width="0.4cm" svg:height="0.315cm" svg:x="5.378cm" svg:y="6.695cm" svg:viewBox="0 0 401 316" draw:points="395,2 400,7 401,13 401,67 400,70 399,76 394,102 394,213 399,239 400,244 401,248 401,302 399,310 393,314 388,316 155,316 149,313 144,308 119,281 115,278 113,276 112,275 111,275 110,274 75,236 12,236 6,234 1,229 0,224 0,13 2,6 7,1 12,0 388,0">
          <text:p/>
        </draw:polygon>
        <draw:polygon draw:style-name="gr1" draw:text-style-name="P1" draw:layer="layout" svg:width="2.4cm" svg:height="7.167cm" svg:x="1.269cm" svg:y="0.999cm" svg:viewBox="0 0 2401 7168" draw:points="1281,3 1286,8 1287,14 1287,93 1285,101 1279,106 1277,106 1271,108 1261,111 1249,120 1244,124 1238,131 1232,138 1227,141 1219,142 1215,140 1202,129 1180,118 1157,109 1146,108 1146,270 1140,267 1127,263 1114,263 1101,267 1096,270 1096,108 1085,109 1061,118 1040,129 1020,144 1003,162 988,183 977,206 970,230 965,255 965,290 1078,290 1074,295 1071,309 1071,322 1074,336 1078,341 965,341 965,376 970,401 977,425 988,447 1003,469 1020,487 1040,502 1061,513 1085,522 1096,523 1096,361 1101,364 1114,368 1127,368 1140,364 1146,361 1146,523 1157,522 1180,513 1202,502 1215,491 1222,489 1229,490 1232,494 1232,492 1235,498 1237,500 1242,505 1253,516 1262,520 1266,522 1273,524 1287,526 1713,526 1724,525 1729,524 1733,522 1740,520 1752,511 1757,507 1766,496 1772,482 1774,475 1776,460 1776,407 1778,400 1783,396 1789,395 2165,395 2171,396 2397,633 2401,639 2401,828 2399,836 2397,838 2369,867 2362,872 2223,872 2216,869 2212,864 2207,856 2197,841 2192,835 2175,816 2154,800 2144,795 2132,789 2108,780 2083,776 2018,776 2006,778 1993,780 1969,789 1947,800 1926,816 1908,835 1894,856 1891,862 1890,864 1885,869 1879,872 1398,872 1391,869 1387,864 1382,856 1372,841 1368,835 1350,816 1328,800 1318,795 1306,789 1282,780 1257,776 1192,776 1180,778 1167,780 1143,789 1121,800 1100,816 1082,835 1068,856 1065,862 1064,864 1059,869 1053,872 574,872 567,869 563,864 562,862 547,841 529,822 509,806 501,803 486,795 462,786 437,782 372,782 360,784 347,786 323,795 301,806 280,822 263,841 248,862 236,885 228,910 225,937 225,964 228,989 236,1014 243,1029 247,1036 248,1038 263,1059 280,1078 288,1084 288,1085 293,1090 293,1097 290,1104 280,1114 274,1122 266,1134 256,1156 248,1180 245,1204 245,1230 248,1254 256,1277 263,1293 266,1300 280,1320 297,1337 316,1351 325,1357 337,1363 341,1364 360,1370 383,1374 427,1374 439,1372 446,1373 450,1376 471,1398 474,1404 473,1411 469,1418 462,1423 445,1440 437,1452 432,1456 425,1456 418,1453 417,1452 409,1440 392,1423 373,1408 352,1397 330,1389 307,1386 300,1386 300,1497 294,1494 281,1490 268,1490 255,1494 250,1497 250,1386 243,1386 219,1389 197,1397 176,1408 157,1423 141,1440 126,1461 116,1483 108,1507 107,1517 232,1517 228,1523 225,1536 225,1550 228,1563 232,1569 107,1569 108,1579 116,1603 126,1625 141,1645 157,1663 176,1678 197,1689 219,1697 243,1700 250,1700 250,1589 255,1592 268,1595 281,1595 294,1592 300,1589 300,1700 307,1700 330,1697 352,1689 373,1678 392,1663 409,1645 417,1634 422,1630 429,1629 436,1633 437,1634 445,1645 462,1663 481,1678 491,1683 502,1689 514,1693 525,1697 548,1701 611,1701 635,1697 657,1689 678,1678 698,1663 714,1645 728,1625 739,1603 746,1579 749,1563 750,1555 750,1531 746,1507 739,1483 733,1471 728,1461 714,1440 698,1423 678,1408 661,1399 655,1393 654,1389 653,1386 653,1385 652,1378 649,1369 647,1366 647,1365 646,1363 642,1357 638,1350 563,1272 560,1265 560,1258 561,1254 563,1241 565,1230 565,1204 561,1180 554,1156 543,1134 538,1128 529,1114 519,1104 516,1098 517,1091 521,1085 529,1078 547,1059 562,1038 563,1036 567,1031 574,1029 1060,1029 1066,1031 1070,1034 1082,1053 1100,1072 1107,1077 1108,1078 1113,1084 1113,1091 1110,1098 1100,1108 1096,1114 1086,1128 1076,1150 1068,1174 1064,1198 1064,1223 1068,1247 1076,1272 1086,1293 1100,1314 1117,1330 1136,1345 1145,1350 1157,1357 1169,1361 1180,1364 1203,1368 1246,1368 1259,1366 1266,1367 1270,1369 1285,1385 1288,1391 1287,1399 1283,1404 1281,1406 1276,1408 1265,1416 1257,1423 1240,1440 1235,1449 1229,1453 1222,1453 1216,1450 1215,1449 1209,1440 1192,1423 1173,1408 1152,1397 1130,1389 1107,1386 1100,1386 1100,1497 1094,1494 1081,1490 1068,1490 1055,1494 1050,1497 1050,1386 1043,1386 1019,1389 997,1397 976,1408 957,1423 940,1440 926,1461 916,1483 908,1507 907,1517 1032,1517 1028,1523 1025,1536 1025,1550 1028,1563 1032,1569 907,1569 908,1579 916,1603 926,1625 940,1645 957,1663 976,1678 997,1689 1019,1697 1043,1700 1050,1700 1050,1589 1055,1592 1068,1595 1081,1595 1094,1592 1100,1589 1100,1700 1107,1700 1130,1697 1152,1689 1173,1678 1192,1663 1209,1645 1215,1637 1220,1633 1227,1633 1233,1636 1235,1637 1240,1645 1257,1663 1276,1678 1286,1683 1297,1689 1309,1693 1319,1697 1344,1701 1407,1701 1431,1697 1453,1689 1475,1678 1494,1663 1510,1645 1524,1625 1535,1603 1542,1579 1544,1563 1546,1555 1546,1531 1542,1507 1535,1483 1529,1471 1524,1461 1510,1440 1494,1423 1475,1408 1472,1407 1458,1399 1452,1394 1451,1387 1451,1360 1448,1345 1445,1337 1442,1330 1434,1318 1429,1314 1424,1307 1384,1265 1380,1259 1381,1252 1382,1247 1383,1237 1386,1223 1386,1198 1382,1174 1377,1156 1375,1150 1369,1138 1364,1128 1350,1108 1341,1098 1336,1091 1337,1084 1342,1078 1350,1072 1368,1053 1378,1038 1381,1034 1387,1030 1391,1029 1886,1029 1892,1031 1896,1034 1908,1053 1926,1072 1933,1077 1934,1078 1939,1084 1939,1091 1936,1098 1926,1108 1922,1114 1913,1128 1901,1150 1894,1174 1890,1198 1890,1223 1894,1247 1901,1272 1913,1293 1926,1314 1943,1330 1962,1345 1971,1350 1983,1357 1995,1361 2006,1364 2029,1368 2072,1368 2085,1366 2093,1367 2096,1369 2112,1386 2115,1393 2115,1400 2111,1406 2109,1407 2107,1408 2095,1418 2088,1423 2071,1440 2063,1452 2058,1456 2051,1456 2044,1453 2043,1452 2035,1440 2018,1423 1999,1408 1978,1397 1956,1389 1933,1386 1926,1386 1926,1497 1920,1494 1907,1490 1894,1490 1881,1494 1876,1497 1876,1386 1869,1386 1845,1389 1823,1397 1802,1408 1783,1423 1766,1440 1752,1461 1742,1483 1734,1507 1733,1517 1858,1517 1854,1523 1851,1536 1851,1550 1854,1563 1858,1569 1733,1569 1734,1579 1742,1603 1752,1625 1766,1645 1783,1663 1802,1678 1823,1689 1845,1697 1869,1700 1876,1700 1876,1589 1881,1592 1894,1595 1907,1595 1920,1592 1926,1589 1926,1700 1933,1700 1956,1697 1978,1689 1999,1678 2018,1663 2035,1645 2043,1634 2049,1630 2056,1629 2062,1633 2063,1634 2071,1645 2088,1663 2107,1678 2117,1683 2128,1689 2140,1693 2151,1697 2174,1701 2238,1701 2261,1697 2284,1689 2304,1678 2323,1663 2340,1645 2354,1625 2364,1603 2372,1579 2375,1563 2376,1555 2376,1531 2372,1507 2364,1483 2359,1471 2354,1461 2340,1440 2323,1423 2304,1408 2303,1407 2287,1399 2282,1394 2281,1387 2281,1366 2278,1350 2276,1345 2272,1337 2269,1330 2264,1323 2209,1265 2205,1259 2206,1252 2207,1247 2209,1234 2211,1223 2211,1198 2207,1174 2202,1156 2200,1150 2194,1138 2189,1128 2175,1108 2166,1098 2162,1091 2163,1084 2167,1078 2175,1072 2192,1053 2203,1038 2206,1034 2212,1030 2216,1029 2369,1029 2376,1031 2378,1033 2397,1053 2401,1059 2401,3402 2399,3409 2373,3437 2367,3440 2364,3441 511,3441 504,3438 502,3437 468,3401 441,3372 437,3365 438,3358 442,3353 442,3352 456,3342 473,3323 479,3320 486,3321 490,3323 508,3342 525,3355 527,3357 549,3368 572,3377 597,3380 621,3380 645,3377 668,3368 690,3357 710,3342 727,3323 733,3320 740,3321 744,3323 762,3342 779,3355 781,3357 803,3368 826,3377 851,3380 875,3380 899,3377 922,3368 944,3357 964,3342 981,3323 987,3320 994,3321 998,3323 1016,3342 1033,3355 1035,3357 1057,3368 1080,3377 1105,3380 1129,3380 1153,3377 1176,3368 1198,3357 1218,3342 1235,3323 1241,3320 1248,3321 1252,3323 1270,3342 1287,3355 1289,3357 1311,3368 1334,3377 1360,3380 1384,3380 1408,3377 1431,3368 1453,3357 1473,3342 1490,3323 1496,3320 1503,3321 1507,3323 1525,3342 1542,3355 1544,3357 1566,3368 1589,3377 1614,3380 1638,3380 1662,3377 1685,3368 1707,3357 1727,3342 1744,3323 1750,3320 1757,3321 1761,3323 1779,3342 1796,3355 1798,3357 1820,3368 1843,3377 1868,3380 1892,3380 1916,3377 1939,3368 1961,3357 1981,3342 1998,3323 2012,3303 2023,3279 2031,3255 2035,3229 2035,3206 2037,3198 2039,3196 2264,2959 2267,2955 2272,2946 2275,2939 2276,2937 2278,2932 2281,2917 2281,2499 2282,2492 2287,2487 2304,2478 2323,2463 2340,2445 2354,2426 2364,2403 2372,2379 2376,2355 2376,2331 2372,2307 2364,2283 2354,2261 2340,2241 2323,2223 2304,2208 2284,2197 2261,2189 2238,2185 2174,2185 2151,2189 2128,2197 2107,2208 2096,2217 2088,2223 2071,2241 2063,2252 2058,2256 2051,2256 2044,2253 2043,2252 2041,2248 2035,2241 2018,2223 1999,2208 1978,2197 1956,2189 1933,2185 1869,2185 1845,2189 1823,2197 1802,2208 1791,2217 1783,2223 1766,2241 1761,2248 1752,2261 1742,2283 1734,2307 1731,2331 1731,2355 1734,2379 1742,2403 1752,2426 1766,2445 1783,2463 1802,2478 1819,2487 1824,2492 1826,2499 1826,2500 1824,2507 1818,2513 1817,2513 1792,2527 1769,2545 1749,2566 1732,2590 1718,2617 1708,2645 1702,2674 1700,2704 1702,2734 1708,2764 1712,2773 1714,2778 1714,2786 1710,2792 1568,2942 1565,2946 1559,2956 1553,2969 1553,2973 1550,2979 1546,2982 1544,2983 1525,2998 1507,3016 1501,3020 1495,3019 1490,3016 1473,2998 1453,2983 1453,2982 1448,2977 1447,2972 1447,2500 1448,2494 1453,2490 1475,2478 1494,2463 1510,2445 1524,2426 1535,2403 1542,2379 1546,2355 1546,2331 1542,2307 1535,2283 1524,2261 1510,2241 1494,2223 1475,2208 1453,2197 1431,2189 1407,2185 1344,2185 1319,2189 1297,2197 1276,2208 1265,2217 1257,2223 1240,2241 1235,2248 1229,2253 1222,2253 1216,2250 1215,2248 1209,2241 1192,2223 1173,2208 1152,2197 1130,2189 1107,2185 1043,2185 1019,2189 997,2197 976,2208 965,2217 957,2223 940,2241 935,2248 926,2261 916,2283 908,2307 905,2331 905,2355 908,2379 916,2403 926,2426 940,2445 957,2463 976,2478 993,2487 998,2492 1000,2499 1000,2500 998,2507 992,2513 991,2513 967,2527 943,2545 923,2566 906,2590 892,2617 882,2645 876,2674 874,2704 876,2734 882,2764 892,2792 906,2818 923,2842 943,2863 967,2881 991,2896 992,2896 997,2900 1000,2907 1000,2922 1003,2937 1008,2952 1010,2954 1016,2963 1016,2964 1024,2973 1028,2979 1027,2986 1023,2993 1016,2998 998,3016 992,3020 986,3019 981,3016 964,2998 944,2983 936,2979 922,2972 907,2966 902,2963 659,2707 655,2701 655,2499 657,2492 662,2487 678,2478 698,2463 714,2445 728,2426 739,2403 746,2379 750,2355 750,2331 746,2307 739,2283 728,2261 714,2241 698,2223 678,2208 657,2197 635,2189 611,2185 548,2185 525,2189 502,2197 481,2208 470,2217 462,2223 445,2241 437,2252 432,2256 425,2256 418,2253 417,2252 415,2248 409,2241 392,2223 373,2208 352,2197 330,2189 307,2185 243,2185 219,2189 197,2197 176,2208 165,2217 157,2223 141,2241 135,2248 126,2261 116,2283 108,2307 104,2331 104,2355 108,2379 116,2403 126,2426 141,2445 157,2463 176,2478 193,2487 198,2492 200,2499 200,2500 198,2507 192,2513 191,2513 166,2527 143,2545 123,2566 106,2590 92,2617 82,2645 76,2674 74,2704 76,2734 82,2764 92,2792 106,2818 123,2842 143,2863 166,2881 191,2896 218,2906 246,2913 272,2915 278,2915 303,2913 323,2908 331,2906 358,2896 383,2881 391,2875 398,2873 405,2874 407,2876 507,2980 510,2987 509,2995 507,2999 490,3016 485,3020 478,3019 473,3016 456,2998 436,2983 414,2972 391,2963 374,2960 367,2959 343,2959 337,2960 318,2963 295,2972 273,2983 254,2998 236,3016 222,3037 211,3060 204,3084 200,3109 200,3229 204,3255 211,3279 222,3303 236,3323 254,3342 273,3357 274,3357 279,3362 280,3368 280,3401 282,3416 288,3430 291,3436 297,3443 416,3569 427,3581 439,3589 453,3595 455,3595 460,3596 468,3597 2364,3597 2371,3599 2373,3602 2397,3627 2401,3633 2401,6106 2399,6113 2397,6115 2369,6145 2363,6148 2211,6148 2204,6146 2201,6143 2188,6124 2170,6105 2167,6103 2162,6099 2158,6093 2157,6086 2160,6080 2161,6080 2170,6069 2184,6049 2195,6027 2202,6004 2203,5998 2206,5979 2206,5954 2202,5929 2201,5925 2201,5918 2204,5913 2259,5854 2264,5846 2267,5841 2273,5826 2275,5815 2276,5812 2276,5787 2278,5780 2282,5776 2299,5767 2318,5752 2335,5734 2349,5714 2360,5692 2367,5668 2370,5652 2371,5644 2371,5620 2367,5594 2360,5571 2350,5550 2349,5549 2335,5529 2318,5511 2299,5497 2278,5485 2256,5478 2233,5474 2169,5474 2146,5478 2123,5485 2102,5497 2091,5505 2083,5511 2066,5529 2061,5538 2055,5542 2048,5542 2042,5539 2041,5538 2035,5529 2018,5511 1999,5497 1978,5485 1956,5478 1933,5474 1926,5474 1926,5586 1920,5583 1907,5579 1894,5579 1881,5583 1876,5586 1876,5474 1869,5474 1845,5478 1823,5485 1802,5497 1783,5511 1766,5529 1752,5549 1742,5571 1734,5594 1733,5606 1858,5606 1854,5611 1851,5625 1851,5639 1854,5652 1858,5657 1733,5657 1734,5668 1742,5692 1752,5714 1766,5734 1783,5752 1802,5767 1823,5778 1845,5786 1869,5789 1876,5789 1876,5677 1881,5681 1894,5684 1907,5684 1920,5681 1926,5677 1926,5789 1933,5789 1956,5786 1978,5778 1999,5767 2018,5752 2035,5734 2041,5726 2046,5721 2053,5721 2059,5725 2061,5726 2066,5734 2083,5752 2102,5767 2106,5769 2111,5773 2112,5780 2110,5788 2091,5808 2085,5811 2080,5811 2068,5809 2024,5809 2000,5813 1978,5820 1957,5832 1951,5836 1938,5846 1921,5864 1918,5867 1907,5884 1897,5906 1889,5929 1886,5954 1886,5979 1889,6004 1897,6027 1904,6043 1907,6049 1921,6069 1931,6080 1934,6086 1934,6093 1930,6099 1922,6105 1904,6124 1890,6143 1885,6148 1880,6148 1408,6148 1402,6146 1398,6143 1388,6128 1370,6110 1362,6104 1358,6097 1357,6090 1360,6084 1361,6084 1364,6080 1370,6073 1384,6053 1395,6031 1402,6008 1402,6004 1406,5983 1406,5959 1404,5945 1402,5934 1401,5929 1400,5922 1404,5917 1454,5863 1462,5851 1468,5836 1470,5825 1471,5821 1471,5787 1473,5780 1478,5776 1495,5767 1514,5752 1530,5734 1544,5714 1555,5692 1562,5668 1564,5652 1566,5644 1566,5620 1562,5594 1555,5571 1545,5550 1544,5549 1530,5529 1514,5511 1495,5497 1473,5485 1451,5478 1427,5474 1364,5474 1341,5478 1317,5485 1296,5497 1285,5505 1277,5511 1260,5529 1246,5549 1246,5550 1241,5556 1234,5558 1227,5556 1224,5550 1223,5549 1209,5529 1192,5511 1173,5497 1152,5485 1130,5478 1107,5474 1100,5474 1100,5586 1094,5583 1081,5579 1068,5579 1055,5583 1050,5586 1050,5474 1043,5474 1019,5478 997,5485 976,5497 957,5511 940,5529 926,5549 916,5571 908,5594 907,5606 1032,5606 1028,5611 1025,5625 1025,5639 1028,5652 1032,5657 907,5657 908,5668 916,5692 926,5714 940,5734 957,5752 976,5767 997,5778 1019,5786 1043,5789 1050,5789 1050,5677 1055,5681 1068,5684 1081,5684 1094,5681 1100,5677 1100,5789 1107,5789 1130,5786 1152,5778 1173,5767 1192,5752 1209,5734 1223,5714 1224,5713 1229,5708 1235,5706 1242,5708 1246,5713 1246,5714 1260,5734 1277,5752 1291,5762 1296,5767 1300,5769 1306,5771 1311,5776 1312,5783 1310,5791 1308,5792 1290,5812 1284,5815 1279,5816 1267,5814 1223,5814 1199,5817 1177,5824 1156,5836 1149,5841 1137,5851 1121,5867 1114,5877 1106,5888 1096,5910 1088,5934 1085,5959 1085,5983 1088,6008 1096,6031 1101,6043 1106,6053 1121,6073 1130,6084 1133,6090 1133,6097 1128,6103 1128,6104 1121,6110 1103,6128 1098,6134 1093,6143 1087,6148 1082,6148 594,6148 587,6146 583,6141 582,6139 567,6117 549,6099 547,6097 541,6093 537,6087 536,6080 540,6073 543,6069 549,6063 563,6043 574,6021 581,5998 583,5983 585,5972 585,5948 582,5929 581,5923 580,5919 580,5912 583,5905 633,5853 641,5840 647,5825 649,5815 650,5811 650,5780 652,5773 656,5769 673,5760 692,5746 709,5728 723,5708 734,5686 741,5663 744,5646 745,5637 745,5613 741,5588 736,5572 734,5565 723,5543 709,5523 692,5505 673,5490 652,5479 630,5472 607,5467 543,5467 519,5472 497,5479 476,5490 468,5497 457,5505 440,5523 435,5530 429,5535 422,5536 416,5532 415,5530 409,5523 392,5505 373,5490 352,5479 330,5472 307,5467 300,5467 300,5580 294,5577 281,5572 268,5572 255,5577 250,5580 250,5467 243,5467 219,5472 197,5479 176,5490 157,5505 141,5523 126,5543 116,5565 108,5588 107,5599 232,5599 228,5605 225,5619 225,5632 228,5646 232,5652 107,5652 108,5663 116,5686 126,5708 141,5728 157,5746 176,5760 197,5771 219,5779 243,5782 250,5782 250,5671 255,5674 268,5677 281,5677 294,5674 300,5671 300,5782 307,5782 330,5779 352,5771 373,5760 392,5746 409,5728 415,5720 420,5715 427,5715 433,5718 435,5720 439,5726 440,5728 457,5746 476,5760 483,5763 488,5769 490,5776 487,5782 486,5784 470,5801 464,5804 460,5805 446,5802 403,5802 380,5807 357,5815 336,5825 328,5832 317,5840 300,5858 296,5864 286,5878 275,5900 269,5923 265,5948 265,5972 269,5998 275,6021 286,6043 300,6063 310,6073 313,6080 313,6087 309,6093 308,6093 300,6099 283,6117 268,6139 256,6162 248,6188 245,6214 245,6240 248,6266 256,6292 263,6305 267,6313 268,6315 283,6337 300,6355 314,6366 321,6370 333,6377 343,6383 367,6390 392,6396 458,6396 482,6390 506,6383 528,6370 549,6355 567,6337 582,6315 583,6313 588,6307 594,6305 1071,6305 1077,6308 1082,6313 1088,6326 1103,6347 1121,6366 1138,6379 1141,6381 1155,6389 1163,6393 1187,6401 1212,6406 1277,6406 1302,6401 1326,6393 1350,6381 1370,6366 1388,6347 1402,6326 1409,6313 1414,6307 1420,6305 1873,6305 1880,6308 1885,6313 1886,6315 1889,6321 1904,6343 1922,6361 1934,6370 1942,6377 1956,6385 1964,6389 1988,6398 2013,6401 2078,6401 2103,6398 2127,6389 2150,6377 2170,6361 2188,6343 2203,6321 2207,6313 2212,6307 2218,6305 2368,6305 2375,6308 2377,6309 2397,6330 2401,6337 2401,6526 2399,6533 2196,6746 2190,6749 1735,6749 1728,6748 1724,6742 1723,6741 1721,6734 1713,6721 1708,6715 1697,6705 1684,6699 1678,6697 1673,6696 1663,6695 1602,6695 1595,6693 1593,6691 1540,6635 1536,6632 1534,6630 1530,6627 1516,6620 1515,6619 1510,6618 1505,6617 1496,6616 1288,6616 1275,6618 1269,6619 1256,6626 1252,6629 1245,6632 1239,6631 1237,6630 1233,6627 1215,6620 1202,6618 1147,6618 1147,6783 1142,6780 1130,6777 1116,6777 1104,6780 1098,6783 1098,6618 1043,6618 1030,6620 1013,6627 998,6637 985,6650 975,6666 969,6684 968,6698 968,6802 1079,6802 1076,6808 1073,6822 1073,6836 1076,6849 1079,6854 968,6854 968,6959 969,6973 975,6991 985,7008 998,7020 1013,7031 1030,7037 1043,7038 1098,7038 1098,6874 1104,6878 1116,6882 1130,6882 1142,6878 1147,6874 1147,7038 1202,7038 1215,7037 1233,7031 1248,7020 1250,7018 1256,7015 1263,7015 1264,7016 1269,7018 1276,7020 1282,7023 1286,7030 1287,7033 1287,7142 1290,7146 1293,7152 1293,7159 1289,7165 1282,7167 1281,7168 12,7168 6,7166 1,7160 0,7155 0,6838 177,6838 177,7062 768,7062 768,6838 665,6838 658,6836 654,6830 653,6825 653,6808 652,6803 650,6783 647,6771 643,6756 642,6749 644,6735 644,6652 642,6648 642,6640 643,6639 646,6631 649,6618 652,6594 653,6587 653,6567 652,6558 648,6544 640,6531 634,6526 630,6522 616,6515 602,6513 530,6513 523,6513 522,6513 518,6514 513,6513 441,6513 434,6513 433,6513 429,6514 424,6513 352,6513 345,6513 331,6517 319,6526 309,6537 303,6551 301,6567 301,6592 302,6601 303,6612 306,6623 311,6639 311,6645 310,6660 310,6735 310,6743 311,6747 311,6755 311,6756 308,6764 305,6777 302,6801 301,6808 301,6825 299,6832 294,6837 289,6838 0,6838 0,4437 74,4437 76,4468 82,4497 92,4526 106,4552 123,4576 143,4597 166,4615 191,4629 192,4629 197,4634 200,4641 200,4670 198,4677 193,4682 176,4690 168,4697 157,4705 141,4723 136,4729 126,4743 116,4765 108,4788 104,4812 104,4837 108,4863 116,4886 125,4906 126,4908 141,4928 157,4946 176,4960 186,4965 197,4971 209,4976 219,4979 243,4982 307,4982 330,4979 352,4971 373,4960 392,4946 409,4928 415,4920 420,4915 427,4915 433,4918 435,4920 440,4928 457,4946 476,4960 486,4965 497,4971 509,4976 519,4979 543,4982 607,4982 630,4979 652,4971 673,4960 692,4946 709,4928 723,4908 734,4886 741,4863 745,4837 745,4812 741,4788 736,4771 734,4765 727,4750 723,4743 709,4723 692,4705 673,4690 664,4685 656,4682 652,4677 650,4670 650,4449 652,4443 653,4440 667,4426 673,4417 674,4415 675,4413 679,4404 681,4398 681,4397 684,4384 684,4169 686,4161 690,4157 697,4152 710,4142 727,4123 733,4120 740,4121 744,4123 762,4142 781,4157 782,4157 787,4162 788,4169 788,4276 790,4290 796,4305 797,4306 805,4318 874,4391 877,4397 877,4403 876,4408 874,4437 876,4468 882,4497 892,4526 906,4552 923,4576 943,4597 967,4615 991,4629 992,4629 997,4634 1000,4641 1000,4676 998,4683 993,4687 976,4697 965,4705 957,4711 940,4729 936,4734 926,4749 916,4771 908,4794 905,4820 905,4844 908,4868 916,4892 926,4913 926,4914 940,4934 957,4952 976,4967 986,4971 997,4978 1001,4979 1019,4985 1043,4989 1107,4989 1130,4985 1152,4978 1173,4967 1192,4952 1209,4934 1223,4914 1224,4913 1229,4908 1235,4906 1242,4909 1246,4913 1246,4914 1247,4915 1260,4934 1277,4952 1296,4967 1305,4971 1317,4978 1321,4979 1341,4985 1364,4989 1427,4989 1451,4985 1473,4978 1495,4967 1514,4952 1530,4934 1544,4914 1555,4892 1562,4868 1563,4863 1566,4844 1566,4820 1562,4794 1555,4771 1547,4755 1544,4749 1530,4729 1514,4711 1495,4697 1478,4687 1472,4683 1471,4676 1471,4425 1470,4421 1468,4409 1464,4398 1462,4395 1458,4388 1455,4384 1454,4382 1229,4148 1226,4141 1227,4134 1229,4130 1235,4123 1241,4120 1248,4121 1252,4123 1270,4142 1287,4155 1289,4157 1303,4164 1311,4169 1315,4172 1617,4489 1626,4497 1628,4499 1640,4508 1654,4514 1668,4517 1707,4517 1713,4519 1718,4524 1718,4526 1732,4552 1749,4576 1769,4597 1792,4615 1817,4629 1818,4629 1823,4634 1826,4641 1826,4676 1824,4683 1819,4687 1802,4697 1791,4705 1783,4711 1766,4729 1762,4734 1752,4749 1742,4771 1734,4794 1731,4820 1731,4844 1734,4868 1742,4892 1752,4913 1752,4914 1766,4934 1783,4952 1802,4967 1812,4971 1823,4978 1827,4979 1845,4985 1869,4989 1933,4989 1956,4985 1978,4978 1999,4967 2018,4952 2035,4934 2041,4926 2046,4921 2053,4921 2059,4925 2061,4926 2066,4934 2083,4952 2102,4967 2112,4971 2123,4978 2127,4979 2146,4985 2169,4989 2233,4989 2256,4985 2278,4978 2299,4967 2318,4952 2335,4934 2349,4914 2360,4892 2367,4868 2368,4863 2371,4844 2371,4820 2367,4794 2360,4771 2352,4755 2349,4749 2335,4729 2318,4711 2299,4697 2282,4687 2277,4683 2276,4676 2276,4351 2273,4337 2267,4322 2259,4309 2249,4298 2212,4259 2098,4140 2091,4135 2086,4132 2072,4125 2058,4122 2023,4122 2016,4120 2012,4115 2010,4108 2012,4103 2023,4080 2031,4056 2035,4031 2035,3996 1923,3996 1926,3991 1930,3977 1930,3964 1926,3950 1923,3944 2035,3944 2035,3910 2031,3885 2023,3861 2012,3838 1998,3817 1981,3799 1961,3784 1939,3773 1916,3764 1905,3762 1905,3925 1899,3922 1886,3919 1873,3919 1860,3922 1855,3925 1855,3762 1843,3764 1820,3773 1798,3784 1779,3799 1761,3817 1756,3821 1749,3820 1744,3817 1727,3799 1707,3784 1685,3773 1662,3764 1645,3761 1638,3760 1614,3760 1608,3761 1589,3764 1566,3773 1544,3784 1525,3799 1507,3817 1501,3821 1495,3820 1490,3817 1473,3799 1453,3784 1431,3773 1408,3764 1391,3761 1384,3760 1360,3760 1354,3761 1334,3764 1311,3773 1289,3784 1270,3799 1252,3817 1246,3821 1240,3820 1235,3817 1218,3799 1198,3784 1176,3773 1153,3764 1136,3761 1129,3760 1105,3760 1099,3761 1080,3764 1057,3773 1035,3784 1016,3799 998,3817 992,3821 986,3820 981,3817 964,3799 944,3784 922,3773 899,3764 882,3761 875,3760 851,3760 845,3761 826,3764 803,3773 781,3784 762,3799 744,3817 738,3821 732,3820 727,3817 710,3799 690,3784 668,3773 645,3764 628,3761 621,3760 597,3760 591,3761 572,3764 549,3773 527,3784 508,3799 490,3817 485,3821 478,3820 473,3817 456,3799 452,3796 447,3789 446,3785 446,3620 226,3620 226,3806 229,3809 233,3816 232,3823 230,3826 222,3838 211,3861 204,3885 200,3910 200,4031 204,4056 211,4080 222,4103 236,4123 254,4142 259,4149 260,4156 256,4162 216,4204 215,4206 212,4211 211,4212 208,4217 202,4232 202,4236 198,4242 194,4245 191,4246 166,4260 143,4279 123,4300 106,4324 92,4350 82,4379 76,4408 74,4437 0,4437 0,457 646,457 646,248 308,248 308,457 0,457 0,14 2,6 7,2 12,0 1274,0">
          <text:p/>
        </draw:polygon>
        <draw:polygon draw:style-name="gr1" draw:text-style-name="P1" draw:layer="layout" svg:width="1.045cm" svg:height="7.167cm" svg:x="2.799cm" svg:y="0.999cm" svg:viewBox="0 0 1046 7168" draw:points="1040,3 1045,8 1046,14 1046,7155 1044,7162 1038,7166 1033,7168 12,7168 5,7166 1,7160 0,7153 2,7146 3,7146 6,7142 6,7050 9,7043 14,7038 19,7037 132,7037 143,7036 148,7035 153,7033 158,7032 171,7023 176,7018 185,7007 191,6993 193,6986 195,6971 195,6921 198,6913 203,6909 208,6907 700,6907 710,6905 714,6905 729,6899 734,6895 741,6890 1004,6614 1012,6601 1018,6587 1021,6572 1021,596 1018,582 1012,567 1004,553 994,543 718,254 713,251 709,248 705,246 692,239 677,236 253,236 246,234 242,229 241,228 240,223 232,209 229,206 227,204 217,194 203,188 196,186 192,185 182,184 96,184 89,182 87,180 31,121 29,120 24,117 15,111 14,111 9,106 6,99 6,14 9,6 14,2 19,0 1033,0">
          <text:p/>
        </draw:polygon>
        <draw:line draw:style-name="gr2" draw:text-style-name="P2" draw:layer="layout" svg:x1="6.144cm" svg:y1="2.81cm" svg:x2="6.193cm" svg:y2="2.81cm">
          <text:p/>
        </draw:line>
        <draw:line draw:style-name="gr2" draw:text-style-name="P2" draw:layer="layout" svg:x1="6.108cm" svg:y1="2.81cm" svg:x2="6.144cm" svg:y2="2.81cm">
          <text:p/>
        </draw:line>
        <draw:line draw:style-name="gr2" draw:text-style-name="P2" draw:layer="layout" svg:x1="6.193cm" svg:y1="2.863cm" svg:x2="6.193cm" svg:y2="2.81cm">
          <text:p/>
        </draw:line>
        <draw:line draw:style-name="gr2" draw:text-style-name="P2" draw:layer="layout" svg:x1="5.744cm" svg:y1="2.81cm" svg:x2="6.108cm" svg:y2="2.81cm">
          <text:p/>
        </draw:line>
        <draw:line draw:style-name="gr2" draw:text-style-name="P2" draw:layer="layout" svg:x1="6.194cm" svg:y1="2.864cm" svg:x2="6.144cm" svg:y2="2.81cm">
          <text:p/>
        </draw:line>
        <draw:line draw:style-name="gr2" draw:text-style-name="P2" draw:layer="layout" svg:x1="5.627cm" svg:y1="2.933cm" svg:x2="5.745cm" svg:y2="2.81cm">
          <text:p/>
        </draw:line>
        <draw:line draw:style-name="gr2" draw:text-style-name="P2" draw:layer="layout" svg:x1="5.627cm" svg:y1="3.781cm" svg:x2="5.627cm" svg:y2="3.719cm">
          <text:p/>
        </draw:line>
        <draw:line draw:style-name="gr2" draw:text-style-name="P2" draw:layer="layout" svg:x1="5.239cm" svg:y1="3.913cm" svg:x2="5.374cm" svg:y2="3.913cm">
          <text:p/>
        </draw:line>
        <draw:line draw:style-name="gr2" draw:text-style-name="P2" draw:layer="layout" svg:x1="5.627cm" svg:y1="3.721cm" svg:x2="5.745cm" svg:y2="3.598cm">
          <text:p/>
        </draw:line>
        <draw:line draw:style-name="gr2" draw:text-style-name="P2" draw:layer="layout" svg:x1="5.5cm" svg:y1="3.781cm" svg:x2="5.627cm" svg:y2="3.781cm">
          <text:p/>
        </draw:line>
        <draw:line draw:style-name="gr2" draw:text-style-name="P2" draw:layer="layout" svg:x1="5.374cm" svg:y1="3.913cm" svg:x2="5.501cm" svg:y2="3.781cm">
          <text:p/>
        </draw:line>
        <draw:line draw:style-name="gr2" draw:text-style-name="P2" draw:layer="layout" svg:x1="5.627cm" svg:y1="3.256cm" svg:x2="5.669cm" svg:y2="3.256cm">
          <text:p/>
        </draw:line>
        <draw:line draw:style-name="gr2" draw:text-style-name="P2" draw:layer="layout" svg:x1="5.627cm" svg:y1="2.993cm" svg:x2="5.627cm" svg:y2="2.931cm">
          <text:p/>
        </draw:line>
        <draw:line draw:style-name="gr2" draw:text-style-name="P2" draw:layer="layout" svg:x1="5.5cm" svg:y1="2.993cm" svg:x2="5.627cm" svg:y2="2.993cm">
          <text:p/>
        </draw:line>
        <draw:line draw:style-name="gr2" draw:text-style-name="P2" draw:layer="layout" svg:x1="5.374cm" svg:y1="3.125cm" svg:x2="5.501cm" svg:y2="2.993cm">
          <text:p/>
        </draw:line>
        <draw:line draw:style-name="gr2" draw:text-style-name="P2" draw:layer="layout" svg:x1="5.239cm" svg:y1="3.125cm" svg:x2="5.374cm" svg:y2="3.125cm">
          <text:p/>
        </draw:line>
        <draw:line draw:style-name="gr2" draw:text-style-name="P2" draw:layer="layout" svg:x1="5.627cm" svg:y1="2.145cm" svg:x2="5.745cm" svg:y2="2.022cm">
          <text:p/>
        </draw:line>
        <draw:line draw:style-name="gr2" draw:text-style-name="P2" draw:layer="layout" svg:x1="5.239cm" svg:y1="2.337cm" svg:x2="5.358cm" svg:y2="2.337cm">
          <text:p/>
        </draw:line>
        <draw:line draw:style-name="gr2" draw:text-style-name="P2" draw:layer="layout" svg:x1="5.627cm" svg:y1="2.206cm" svg:x2="5.627cm" svg:y2="2.144cm">
          <text:p/>
        </draw:line>
        <draw:line draw:style-name="gr2" draw:text-style-name="P2" draw:layer="layout" svg:x1="5.627cm" svg:y1="2.468cm" svg:x2="5.718cm" svg:y2="2.468cm">
          <text:p/>
        </draw:line>
        <draw:line draw:style-name="gr2" draw:text-style-name="P2" draw:layer="layout" svg:x1="3.739cm" svg:y1="1.948cm" svg:x2="3.744cm" svg:y2="1.943cm">
          <text:p/>
        </draw:line>
        <draw:line draw:style-name="gr2" draw:text-style-name="P2" draw:layer="layout" svg:x1="3.742cm" svg:y1="2.022cm" svg:x2="3.742cm" svg:y2="1.943cm">
          <text:p/>
        </draw:line>
        <draw:line draw:style-name="gr2" draw:text-style-name="P2" draw:layer="layout" svg:x1="3.742cm" svg:y1="4.437cm" svg:x2="3.742cm" svg:y2="2.022cm">
          <text:p/>
        </draw:line>
        <draw:line draw:style-name="gr2" draw:text-style-name="P2" draw:layer="layout" svg:x1="3.473cm" svg:y1="3.907cm" svg:x2="3.473cm" svg:y2="3.341cm">
          <text:p/>
        </draw:line>
        <draw:line draw:style-name="gr2" draw:text-style-name="P2" draw:layer="layout" svg:x1="5.483cm" svg:y1="2.205cm" svg:x2="5.627cm" svg:y2="2.205cm">
          <text:p/>
        </draw:line>
        <draw:line draw:style-name="gr2" draw:text-style-name="P2" draw:layer="layout" svg:x1="5.358cm" svg:y1="2.337cm" svg:x2="5.484cm" svg:y2="2.205cm">
          <text:p/>
        </draw:line>
        <draw:line draw:style-name="gr2" draw:text-style-name="P2" draw:layer="layout" svg:x1="4.477cm" svg:y1="6.17cm" svg:x2="4.477cm" svg:y2="2.337cm">
          <text:p/>
        </draw:line>
        <draw:line draw:style-name="gr2" draw:text-style-name="P2" draw:layer="layout" svg:x1="5.627cm" svg:y1="4.043cm" svg:x2="5.669cm" svg:y2="4.043cm">
          <text:p/>
        </draw:line>
        <draw:line draw:style-name="gr2" draw:text-style-name="P2" draw:layer="layout" svg:x1="6.144cm" svg:y1="3.598cm" svg:x2="6.193cm" svg:y2="3.598cm">
          <text:p/>
        </draw:line>
        <draw:line draw:style-name="gr2" draw:text-style-name="P2" draw:layer="layout" svg:x1="5.744cm" svg:y1="3.598cm" svg:x2="6.144cm" svg:y2="3.598cm">
          <text:p/>
        </draw:line>
        <draw:line draw:style-name="gr2" draw:text-style-name="P2" draw:layer="layout" svg:x1="6.193cm" svg:y1="3.703cm" svg:x2="6.193cm" svg:y2="3.65cm">
          <text:p/>
        </draw:line>
        <draw:line draw:style-name="gr2" draw:text-style-name="P2" draw:layer="layout" svg:x1="6.193cm" svg:y1="3.912cm" svg:x2="6.193cm" svg:y2="3.702cm">
          <text:p/>
        </draw:line>
        <draw:line draw:style-name="gr2" draw:text-style-name="P2" draw:layer="layout" svg:x1="6.194cm" svg:y1="3.652cm" svg:x2="6.144cm" svg:y2="3.598cm">
          <text:p/>
        </draw:line>
        <draw:line draw:style-name="gr2" draw:text-style-name="P2" draw:layer="layout" svg:x1="7.108cm" svg:y1="3.598cm" svg:x2="7.209cm" svg:y2="3.704cm">
          <text:p/>
        </draw:line>
        <draw:line draw:style-name="gr2" draw:text-style-name="P2" draw:layer="layout" svg:x1="6.193cm" svg:y1="3.703cm" svg:x2="6.193cm" svg:y2="3.598cm">
          <text:p/>
        </draw:line>
        <draw:line draw:style-name="gr2" draw:text-style-name="P2" draw:layer="layout" svg:x1="7.208cm" svg:y1="3.702cm" svg:x2="7.208cm" svg:y2="3.912cm">
          <text:p/>
        </draw:line>
        <draw:line draw:style-name="gr2" draw:text-style-name="P2" draw:layer="layout" svg:x1="6.193cm" svg:y1="4.647cm" svg:x2="6.193cm" svg:y2="4.384cm">
          <text:p/>
        </draw:line>
        <draw:line draw:style-name="gr2" draw:text-style-name="P2" draw:layer="layout" svg:x1="6.208cm" svg:y1="4.332cm" svg:x2="6.293cm" svg:y2="4.332cm">
          <text:p/>
        </draw:line>
        <draw:line draw:style-name="gr2" draw:text-style-name="P2" draw:layer="layout" svg:x1="5.744cm" svg:y1="4.332cm" svg:x2="6.144cm" svg:y2="4.332cm">
          <text:p/>
        </draw:line>
        <draw:line draw:style-name="gr2" draw:text-style-name="P2" draw:layer="layout" svg:x1="6.193cm" svg:y1="4.384cm" svg:x2="6.193cm" svg:y2="4.332cm">
          <text:p/>
        </draw:line>
        <draw:line draw:style-name="gr2" draw:text-style-name="P2" draw:layer="layout" svg:x1="6.244cm" svg:y1="4.332cm" svg:x2="6.293cm" svg:y2="4.332cm">
          <text:p/>
        </draw:line>
        <draw:line draw:style-name="gr2" draw:text-style-name="P2" draw:layer="layout" svg:x1="6.194cm" svg:y1="4.386cm" svg:x2="6.144cm" svg:y2="4.332cm">
          <text:p/>
        </draw:line>
        <draw:line draw:style-name="gr2" draw:text-style-name="P2" draw:layer="layout" svg:x1="6.144cm" svg:y1="4.332cm" svg:x2="6.193cm" svg:y2="4.332cm">
          <text:p/>
        </draw:line>
        <draw:line draw:style-name="gr2" draw:text-style-name="P2" draw:layer="layout" svg:x1="6.193cm" svg:y1="4.332cm" svg:x2="6.208cm" svg:y2="4.332cm">
          <text:p/>
        </draw:line>
        <draw:line draw:style-name="gr2" draw:text-style-name="P2" draw:layer="layout" svg:x1="6.193cm" svg:y1="4.386cm" svg:x2="6.245cm" svg:y2="4.332cm">
          <text:p/>
        </draw:line>
        <draw:line draw:style-name="gr2" draw:text-style-name="P2" draw:layer="layout" svg:x1="7.208cm" svg:y1="4.437cm" svg:x2="7.208cm" svg:y2="4.647cm">
          <text:p/>
        </draw:line>
        <draw:line draw:style-name="gr2" draw:text-style-name="P2" draw:layer="layout" svg:x1="7.108cm" svg:y1="4.332cm" svg:x2="6.208cm" svg:y2="4.332cm">
          <text:p/>
        </draw:line>
        <draw:line draw:style-name="gr2" draw:text-style-name="P2" draw:layer="layout" svg:x1="7.108cm" svg:y1="4.332cm" svg:x2="7.209cm" svg:y2="4.438cm">
          <text:p/>
        </draw:line>
        <draw:line draw:style-name="gr2" draw:text-style-name="P2" draw:layer="layout" svg:x1="7.108cm" svg:y1="5.067cm" svg:x2="6.183cm" svg:y2="5.067cm">
          <text:p/>
        </draw:line>
        <draw:line draw:style-name="gr2" draw:text-style-name="P2" draw:layer="layout" svg:x1="7.108cm" svg:y1="5.067cm" svg:x2="7.209cm" svg:y2="5.173cm">
          <text:p/>
        </draw:line>
        <draw:line draw:style-name="gr2" draw:text-style-name="P2" draw:layer="layout" svg:x1="7.208cm" svg:y1="5.172cm" svg:x2="7.208cm" svg:y2="5.382cm">
          <text:p/>
        </draw:line>
        <draw:line draw:style-name="gr2" draw:text-style-name="P2" draw:layer="layout" svg:x1="6.394cm" svg:y1="4.752cm" svg:x2="6.394cm" svg:y2="4.647cm">
          <text:p/>
        </draw:line>
        <draw:line draw:style-name="gr2" draw:text-style-name="P2" draw:layer="layout" svg:x1="6.193cm" svg:y1="5.12cm" svg:x2="6.193cm" svg:y2="5.067cm">
          <text:p/>
        </draw:line>
        <draw:line draw:style-name="gr2" draw:text-style-name="P2" draw:layer="layout" svg:x1="6.193cm" svg:y1="5.121cm" svg:x2="6.245cm" svg:y2="5.067cm">
          <text:p/>
        </draw:line>
        <draw:line draw:style-name="gr2" draw:text-style-name="P2" draw:layer="layout" svg:x1="6.194cm" svg:y1="5.121cm" svg:x2="6.144cm" svg:y2="5.067cm">
          <text:p/>
        </draw:line>
        <draw:line draw:style-name="gr2" draw:text-style-name="P2" draw:layer="layout" svg:x1="6.193cm" svg:y1="5.067cm" svg:x2="6.244cm" svg:y2="5.067cm">
          <text:p/>
        </draw:line>
        <draw:line draw:style-name="gr2" draw:text-style-name="P2" draw:layer="layout" svg:x1="6.183cm" svg:y1="5.067cm" svg:x2="6.193cm" svg:y2="5.067cm">
          <text:p/>
        </draw:line>
        <draw:line draw:style-name="gr2" draw:text-style-name="P2" draw:layer="layout" svg:x1="5.744cm" svg:y1="5.067cm" svg:x2="6.144cm" svg:y2="5.067cm">
          <text:p/>
        </draw:line>
        <draw:line draw:style-name="gr2" draw:text-style-name="P2" draw:layer="layout" svg:x1="6.144cm" svg:y1="5.067cm" svg:x2="6.183cm" svg:y2="5.067cm">
          <text:p/>
        </draw:line>
        <draw:polyline draw:style-name="gr3" draw:text-style-name="P2" draw:layer="layout" svg:width="0.06cm" svg:height="0.095cm" svg:x="6.89cm" svg:y="6.903cm" svg:viewBox="0 0 61 96" draw:points="61,96 61,0 31,68 0,0 0,96">
          <text:p/>
        </draw:polyline>
        <draw:line draw:style-name="gr3" draw:text-style-name="P2" draw:layer="layout" svg:x1="6.847cm" svg:y1="6.997cm" svg:x2="6.847cm" svg:y2="6.934cm">
          <text:p/>
        </draw:line>
        <draw:polyline draw:style-name="gr3" draw:text-style-name="P2" draw:layer="layout" svg:width="0.008cm" svg:height="0.01cm" svg:x="6.843cm" svg:y="6.903cm" svg:viewBox="0 0 9 11" draw:points="4,0 9,6 4,11 0,6 4,0 4,11">
          <text:p/>
        </draw:polyline>
        <draw:line draw:style-name="gr3" draw:text-style-name="P2" draw:layer="layout" svg:x1="6.804cm" svg:y1="6.934cm" svg:x2="6.804cm" svg:y2="6.997cm">
          <text:p/>
        </draw:line>
        <draw:polyline draw:style-name="gr3" draw:text-style-name="P2" draw:layer="layout" svg:width="0.038cm" svg:height="0.063cm" svg:x="6.766cm" svg:y="6.934cm" svg:viewBox="0 0 39 64" draw:points="39,9 35,4 26,0 13,0 4,4 0,14 0,64">
          <text:p/>
        </draw:polyline>
        <draw:line draw:style-name="gr3" draw:text-style-name="P2" draw:layer="layout" svg:x1="6.722cm" svg:y1="6.997cm" svg:x2="6.722cm" svg:y2="6.934cm">
          <text:p/>
        </draw:line>
        <draw:polyline draw:style-name="gr3" draw:text-style-name="P2" draw:layer="layout" svg:width="0.008cm" svg:height="0.01cm" svg:x="6.719cm" svg:y="6.903cm" svg:viewBox="0 0 9 11" draw:points="5,0 9,6 5,11 0,6 5,0 5,11">
          <text:p/>
        </draw:polyline>
        <draw:polyline draw:style-name="gr3" draw:text-style-name="P2" draw:layer="layout" svg:width="0.043cm" svg:height="0.095cm" svg:x="6.637cm" svg:y="6.903cm" svg:viewBox="0 0 44 96" draw:points="0,96 44,96 44,0">
          <text:p/>
        </draw:polyline>
        <draw:polyline draw:style-name="gr3" draw:text-style-name="P2" draw:layer="layout" svg:width="0.04cm" svg:height="0.063cm" svg:x="6.569cm" svg:y="6.934cm" svg:viewBox="0 0 41 64" draw:points="0,64 0,14 5,4 14,0 31,0 41,4">
          <text:p/>
        </draw:polyline>
        <draw:polyline draw:style-name="gr3" draw:text-style-name="P2" draw:layer="layout" svg:width="0.044cm" svg:height="0.04cm" svg:x="6.569cm" svg:y="6.958cm" svg:viewBox="0 0 45 41" draw:points="0,37 9,41 31,41 40,37 45,27 45,19 40,8 31,4 9,4 0,0">
          <text:p/>
        </draw:polyline>
        <draw:line draw:style-name="gr3" draw:text-style-name="P2" draw:layer="layout" svg:x1="6.526cm" svg:y1="6.998cm" svg:x2="6.526cm" svg:y2="6.903cm">
          <text:p/>
        </draw:line>
        <draw:polyline draw:style-name="gr3" draw:text-style-name="P2" draw:layer="layout" svg:width="0.043cm" svg:height="0.063cm" svg:x="6.483cm" svg:y="6.934cm" svg:viewBox="0 0 44 64" draw:points="44,4 35,0 18,0 10,4 5,9 0,18 0,45 5,55 10,59 18,64 35,64 44,59">
          <text:p/>
        </draw:polyline>
        <draw:line draw:style-name="gr4" draw:text-style-name="P2" draw:layer="layout" svg:x1="5.685cm" svg:y1="7.113cm" svg:x2="5.647cm" svg:y2="7.113cm">
          <text:p/>
        </draw:line>
        <draw:line draw:style-name="gr4" draw:text-style-name="P2" draw:layer="layout" svg:x1="5.665cm" svg:y1="7.133cm" svg:x2="5.665cm" svg:y2="7.093cm">
          <text:p/>
        </draw:line>
        <draw:polyline draw:style-name="gr4" draw:text-style-name="P2" draw:layer="layout" svg:width="0.029cm" svg:height="0.053cm" svg:x="5.597cm" svg:y="7.081cm" svg:viewBox="0 0 30 54" draw:points="3,0 27,0 30,26 27,24 23,21 10,21 5,24 3,26 0,32 0,44 3,49 5,51 10,54 23,54 27,51 30,49">
          <text:p/>
        </draw:polyline>
        <draw:polyline draw:style-name="gr4" draw:text-style-name="P2" draw:layer="layout" svg:width="0.034cm" svg:height="0.053cm" svg:x="5.548cm" svg:y="7.081cm" svg:viewBox="0 0 35 54" draw:points="35,0 17,54 0,0">
          <text:p/>
        </draw:polyline>
        <draw:line draw:style-name="gr2" draw:text-style-name="P2" draw:layer="layout" svg:x1="5.656cm" svg:y1="6.855cm" svg:x2="5.654cm" svg:y2="6.852cm">
          <text:p/>
        </draw:line>
        <draw:line draw:style-name="gr5" draw:text-style-name="P2" draw:layer="layout" svg:x1="6.668cm" svg:y1="6.609cm" svg:x2="6.671cm" svg:y2="6.626cm">
          <text:p/>
        </draw:line>
        <draw:line draw:style-name="gr5" draw:text-style-name="P2" draw:layer="layout" svg:x1="6.67cm" svg:y1="6.624cm" svg:x2="6.676cm" svg:y2="6.634cm">
          <text:p/>
        </draw:line>
        <draw:line draw:style-name="gr5" draw:text-style-name="P2" draw:layer="layout" svg:x1="6.675cm" svg:y1="6.634cm" svg:x2="6.683cm" svg:y2="6.639cm">
          <text:p/>
        </draw:line>
        <draw:line draw:style-name="gr5" draw:text-style-name="P2" draw:layer="layout" svg:x1="6.682cm" svg:y1="6.639cm" svg:x2="6.684cm" svg:y2="6.633cm">
          <text:p/>
        </draw:line>
        <draw:line draw:style-name="gr5" draw:text-style-name="P2" draw:layer="layout" svg:x1="6.683cm" svg:y1="6.634cm" svg:x2="6.687cm" svg:y2="6.622cm">
          <text:p/>
        </draw:line>
        <draw:line draw:style-name="gr5" draw:text-style-name="P2" draw:layer="layout" svg:x1="6.685cm" svg:y1="6.621cm" svg:x2="6.685cm" svg:y2="6.614cm">
          <text:p/>
        </draw:line>
        <draw:line draw:style-name="gr5" draw:text-style-name="P2" draw:layer="layout" svg:x1="6.685cm" svg:y1="6.615cm" svg:x2="6.685cm" svg:y2="6.593cm">
          <text:p/>
        </draw:line>
        <draw:line draw:style-name="gr5" draw:text-style-name="P2" draw:layer="layout" svg:x1="6.685cm" svg:y1="6.593cm" svg:x2="6.721cm" svg:y2="6.593cm">
          <text:p/>
        </draw:line>
        <draw:line draw:style-name="gr5" draw:text-style-name="P2" draw:layer="layout" svg:x1="6.721cm" svg:y1="6.593cm" svg:x2="6.757cm" svg:y2="6.593cm">
          <text:p/>
        </draw:line>
        <draw:line draw:style-name="gr5" draw:text-style-name="P2" draw:layer="layout" svg:x1="6.757cm" svg:y1="6.593cm" svg:x2="6.757cm" svg:y2="6.615cm">
          <text:p/>
        </draw:line>
        <draw:line draw:style-name="gr5" draw:text-style-name="P2" draw:layer="layout" svg:x1="6.757cm" svg:y1="6.614cm" svg:x2="6.757cm" svg:y2="6.627cm">
          <text:p/>
        </draw:line>
        <draw:line draw:style-name="gr5" draw:text-style-name="P2" draw:layer="layout" svg:x1="6.757cm" svg:y1="6.627cm" svg:x2="6.761cm" svg:y2="6.635cm">
          <text:p/>
        </draw:line>
        <draw:line draw:style-name="gr5" draw:text-style-name="P2" draw:layer="layout" svg:x1="6.758cm" svg:y1="6.635cm" svg:x2="6.76cm" svg:y2="6.639cm">
          <text:p/>
        </draw:line>
        <draw:line draw:style-name="gr5" draw:text-style-name="P2" draw:layer="layout" svg:x1="6.76cm" svg:y1="6.639cm" svg:x2="6.769cm" svg:y2="6.633cm">
          <text:p/>
        </draw:line>
        <draw:line draw:style-name="gr5" draw:text-style-name="P2" draw:layer="layout" svg:x1="6.768cm" svg:y1="6.634cm" svg:x2="6.774cm" svg:y2="6.622cm">
          <text:p/>
        </draw:line>
        <draw:line draw:style-name="gr5" draw:text-style-name="P2" draw:layer="layout" svg:x1="6.773cm" svg:y1="6.624cm" svg:x2="6.775cm" svg:y2="6.609cm">
          <text:p/>
        </draw:line>
        <draw:line draw:style-name="gr5" draw:text-style-name="P2" draw:layer="layout" svg:x1="6.774cm" svg:y1="6.609cm" svg:x2="6.774cm" svg:y2="6.593cm">
          <text:p/>
        </draw:line>
        <draw:line draw:style-name="gr5" draw:text-style-name="P2" draw:layer="layout" svg:x1="6.774cm" svg:y1="6.593cm" svg:x2="6.81cm" svg:y2="6.593cm">
          <text:p/>
        </draw:line>
        <draw:line draw:style-name="gr5" draw:text-style-name="P2" draw:layer="layout" svg:x1="6.81cm" svg:y1="6.593cm" svg:x2="6.846cm" svg:y2="6.593cm">
          <text:p/>
        </draw:line>
        <draw:line draw:style-name="gr5" draw:text-style-name="P2" draw:layer="layout" svg:x1="6.846cm" svg:y1="6.593cm" svg:x2="6.846cm" svg:y2="6.613cm">
          <text:p/>
        </draw:line>
        <draw:line draw:style-name="gr5" draw:text-style-name="P2" draw:layer="layout" svg:x1="6.847cm" svg:y1="6.612cm" svg:x2="6.842cm" svg:y2="6.637cm">
          <text:p/>
        </draw:line>
        <draw:line draw:style-name="gr5" draw:text-style-name="P2" draw:layer="layout" svg:x1="6.843cm" svg:y1="6.637cm" svg:x2="6.834cm" svg:y2="6.662cm">
          <text:p/>
        </draw:line>
        <draw:line draw:style-name="gr5" draw:text-style-name="P2" draw:layer="layout" svg:x1="6.835cm" svg:y1="6.661cm" svg:x2="6.824cm" svg:y2="6.677cm">
          <text:p/>
        </draw:line>
        <draw:line draw:style-name="gr5" draw:text-style-name="P2" draw:layer="layout" svg:x1="6.825cm" svg:y1="6.676cm" svg:x2="6.815cm" svg:y2="6.687cm">
          <text:p/>
        </draw:line>
        <draw:line draw:style-name="gr5" draw:text-style-name="P2" draw:layer="layout" svg:x1="6.815cm" svg:y1="6.686cm" svg:x2="6.826cm" svg:y2="6.686cm">
          <text:p/>
        </draw:line>
        <draw:line draw:style-name="gr5" draw:text-style-name="P2" draw:layer="layout" svg:x1="6.826cm" svg:y1="6.686cm" svg:x2="6.838cm" svg:y2="6.686cm">
          <text:p/>
        </draw:line>
        <draw:line draw:style-name="gr5" draw:text-style-name="P2" draw:layer="layout" svg:x1="6.838cm" svg:y1="6.686cm" svg:x2="6.838cm" svg:y2="6.724cm">
          <text:p/>
        </draw:line>
        <draw:line draw:style-name="gr5" draw:text-style-name="P2" draw:layer="layout" svg:x1="6.838cm" svg:y1="6.723cm" svg:x2="6.838cm" svg:y2="6.761cm">
          <text:p/>
        </draw:line>
        <draw:line draw:style-name="gr5" draw:text-style-name="P2" draw:layer="layout" svg:x1="6.838cm" svg:y1="6.761cm" svg:x2="6.826cm" svg:y2="6.761cm">
          <text:p/>
        </draw:line>
        <draw:line draw:style-name="gr5" draw:text-style-name="P2" draw:layer="layout" svg:x1="6.826cm" svg:y1="6.761cm" svg:x2="6.815cm" svg:y2="6.761cm">
          <text:p/>
        </draw:line>
        <draw:line draw:style-name="gr5" draw:text-style-name="P2" draw:layer="layout" svg:x1="6.815cm" svg:y1="6.761cm" svg:x2="6.825cm" svg:y2="6.773cm">
          <text:p/>
        </draw:line>
        <draw:line draw:style-name="gr5" draw:text-style-name="P2" draw:layer="layout" svg:x1="6.824cm" svg:y1="6.771cm" svg:x2="6.837cm" svg:y2="6.791cm">
          <text:p/>
        </draw:line>
        <draw:line draw:style-name="gr5" draw:text-style-name="P2" draw:layer="layout" svg:x1="6.836cm" svg:y1="6.79cm" svg:x2="6.845cm" svg:y2="6.815cm">
          <text:p/>
        </draw:line>
        <draw:line draw:style-name="gr5" draw:text-style-name="P2" draw:layer="layout" svg:x1="6.844cm" svg:y1="6.815cm" svg:x2="6.847cm" svg:y2="6.836cm">
          <text:p/>
        </draw:line>
        <draw:line draw:style-name="gr5" draw:text-style-name="P2" draw:layer="layout" svg:x1="6.846cm" svg:y1="6.835cm" svg:x2="6.846cm" svg:y2="6.856cm">
          <text:p/>
        </draw:line>
        <draw:line draw:style-name="gr5" draw:text-style-name="P2" draw:layer="layout" svg:x1="6.846cm" svg:y1="6.855cm" svg:x2="6.81cm" svg:y2="6.855cm">
          <text:p/>
        </draw:line>
        <draw:line draw:style-name="gr5" draw:text-style-name="P2" draw:layer="layout" svg:x1="6.81cm" svg:y1="6.855cm" svg:x2="6.774cm" svg:y2="6.855cm">
          <text:p/>
        </draw:line>
        <draw:line draw:style-name="gr5" draw:text-style-name="P2" draw:layer="layout" svg:x1="6.774cm" svg:y1="6.856cm" svg:x2="6.774cm" svg:y2="6.838cm">
          <text:p/>
        </draw:line>
        <draw:line draw:style-name="gr5" draw:text-style-name="P2" draw:layer="layout" svg:x1="6.776cm" svg:y1="6.839cm" svg:x2="6.772cm" svg:y2="6.823cm">
          <text:p/>
        </draw:line>
        <draw:line draw:style-name="gr5" draw:text-style-name="P2" draw:layer="layout" svg:x1="6.773cm" svg:y1="6.825cm" svg:x2="6.767cm" svg:y2="6.814cm">
          <text:p/>
        </draw:line>
        <draw:line draw:style-name="gr5" draw:text-style-name="P2" draw:layer="layout" svg:x1="6.768cm" svg:y1="6.814cm" svg:x2="6.76cm" svg:y2="6.81cm">
          <text:p/>
        </draw:line>
        <draw:line draw:style-name="gr5" draw:text-style-name="P2" draw:layer="layout" svg:x1="6.761cm" svg:y1="6.81cm" svg:x2="6.758cm" svg:y2="6.815cm">
          <text:p/>
        </draw:line>
        <draw:line draw:style-name="gr5" draw:text-style-name="P2" draw:layer="layout" svg:x1="6.758cm" svg:y1="6.815cm" svg:x2="6.757cm" svg:y2="6.826cm">
          <text:p/>
        </draw:line>
        <draw:line draw:style-name="gr5" draw:text-style-name="P2" draw:layer="layout" svg:x1="6.757cm" svg:y1="6.825cm" svg:x2="6.757cm" svg:y2="6.832cm">
          <text:p/>
        </draw:line>
        <draw:line draw:style-name="gr5" draw:text-style-name="P2" draw:layer="layout" svg:x1="6.757cm" svg:y1="6.833cm" svg:x2="6.757cm" svg:y2="6.856cm">
          <text:p/>
        </draw:line>
        <draw:line draw:style-name="gr5" draw:text-style-name="P2" draw:layer="layout" svg:x1="6.757cm" svg:y1="6.855cm" svg:x2="6.721cm" svg:y2="6.855cm">
          <text:p/>
        </draw:line>
        <draw:line draw:style-name="gr5" draw:text-style-name="P2" draw:layer="layout" svg:x1="6.721cm" svg:y1="6.855cm" svg:x2="6.685cm" svg:y2="6.855cm">
          <text:p/>
        </draw:line>
        <draw:line draw:style-name="gr5" draw:text-style-name="P2" draw:layer="layout" svg:x1="6.685cm" svg:y1="6.856cm" svg:x2="6.685cm" svg:y2="6.833cm">
          <text:p/>
        </draw:line>
        <draw:line draw:style-name="gr5" draw:text-style-name="P2" draw:layer="layout" svg:x1="6.685cm" svg:y1="6.833cm" svg:x2="6.684cm" svg:y2="6.821cm">
          <text:p/>
        </draw:line>
        <draw:line draw:style-name="gr5" draw:text-style-name="P2" draw:layer="layout" svg:x1="6.685cm" svg:y1="6.821cm" svg:x2="6.683cm" svg:y2="6.812cm">
          <text:p/>
        </draw:line>
        <draw:line draw:style-name="gr5" draw:text-style-name="P2" draw:layer="layout" svg:x1="6.684cm" svg:y1="6.814cm" svg:x2="6.682cm" svg:y2="6.81cm">
          <text:p/>
        </draw:line>
        <draw:line draw:style-name="gr5" draw:text-style-name="P2" draw:layer="layout" svg:x1="6.683cm" svg:y1="6.81cm" svg:x2="6.674cm" svg:y2="6.815cm">
          <text:p/>
        </draw:line>
        <draw:line draw:style-name="gr5" draw:text-style-name="P2" draw:layer="layout" svg:x1="6.675cm" svg:y1="6.815cm" svg:x2="6.669cm" svg:y2="6.827cm">
          <text:p/>
        </draw:line>
        <draw:line draw:style-name="gr5" draw:text-style-name="P2" draw:layer="layout" svg:x1="6.67cm" svg:y1="6.825cm" svg:x2="6.668cm" svg:y2="6.839cm">
          <text:p/>
        </draw:line>
        <draw:line draw:style-name="gr5" draw:text-style-name="P2" draw:layer="layout" svg:x1="6.668cm" svg:y1="6.838cm" svg:x2="6.668cm" svg:y2="6.856cm">
          <text:p/>
        </draw:line>
        <draw:line draw:style-name="gr5" draw:text-style-name="P2" draw:layer="layout" svg:x1="6.668cm" svg:y1="6.855cm" svg:x2="6.632cm" svg:y2="6.855cm">
          <text:p/>
        </draw:line>
        <draw:line draw:style-name="gr5" draw:text-style-name="P2" draw:layer="layout" svg:x1="6.632cm" svg:y1="6.855cm" svg:x2="6.596cm" svg:y2="6.855cm">
          <text:p/>
        </draw:line>
        <draw:line draw:style-name="gr5" draw:text-style-name="P2" draw:layer="layout" svg:x1="6.596cm" svg:y1="6.856cm" svg:x2="6.596cm" svg:y2="6.835cm">
          <text:p/>
        </draw:line>
        <draw:line draw:style-name="gr5" draw:text-style-name="P2" draw:layer="layout" svg:x1="6.596cm" svg:y1="6.835cm" svg:x2="6.6cm" svg:y2="6.81cm">
          <text:p/>
        </draw:line>
        <draw:line draw:style-name="gr5" draw:text-style-name="P2" draw:layer="layout" svg:x1="6.599cm" svg:y1="6.811cm" svg:x2="6.609cm" svg:y2="6.786cm">
          <text:p/>
        </draw:line>
        <draw:line draw:style-name="gr5" draw:text-style-name="P2" draw:layer="layout" svg:x1="6.608cm" svg:y1="6.787cm" svg:x2="6.619cm" svg:y2="6.771cm">
          <text:p/>
        </draw:line>
        <draw:line draw:style-name="gr5" draw:text-style-name="P2" draw:layer="layout" svg:x1="6.618cm" svg:y1="6.773cm" svg:x2="6.628cm" svg:y2="6.761cm">
          <text:p/>
        </draw:line>
        <draw:line draw:style-name="gr5" draw:text-style-name="P2" draw:layer="layout" svg:x1="6.627cm" svg:y1="6.761cm" svg:x2="6.615cm" svg:y2="6.761cm">
          <text:p/>
        </draw:line>
        <draw:line draw:style-name="gr5" draw:text-style-name="P2" draw:layer="layout" svg:x1="6.615cm" svg:y1="6.761cm" svg:x2="6.604cm" svg:y2="6.761cm">
          <text:p/>
        </draw:line>
        <draw:line draw:style-name="gr5" draw:text-style-name="P2" draw:layer="layout" svg:x1="6.604cm" svg:y1="6.761cm" svg:x2="6.604cm" svg:y2="6.723cm">
          <text:p/>
        </draw:line>
        <draw:line draw:style-name="gr5" draw:text-style-name="P2" draw:layer="layout" svg:x1="6.604cm" svg:y1="6.724cm" svg:x2="6.604cm" svg:y2="6.686cm">
          <text:p/>
        </draw:line>
        <draw:line draw:style-name="gr5" draw:text-style-name="P2" draw:layer="layout" svg:x1="6.604cm" svg:y1="6.686cm" svg:x2="6.615cm" svg:y2="6.686cm">
          <text:p/>
        </draw:line>
        <draw:line draw:style-name="gr5" draw:text-style-name="P2" draw:layer="layout" svg:x1="6.615cm" svg:y1="6.686cm" svg:x2="6.627cm" svg:y2="6.686cm">
          <text:p/>
        </draw:line>
        <draw:line draw:style-name="gr5" draw:text-style-name="P2" draw:layer="layout" svg:x1="6.628cm" svg:y1="6.687cm" svg:x2="6.618cm" svg:y2="6.676cm">
          <text:p/>
        </draw:line>
        <draw:line draw:style-name="gr5" draw:text-style-name="P2" draw:layer="layout" svg:x1="6.619cm" svg:y1="6.677cm" svg:x2="6.605cm" svg:y2="6.657cm">
          <text:p/>
        </draw:line>
        <draw:line draw:style-name="gr5" draw:text-style-name="P2" draw:layer="layout" svg:x1="6.606cm" svg:y1="6.658cm" svg:x2="6.598cm" svg:y2="6.633cm">
          <text:p/>
        </draw:line>
        <draw:line draw:style-name="gr5" draw:text-style-name="P2" draw:layer="layout" svg:x1="6.599cm" svg:y1="6.633cm" svg:x2="6.596cm" svg:y2="6.612cm">
          <text:p/>
        </draw:line>
        <draw:line draw:style-name="gr5" draw:text-style-name="P2" draw:layer="layout" svg:x1="6.596cm" svg:y1="6.613cm" svg:x2="6.596cm" svg:y2="6.593cm">
          <text:p/>
        </draw:line>
        <draw:line draw:style-name="gr5" draw:text-style-name="P2" draw:layer="layout" svg:x1="6.596cm" svg:y1="6.593cm" svg:x2="6.632cm" svg:y2="6.593cm">
          <text:p/>
        </draw:line>
        <draw:line draw:style-name="gr5" draw:text-style-name="P2" draw:layer="layout" svg:x1="6.632cm" svg:y1="6.593cm" svg:x2="6.668cm" svg:y2="6.593cm">
          <text:p/>
        </draw:line>
        <draw:line draw:style-name="gr5" draw:text-style-name="P2" draw:layer="layout" svg:x1="6.668cm" svg:y1="6.593cm" svg:x2="6.668cm" svg:y2="6.609cm">
          <text:p/>
        </draw:line>
        <draw:polygon draw:style-name="gr1" draw:text-style-name="P1" draw:layer="layout" svg:width="0.25cm" svg:height="0.263cm" svg:x="6.596cm" svg:y="6.593cm" svg:viewBox="0 0 251 264" draw:points="72,16 74,32 79,41 86,44 87,40 89,29 89,0 161,0 161,22 161,35 163,42 164,44 172,40 177,29 178,16 178,0 251,0 251,20 247,44 239,68 229,83 220,92 243,92 243,168 220,168 229,179 241,197 249,223 251,243 251,264 178,264 178,246 176,231 171,222 164,218 162,223 161,233 161,240 161,264 89,264 89,240 88,229 87,221 86,218 78,223 73,233 72,246 72,264 0,264 0,243 3,218 12,193 22,179 31,168 8,168 8,92 31,92 22,83 9,64 2,40 0,20 0,0 72,0">
          <text:p/>
        </draw:polygon>
        <draw:line draw:style-name="gr2" draw:text-style-name="P2" draw:layer="layout" svg:x1="5.374cm" svg:y1="4.648cm" svg:x2="5.501cm" svg:y2="4.516cm">
          <text:p/>
        </draw:line>
        <draw:line draw:style-name="gr2" draw:text-style-name="P2" draw:layer="layout" svg:x1="5.627cm" svg:y1="4.516cm" svg:x2="5.627cm" svg:y2="4.454cm">
          <text:p/>
        </draw:line>
        <draw:line draw:style-name="gr2" draw:text-style-name="P2" draw:layer="layout" svg:x1="5.627cm" svg:y1="4.455cm" svg:x2="5.745cm" svg:y2="4.332cm">
          <text:p/>
        </draw:line>
        <draw:line draw:style-name="gr2" draw:text-style-name="P2" draw:layer="layout" svg:x1="5.5cm" svg:y1="4.516cm" svg:x2="5.627cm" svg:y2="4.516cm">
          <text:p/>
        </draw:line>
        <draw:line draw:style-name="gr2" draw:text-style-name="P2" draw:layer="layout" svg:x1="5.627cm" svg:y1="5.19cm" svg:x2="5.745cm" svg:y2="5.067cm">
          <text:p/>
        </draw:line>
        <draw:line draw:style-name="gr2" draw:text-style-name="P2" draw:layer="layout" svg:x1="5.374cm" svg:y1="5.382cm" svg:x2="5.501cm" svg:y2="5.25cm">
          <text:p/>
        </draw:line>
        <draw:line draw:style-name="gr2" draw:text-style-name="P2" draw:layer="layout" svg:x1="5.627cm" svg:y1="4.778cm" svg:x2="5.718cm" svg:y2="4.778cm">
          <text:p/>
        </draw:line>
        <draw:line draw:style-name="gr2" draw:text-style-name="P2" draw:layer="layout" svg:x1="5.5cm" svg:y1="5.25cm" svg:x2="5.627cm" svg:y2="5.25cm">
          <text:p/>
        </draw:line>
        <draw:line draw:style-name="gr2" draw:text-style-name="P2" draw:layer="layout" svg:x1="6.193cm" svg:y1="5.383cm" svg:x2="6.193cm" svg:y2="5.12cm">
          <text:p/>
        </draw:line>
        <draw:line draw:style-name="gr2" draw:text-style-name="P2" draw:layer="layout" svg:x1="5.627cm" svg:y1="5.251cm" svg:x2="5.627cm" svg:y2="5.189cm">
          <text:p/>
        </draw:line>
        <draw:line draw:style-name="gr2" draw:text-style-name="P2" draw:layer="layout" svg:x1="6.193cm" svg:y1="5.855cm" svg:x2="6.244cm" svg:y2="5.855cm">
          <text:p/>
        </draw:line>
        <draw:line draw:style-name="gr2" draw:text-style-name="P2" draw:layer="layout" svg:x1="6.144cm" svg:y1="5.855cm" svg:x2="6.193cm" svg:y2="5.855cm">
          <text:p/>
        </draw:line>
        <draw:line draw:style-name="gr2" draw:text-style-name="P2" draw:layer="layout" svg:x1="5.627cm" svg:y1="5.513cm" svg:x2="5.718cm" svg:y2="5.513cm">
          <text:p/>
        </draw:line>
        <draw:line draw:style-name="gr2" draw:text-style-name="P2" draw:layer="layout" svg:x1="6.394cm" svg:y1="5.487cm" svg:x2="6.394cm" svg:y2="5.382cm">
          <text:p/>
        </draw:line>
        <draw:line draw:style-name="gr2" draw:text-style-name="P2" draw:layer="layout" svg:x1="6.194cm" svg:y1="5.909cm" svg:x2="6.144cm" svg:y2="5.855cm">
          <text:p/>
        </draw:line>
        <draw:line draw:style-name="gr2" draw:text-style-name="P2" draw:layer="layout" svg:x1="6.193cm" svg:y1="5.908cm" svg:x2="6.193cm" svg:y2="5.855cm">
          <text:p/>
        </draw:line>
        <draw:line draw:style-name="gr2" draw:text-style-name="P2" draw:layer="layout" svg:x1="5.744cm" svg:y1="5.855cm" svg:x2="6.144cm" svg:y2="5.855cm">
          <text:p/>
        </draw:line>
        <draw:line draw:style-name="gr2" draw:text-style-name="P2" draw:layer="layout" svg:x1="5.5cm" svg:y1="6.038cm" svg:x2="5.627cm" svg:y2="6.038cm">
          <text:p/>
        </draw:line>
        <draw:line draw:style-name="gr2" draw:text-style-name="P2" draw:layer="layout" svg:x1="5.374cm" svg:y1="6.17cm" svg:x2="5.501cm" svg:y2="6.038cm">
          <text:p/>
        </draw:line>
        <draw:line draw:style-name="gr2" draw:text-style-name="P2" draw:layer="layout" svg:x1="5.627cm" svg:y1="5.978cm" svg:x2="5.745cm" svg:y2="5.855cm">
          <text:p/>
        </draw:line>
        <draw:line draw:style-name="gr2" draw:text-style-name="P2" draw:layer="layout" svg:x1="5.627cm" svg:y1="6.038cm" svg:x2="5.627cm" svg:y2="5.976cm">
          <text:p/>
        </draw:line>
        <draw:line draw:style-name="gr2" draw:text-style-name="P2" draw:layer="layout" svg:x1="6.193cm" svg:y1="6.17cm" svg:x2="6.193cm" svg:y2="5.907cm">
          <text:p/>
        </draw:line>
        <draw:line draw:style-name="gr2" draw:text-style-name="P2" draw:layer="layout" svg:x1="7.108cm" svg:y1="5.855cm" svg:x2="6.244cm" svg:y2="5.855cm">
          <text:p/>
        </draw:line>
        <draw:line draw:style-name="gr2" draw:text-style-name="P2" draw:layer="layout" svg:x1="6.245cm" svg:y1="5.855cm" svg:x2="6.193cm" svg:y2="5.909cm">
          <text:p/>
        </draw:line>
        <draw:line draw:style-name="gr2" draw:text-style-name="P2" draw:layer="layout" svg:x1="7.208cm" svg:y1="5.959cm" svg:x2="7.208cm" svg:y2="6.169cm">
          <text:p/>
        </draw:line>
        <draw:line draw:style-name="gr2" draw:text-style-name="P2" draw:layer="layout" svg:x1="7.108cm" svg:y1="5.855cm" svg:x2="7.209cm" svg:y2="5.961cm">
          <text:p/>
        </draw:line>
        <draw:line draw:style-name="gr2" draw:text-style-name="P2" draw:layer="layout" svg:x1="2.644cm" svg:y1="7.825cm" svg:x2="3.491cm" svg:y2="7.825cm">
          <text:p/>
        </draw:line>
        <draw:line draw:style-name="gr2" draw:text-style-name="P2" draw:layer="layout" svg:x1="1.693cm" svg:y1="7.224cm" svg:x2="3.668cm" svg:y2="7.224cm">
          <text:p/>
        </draw:line>
        <draw:line draw:style-name="gr2" draw:text-style-name="P2" draw:layer="layout" svg:x1="3.742cm" svg:y1="7.56cm" svg:x2="3.742cm" svg:y2="7.298cm">
          <text:p/>
        </draw:line>
        <draw:line draw:style-name="gr2" draw:text-style-name="P2" draw:layer="layout" svg:x1="3.492cm" svg:y1="7.827cm" svg:x2="3.744cm" svg:y2="7.561cm">
          <text:p/>
        </draw:line>
        <draw:line draw:style-name="gr2" draw:text-style-name="P2" draw:layer="layout" svg:x1="5.239cm" svg:y1="4.647cm" svg:x2="5.374cm" svg:y2="4.647cm">
          <text:p/>
        </draw:line>
        <draw:line draw:style-name="gr2" draw:text-style-name="P2" draw:layer="layout" svg:x1="5.239cm" svg:y1="5.382cm" svg:x2="5.374cm" svg:y2="5.382cm">
          <text:p/>
        </draw:line>
        <draw:line draw:style-name="gr2" draw:text-style-name="P2" draw:layer="layout" svg:x1="5.239cm" svg:y1="6.169cm" svg:x2="5.374cm" svg:y2="6.169cm">
          <text:p/>
        </draw:line>
        <draw:line draw:style-name="gr2" draw:text-style-name="P2" draw:layer="layout" svg:x1="3.742cm" svg:y1="7.14cm" svg:x2="3.742cm" svg:y2="4.62cm">
          <text:p/>
        </draw:line>
        <draw:line draw:style-name="gr2" draw:text-style-name="P2" draw:layer="layout" svg:x1="4.477cm" svg:y1="6.661cm" svg:x2="4.477cm" svg:y2="6.169cm">
          <text:p/>
        </draw:line>
        <draw:line draw:style-name="gr2" draw:text-style-name="P2" draw:layer="layout" svg:x1="4.659cm" svg:y1="6.853cm" svg:x2="4.477cm" svg:y2="6.662cm">
          <text:p/>
        </draw:line>
        <draw:line draw:style-name="gr2" draw:text-style-name="P2" draw:layer="layout" svg:x1="5.654cm" svg:y1="6.852cm" svg:x2="4.658cm" svg:y2="6.852cm">
          <text:p/>
        </draw:line>
        <draw:line draw:style-name="gr2" draw:text-style-name="P2" draw:layer="layout" svg:x1="2.943cm" svg:y1="5.435cm" svg:x2="3.168cm" svg:y2="5.435cm">
          <text:p/>
        </draw:line>
        <draw:line draw:style-name="gr2" draw:text-style-name="P2" draw:layer="layout" svg:x1="3.668cm" svg:y1="4.516cm" svg:x2="3.743cm" svg:y2="4.516cm">
          <text:p/>
        </draw:line>
        <draw:line draw:style-name="gr2" draw:text-style-name="P2" draw:layer="layout" svg:x1="3.742cm" svg:y1="4.595cm" svg:x2="3.742cm" svg:y2="4.621cm">
          <text:p/>
        </draw:line>
        <draw:line draw:style-name="gr2" draw:text-style-name="P2" draw:layer="layout" svg:x1="3.668cm" svg:y1="4.516cm" svg:x2="3.744cm" svg:y2="4.596cm">
          <text:p/>
        </draw:line>
        <draw:line draw:style-name="gr2" draw:text-style-name="P2" draw:layer="layout" svg:x1="3.168cm" svg:y1="5.435cm" svg:x2="3.168cm" svg:y2="5.829cm">
          <text:p/>
        </draw:line>
        <draw:line draw:style-name="gr2" draw:text-style-name="P2" draw:layer="layout" svg:x1="3.668cm" svg:y1="7.224cm" svg:x2="3.668cm" svg:y2="7.22cm">
          <text:p/>
        </draw:line>
        <draw:line draw:style-name="gr2" draw:text-style-name="P2" draw:layer="layout" svg:x1="3.742cm" svg:y1="7.22cm" svg:x2="3.742cm" svg:y2="7.141cm">
          <text:p/>
        </draw:line>
        <draw:line draw:style-name="gr2" draw:text-style-name="P2" draw:layer="layout" svg:x1="3.668cm" svg:y1="7.224cm" svg:x2="3.672cm" svg:y2="7.224cm">
          <text:p/>
        </draw:line>
        <draw:line draw:style-name="gr2" draw:text-style-name="P2" draw:layer="layout" svg:x1="3.469cm" svg:y1="6.8cm" svg:x2="3.314cm" svg:y2="6.964cm">
          <text:p/>
        </draw:line>
        <draw:line draw:style-name="gr2" draw:text-style-name="P2" draw:layer="layout" svg:x1="3.468cm" svg:y1="6.629cm" svg:x2="3.468cm" svg:y2="6.801cm">
          <text:p/>
        </draw:line>
        <draw:line draw:style-name="gr2" draw:text-style-name="P2" draw:layer="layout" svg:x1="3.468cm" svg:y1="5.356cm" svg:x2="3.468cm" svg:y2="5.829cm">
          <text:p/>
        </draw:line>
        <draw:line draw:style-name="gr2" draw:text-style-name="P2" draw:layer="layout" svg:x1="2.343cm" svg:y1="5.435cm" svg:x2="2.343cm" svg:y2="5.829cm">
          <text:p/>
        </draw:line>
        <draw:line draw:style-name="gr2" draw:text-style-name="P2" draw:layer="layout" svg:x1="2.337cm" svg:y1="5.828cm" svg:x2="2.343cm" svg:y2="5.828cm">
          <text:p/>
        </draw:line>
        <draw:line draw:style-name="gr2" draw:text-style-name="P2" draw:layer="layout" svg:x1="1.844cm" svg:y1="6.622cm" svg:x2="1.844cm" svg:y2="6.799cm">
          <text:p/>
        </draw:line>
        <draw:line draw:style-name="gr2" draw:text-style-name="P2" draw:layer="layout" svg:x1="1.845cm" svg:y1="6.799cm" svg:x2="1.693cm" svg:y2="6.958cm">
          <text:p/>
        </draw:line>
        <draw:line draw:style-name="gr2" draw:text-style-name="P2" draw:layer="layout" svg:x1="2.663cm" svg:y1="6.629cm" svg:x2="2.663cm" svg:y2="6.811cm">
          <text:p/>
        </draw:line>
        <draw:line draw:style-name="gr2" draw:text-style-name="P2" draw:layer="layout" svg:x1="2.664cm" svg:y1="6.81cm" svg:x2="2.514cm" svg:y2="6.969cm">
          <text:p/>
        </draw:line>
        <draw:line draw:style-name="gr2" draw:text-style-name="P2" draw:layer="layout" svg:x1="2.663cm" svg:y1="5.429cm" svg:x2="2.663cm" svg:y2="5.828cm">
          <text:p/>
        </draw:line>
        <draw:line draw:style-name="gr2" draw:text-style-name="P2" draw:layer="layout" svg:x1="3.74cm" svg:y1="7.225cm" svg:x2="3.744cm" svg:y2="7.22cm">
          <text:p/>
        </draw:line>
        <draw:line draw:style-name="gr2" draw:text-style-name="P2" draw:layer="layout" svg:x1="3.672cm" svg:y1="7.224cm" svg:x2="3.744cm" svg:y2="7.3cm">
          <text:p/>
        </draw:line>
        <draw:line draw:style-name="gr2" draw:text-style-name="P2" draw:layer="layout" svg:x1="3.668cm" svg:y1="7.221cm" svg:x2="3.744cm" svg:y2="7.141cm">
          <text:p/>
        </draw:line>
        <draw:line draw:style-name="gr2" draw:text-style-name="P2" draw:layer="layout" svg:x1="3.668cm" svg:y1="7.224cm" svg:x2="3.74cm" svg:y2="7.224cm">
          <text:p/>
        </draw:line>
        <draw:line draw:style-name="gr2" draw:text-style-name="P2" draw:layer="layout" svg:x1="3.742cm" svg:y1="7.299cm" svg:x2="3.742cm" svg:y2="7.22cm">
          <text:p/>
        </draw:line>
        <draw:line draw:style-name="gr4" draw:text-style-name="P2" draw:layer="layout" svg:x1="2.75cm" svg:y1="8.058cm" svg:x2="2.712cm" svg:y2="8.058cm">
          <text:p/>
        </draw:line>
        <draw:line draw:style-name="gr4" draw:text-style-name="P2" draw:layer="layout" svg:x1="2.731cm" svg:y1="8.078cm" svg:x2="2.731cm" svg:y2="8.038cm">
          <text:p/>
        </draw:line>
        <draw:polyline draw:style-name="gr4" draw:text-style-name="P2" draw:layer="layout" svg:width="0.029cm" svg:height="0.051cm" svg:x="2.662cm" svg:y="8.027cm" svg:viewBox="0 0 30 52" draw:points="2,0 27,0 30,25 27,23 22,21 11,21 5,23 2,25 0,30 0,43 2,48 5,50 11,52 22,52 27,50 30,48">
          <text:p/>
        </draw:polyline>
        <draw:polyline draw:style-name="gr4" draw:text-style-name="P2" draw:layer="layout" svg:width="0.033cm" svg:height="0.051cm" svg:x="2.615cm" svg:y="8.027cm" svg:viewBox="0 0 34 52" draw:points="34,0 17,52 0,0">
          <text:p/>
        </draw:polyline>
        <draw:polyline draw:style-name="gr3" draw:text-style-name="P2" draw:layer="layout" svg:width="0.06cm" svg:height="0.095cm" svg:x="1.915cm" svg:y="7.901cm" svg:viewBox="0 0 61 96" draw:points="61,96 61,0 30,67 0,0 0,96">
          <text:p/>
        </draw:polyline>
        <draw:line draw:style-name="gr3" draw:text-style-name="P2" draw:layer="layout" svg:x1="1.873cm" svg:y1="7.995cm" svg:x2="1.873cm" svg:y2="7.932cm">
          <text:p/>
        </draw:line>
        <draw:polyline draw:style-name="gr3" draw:text-style-name="P2" draw:layer="layout" svg:width="0.009cm" svg:height="0.01cm" svg:x="1.868cm" svg:y="7.901cm" svg:viewBox="0 0 10 11" draw:points="6,0 10,4 6,11 0,4 6,0 6,11">
          <text:p/>
        </draw:polyline>
        <draw:line draw:style-name="gr3" draw:text-style-name="P2" draw:layer="layout" svg:x1="1.83cm" svg:y1="7.932cm" svg:x2="1.83cm" svg:y2="7.995cm">
          <text:p/>
        </draw:line>
        <draw:polyline draw:style-name="gr3" draw:text-style-name="P2" draw:layer="layout" svg:width="0.039cm" svg:height="0.063cm" svg:x="1.791cm" svg:y="7.932cm" svg:viewBox="0 0 40 64" draw:points="40,9 35,5 25,0 13,0 4,5 0,14 0,64">
          <text:p/>
        </draw:polyline>
        <draw:line draw:style-name="gr3" draw:text-style-name="P2" draw:layer="layout" svg:x1="1.748cm" svg:y1="7.995cm" svg:x2="1.748cm" svg:y2="7.932cm">
          <text:p/>
        </draw:line>
        <draw:polyline draw:style-name="gr3" draw:text-style-name="P2" draw:layer="layout" svg:width="0.008cm" svg:height="0.01cm" svg:x="1.744cm" svg:y="7.901cm" svg:viewBox="0 0 9 11" draw:points="5,0 9,4 5,11 0,4 5,0 5,11">
          <text:p/>
        </draw:polyline>
        <draw:polyline draw:style-name="gr3" draw:text-style-name="P2" draw:layer="layout" svg:width="0.043cm" svg:height="0.095cm" svg:x="1.662cm" svg:y="7.901cm" svg:viewBox="0 0 44 96" draw:points="0,96 44,96 44,0">
          <text:p/>
        </draw:polyline>
        <draw:polyline draw:style-name="gr3" draw:text-style-name="P2" draw:layer="layout" svg:width="0.038cm" svg:height="0.063cm" svg:x="1.594cm" svg:y="7.932cm" svg:viewBox="0 0 39 64" draw:points="0,64 0,14 4,5 12,0 30,0 39,5">
          <text:p/>
        </draw:polyline>
        <draw:polyline draw:style-name="gr3" draw:text-style-name="P2" draw:layer="layout" svg:width="0.043cm" svg:height="0.04cm" svg:x="1.594cm" svg:y="7.955cm" svg:viewBox="0 0 44 41" draw:points="0,37 8,41 31,41 39,37 44,27 44,19 39,8 31,4 8,4 0,0">
          <text:p/>
        </draw:polyline>
        <draw:line draw:style-name="gr3" draw:text-style-name="P2" draw:layer="layout" svg:x1="1.551cm" svg:y1="7.996cm" svg:x2="1.551cm" svg:y2="7.901cm">
          <text:p/>
        </draw:line>
        <draw:polyline draw:style-name="gr3" draw:text-style-name="P2" draw:layer="layout" svg:width="0.043cm" svg:height="0.063cm" svg:x="1.507cm" svg:y="7.932cm" svg:viewBox="0 0 44 64" draw:points="44,5 35,0 17,0 8,5 4,9 0,18 0,46 4,56 8,60 17,64 35,64 44,60">
          <text:p/>
        </draw:polyline>
        <draw:line draw:style-name="gr5" draw:text-style-name="P2" draw:layer="layout" svg:x1="1.693cm" svg:y1="7.581cm" svg:x2="1.696cm" svg:y2="7.597cm">
          <text:p/>
        </draw:line>
        <draw:line draw:style-name="gr5" draw:text-style-name="P2" draw:layer="layout" svg:x1="1.695cm" svg:y1="7.596cm" svg:x2="1.701cm" svg:y2="7.606cm">
          <text:p/>
        </draw:line>
        <draw:line draw:style-name="gr5" draw:text-style-name="P2" draw:layer="layout" svg:x1="1.7cm" svg:y1="7.605cm" svg:x2="1.707cm" svg:y2="7.609cm">
          <text:p/>
        </draw:line>
        <draw:line draw:style-name="gr5" draw:text-style-name="P2" draw:layer="layout" svg:x1="1.706cm" svg:y1="7.609cm" svg:x2="1.709cm" svg:y2="7.604cm">
          <text:p/>
        </draw:line>
        <draw:line draw:style-name="gr5" draw:text-style-name="P2" draw:layer="layout" svg:x1="1.707cm" svg:y1="7.606cm" svg:x2="1.711cm" svg:y2="7.594cm">
          <text:p/>
        </draw:line>
        <draw:line draw:style-name="gr5" draw:text-style-name="P2" draw:layer="layout" svg:x1="1.71cm" svg:y1="7.593cm" svg:x2="1.71cm" svg:y2="7.586cm">
          <text:p/>
        </draw:line>
        <draw:line draw:style-name="gr5" draw:text-style-name="P2" draw:layer="layout" svg:x1="1.71cm" svg:y1="7.586cm" svg:x2="1.71cm" svg:y2="7.564cm">
          <text:p/>
        </draw:line>
        <draw:line draw:style-name="gr5" draw:text-style-name="P2" draw:layer="layout" svg:x1="1.71cm" svg:y1="7.564cm" svg:x2="1.746cm" svg:y2="7.564cm">
          <text:p/>
        </draw:line>
        <draw:line draw:style-name="gr5" draw:text-style-name="P2" draw:layer="layout" svg:x1="1.746cm" svg:y1="7.564cm" svg:x2="1.782cm" svg:y2="7.564cm">
          <text:p/>
        </draw:line>
        <draw:line draw:style-name="gr5" draw:text-style-name="P2" draw:layer="layout" svg:x1="1.782cm" svg:y1="7.564cm" svg:x2="1.782cm" svg:y2="7.586cm">
          <text:p/>
        </draw:line>
        <draw:line draw:style-name="gr5" draw:text-style-name="P2" draw:layer="layout" svg:x1="1.782cm" svg:y1="7.586cm" svg:x2="1.783cm" svg:y2="7.599cm">
          <text:p/>
        </draw:line>
        <draw:line draw:style-name="gr5" draw:text-style-name="P2" draw:layer="layout" svg:x1="1.783cm" svg:y1="7.599cm" svg:x2="1.785cm" svg:y2="7.607cm">
          <text:p/>
        </draw:line>
        <draw:line draw:style-name="gr5" draw:text-style-name="P2" draw:layer="layout" svg:x1="1.784cm" svg:y1="7.606cm" svg:x2="1.786cm" svg:y2="7.61cm">
          <text:p/>
        </draw:line>
        <draw:line draw:style-name="gr5" draw:text-style-name="P2" draw:layer="layout" svg:x1="1.785cm" svg:y1="7.609cm" svg:x2="1.795cm" svg:y2="7.604cm">
          <text:p/>
        </draw:line>
        <draw:line draw:style-name="gr5" draw:text-style-name="P2" draw:layer="layout" svg:x1="1.793cm" svg:y1="7.606cm" svg:x2="1.798cm" svg:y2="7.594cm">
          <text:p/>
        </draw:line>
        <draw:line draw:style-name="gr5" draw:text-style-name="P2" draw:layer="layout" svg:x1="1.797cm" svg:y1="7.595cm" svg:x2="1.801cm" svg:y2="7.581cm">
          <text:p/>
        </draw:line>
        <draw:line draw:style-name="gr5" draw:text-style-name="P2" draw:layer="layout" svg:x1="1.799cm" svg:y1="7.581cm" svg:x2="1.799cm" svg:y2="7.564cm">
          <text:p/>
        </draw:line>
        <draw:line draw:style-name="gr5" draw:text-style-name="P2" draw:layer="layout" svg:x1="1.799cm" svg:y1="7.564cm" svg:x2="1.835cm" svg:y2="7.564cm">
          <text:p/>
        </draw:line>
        <draw:line draw:style-name="gr5" draw:text-style-name="P2" draw:layer="layout" svg:x1="1.835cm" svg:y1="7.564cm" svg:x2="1.871cm" svg:y2="7.564cm">
          <text:p/>
        </draw:line>
        <draw:line draw:style-name="gr5" draw:text-style-name="P2" draw:layer="layout" svg:x1="1.87cm" svg:y1="7.564cm" svg:x2="1.87cm" svg:y2="7.584cm">
          <text:p/>
        </draw:line>
        <draw:line draw:style-name="gr5" draw:text-style-name="P2" draw:layer="layout" svg:x1="1.872cm" svg:y1="7.584cm" svg:x2="1.868cm" svg:y2="7.609cm">
          <text:p/>
        </draw:line>
        <draw:line draw:style-name="gr5" draw:text-style-name="P2" draw:layer="layout" svg:x1="1.869cm" svg:y1="7.609cm" svg:x2="1.859cm" svg:y2="7.634cm">
          <text:p/>
        </draw:line>
        <draw:line draw:style-name="gr5" draw:text-style-name="P2" draw:layer="layout" svg:x1="1.86cm" svg:y1="7.632cm" svg:x2="1.849cm" svg:y2="7.648cm">
          <text:p/>
        </draw:line>
        <draw:line draw:style-name="gr5" draw:text-style-name="P2" draw:layer="layout" svg:x1="1.85cm" svg:y1="7.647cm" svg:x2="1.84cm" svg:y2="7.659cm">
          <text:p/>
        </draw:line>
        <draw:line draw:style-name="gr5" draw:text-style-name="P2" draw:layer="layout" svg:x1="1.84cm" svg:y1="7.658cm" svg:x2="1.851cm" svg:y2="7.658cm">
          <text:p/>
        </draw:line>
        <draw:line draw:style-name="gr5" draw:text-style-name="P2" draw:layer="layout" svg:x1="1.851cm" svg:y1="7.658cm" svg:x2="1.863cm" svg:y2="7.658cm">
          <text:p/>
        </draw:line>
        <draw:line draw:style-name="gr5" draw:text-style-name="P2" draw:layer="layout" svg:x1="1.863cm" svg:y1="7.658cm" svg:x2="1.863cm" svg:y2="7.696cm">
          <text:p/>
        </draw:line>
        <draw:line draw:style-name="gr5" draw:text-style-name="P2" draw:layer="layout" svg:x1="1.863cm" svg:y1="7.696cm" svg:x2="1.863cm" svg:y2="7.733cm">
          <text:p/>
        </draw:line>
        <draw:line draw:style-name="gr5" draw:text-style-name="P2" draw:layer="layout" svg:x1="1.863cm" svg:y1="7.732cm" svg:x2="1.851cm" svg:y2="7.732cm">
          <text:p/>
        </draw:line>
        <draw:line draw:style-name="gr5" draw:text-style-name="P2" draw:layer="layout" svg:x1="1.851cm" svg:y1="7.732cm" svg:x2="1.84cm" svg:y2="7.732cm">
          <text:p/>
        </draw:line>
        <draw:line draw:style-name="gr5" draw:text-style-name="P2" draw:layer="layout" svg:x1="1.84cm" svg:y1="7.732cm" svg:x2="1.85cm" svg:y2="7.744cm">
          <text:p/>
        </draw:line>
        <draw:line draw:style-name="gr5" draw:text-style-name="P2" draw:layer="layout" svg:x1="1.849cm" svg:y1="7.743cm" svg:x2="1.862cm" svg:y2="7.763cm">
          <text:p/>
        </draw:line>
        <draw:line draw:style-name="gr5" draw:text-style-name="P2" draw:layer="layout" svg:x1="1.861cm" svg:y1="7.762cm" svg:x2="1.87cm" svg:y2="7.787cm">
          <text:p/>
        </draw:line>
        <draw:line draw:style-name="gr5" draw:text-style-name="P2" draw:layer="layout" svg:x1="1.869cm" svg:y1="7.785cm" svg:x2="1.872cm" svg:y2="7.806cm">
          <text:p/>
        </draw:line>
        <draw:line draw:style-name="gr5" draw:text-style-name="P2" draw:layer="layout" svg:x1="1.87cm" svg:y1="7.806cm" svg:x2="1.87cm" svg:y2="7.827cm">
          <text:p/>
        </draw:line>
        <draw:line draw:style-name="gr5" draw:text-style-name="P2" draw:layer="layout" svg:x1="1.871cm" svg:y1="7.827cm" svg:x2="1.835cm" svg:y2="7.827cm">
          <text:p/>
        </draw:line>
        <draw:line draw:style-name="gr5" draw:text-style-name="P2" draw:layer="layout" svg:x1="1.835cm" svg:y1="7.827cm" svg:x2="1.799cm" svg:y2="7.827cm">
          <text:p/>
        </draw:line>
        <draw:line draw:style-name="gr5" draw:text-style-name="P2" draw:layer="layout" svg:x1="1.799cm" svg:y1="7.827cm" svg:x2="1.799cm" svg:y2="7.81cm">
          <text:p/>
        </draw:line>
        <draw:line draw:style-name="gr5" draw:text-style-name="P2" draw:layer="layout" svg:x1="1.8cm" svg:y1="7.811cm" svg:x2="1.797cm" svg:y2="7.794cm">
          <text:p/>
        </draw:line>
        <draw:line draw:style-name="gr5" draw:text-style-name="P2" draw:layer="layout" svg:x1="1.798cm" svg:y1="7.795cm" svg:x2="1.792cm" svg:y2="7.784cm">
          <text:p/>
        </draw:line>
        <draw:line draw:style-name="gr5" draw:text-style-name="P2" draw:layer="layout" svg:x1="1.793cm" svg:y1="7.785cm" svg:x2="1.785cm" svg:y2="7.781cm">
          <text:p/>
        </draw:line>
        <draw:line draw:style-name="gr5" draw:text-style-name="P2" draw:layer="layout" svg:x1="1.786cm" svg:y1="7.781cm" svg:x2="1.783cm" svg:y2="7.786cm">
          <text:p/>
        </draw:line>
        <draw:line draw:style-name="gr5" draw:text-style-name="P2" draw:layer="layout" svg:x1="1.784cm" svg:y1="7.785cm" svg:x2="1.782cm" svg:y2="7.797cm">
          <text:p/>
        </draw:line>
        <draw:line draw:style-name="gr5" draw:text-style-name="P2" draw:layer="layout" svg:x1="1.782cm" svg:y1="7.796cm" svg:x2="1.782cm" svg:y2="7.803cm">
          <text:p/>
        </draw:line>
        <draw:line draw:style-name="gr5" draw:text-style-name="P2" draw:layer="layout" svg:x1="1.782cm" svg:y1="7.803cm" svg:x2="1.782cm" svg:y2="7.826cm">
          <text:p/>
        </draw:line>
        <draw:line draw:style-name="gr5" draw:text-style-name="P2" draw:layer="layout" svg:x1="1.782cm" svg:y1="7.827cm" svg:x2="1.746cm" svg:y2="7.827cm">
          <text:p/>
        </draw:line>
        <draw:line draw:style-name="gr5" draw:text-style-name="P2" draw:layer="layout" svg:x1="1.746cm" svg:y1="7.827cm" svg:x2="1.71cm" svg:y2="7.827cm">
          <text:p/>
        </draw:line>
        <draw:line draw:style-name="gr5" draw:text-style-name="P2" draw:layer="layout" svg:x1="1.71cm" svg:y1="7.826cm" svg:x2="1.71cm" svg:y2="7.803cm">
          <text:p/>
        </draw:line>
        <draw:line draw:style-name="gr5" draw:text-style-name="P2" draw:layer="layout" svg:x1="1.71cm" svg:y1="7.804cm" svg:x2="1.709cm" svg:y2="7.792cm">
          <text:p/>
        </draw:line>
        <draw:line draw:style-name="gr5" draw:text-style-name="P2" draw:layer="layout" svg:x1="1.711cm" svg:y1="7.792cm" svg:x2="1.707cm" svg:y2="7.783cm">
          <text:p/>
        </draw:line>
        <draw:line draw:style-name="gr5" draw:text-style-name="P2" draw:layer="layout" svg:x1="1.707cm" svg:y1="7.783cm" svg:x2="1.706cm" svg:y2="7.781cm">
          <text:p/>
        </draw:line>
        <draw:line draw:style-name="gr5" draw:text-style-name="P2" draw:layer="layout" svg:x1="1.707cm" svg:y1="7.781cm" svg:x2="1.699cm" svg:y2="7.786cm">
          <text:p/>
        </draw:line>
        <draw:line draw:style-name="gr5" draw:text-style-name="P2" draw:layer="layout" svg:x1="1.701cm" svg:y1="7.785cm" svg:x2="1.694cm" svg:y2="7.797cm">
          <text:p/>
        </draw:line>
        <draw:line draw:style-name="gr5" draw:text-style-name="P2" draw:layer="layout" svg:x1="1.695cm" svg:y1="7.796cm" svg:x2="1.693cm" svg:y2="7.811cm">
          <text:p/>
        </draw:line>
        <draw:line draw:style-name="gr5" draw:text-style-name="P2" draw:layer="layout" svg:x1="1.693cm" svg:y1="7.81cm" svg:x2="1.693cm" svg:y2="7.827cm">
          <text:p/>
        </draw:line>
        <draw:line draw:style-name="gr5" draw:text-style-name="P2" draw:layer="layout" svg:x1="1.693cm" svg:y1="7.827cm" svg:x2="1.657cm" svg:y2="7.827cm">
          <text:p/>
        </draw:line>
        <draw:line draw:style-name="gr5" draw:text-style-name="P2" draw:layer="layout" svg:x1="1.657cm" svg:y1="7.827cm" svg:x2="1.621cm" svg:y2="7.827cm">
          <text:p/>
        </draw:line>
        <draw:line draw:style-name="gr5" draw:text-style-name="P2" draw:layer="layout" svg:x1="1.621cm" svg:y1="7.827cm" svg:x2="1.621cm" svg:y2="7.806cm">
          <text:p/>
        </draw:line>
        <draw:line draw:style-name="gr5" draw:text-style-name="P2" draw:layer="layout" svg:x1="1.621cm" svg:y1="7.806cm" svg:x2="1.625cm" svg:y2="7.781cm">
          <text:p/>
        </draw:line>
        <draw:line draw:style-name="gr5" draw:text-style-name="P2" draw:layer="layout" svg:x1="1.624cm" svg:y1="7.783cm" svg:x2="1.635cm" svg:y2="7.758cm">
          <text:p/>
        </draw:line>
        <draw:line draw:style-name="gr5" draw:text-style-name="P2" draw:layer="layout" svg:x1="1.633cm" svg:y1="7.759cm" svg:x2="1.644cm" svg:y2="7.743cm">
          <text:p/>
        </draw:line>
        <draw:line draw:style-name="gr5" draw:text-style-name="P2" draw:layer="layout" svg:x1="1.643cm" svg:y1="7.744cm" svg:x2="1.653cm" svg:y2="7.732cm">
          <text:p/>
        </draw:line>
        <draw:line draw:style-name="gr5" draw:text-style-name="P2" draw:layer="layout" svg:x1="1.652cm" svg:y1="7.732cm" svg:x2="1.641cm" svg:y2="7.732cm">
          <text:p/>
        </draw:line>
        <draw:line draw:style-name="gr5" draw:text-style-name="P2" draw:layer="layout" svg:x1="1.641cm" svg:y1="7.732cm" svg:x2="1.629cm" svg:y2="7.732cm">
          <text:p/>
        </draw:line>
        <draw:line draw:style-name="gr5" draw:text-style-name="P2" draw:layer="layout" svg:x1="1.629cm" svg:y1="7.733cm" svg:x2="1.629cm" svg:y2="7.696cm">
          <text:p/>
        </draw:line>
        <draw:line draw:style-name="gr5" draw:text-style-name="P2" draw:layer="layout" svg:x1="1.629cm" svg:y1="7.696cm" svg:x2="1.629cm" svg:y2="7.658cm">
          <text:p/>
        </draw:line>
        <draw:line draw:style-name="gr5" draw:text-style-name="P2" draw:layer="layout" svg:x1="1.629cm" svg:y1="7.658cm" svg:x2="1.641cm" svg:y2="7.658cm">
          <text:p/>
        </draw:line>
        <draw:line draw:style-name="gr5" draw:text-style-name="P2" draw:layer="layout" svg:x1="1.641cm" svg:y1="7.658cm" svg:x2="1.652cm" svg:y2="7.658cm">
          <text:p/>
        </draw:line>
        <draw:line draw:style-name="gr5" draw:text-style-name="P2" draw:layer="layout" svg:x1="1.653cm" svg:y1="7.659cm" svg:x2="1.643cm" svg:y2="7.647cm">
          <text:p/>
        </draw:line>
        <draw:line draw:style-name="gr5" draw:text-style-name="P2" draw:layer="layout" svg:x1="1.644cm" svg:y1="7.648cm" svg:x2="1.631cm" svg:y2="7.627cm">
          <text:p/>
        </draw:line>
        <draw:line draw:style-name="gr5" draw:text-style-name="P2" draw:layer="layout" svg:x1="1.632cm" svg:y1="7.628cm" svg:x2="1.623cm" svg:y2="7.604cm">
          <text:p/>
        </draw:line>
        <draw:line draw:style-name="gr5" draw:text-style-name="P2" draw:layer="layout" svg:x1="1.624cm" svg:y1="7.605cm" svg:x2="1.621cm" svg:y2="7.584cm">
          <text:p/>
        </draw:line>
        <draw:line draw:style-name="gr5" draw:text-style-name="P2" draw:layer="layout" svg:x1="1.621cm" svg:y1="7.584cm" svg:x2="1.621cm" svg:y2="7.564cm">
          <text:p/>
        </draw:line>
        <draw:line draw:style-name="gr5" draw:text-style-name="P2" draw:layer="layout" svg:x1="1.621cm" svg:y1="7.564cm" svg:x2="1.657cm" svg:y2="7.564cm">
          <text:p/>
        </draw:line>
        <draw:line draw:style-name="gr5" draw:text-style-name="P2" draw:layer="layout" svg:x1="1.657cm" svg:y1="7.564cm" svg:x2="1.693cm" svg:y2="7.564cm">
          <text:p/>
        </draw:line>
        <draw:line draw:style-name="gr5" draw:text-style-name="P2" draw:layer="layout" svg:x1="1.693cm" svg:y1="7.564cm" svg:x2="1.693cm" svg:y2="7.581cm">
          <text:p/>
        </draw:line>
        <draw:polygon draw:style-name="gr1" draw:text-style-name="P1" draw:layer="layout" svg:width="0.25cm" svg:height="0.263cm" svg:x="1.621cm" svg:y="7.564cm" svg:viewBox="0 0 251 264" draw:points="72,17 74,33 79,42 85,45 87,41 89,30 89,0 161,0 161,22 162,36 163,43 164,45 173,41 177,30 179,17 179,0 251,0 251,20 248,45 239,69 229,84 220,95 243,95 243,169 220,169 229,180 241,198 249,223 251,243 251,264 179,264 179,247 177,231 172,222 164,218 162,223 161,233 161,264 89,264 89,240 88,229 86,221 85,218 78,223 73,233 72,247 72,264 0,264 0,243 3,218 12,194 22,180 31,169 8,169 8,95 31,95 22,84 10,64 2,41 0,20 0,0 72,0">
          <text:p/>
        </draw:polygon>
        <draw:line draw:style-name="gr2" draw:text-style-name="P2" draw:layer="layout" svg:x1="6.193cm" svg:y1="3.125cm" svg:x2="6.193cm" svg:y2="2.862cm">
          <text:p/>
        </draw:line>
        <draw:line draw:style-name="gr2" draw:text-style-name="P2" draw:layer="layout" svg:x1="6.193cm" svg:y1="2.864cm" svg:x2="6.245cm" svg:y2="2.81cm">
          <text:p/>
        </draw:line>
        <draw:line draw:style-name="gr2" draw:text-style-name="P2" draw:layer="layout" svg:x1="7.108cm" svg:y1="2.81cm" svg:x2="7.209cm" svg:y2="2.916cm">
          <text:p/>
        </draw:line>
        <draw:line draw:style-name="gr2" draw:text-style-name="P2" draw:layer="layout" svg:x1="6.193cm" svg:y1="2.81cm" svg:x2="6.244cm" svg:y2="2.81cm">
          <text:p/>
        </draw:line>
        <draw:line draw:style-name="gr2" draw:text-style-name="P2" draw:layer="layout" svg:x1="7.208cm" svg:y1="2.914cm" svg:x2="7.208cm" svg:y2="3.124cm">
          <text:p/>
        </draw:line>
        <draw:line draw:style-name="gr2" draw:text-style-name="P2" draw:layer="layout" svg:x1="6.193cm" svg:y1="3.652cm" svg:x2="6.245cm" svg:y2="3.598cm">
          <text:p/>
        </draw:line>
        <draw:line draw:style-name="gr2" draw:text-style-name="P2" draw:layer="layout" svg:x1="6.244cm" svg:y1="3.598cm" svg:x2="6.293cm" svg:y2="3.598cm">
          <text:p/>
        </draw:line>
        <draw:line draw:style-name="gr2" draw:text-style-name="P2" draw:layer="layout" svg:x1="6.193cm" svg:y1="3.598cm" svg:x2="6.293cm" svg:y2="3.598cm">
          <text:p/>
        </draw:line>
        <draw:line draw:style-name="gr2" draw:text-style-name="P2" draw:layer="layout" svg:x1="7.108cm" svg:y1="3.598cm" svg:x2="6.193cm" svg:y2="3.598cm">
          <text:p/>
        </draw:line>
        <draw:line draw:style-name="gr2" draw:text-style-name="P2" draw:layer="layout" svg:x1="6.193cm" svg:y1="2.076cm" svg:x2="6.245cm" svg:y2="2.022cm">
          <text:p/>
        </draw:line>
        <draw:line draw:style-name="gr2" draw:text-style-name="P2" draw:layer="layout" svg:x1="6.193cm" svg:y1="2.127cm" svg:x2="6.193cm" svg:y2="2.074cm">
          <text:p/>
        </draw:line>
        <draw:line draw:style-name="gr2" draw:text-style-name="P2" draw:layer="layout" svg:x1="6.244cm" svg:y1="2.022cm" svg:x2="6.293cm" svg:y2="2.022cm">
          <text:p/>
        </draw:line>
        <draw:line draw:style-name="gr2" draw:text-style-name="P2" draw:layer="layout" svg:x1="6.193cm" svg:y1="2.127cm" svg:x2="6.193cm" svg:y2="2.022cm">
          <text:p/>
        </draw:line>
        <draw:line draw:style-name="gr2" draw:text-style-name="P2" draw:layer="layout" svg:x1="6.193cm" svg:y1="2.022cm" svg:x2="6.293cm" svg:y2="2.022cm">
          <text:p/>
        </draw:line>
        <draw:line draw:style-name="gr2" draw:text-style-name="P2" draw:layer="layout" svg:x1="6.057cm" svg:y1="2.022cm" svg:x2="6.143cm" svg:y2="2.022cm">
          <text:p/>
        </draw:line>
        <draw:line draw:style-name="gr2" draw:text-style-name="P2" draw:layer="layout" svg:x1="6.194cm" svg:y1="2.076cm" svg:x2="6.144cm" svg:y2="2.022cm">
          <text:p/>
        </draw:line>
        <draw:line draw:style-name="gr2" draw:text-style-name="P2" draw:layer="layout" svg:x1="6.144cm" svg:y1="2.022cm" svg:x2="6.193cm" svg:y2="2.022cm">
          <text:p/>
        </draw:line>
        <draw:line draw:style-name="gr2" draw:text-style-name="P2" draw:layer="layout" svg:x1="5.744cm" svg:y1="2.022cm" svg:x2="6.058cm" svg:y2="2.022cm">
          <text:p/>
        </draw:line>
        <draw:line draw:style-name="gr2" draw:text-style-name="P2" draw:layer="layout" svg:x1="7.108cm" svg:y1="2.81cm" svg:x2="6.108cm" svg:y2="2.81cm">
          <text:p/>
        </draw:line>
        <draw:line draw:style-name="gr2" draw:text-style-name="P2" draw:layer="layout" svg:x1="7.107cm" svg:y1="2.022cm" svg:x2="6.057cm" svg:y2="2.022cm">
          <text:p/>
        </draw:line>
        <draw:line draw:style-name="gr2" draw:text-style-name="P2" draw:layer="layout" svg:x1="6.193cm" svg:y1="2.337cm" svg:x2="6.193cm" svg:y2="2.127cm">
          <text:p/>
        </draw:line>
        <draw:line draw:style-name="gr2" draw:text-style-name="P2" draw:layer="layout" svg:x1="7.208cm" svg:y1="2.127cm" svg:x2="7.208cm" svg:y2="2.337cm">
          <text:p/>
        </draw:line>
        <draw:line draw:style-name="gr2" draw:text-style-name="P2" draw:layer="layout" svg:x1="7.108cm" svg:y1="2.022cm" svg:x2="7.209cm" svg:y2="2.128cm">
          <text:p/>
        </draw:line>
        <draw:line draw:style-name="gr6" draw:text-style-name="P2" draw:layer="layout" svg:x1="1.656cm" svg:y1="4.738cm" svg:x2="1.656cm" svg:y2="4.678cm">
          <text:p/>
        </draw:line>
        <draw:polyline draw:style-name="gr6" draw:text-style-name="P2" draw:layer="layout" svg:width="0.101cm" svg:height="0.029cm" svg:x="1.555cm" svg:y="4.678cm" svg:viewBox="0 0 102 30" draw:points="102,30 0,30 16,20 25,9 30,0">
          <text:p/>
        </draw:polyline>
        <draw:line draw:style-name="gr2" draw:text-style-name="P2" draw:layer="layout" svg:x1="1.624cm" svg:y1="5.167cm" svg:x2="1.624cm" svg:y2="4.967cm">
          <text:p/>
        </draw:line>
        <draw:line draw:style-name="gr2" draw:text-style-name="P2" draw:layer="layout" svg:x1="2.132cm" svg:y1="4.967cm" svg:x2="2.132cm" svg:y2="5.264cm">
          <text:p/>
        </draw:line>
        <draw:line draw:style-name="gr2" draw:text-style-name="P2" draw:layer="layout" svg:x1="1.878cm" svg:y1="5.372cm" svg:x2="1.878cm" svg:y2="4.967cm">
          <text:p/>
        </draw:line>
        <draw:line draw:style-name="gr2" draw:text-style-name="P2" draw:layer="layout" svg:x1="1.544cm" svg:y1="5.435cm" svg:x2="1.544cm" svg:y2="5.822cm">
          <text:p/>
        </draw:line>
        <draw:line draw:style-name="gr2" draw:text-style-name="P2" draw:layer="layout" svg:x1="1.544cm" svg:y1="5.434cm" svg:x2="1.544cm" svg:y2="5.25cm">
          <text:p/>
        </draw:line>
        <draw:line draw:style-name="gr2" draw:text-style-name="P2" draw:layer="layout" svg:x1="1.544cm" svg:y1="5.251cm" svg:x2="1.625cm" svg:y2="5.166cm">
          <text:p/>
        </draw:line>
        <draw:line draw:style-name="gr2" draw:text-style-name="P2" draw:layer="layout" svg:x1="2.292cm" svg:y1="5.435cm" svg:x2="2.342cm" svg:y2="5.435cm">
          <text:p/>
        </draw:line>
        <draw:line draw:style-name="gr2" draw:text-style-name="P2" draw:layer="layout" svg:x1="2.132cm" svg:y1="5.264cm" svg:x2="2.294cm" svg:y2="5.435cm">
          <text:p/>
        </draw:line>
        <draw:line draw:style-name="gr2" draw:text-style-name="P2" draw:layer="layout" svg:x1="1.844cm" svg:y1="5.41cm" svg:x2="1.879cm" svg:y2="5.373cm">
          <text:p/>
        </draw:line>
        <draw:line draw:style-name="gr2" draw:text-style-name="P2" draw:layer="layout" svg:x1="1.844cm" svg:y1="5.822cm" svg:x2="1.844cm" svg:y2="5.408cm">
          <text:p/>
        </draw:line>
        <draw:line draw:style-name="gr2" draw:text-style-name="P2" draw:layer="layout" svg:x1="1.544cm" svg:y1="3.702cm" svg:x2="1.618cm" svg:y2="3.702cm">
          <text:p/>
        </draw:line>
        <draw:line draw:style-name="gr2" draw:text-style-name="P2" draw:layer="layout" svg:x1="1.618cm" svg:y1="3.702cm" svg:x2="1.879cm" svg:y2="3.975cm">
          <text:p/>
        </draw:line>
        <draw:line draw:style-name="gr2" draw:text-style-name="P2" draw:layer="layout" svg:x1="1.878cm" svg:y1="3.974cm" svg:x2="1.878cm" svg:y2="4.167cm">
          <text:p/>
        </draw:line>
        <draw:line draw:style-name="gr2" draw:text-style-name="P2" draw:layer="layout" svg:x1="1.624cm" svg:y1="4.389cm" svg:x2="1.745cm" svg:y2="4.516cm">
          <text:p/>
        </draw:line>
        <draw:line draw:style-name="gr2" draw:text-style-name="P2" draw:layer="layout" svg:x1="1.624cm" svg:y1="4.167cm" svg:x2="1.624cm" svg:y2="4.39cm">
          <text:p/>
        </draw:line>
        <draw:line draw:style-name="gr2" draw:text-style-name="P2" draw:layer="layout" svg:x1="3.169cm" svg:y1="3.756cm" svg:x2="3.163cm" svg:y2="3.75cm">
          <text:p/>
        </draw:line>
        <draw:line draw:style-name="gr2" draw:text-style-name="P2" draw:layer="layout" svg:x1="2.894cm" svg:y1="4.167cm" svg:x2="2.894cm" svg:y2="3.991cm">
          <text:p/>
        </draw:line>
        <draw:line draw:style-name="gr2" draw:text-style-name="P2" draw:layer="layout" svg:x1="3.168cm" svg:y1="3.781cm" svg:x2="3.168cm" svg:y2="3.755cm">
          <text:p/>
        </draw:line>
        <draw:line draw:style-name="gr2" draw:text-style-name="P2" draw:layer="layout" svg:x1="3.668cm" svg:y1="4.517cm" svg:x2="3.744cm" svg:y2="4.437cm">
          <text:p/>
        </draw:line>
        <draw:line draw:style-name="gr2" draw:text-style-name="P2" draw:layer="layout" svg:x1="3.742cm" svg:y1="4.516cm" svg:x2="3.742cm" svg:y2="4.437cm">
          <text:p/>
        </draw:line>
        <draw:line draw:style-name="gr2" draw:text-style-name="P2" draw:layer="layout" svg:x1="3.742cm" svg:y1="4.621cm" svg:x2="3.742cm" svg:y2="4.516cm">
          <text:p/>
        </draw:line>
        <draw:line draw:style-name="gr2" draw:text-style-name="P2" draw:layer="layout" svg:x1="3.225cm" svg:y1="4.168cm" svg:x2="3.474cm" svg:y2="3.907cm">
          <text:p/>
        </draw:line>
        <draw:line draw:style-name="gr2" draw:text-style-name="P2" draw:layer="layout" svg:x1="3.148cm" svg:y1="4.167cm" svg:x2="3.225cm" svg:y2="4.167cm">
          <text:p/>
        </draw:line>
        <draw:line draw:style-name="gr2" draw:text-style-name="P2" draw:layer="layout" svg:x1="2.64cm" svg:y1="5.115cm" svg:x2="2.944cm" svg:y2="5.435cm">
          <text:p/>
        </draw:line>
        <draw:line draw:style-name="gr2" draw:text-style-name="P2" draw:layer="layout" svg:x1="2.64cm" svg:y1="4.967cm" svg:x2="2.64cm" svg:y2="5.115cm">
          <text:p/>
        </draw:line>
        <draw:line draw:style-name="gr2" draw:text-style-name="P2" draw:layer="layout" svg:x1="2.344cm" svg:y1="4.974cm" svg:x2="2.339cm" svg:y2="4.967cm">
          <text:p/>
        </draw:line>
        <draw:line draw:style-name="gr2" draw:text-style-name="P2" draw:layer="layout" svg:x1="2.385cm" svg:y1="4.967cm" svg:x2="2.385cm" svg:y2="5.137cm">
          <text:p/>
        </draw:line>
        <draw:line draw:style-name="gr2" draw:text-style-name="P2" draw:layer="layout" svg:x1="2.385cm" svg:y1="5.138cm" svg:x2="2.664cm" svg:y2="5.431cm">
          <text:p/>
        </draw:line>
        <draw:line draw:style-name="gr2" draw:text-style-name="P2" draw:layer="layout" svg:x1="1.744cm" svg:y1="4.516cm" svg:x2="3.668cm" svg:y2="4.516cm">
          <text:p/>
        </draw:line>
        <draw:line draw:style-name="gr2" draw:text-style-name="P2" draw:layer="layout" svg:x1="2.969cm" svg:y1="5.198cm" svg:x2="3.318cm" svg:y2="5.198cm">
          <text:p/>
        </draw:line>
        <draw:line draw:style-name="gr2" draw:text-style-name="P2" draw:layer="layout" svg:x1="2.894cm" svg:y1="4.967cm" svg:x2="2.894cm" svg:y2="5.119cm">
          <text:p/>
        </draw:line>
        <draw:line draw:style-name="gr2" draw:text-style-name="P2" draw:layer="layout" svg:x1="3.318cm" svg:y1="5.198cm" svg:x2="3.469cm" svg:y2="5.357cm">
          <text:p/>
        </draw:line>
        <draw:line draw:style-name="gr2" draw:text-style-name="P2" draw:layer="layout" svg:x1="2.894cm" svg:y1="5.12cm" svg:x2="2.97cm" svg:y2="5.2cm">
          <text:p/>
        </draw:line>
        <draw:line draw:style-name="gr2" draw:text-style-name="P2" draw:layer="layout" svg:x1="2.385cm" svg:y1="3.956cm" svg:x2="2.385cm" svg:y2="4.167cm">
          <text:p/>
        </draw:line>
        <draw:line draw:style-name="gr2" draw:text-style-name="P2" draw:layer="layout" svg:x1="2.638cm" svg:y1="4.166cm" svg:x2="2.64cm" svg:y2="4.167cm">
          <text:p/>
        </draw:line>
        <draw:line draw:style-name="gr2" draw:text-style-name="P2" draw:layer="layout" svg:x1="2.644cm" svg:y1="4.163cm" svg:x2="2.64cm" svg:y2="4.169cm">
          <text:p/>
        </draw:line>
        <draw:line draw:style-name="gr2" draw:text-style-name="P2" draw:layer="layout" svg:x1="2.133cm" svg:y1="4.032cm" svg:x2="1.848cm" svg:y2="3.734cm">
          <text:p/>
        </draw:line>
        <draw:line draw:style-name="gr2" draw:text-style-name="P2" draw:layer="layout" svg:x1="2.132cm" svg:y1="4.167cm" svg:x2="2.132cm" svg:y2="4.031cm">
          <text:p/>
        </draw:line>
        <draw:line draw:style-name="gr4" draw:text-style-name="P2" draw:layer="layout" svg:x1="2.75cm" svg:y1="1.076cm" svg:x2="2.712cm" svg:y2="1.076cm">
          <text:p/>
        </draw:line>
        <draw:line draw:style-name="gr4" draw:text-style-name="P2" draw:layer="layout" svg:x1="2.731cm" svg:y1="1.096cm" svg:x2="2.731cm" svg:y2="1.056cm">
          <text:p/>
        </draw:line>
        <draw:polyline draw:style-name="gr4" draw:text-style-name="P2" draw:layer="layout" svg:width="0.029cm" svg:height="0.052cm" svg:x="2.662cm" svg:y="1.044cm" svg:viewBox="0 0 30 53" draw:points="2,0 27,0 30,24 27,22 22,20 11,20 5,22 2,24 0,29 0,43 2,48 5,50 11,53 22,53 27,50 30,48">
          <text:p/>
        </draw:polyline>
        <draw:polyline draw:style-name="gr4" draw:text-style-name="P2" draw:layer="layout" svg:width="0.033cm" svg:height="0.052cm" svg:x="2.615cm" svg:y="1.044cm" svg:viewBox="0 0 34 53" draw:points="34,0 17,53 0,0">
          <text:p/>
        </draw:polyline>
        <draw:line draw:style-name="gr2" draw:text-style-name="P2" draw:layer="layout" svg:x1="3.468cm" svg:y1="1.313cm" svg:x2="2.643cm" svg:y2="1.313cm">
          <text:p/>
        </draw:line>
        <draw:line draw:style-name="gr2" draw:text-style-name="P2" draw:layer="layout" svg:x1="3.668cm" svg:y1="1.947cm" svg:x2="3.668cm" svg:y2="1.943cm">
          <text:p/>
        </draw:line>
        <draw:line draw:style-name="gr2" draw:text-style-name="P2" draw:layer="layout" svg:x1="1.673cm" svg:y1="1.948cm" svg:x2="3.668cm" svg:y2="1.948cm">
          <text:p/>
        </draw:line>
        <draw:line draw:style-name="gr2" draw:text-style-name="P2" draw:layer="layout" svg:x1="3.744cm" svg:y1="1.603cm" svg:x2="3.468cm" svg:y2="1.313cm">
          <text:p/>
        </draw:line>
        <draw:line draw:style-name="gr2" draw:text-style-name="P2" draw:layer="layout" svg:x1="3.168cm" svg:y1="3.341cm" svg:x2="3.168cm" svg:y2="3.702cm">
          <text:p/>
        </draw:line>
        <draw:line draw:style-name="gr2" draw:text-style-name="P2" draw:layer="layout" svg:x1="3.174cm" svg:y1="3.347cm" svg:x2="3.168cm" svg:y2="3.341cm">
          <text:p/>
        </draw:line>
        <draw:line draw:style-name="gr2" draw:text-style-name="P2" draw:layer="layout" svg:x1="2.894cm" svg:y1="3.992cm" svg:x2="3.169cm" svg:y2="3.702cm">
          <text:p/>
        </draw:line>
        <draw:line draw:style-name="gr2" draw:text-style-name="P2" draw:layer="layout" svg:x1="2.343cm" svg:y1="3.913cm" svg:x2="2.386cm" svg:y2="3.958cm">
          <text:p/>
        </draw:line>
        <draw:line draw:style-name="gr2" draw:text-style-name="P2" draw:layer="layout" svg:x1="2.64cm" svg:y1="4.167cm" svg:x2="2.64cm" svg:y2="3.345cm">
          <text:p/>
        </draw:line>
        <draw:line draw:style-name="gr2" draw:text-style-name="P2" draw:layer="layout" svg:x1="2.64cm" svg:y1="3.346cm" svg:x2="2.644cm" svg:y2="3.341cm">
          <text:p/>
        </draw:line>
        <draw:line draw:style-name="gr2" draw:text-style-name="P2" draw:layer="layout" svg:x1="3.742cm" svg:y1="1.944cm" svg:x2="3.742cm" svg:y2="1.865cm">
          <text:p/>
        </draw:line>
        <draw:line draw:style-name="gr2" draw:text-style-name="P2" draw:layer="layout" svg:x1="3.668cm" svg:y1="1.948cm" svg:x2="3.673cm" svg:y2="1.948cm">
          <text:p/>
        </draw:line>
        <draw:line draw:style-name="gr2" draw:text-style-name="P2" draw:layer="layout" svg:x1="3.668cm" svg:y1="1.948cm" svg:x2="3.739cm" svg:y2="1.948cm">
          <text:p/>
        </draw:line>
        <draw:line draw:style-name="gr2" draw:text-style-name="P2" draw:layer="layout" svg:x1="3.672cm" svg:y1="1.948cm" svg:x2="3.743cm" svg:y2="2.024cm">
          <text:p/>
        </draw:line>
        <draw:line draw:style-name="gr2" draw:text-style-name="P2" draw:layer="layout" svg:x1="3.742cm" svg:y1="1.865cm" svg:x2="3.742cm" svg:y2="1.602cm">
          <text:p/>
        </draw:line>
        <draw:line draw:style-name="gr2" draw:text-style-name="P2" draw:layer="layout" svg:x1="3.668cm" svg:y1="1.945cm" svg:x2="3.744cm" svg:y2="1.865cm">
          <text:p/>
        </draw:line>
        <draw:line draw:style-name="gr2" draw:text-style-name="P2" draw:layer="layout" svg:x1="3.473cm" svg:y1="2.54cm" svg:x2="3.473cm" svg:y2="2.371cm">
          <text:p/>
        </draw:line>
        <draw:line draw:style-name="gr2" draw:text-style-name="P2" draw:layer="layout" svg:x1="3.474cm" svg:y1="2.373cm" svg:x2="3.318cm" svg:y2="2.209cm">
          <text:p/>
        </draw:line>
        <draw:polygon draw:style-name="gr1" draw:text-style-name="P1" draw:layer="layout" svg:width="0.035cm" svg:height="0.08cm" svg:x="1.816cm" svg:y="1.3cm" svg:viewBox="0 0 36 81" draw:points="0,0 4,0 36,81">
          <text:p/>
        </draw:polygon>
        <draw:polygon draw:style-name="gr1" draw:text-style-name="P1" draw:layer="layout" svg:width="0.003cm" svg:height="0.005cm" svg:x="1.863cm" svg:y="1.398cm" svg:viewBox="0 0 4 6" draw:points="0,0 4,0 4,6">
          <text:p/>
        </draw:polygon>
        <draw:polygon draw:style-name="gr1" draw:text-style-name="P1" draw:layer="layout" svg:width="0.029cm" svg:height="0.005cm" svg:x="1.836cm" svg:y="1.398cm" svg:viewBox="0 0 30 6" draw:points="30,6 0,6 0,0">
          <text:p/>
        </draw:polygon>
        <draw:polygon draw:style-name="gr1" draw:text-style-name="P1" draw:layer="layout" svg:width="0.003cm" svg:height="0.008cm" svg:x="1.841cm" svg:y="1.373cm" svg:viewBox="0 0 4 9" draw:points="4,9 2,5 0,0">
          <text:p/>
        </draw:polygon>
        <draw:polygon draw:style-name="gr1" draw:text-style-name="P1" draw:layer="layout" svg:width="0.006cm" svg:height="0.005cm" svg:x="1.81cm" svg:y="1.397cm" svg:viewBox="0 0 7 6" draw:points="0,0 7,1 7,6">
          <text:p/>
        </draw:polygon>
        <draw:polygon draw:style-name="gr1" draw:text-style-name="P1" draw:layer="layout" svg:width="0.046cm" svg:height="0.005cm" svg:x="1.769cm" svg:y="1.398cm" svg:viewBox="0 0 47 6" draw:points="47,6 0,6 0,0">
          <text:p/>
        </draw:polygon>
        <draw:polygon draw:style-name="gr1" draw:text-style-name="P1" draw:layer="layout" svg:width="0.027cm" svg:height="0.011cm" svg:x="1.785cm" svg:y="1.367cm" svg:viewBox="0 0 28 12" draw:points="0,12 4,0 28,0">
          <text:p/>
        </draw:polygon>
        <draw:polygon draw:style-name="gr1" draw:text-style-name="P1" draw:layer="layout" svg:width="0.037cm" svg:height="0.037cm" svg:x="1.789cm" svg:y="1.33cm" svg:viewBox="0 0 38 38" draw:points="38,0 24,38 0,38">
          <text:p/>
        </draw:polygon>
        <draw:polygon draw:style-name="gr1" draw:text-style-name="P1" draw:layer="layout" svg:width="0.037cm" svg:height="0.086cm" svg:x="1.816cm" svg:y="1.3cm" svg:viewBox="0 0 38 87" draw:points="0,0 35,81 38,87">
          <text:p/>
        </draw:polygon>
        <draw:polygon draw:style-name="gr1" draw:text-style-name="P1" draw:layer="layout" svg:width="0.006cm" svg:height="0.006cm" svg:x="1.859cm" svg:y="1.396cm" svg:viewBox="0 0 7 7" draw:points="0,0 5,2 7,7">
          <text:p/>
        </draw:polygon>
        <draw:polygon draw:style-name="gr1" draw:text-style-name="P1" draw:layer="layout" svg:width="0.029cm" svg:height="0.005cm" svg:x="1.836cm" svg:y="1.397cm" svg:viewBox="0 0 30 6" draw:points="30,6 0,1 5,0">
          <text:p/>
        </draw:polygon>
        <draw:polygon draw:style-name="gr1" draw:text-style-name="P1" draw:layer="layout" svg:width="0.009cm" svg:height="0.005cm" svg:x="1.806cm" svg:y="1.397cm" svg:viewBox="0 0 10 6" draw:points="0,0 5,0 10,6">
          <text:p/>
        </draw:polygon>
        <draw:polygon draw:style-name="gr1" draw:text-style-name="P1" draw:layer="layout" svg:width="0.046cm" svg:height="0.005cm" svg:x="1.769cm" svg:y="1.397cm" svg:viewBox="0 0 47 6" draw:points="47,6 0,1 6,0">
          <text:p/>
        </draw:polygon>
        <draw:polygon draw:style-name="gr1" draw:text-style-name="P1" draw:layer="layout" svg:width="0.029cm" svg:height="0.015cm" svg:x="1.783cm" svg:y="1.367cm" svg:viewBox="0 0 30 16" draw:points="0,16 2,12 30,0">
          <text:p/>
        </draw:polygon>
        <draw:polygon draw:style-name="gr1" draw:text-style-name="P1" draw:layer="layout" svg:width="0.037cm" svg:height="0.067cm" svg:x="1.789cm" svg:y="1.3cm" svg:viewBox="0 0 38 68" draw:points="38,32 0,68 28,0">
          <text:p/>
        </draw:polygon>
        <draw:polygon draw:style-name="gr1" draw:text-style-name="P1" draw:layer="layout" svg:width="0.024cm" svg:height="0.006cm" svg:x="1.841cm" svg:y="1.396cm" svg:viewBox="0 0 25 7" draw:points="19,0 25,7 0,1">
          <text:p/>
        </draw:polygon>
        <draw:polygon draw:style-name="gr1" draw:text-style-name="P1" draw:layer="layout" svg:width="0.04cm" svg:height="0.005cm" svg:x="1.775cm" svg:y="1.397cm" svg:viewBox="0 0 41 6" draw:points="32,0 41,6 0,0">
          <text:p/>
        </draw:polygon>
        <draw:polygon draw:style-name="gr1" draw:text-style-name="P1" draw:layer="layout" svg:width="0.032cm" svg:height="0.02cm" svg:x="1.78cm" svg:y="1.367cm" svg:viewBox="0 0 33 21" draw:points="0,21 3,16 33,0">
          <text:p/>
        </draw:polygon>
        <draw:polygon draw:style-name="gr1" draw:text-style-name="P1" draw:layer="layout" svg:width="0.023cm" svg:height="0.067cm" svg:x="1.816cm" svg:y="1.3cm" svg:viewBox="0 0 24 68" draw:points="24,68 11,32 0,0">
          <text:p/>
        </draw:polygon>
        <draw:polygon draw:style-name="gr1" draw:text-style-name="P1" draw:layer="layout" svg:width="0.018cm" svg:height="0.002cm" svg:x="1.841cm" svg:y="1.395cm" svg:viewBox="0 0 19 3" draw:points="19,2 0,3 5,0">
          <text:p/>
        </draw:polygon>
        <draw:polygon draw:style-name="gr1" draw:text-style-name="P1" draw:layer="layout" svg:width="0.031cm" svg:height="0.004cm" svg:x="1.775cm" svg:y="1.393cm" svg:viewBox="0 0 32 5" draw:points="29,0 32,5 0,5">
          <text:p/>
        </draw:polygon>
        <draw:polygon draw:style-name="gr1" draw:text-style-name="P1" draw:layer="layout" svg:width="0.034cm" svg:height="0.025cm" svg:x="1.778cm" svg:y="1.367cm" svg:viewBox="0 0 35 26" draw:points="0,26 2,21 35,0">
          <text:p/>
        </draw:polygon>
        <draw:polygon draw:style-name="gr1" draw:text-style-name="P1" draw:layer="layout" svg:width="0.037cm" svg:height="0.086cm" svg:x="1.816cm" svg:y="1.3cm" svg:viewBox="0 0 38 87" draw:points="23,68 0,0 38,87">
          <text:p/>
        </draw:polygon>
        <draw:polygon draw:style-name="gr1" draw:text-style-name="P1" draw:layer="layout" svg:width="0.013cm" svg:height="0.004cm" svg:x="1.846cm" svg:y="1.392cm" svg:viewBox="0 0 14 5" draw:points="10,0 14,5 0,4">
          <text:p/>
        </draw:polygon>
        <draw:polygon draw:style-name="gr1" draw:text-style-name="P1" draw:layer="layout" svg:width="0.029cm" svg:height="0.011cm" svg:x="1.775cm" svg:y="1.387cm" svg:viewBox="0 0 30 12" draw:points="30,0 29,6 0,12">
          <text:p/>
        </draw:polygon>
        <draw:polygon draw:style-name="gr1" draw:text-style-name="P1" draw:layer="layout" svg:width="0.037cm" svg:height="0.029cm" svg:x="1.775cm" svg:y="1.367cm" svg:viewBox="0 0 38 30" draw:points="0,30 3,26 38,0">
          <text:p/>
        </draw:polygon>
        <draw:polygon draw:style-name="gr1" draw:text-style-name="P1" draw:layer="layout" svg:width="0.016cm" svg:height="0.024cm" svg:x="1.839cm" svg:y="1.367cm" svg:viewBox="0 0 17 25" draw:points="0,0 15,19 17,25">
          <text:p/>
        </draw:polygon>
        <draw:polygon draw:style-name="gr1" draw:text-style-name="P1" draw:layer="layout" svg:width="0.009cm" svg:height="0.003cm" svg:x="1.846cm" svg:y="1.392cm" svg:viewBox="0 0 10 4" draw:points="10,0 0,4 2,0">
          <text:p/>
        </draw:polygon>
        <draw:polygon draw:style-name="gr1" draw:text-style-name="P1" draw:layer="layout" svg:width="0.031cm" svg:height="0.014cm" svg:x="1.775cm" svg:y="1.383cm" svg:viewBox="0 0 32 15" draw:points="32,0 30,4 0,15">
          <text:p/>
        </draw:polygon>
        <draw:polygon draw:style-name="gr1" draw:text-style-name="P1" draw:layer="layout" svg:width="0.008cm" svg:height="0.005cm" svg:x="1.846cm" svg:y="1.386cm" svg:viewBox="0 0 9 6" draw:points="9,6 1,6 0,0">
          <text:p/>
        </draw:polygon>
        <draw:polygon draw:style-name="gr1" draw:text-style-name="P1" draw:layer="layout" svg:width="0.033cm" svg:height="0.019cm" svg:x="1.775cm" svg:y="1.378cm" svg:viewBox="0 0 34 20" draw:points="34,0 32,5 0,20">
          <text:p/>
        </draw:polygon>
        <draw:polygon draw:style-name="gr1" draw:text-style-name="P1" draw:layer="layout" svg:width="0.011cm" svg:height="0.011cm" svg:x="1.844cm" svg:y="1.381cm" svg:viewBox="0 0 12 12" draw:points="12,12 3,6 0,0">
          <text:p/>
        </draw:polygon>
        <draw:polygon draw:style-name="gr1" draw:text-style-name="P1" draw:layer="layout" svg:width="0.035cm" svg:height="0.024cm" svg:x="1.775cm" svg:y="1.373cm" svg:viewBox="0 0 36 25" draw:points="36,0 34,5 0,25">
          <text:p/>
        </draw:polygon>
        <draw:polygon draw:style-name="gr1" draw:text-style-name="P1" draw:layer="layout" svg:width="0.016cm" svg:height="0.024cm" svg:x="1.839cm" svg:y="1.367cm" svg:viewBox="0 0 17 25" draw:points="0,0 17,25 6,14">
          <text:p/>
        </draw:polygon>
        <draw:polygon draw:style-name="gr1" draw:text-style-name="P1" draw:layer="layout" svg:width="0.037cm" svg:height="0.029cm" svg:x="1.775cm" svg:y="1.367cm" svg:viewBox="0 0 38 30" draw:points="36,5 0,30 38,0">
          <text:p/>
        </draw:polygon>
        <draw:polygon draw:style-name="gr1" draw:text-style-name="P1" draw:layer="layout" svg:width="0.005cm" svg:height="0.014cm" svg:x="1.839cm" svg:y="1.367cm" svg:viewBox="0 0 6 15" draw:points="0,0 6,15 3,5">
          <text:p/>
        </draw:polygon>
        <draw:polygon draw:style-name="gr1" draw:text-style-name="P1" draw:layer="layout" svg:width="0.031cm" svg:height="0.005cm" svg:x="1.81cm" svg:y="1.367cm" svg:viewBox="0 0 32 6" draw:points="32,6 0,6 2,0">
          <text:p/>
        </draw:polygon>
        <draw:polygon draw:style-name="gr1" draw:text-style-name="P1" draw:layer="layout" svg:width="0.029cm" svg:height="0.005cm" svg:x="1.812cm" svg:y="1.367cm" svg:viewBox="0 0 30 6" draw:points="0,0 27,0 30,6">
          <text:p/>
        </draw:polygon>
        <draw:polygon draw:style-name="gr1" draw:text-style-name="P1" draw:layer="layout" svg:width="0.007cm" svg:height="0cm" svg:x="1.744cm" svg:y="1.378cm" svg:viewBox="0 0 8 1" draw:points="0,1 4,0 8,1">
          <text:p/>
        </draw:polygon>
        <draw:polygon draw:style-name="gr1" draw:text-style-name="P1" draw:layer="layout" svg:width="0.007cm" svg:height="0.008cm" svg:x="1.752cm" svg:y="1.379cm" svg:viewBox="0 0 8 9" draw:points="0,0 5,5 8,9">
          <text:p/>
        </draw:polygon>
        <draw:polygon draw:style-name="gr1" draw:text-style-name="P1" draw:layer="layout" svg:width="0.001cm" svg:height="0.008cm" svg:x="1.758cm" svg:y="1.387cm" svg:viewBox="0 0 2 9" draw:points="2,0 2,3 0,9">
          <text:p/>
        </draw:polygon>
        <draw:polygon draw:style-name="gr1" draw:text-style-name="P1" draw:layer="layout" svg:width="0.009cm" svg:height="0.007cm" svg:x="1.75cm" svg:y="1.396cm" svg:viewBox="0 0 10 8" draw:points="10,0 6,5 0,8">
          <text:p/>
        </draw:polygon>
        <draw:polygon draw:style-name="gr1" draw:text-style-name="P1" draw:layer="layout" svg:width="0.008cm" svg:height="0.001cm" svg:x="1.742cm" svg:y="1.401cm" svg:viewBox="0 0 9 2" draw:points="9,2 7,2 0,0">
          <text:p/>
        </draw:polygon>
        <draw:polygon draw:style-name="gr1" draw:text-style-name="P1" draw:layer="layout" svg:width="0.006cm" svg:height="0.008cm" svg:x="1.736cm" svg:y="1.394cm" svg:viewBox="0 0 7 9" draw:points="7,9 2,5 0,0">
          <text:p/>
        </draw:polygon>
        <draw:polygon draw:style-name="gr1" draw:text-style-name="P1" draw:layer="layout" svg:width="0.003cm" svg:height="0.01cm" svg:x="1.735cm" svg:y="1.385cm" svg:viewBox="0 0 4 11" draw:points="2,11 0,7 4,0">
          <text:p/>
        </draw:polygon>
        <draw:polygon draw:style-name="gr1" draw:text-style-name="P1" draw:layer="layout" svg:width="0.007cm" svg:height="0.006cm" svg:x="1.737cm" svg:y="1.379cm" svg:viewBox="0 0 8 7" draw:points="0,7 3,3 8,0">
          <text:p/>
        </draw:polygon>
        <draw:polygon draw:style-name="gr1" draw:text-style-name="P1" draw:layer="layout" svg:width="0.015cm" svg:height="0.008cm" svg:x="1.744cm" svg:y="1.379cm" svg:viewBox="0 0 16 9" draw:points="0,0 8,0 16,9">
          <text:p/>
        </draw:polygon>
        <draw:polygon draw:style-name="gr1" draw:text-style-name="P1" draw:layer="layout" svg:width="0.009cm" svg:height="0.016cm" svg:x="1.75cm" svg:y="1.387cm" svg:viewBox="0 0 10 17" draw:points="10,0 9,9 0,17">
          <text:p/>
        </draw:polygon>
        <draw:polygon draw:style-name="gr1" draw:text-style-name="P1" draw:layer="layout" svg:width="0.014cm" svg:height="0.01cm" svg:x="1.736cm" svg:y="1.394cm" svg:viewBox="0 0 15 11" draw:points="15,11 7,9 0,0">
          <text:p/>
        </draw:polygon>
        <draw:polygon draw:style-name="gr1" draw:text-style-name="P1" draw:layer="layout" svg:width="0.008cm" svg:height="0.015cm" svg:x="1.736cm" svg:y="1.379cm" svg:viewBox="0 0 9 16" draw:points="0,16 2,6 9,0">
          <text:p/>
        </draw:polygon>
        <draw:polygon draw:style-name="gr1" draw:text-style-name="P1" draw:layer="layout" svg:width="0.015cm" svg:height="0.024cm" svg:x="1.744cm" svg:y="1.379cm" svg:viewBox="0 0 16 25" draw:points="0,0 16,8 6,25">
          <text:p/>
        </draw:polygon>
        <draw:polygon draw:style-name="gr1" draw:text-style-name="P1" draw:layer="layout" svg:width="0.014cm" svg:height="0.024cm" svg:x="1.736cm" svg:y="1.379cm" svg:viewBox="0 0 15 25" draw:points="15,25 0,16 9,0">
          <text:p/>
        </draw:polygon>
        <draw:polygon draw:style-name="gr1" draw:text-style-name="P1" draw:layer="layout" svg:width="0.044cm" svg:height="0.004cm" svg:x="1.682cm" svg:y="1.301cm" svg:viewBox="0 0 45 5" draw:points="0,0 45,0 45,5">
          <text:p/>
        </draw:polygon>
        <draw:polygon draw:style-name="gr1" draw:text-style-name="P1" draw:layer="layout" svg:width="0.003cm" svg:height="0cm" svg:x="1.723cm" svg:y="1.397cm" svg:viewBox="0 0 4 1" draw:points="0,0 1,0 4,1">
          <text:p/>
        </draw:polygon>
        <draw:polygon draw:style-name="gr1" draw:text-style-name="P1" draw:layer="layout" svg:width="0.046cm" svg:height="0.005cm" svg:x="1.681cm" svg:y="1.398cm" svg:viewBox="0 0 47 6" draw:points="47,0 47,6 0,6">
          <text:p/>
        </draw:polygon>
        <draw:polygon draw:style-name="gr1" draw:text-style-name="P1" draw:layer="layout" svg:width="0.005cm" svg:height="0.005cm" svg:x="1.681cm" svg:y="1.397cm" svg:viewBox="0 0 6 6" draw:points="0,6 0,1 6,0">
          <text:p/>
        </draw:polygon>
        <draw:polygon draw:style-name="gr1" draw:text-style-name="P1" draw:layer="layout" svg:width="0.011cm" svg:height="0.001cm" svg:x="1.672cm" svg:y="1.356cm" svg:viewBox="0 0 12 2" draw:points="12,2 5,0 0,0">
          <text:p/>
        </draw:polygon>
        <draw:polygon draw:style-name="gr1" draw:text-style-name="P1" draw:layer="layout" svg:width="0.008cm" svg:height="0.002cm" svg:x="1.664cm" svg:y="1.353cm" svg:viewBox="0 0 9 3" draw:points="9,3 4,1 0,0">
          <text:p/>
        </draw:polygon>
        <draw:polygon draw:style-name="gr1" draw:text-style-name="P1" draw:layer="layout" svg:width="0.01cm" svg:height="0.006cm" svg:x="1.654cm" svg:y="1.347cm" svg:viewBox="0 0 11 7" draw:points="11,7 6,3 0,0">
          <text:p/>
        </draw:polygon>
        <draw:polygon draw:style-name="gr1" draw:text-style-name="P1" draw:layer="layout" svg:width="0.006cm" svg:height="0.01cm" svg:x="1.648cm" svg:y="1.337cm" svg:viewBox="0 0 7 11" draw:points="7,11 3,6 0,0">
          <text:p/>
        </draw:polygon>
        <draw:polygon draw:style-name="gr1" draw:text-style-name="P1" draw:layer="layout" svg:width="0.003cm" svg:height="0.011cm" svg:x="1.646cm" svg:y="1.328cm" svg:viewBox="0 0 4 12" draw:points="4,12 0,5 0,0">
          <text:p/>
        </draw:polygon>
        <draw:polygon draw:style-name="gr1" draw:text-style-name="P1" draw:layer="layout" svg:width="0.024cm" svg:height="0.006cm" svg:x="1.646cm" svg:y="1.328cm" svg:viewBox="0 0 25 7" draw:points="0,0 25,0 25,7">
          <text:p/>
        </draw:polygon>
        <draw:polygon draw:style-name="gr1" draw:text-style-name="P1" draw:layer="layout" svg:width="0.024cm" svg:height="0.003cm" svg:x="1.646cm" svg:y="1.325cm" svg:viewBox="0 0 25 4" draw:points="25,0 25,4 0,4">
          <text:p/>
        </draw:polygon>
        <draw:polygon draw:style-name="gr1" draw:text-style-name="P1" draw:layer="layout" svg:width="0cm" svg:height="0.005cm" svg:x="1.646cm" svg:y="1.321cm" svg:viewBox="0 0 1 6" draw:points="0,6 1,0">
          <text:p/>
        </draw:polygon>
        <draw:polygon draw:style-name="gr1" draw:text-style-name="P1" draw:layer="layout" svg:width="0.004cm" svg:height="0.011cm" svg:x="1.647cm" svg:y="1.312cm" svg:viewBox="0 0 5 12" draw:points="0,12 1,5 5,0">
          <text:p/>
        </draw:polygon>
        <draw:polygon draw:style-name="gr1" draw:text-style-name="P1" draw:layer="layout" svg:width="0.01cm" svg:height="0.006cm" svg:x="1.651cm" svg:y="1.305cm" svg:viewBox="0 0 11 7" draw:points="0,7 5,3 11,0">
          <text:p/>
        </draw:polygon>
        <draw:polygon draw:style-name="gr1" draw:text-style-name="P1" draw:layer="layout" svg:width="0.009cm" svg:height="0.003cm" svg:x="1.66cm" svg:y="1.302cm" svg:viewBox="0 0 10 4" draw:points="0,4 5,1 10,0">
          <text:p/>
        </draw:polygon>
        <draw:polygon draw:style-name="gr1" draw:text-style-name="P1" draw:layer="layout" svg:width="0.014cm" svg:height="0.001cm" svg:x="1.67cm" svg:y="1.301cm" svg:viewBox="0 0 15 2" draw:points="0,2 7,0 15,0">
          <text:p/>
        </draw:polygon>
        <draw:polygon draw:style-name="gr1" draw:text-style-name="P1" draw:layer="layout" svg:width="0.044cm" svg:height="0.006cm" svg:x="1.682cm" svg:y="1.301cm" svg:viewBox="0 0 45 7" draw:points="0,0 45,5 40,7">
          <text:p/>
        </draw:polygon>
        <draw:polygon draw:style-name="gr1" draw:text-style-name="P1" draw:layer="layout" svg:width="0.046cm" svg:height="0.005cm" svg:x="1.681cm" svg:y="1.397cm" svg:viewBox="0 0 47 6" draw:points="43,0 47,1 0,6">
          <text:p/>
        </draw:polygon>
        <draw:polygon draw:style-name="gr1" draw:text-style-name="P1" draw:layer="layout" svg:width="0.01cm" svg:height="0.007cm" svg:x="1.681cm" svg:y="1.395cm" svg:viewBox="0 0 11 8" draw:points="0,8 5,2 11,0">
          <text:p/>
        </draw:polygon>
        <draw:polygon draw:style-name="gr1" draw:text-style-name="P1" draw:layer="layout" svg:width="0.021cm" svg:height="0.001cm" svg:x="1.672cm" svg:y="1.356cm" svg:viewBox="0 0 22 2" draw:points="22,2 11,2 0,0">
          <text:p/>
        </draw:polygon>
        <draw:polygon draw:style-name="gr1" draw:text-style-name="P1" draw:layer="layout" svg:width="0.018cm" svg:height="0.008cm" svg:x="1.654cm" svg:y="1.347cm" svg:viewBox="0 0 19 9" draw:points="19,9 11,7 0,0">
          <text:p/>
        </draw:polygon>
        <draw:polygon draw:style-name="gr1" draw:text-style-name="P1" draw:layer="layout" svg:width="0.008cm" svg:height="0.019cm" svg:x="1.646cm" svg:y="1.328cm" svg:viewBox="0 0 9 20" draw:points="9,20 2,9 0,0">
          <text:p/>
        </draw:polygon>
        <draw:polygon draw:style-name="gr1" draw:text-style-name="P1" draw:layer="layout" svg:width="0.025cm" svg:height="0.012cm" svg:x="1.646cm" svg:y="1.328cm" svg:viewBox="0 0 26 13" draw:points="0,0 25,7 26,13">
          <text:p/>
        </draw:polygon>
        <draw:polygon draw:style-name="gr1" draw:text-style-name="P1" draw:layer="layout" svg:width="0.025cm" svg:height="0.01cm" svg:x="1.646cm" svg:y="1.319cm" svg:viewBox="0 0 26 11" draw:points="26,0 25,7 0,11">
          <text:p/>
        </draw:polygon>
        <draw:polygon draw:style-name="gr1" draw:text-style-name="P1" draw:layer="layout" svg:width="0.005cm" svg:height="0.017cm" svg:x="1.646cm" svg:y="1.312cm" svg:viewBox="0 0 6 18" draw:points="0,18 1,12 6,0">
          <text:p/>
        </draw:polygon>
        <draw:polygon draw:style-name="gr1" draw:text-style-name="P1" draw:layer="layout" svg:width="0.019cm" svg:height="0.01cm" svg:x="1.651cm" svg:y="1.302cm" svg:viewBox="0 0 20 11" draw:points="0,11 11,3 20,0">
          <text:p/>
        </draw:polygon>
        <draw:polygon draw:style-name="gr1" draw:text-style-name="P1" draw:layer="layout" svg:width="0.052cm" svg:height="0.006cm" svg:x="1.67cm" svg:y="1.301cm" svg:viewBox="0 0 53 7" draw:points="0,2 14,0 53,7">
          <text:p/>
        </draw:polygon>
        <draw:polygon draw:style-name="gr1" draw:text-style-name="P1" draw:layer="layout" svg:width="0.042cm" svg:height="0.007cm" svg:x="1.681cm" svg:y="1.395cm" svg:viewBox="0 0 43 8" draw:points="38,0 43,2 0,8">
          <text:p/>
        </draw:polygon>
        <draw:polygon draw:style-name="gr1" draw:text-style-name="P1" draw:layer="layout" svg:width="0.039cm" svg:height="0.009cm" svg:x="1.654cm" svg:y="1.347cm" svg:viewBox="0 0 40 10" draw:points="40,10 19,9 0,0">
          <text:p/>
        </draw:polygon>
        <draw:polygon draw:style-name="gr1" draw:text-style-name="P1" draw:layer="layout" svg:width="0.025cm" svg:height="0.019cm" svg:x="1.646cm" svg:y="1.328cm" svg:viewBox="0 0 26 20" draw:points="8,20 0,0 26,12">
          <text:p/>
        </draw:polygon>
        <draw:polygon draw:style-name="gr1" draw:text-style-name="P1" draw:layer="layout" svg:width="0.027cm" svg:height="0.016cm" svg:x="1.646cm" svg:y="1.313cm" svg:viewBox="0 0 28 17" draw:points="28,0 26,7 0,17">
          <text:p/>
        </draw:polygon>
        <draw:polygon draw:style-name="gr1" draw:text-style-name="P1" draw:layer="layout" svg:width="0.024cm" svg:height="0.026cm" svg:x="1.646cm" svg:y="1.302cm" svg:viewBox="0 0 25 27" draw:points="0,27 5,11 25,0">
          <text:p/>
        </draw:polygon>
        <draw:polygon draw:style-name="gr1" draw:text-style-name="P1" draw:layer="layout" svg:width="0.052cm" svg:height="0.006cm" svg:x="1.67cm" svg:y="1.302cm" svg:viewBox="0 0 53 7" draw:points="0,0 53,5 49,7">
          <text:p/>
        </draw:polygon>
        <draw:polygon draw:style-name="gr1" draw:text-style-name="P1" draw:layer="layout" svg:width="0.037cm" svg:height="0.013cm" svg:x="1.681cm" svg:y="1.39cm" svg:viewBox="0 0 38 14" draw:points="36,0 38,5 0,14">
          <text:p/>
        </draw:polygon>
        <draw:polygon draw:style-name="gr1" draw:text-style-name="P1" draw:layer="layout" svg:width="0.019cm" svg:height="0.007cm" svg:x="1.654cm" svg:y="1.34cm" svg:viewBox="0 0 20 8" draw:points="0,8 18,0 20,6">
          <text:p/>
        </draw:polygon>
        <draw:polygon draw:style-name="gr1" draw:text-style-name="P1" draw:layer="layout" svg:width="0.031cm" svg:height="0.02cm" svg:x="1.646cm" svg:y="1.309cm" svg:viewBox="0 0 32 21" draw:points="32,0 28,4 0,21">
          <text:p/>
        </draw:polygon>
        <draw:polygon draw:style-name="gr1" draw:text-style-name="P1" draw:layer="layout" svg:width="0.048cm" svg:height="0.011cm" svg:x="1.67cm" svg:y="1.302cm" svg:viewBox="0 0 49 12" draw:points="0,0 49,6 47,12">
          <text:p/>
        </draw:polygon>
        <draw:polygon draw:style-name="gr1" draw:text-style-name="P1" draw:layer="layout" svg:width="0.035cm" svg:height="0.018cm" svg:x="1.681cm" svg:y="1.384cm" svg:viewBox="0 0 36 19" draw:points="36,0 36,5 0,19">
          <text:p/>
        </draw:polygon>
        <draw:polygon draw:style-name="gr1" draw:text-style-name="P1" draw:layer="layout" svg:width="0.021cm" svg:height="0.002cm" svg:x="1.654cm" svg:y="1.345cm" svg:viewBox="0 0 22 3" draw:points="0,3 20,0 22,3">
          <text:p/>
        </draw:polygon>
        <draw:polygon draw:style-name="gr1" draw:text-style-name="P1" draw:layer="layout" svg:width="0.031cm" svg:height="0.026cm" svg:x="1.646cm" svg:y="1.302cm" svg:viewBox="0 0 32 27" draw:points="32,7 0,27 25,0">
          <text:p/>
        </draw:polygon>
        <draw:polygon draw:style-name="gr1" draw:text-style-name="P1" draw:layer="layout" svg:width="0.035cm" svg:height="0.018cm" svg:x="1.681cm" svg:y="1.384cm" svg:viewBox="0 0 36 19" draw:points="36,0 0,19 10,11">
          <text:p/>
        </draw:polygon>
        <draw:polygon draw:style-name="gr1" draw:text-style-name="P1" draw:layer="layout" svg:width="0.026cm" svg:height="0.002cm" svg:x="1.654cm" svg:y="1.347cm" svg:viewBox="0 0 27 3" draw:points="0,0 21,0 27,3">
          <text:p/>
        </draw:polygon>
        <draw:polygon draw:style-name="gr1" draw:text-style-name="P1" draw:layer="layout" svg:width="0.011cm" svg:height="0.006cm" svg:x="1.67cm" svg:y="1.302cm" svg:viewBox="0 0 12 7" draw:points="12,6 8,7 0,0">
          <text:p/>
        </draw:polygon>
        <draw:polygon draw:style-name="gr1" draw:text-style-name="P1" draw:layer="layout" svg:width="0.025cm" svg:height="0.011cm" svg:x="1.691cm" svg:y="1.384cm" svg:viewBox="0 0 26 12" draw:points="26,0 0,12 2,6">
          <text:p/>
        </draw:polygon>
        <draw:polygon draw:style-name="gr1" draw:text-style-name="P1" draw:layer="layout" svg:width="0.039cm" svg:height="0.009cm" svg:x="1.654cm" svg:y="1.347cm" svg:viewBox="0 0 40 10" draw:points="40,10 0,0 27,2">
          <text:p/>
        </draw:polygon>
        <draw:polygon draw:style-name="gr1" draw:text-style-name="P1" draw:layer="layout" svg:width="0.016cm" svg:height="0.005cm" svg:x="1.67cm" svg:y="1.302cm" svg:viewBox="0 0 17 6" draw:points="17,5 12,6 0,0">
          <text:p/>
        </draw:polygon>
        <draw:polygon draw:style-name="gr1" draw:text-style-name="P1" draw:layer="layout" svg:width="0.023cm" svg:height="0.07cm" svg:x="1.693cm" svg:y="1.319cm" svg:viewBox="0 0 24 71" draw:points="24,0 24,66 0,71">
          <text:p/>
        </draw:polygon>
        <draw:polygon draw:style-name="gr1" draw:text-style-name="P1" draw:layer="layout" svg:width="0.013cm" svg:height="0.007cm" svg:x="1.68cm" svg:y="1.349cm" svg:viewBox="0 0 14 8" draw:points="14,8 0,0 5,1">
          <text:p/>
        </draw:polygon>
        <draw:polygon draw:style-name="gr1" draw:text-style-name="P1" draw:layer="layout" svg:width="0.021cm" svg:height="0.005cm" svg:x="1.67cm" svg:y="1.302cm" svg:viewBox="0 0 22 6" draw:points="22,6 17,5 0,0">
          <text:p/>
        </draw:polygon>
        <draw:polygon draw:style-name="gr1" draw:text-style-name="P1" draw:layer="layout" svg:width="0.023cm" svg:height="0.077cm" svg:x="1.693cm" svg:y="1.313cm" svg:viewBox="0 0 24 78" draw:points="24,0 24,6 0,78">
          <text:p/>
        </draw:polygon>
        <draw:polygon draw:style-name="gr1" draw:text-style-name="P1" draw:layer="layout" svg:width="0.008cm" svg:height="0.007cm" svg:x="1.685cm" svg:y="1.35cm" svg:viewBox="0 0 9 8" draw:points="9,8 0,0 6,2">
          <text:p/>
        </draw:polygon>
        <draw:polygon draw:style-name="gr1" draw:text-style-name="P1" draw:layer="layout" svg:width="0.046cm" svg:height="0.011cm" svg:x="1.67cm" svg:y="1.302cm" svg:viewBox="0 0 47 12" draw:points="22,5 0,0 47,12">
          <text:p/>
        </draw:polygon>
        <draw:polygon draw:style-name="gr1" draw:text-style-name="P1" draw:layer="layout" svg:width="0.023cm" svg:height="0.077cm" svg:x="1.693cm" svg:y="1.313cm" svg:viewBox="0 0 24 78" draw:points="24,0 0,78 0,72">
          <text:p/>
        </draw:polygon>
        <draw:polygon draw:style-name="gr1" draw:text-style-name="P1" draw:layer="layout" svg:width="0.003cm" svg:height="0.006cm" svg:x="1.69cm" svg:y="1.351cm" svg:viewBox="0 0 4 7" draw:points="4,7 0,0 4,0">
          <text:p/>
        </draw:polygon>
        <draw:polygon draw:style-name="gr1" draw:text-style-name="P1" draw:layer="layout" svg:width="0.025cm" svg:height="0.005cm" svg:x="1.691cm" svg:y="1.308cm" svg:viewBox="0 0 26 6" draw:points="2,5 0,0 26,6">
          <text:p/>
        </draw:polygon>
        <draw:polygon draw:style-name="gr1" draw:text-style-name="P1" draw:layer="layout" svg:width="0.023cm" svg:height="0.071cm" svg:x="1.693cm" svg:y="1.313cm" svg:viewBox="0 0 24 72" draw:points="24,0 0,72 0,45">
          <text:p/>
        </draw:polygon>
        <draw:polygon draw:style-name="gr1" draw:text-style-name="P1" draw:layer="layout" svg:width="0.023cm" svg:height="0.04cm" svg:x="1.693cm" svg:y="1.312cm" svg:viewBox="0 0 24 41" draw:points="0,41 0,0 24,1">
          <text:p/>
        </draw:polygon>
        <draw:polygon draw:style-name="gr1" draw:text-style-name="P1" draw:layer="layout" svg:width="0.023cm" svg:height="0.044cm" svg:x="1.693cm" svg:y="1.313cm" svg:viewBox="0 0 24 45" draw:points="24,0 0,45 0,40">
          <text:p/>
        </draw:polygon>
        <draw:polygon draw:style-name="gr1" draw:text-style-name="P1" draw:layer="layout" svg:width="0.008cm" svg:height="0cm" svg:x="1.636cm" svg:y="1.378cm" svg:viewBox="0 0 9 1" draw:points="0,1 3,0 9,1">
          <text:p/>
        </draw:polygon>
        <draw:polygon draw:style-name="gr1" draw:text-style-name="P1" draw:layer="layout" svg:width="0.006cm" svg:height="0.008cm" svg:x="1.645cm" svg:y="1.379cm" svg:viewBox="0 0 7 9" draw:points="0,0 3,5 7,9">
          <text:p/>
        </draw:polygon>
        <draw:polygon draw:style-name="gr1" draw:text-style-name="P1" draw:layer="layout" svg:width="0.001cm" svg:height="0.008cm" svg:x="1.65cm" svg:y="1.387cm" svg:viewBox="0 0 2 9" draw:points="2,0 2,3 0,9">
          <text:p/>
        </draw:polygon>
        <draw:polygon draw:style-name="gr1" draw:text-style-name="P1" draw:layer="layout" svg:width="0.008cm" svg:height="0.007cm" svg:x="1.642cm" svg:y="1.396cm" svg:viewBox="0 0 9 8" draw:points="9,0 6,5 0,8">
          <text:p/>
        </draw:polygon>
        <draw:polygon draw:style-name="gr1" draw:text-style-name="P1" draw:layer="layout" svg:width="0.008cm" svg:height="0.001cm" svg:x="1.634cm" svg:y="1.401cm" svg:viewBox="0 0 9 2" draw:points="9,2 5,2 0,0">
          <text:p/>
        </draw:polygon>
        <draw:polygon draw:style-name="gr1" draw:text-style-name="P1" draw:layer="layout" svg:width="0.006cm" svg:height="0.008cm" svg:x="1.628cm" svg:y="1.394cm" svg:viewBox="0 0 7 9" draw:points="7,9 2,5 0,0">
          <text:p/>
        </draw:polygon>
        <draw:polygon draw:style-name="gr1" draw:text-style-name="P1" draw:layer="layout" svg:width="0cm" svg:height="0.007cm" svg:x="1.628cm" svg:y="1.385cm" svg:viewBox="0 0 1 8" draw:points="0,8 0,6 1,0">
          <text:p/>
        </draw:polygon>
        <draw:polygon draw:style-name="gr1" draw:text-style-name="P1" draw:layer="layout" svg:width="0.007cm" svg:height="0.006cm" svg:x="1.629cm" svg:y="1.379cm" svg:viewBox="0 0 8 7" draw:points="0,7 4,3 8,0">
          <text:p/>
        </draw:polygon>
        <draw:polygon draw:style-name="gr1" draw:text-style-name="P1" draw:layer="layout" svg:width="0.015cm" svg:height="0.008cm" svg:x="1.636cm" svg:y="1.379cm" svg:viewBox="0 0 16 9" draw:points="0,0 10,0 16,9">
          <text:p/>
        </draw:polygon>
        <draw:polygon draw:style-name="gr1" draw:text-style-name="P1" draw:layer="layout" svg:width="0.009cm" svg:height="0.016cm" svg:x="1.642cm" svg:y="1.387cm" svg:viewBox="0 0 10 17" draw:points="10,0 9,9 0,17">
          <text:p/>
        </draw:polygon>
        <draw:polygon draw:style-name="gr1" draw:text-style-name="P1" draw:layer="layout" svg:width="0.014cm" svg:height="0.01cm" svg:x="1.628cm" svg:y="1.394cm" svg:viewBox="0 0 15 11" draw:points="15,11 6,9 0,0">
          <text:p/>
        </draw:polygon>
        <draw:polygon draw:style-name="gr1" draw:text-style-name="P1" draw:layer="layout" svg:width="0.008cm" svg:height="0.015cm" svg:x="1.628cm" svg:y="1.379cm" svg:viewBox="0 0 9 16" draw:points="0,16 1,6 9,0">
          <text:p/>
        </draw:polygon>
        <draw:polygon draw:style-name="gr1" draw:text-style-name="P1" draw:layer="layout" svg:width="0.015cm" svg:height="0.024cm" svg:x="1.636cm" svg:y="1.379cm" svg:viewBox="0 0 16 25" draw:points="0,0 16,8 7,25">
          <text:p/>
        </draw:polygon>
        <draw:polygon draw:style-name="gr1" draw:text-style-name="P1" draw:layer="layout" svg:width="0.014cm" svg:height="0.024cm" svg:x="1.628cm" svg:y="1.379cm" svg:viewBox="0 0 15 25" draw:points="15,25 0,16 8,0">
          <text:p/>
        </draw:polygon>
        <draw:line draw:style-name="gr2" draw:text-style-name="P2" draw:layer="layout" svg:x1="2.644cm" svg:y1="2.366cm" svg:x2="2.494cm" svg:y2="2.209cm">
          <text:p/>
        </draw:line>
        <draw:line draw:style-name="gr2" draw:text-style-name="P2" draw:layer="layout" svg:x1="2.643cm" svg:y1="2.54cm" svg:x2="2.643cm" svg:y2="2.365cm">
          <text:p/>
        </draw:line>
        <draw:line draw:style-name="gr2" draw:text-style-name="P2" draw:layer="layout" svg:x1="1.848cm" svg:y1="2.541cm" svg:x2="1.848cm" svg:y2="2.399cm">
          <text:p/>
        </draw:line>
        <draw:line draw:style-name="gr2" draw:text-style-name="P2" draw:layer="layout" svg:x1="1.849cm" svg:y1="2.4cm" svg:x2="1.673cm" svg:y2="2.215cm">
          <text:p/>
        </draw:line>
        <draw:line draw:style-name="gr2" draw:text-style-name="P2" draw:layer="layout" svg:x1="2.343cm" svg:y1="3.341cm" svg:x2="2.343cm" svg:y2="3.702cm">
          <text:p/>
        </draw:line>
        <draw:line draw:style-name="gr2" draw:text-style-name="P2" draw:layer="layout" svg:x1="2.343cm" svg:y1="3.702cm" svg:x2="2.343cm" svg:y2="3.912cm">
          <text:p/>
        </draw:line>
        <draw:line draw:style-name="gr2" draw:text-style-name="P2" draw:layer="layout" svg:x1="2.386cm" svg:y1="3.673cm" svg:x2="2.338cm" svg:y2="3.623cm">
          <text:p/>
        </draw:line>
        <draw:line draw:style-name="gr2" draw:text-style-name="P2" draw:layer="layout" svg:x1="1.544cm" svg:y1="3.341cm" svg:x2="1.544cm" svg:y2="3.702cm">
          <text:p/>
        </draw:line>
        <draw:line draw:style-name="gr2" draw:text-style-name="P2" draw:layer="layout" svg:x1="1.848cm" svg:y1="3.734cm" svg:x2="1.848cm" svg:y2="3.341cm">
          <text:p/>
        </draw:line>
        <draw:path draw:style-name="gr1" draw:text-style-name="P1" draw:layer="layout" svg:width="0.3cm" svg:height="0.316cm" svg:x="7.059cm" svg:y="4.49cm" svg:viewBox="0 0 301 317" svg:d="M301 158c0 88-68 159-151 159s-150-71-150-159c0-87 67-158 150-158s151 71 151 158z">
          <text:p/>
        </draw:path>
        <draw:line draw:style-name="gr7" draw:text-style-name="P2" draw:layer="layout" svg:x1="6.804cm" svg:y1="3.834cm" svg:x2="6.804cm" svg:y2="3.992cm">
          <text:p/>
        </draw:line>
        <draw:line draw:style-name="gr7" draw:text-style-name="P2" draw:layer="layout" svg:x1="6.804cm" svg:y1="4.568cm" svg:x2="6.804cm" svg:y2="4.726cm">
          <text:p/>
        </draw:line>
        <draw:line draw:style-name="gr8" draw:text-style-name="P2" draw:layer="layout" svg:x1="6.194cm" svg:y1="4.569cm" svg:x2="6.194cm" svg:y2="4.728cm">
          <text:p/>
        </draw:line>
        <draw:path draw:style-name="gr1" draw:text-style-name="P1" draw:layer="layout" svg:width="0.3cm" svg:height="0.315cm" svg:x="7.059cm" svg:y="3.755cm" svg:viewBox="0 0 301 316" svg:d="M301 159c0 87-68 157-151 157s-150-70-150-157 67-159 150-159 151 72 151 159z">
          <text:p/>
        </draw:path>
        <draw:line draw:style-name="gr7" draw:text-style-name="P2" draw:layer="layout" svg:x1="3.494cm" svg:y1="2.541cm" svg:x2="3.453cm" svg:y2="2.541cm">
          <text:p/>
        </draw:line>
        <draw:line draw:style-name="gr7" draw:text-style-name="P2" draw:layer="layout" svg:x1="3.494cm" svg:y1="3.341cm" svg:x2="3.453cm" svg:y2="3.341cm">
          <text:p/>
        </draw:line>
        <draw:path draw:style-name="gr1" draw:text-style-name="P1" draw:layer="layout" svg:width="0.241cm" svg:height="0.253cm" svg:x="4.357cm" svg:y="2.211cm" svg:viewBox="0 0 242 254" svg:d="M242 127c0 70-54 127-120 127-68 0-122-57-122-127 0-69 54-127 122-127 66 0 120 58 120 127z">
          <text:p/>
        </draw:path>
        <draw:path draw:style-name="gr1" draw:text-style-name="P1" draw:layer="layout" svg:width="0.241cm" svg:height="0.253cm" svg:x="5.119cm" svg:y="2.211cm" svg:viewBox="0 0 242 254" svg:d="M242 127c0 70-54 127-120 127-67 0-122-57-122-127 0-69 55-127 122-127 66 0 120 58 120 127z">
          <text:p/>
        </draw:path>
        <draw:path draw:style-name="gr1" draw:text-style-name="P1" draw:layer="layout" svg:width="0.241cm" svg:height="0.253cm" svg:x="4.357cm" svg:y="2.999cm" svg:viewBox="0 0 242 254" svg:d="M242 127c0 69-54 127-120 127-68 0-122-58-122-127 0-70 54-127 122-127 66 0 120 57 120 127z">
          <text:p/>
        </draw:path>
        <draw:path draw:style-name="gr1" draw:text-style-name="P1" draw:layer="layout" svg:width="0.241cm" svg:height="0.253cm" svg:x="5.119cm" svg:y="2.999cm" svg:viewBox="0 0 242 254" svg:d="M242 127c0 69-54 127-120 127-67 0-122-58-122-127 0-70 55-127 122-127 66 0 120 57 120 127z">
          <text:p/>
        </draw:path>
        <draw:line draw:style-name="gr8" draw:text-style-name="P2" draw:layer="layout" svg:x1="6.594cm" svg:y1="3.861cm" svg:x2="6.594cm" svg:y2="3.965cm">
          <text:p/>
        </draw:line>
        <draw:line draw:style-name="gr7" draw:text-style-name="P2" draw:layer="layout" svg:x1="5.983cm" svg:y1="4.568cm" svg:x2="5.983cm" svg:y2="4.726cm">
          <text:p/>
        </draw:line>
        <draw:line draw:style-name="gr8" draw:text-style-name="P2" draw:layer="layout" svg:x1="6.394cm" svg:y1="4.569cm" svg:x2="6.394cm" svg:y2="4.728cm">
          <text:p/>
        </draw:line>
        <draw:line draw:style-name="gr8" draw:text-style-name="P2" draw:layer="layout" svg:x1="6.594cm" svg:y1="4.595cm" svg:x2="6.594cm" svg:y2="4.7cm">
          <text:p/>
        </draw:line>
        <draw:line draw:style-name="gr9" draw:text-style-name="P2" draw:layer="layout" svg:x1="5.982cm" svg:y1="3.845cm" svg:x2="5.982cm" svg:y2="3.982cm">
          <text:p/>
        </draw:line>
        <draw:line draw:style-name="gr8" draw:text-style-name="P2" draw:layer="layout" svg:x1="6.194cm" svg:y1="3.834cm" svg:x2="6.194cm" svg:y2="3.993cm">
          <text:p/>
        </draw:line>
        <draw:line draw:style-name="gr8" draw:text-style-name="P2" draw:layer="layout" svg:x1="6.394cm" svg:y1="3.834cm" svg:x2="6.394cm" svg:y2="3.993cm">
          <text:p/>
        </draw:line>
        <draw:line draw:style-name="gr9" draw:text-style-name="P2" draw:layer="layout" svg:x1="6.804cm" svg:y1="3.057cm" svg:x2="6.804cm" svg:y2="3.194cm">
          <text:p/>
        </draw:line>
        <draw:line draw:style-name="gr8" draw:text-style-name="P2" draw:layer="layout" svg:x1="6.594cm" svg:y1="3.073cm" svg:x2="6.594cm" svg:y2="3.178cm">
          <text:p/>
        </draw:line>
        <draw:line draw:style-name="gr7" draw:text-style-name="P2" draw:layer="layout" svg:x1="5.983cm" svg:y1="2.259cm" svg:x2="5.983cm" svg:y2="2.416cm">
          <text:p/>
        </draw:line>
        <draw:line draw:style-name="gr7" draw:text-style-name="P2" draw:layer="layout" svg:x1="6.804cm" svg:y1="2.259cm" svg:x2="6.804cm" svg:y2="2.416cm">
          <text:p/>
        </draw:line>
        <draw:line draw:style-name="gr8" draw:text-style-name="P2" draw:layer="layout" svg:x1="6.194cm" svg:y1="2.259cm" svg:x2="6.194cm" svg:y2="2.415cm">
          <text:p/>
        </draw:line>
        <draw:line draw:style-name="gr8" draw:text-style-name="P2" draw:layer="layout" svg:x1="6.394cm" svg:y1="2.259cm" svg:x2="6.394cm" svg:y2="2.415cm">
          <text:p/>
        </draw:line>
        <draw:line draw:style-name="gr8" draw:text-style-name="P2" draw:layer="layout" svg:x1="6.594cm" svg:y1="2.285cm" svg:x2="6.594cm" svg:y2="2.39cm">
          <text:p/>
        </draw:line>
        <draw:path draw:style-name="gr1" draw:text-style-name="P1" draw:layer="layout" svg:width="0.3cm" svg:height="0.315cm" svg:x="7.059cm" svg:y="2.179cm" svg:viewBox="0 0 301 316" svg:d="M301 159c0 87-68 157-151 157s-150-70-150-157c0-88 67-159 150-159s151 71 151 159z">
          <text:p/>
        </draw:path>
        <draw:line draw:style-name="gr10" draw:text-style-name="P2" draw:layer="layout" svg:x1="5.613cm" svg:y1="2.469cm" svg:x2="5.643cm" svg:y2="2.469cm">
          <text:p/>
        </draw:line>
        <draw:path draw:style-name="gr1" draw:text-style-name="P1" draw:layer="layout" svg:width="0.3cm" svg:height="0.315cm" svg:x="7.059cm" svg:y="2.968cm" svg:viewBox="0 0 301 316" svg:d="M301 158c0 87-68 158-151 158s-150-71-150-158c0-88 67-158 150-158s151 70 151 158z">
          <text:p/>
        </draw:path>
        <draw:line draw:style-name="gr10" draw:text-style-name="P2" draw:layer="layout" svg:x1="5.613cm" svg:y1="4.043cm" svg:x2="5.643cm" svg:y2="4.043cm">
          <text:p/>
        </draw:line>
        <draw:line draw:style-name="gr10" draw:text-style-name="P2" draw:layer="layout" svg:x1="5.613cm" svg:y1="3.781cm" svg:x2="5.643cm" svg:y2="3.781cm">
          <text:p/>
        </draw:line>
        <draw:path draw:style-name="gr1" draw:text-style-name="P1" draw:layer="layout" svg:width="0.241cm" svg:height="0.253cm" svg:x="4.357cm" svg:y="4.521cm" svg:viewBox="0 0 242 254" svg:d="M242 126c0 70-54 128-120 128-68 0-122-58-122-128 0-69 54-126 122-126 66 0 120 57 120 126z">
          <text:p/>
        </draw:path>
        <draw:path draw:style-name="gr1" draw:text-style-name="P1" draw:layer="layout" svg:width="0.241cm" svg:height="0.253cm" svg:x="5.119cm" svg:y="4.521cm" svg:viewBox="0 0 242 254" svg:d="M242 126c0 70-54 128-120 128-67 0-122-58-122-128 0-69 55-126 122-126 66 0 120 57 120 126z">
          <text:p/>
        </draw:path>
        <draw:path draw:style-name="gr1" draw:text-style-name="P1" draw:layer="layout" svg:width="0.241cm" svg:height="0.253cm" svg:x="4.357cm" svg:y="3.787cm" svg:viewBox="0 0 242 254" svg:d="M242 126c0 70-54 128-120 128-68 0-122-58-122-128 0-69 54-126 122-126 66 0 120 57 120 126z">
          <text:p/>
        </draw:path>
        <draw:path draw:style-name="gr1" draw:text-style-name="P1" draw:layer="layout" svg:width="0.241cm" svg:height="0.253cm" svg:x="5.119cm" svg:y="3.787cm" svg:viewBox="0 0 242 254" svg:d="M242 126c0 70-54 128-120 128-67 0-122-58-122-128 0-69 55-126 122-126 66 0 120 57 120 126z">
          <text:p/>
        </draw:path>
        <draw:line draw:style-name="gr10" draw:text-style-name="P2" draw:layer="layout" svg:x1="5.613cm" svg:y1="4.778cm" svg:x2="5.643cm" svg:y2="4.778cm">
          <text:p/>
        </draw:line>
        <draw:line draw:style-name="gr10" draw:text-style-name="P2" draw:layer="layout" svg:x1="5.613cm" svg:y1="4.517cm" svg:x2="5.643cm" svg:y2="4.517cm">
          <text:p/>
        </draw:line>
        <draw:line draw:style-name="gr10" draw:text-style-name="P2" draw:layer="layout" svg:x1="5.613cm" svg:y1="3.256cm" svg:x2="5.643cm" svg:y2="3.256cm">
          <text:p/>
        </draw:line>
        <draw:line draw:style-name="gr10" draw:text-style-name="P2" draw:layer="layout" svg:x1="5.613cm" svg:y1="2.993cm" svg:x2="5.643cm" svg:y2="2.993cm">
          <text:p/>
        </draw:line>
        <draw:line draw:style-name="gr7" draw:text-style-name="P2" draw:layer="layout" svg:x1="5.983cm" svg:y1="3.046cm" svg:x2="5.983cm" svg:y2="3.204cm">
          <text:p/>
        </draw:line>
        <draw:line draw:style-name="gr8" draw:text-style-name="P2" draw:layer="layout" svg:x1="6.194cm" svg:y1="3.046cm" svg:x2="6.194cm" svg:y2="3.203cm">
          <text:p/>
        </draw:line>
        <draw:line draw:style-name="gr8" draw:text-style-name="P2" draw:layer="layout" svg:x1="6.394cm" svg:y1="3.046cm" svg:x2="6.394cm" svg:y2="3.203cm">
          <text:p/>
        </draw:line>
        <draw:path draw:style-name="gr1" draw:text-style-name="P1" draw:layer="layout" svg:width="0.241cm" svg:height="0.253cm" svg:x="4.357cm" svg:y="5.256cm" svg:viewBox="0 0 242 254" svg:d="M242 128c0 69-54 126-120 126-68 0-122-57-122-126 0-70 54-128 122-128 66 0 120 58 120 128z">
          <text:p/>
        </draw:path>
        <draw:path draw:style-name="gr1" draw:text-style-name="P1" draw:layer="layout" svg:width="0.241cm" svg:height="0.253cm" svg:x="5.119cm" svg:y="5.256cm" svg:viewBox="0 0 242 254" svg:d="M242 128c0 69-54 126-120 126-67 0-122-57-122-126 0-70 55-128 122-128 66 0 120 58 120 128z">
          <text:p/>
        </draw:path>
        <draw:path draw:style-name="gr1" draw:text-style-name="P1" draw:layer="layout" svg:width="0.241cm" svg:height="0.253cm" svg:x="4.357cm" svg:y="6.044cm" svg:viewBox="0 0 242 254" svg:d="M242 126c0 70-54 128-120 128-68 0-122-58-122-128 0-69 54-126 122-126 66 0 120 57 120 126z">
          <text:p/>
        </draw:path>
        <draw:path draw:style-name="gr1" draw:text-style-name="P1" draw:layer="layout" svg:width="0.241cm" svg:height="0.253cm" svg:x="5.119cm" svg:y="6.044cm" svg:viewBox="0 0 242 254" svg:d="M242 126c0 70-54 128-120 128-67 0-122-58-122-128 0-69 55-126 122-126 66 0 120 57 120 126z">
          <text:p/>
        </draw:path>
        <draw:line draw:style-name="gr7" draw:text-style-name="P2" draw:layer="layout" svg:x1="5.983cm" svg:y1="6.091cm" svg:x2="5.983cm" svg:y2="6.249cm">
          <text:p/>
        </draw:line>
        <draw:line draw:style-name="gr8" draw:text-style-name="P2" draw:layer="layout" svg:x1="6.194cm" svg:y1="6.091cm" svg:x2="6.194cm" svg:y2="6.25cm">
          <text:p/>
        </draw:line>
        <draw:polygon draw:style-name="gr1" draw:text-style-name="P1" draw:layer="layout" svg:width="0.143cm" svg:height="0.234cm" svg:x="5.607cm" svg:y="6.736cm" svg:viewBox="0 0 144 235" draw:points="0,0 144,0 144,235 0,235">
          <text:p/>
        </draw:polygon>
        <draw:line draw:style-name="gr11" draw:text-style-name="P2" draw:layer="layout" svg:x1="5.607cm" svg:y1="6.969cm" svg:x2="5.75cm" svg:y2="6.969cm">
          <text:p/>
        </draw:line>
        <draw:line draw:style-name="gr11" draw:text-style-name="P2" draw:layer="layout" svg:x1="5.75cm" svg:y1="6.969cm" svg:x2="5.75cm" svg:y2="6.735cm">
          <text:p/>
        </draw:line>
        <draw:line draw:style-name="gr11" draw:text-style-name="P2" draw:layer="layout" svg:x1="5.75cm" svg:y1="6.735cm" svg:x2="5.607cm" svg:y2="6.735cm">
          <text:p/>
        </draw:line>
        <draw:line draw:style-name="gr11" draw:text-style-name="P2" draw:layer="layout" svg:x1="5.607cm" svg:y1="6.735cm" svg:x2="5.607cm" svg:y2="6.969cm">
          <text:p/>
        </draw:line>
        <draw:line draw:style-name="gr9" draw:text-style-name="P2" draw:layer="layout" svg:x1="5.932cm" svg:y1="6.81cm" svg:x2="5.932cm" svg:y2="6.894cm">
          <text:p/>
        </draw:line>
        <draw:line draw:style-name="gr10" draw:text-style-name="P2" draw:layer="layout" svg:x1="5.613cm" svg:y1="6.301cm" svg:x2="5.643cm" svg:y2="6.301cm">
          <text:p/>
        </draw:line>
        <draw:line draw:style-name="gr10" draw:text-style-name="P2" draw:layer="layout" svg:x1="5.613cm" svg:y1="6.038cm" svg:x2="5.643cm" svg:y2="6.038cm">
          <text:p/>
        </draw:line>
        <draw:line draw:style-name="gr7" draw:text-style-name="P2" draw:layer="layout" svg:x1="5.983cm" svg:y1="5.304cm" svg:x2="5.983cm" svg:y2="5.462cm">
          <text:p/>
        </draw:line>
        <draw:line draw:style-name="gr7" draw:text-style-name="P2" draw:layer="layout" svg:x1="6.804cm" svg:y1="5.304cm" svg:x2="6.804cm" svg:y2="5.462cm">
          <text:p/>
        </draw:line>
        <draw:line draw:style-name="gr8" draw:text-style-name="P2" draw:layer="layout" svg:x1="6.194cm" svg:y1="5.303cm" svg:x2="6.194cm" svg:y2="5.461cm">
          <text:p/>
        </draw:line>
        <draw:line draw:style-name="gr8" draw:text-style-name="P2" draw:layer="layout" svg:x1="6.394cm" svg:y1="5.303cm" svg:x2="6.394cm" svg:y2="5.461cm">
          <text:p/>
        </draw:line>
        <draw:line draw:style-name="gr8" draw:text-style-name="P2" draw:layer="layout" svg:x1="6.594cm" svg:y1="5.33cm" svg:x2="6.594cm" svg:y2="5.435cm">
          <text:p/>
        </draw:line>
        <draw:line draw:style-name="gr10" draw:text-style-name="P2" draw:layer="layout" svg:x1="5.613cm" svg:y1="5.514cm" svg:x2="5.643cm" svg:y2="5.514cm">
          <text:p/>
        </draw:line>
        <draw:line draw:style-name="gr10" draw:text-style-name="P2" draw:layer="layout" svg:x1="5.613cm" svg:y1="5.25cm" svg:x2="5.643cm" svg:y2="5.25cm">
          <text:p/>
        </draw:line>
        <draw:line draw:style-name="gr9" draw:text-style-name="P2" draw:layer="layout" svg:x1="1.714cm" svg:y1="7.224cm" svg:x2="1.673cm" svg:y2="7.224cm">
          <text:p/>
        </draw:line>
        <draw:line draw:style-name="gr9" draw:text-style-name="P2" draw:layer="layout" svg:x1="3.332cm" svg:y1="7.231cm" svg:x2="3.293cm" svg:y2="7.231cm">
          <text:p/>
        </draw:line>
        <draw:line draw:style-name="gr7" draw:text-style-name="P2" draw:layer="layout" svg:x1="3.149cm" svg:y1="5.829cm" svg:x2="3.188cm" svg:y2="5.829cm">
          <text:p/>
        </draw:line>
        <draw:line draw:style-name="gr7" draw:text-style-name="P2" draw:layer="layout" svg:x1="2.323cm" svg:y1="6.629cm" svg:x2="2.362cm" svg:y2="6.629cm">
          <text:p/>
        </draw:line>
        <draw:polygon draw:style-name="gr1" draw:text-style-name="P1" draw:layer="layout" svg:width="0.15cm" svg:height="0.252cm" svg:x="2.317cm" svg:y="7.7cm" svg:viewBox="0 0 151 253" draw:points="0,0 151,0 151,253 0,253">
          <text:p/>
        </draw:polygon>
        <draw:line draw:style-name="gr12" draw:text-style-name="P2" draw:layer="layout" svg:x1="2.317cm" svg:y1="7.952cm" svg:x2="2.467cm" svg:y2="7.952cm">
          <text:p/>
        </draw:line>
        <draw:line draw:style-name="gr12" draw:text-style-name="P2" draw:layer="layout" svg:x1="2.467cm" svg:y1="7.952cm" svg:x2="2.467cm" svg:y2="7.7cm">
          <text:p/>
        </draw:line>
        <draw:line draw:style-name="gr12" draw:text-style-name="P2" draw:layer="layout" svg:x1="2.467cm" svg:y1="7.7cm" svg:x2="2.317cm" svg:y2="7.7cm">
          <text:p/>
        </draw:line>
        <draw:line draw:style-name="gr12" draw:text-style-name="P2" draw:layer="layout" svg:x1="2.317cm" svg:y1="7.7cm" svg:x2="2.317cm" svg:y2="7.952cm">
          <text:p/>
        </draw:line>
        <draw:line draw:style-name="gr9" draw:text-style-name="P2" draw:layer="layout" svg:x1="2.645cm" svg:y1="7.784cm" svg:x2="2.645cm" svg:y2="7.868cm">
          <text:p/>
        </draw:line>
        <draw:line draw:style-name="gr7" draw:text-style-name="P2" draw:layer="layout" svg:x1="2.524cm" svg:y1="6.967cm" svg:x2="2.504cm" svg:y2="6.967cm">
          <text:p/>
        </draw:line>
        <draw:line draw:style-name="gr9" draw:text-style-name="P2" draw:layer="layout" svg:x1="2.533cm" svg:y1="7.235cm" svg:x2="2.494cm" svg:y2="7.235cm">
          <text:p/>
        </draw:line>
        <draw:line draw:style-name="gr9" draw:text-style-name="P2" draw:layer="layout" svg:x1="6.804cm" svg:y1="6.102cm" svg:x2="6.804cm" svg:y2="6.239cm">
          <text:p/>
        </draw:line>
        <draw:line draw:style-name="gr13" draw:text-style-name="P2" draw:layer="layout" svg:x1="6.393cm" svg:y1="6.096cm" svg:x2="6.393cm" svg:y2="6.243cm">
          <text:p/>
        </draw:line>
        <draw:line draw:style-name="gr8" draw:text-style-name="P2" draw:layer="layout" svg:x1="6.594cm" svg:y1="6.119cm" svg:x2="6.594cm" svg:y2="6.223cm">
          <text:p/>
        </draw:line>
        <draw:path draw:style-name="gr1" draw:text-style-name="P1" draw:layer="layout" svg:width="0.3cm" svg:height="0.315cm" svg:x="7.059cm" svg:y="6.012cm" svg:viewBox="0 0 301 316" svg:d="M301 158c0 87-68 158-151 158s-150-71-150-158 67-158 150-158 151 71 151 158z">
          <text:p/>
        </draw:path>
        <draw:path draw:style-name="gr1" draw:text-style-name="P1" draw:layer="layout" svg:width="0.3cm" svg:height="0.315cm" svg:x="7.059cm" svg:y="5.226cm" svg:viewBox="0 0 301 316" svg:d="M301 159c0 86-68 157-151 157s-150-71-150-157c0-89 67-159 150-159s151 70 151 159z">
          <text:p/>
        </draw:path>
        <draw:line draw:style-name="gr7" draw:text-style-name="P2" draw:layer="layout" svg:x1="3.322cm" svg:y1="6.963cm" svg:x2="3.303cm" svg:y2="6.963cm">
          <text:p/>
        </draw:line>
        <draw:line draw:style-name="gr7" draw:text-style-name="P2" draw:layer="layout" svg:x1="3.149cm" svg:y1="6.629cm" svg:x2="3.188cm" svg:y2="6.629cm">
          <text:p/>
        </draw:line>
        <draw:path draw:style-name="gr1" draw:text-style-name="P1" draw:layer="layout" svg:width="0.3cm" svg:height="0.315cm" svg:x="3.018cm" svg:y="5.278cm" svg:viewBox="0 0 301 316" svg:d="M301 159c0 87-67 157-149 157-83 0-152-70-152-157 0-89 69-159 152-159 82 0 149 70 149 159z">
          <text:p/>
        </draw:path>
        <draw:line draw:style-name="gr7" draw:text-style-name="P2" draw:layer="layout" svg:x1="3.487cm" svg:y1="5.829cm" svg:x2="3.448cm" svg:y2="5.829cm">
          <text:p/>
        </draw:line>
        <draw:line draw:style-name="gr7" draw:text-style-name="P2" draw:layer="layout" svg:x1="3.487cm" svg:y1="6.629cm" svg:x2="3.448cm" svg:y2="6.629cm">
          <text:p/>
        </draw:line>
        <draw:line draw:style-name="gr7" draw:text-style-name="P2" draw:layer="layout" svg:x1="2.483cm" svg:y1="2.209cm" svg:x2="2.504cm" svg:y2="2.209cm">
          <text:p/>
        </draw:line>
        <draw:line draw:style-name="gr9" draw:text-style-name="P2" draw:layer="layout" svg:x1="2.472cm" svg:y1="1.943cm" svg:x2="2.513cm" svg:y2="1.943cm">
          <text:p/>
        </draw:line>
        <draw:line draw:style-name="gr7" draw:text-style-name="P2" draw:layer="layout" svg:x1="3.149cm" svg:y1="2.541cm" svg:x2="3.188cm" svg:y2="2.541cm">
          <text:p/>
        </draw:line>
        <draw:polygon draw:style-name="gr1" draw:text-style-name="P1" draw:layer="layout" svg:width="0.157cm" svg:height="0.249cm" svg:x="2.565cm" svg:y="1.189cm" svg:viewBox="0 0 158 250" draw:points="0,0 158,0 158,250 0,250">
          <text:p/>
        </draw:polygon>
        <draw:line draw:style-name="gr14" draw:text-style-name="P2" draw:layer="layout" svg:x1="2.722cm" svg:y1="1.19cm" svg:x2="2.565cm" svg:y2="1.19cm">
          <text:p/>
        </draw:line>
        <draw:line draw:style-name="gr14" draw:text-style-name="P2" draw:layer="layout" svg:x1="2.565cm" svg:y1="1.19cm" svg:x2="2.565cm" svg:y2="1.439cm">
          <text:p/>
        </draw:line>
        <draw:line draw:style-name="gr14" draw:text-style-name="P2" draw:layer="layout" svg:x1="2.565cm" svg:y1="1.438cm" svg:x2="2.722cm" svg:y2="1.438cm">
          <text:p/>
        </draw:line>
        <draw:line draw:style-name="gr14" draw:text-style-name="P2" draw:layer="layout" svg:x1="2.721cm" svg:y1="1.439cm" svg:x2="2.721cm" svg:y2="1.19cm">
          <text:p/>
        </draw:line>
        <draw:line draw:style-name="gr10" draw:text-style-name="P2" draw:layer="layout" svg:x1="2.39cm" svg:y1="1.362cm" svg:x2="2.39cm" svg:y2="1.267cm">
          <text:p/>
        </draw:line>
        <draw:line draw:style-name="gr10" draw:text-style-name="P2" draw:layer="layout" svg:x1="5.613cm" svg:y1="2.206cm" svg:x2="5.643cm" svg:y2="2.206cm">
          <text:p/>
        </draw:line>
        <draw:line draw:style-name="gr7" draw:text-style-name="P2" draw:layer="layout" svg:x1="3.307cm" svg:y1="2.209cm" svg:x2="3.327cm" svg:y2="2.209cm">
          <text:p/>
        </draw:line>
        <draw:line draw:style-name="gr9" draw:text-style-name="P2" draw:layer="layout" svg:x1="3.298cm" svg:y1="1.943cm" svg:x2="3.339cm" svg:y2="1.943cm">
          <text:p/>
        </draw:line>
        <draw:path draw:style-name="gr1" draw:text-style-name="P1" draw:layer="layout" svg:width="0.3cm" svg:height="0.315cm" svg:x="1.394cm" svg:y="3.545cm" svg:viewBox="0 0 301 316" svg:d="M301 158c0 88-67 158-151 158-83 0-150-70-150-158 0-87 67-158 150-158 84 0 151 71 151 158z">
          <text:p/>
        </draw:path>
        <draw:line draw:style-name="gr7" draw:text-style-name="P2" draw:layer="layout" svg:x1="1.869cm" svg:y1="3.341cm" svg:x2="1.828cm" svg:y2="3.341cm">
          <text:p/>
        </draw:line>
        <draw:path draw:style-name="gr1" draw:text-style-name="P1" draw:layer="layout" svg:width="0.3cm" svg:height="0.315cm" svg:x="2.194cm" svg:y="3.545cm" svg:viewBox="0 0 301 316" svg:d="M301 158c0 88-69 158-152 158-82 0-149-70-149-158 0-87 67-158 149-158 83 0 152 71 152 158z">
          <text:p/>
        </draw:path>
        <draw:line draw:style-name="gr7" draw:text-style-name="P2" draw:layer="layout" svg:x1="2.323cm" svg:y1="3.341cm" svg:x2="2.362cm" svg:y2="3.341cm">
          <text:p/>
        </draw:line>
        <draw:line draw:style-name="gr7" draw:text-style-name="P2" draw:layer="layout" svg:x1="1.524cm" svg:y1="3.341cm" svg:x2="1.563cm" svg:y2="3.341cm">
          <text:p/>
        </draw:line>
        <draw:line draw:style-name="gr7" draw:text-style-name="P2" draw:layer="layout" svg:x1="2.663cm" svg:y1="2.541cm" svg:x2="2.624cm" svg:y2="2.541cm">
          <text:p/>
        </draw:line>
        <draw:line draw:style-name="gr7" draw:text-style-name="P2" draw:layer="layout" svg:x1="1.869cm" svg:y1="2.541cm" svg:x2="1.828cm" svg:y2="2.541cm">
          <text:p/>
        </draw:line>
        <draw:line draw:style-name="gr7" draw:text-style-name="P2" draw:layer="layout" svg:x1="1.663cm" svg:y1="2.215cm" svg:x2="1.683cm" svg:y2="2.215cm">
          <text:p/>
        </draw:line>
        <draw:line draw:style-name="gr9" draw:text-style-name="P2" draw:layer="layout" svg:x1="1.652cm" svg:y1="1.948cm" svg:x2="1.692cm" svg:y2="1.948cm">
          <text:p/>
        </draw:line>
        <draw:line draw:style-name="gr7" draw:text-style-name="P2" draw:layer="layout" svg:x1="2.323cm" svg:y1="2.541cm" svg:x2="2.362cm" svg:y2="2.541cm">
          <text:p/>
        </draw:line>
        <draw:line draw:style-name="gr7" draw:text-style-name="P2" draw:layer="layout" svg:x1="1.524cm" svg:y1="2.541cm" svg:x2="1.563cm" svg:y2="2.541cm">
          <text:p/>
        </draw:line>
        <draw:line draw:style-name="gr7" draw:text-style-name="P2" draw:layer="layout" svg:x1="3.149cm" svg:y1="3.341cm" svg:x2="3.188cm" svg:y2="3.341cm">
          <text:p/>
        </draw:line>
        <draw:path draw:style-name="gr1" draw:text-style-name="P1" draw:layer="layout" svg:width="0.3cm" svg:height="0.315cm" svg:x="3.018cm" svg:y="3.545cm" svg:viewBox="0 0 301 316" svg:d="M301 158c0 88-67 158-149 158-83 0-152-70-152-158 0-87 69-158 152-158 82 0 149 71 149 158z">
          <text:p/>
        </draw:path>
        <draw:line draw:style-name="gr7" draw:text-style-name="P2" draw:layer="layout" svg:x1="2.663cm" svg:y1="3.341cm" svg:x2="2.624cm" svg:y2="3.341cm">
          <text:p/>
        </draw:line>
        <draw:line draw:style-name="gr10" draw:text-style-name="P2" draw:layer="layout" svg:x1="3.147cm" svg:y1="4.214cm" svg:x2="3.147cm" svg:y2="4.12cm">
          <text:p/>
        </draw:line>
        <draw:line draw:style-name="gr10" draw:text-style-name="P2" draw:layer="layout" svg:x1="2.894cm" svg:y1="4.214cm" svg:x2="2.894cm" svg:y2="4.12cm">
          <text:p/>
        </draw:line>
        <draw:path draw:style-name="gr1" draw:text-style-name="P1" draw:layer="layout" svg:width="0.3cm" svg:height="0.315cm" svg:x="2.194cm" svg:y="5.278cm" svg:viewBox="0 0 301 316" svg:d="M301 159c0 87-69 157-152 157-82 0-149-70-149-157 0-89 67-159 149-159 83 0 152 70 152 159z">
          <text:p/>
        </draw:path>
        <draw:line draw:style-name="gr7" draw:text-style-name="P2" draw:layer="layout" svg:x1="2.323cm" svg:y1="5.829cm" svg:x2="2.362cm" svg:y2="5.829cm">
          <text:p/>
        </draw:line>
        <draw:line draw:style-name="gr7" draw:text-style-name="P2" draw:layer="layout" svg:x1="2.683cm" svg:y1="5.829cm" svg:x2="2.643cm" svg:y2="5.829cm">
          <text:p/>
        </draw:line>
        <draw:line draw:style-name="gr7" draw:text-style-name="P2" draw:layer="layout" svg:x1="1.863cm" svg:y1="5.822cm" svg:x2="1.824cm" svg:y2="5.822cm">
          <text:p/>
        </draw:line>
        <draw:line draw:style-name="gr7" draw:text-style-name="P2" draw:layer="layout" svg:x1="1.703cm" svg:y1="6.957cm" svg:x2="1.683cm" svg:y2="6.957cm">
          <text:p/>
        </draw:line>
        <draw:line draw:style-name="gr7" draw:text-style-name="P2" draw:layer="layout" svg:x1="2.683cm" svg:y1="6.629cm" svg:x2="2.643cm" svg:y2="6.629cm">
          <text:p/>
        </draw:line>
        <draw:line draw:style-name="gr7" draw:text-style-name="P2" draw:layer="layout" svg:x1="1.863cm" svg:y1="6.623cm" svg:x2="1.824cm" svg:y2="6.623cm">
          <text:p/>
        </draw:line>
        <draw:line draw:style-name="gr7" draw:text-style-name="P2" draw:layer="layout" svg:x1="1.524cm" svg:y1="6.623cm" svg:x2="1.563cm" svg:y2="6.623cm">
          <text:p/>
        </draw:line>
        <draw:path draw:style-name="gr1" draw:text-style-name="P1" draw:layer="layout" svg:width="0.3cm" svg:height="0.315cm" svg:x="1.394cm" svg:y="5.278cm" svg:viewBox="0 0 301 316" svg:d="M301 159c0 87-67 157-151 157-83 0-150-70-150-157 0-89 67-159 150-159 84 0 151 70 151 159z">
          <text:p/>
        </draw:path>
        <draw:line draw:style-name="gr7" draw:text-style-name="P2" draw:layer="layout" svg:x1="1.524cm" svg:y1="5.822cm" svg:x2="1.563cm" svg:y2="5.822cm">
          <text:p/>
        </draw:line>
        <draw:line draw:style-name="gr10" draw:text-style-name="P2" draw:layer="layout" svg:x1="1.624cm" svg:y1="5.015cm" svg:x2="1.624cm" svg:y2="4.92cm">
          <text:p/>
        </draw:line>
        <draw:line draw:style-name="gr10" draw:text-style-name="P2" draw:layer="layout" svg:x1="1.878cm" svg:y1="5.015cm" svg:x2="1.878cm" svg:y2="4.92cm">
          <text:p/>
        </draw:line>
        <draw:line draw:style-name="gr10" draw:text-style-name="P2" draw:layer="layout" svg:x1="2.132cm" svg:y1="5.015cm" svg:x2="2.132cm" svg:y2="4.92cm">
          <text:p/>
        </draw:line>
        <draw:line draw:style-name="gr10" draw:text-style-name="P2" draw:layer="layout" svg:x1="2.386cm" svg:y1="5.015cm" svg:x2="2.386cm" svg:y2="4.92cm">
          <text:p/>
        </draw:line>
        <draw:line draw:style-name="gr10" draw:text-style-name="P2" draw:layer="layout" svg:x1="2.64cm" svg:y1="5.015cm" svg:x2="2.64cm" svg:y2="4.92cm">
          <text:p/>
        </draw:line>
        <draw:line draw:style-name="gr10" draw:text-style-name="P2" draw:layer="layout" svg:x1="2.894cm" svg:y1="5.015cm" svg:x2="2.894cm" svg:y2="4.92cm">
          <text:p/>
        </draw:line>
        <draw:line draw:style-name="gr10" draw:text-style-name="P2" draw:layer="layout" svg:x1="3.147cm" svg:y1="5.015cm" svg:x2="3.147cm" svg:y2="4.92cm">
          <text:p/>
        </draw:line>
        <draw:line draw:style-name="gr10" draw:text-style-name="P2" draw:layer="layout" svg:x1="2.64cm" svg:y1="4.214cm" svg:x2="2.64cm" svg:y2="4.12cm">
          <text:p/>
        </draw:line>
        <draw:line draw:style-name="gr10" draw:text-style-name="P2" draw:layer="layout" svg:x1="2.386cm" svg:y1="4.214cm" svg:x2="2.386cm" svg:y2="4.12cm">
          <text:p/>
        </draw:line>
        <draw:line draw:style-name="gr10" draw:text-style-name="P2" draw:layer="layout" svg:x1="2.132cm" svg:y1="4.214cm" svg:x2="2.132cm" svg:y2="4.12cm">
          <text:p/>
        </draw:line>
        <draw:line draw:style-name="gr10" draw:text-style-name="P2" draw:layer="layout" svg:x1="1.878cm" svg:y1="4.214cm" svg:x2="1.878cm" svg:y2="4.12cm">
          <text:p/>
        </draw:line>
        <draw:line draw:style-name="gr10" draw:text-style-name="P2" draw:layer="layout" svg:x1="1.624cm" svg:y1="4.214cm" svg:x2="1.624cm" svg:y2="4.12cm">
          <text:p/>
        </draw:line>
        <draw:path draw:style-name="gr15" draw:text-style-name="P3" draw:layer="layout" svg:width="0.1cm" svg:height="0.106cm" svg:x="7.159cm" svg:y="4.594cm" svg:viewBox="0 0 101 107" svg:d="M101 54c0 29-23 53-50 53-28 0-51-24-51-53 0-30 23-54 51-54 27 0 50 24 50 54z">
          <text:p/>
        </draw:path>
        <draw:path draw:style-name="gr15" draw:text-style-name="P3" draw:layer="layout" svg:width="0.1cm" svg:height="0.105cm" svg:x="6.754cm" svg:y="3.86cm" svg:viewBox="0 0 101 106" svg:d="M101 54c0 29-23 52-50 52-29 0-51-23-51-52 0-30 22-54 51-54 27 0 50 24 50 54z">
          <text:p/>
        </draw:path>
        <draw:path draw:style-name="gr15" draw:text-style-name="P3" draw:layer="layout" svg:width="0.1cm" svg:height="0.106cm" svg:x="6.754cm" svg:y="4.594cm" svg:viewBox="0 0 101 107" svg:d="M101 54c0 29-23 53-50 53-29 0-51-24-51-53 0-30 22-54 51-54 27 0 50 24 50 54z">
          <text:p/>
        </draw:path>
        <draw:path draw:style-name="gr15" draw:text-style-name="P3" draw:layer="layout" svg:width="0.1cm" svg:height="0.106cm" svg:x="6.144cm" svg:y="4.594cm" svg:viewBox="0 0 101 107" svg:d="M101 54c0 29-23 53-50 53-28 0-51-24-51-53 0-30 23-54 51-54 27 0 50 24 50 54z">
          <text:p/>
        </draw:path>
        <draw:path draw:style-name="gr15" draw:text-style-name="P3" draw:layer="layout" svg:width="0.1cm" svg:height="0.105cm" svg:x="7.159cm" svg:y="3.86cm" svg:viewBox="0 0 101 106" svg:d="M101 54c0 29-23 52-50 52-28 0-51-23-51-52 0-30 23-54 51-54 27 0 50 24 50 54z">
          <text:p/>
        </draw:path>
        <draw:path draw:style-name="gr15" draw:text-style-name="P3" draw:layer="layout" svg:width="0.1cm" svg:height="0.106cm" svg:x="3.424cm" svg:y="2.488cm" svg:viewBox="0 0 101 107" svg:d="M101 54c0 29-24 53-51 53-28 0-50-24-50-53 0-30 22-54 50-54 27 0 51 24 51 54z">
          <text:p/>
        </draw:path>
        <draw:path draw:style-name="gr15" draw:text-style-name="P3" draw:layer="layout" svg:width="0.1cm" svg:height="0.105cm" svg:x="3.424cm" svg:y="3.288cm" svg:viewBox="0 0 101 106" svg:d="M101 53c0 30-24 53-51 53-28 0-50-23-50-53 0-29 22-53 50-53 27 0 51 24 51 53z">
          <text:p/>
        </draw:path>
        <draw:path draw:style-name="gr15" draw:text-style-name="P3" draw:layer="layout" svg:width="0.1cm" svg:height="0.105cm" svg:x="4.428cm" svg:y="2.285cm" svg:viewBox="0 0 101 106" svg:d="M101 54c0 29-23 52-50 52-29 0-51-23-51-52 0-30 22-54 51-54 27 0 50 24 50 54z">
          <text:p/>
        </draw:path>
        <draw:path draw:style-name="gr15" draw:text-style-name="P3" draw:layer="layout" svg:width="0.1cm" svg:height="0.105cm" svg:x="5.19cm" svg:y="2.285cm" svg:viewBox="0 0 101 106" svg:d="M101 54c0 29-23 52-50 52-28 0-51-23-51-52 0-30 23-54 51-54 27 0 50 24 50 54z">
          <text:p/>
        </draw:path>
        <draw:path draw:style-name="gr15" draw:text-style-name="P3" draw:layer="layout" svg:width="0.1cm" svg:height="0.105cm" svg:x="4.428cm" svg:y="3.073cm" svg:viewBox="0 0 101 106" svg:d="M101 52c0 29-23 54-50 54-29 0-51-25-51-54s22-52 51-52c27 0 50 23 50 52z">
          <text:p/>
        </draw:path>
        <draw:path draw:style-name="gr15" draw:text-style-name="P3" draw:layer="layout" svg:width="0.1cm" svg:height="0.105cm" svg:x="5.19cm" svg:y="3.073cm" svg:viewBox="0 0 101 106" svg:d="M101 52c0 29-23 54-50 54-28 0-51-25-51-54s23-52 51-52c27 0 50 23 50 52z">
          <text:p/>
        </draw:path>
        <draw:path draw:style-name="gr15" draw:text-style-name="P3" draw:layer="layout" svg:width="0.1cm" svg:height="0.105cm" svg:x="6.544cm" svg:y="3.86cm" svg:viewBox="0 0 101 106" svg:d="M101 54c0 29-23 52-50 52-28 0-51-23-51-52 0-30 23-54 51-54 27 0 50 24 50 54z">
          <text:p/>
        </draw:path>
        <draw:path draw:style-name="gr15" draw:text-style-name="P3" draw:layer="layout" svg:width="0.1cm" svg:height="0.106cm" svg:x="5.934cm" svg:y="4.594cm" svg:viewBox="0 0 101 107" svg:d="M101 54c0 29-23 53-51 53s-50-24-50-53c0-30 22-54 50-54s51 24 51 54z">
          <text:p/>
        </draw:path>
        <draw:path draw:style-name="gr15" draw:text-style-name="P3" draw:layer="layout" svg:width="0.1cm" svg:height="0.106cm" svg:x="6.344cm" svg:y="4.594cm" svg:viewBox="0 0 101 107" svg:d="M101 54c0 29-23 53-50 53-29 0-51-24-51-53 0-30 22-54 51-54 27 0 50 24 50 54z">
          <text:p/>
        </draw:path>
        <draw:path draw:style-name="gr15" draw:text-style-name="P3" draw:layer="layout" svg:width="0.1cm" svg:height="0.106cm" svg:x="6.544cm" svg:y="4.594cm" svg:viewBox="0 0 101 107" svg:d="M101 54c0 29-23 53-50 53-28 0-51-24-51-53 0-30 23-54 51-54 27 0 50 24 50 54z">
          <text:p/>
        </draw:path>
        <draw:path draw:style-name="gr15" draw:text-style-name="P3" draw:layer="layout" svg:width="0.1cm" svg:height="0.105cm" svg:x="5.934cm" svg:y="3.86cm" svg:viewBox="0 0 101 106" svg:d="M101 54c0 29-23 52-51 52s-50-23-50-52c0-30 22-54 50-54s51 24 51 54z">
          <text:p/>
        </draw:path>
        <draw:path draw:style-name="gr15" draw:text-style-name="P3" draw:layer="layout" svg:width="0.1cm" svg:height="0.105cm" svg:x="6.144cm" svg:y="3.86cm" svg:viewBox="0 0 101 106" svg:d="M101 54c0 29-23 52-50 52-28 0-51-23-51-52 0-30 23-54 51-54 27 0 50 24 50 54z">
          <text:p/>
        </draw:path>
        <draw:path draw:style-name="gr15" draw:text-style-name="P3" draw:layer="layout" svg:width="0.1cm" svg:height="0.105cm" svg:x="6.344cm" svg:y="3.86cm" svg:viewBox="0 0 101 106" svg:d="M101 54c0 29-23 52-50 52-29 0-51-23-51-52 0-30 22-54 51-54 27 0 50 24 50 54z">
          <text:p/>
        </draw:path>
        <draw:path draw:style-name="gr15" draw:text-style-name="P3" draw:layer="layout" svg:width="0.1cm" svg:height="0.105cm" svg:x="6.754cm" svg:y="3.073cm" svg:viewBox="0 0 101 106" svg:d="M101 52c0 29-23 54-50 54-29 0-51-25-51-54s22-52 51-52c27 0 50 23 50 52z">
          <text:p/>
        </draw:path>
        <draw:path draw:style-name="gr15" draw:text-style-name="P3" draw:layer="layout" svg:width="0.1cm" svg:height="0.105cm" svg:x="6.544cm" svg:y="3.073cm" svg:viewBox="0 0 101 106" svg:d="M101 52c0 29-23 54-50 54-28 0-51-25-51-54s23-52 51-52c27 0 50 23 50 52z">
          <text:p/>
        </draw:path>
        <draw:path draw:style-name="gr15" draw:text-style-name="P3" draw:layer="layout" svg:width="0.1cm" svg:height="0.105cm" svg:x="5.934cm" svg:y="2.285cm" svg:viewBox="0 0 101 106" svg:d="M101 54c0 29-23 52-51 52s-50-23-50-52c0-30 22-54 50-54s51 24 51 54z">
          <text:p/>
        </draw:path>
        <draw:path draw:style-name="gr15" draw:text-style-name="P3" draw:layer="layout" svg:width="0.1cm" svg:height="0.105cm" svg:x="6.754cm" svg:y="2.285cm" svg:viewBox="0 0 101 106" svg:d="M101 54c0 29-23 52-50 52-29 0-51-23-51-52 0-30 22-54 51-54 27 0 50 24 50 54z">
          <text:p/>
        </draw:path>
        <draw:path draw:style-name="gr15" draw:text-style-name="P3" draw:layer="layout" svg:width="0.1cm" svg:height="0.105cm" svg:x="6.144cm" svg:y="2.285cm" svg:viewBox="0 0 101 106" svg:d="M101 54c0 29-23 52-50 52-28 0-51-23-51-52 0-30 23-54 51-54 27 0 50 24 50 54z">
          <text:p/>
        </draw:path>
        <draw:path draw:style-name="gr15" draw:text-style-name="P3" draw:layer="layout" svg:width="0.1cm" svg:height="0.105cm" svg:x="6.344cm" svg:y="2.285cm" svg:viewBox="0 0 101 106" svg:d="M101 54c0 29-23 52-50 52-29 0-51-23-51-52 0-30 22-54 51-54 27 0 50 24 50 54z">
          <text:p/>
        </draw:path>
        <draw:path draw:style-name="gr15" draw:text-style-name="P3" draw:layer="layout" svg:width="0.1cm" svg:height="0.105cm" svg:x="6.544cm" svg:y="2.285cm" svg:viewBox="0 0 101 106" svg:d="M101 54c0 29-23 52-50 52-28 0-51-23-51-52 0-30 23-54 51-54 27 0 50 24 50 54z">
          <text:p/>
        </draw:path>
        <draw:path draw:style-name="gr15" draw:text-style-name="P3" draw:layer="layout" svg:width="0.1cm" svg:height="0.105cm" svg:x="7.159cm" svg:y="2.285cm" svg:viewBox="0 0 101 106" svg:d="M101 54c0 29-23 52-50 52-28 0-51-23-51-52 0-30 23-54 51-54 27 0 50 24 50 54z">
          <text:p/>
        </draw:path>
        <draw:path draw:style-name="gr15" draw:text-style-name="P3" draw:layer="layout" svg:width="0.1cm" svg:height="0.105cm" svg:x="5.577cm" svg:y="2.417cm" svg:viewBox="0 0 101 106" svg:d="M101 54c0 28-23 52-51 52-27 0-50-24-50-52 0-30 23-54 50-54 28 0 51 24 51 54z">
          <text:p/>
        </draw:path>
        <draw:path draw:style-name="gr15" draw:text-style-name="P3" draw:layer="layout" svg:width="0.1cm" svg:height="0.105cm" svg:x="7.159cm" svg:y="3.073cm" svg:viewBox="0 0 101 106" svg:d="M101 52c0 29-23 54-50 54-28 0-51-25-51-54s23-52 51-52c27 0 50 23 50 52z">
          <text:p/>
        </draw:path>
        <draw:path draw:style-name="gr15" draw:text-style-name="P3" draw:layer="layout" svg:width="0.1cm" svg:height="0.105cm" svg:x="5.577cm" svg:y="3.991cm" svg:viewBox="0 0 101 106" svg:d="M101 54c0 29-23 52-51 52-27 0-50-23-50-52s23-54 50-54c28 0 51 25 51 54z">
          <text:p/>
        </draw:path>
        <draw:path draw:style-name="gr15" draw:text-style-name="P3" draw:layer="layout" svg:width="0.1cm" svg:height="0.104cm" svg:x="5.577cm" svg:y="3.73cm" svg:viewBox="0 0 101 105" svg:d="M101 53c0 29-23 52-51 52-27 0-50-23-50-52 0-30 23-53 50-53 28 0 51 23 51 53z">
          <text:p/>
        </draw:path>
        <draw:path draw:style-name="gr15" draw:text-style-name="P3" draw:layer="layout" svg:width="0.1cm" svg:height="0.106cm" svg:x="4.428cm" svg:y="4.594cm" svg:viewBox="0 0 101 107" svg:d="M101 54c0 29-23 53-50 53-29 0-51-24-51-53 0-30 22-54 51-54 27 0 50 24 50 54z">
          <text:p/>
        </draw:path>
        <draw:path draw:style-name="gr15" draw:text-style-name="P3" draw:layer="layout" svg:width="0.1cm" svg:height="0.106cm" svg:x="5.19cm" svg:y="4.594cm" svg:viewBox="0 0 101 107" svg:d="M101 54c0 29-23 53-50 53-28 0-51-24-51-53 0-30 23-54 51-54 27 0 50 24 50 54z">
          <text:p/>
        </draw:path>
        <draw:path draw:style-name="gr15" draw:text-style-name="P3" draw:layer="layout" svg:width="0.1cm" svg:height="0.105cm" svg:x="4.428cm" svg:y="3.86cm" svg:viewBox="0 0 101 106" svg:d="M101 54c0 29-23 52-50 52-29 0-51-23-51-52 0-30 22-54 51-54 27 0 50 24 50 54z">
          <text:p/>
        </draw:path>
        <draw:path draw:style-name="gr15" draw:text-style-name="P3" draw:layer="layout" svg:width="0.1cm" svg:height="0.105cm" svg:x="5.19cm" svg:y="3.86cm" svg:viewBox="0 0 101 106" svg:d="M101 54c0 29-23 52-50 52-28 0-51-23-51-52 0-30 23-54 51-54 27 0 50 24 50 54z">
          <text:p/>
        </draw:path>
        <draw:path draw:style-name="gr15" draw:text-style-name="P3" draw:layer="layout" svg:width="0.1cm" svg:height="0.105cm" svg:x="5.577cm" svg:y="4.726cm" svg:viewBox="0 0 101 106" svg:d="M101 54c0 29-23 52-51 52-27 0-50-23-50-52s23-54 50-54c28 0 51 25 51 54z">
          <text:p/>
        </draw:path>
        <draw:path draw:style-name="gr15" draw:text-style-name="P3" draw:layer="layout" svg:width="0.1cm" svg:height="0.105cm" svg:x="5.577cm" svg:y="4.465cm" svg:viewBox="0 0 101 106" svg:d="M101 52c0 30-23 54-51 54-27 0-50-24-50-54 0-29 23-52 50-52 28 0 51 23 51 52z">
          <text:p/>
        </draw:path>
        <draw:path draw:style-name="gr15" draw:text-style-name="P3" draw:layer="layout" svg:width="0.1cm" svg:height="0.106cm" svg:x="5.577cm" svg:y="3.203cm" svg:viewBox="0 0 101 107" svg:d="M101 53c0 30-23 54-51 54-27 0-50-24-50-54 0-29 23-53 50-53 28 0 51 24 51 53z">
          <text:p/>
        </draw:path>
        <draw:path draw:style-name="gr15" draw:text-style-name="P3" draw:layer="layout" svg:width="0.1cm" svg:height="0.105cm" svg:x="5.577cm" svg:y="2.941cm" svg:viewBox="0 0 101 106" svg:d="M101 54c0 29-23 52-51 52-27 0-50-23-50-52s23-54 50-54c28 0 51 25 51 54z">
          <text:p/>
        </draw:path>
        <draw:path draw:style-name="gr15" draw:text-style-name="P3" draw:layer="layout" svg:width="0.1cm" svg:height="0.105cm" svg:x="5.934cm" svg:y="3.073cm" svg:viewBox="0 0 101 106" svg:d="M101 52c0 29-23 54-51 54s-50-25-50-54 22-52 50-52 51 23 51 52z">
          <text:p/>
        </draw:path>
        <draw:path draw:style-name="gr15" draw:text-style-name="P3" draw:layer="layout" svg:width="0.1cm" svg:height="0.105cm" svg:x="6.144cm" svg:y="3.073cm" svg:viewBox="0 0 101 106" svg:d="M101 52c0 29-23 54-50 54-28 0-51-25-51-54s23-52 51-52c27 0 50 23 50 52z">
          <text:p/>
        </draw:path>
        <draw:path draw:style-name="gr15" draw:text-style-name="P3" draw:layer="layout" svg:width="0.1cm" svg:height="0.105cm" svg:x="6.344cm" svg:y="3.073cm" svg:viewBox="0 0 101 106" svg:d="M101 52c0 29-23 54-50 54-29 0-51-25-51-54s22-52 51-52c27 0 50 23 50 52z">
          <text:p/>
        </draw:path>
        <draw:path draw:style-name="gr15" draw:text-style-name="P3" draw:layer="layout" svg:width="0.1cm" svg:height="0.105cm" svg:x="4.428cm" svg:y="5.331cm" svg:viewBox="0 0 101 106" svg:d="M101 54c0 28-23 52-50 52-29 0-51-24-51-52 0-30 22-54 51-54 27 0 50 24 50 54z">
          <text:p/>
        </draw:path>
        <draw:path draw:style-name="gr15" draw:text-style-name="P3" draw:layer="layout" svg:width="0.1cm" svg:height="0.105cm" svg:x="5.19cm" svg:y="5.331cm" svg:viewBox="0 0 101 106" svg:d="M101 54c0 28-23 52-50 52-28 0-51-24-51-52 0-30 23-54 51-54 27 0 50 24 50 54z">
          <text:p/>
        </draw:path>
        <draw:path draw:style-name="gr15" draw:text-style-name="P3" draw:layer="layout" svg:width="0.1cm" svg:height="0.106cm" svg:x="4.428cm" svg:y="6.117cm" svg:viewBox="0 0 101 107" svg:d="M101 53c0 30-23 54-50 54-29 0-51-24-51-54 0-29 22-53 51-53 27 0 50 24 50 53z">
          <text:p/>
        </draw:path>
        <draw:path draw:style-name="gr15" draw:text-style-name="P3" draw:layer="layout" svg:width="0.1cm" svg:height="0.106cm" svg:x="5.19cm" svg:y="6.117cm" svg:viewBox="0 0 101 107" svg:d="M101 53c0 30-23 54-50 54-28 0-51-24-51-54 0-29 23-53 51-53 27 0 50 24 50 53z">
          <text:p/>
        </draw:path>
        <draw:path draw:style-name="gr15" draw:text-style-name="P3" draw:layer="layout" svg:width="0.1cm" svg:height="0.106cm" svg:x="5.934cm" svg:y="6.117cm" svg:viewBox="0 0 101 107" svg:d="M101 53c0 30-23 54-51 54s-50-24-50-54c0-29 22-53 50-53s51 24 51 53z">
          <text:p/>
        </draw:path>
        <draw:path draw:style-name="gr15" draw:text-style-name="P3" draw:layer="layout" svg:width="0.1cm" svg:height="0.106cm" svg:x="6.144cm" svg:y="6.117cm" svg:viewBox="0 0 101 107" svg:d="M101 53c0 30-23 54-50 54-28 0-51-24-51-54 0-29 23-53 51-53 27 0 50 24 50 53z">
          <text:p/>
        </draw:path>
        <draw:path draw:style-name="gr15" draw:text-style-name="P3" draw:layer="layout" svg:width="0.1cm" svg:height="0.105cm" svg:x="5.629cm" svg:y="6.8cm" svg:viewBox="0 0 101 106" svg:d="M101 54c0 29-23 52-50 52-29 0-51-23-51-52 0-30 22-54 51-54 27 0 50 24 50 54z">
          <text:p/>
        </draw:path>
        <draw:path draw:style-name="gr15" draw:text-style-name="P3" draw:layer="layout" svg:width="0.1cm" svg:height="0.105cm" svg:x="5.883cm" svg:y="6.8cm" svg:viewBox="0 0 101 106" svg:d="M101 54c0 29-24 52-51 52-28 0-50-23-50-52 0-30 22-54 50-54 27 0 51 24 51 54z">
          <text:p/>
        </draw:path>
        <draw:path draw:style-name="gr15" draw:text-style-name="P3" draw:layer="layout" svg:width="0.1cm" svg:height="0.105cm" svg:x="5.577cm" svg:y="6.248cm" svg:viewBox="0 0 101 106" svg:d="M101 53c0 30-23 53-51 53-27 0-50-23-50-53 0-29 23-53 50-53 28 0 51 24 51 53z">
          <text:p/>
        </draw:path>
        <draw:path draw:style-name="gr15" draw:text-style-name="P3" draw:layer="layout" svg:width="0.1cm" svg:height="0.105cm" svg:x="5.577cm" svg:y="5.988cm" svg:viewBox="0 0 101 106" svg:d="M101 51c0 30-23 55-51 55-27 0-50-25-50-55 0-28 23-51 50-51 28 0 51 23 51 51z">
          <text:p/>
        </draw:path>
        <draw:path draw:style-name="gr15" draw:text-style-name="P3" draw:layer="layout" svg:width="0.1cm" svg:height="0.105cm" svg:x="5.934cm" svg:y="5.331cm" svg:viewBox="0 0 101 106" svg:d="M101 54c0 28-23 52-51 52s-50-24-50-52c0-30 22-54 50-54s51 24 51 54z">
          <text:p/>
        </draw:path>
        <draw:path draw:style-name="gr15" draw:text-style-name="P3" draw:layer="layout" svg:width="0.1cm" svg:height="0.105cm" svg:x="6.754cm" svg:y="5.331cm" svg:viewBox="0 0 101 106" svg:d="M101 54c0 28-23 52-50 52-29 0-51-24-51-52 0-30 22-54 51-54 27 0 50 24 50 54z">
          <text:p/>
        </draw:path>
        <draw:path draw:style-name="gr15" draw:text-style-name="P3" draw:layer="layout" svg:width="0.1cm" svg:height="0.105cm" svg:x="6.144cm" svg:y="5.331cm" svg:viewBox="0 0 101 106" svg:d="M101 54c0 28-23 52-50 52-28 0-51-24-51-52 0-30 23-54 51-54 27 0 50 24 50 54z">
          <text:p/>
        </draw:path>
        <draw:path draw:style-name="gr15" draw:text-style-name="P3" draw:layer="layout" svg:width="0.1cm" svg:height="0.105cm" svg:x="6.344cm" svg:y="5.331cm" svg:viewBox="0 0 101 106" svg:d="M101 54c0 28-23 52-50 52-29 0-51-24-51-52 0-30 22-54 51-54 27 0 50 24 50 54z">
          <text:p/>
        </draw:path>
        <draw:path draw:style-name="gr15" draw:text-style-name="P3" draw:layer="layout" svg:width="0.1cm" svg:height="0.105cm" svg:x="6.544cm" svg:y="5.331cm" svg:viewBox="0 0 101 106" svg:d="M101 54c0 28-23 52-50 52-28 0-51-24-51-52 0-30 23-54 51-54 27 0 50 24 50 54z">
          <text:p/>
        </draw:path>
        <draw:path draw:style-name="gr15" draw:text-style-name="P3" draw:layer="layout" svg:width="0.1cm" svg:height="0.105cm" svg:x="5.577cm" svg:y="5.462cm" svg:viewBox="0 0 101 106" svg:d="M101 54c0 28-23 52-51 52-27 0-50-24-50-52 0-30 23-54 50-54 28 0 51 24 51 54z">
          <text:p/>
        </draw:path>
        <draw:path draw:style-name="gr15" draw:text-style-name="P3" draw:layer="layout" svg:width="0.1cm" svg:height="0.105cm" svg:x="5.577cm" svg:y="5.199cm" svg:viewBox="0 0 101 106" svg:d="M101 53c0 30-23 53-51 53-27 0-50-23-50-53 0-29 23-53 50-53 28 0 51 24 51 53z">
          <text:p/>
        </draw:path>
        <draw:path draw:style-name="gr15" draw:text-style-name="P3" draw:layer="layout" svg:width="0.1cm" svg:height="0.105cm" svg:x="1.644cm" svg:y="7.171cm" svg:viewBox="0 0 101 106" svg:d="M101 53c0 30-23 53-50 53-28 0-51-23-51-53 0-29 23-53 51-53 27 0 50 24 50 53z">
          <text:p/>
        </draw:path>
        <draw:path draw:style-name="gr15" draw:text-style-name="P3" draw:layer="layout" svg:width="0.1cm" svg:height="0.105cm" svg:x="3.264cm" svg:y="7.179cm" svg:viewBox="0 0 101 106" svg:d="M101 53c0 29-23 53-51 53s-50-24-50-53c0-30 22-53 50-53s51 23 51 53z">
          <text:p/>
        </draw:path>
        <draw:path draw:style-name="gr15" draw:text-style-name="P3" draw:layer="layout" svg:width="0.101cm" svg:height="0.105cm" svg:x="3.118cm" svg:y="5.777cm" svg:viewBox="0 0 102 106" svg:d="M102 54c0 28-23 52-50 52-29 0-52-24-52-52 0-30 23-54 52-54 27 0 50 24 50 54z">
          <text:p/>
        </draw:path>
        <draw:path draw:style-name="gr15" draw:text-style-name="P3" draw:layer="layout" svg:width="0.1cm" svg:height="0.104cm" svg:x="2.293cm" svg:y="6.577cm" svg:viewBox="0 0 101 105" svg:d="M101 54c0 28-22 51-51 51-27 0-50-23-50-51 0-30 23-54 50-54 29 0 51 24 51 54z">
          <text:p/>
        </draw:path>
        <draw:path draw:style-name="gr15" draw:text-style-name="P3" draw:layer="layout" svg:width="0.1cm" svg:height="0.105cm" svg:x="2.342cm" svg:y="7.774cm" svg:viewBox="0 0 101 106" svg:d="M101 54c0 29-24 52-51 52-28 0-50-23-50-52s22-54 50-54c27 0 51 25 51 54z">
          <text:p/>
        </draw:path>
        <draw:path draw:style-name="gr15" draw:text-style-name="P3" draw:layer="layout" svg:width="0.1cm" svg:height="0.105cm" svg:x="2.596cm" svg:y="7.774cm" svg:viewBox="0 0 101 106" svg:d="M101 54c0 29-23 52-51 52s-50-23-50-52 22-54 50-54 51 25 51 54z">
          <text:p/>
        </draw:path>
        <draw:path draw:style-name="gr15" draw:text-style-name="P3" draw:layer="layout" svg:width="0.1cm" svg:height="0.105cm" svg:x="2.464cm" svg:y="6.916cm" svg:viewBox="0 0 101 106" svg:d="M101 54c0 29-24 52-51 52-28 0-50-23-50-52s22-54 50-54c27 0 51 25 51 54z">
          <text:p/>
        </draw:path>
        <draw:path draw:style-name="gr15" draw:text-style-name="P3" draw:layer="layout" svg:width="0.1cm" svg:height="0.105cm" svg:x="2.464cm" svg:y="7.182cm" svg:viewBox="0 0 101 106" svg:d="M101 53c0 30-24 53-51 53-28 0-50-23-50-53 0-29 22-53 50-53 27 0 51 24 51 53z">
          <text:p/>
        </draw:path>
        <draw:path draw:style-name="gr15" draw:text-style-name="P3" draw:layer="layout" svg:width="0.1cm" svg:height="0.106cm" svg:x="6.754cm" svg:y="6.117cm" svg:viewBox="0 0 101 107" svg:d="M101 53c0 30-23 54-50 54-29 0-51-24-51-54 0-29 22-53 51-53 27 0 50 24 50 53z">
          <text:p/>
        </draw:path>
        <draw:path draw:style-name="gr15" draw:text-style-name="P3" draw:layer="layout" svg:width="0.1cm" svg:height="0.106cm" svg:x="6.344cm" svg:y="6.117cm" svg:viewBox="0 0 101 107" svg:d="M101 53c0 30-23 54-50 54-29 0-51-24-51-54 0-29 22-53 51-53 27 0 50 24 50 53z">
          <text:p/>
        </draw:path>
        <draw:path draw:style-name="gr15" draw:text-style-name="P3" draw:layer="layout" svg:width="0.1cm" svg:height="0.106cm" svg:x="6.544cm" svg:y="6.117cm" svg:viewBox="0 0 101 107" svg:d="M101 53c0 30-23 54-50 54-28 0-51-24-51-54 0-29 23-53 51-53 27 0 50 24 50 53z">
          <text:p/>
        </draw:path>
        <draw:path draw:style-name="gr15" draw:text-style-name="P3" draw:layer="layout" svg:width="0.1cm" svg:height="0.106cm" svg:x="7.159cm" svg:y="6.117cm" svg:viewBox="0 0 101 107" svg:d="M101 53c0 30-23 54-50 54-28 0-51-24-51-54 0-29 23-53 51-53 27 0 50 24 50 53z">
          <text:p/>
        </draw:path>
        <draw:path draw:style-name="gr15" draw:text-style-name="P3" draw:layer="layout" svg:width="0.1cm" svg:height="0.105cm" svg:x="7.159cm" svg:y="5.331cm" svg:viewBox="0 0 101 106" svg:d="M101 54c0 28-23 52-50 52-28 0-51-24-51-52 0-30 23-54 51-54 27 0 50 24 50 54z">
          <text:p/>
        </draw:path>
        <draw:path draw:style-name="gr15" draw:text-style-name="P3" draw:layer="layout" svg:width="0.1cm" svg:height="0.105cm" svg:x="3.264cm" svg:y="6.913cm" svg:viewBox="0 0 101 106" svg:d="M101 54c0 28-23 52-51 52s-50-24-50-52c0-30 22-54 50-54s51 24 51 54z">
          <text:p/>
        </draw:path>
        <draw:path draw:style-name="gr15" draw:text-style-name="P3" draw:layer="layout" svg:width="0.101cm" svg:height="0.104cm" svg:x="3.118cm" svg:y="6.577cm" svg:viewBox="0 0 102 105" svg:d="M102 54c0 28-23 51-50 51-29 0-52-23-52-51 0-30 23-54 52-54 27 0 50 24 50 54z">
          <text:p/>
        </draw:path>
        <draw:path draw:style-name="gr15" draw:text-style-name="P3" draw:layer="layout" svg:width="0.101cm" svg:height="0.105cm" svg:x="3.118cm" svg:y="5.382cm" svg:viewBox="0 0 102 106" svg:d="M102 53c0 30-23 53-50 53-29 0-52-23-52-53 0-29 23-53 52-53 27 0 50 24 50 53z">
          <text:p/>
        </draw:path>
        <draw:path draw:style-name="gr15" draw:text-style-name="P3" draw:layer="layout" svg:width="0.1cm" svg:height="0.105cm" svg:x="3.418cm" svg:y="5.777cm" svg:viewBox="0 0 101 106" svg:d="M101 54c0 28-22 52-49 52-29 0-52-24-52-52 0-30 23-54 52-54 27 0 49 24 49 54z">
          <text:p/>
        </draw:path>
        <draw:path draw:style-name="gr15" draw:text-style-name="P3" draw:layer="layout" svg:width="0.1cm" svg:height="0.104cm" svg:x="3.418cm" svg:y="6.577cm" svg:viewBox="0 0 101 105" svg:d="M101 54c0 28-22 51-49 51-29 0-52-23-52-51 0-30 23-54 52-54 27 0 49 24 49 54z">
          <text:p/>
        </draw:path>
        <draw:path draw:style-name="gr15" draw:text-style-name="P3" draw:layer="layout" svg:width="0.1cm" svg:height="0.105cm" svg:x="2.444cm" svg:y="2.157cm" svg:viewBox="0 0 101 106" svg:d="M101 54c0 29-23 52-50 52-28 0-51-23-51-52 0-31 23-54 51-54 27 0 50 23 50 54z">
          <text:p/>
        </draw:path>
        <draw:path draw:style-name="gr15" draw:text-style-name="P3" draw:layer="layout" svg:width="0.1cm" svg:height="0.105cm" svg:x="2.444cm" svg:y="1.89cm" svg:viewBox="0 0 101 106" svg:d="M101 54c0 29-23 52-50 52-28 0-51-23-51-52 0-30 23-54 51-54 27 0 50 24 50 54z">
          <text:p/>
        </draw:path>
        <draw:path draw:style-name="gr15" draw:text-style-name="P3" draw:layer="layout" svg:width="0.101cm" svg:height="0.106cm" svg:x="3.118cm" svg:y="2.488cm" svg:viewBox="0 0 102 107" svg:d="M102 54c0 29-23 53-50 53-29 0-52-24-52-53 0-30 23-54 52-54 27 0 50 24 50 54z">
          <text:p/>
        </draw:path>
        <draw:path draw:style-name="gr15" draw:text-style-name="P3" draw:layer="layout" svg:width="0.099cm" svg:height="0.106cm" svg:x="2.594cm" svg:y="1.261cm" svg:viewBox="0 0 100 107" svg:d="M100 54c0 29-22 53-50 53s-50-24-50-53 22-54 50-54 50 25 50 54z">
          <text:p/>
        </draw:path>
        <draw:path draw:style-name="gr15" draw:text-style-name="P3" draw:layer="layout" svg:width="0.101cm" svg:height="0.106cm" svg:x="2.338cm" svg:y="1.261cm" svg:viewBox="0 0 102 107" svg:d="M102 54c0 29-23 53-50 53-29 0-52-24-52-53s23-54 52-54c27 0 50 25 50 54z">
          <text:p/>
        </draw:path>
        <draw:path draw:style-name="gr15" draw:text-style-name="P3" draw:layer="layout" svg:width="0.1cm" svg:height="0.105cm" svg:x="5.577cm" svg:y="2.154cm" svg:viewBox="0 0 101 106" svg:d="M101 53c0 30-23 53-51 53-27 0-50-23-50-53 0-29 23-53 50-53 28 0 51 24 51 53z">
          <text:p/>
        </draw:path>
        <draw:path draw:style-name="gr15" draw:text-style-name="P3" draw:layer="layout" svg:width="0.1cm" svg:height="0.105cm" svg:x="3.269cm" svg:y="2.157cm" svg:viewBox="0 0 101 106" svg:d="M101 54c0 29-24 52-51 52-28 0-50-23-50-52 0-31 22-54 50-54 27 0 51 23 51 54z">
          <text:p/>
        </draw:path>
        <draw:path draw:style-name="gr15" draw:text-style-name="P3" draw:layer="layout" svg:width="0.1cm" svg:height="0.105cm" svg:x="3.269cm" svg:y="1.89cm" svg:viewBox="0 0 101 106" svg:d="M101 54c0 29-24 52-51 52-28 0-50-23-50-52 0-30 22-54 50-54 27 0 51 24 51 54z">
          <text:p/>
        </draw:path>
        <draw:path draw:style-name="gr15" draw:text-style-name="P3" draw:layer="layout" svg:width="0.1cm" svg:height="0.105cm" svg:x="1.494cm" svg:y="3.65cm" svg:viewBox="0 0 101 106" svg:d="M101 54c0 29-23 52-51 52s-50-23-50-52c0-30 22-54 50-54s51 24 51 54z">
          <text:p/>
        </draw:path>
        <draw:path draw:style-name="gr15" draw:text-style-name="P3" draw:layer="layout" svg:width="0.1cm" svg:height="0.105cm" svg:x="1.799cm" svg:y="3.288cm" svg:viewBox="0 0 101 106" svg:d="M101 53c0 30-23 53-51 53s-50-23-50-53c0-29 22-53 50-53s51 24 51 53z">
          <text:p/>
        </draw:path>
        <draw:path draw:style-name="gr15" draw:text-style-name="P3" draw:layer="layout" svg:width="0.1cm" svg:height="0.105cm" svg:x="2.293cm" svg:y="3.65cm" svg:viewBox="0 0 101 106" svg:d="M101 54c0 29-22 52-51 52-27 0-50-23-50-52 0-30 23-54 50-54 29 0 51 24 51 54z">
          <text:p/>
        </draw:path>
        <draw:path draw:style-name="gr15" draw:text-style-name="P3" draw:layer="layout" svg:width="0.1cm" svg:height="0.105cm" svg:x="2.293cm" svg:y="3.288cm" svg:viewBox="0 0 101 106" svg:d="M101 53c0 30-22 53-51 53-27 0-50-23-50-53 0-29 23-53 50-53 29 0 51 24 51 53z">
          <text:p/>
        </draw:path>
        <draw:path draw:style-name="gr15" draw:text-style-name="P3" draw:layer="layout" svg:width="0.1cm" svg:height="0.105cm" svg:x="1.494cm" svg:y="3.288cm" svg:viewBox="0 0 101 106" svg:d="M101 53c0 30-23 53-51 53s-50-23-50-53c0-29 22-53 50-53s51 24 51 53z">
          <text:p/>
        </draw:path>
        <draw:path draw:style-name="gr15" draw:text-style-name="P3" draw:layer="layout" svg:width="0.099cm" svg:height="0.106cm" svg:x="2.594cm" svg:y="2.489cm" svg:viewBox="0 0 100 107" svg:d="M100 54c0 29-22 53-50 53s-50-24-50-53c0-30 22-54 50-54s50 24 50 54z">
          <text:p/>
        </draw:path>
        <draw:path draw:style-name="gr15" draw:text-style-name="P3" draw:layer="layout" svg:width="0.1cm" svg:height="0.106cm" svg:x="1.799cm" svg:y="2.488cm" svg:viewBox="0 0 101 107" svg:d="M101 54c0 29-23 53-51 53s-50-24-50-53c0-30 22-54 50-54s51 24 51 54z">
          <text:p/>
        </draw:path>
        <draw:path draw:style-name="gr15" draw:text-style-name="P3" draw:layer="layout" svg:width="0.1cm" svg:height="0.105cm" svg:x="1.624cm" svg:y="2.163cm" svg:viewBox="0 0 101 106" svg:d="M101 53c0 29-23 53-50 53-29 0-51-24-51-53 0-30 22-53 51-53 27 0 50 23 50 53z">
          <text:p/>
        </draw:path>
        <draw:path draw:style-name="gr15" draw:text-style-name="P3" draw:layer="layout" svg:width="0.1cm" svg:height="0.105cm" svg:x="1.624cm" svg:y="1.896cm" svg:viewBox="0 0 101 106" svg:d="M101 54c0 28-23 52-50 52-29 0-51-24-51-52 0-30 22-54 51-54 27 0 50 24 50 54z">
          <text:p/>
        </draw:path>
        <draw:path draw:style-name="gr15" draw:text-style-name="P3" draw:layer="layout" svg:width="0.1cm" svg:height="0.106cm" svg:x="2.293cm" svg:y="2.488cm" svg:viewBox="0 0 101 107" svg:d="M101 54c0 29-22 53-51 53-27 0-50-24-50-53 0-30 23-54 50-54 29 0 51 24 51 54z">
          <text:p/>
        </draw:path>
        <draw:path draw:style-name="gr15" draw:text-style-name="P3" draw:layer="layout" svg:width="0.1cm" svg:height="0.106cm" svg:x="1.494cm" svg:y="2.488cm" svg:viewBox="0 0 101 107" svg:d="M101 54c0 29-23 53-51 53s-50-24-50-53c0-30 22-54 50-54s51 24 51 54z">
          <text:p/>
        </draw:path>
        <draw:path draw:style-name="gr15" draw:text-style-name="P3" draw:layer="layout" svg:width="0.101cm" svg:height="0.105cm" svg:x="3.118cm" svg:y="3.288cm" svg:viewBox="0 0 102 106" svg:d="M102 53c0 30-23 53-50 53-29 0-52-23-52-53 0-29 23-53 52-53 27 0 50 24 50 53z">
          <text:p/>
        </draw:path>
        <draw:path draw:style-name="gr15" draw:text-style-name="P3" draw:layer="layout" svg:width="0.101cm" svg:height="0.105cm" svg:x="3.118cm" svg:y="3.65cm" svg:viewBox="0 0 102 106" svg:d="M102 54c0 29-23 52-50 52-29 0-52-23-52-52 0-30 23-54 52-54 27 0 50 24 50 54z">
          <text:p/>
        </draw:path>
        <draw:path draw:style-name="gr15" draw:text-style-name="P3" draw:layer="layout" svg:width="0.099cm" svg:height="0.105cm" svg:x="2.594cm" svg:y="3.288cm" svg:viewBox="0 0 100 106" svg:d="M100 53c0 30-22 53-50 53s-50-23-50-53c0-29 22-53 50-53s50 24 50 53z">
          <text:p/>
        </draw:path>
        <draw:path draw:style-name="gr15" draw:text-style-name="P3" draw:layer="layout" svg:width="0.1cm" svg:height="0.105cm" svg:x="3.098cm" svg:y="4.115cm" svg:viewBox="0 0 101 106" svg:d="M101 53c0 29-23 53-51 53s-50-24-50-53 22-53 50-53 51 24 51 53z">
          <text:p/>
        </draw:path>
        <draw:path draw:style-name="gr15" draw:text-style-name="P3" draw:layer="layout" svg:width="0.1cm" svg:height="0.105cm" svg:x="2.844cm" svg:y="4.115cm" svg:viewBox="0 0 101 106" svg:d="M101 53c0 29-23 53-50 53-28 0-51-24-51-53s23-53 51-53c27 0 50 24 50 53z">
          <text:p/>
        </draw:path>
        <draw:path draw:style-name="gr15" draw:text-style-name="P3" draw:layer="layout" svg:width="0.1cm" svg:height="0.105cm" svg:x="2.293cm" svg:y="5.382cm" svg:viewBox="0 0 101 106" svg:d="M101 53c0 30-22 53-51 53-27 0-50-23-50-53 0-29 23-53 50-53 29 0 51 24 51 53z">
          <text:p/>
        </draw:path>
        <draw:path draw:style-name="gr15" draw:text-style-name="P3" draw:layer="layout" svg:width="0.1cm" svg:height="0.105cm" svg:x="2.293cm" svg:y="5.777cm" svg:viewBox="0 0 101 106" svg:d="M101 54c0 28-22 52-51 52-27 0-50-24-50-52 0-30 23-54 50-54 29 0 51 24 51 54z">
          <text:p/>
        </draw:path>
        <draw:path draw:style-name="gr15" draw:text-style-name="P3" draw:layer="layout" svg:width="0.1cm" svg:height="0.105cm" svg:x="2.614cm" svg:y="5.777cm" svg:viewBox="0 0 101 106" svg:d="M101 54c0 28-23 52-50 52-29 0-51-24-51-52 0-30 22-54 51-54 27 0 50 24 50 54z">
          <text:p/>
        </draw:path>
        <draw:path draw:style-name="gr15" draw:text-style-name="P3" draw:layer="layout" svg:width="0.1cm" svg:height="0.105cm" svg:x="1.794cm" svg:y="5.769cm" svg:viewBox="0 0 101 106" svg:d="M101 54c0 29-22 52-51 52-28 0-50-23-50-52 0-30 22-54 50-54 29 0 51 24 51 54z">
          <text:p/>
        </draw:path>
        <draw:path draw:style-name="gr15" draw:text-style-name="P3" draw:layer="layout" svg:width="0.1cm" svg:height="0.105cm" svg:x="1.644cm" svg:y="6.905cm" svg:viewBox="0 0 101 106" svg:d="M101 54c0 29-23 52-50 52-28 0-51-23-51-52 0-30 23-54 51-54 27 0 50 24 50 54z">
          <text:p/>
        </draw:path>
        <draw:path draw:style-name="gr15" draw:text-style-name="P3" draw:layer="layout" svg:width="0.1cm" svg:height="0.104cm" svg:x="2.614cm" svg:y="6.577cm" svg:viewBox="0 0 101 105" svg:d="M101 54c0 28-23 51-50 51-29 0-51-23-51-51 0-30 22-54 51-54 27 0 50 24 50 54z">
          <text:p/>
        </draw:path>
        <draw:path draw:style-name="gr15" draw:text-style-name="P3" draw:layer="layout" svg:width="0.1cm" svg:height="0.105cm" svg:x="1.794cm" svg:y="6.57cm" svg:viewBox="0 0 101 106" svg:d="M101 54c0 29-22 52-51 52-28 0-50-23-50-52s22-54 50-54c29 0 51 25 51 54z">
          <text:p/>
        </draw:path>
        <draw:path draw:style-name="gr15" draw:text-style-name="P3" draw:layer="layout" svg:width="0.1cm" svg:height="0.105cm" svg:x="1.494cm" svg:y="6.57cm" svg:viewBox="0 0 101 106" svg:d="M101 54c0 29-23 52-51 52s-50-23-50-52 22-54 50-54 51 25 51 54z">
          <text:p/>
        </draw:path>
        <draw:path draw:style-name="gr15" draw:text-style-name="P3" draw:layer="layout" svg:width="0.1cm" svg:height="0.105cm" svg:x="1.494cm" svg:y="5.382cm" svg:viewBox="0 0 101 106" svg:d="M101 53c0 30-23 53-51 53s-50-23-50-53c0-29 22-53 50-53s51 24 51 53z">
          <text:p/>
        </draw:path>
        <draw:path draw:style-name="gr15" draw:text-style-name="P3" draw:layer="layout" svg:width="0.1cm" svg:height="0.105cm" svg:x="1.494cm" svg:y="5.769cm" svg:viewBox="0 0 101 106" svg:d="M101 54c0 29-23 52-51 52s-50-23-50-52c0-30 22-54 50-54s51 24 51 54z">
          <text:p/>
        </draw:path>
        <draw:path draw:style-name="gr15" draw:text-style-name="P3" draw:layer="layout" svg:width="0.1cm" svg:height="0.105cm" svg:x="1.574cm" svg:y="4.915cm" svg:viewBox="0 0 101 106" svg:d="M101 54c0 29-24 52-51 52-28 0-50-23-50-52s22-54 50-54c27 0 51 25 51 54z">
          <text:p/>
        </draw:path>
        <draw:path draw:style-name="gr15" draw:text-style-name="P3" draw:layer="layout" svg:width="0.1cm" svg:height="0.105cm" svg:x="1.828cm" svg:y="4.915cm" svg:viewBox="0 0 101 106" svg:d="M101 54c0 29-23 52-50 52-29 0-51-23-51-52s22-54 51-54c27 0 50 25 50 54z">
          <text:p/>
        </draw:path>
        <draw:path draw:style-name="gr15" draw:text-style-name="P3" draw:layer="layout" svg:width="0.1cm" svg:height="0.105cm" svg:x="2.082cm" svg:y="4.915cm" svg:viewBox="0 0 101 106" svg:d="M101 54c0 29-24 52-51 52-28 0-50-23-50-52s22-54 50-54c27 0 51 25 51 54z">
          <text:p/>
        </draw:path>
        <draw:path draw:style-name="gr15" draw:text-style-name="P3" draw:layer="layout" svg:width="0.1cm" svg:height="0.105cm" svg:x="2.336cm" svg:y="4.915cm" svg:viewBox="0 0 101 106" svg:d="M101 54c0 29-23 52-50 52-29 0-51-23-51-52s22-54 51-54c27 0 50 25 50 54z">
          <text:p/>
        </draw:path>
        <draw:path draw:style-name="gr15" draw:text-style-name="P3" draw:layer="layout" svg:width="0.1cm" svg:height="0.105cm" svg:x="2.59cm" svg:y="4.915cm" svg:viewBox="0 0 101 106" svg:d="M101 54c0 29-23 52-50 52-29 0-51-23-51-52s22-54 51-54c27 0 50 25 50 54z">
          <text:p/>
        </draw:path>
        <draw:path draw:style-name="gr15" draw:text-style-name="P3" draw:layer="layout" svg:width="0.1cm" svg:height="0.105cm" svg:x="2.844cm" svg:y="4.915cm" svg:viewBox="0 0 101 106" svg:d="M101 54c0 29-23 52-50 52-28 0-51-23-51-52s23-54 51-54c27 0 50 25 50 54z">
          <text:p/>
        </draw:path>
        <draw:path draw:style-name="gr15" draw:text-style-name="P3" draw:layer="layout" svg:width="0.1cm" svg:height="0.105cm" svg:x="3.098cm" svg:y="4.915cm" svg:viewBox="0 0 101 106" svg:d="M101 54c0 29-23 52-51 52s-50-23-50-52 22-54 50-54 51 25 51 54z">
          <text:p/>
        </draw:path>
        <draw:path draw:style-name="gr15" draw:text-style-name="P3" draw:layer="layout" svg:width="0.1cm" svg:height="0.105cm" svg:x="2.59cm" svg:y="4.115cm" svg:viewBox="0 0 101 106" svg:d="M101 53c0 29-23 53-50 53-29 0-51-24-51-53s22-53 51-53c27 0 50 24 50 53z">
          <text:p/>
        </draw:path>
        <draw:path draw:style-name="gr15" draw:text-style-name="P3" draw:layer="layout" svg:width="0.1cm" svg:height="0.105cm" svg:x="2.336cm" svg:y="4.115cm" svg:viewBox="0 0 101 106" svg:d="M101 53c0 29-23 53-50 53-29 0-51-24-51-53s22-53 51-53c27 0 50 24 50 53z">
          <text:p/>
        </draw:path>
        <draw:path draw:style-name="gr15" draw:text-style-name="P3" draw:layer="layout" svg:width="0.1cm" svg:height="0.105cm" svg:x="2.082cm" svg:y="4.115cm" svg:viewBox="0 0 101 106" svg:d="M101 53c0 29-24 53-51 53-28 0-50-24-50-53s22-53 50-53c27 0 51 24 51 53z">
          <text:p/>
        </draw:path>
        <draw:path draw:style-name="gr15" draw:text-style-name="P3" draw:layer="layout" svg:width="0.1cm" svg:height="0.105cm" svg:x="1.828cm" svg:y="4.115cm" svg:viewBox="0 0 101 106" svg:d="M101 53c0 29-23 53-50 53-29 0-51-24-51-53s22-53 51-53c27 0 50 24 50 53z">
          <text:p/>
        </draw:path>
        <draw:path draw:style-name="gr15" draw:text-style-name="P3" draw:layer="layout" svg:width="0.1cm" svg:height="0.105cm" svg:x="1.574cm" svg:y="4.115cm" svg:viewBox="0 0 101 106" svg:d="M101 53c0 29-24 53-51 53-28 0-50-24-50-53s22-53 50-53c27 0 51 24 51 53z">
          <text:p/>
        </draw:path>
        <draw:polygon draw:style-name="gr1" draw:text-style-name="P1" draw:layer="layout" svg:width="0.399cm" svg:height="0.315cm" svg:x="9.729cm" svg:y="7.666cm" svg:viewBox="0 0 400 316" draw:points="227,3 300,80 387,80 394,81 398,86 400,92 400,303 398,311 393,315 387,316 274,316 267,314 262,309 261,303 261,301 14,301 8,300 3,294 2,289 2,29 0,15 1,7 6,2 12,0 220,0">
          <text:p/>
        </draw:polygon>
        <draw:polygon draw:style-name="gr1" draw:text-style-name="P1" draw:layer="layout" svg:width="3.15cm" svg:height="5.277cm" svg:x="11.453cm" svg:y="1.917cm" svg:viewBox="0 0 3151 5278" draw:points="3135,2 3140,8 3141,14 3142,318 3140,326 3135,330 3128,332 3122,329 3119,324 3109,307 3092,282 3072,261 3049,244 3034,235 3024,229 3018,225 3016,217 3016,203 3015,200 3014,195 3013,187 3009,180 3007,173 2999,161 2989,149 2967,126 2889,44 2881,39 2876,36 2863,29 2848,27 1467,27 1464,27 1453,29 1445,33 1439,36 1434,39 1427,44 1352,123 1346,126 1331,126 1326,127 1307,130 1284,139 1263,150 1243,165 1226,183 1211,204 1211,205 1206,210 1202,211 1193,213 1179,219 1175,223 1167,228 1106,292 1100,295 1093,295 1089,292 1077,280 1056,266 1033,253 1009,246 997,244 983,242 958,242 942,244 932,246 908,253 885,266 864,280 846,298 830,319 817,343 808,368 802,394 800,420 802,447 807,469 808,473 817,498 830,521 846,543 864,561 885,575 897,582 908,587 932,595 958,600 983,600 1009,595 1033,587 1053,576 1056,575 1077,561 1096,543 1111,521 1125,498 1127,492 1131,486 1137,482 1214,401 1220,398 1227,399 1232,401 1241,412 1244,418 1244,425 1241,429 1226,446 1211,466 1200,489 1192,513 1191,525 1316,525 1312,531 1309,545 1309,559 1312,572 1316,579 1191,579 1192,590 1200,614 1211,637 1226,657 1243,676 1263,691 1284,702 1307,710 1331,714 1334,714 1334,597 1339,601 1352,604 1365,604 1378,601 1384,597 1384,714 1386,714 1410,710 1433,702 1455,691 1475,676 1492,657 1506,637 1517,614 1525,590 1527,579 1402,579 1405,572 1409,559 1409,545 1405,531 1402,525 1527,525 1525,513 1517,489 1506,466 1492,446 1477,429 1473,423 1474,416 1477,412 1492,395 1493,394 1496,391 1506,375 1517,352 1525,328 1529,301 1529,276 1525,251 1517,227 1506,204 1505,197 1507,190 1512,185 1517,184 1628,184 1634,186 1639,192 1640,200 1637,206 1635,208 1617,222 1600,239 1598,242 1587,259 1576,281 1569,305 1565,330 1565,511 1569,536 1576,560 1584,579 1587,582 1600,602 1617,620 1636,634 1646,639 1657,646 1669,649 1680,653 1703,657 1726,657 1750,653 1772,646 1794,634 1813,620 1829,602 1835,599 1842,600 1845,601 1859,611 1864,614 1877,621 1881,623 1896,628 1915,630 1935,630 1954,628 1954,627 1973,621 1990,611 2006,600 2016,589 2022,585 2029,586 2034,589 2043,600 2059,611 2077,621 2096,627 2100,628 2100,466 2106,469 2118,473 2131,473 2144,469 2150,466 2150,628 2154,627 2173,621 2190,611 2206,600 2220,585 2226,575 2232,571 2238,571 2243,573 2259,585 2266,589 2277,594 2287,599 2296,601 2315,604 2335,604 2354,601 2359,600 2373,594 2390,585 2393,584 2399,582 2406,583 2409,587 2420,602 2437,620 2456,634 2466,639 2478,646 2490,649 2500,653 2524,657 2547,657 2571,653 2593,646 2614,634 2634,620 2650,602 2664,582 2675,560 2682,536 2684,524 2686,511 2686,330 2682,305 2675,282 2675,281 2667,265 2664,259 2650,239 2634,222 2616,208 2611,202 2610,194 2614,188 2620,185 2623,184 2805,184 2811,186 2813,188 2842,218 2845,226 2845,232 2841,238 2840,239 2832,244 2809,261 2789,282 2772,307 2758,333 2748,361 2742,391 2740,420 2742,450 2748,480 2757,503 2758,508 2772,534 2789,559 2809,580 2832,597 2858,612 2884,623 2912,629 2937,631 2944,631 2969,629 2997,623 3024,612 3049,597 3072,580 3092,559 3109,534 3112,529 3120,515 3125,509 3132,507 3138,510 3142,516 3143,521 3146,1113 3144,1120 3138,1126 3132,1127 3125,1124 3123,1119 3109,1094 3092,1070 3072,1049 3049,1031 3034,1022 3024,1016 3018,1012 3016,1005 3016,990 3015,986 3014,983 3013,974 3009,966 3007,961 2999,947 2889,832 2881,826 2876,823 2863,817 2848,814 1467,814 1464,815 1453,817 1445,821 1439,823 1434,826 1427,832 1352,910 1346,914 1331,914 1326,915 1307,918 1284,926 1263,938 1243,952 1226,971 1211,991 1208,999 1202,1004 1195,1007 1191,1010 1183,1015 1115,1088 1108,1091 1101,1090 1096,1087 1096,1086 1078,1069 1077,1068 1056,1053 1033,1042 1009,1033 997,1031 983,1029 958,1029 942,1032 932,1033 908,1042 885,1053 864,1068 846,1086 830,1107 817,1131 808,1155 802,1181 800,1209 802,1235 808,1261 817,1286 819,1289 830,1308 846,1329 864,1348 885,1363 898,1369 908,1374 932,1383 958,1386 983,1386 1009,1383 1033,1374 1054,1364 1056,1363 1077,1348 1096,1329 1111,1308 1123,1288 1128,1284 1129,1283 1141,1278 1146,1275 1154,1269 1222,1198 1228,1194 1235,1194 1239,1198 1241,1199 1244,1205 1244,1213 1241,1217 1226,1233 1211,1254 1200,1277 1192,1301 1191,1314 1316,1314 1312,1319 1309,1332 1309,1346 1312,1360 1316,1365 1191,1365 1192,1377 1200,1402 1211,1424 1226,1446 1243,1463 1263,1478 1284,1490 1307,1498 1331,1503 1334,1503 1334,1385 1339,1388 1352,1391 1365,1391 1378,1388 1384,1385 1384,1503 1386,1503 1410,1498 1433,1490 1455,1478 1475,1463 1492,1446 1506,1424 1517,1402 1525,1377 1527,1365 1402,1365 1405,1360 1409,1346 1409,1332 1405,1319 1402,1314 1527,1314 1525,1301 1517,1277 1506,1254 1492,1233 1477,1217 1473,1211 1474,1203 1477,1199 1493,1181 1496,1178 1506,1162 1517,1139 1525,1115 1529,1090 1529,1064 1525,1038 1517,1014 1506,991 1505,985 1507,978 1512,972 1517,972 1628,972 1634,973 1639,980 1640,986 1637,993 1635,995 1617,1009 1600,1027 1598,1030 1587,1047 1576,1069 1569,1093 1565,1117 1565,1299 1569,1324 1576,1347 1584,1365 1587,1369 1600,1389 1617,1407 1636,1422 1646,1427 1657,1432 1669,1437 1680,1441 1703,1445 1726,1445 1750,1441 1751,1440 1772,1432 1794,1422 1813,1407 1829,1390 1835,1386 1842,1386 1845,1388 1859,1400 1864,1402 1877,1408 1881,1410 1896,1414 1915,1419 1935,1419 1954,1414 1973,1408 1990,1400 2006,1387 2016,1377 2022,1373 2029,1373 2034,1377 2043,1387 2059,1399 2077,1408 2096,1414 2100,1415 2100,1254 2106,1257 2118,1260 2131,1260 2144,1257 2150,1254 2150,1415 2154,1414 2173,1408 2190,1399 2206,1387 2220,1372 2226,1364 2232,1360 2238,1359 2243,1361 2259,1372 2267,1377 2277,1382 2287,1385 2296,1389 2315,1391 2335,1391 2354,1389 2359,1387 2373,1382 2390,1372 2391,1372 2398,1371 2404,1373 2406,1377 2413,1385 2431,1404 2451,1420 2474,1432 2498,1440 2511,1442 2511,1254 2516,1257 2529,1260 2542,1260 2555,1257 2561,1254 2561,1442 2573,1440 2597,1432 2619,1420 2640,1404 2658,1385 2672,1364 2684,1341 2692,1316 2696,1289 2696,1234 2579,1234 2582,1229 2586,1215 2586,1201 2582,1188 2579,1181 2696,1181 2696,1127 2692,1100 2684,1075 2672,1051 2658,1030 2640,1011 2619,996 2615,990 2614,983 2616,977 2622,972 2626,972 2805,972 2811,973 2813,975 2842,1006 2845,1012 2845,1020 2841,1026 2840,1027 2832,1031 2809,1049 2789,1070 2772,1094 2758,1120 2748,1149 2742,1178 2740,1209 2742,1238 2748,1267 2755,1287 2758,1296 2772,1322 2789,1346 2809,1367 2832,1385 2858,1400 2884,1410 2912,1416 2937,1419 2941,1419 2944,1419 2969,1416 2997,1410 3024,1400 3049,1385 3072,1367 3092,1346 3109,1322 3123,1296 3123,1295 3128,1289 3134,1287 3141,1289 3146,1296 3147,1301 3150,1910 3148,1917 3143,1923 3136,1924 3130,1920 3126,1915 3123,1908 3109,1882 3092,1857 3072,1836 3049,1819 3033,1809 3024,1804 3018,1800 3016,1792 3016,1778 3015,1773 3014,1770 3013,1763 3009,1755 3007,1748 2999,1736 2989,1724 2967,1701 2889,1619 2881,1614 2876,1611 2863,1604 2848,1601 1467,1601 1464,1602 1453,1604 1445,1609 1439,1611 1434,1614 1427,1619 1352,1698 1346,1701 1344,1701 1331,1701 1326,1702 1307,1705 1284,1714 1263,1725 1243,1740 1226,1758 1211,1779 1208,1785 1203,1791 1202,1791 1195,1794 1191,1798 1183,1803 1115,1875 1108,1878 1101,1878 1096,1874 1078,1856 1077,1855 1056,1841 1033,1829 1009,1821 997,1819 983,1818 958,1818 942,1820 932,1821 908,1829 885,1841 864,1855 846,1874 830,1894 817,1917 808,1943 802,1969 800,1995 802,2022 807,2044 808,2049 817,2073 830,2097 846,2117 864,2136 885,2150 897,2156 908,2162 932,2170 958,2174 983,2174 1009,2170 1033,2162 1053,2153 1056,2150 1077,2136 1096,2117 1111,2097 1123,2077 1128,2071 1129,2071 1141,2065 1146,2061 1154,2057 1222,1985 1228,1981 1235,1982 1239,1985 1241,1987 1244,1993 1244,2000 1241,2004 1226,2020 1211,2041 1200,2064 1192,2088 1191,2100 1316,2100 1312,2106 1309,2120 1309,2134 1312,2147 1316,2153 1191,2153 1192,2165 1200,2189 1211,2212 1226,2232 1243,2251 1263,2266 1284,2277 1307,2286 1331,2289 1334,2289 1334,2172 1339,2176 1352,2180 1365,2180 1378,2176 1384,2172 1384,2289 1386,2289 1410,2286 1433,2277 1455,2266 1475,2251 1492,2232 1506,2212 1517,2189 1525,2165 1527,2153 1402,2153 1405,2147 1409,2134 1409,2120 1405,2106 1402,2100 1527,2100 1525,2088 1517,2064 1506,2041 1492,2020 1477,2004 1473,1998 1474,1991 1477,1987 1492,1971 1493,1969 1496,1966 1506,1949 1517,1927 1525,1903 1529,1877 1529,1851 1525,1826 1517,1802 1506,1779 1506,1778 1505,1772 1507,1765 1512,1761 1517,1760 1625,1760 1631,1762 1636,1767 1637,1774 1634,1781 1631,1783 1610,1799 1592,1818 1578,1840 1566,1863 1559,1888 1555,1914 1555,2077 1559,2103 1566,2128 1570,2136 1578,2151 1592,2174 1610,2192 1625,2203 1631,2208 1645,2215 1653,2220 1677,2228 1702,2231 1727,2231 1752,2228 1776,2220 1799,2208 1819,2192 1832,2179 1837,2176 1844,2176 1847,2178 1859,2186 1864,2189 1877,2196 1881,2198 1896,2202 1915,2205 1935,2205 1954,2202 1973,2196 1990,2186 2006,2175 2016,2164 2022,2161 2029,2161 2034,2164 2043,2175 2059,2186 2077,2196 2096,2202 2100,2203 2100,2041 2106,2044 2118,2048 2131,2048 2144,2044 2150,2041 2150,2203 2154,2202 2173,2196 2190,2186 2206,2175 2220,2160 2226,2151 2232,2146 2238,2146 2243,2148 2259,2161 2266,2164 2277,2169 2287,2174 2296,2176 2315,2180 2335,2180 2354,2176 2359,2175 2373,2169 2390,2161 2393,2159 2399,2156 2406,2158 2409,2162 2420,2177 2437,2195 2456,2209 2466,2214 2478,2221 2490,2224 2500,2228 2524,2231 2547,2231 2571,2228 2572,2228 2593,2221 2614,2209 2634,2195 2650,2177 2664,2157 2675,2135 2682,2112 2683,2105 2686,2086 2686,1905 2682,1880 2675,1857 2675,1856 2667,1839 2664,1834 2650,1814 2634,1797 2616,1783 2611,1778 2610,1770 2614,1763 2620,1760 2623,1760 2805,1760 2811,1762 2813,1763 2842,1793 2845,1800 2845,1807 2841,1813 2840,1814 2832,1819 2809,1836 2789,1857 2772,1882 2758,1908 2748,1936 2742,1966 2740,1995 2742,2025 2748,2055 2756,2077 2758,2083 2772,2109 2789,2134 2809,2155 2832,2172 2858,2187 2884,2198 2912,2204 2937,2206 2944,2206 2969,2204 2997,2198 3024,2187 3049,2172 3072,2155 3092,2134 3109,2109 3123,2083 3126,2073 3131,2067 3138,2065 3144,2066 3149,2072 3151,2078 3151,2648 3149,2655 3143,2660 3136,2661 3130,2659 3127,2652 3123,2643 3109,2617 3092,2592 3072,2571 3049,2554 3034,2544 3024,2539 3018,2535 3016,2527 3016,2513 3015,2508 3014,2505 3013,2498 3009,2489 3007,2483 2999,2470 2989,2459 2967,2436 2889,2354 2881,2349 2876,2346 2863,2340 2848,2336 1467,2336 1464,2337 1453,2340 1445,2344 1439,2346 1434,2349 1427,2354 1352,2433 1346,2436 1344,2437 1331,2437 1326,2437 1307,2440 1284,2449 1263,2460 1243,2475 1226,2494 1211,2514 1208,2521 1203,2525 1202,2526 1195,2529 1191,2533 1183,2538 1115,2610 1108,2613 1101,2612 1096,2609 1078,2591 1077,2590 1056,2576 1033,2564 1009,2556 997,2554 983,2552 958,2552 942,2555 932,2556 908,2564 885,2576 864,2590 846,2609 830,2629 817,2652 808,2678 802,2704 800,2730 802,2757 807,2779 808,2784 817,2809 830,2831 846,2852 864,2871 885,2885 897,2891 908,2897 932,2905 958,2909 983,2909 1009,2905 1033,2897 1053,2888 1056,2885 1077,2871 1096,2852 1111,2831 1123,2811 1128,2806 1129,2806 1141,2800 1146,2796 1154,2792 1222,2720 1228,2716 1235,2717 1239,2720 1241,2722 1244,2728 1244,2735 1241,2739 1226,2755 1211,2776 1200,2799 1192,2823 1191,2836 1316,2836 1312,2841 1309,2855 1309,2869 1312,2882 1316,2888 1191,2888 1192,2900 1200,2924 1211,2947 1226,2967 1243,2985 1263,3001 1284,3012 1307,3021 1331,3024 1334,3024 1334,2907 1339,2911 1352,2915 1365,2915 1378,2911 1384,2907 1384,3024 1386,3024 1410,3021 1433,3012 1455,3001 1475,2985 1492,2967 1506,2947 1517,2924 1525,2900 1527,2888 1402,2888 1405,2882 1409,2869 1409,2855 1405,2841 1402,2836 1527,2836 1525,2823 1517,2799 1506,2776 1492,2755 1477,2739 1473,2733 1474,2726 1477,2722 1492,2706 1493,2704 1496,2701 1506,2685 1517,2662 1525,2638 1529,2612 1529,2587 1525,2561 1517,2537 1506,2514 1505,2507 1507,2500 1512,2496 1517,2495 1628,2495 1634,2496 1639,2501 1640,2510 1637,2516 1635,2518 1617,2532 1600,2548 1598,2552 1587,2569 1576,2591 1569,2615 1565,2640 1565,2821 1569,2847 1576,2870 1584,2888 1587,2892 1600,2912 1617,2930 1636,2944 1646,2949 1657,2955 1669,2960 1680,2963 1703,2966 1726,2966 1750,2963 1772,2955 1794,2944 1813,2930 1829,2913 1835,2909 1842,2909 1845,2911 1859,2922 1864,2924 1877,2931 1881,2933 1896,2937 1915,2941 1935,2941 1954,2937 1973,2931 1990,2922 2006,2910 2016,2899 2022,2896 2029,2896 2034,2899 2043,2910 2059,2922 2077,2931 2096,2937 2100,2938 2100,2776 2106,2779 2118,2783 2131,2783 2144,2779 2150,2776 2150,2938 2154,2937 2173,2931 2190,2922 2206,2910 2220,2895 2226,2886 2232,2882 2238,2881 2243,2883 2259,2895 2266,2899 2277,2904 2287,2907 2296,2911 2315,2915 2335,2915 2354,2911 2359,2910 2373,2904 2390,2895 2393,2894 2399,2891 2406,2893 2409,2897 2420,2912 2437,2930 2456,2944 2466,2949 2478,2955 2490,2960 2500,2963 2524,2966 2547,2966 2571,2963 2593,2955 2614,2944 2634,2930 2650,2912 2664,2892 2675,2870 2682,2847 2684,2833 2686,2821 2686,2640 2682,2615 2675,2592 2675,2591 2667,2574 2664,2569 2650,2548 2634,2532 2616,2518 2611,2513 2610,2505 2614,2498 2620,2495 2805,2495 2811,2496 2813,2498 2842,2528 2845,2535 2845,2542 2841,2548 2840,2549 2832,2554 2809,2571 2789,2592 2772,2617 2758,2643 2748,2671 2742,2701 2740,2730 2742,2760 2748,2790 2756,2811 2758,2818 2772,2844 2789,2869 2809,2890 2832,2907 2858,2922 2884,2933 2912,2939 2937,2941 2941,2941 2944,2941 2969,2939 2997,2933 3024,2922 3049,2907 3072,2890 3092,2869 3109,2844 3123,2818 3127,2808 3131,2802 3138,2799 3144,2801 3149,2806 3151,2813 3151,3383 3149,3390 3143,3395 3136,3396 3130,3394 3127,3388 3123,3378 3109,3352 3092,3327 3072,3306 3049,3289 3034,3279 3024,3274 3018,3270 3016,3262 3016,3248 3015,3243 3014,3240 3013,3232 3009,3224 3007,3218 2999,3205 2989,3194 2889,3089 2881,3084 2876,3081 2863,3074 2848,3071 1467,3071 1464,3072 1453,3074 1445,3079 1439,3081 1434,3084 1427,3089 1352,3168 1346,3171 1331,3171 1326,3172 1307,3175 1284,3184 1263,3195 1243,3210 1226,3229 1211,3249 1208,3256 1203,3260 1202,3261 1195,3264 1191,3268 1183,3273 1115,3345 1108,3348 1101,3347 1096,3344 1096,3343 1078,3326 1077,3325 1056,3311 1033,3299 1009,3291 997,3289 983,3287 958,3287 942,3290 932,3291 908,3299 885,3311 864,3325 846,3343 830,3364 817,3388 808,3413 802,3439 800,3466 802,3492 807,3514 808,3519 817,3543 830,3566 846,3587 864,3606 885,3620 897,3627 908,3632 932,3640 958,3644 983,3644 1009,3640 1033,3632 1053,3623 1056,3620 1077,3606 1096,3587 1111,3566 1123,3546 1128,3542 1129,3541 1141,3535 1146,3532 1154,3527 1222,3455 1228,3451 1235,3451 1239,3455 1241,3457 1244,3463 1244,3470 1241,3474 1226,3490 1211,3511 1200,3534 1192,3558 1191,3571 1316,3571 1312,3576 1309,3590 1309,3604 1312,3617 1316,3623 1191,3623 1192,3634 1200,3659 1211,3681 1226,3703 1243,3721 1263,3736 1284,3747 1307,3756 1331,3760 1334,3760 1334,3642 1339,3646 1352,3649 1365,3649 1378,3646 1384,3642 1384,3760 1386,3760 1410,3756 1433,3747 1455,3736 1475,3721 1492,3703 1506,3681 1517,3659 1525,3634 1527,3623 1402,3623 1405,3617 1409,3604 1409,3590 1405,3576 1402,3571 1527,3571 1525,3558 1517,3534 1506,3511 1492,3490 1477,3474 1473,3468 1474,3461 1477,3457 1493,3439 1496,3436 1506,3420 1517,3397 1525,3373 1529,3347 1529,3321 1525,3296 1517,3272 1506,3249 1505,3242 1507,3235 1512,3230 1517,3230 1628,3230 1634,3231 1639,3237 1640,3243 1637,3251 1635,3253 1617,3267 1600,3284 1598,3287 1587,3304 1576,3326 1569,3351 1565,3375 1565,3556 1569,3582 1576,3605 1584,3623 1587,3627 1600,3647 1617,3665 1636,3679 1646,3684 1657,3690 1669,3695 1680,3698 1703,3701 1726,3701 1750,3698 1772,3690 1794,3679 1813,3665 1829,3647 1835,3644 1842,3644 1845,3646 1859,3657 1864,3659 1877,3666 1881,3668 1896,3672 1915,3676 1935,3676 1954,3672 1973,3666 1990,3657 2006,3645 2016,3634 2022,3631 2029,3631 2034,3634 2043,3645 2059,3656 2077,3666 2096,3672 2100,3673 2100,3511 2106,3514 2118,3518 2131,3518 2144,3514 2150,3511 2150,3673 2154,3672 2173,3666 2190,3656 2206,3645 2220,3630 2226,3621 2232,3617 2238,3616 2243,3618 2259,3630 2266,3634 2277,3639 2287,3642 2296,3647 2315,3649 2335,3649 2354,3647 2359,3645 2373,3639 2390,3630 2393,3629 2399,3627 2406,3628 2409,3632 2420,3647 2437,3665 2456,3679 2466,3684 2478,3690 2490,3695 2500,3698 2524,3701 2547,3701 2571,3698 2593,3690 2614,3679 2634,3665 2650,3647 2664,3627 2675,3605 2682,3582 2684,3569 2686,3556 2686,3375 2682,3351 2675,3327 2675,3326 2667,3309 2664,3304 2650,3284 2634,3267 2616,3253 2611,3248 2610,3239 2614,3233 2620,3230 2805,3230 2811,3231 2813,3233 2842,3263 2845,3270 2845,3277 2841,3283 2840,3284 2832,3289 2809,3306 2789,3327 2772,3352 2758,3378 2748,3406 2742,3436 2740,3466 2742,3495 2748,3525 2756,3546 2758,3553 2772,3579 2789,3604 2809,3625 2832,3642 2858,3657 2884,3668 2912,3674 2937,3676 2941,3676 2944,3676 2969,3674 2997,3668 3024,3657 3049,3642 3072,3625 3092,3604 3109,3579 3123,3553 3127,3543 3131,3537 3138,3534 3144,3536 3149,3542 3151,3547 3151,4171 3149,4178 3143,4183 3136,4184 3130,4181 3127,4176 3123,4165 3113,4145 3109,4139 3092,4115 3072,4094 3049,4076 3034,4067 3024,4061 3018,4057 3016,4050 3016,4035 3015,4031 3014,4028 3013,4020 3009,4012 3007,4006 2999,3993 2989,3982 2967,3959 2889,3877 2881,3871 2876,3868 2863,3862 2848,3859 1467,3859 1464,3860 1453,3862 1445,3866 1439,3868 1434,3871 1427,3877 1352,3955 1346,3959 1344,3959 1331,3959 1326,3960 1307,3963 1284,3971 1263,3983 1243,3997 1226,4015 1211,4036 1208,4043 1203,4049 1202,4049 1195,4052 1191,4055 1183,4060 1115,4133 1108,4136 1101,4136 1096,4132 1078,4114 1077,4113 1056,4098 1033,4087 1009,4078 997,4076 983,4075 958,4075 942,4077 932,4078 908,4087 885,4098 864,4113 846,4132 830,4152 817,4175 808,4200 802,4226 800,4253 802,4280 807,4302 808,4306 817,4330 830,4354 846,4374 864,4393 885,4408 898,4414 908,4419 932,4428 958,4431 983,4431 1009,4428 1033,4419 1053,4410 1056,4408 1077,4393 1096,4374 1111,4354 1123,4334 1128,4328 1129,4328 1141,4323 1146,4319 1154,4314 1222,4242 1228,4239 1235,4240 1239,4242 1241,4243 1244,4250 1244,4258 1241,4262 1226,4278 1211,4299 1200,4322 1192,4346 1191,4358 1316,4358 1312,4364 1309,4377 1309,4391 1312,4405 1316,4410 1191,4410 1192,4423 1200,4447 1211,4470 1226,4490 1243,4509 1263,4523 1284,4535 1307,4543 1331,4547 1334,4547 1334,4430 1339,4433 1352,4437 1365,4437 1378,4433 1384,4430 1384,4547 1386,4547 1410,4543 1433,4535 1455,4523 1475,4509 1492,4490 1506,4470 1517,4447 1525,4423 1527,4410 1402,4410 1405,4405 1409,4391 1409,4377 1405,4364 1402,4358 1527,4358 1525,4346 1517,4322 1506,4299 1492,4278 1477,4262 1473,4256 1474,4248 1477,4243 1492,4228 1493,4226 1496,4223 1506,4206 1517,4184 1525,4160 1529,4135 1529,4109 1525,4083 1517,4059 1506,4036 1506,4035 1505,4030 1507,4023 1512,4018 1517,4017 1628,4017 1634,4019 1639,4025 1640,4032 1637,4038 1635,4040 1617,4054 1600,4072 1598,4075 1587,4092 1576,4114 1569,4137 1565,4162 1565,4344 1569,4368 1576,4392 1584,4410 1587,4414 1600,4434 1617,4452 1636,4467 1646,4472 1657,4478 1669,4481 1680,4486 1703,4489 1726,4489 1750,4486 1751,4486 1772,4478 1794,4467 1813,4452 1829,4434 1835,4431 1842,4431 1845,4433 1859,4445 1864,4447 1877,4453 1881,4455 1896,4459 1915,4463 1935,4463 1954,4459 1973,4453 1990,4445 2006,4432 2015,4423 2021,4419 2028,4419 2033,4423 2040,4431 2056,4443 2075,4453 2094,4459 2100,4460 2100,4299 2106,4302 2118,4305 2131,4305 2144,4302 2150,4299 2150,4460 2155,4459 2174,4453 2193,4443 2209,4431 2224,4415 2228,4410 2233,4405 2240,4405 2245,4407 2259,4418 2266,4422 2277,4427 2287,4431 2296,4433 2315,4437 2335,4437 2354,4433 2359,4432 2373,4427 2390,4418 2390,4417 2397,4416 2404,4419 2406,4422 2413,4431 2431,4450 2445,4460 2451,4466 2465,4473 2474,4477 2498,4486 2523,4489 2549,4489 2573,4486 2597,4477 2619,4466 2640,4450 2658,4431 2672,4409 2684,4386 2692,4361 2696,4334 2696,4172 2692,4145 2684,4120 2680,4112 2672,4097 2667,4089 2658,4075 2640,4056 2619,4040 2615,4035 2614,4028 2616,4022 2622,4017 2626,4017 2805,4017 2811,4019 2813,4020 2842,4051 2845,4057 2845,4065 2841,4071 2840,4072 2832,4076 2809,4094 2789,4115 2772,4139 2758,4165 2748,4194 2742,4223 2740,4253 2742,4283 2748,4312 2756,4334 2758,4341 2772,4367 2789,4391 2809,4412 2832,4430 2858,4445 2884,4455 2912,4461 2937,4464 2944,4464 2969,4461 2997,4455 3024,4445 3049,4430 3072,4412 3092,4391 3109,4367 3123,4341 3127,4330 3131,4325 3138,4322 3144,4324 3149,4328 3151,4335 3151,5265 3149,5272 3143,5276 3138,5278 1484,5278 1477,5276 1472,5270 1471,5265 1471,5186 1473,5179 1479,5174 1484,5173 1565,5173 1565,5136 1566,5128 1572,5124 1579,5123 1583,5124 1602,5135 1626,5143 1639,5145 1639,4982 1644,4985 1657,4990 1670,4990 1683,4985 1689,4982 1689,5145 1701,5143 1725,5135 1747,5123 1768,5107 1786,5088 1800,5066 1812,5043 1820,5018 1824,4992 1824,4963 1707,4963 1710,4957 1714,4943 1714,4930 1711,4921 2152,4921 2152,5146 2744,5146 2744,4921 2640,4921 2634,4919 2629,4914 2628,4910 2626,4893 2624,4881 2618,4866 2618,4859 2620,4845 2620,4768 2619,4761 2618,4757 2618,4748 2622,4740 2625,4727 2628,4702 2628,4696 2628,4676 2628,4667 2624,4653 2616,4640 2610,4636 2605,4631 2592,4624 2578,4622 2506,4622 2499,4622 2498,4622 2494,4623 2489,4622 2416,4622 2408,4622 2404,4623 2399,4622 2327,4622 2320,4622 2306,4627 2293,4636 2284,4646 2278,4660 2276,4676 2276,4696 2277,4701 2277,4707 2279,4721 2281,4732 2286,4748 2287,4754 2285,4768 2285,4845 2285,4853 2287,4857 2287,4865 2286,4866 2283,4874 2280,4887 2277,4910 2274,4917 2268,4921 2264,4921 1711,4921 1710,4916 1707,4910 1824,4910 1824,4881 1820,4855 1812,4830 1800,4805 1786,4784 1768,4765 1747,4750 1725,4738 1701,4729 1689,4727 1689,4891 1683,4888 1670,4884 1657,4884 1644,4888 1639,4891 1639,4727 1626,4729 1602,4738 1583,4748 1576,4750 1570,4747 1565,4741 1565,4737 1565,4725 1040,4725 1040,4845 1038,4852 1033,4856 1027,4858 426,4858 419,4855 417,4854 287,4717 284,4710 284,4707 284,4422 286,4414 291,4410 294,4408 315,4393 333,4374 349,4354 363,4330 372,4306 377,4280 379,4258 379,4253 378,4233 377,4226 372,4200 363,4175 349,4152 333,4132 315,4113 294,4098 291,4096 285,4091 284,4085 284,3634 286,3627 291,3623 294,3620 315,3606 333,3587 349,3566 363,3543 372,3519 377,3492 379,3470 379,3466 378,3446 377,3439 372,3413 363,3388 349,3364 333,3343 315,3325 294,3311 291,3309 285,3304 284,3297 284,2899 286,2892 291,2888 294,2885 315,2871 333,2852 349,2831 363,2809 372,2784 377,2757 379,2735 379,2730 378,2710 377,2704 372,2678 363,2652 349,2629 333,2609 315,2590 294,2576 291,2574 285,2569 284,2562 284,2164 286,2157 291,2153 294,2150 315,2136 333,2117 349,2097 363,2073 372,2049 377,2022 379,2000 379,1995 378,1975 377,1969 372,1943 363,1917 349,1894 333,1874 315,1855 294,1841 291,1839 285,1833 284,1827 284,1377 286,1369 291,1365 294,1363 315,1348 333,1329 349,1308 363,1286 372,1261 377,1235 379,1209 379,1205 378,1188 377,1181 372,1155 363,1131 349,1107 333,1086 315,1068 294,1053 291,1051 285,1047 284,1040 284,589 286,582 291,576 294,575 315,561 333,543 349,521 363,498 372,473 377,447 379,425 379,420 378,401 377,394 372,368 363,343 349,319 333,298 315,280 294,266 271,253 247,246 235,244 221,242 196,242 180,244 170,246 146,253 123,266 102,280 84,298 68,319 55,343 46,368 40,394 38,420 40,447 45,469 46,473 55,498 68,521 84,543 102,561 123,575 127,576 132,582 134,589 134,1040 132,1047 127,1051 123,1053 120,1055 102,1068 84,1086 68,1107 55,1131 46,1155 40,1181 38,1209 40,1235 46,1261 55,1286 57,1289 68,1308 84,1329 102,1348 123,1363 127,1365 132,1370 134,1377 134,1827 132,1834 127,1839 123,1841 120,1843 102,1855 84,1874 68,1894 55,1917 46,1943 40,1969 38,1995 40,2022 45,2044 46,2049 55,2073 68,2097 84,2117 102,2136 123,2150 127,2153 132,2157 134,2164 134,2562 132,2569 127,2574 123,2576 120,2578 102,2590 84,2609 68,2629 55,2652 46,2678 40,2704 38,2730 40,2757 45,2779 46,2784 55,2809 68,2831 84,2852 102,2871 123,2885 127,2888 132,2893 134,2899 134,3297 132,3304 127,3309 123,3311 120,3313 102,3325 84,3343 68,3364 55,3388 46,3413 40,3439 38,3466 40,3492 45,3514 46,3519 55,3543 68,3566 84,3587 102,3606 123,3620 127,3623 132,3628 134,3634 134,4085 132,4092 127,4096 123,4098 122,4099 102,4113 84,4132 68,4152 55,4175 46,4200 40,4226 38,4253 40,4280 45,4302 46,4306 55,4330 68,4354 84,4374 102,4393 123,4408 127,4410 132,4414 134,4422 134,4753 137,4768 142,4783 146,4788 150,4795 331,4986 342,4998 354,5006 360,5009 368,5013 378,5015 380,5015 382,5015 1027,5015 1034,5018 1038,5023 1040,5028 1040,5095 1184,5095 1191,5097 1193,5098 1218,5124 1221,5130 1221,5265 1220,5272 1215,5276 1209,5278 12,5278 5,5276 1,5270 0,5265 0,14 2,6 7,2 12,0 3128,0">
          <text:p/>
        </draw:polygon>
        <draw:polygon draw:style-name="gr1" draw:text-style-name="P1" draw:layer="layout" svg:width="0.456cm" svg:height="0.19cm" svg:x="13.453cm" svg:y="5.934cm" svg:viewBox="0 0 457 191" draw:points="452,2 457,7 457,15 455,21 452,23 432,39 414,58 407,68 402,72 395,74 391,72 374,63 355,56 336,51 316,51 297,56 278,63 260,71 253,78 247,82 246,83 238,85 232,83 228,80 224,75 209,58 193,45 174,36 155,29 150,28 150,191 144,188 131,185 118,185 106,188 100,191 100,28 94,29 75,36 56,45 40,58 33,67 26,70 19,70 15,67 5,56 0,50 0,45 0,13 2,5 7,1 12,0 445,0">
          <text:p/>
        </draw:polygon>
        <draw:polygon draw:style-name="gr1" draw:text-style-name="P1" draw:layer="layout" svg:width="0.46cm" svg:height="0.19cm" svg:x="13.453cm" svg:y="5.147cm" svg:viewBox="0 0 461 191" draw:points="455,1 460,7 461,14 458,21 456,23 438,37 421,55 410,69 405,75 398,75 394,72 391,70 374,61 354,56 335,51 315,51 296,56 277,61 259,70 243,83 237,85 230,84 226,80 220,71 206,57 190,45 173,36 154,29 150,28 150,191 144,188 131,184 118,184 106,188 100,191 100,28 96,29 77,36 59,45 43,57 34,67 27,70 20,70 16,67 6,57 5,56 0,49 0,45 0,13 2,5 7,1 12,0 449,0">
          <text:p/>
        </draw:polygon>
        <draw:polygon draw:style-name="gr1" draw:text-style-name="P1" draw:layer="layout" svg:width="0.46cm" svg:height="0.19cm" svg:x="13.453cm" svg:y="4.412cm" svg:viewBox="0 0 461 191" draw:points="455,1 460,6 461,15 458,21 456,23 438,37 421,54 410,70 405,76 398,76 394,74 391,71 374,61 354,56 335,51 315,51 296,56 277,61 259,71 243,84 237,86 230,85 226,81 220,72 206,57 190,44 173,36 154,29 150,28 150,191 144,188 131,184 118,184 106,188 100,191 100,28 96,29 77,36 59,44 43,57 34,68 27,71 20,71 16,68 6,57 5,56 0,50 0,45 0,13 2,5 7,1 12,0 449,0">
          <text:p/>
        </draw:polygon>
        <draw:polygon draw:style-name="gr1" draw:text-style-name="P1" draw:layer="layout" svg:width="0.46cm" svg:height="0.19cm" svg:x="13.453cm" svg:y="3.677cm" svg:viewBox="0 0 461 191" draw:points="455,2 460,7 461,15 458,21 456,23 438,37 421,56 410,70 405,75 398,76 394,74 391,71 374,63 354,56 335,53 315,53 296,56 277,63 259,71 243,84 237,87 230,85 226,81 220,72 206,58 190,45 173,35 154,29 150,28 150,191 144,188 131,185 118,185 106,188 100,191 100,28 96,29 77,35 59,45 43,58 34,68 27,71 20,71 16,68 6,58 5,57 0,51 0,46 0,13 2,5 7,1 12,0 449,0">
          <text:p/>
        </draw:polygon>
        <draw:polygon draw:style-name="gr1" draw:text-style-name="P1" draw:layer="layout" svg:width="0.457cm" svg:height="0.19cm" svg:x="13.453cm" svg:y="2.889cm" svg:viewBox="0 0 458 191" draw:points="452,1 457,7 458,14 455,21 452,24 432,39 414,58 407,68 402,72 395,74 392,71 374,61 355,56 336,51 316,51 297,56 277,61 259,71 243,84 237,86 230,85 226,81 220,72 206,57 190,45 173,36 154,29 150,28 150,191 144,188 131,184 118,184 106,188 100,191 100,28 96,29 77,36 59,45 43,57 34,68 27,71 20,71 16,68 6,57 5,56 0,49 0,45 0,13 2,5 7,1 12,0 445,0">
          <text:p/>
        </draw:polygon>
        <draw:polygon draw:style-name="gr1" draw:text-style-name="P1" draw:layer="layout" svg:width="0.46cm" svg:height="0.191cm" svg:x="13.453cm" svg:y="2.101cm" svg:viewBox="0 0 461 192" draw:points="455,2 460,8 461,16 458,22 456,24 438,38 421,56 410,70 405,76 398,76 394,73 391,72 374,63 354,56 335,54 315,54 296,56 277,63 259,72 243,84 237,86 230,85 226,81 220,72 206,58 190,46 173,37 154,29 150,29 150,192 144,189 131,185 118,185 106,189 100,192 100,29 96,29 77,37 59,46 43,58 34,68 27,71 20,71 16,68 6,58 5,57 0,51 0,46 0,14 2,6 7,1 12,0 449,0">
          <text:p/>
        </draw:polygon>
        <draw:polygon draw:style-name="gr1" draw:text-style-name="P1" draw:layer="layout" svg:width="0.45cm" svg:height="0.314cm" svg:x="9.727cm" svg:y="1.158cm" svg:viewBox="0 0 451 315" draw:points="253,2 255,3 326,78 438,78 445,80 450,87 451,92 451,302 449,310 443,314 438,315 12,315 5,314 1,308 0,302 0,226 0,224 1,218 1,98 0,92 0,89 0,14 2,6 7,1 12,0 246,0">
          <text:p/>
        </draw:polygon>
        <draw:polygon draw:style-name="gr1" draw:text-style-name="P1" draw:layer="layout" svg:width="0.4cm" svg:height="0.315cm" svg:x="12.563cm" svg:y="6.695cm" svg:viewBox="0 0 401 316" draw:points="395,2 400,7 401,13 401,67 400,70 399,76 394,102 394,213 399,239 400,244 401,248 401,302 399,310 393,314 388,316 155,316 149,313 144,308 119,281 115,278 113,276 112,275 111,275 110,274 75,236 12,236 6,234 1,229 0,224 0,13 2,6 7,1 12,0 388,0">
          <text:p/>
        </draw:polygon>
        <draw:polygon draw:style-name="gr1" draw:text-style-name="P1" draw:layer="layout" svg:width="2.4cm" svg:height="7.167cm" svg:x="8.453cm" svg:y="0.999cm" svg:viewBox="0 0 2401 7168" draw:points="1281,3 1286,8 1287,14 1287,93 1285,101 1279,106 1277,106 1271,108 1261,111 1249,120 1244,124 1238,131 1232,138 1227,141 1219,142 1215,140 1202,129 1180,118 1157,109 1146,108 1146,270 1140,267 1127,263 1114,263 1101,267 1096,270 1096,108 1085,109 1061,118 1040,129 1020,144 1003,162 988,183 977,206 970,230 965,255 965,290 1078,290 1074,295 1071,309 1071,322 1074,336 1078,341 965,341 965,376 970,401 977,425 988,447 1003,469 1020,487 1040,502 1061,513 1085,522 1096,523 1096,361 1101,364 1114,368 1127,368 1140,364 1146,361 1146,523 1157,522 1180,513 1202,502 1215,491 1222,489 1229,490 1232,494 1232,492 1235,498 1237,500 1242,505 1253,516 1262,520 1266,522 1273,524 1287,526 1713,526 1724,525 1729,524 1733,522 1740,520 1752,511 1757,507 1766,496 1772,482 1774,475 1776,460 1776,407 1778,400 1783,396 1789,395 2165,395 2171,396 2397,633 2401,639 2401,828 2399,836 2397,838 2369,867 2362,872 2223,872 2216,869 2212,864 2207,856 2197,841 2192,835 2175,816 2154,800 2144,795 2132,789 2108,780 2083,776 2018,776 2006,778 1993,780 1969,789 1947,800 1926,816 1908,835 1894,856 1891,862 1890,864 1885,869 1879,872 1398,872 1391,869 1387,864 1382,856 1372,841 1368,835 1350,816 1328,800 1318,795 1306,789 1282,780 1257,776 1192,776 1180,778 1167,780 1143,789 1121,800 1100,816 1082,835 1068,856 1065,862 1064,864 1059,869 1053,872 574,872 567,869 563,864 562,862 547,841 529,822 509,806 501,803 486,795 462,786 437,782 372,782 360,784 347,786 323,795 301,806 280,822 263,841 248,862 236,885 228,910 225,937 225,964 228,989 236,1014 243,1029 247,1036 248,1038 263,1059 280,1078 288,1084 288,1085 293,1090 293,1097 290,1104 280,1114 274,1122 266,1134 256,1156 248,1180 245,1204 245,1230 248,1254 256,1277 263,1293 266,1300 280,1320 297,1337 316,1351 325,1357 337,1363 341,1364 360,1370 383,1374 427,1374 439,1372 446,1373 450,1376 471,1398 474,1404 473,1411 469,1418 462,1423 445,1440 437,1452 432,1456 425,1456 418,1453 417,1452 409,1440 392,1423 373,1408 352,1397 330,1389 307,1386 300,1386 300,1497 294,1494 281,1490 268,1490 255,1494 250,1497 250,1386 243,1386 219,1389 197,1397 176,1408 157,1423 141,1440 126,1461 116,1483 108,1507 107,1517 232,1517 228,1523 225,1536 225,1550 228,1563 232,1569 107,1569 108,1579 116,1603 126,1625 141,1645 157,1663 176,1678 197,1689 219,1697 243,1700 250,1700 250,1589 255,1592 268,1595 281,1595 294,1592 300,1589 300,1700 307,1700 330,1697 352,1689 373,1678 392,1663 409,1645 417,1634 422,1630 429,1629 436,1633 437,1634 445,1645 462,1663 481,1678 491,1683 502,1689 514,1693 525,1697 548,1701 611,1701 635,1697 657,1689 678,1678 698,1663 714,1645 728,1625 739,1603 746,1579 749,1563 750,1555 750,1531 746,1507 739,1483 733,1471 728,1461 714,1440 698,1423 678,1408 661,1399 655,1393 654,1389 653,1386 653,1385 652,1378 649,1369 647,1366 647,1365 646,1363 642,1357 638,1350 563,1272 560,1265 560,1258 561,1254 563,1241 565,1230 565,1204 561,1180 554,1156 543,1134 538,1128 529,1114 519,1104 516,1098 517,1091 521,1085 529,1078 547,1059 562,1038 563,1036 567,1031 574,1029 1060,1029 1066,1031 1070,1034 1082,1053 1100,1072 1107,1077 1108,1078 1113,1084 1113,1091 1110,1098 1100,1108 1096,1114 1086,1128 1076,1150 1068,1174 1064,1198 1064,1223 1068,1247 1076,1272 1086,1293 1100,1314 1117,1330 1136,1345 1145,1350 1157,1357 1169,1361 1180,1364 1203,1368 1246,1368 1259,1366 1266,1367 1270,1369 1285,1385 1288,1391 1287,1399 1283,1404 1281,1406 1276,1408 1265,1416 1257,1423 1240,1440 1235,1449 1229,1453 1222,1453 1216,1450 1215,1449 1209,1440 1192,1423 1173,1408 1152,1397 1130,1389 1107,1386 1100,1386 1100,1497 1094,1494 1081,1490 1068,1490 1055,1494 1050,1497 1050,1386 1043,1386 1019,1389 997,1397 976,1408 957,1423 940,1440 926,1461 916,1483 908,1507 907,1517 1032,1517 1028,1523 1025,1536 1025,1550 1028,1563 1032,1569 907,1569 908,1579 916,1603 926,1625 940,1645 957,1663 976,1678 997,1689 1019,1697 1043,1700 1050,1700 1050,1589 1055,1592 1068,1595 1081,1595 1094,1592 1100,1589 1100,1700 1107,1700 1130,1697 1152,1689 1173,1678 1192,1663 1209,1645 1215,1637 1220,1633 1227,1633 1233,1636 1235,1637 1240,1645 1257,1663 1276,1678 1286,1683 1297,1689 1309,1693 1319,1697 1344,1701 1407,1701 1431,1697 1453,1689 1475,1678 1494,1663 1510,1645 1524,1625 1535,1603 1542,1579 1544,1563 1546,1555 1546,1531 1542,1507 1535,1483 1529,1471 1524,1461 1510,1440 1494,1423 1475,1408 1472,1407 1458,1399 1452,1394 1451,1387 1451,1360 1448,1345 1445,1337 1442,1330 1434,1318 1429,1314 1424,1307 1384,1265 1380,1259 1381,1252 1382,1247 1383,1237 1386,1223 1386,1198 1382,1174 1377,1156 1375,1150 1369,1138 1364,1128 1350,1108 1341,1098 1336,1091 1337,1084 1342,1078 1350,1072 1368,1053 1378,1038 1381,1034 1387,1030 1391,1029 1886,1029 1892,1031 1896,1034 1908,1053 1926,1072 1933,1077 1934,1078 1939,1084 1939,1091 1936,1098 1926,1108 1922,1114 1913,1128 1901,1150 1894,1174 1890,1198 1890,1223 1894,1247 1901,1272 1913,1293 1926,1314 1943,1330 1962,1345 1971,1350 1983,1357 1995,1361 2006,1364 2029,1368 2072,1368 2085,1366 2093,1367 2096,1369 2112,1386 2115,1393 2115,1400 2111,1406 2109,1407 2107,1408 2095,1418 2088,1423 2071,1440 2063,1452 2058,1456 2051,1456 2044,1453 2043,1452 2035,1440 2018,1423 1999,1408 1978,1397 1956,1389 1933,1386 1926,1386 1926,1497 1920,1494 1907,1490 1894,1490 1881,1494 1876,1497 1876,1386 1869,1386 1845,1389 1823,1397 1802,1408 1783,1423 1766,1440 1752,1461 1742,1483 1734,1507 1733,1517 1858,1517 1854,1523 1851,1536 1851,1550 1854,1563 1858,1569 1733,1569 1734,1579 1742,1603 1752,1625 1766,1645 1783,1663 1802,1678 1823,1689 1845,1697 1869,1700 1876,1700 1876,1589 1881,1592 1894,1595 1907,1595 1920,1592 1926,1589 1926,1700 1933,1700 1956,1697 1978,1689 1999,1678 2018,1663 2035,1645 2043,1634 2049,1630 2056,1629 2062,1633 2063,1634 2071,1645 2088,1663 2107,1678 2117,1683 2128,1689 2140,1693 2151,1697 2174,1701 2238,1701 2261,1697 2284,1689 2304,1678 2323,1663 2340,1645 2354,1625 2364,1603 2372,1579 2375,1563 2376,1555 2376,1531 2372,1507 2364,1483 2359,1471 2354,1461 2340,1440 2323,1423 2304,1408 2303,1407 2287,1399 2282,1394 2281,1387 2281,1366 2278,1350 2276,1345 2272,1337 2269,1330 2264,1323 2209,1265 2205,1259 2206,1252 2207,1247 2209,1234 2211,1223 2211,1198 2207,1174 2202,1156 2200,1150 2194,1138 2189,1128 2175,1108 2166,1098 2162,1091 2163,1084 2167,1078 2175,1072 2192,1053 2203,1038 2206,1034 2212,1030 2216,1029 2369,1029 2376,1031 2378,1033 2397,1053 2401,1059 2401,3402 2399,3409 2373,3437 2367,3440 2364,3441 511,3441 504,3438 502,3437 468,3401 441,3372 437,3365 438,3358 442,3353 442,3352 456,3342 473,3323 479,3320 486,3321 490,3323 508,3342 525,3355 527,3357 549,3368 572,3377 597,3380 621,3380 645,3377 668,3368 690,3357 710,3342 727,3323 733,3320 740,3321 744,3323 762,3342 779,3355 781,3357 803,3368 826,3377 851,3380 875,3380 899,3377 922,3368 944,3357 964,3342 981,3323 987,3320 994,3321 998,3323 1016,3342 1033,3355 1035,3357 1057,3368 1080,3377 1105,3380 1129,3380 1153,3377 1176,3368 1198,3357 1218,3342 1235,3323 1241,3320 1248,3321 1252,3323 1270,3342 1287,3355 1289,3357 1311,3368 1334,3377 1360,3380 1384,3380 1408,3377 1431,3368 1453,3357 1473,3342 1490,3323 1496,3320 1503,3321 1507,3323 1525,3342 1542,3355 1544,3357 1566,3368 1589,3377 1614,3380 1638,3380 1662,3377 1685,3368 1707,3357 1727,3342 1744,3323 1750,3320 1757,3321 1761,3323 1779,3342 1796,3355 1798,3357 1820,3368 1843,3377 1868,3380 1892,3380 1916,3377 1939,3368 1961,3357 1981,3342 1998,3323 2012,3303 2023,3279 2031,3255 2035,3229 2035,3206 2037,3198 2039,3196 2264,2959 2267,2955 2272,2946 2275,2939 2276,2937 2278,2932 2281,2917 2281,2499 2282,2492 2287,2487 2304,2478 2323,2463 2340,2445 2354,2426 2364,2403 2372,2379 2376,2355 2376,2331 2372,2307 2364,2283 2354,2261 2340,2241 2323,2223 2304,2208 2284,2197 2261,2189 2238,2185 2174,2185 2151,2189 2128,2197 2107,2208 2096,2217 2088,2223 2071,2241 2063,2252 2058,2256 2051,2256 2044,2253 2043,2252 2041,2248 2035,2241 2018,2223 1999,2208 1978,2197 1956,2189 1933,2185 1869,2185 1845,2189 1823,2197 1802,2208 1791,2217 1783,2223 1766,2241 1761,2248 1752,2261 1742,2283 1734,2307 1731,2331 1731,2355 1734,2379 1742,2403 1752,2426 1766,2445 1783,2463 1802,2478 1819,2487 1824,2492 1826,2499 1826,2500 1824,2507 1818,2513 1817,2513 1792,2527 1769,2545 1749,2566 1732,2590 1718,2617 1708,2645 1702,2674 1700,2704 1702,2734 1708,2764 1712,2773 1714,2778 1714,2786 1710,2792 1568,2942 1565,2946 1559,2956 1553,2969 1553,2973 1550,2979 1546,2982 1544,2983 1525,2998 1507,3016 1501,3020 1495,3019 1490,3016 1473,2998 1453,2983 1453,2982 1448,2977 1447,2972 1447,2500 1448,2494 1453,2490 1475,2478 1494,2463 1510,2445 1524,2426 1535,2403 1542,2379 1546,2355 1546,2331 1542,2307 1535,2283 1524,2261 1510,2241 1494,2223 1475,2208 1453,2197 1431,2189 1407,2185 1344,2185 1319,2189 1297,2197 1276,2208 1265,2217 1257,2223 1240,2241 1235,2248 1229,2253 1222,2253 1216,2250 1215,2248 1209,2241 1192,2223 1173,2208 1152,2197 1130,2189 1107,2185 1043,2185 1019,2189 997,2197 976,2208 965,2217 957,2223 940,2241 935,2248 926,2261 916,2283 908,2307 905,2331 905,2355 908,2379 916,2403 926,2426 940,2445 957,2463 976,2478 993,2487 998,2492 1000,2499 1000,2500 998,2507 992,2513 991,2513 967,2527 943,2545 923,2566 906,2590 892,2617 882,2645 876,2674 874,2704 876,2734 882,2764 892,2792 906,2818 923,2842 943,2863 967,2881 991,2896 992,2896 997,2900 1000,2907 1000,2922 1003,2937 1008,2952 1010,2954 1016,2963 1016,2964 1024,2973 1028,2979 1027,2986 1023,2993 1016,2998 998,3016 992,3020 986,3019 981,3016 964,2998 944,2983 936,2979 922,2972 907,2966 902,2963 659,2707 655,2701 655,2499 657,2492 662,2487 678,2478 698,2463 714,2445 728,2426 739,2403 746,2379 750,2355 750,2331 746,2307 739,2283 728,2261 714,2241 698,2223 678,2208 657,2197 635,2189 611,2185 548,2185 525,2189 502,2197 481,2208 470,2217 462,2223 445,2241 437,2252 432,2256 425,2256 418,2253 417,2252 415,2248 409,2241 392,2223 373,2208 352,2197 330,2189 307,2185 243,2185 219,2189 197,2197 176,2208 165,2217 157,2223 141,2241 135,2248 126,2261 116,2283 108,2307 104,2331 104,2355 108,2379 116,2403 126,2426 141,2445 157,2463 176,2478 193,2487 198,2492 200,2499 200,2500 198,2507 192,2513 191,2513 166,2527 143,2545 123,2566 106,2590 92,2617 82,2645 76,2674 74,2704 76,2734 82,2764 92,2792 106,2818 123,2842 143,2863 166,2881 191,2896 218,2906 246,2913 272,2915 278,2915 303,2913 323,2908 331,2906 358,2896 383,2881 391,2875 398,2873 405,2874 407,2876 507,2980 510,2987 509,2995 507,2999 490,3016 485,3020 478,3019 473,3016 456,2998 436,2983 414,2972 391,2963 374,2960 367,2959 343,2959 337,2960 318,2963 295,2972 273,2983 254,2998 236,3016 222,3037 211,3060 204,3084 200,3109 200,3229 204,3255 211,3279 222,3303 236,3323 254,3342 273,3357 274,3357 279,3362 280,3368 280,3401 282,3416 288,3430 291,3436 297,3443 416,3569 427,3581 439,3589 453,3595 455,3595 460,3596 468,3597 2364,3597 2371,3599 2373,3602 2397,3627 2401,3633 2401,6106 2399,6113 2397,6115 2369,6145 2363,6148 2211,6148 2204,6146 2201,6143 2188,6124 2170,6105 2167,6103 2162,6099 2158,6093 2157,6086 2160,6080 2161,6080 2170,6069 2184,6049 2195,6027 2202,6004 2203,5998 2206,5979 2206,5954 2202,5929 2201,5925 2201,5918 2204,5913 2259,5854 2264,5846 2267,5841 2273,5826 2275,5815 2276,5812 2276,5787 2278,5780 2282,5776 2299,5767 2318,5752 2335,5734 2349,5714 2360,5692 2367,5668 2370,5652 2371,5644 2371,5620 2367,5594 2360,5571 2350,5550 2349,5549 2335,5529 2318,5511 2299,5497 2278,5485 2256,5478 2233,5474 2169,5474 2146,5478 2123,5485 2102,5497 2091,5505 2083,5511 2066,5529 2061,5538 2055,5542 2048,5542 2042,5539 2041,5538 2035,5529 2018,5511 1999,5497 1978,5485 1956,5478 1933,5474 1926,5474 1926,5586 1920,5583 1907,5579 1894,5579 1881,5583 1876,5586 1876,5474 1869,5474 1845,5478 1823,5485 1802,5497 1783,5511 1766,5529 1752,5549 1742,5571 1734,5594 1733,5606 1858,5606 1854,5611 1851,5625 1851,5639 1854,5652 1858,5657 1733,5657 1734,5668 1742,5692 1752,5714 1766,5734 1783,5752 1802,5767 1823,5778 1845,5786 1869,5789 1876,5789 1876,5677 1881,5681 1894,5684 1907,5684 1920,5681 1926,5677 1926,5789 1933,5789 1956,5786 1978,5778 1999,5767 2018,5752 2035,5734 2041,5726 2046,5721 2053,5721 2059,5725 2061,5726 2066,5734 2083,5752 2102,5767 2106,5769 2111,5773 2112,5780 2110,5788 2091,5808 2085,5811 2080,5811 2068,5809 2024,5809 2000,5813 1978,5820 1957,5832 1951,5836 1938,5846 1921,5864 1918,5867 1907,5884 1897,5906 1889,5929 1886,5954 1886,5979 1889,6004 1897,6027 1904,6043 1907,6049 1921,6069 1931,6080 1934,6086 1934,6093 1930,6099 1922,6105 1904,6124 1890,6143 1885,6148 1880,6148 1408,6148 1402,6146 1398,6143 1388,6128 1370,6110 1362,6104 1358,6097 1357,6090 1360,6084 1361,6084 1364,6080 1370,6073 1384,6053 1395,6031 1402,6008 1402,6004 1406,5983 1406,5959 1404,5945 1402,5934 1401,5929 1400,5922 1404,5917 1454,5863 1462,5851 1468,5836 1470,5825 1471,5821 1471,5787 1473,5780 1478,5776 1495,5767 1514,5752 1530,5734 1544,5714 1555,5692 1562,5668 1564,5652 1566,5644 1566,5620 1562,5594 1555,5571 1545,5550 1544,5549 1530,5529 1514,5511 1495,5497 1473,5485 1451,5478 1427,5474 1364,5474 1341,5478 1317,5485 1296,5497 1285,5505 1277,5511 1260,5529 1246,5549 1246,5550 1241,5556 1234,5558 1227,5556 1224,5550 1223,5549 1209,5529 1192,5511 1173,5497 1152,5485 1130,5478 1107,5474 1100,5474 1100,5586 1094,5583 1081,5579 1068,5579 1055,5583 1050,5586 1050,5474 1043,5474 1019,5478 997,5485 976,5497 957,5511 940,5529 926,5549 916,5571 908,5594 907,5606 1032,5606 1028,5611 1025,5625 1025,5639 1028,5652 1032,5657 907,5657 908,5668 916,5692 926,5714 940,5734 957,5752 976,5767 997,5778 1019,5786 1043,5789 1050,5789 1050,5677 1055,5681 1068,5684 1081,5684 1094,5681 1100,5677 1100,5789 1107,5789 1130,5786 1152,5778 1173,5767 1192,5752 1209,5734 1223,5714 1224,5713 1229,5708 1235,5706 1242,5708 1246,5713 1246,5714 1260,5734 1277,5752 1291,5762 1296,5767 1300,5769 1306,5771 1311,5776 1312,5783 1310,5791 1308,5792 1290,5812 1284,5815 1279,5816 1267,5814 1223,5814 1199,5817 1177,5824 1156,5836 1149,5841 1137,5851 1121,5867 1114,5877 1106,5888 1096,5910 1088,5934 1085,5959 1085,5983 1088,6008 1096,6031 1101,6043 1106,6053 1121,6073 1130,6084 1133,6090 1133,6097 1128,6103 1128,6104 1121,6110 1103,6128 1098,6134 1093,6143 1087,6148 1082,6148 594,6148 587,6146 583,6141 582,6139 567,6117 549,6099 547,6097 541,6093 537,6087 536,6080 540,6073 543,6069 549,6063 563,6043 574,6021 581,5998 583,5983 585,5972 585,5948 582,5929 581,5923 580,5919 580,5912 583,5905 633,5853 641,5840 647,5825 649,5815 650,5811 650,5780 652,5773 656,5769 673,5760 692,5746 709,5728 723,5708 734,5686 741,5663 744,5646 745,5637 745,5613 741,5588 736,5572 734,5565 723,5543 709,5523 692,5505 673,5490 652,5479 630,5472 607,5467 543,5467 519,5472 497,5479 476,5490 468,5497 457,5505 440,5523 435,5530 429,5535 422,5536 416,5532 415,5530 409,5523 392,5505 373,5490 352,5479 330,5472 307,5467 300,5467 300,5580 294,5577 281,5572 268,5572 255,5577 250,5580 250,5467 243,5467 219,5472 197,5479 176,5490 157,5505 141,5523 126,5543 116,5565 108,5588 107,5599 232,5599 228,5605 225,5619 225,5632 228,5646 232,5652 107,5652 108,5663 116,5686 126,5708 141,5728 157,5746 176,5760 197,5771 219,5779 243,5782 250,5782 250,5671 255,5674 268,5677 281,5677 294,5674 300,5671 300,5782 307,5782 330,5779 352,5771 373,5760 392,5746 409,5728 415,5720 420,5715 427,5715 433,5718 435,5720 439,5726 440,5728 457,5746 476,5760 483,5763 488,5769 490,5776 487,5782 486,5784 470,5801 464,5804 460,5805 446,5802 403,5802 380,5807 357,5815 336,5825 328,5832 317,5840 300,5858 296,5864 286,5878 275,5900 269,5923 265,5948 265,5972 269,5998 275,6021 286,6043 300,6063 310,6073 313,6080 313,6087 309,6093 308,6093 300,6099 283,6117 268,6139 256,6162 248,6188 245,6214 245,6240 248,6266 256,6292 263,6305 267,6313 268,6315 283,6337 300,6355 314,6366 321,6370 333,6377 343,6383 367,6390 392,6396 458,6396 482,6390 506,6383 528,6370 549,6355 567,6337 582,6315 583,6313 588,6307 594,6305 1071,6305 1077,6308 1082,6313 1088,6326 1103,6347 1121,6366 1138,6379 1141,6381 1155,6389 1163,6393 1187,6401 1212,6406 1277,6406 1302,6401 1326,6393 1350,6381 1370,6366 1388,6347 1402,6326 1409,6313 1414,6307 1420,6305 1873,6305 1880,6308 1885,6313 1886,6315 1889,6321 1904,6343 1922,6361 1934,6370 1942,6377 1956,6385 1964,6389 1988,6398 2013,6401 2078,6401 2103,6398 2127,6389 2150,6377 2170,6361 2188,6343 2203,6321 2207,6313 2212,6307 2218,6305 2368,6305 2375,6308 2377,6309 2397,6330 2401,6337 2401,6526 2399,6533 2196,6746 2190,6749 1735,6749 1728,6748 1724,6742 1723,6741 1721,6734 1713,6721 1708,6715 1697,6705 1684,6699 1678,6697 1673,6696 1663,6695 1602,6695 1595,6693 1593,6691 1540,6635 1536,6632 1534,6630 1530,6627 1516,6620 1515,6619 1510,6618 1505,6617 1496,6616 1288,6616 1275,6618 1269,6619 1256,6626 1252,6629 1245,6632 1239,6631 1237,6630 1233,6627 1215,6620 1202,6618 1147,6618 1147,6783 1142,6780 1130,6777 1116,6777 1104,6780 1098,6783 1098,6618 1043,6618 1030,6620 1013,6627 998,6637 985,6650 975,6666 969,6684 968,6698 968,6802 1079,6802 1076,6808 1073,6822 1073,6836 1076,6849 1079,6854 968,6854 968,6959 969,6973 975,6991 985,7008 998,7020 1013,7031 1030,7037 1043,7038 1098,7038 1098,6874 1104,6878 1116,6882 1130,6882 1142,6878 1147,6874 1147,7038 1202,7038 1215,7037 1233,7031 1248,7020 1250,7018 1256,7015 1263,7015 1264,7016 1269,7018 1276,7020 1282,7023 1286,7030 1287,7033 1287,7142 1290,7146 1293,7152 1293,7159 1289,7165 1282,7167 1281,7168 12,7168 6,7166 1,7160 0,7155 0,6838 177,6838 177,7062 768,7062 768,6838 665,6838 658,6836 654,6830 653,6825 653,6808 652,6803 650,6783 647,6771 643,6756 642,6749 644,6735 644,6652 642,6648 642,6640 643,6639 646,6631 649,6618 652,6594 653,6587 653,6567 652,6558 648,6544 640,6531 634,6526 630,6522 616,6515 602,6513 530,6513 523,6513 522,6513 518,6514 513,6513 441,6513 434,6513 433,6513 429,6514 424,6513 352,6513 345,6513 331,6517 319,6526 309,6537 303,6551 301,6567 301,6592 302,6601 303,6612 306,6623 311,6639 311,6645 310,6660 310,6735 310,6743 311,6747 311,6755 311,6756 308,6764 305,6777 302,6801 301,6808 301,6825 299,6832 294,6837 289,6838 0,6838 0,4437 74,4437 76,4468 82,4497 92,4526 106,4552 123,4576 143,4597 166,4615 191,4629 192,4629 197,4634 200,4641 200,4670 198,4677 193,4682 176,4690 168,4697 157,4705 141,4723 136,4729 126,4743 116,4765 108,4788 104,4812 104,4837 108,4863 116,4886 125,4906 126,4908 141,4928 157,4946 176,4960 186,4965 197,4971 209,4976 219,4979 243,4982 307,4982 330,4979 352,4971 373,4960 392,4946 409,4928 415,4920 420,4915 427,4915 433,4918 435,4920 440,4928 457,4946 476,4960 486,4965 497,4971 509,4976 519,4979 543,4982 607,4982 630,4979 652,4971 673,4960 692,4946 709,4928 723,4908 734,4886 741,4863 745,4837 745,4812 741,4788 736,4771 734,4765 727,4750 723,4743 709,4723 692,4705 673,4690 664,4685 656,4682 652,4677 650,4670 650,4449 652,4443 653,4440 667,4426 673,4417 674,4415 675,4413 679,4404 681,4398 681,4397 684,4384 684,4169 686,4161 690,4157 697,4152 710,4142 727,4123 733,4120 740,4121 744,4123 762,4142 781,4157 782,4157 787,4162 788,4169 788,4276 790,4290 796,4305 797,4306 805,4318 874,4391 877,4397 877,4403 876,4408 874,4437 876,4468 882,4497 892,4526 906,4552 923,4576 943,4597 967,4615 991,4629 992,4629 997,4634 1000,4641 1000,4676 998,4683 993,4687 976,4697 965,4705 957,4711 940,4729 936,4734 926,4749 916,4771 908,4794 905,4820 905,4844 908,4868 916,4892 926,4913 926,4914 940,4934 957,4952 976,4967 986,4971 997,4978 1001,4979 1019,4985 1043,4989 1107,4989 1130,4985 1152,4978 1173,4967 1192,4952 1209,4934 1223,4914 1224,4913 1229,4908 1235,4906 1242,4909 1246,4913 1246,4914 1247,4915 1260,4934 1277,4952 1296,4967 1305,4971 1317,4978 1321,4979 1341,4985 1364,4989 1427,4989 1451,4985 1473,4978 1495,4967 1514,4952 1530,4934 1544,4914 1555,4892 1562,4868 1563,4863 1566,4844 1566,4820 1562,4794 1555,4771 1547,4755 1544,4749 1530,4729 1514,4711 1495,4697 1478,4687 1472,4683 1471,4676 1471,4425 1470,4421 1468,4409 1464,4398 1462,4395 1458,4388 1455,4384 1454,4382 1229,4148 1226,4141 1227,4134 1229,4130 1235,4123 1241,4120 1248,4121 1252,4123 1270,4142 1287,4155 1289,4157 1303,4164 1311,4169 1315,4172 1617,4489 1626,4497 1628,4499 1640,4508 1654,4514 1668,4517 1707,4517 1713,4519 1718,4524 1718,4526 1732,4552 1749,4576 1769,4597 1792,4615 1817,4629 1818,4629 1823,4634 1826,4641 1826,4676 1824,4683 1819,4687 1802,4697 1791,4705 1783,4711 1766,4729 1762,4734 1752,4749 1742,4771 1734,4794 1731,4820 1731,4844 1734,4868 1742,4892 1752,4913 1752,4914 1766,4934 1783,4952 1802,4967 1812,4971 1823,4978 1827,4979 1845,4985 1869,4989 1933,4989 1956,4985 1978,4978 1999,4967 2018,4952 2035,4934 2041,4926 2046,4921 2053,4921 2059,4925 2061,4926 2066,4934 2083,4952 2102,4967 2112,4971 2123,4978 2127,4979 2146,4985 2169,4989 2233,4989 2256,4985 2278,4978 2299,4967 2318,4952 2335,4934 2349,4914 2360,4892 2367,4868 2368,4863 2371,4844 2371,4820 2367,4794 2360,4771 2352,4755 2349,4749 2335,4729 2318,4711 2299,4697 2282,4687 2277,4683 2276,4676 2276,4351 2273,4337 2267,4322 2259,4309 2249,4298 2212,4259 2098,4140 2091,4135 2086,4132 2072,4125 2058,4122 2023,4122 2016,4120 2012,4115 2010,4108 2012,4103 2023,4080 2031,4056 2035,4031 2035,3996 1923,3996 1926,3991 1930,3977 1930,3964 1926,3950 1923,3944 2035,3944 2035,3910 2031,3885 2023,3861 2012,3838 1998,3817 1981,3799 1961,3784 1939,3773 1916,3764 1905,3762 1905,3925 1899,3922 1886,3919 1873,3919 1860,3922 1855,3925 1855,3762 1843,3764 1820,3773 1798,3784 1779,3799 1761,3817 1756,3821 1749,3820 1744,3817 1727,3799 1707,3784 1685,3773 1662,3764 1645,3761 1638,3760 1614,3760 1608,3761 1589,3764 1566,3773 1544,3784 1525,3799 1507,3817 1501,3821 1495,3820 1490,3817 1473,3799 1453,3784 1431,3773 1408,3764 1391,3761 1384,3760 1360,3760 1354,3761 1334,3764 1311,3773 1289,3784 1270,3799 1252,3817 1246,3821 1240,3820 1235,3817 1218,3799 1198,3784 1176,3773 1153,3764 1136,3761 1129,3760 1105,3760 1099,3761 1080,3764 1057,3773 1035,3784 1016,3799 998,3817 992,3821 986,3820 981,3817 964,3799 944,3784 922,3773 899,3764 882,3761 875,3760 851,3760 845,3761 826,3764 803,3773 781,3784 762,3799 744,3817 738,3821 732,3820 727,3817 710,3799 690,3784 668,3773 645,3764 628,3761 621,3760 597,3760 591,3761 572,3764 549,3773 527,3784 508,3799 490,3817 485,3821 478,3820 473,3817 456,3799 452,3796 447,3789 446,3785 446,3620 226,3620 226,3806 229,3809 233,3816 232,3823 230,3826 222,3838 211,3861 204,3885 200,3910 200,4031 204,4056 211,4080 222,4103 236,4123 254,4142 259,4149 260,4156 256,4162 216,4204 215,4206 212,4211 211,4212 208,4217 202,4232 202,4236 198,4242 194,4245 191,4246 166,4260 143,4279 123,4300 106,4324 92,4350 82,4379 76,4408 74,4437 0,4437 0,457 646,457 646,248 308,248 308,457 0,457 0,14 2,6 7,2 12,0 1274,0">
          <text:p/>
        </draw:polygon>
        <draw:polygon draw:style-name="gr1" draw:text-style-name="P1" draw:layer="layout" svg:width="1.045cm" svg:height="7.167cm" svg:x="9.983cm" svg:y="0.999cm" svg:viewBox="0 0 1046 7168" draw:points="1040,3 1045,8 1046,14 1046,7155 1044,7162 1038,7166 1033,7168 12,7168 5,7166 1,7160 0,7153 2,7146 3,7146 6,7142 6,7050 9,7043 14,7038 19,7037 132,7037 143,7036 148,7035 153,7033 158,7032 171,7023 176,7018 185,7007 191,6993 193,6986 195,6971 195,6921 198,6913 203,6909 208,6907 700,6907 710,6905 714,6905 729,6899 734,6895 741,6890 1004,6614 1012,6601 1018,6587 1021,6572 1021,596 1018,582 1012,567 1004,553 994,543 718,254 713,251 709,248 705,246 692,239 677,236 253,236 246,234 242,229 241,228 240,223 232,209 229,206 227,204 217,194 203,188 196,186 192,185 182,184 96,184 89,182 87,180 31,121 29,120 24,117 15,111 14,111 9,106 6,99 6,14 9,6 14,2 19,0 1033,0">
          <text:p/>
        </draw:polygon>
        <draw:line draw:style-name="gr2" draw:text-style-name="P2" draw:layer="layout" svg:x1="13.328cm" svg:y1="2.81cm" svg:x2="13.377cm" svg:y2="2.81cm">
          <text:p/>
        </draw:line>
        <draw:line draw:style-name="gr2" draw:text-style-name="P2" draw:layer="layout" svg:x1="13.292cm" svg:y1="2.81cm" svg:x2="13.328cm" svg:y2="2.81cm">
          <text:p/>
        </draw:line>
        <draw:line draw:style-name="gr2" draw:text-style-name="P2" draw:layer="layout" svg:x1="13.377cm" svg:y1="2.863cm" svg:x2="13.377cm" svg:y2="2.81cm">
          <text:p/>
        </draw:line>
        <draw:line draw:style-name="gr2" draw:text-style-name="P2" draw:layer="layout" svg:x1="12.928cm" svg:y1="2.81cm" svg:x2="13.292cm" svg:y2="2.81cm">
          <text:p/>
        </draw:line>
        <draw:line draw:style-name="gr2" draw:text-style-name="P2" draw:layer="layout" svg:x1="13.378cm" svg:y1="2.864cm" svg:x2="13.328cm" svg:y2="2.81cm">
          <text:p/>
        </draw:line>
        <draw:line draw:style-name="gr2" draw:text-style-name="P2" draw:layer="layout" svg:x1="12.811cm" svg:y1="2.933cm" svg:x2="12.929cm" svg:y2="2.81cm">
          <text:p/>
        </draw:line>
        <draw:line draw:style-name="gr2" draw:text-style-name="P2" draw:layer="layout" svg:x1="12.811cm" svg:y1="3.781cm" svg:x2="12.811cm" svg:y2="3.719cm">
          <text:p/>
        </draw:line>
        <draw:line draw:style-name="gr2" draw:text-style-name="P2" draw:layer="layout" svg:x1="12.423cm" svg:y1="3.913cm" svg:x2="12.558cm" svg:y2="3.913cm">
          <text:p/>
        </draw:line>
        <draw:line draw:style-name="gr2" draw:text-style-name="P2" draw:layer="layout" svg:x1="12.811cm" svg:y1="3.721cm" svg:x2="12.929cm" svg:y2="3.598cm">
          <text:p/>
        </draw:line>
        <draw:line draw:style-name="gr2" draw:text-style-name="P2" draw:layer="layout" svg:x1="12.684cm" svg:y1="3.781cm" svg:x2="12.811cm" svg:y2="3.781cm">
          <text:p/>
        </draw:line>
        <draw:line draw:style-name="gr2" draw:text-style-name="P2" draw:layer="layout" svg:x1="12.558cm" svg:y1="3.913cm" svg:x2="12.685cm" svg:y2="3.781cm">
          <text:p/>
        </draw:line>
        <draw:line draw:style-name="gr2" draw:text-style-name="P2" draw:layer="layout" svg:x1="12.811cm" svg:y1="3.256cm" svg:x2="12.853cm" svg:y2="3.256cm">
          <text:p/>
        </draw:line>
        <draw:line draw:style-name="gr2" draw:text-style-name="P2" draw:layer="layout" svg:x1="12.811cm" svg:y1="2.993cm" svg:x2="12.811cm" svg:y2="2.931cm">
          <text:p/>
        </draw:line>
        <draw:line draw:style-name="gr2" draw:text-style-name="P2" draw:layer="layout" svg:x1="12.684cm" svg:y1="2.993cm" svg:x2="12.811cm" svg:y2="2.993cm">
          <text:p/>
        </draw:line>
        <draw:line draw:style-name="gr2" draw:text-style-name="P2" draw:layer="layout" svg:x1="12.558cm" svg:y1="3.125cm" svg:x2="12.685cm" svg:y2="2.993cm">
          <text:p/>
        </draw:line>
        <draw:line draw:style-name="gr2" draw:text-style-name="P2" draw:layer="layout" svg:x1="12.423cm" svg:y1="3.125cm" svg:x2="12.558cm" svg:y2="3.125cm">
          <text:p/>
        </draw:line>
        <draw:line draw:style-name="gr2" draw:text-style-name="P2" draw:layer="layout" svg:x1="12.811cm" svg:y1="2.145cm" svg:x2="12.929cm" svg:y2="2.022cm">
          <text:p/>
        </draw:line>
        <draw:line draw:style-name="gr2" draw:text-style-name="P2" draw:layer="layout" svg:x1="12.423cm" svg:y1="2.337cm" svg:x2="12.542cm" svg:y2="2.337cm">
          <text:p/>
        </draw:line>
        <draw:line draw:style-name="gr2" draw:text-style-name="P2" draw:layer="layout" svg:x1="12.811cm" svg:y1="2.206cm" svg:x2="12.811cm" svg:y2="2.144cm">
          <text:p/>
        </draw:line>
        <draw:line draw:style-name="gr2" draw:text-style-name="P2" draw:layer="layout" svg:x1="12.811cm" svg:y1="2.468cm" svg:x2="12.902cm" svg:y2="2.468cm">
          <text:p/>
        </draw:line>
        <draw:line draw:style-name="gr2" draw:text-style-name="P2" draw:layer="layout" svg:x1="10.922cm" svg:y1="1.948cm" svg:x2="10.927cm" svg:y2="1.943cm">
          <text:p/>
        </draw:line>
        <draw:line draw:style-name="gr2" draw:text-style-name="P2" draw:layer="layout" svg:x1="10.927cm" svg:y1="2.022cm" svg:x2="10.927cm" svg:y2="1.943cm">
          <text:p/>
        </draw:line>
        <draw:line draw:style-name="gr2" draw:text-style-name="P2" draw:layer="layout" svg:x1="10.927cm" svg:y1="4.437cm" svg:x2="10.927cm" svg:y2="2.022cm">
          <text:p/>
        </draw:line>
        <draw:line draw:style-name="gr2" draw:text-style-name="P2" draw:layer="layout" svg:x1="10.657cm" svg:y1="3.907cm" svg:x2="10.657cm" svg:y2="3.341cm">
          <text:p/>
        </draw:line>
        <draw:line draw:style-name="gr2" draw:text-style-name="P2" draw:layer="layout" svg:x1="12.667cm" svg:y1="2.205cm" svg:x2="12.811cm" svg:y2="2.205cm">
          <text:p/>
        </draw:line>
        <draw:line draw:style-name="gr2" draw:text-style-name="P2" draw:layer="layout" svg:x1="12.542cm" svg:y1="2.337cm" svg:x2="12.668cm" svg:y2="2.205cm">
          <text:p/>
        </draw:line>
        <draw:line draw:style-name="gr2" draw:text-style-name="P2" draw:layer="layout" svg:x1="11.661cm" svg:y1="6.17cm" svg:x2="11.661cm" svg:y2="2.337cm">
          <text:p/>
        </draw:line>
        <draw:line draw:style-name="gr2" draw:text-style-name="P2" draw:layer="layout" svg:x1="12.811cm" svg:y1="4.043cm" svg:x2="12.853cm" svg:y2="4.043cm">
          <text:p/>
        </draw:line>
        <draw:line draw:style-name="gr2" draw:text-style-name="P2" draw:layer="layout" svg:x1="13.328cm" svg:y1="3.598cm" svg:x2="13.377cm" svg:y2="3.598cm">
          <text:p/>
        </draw:line>
        <draw:line draw:style-name="gr2" draw:text-style-name="P2" draw:layer="layout" svg:x1="12.928cm" svg:y1="3.598cm" svg:x2="13.328cm" svg:y2="3.598cm">
          <text:p/>
        </draw:line>
        <draw:line draw:style-name="gr2" draw:text-style-name="P2" draw:layer="layout" svg:x1="13.377cm" svg:y1="3.703cm" svg:x2="13.377cm" svg:y2="3.65cm">
          <text:p/>
        </draw:line>
        <draw:line draw:style-name="gr2" draw:text-style-name="P2" draw:layer="layout" svg:x1="13.377cm" svg:y1="3.912cm" svg:x2="13.377cm" svg:y2="3.702cm">
          <text:p/>
        </draw:line>
        <draw:line draw:style-name="gr2" draw:text-style-name="P2" draw:layer="layout" svg:x1="13.378cm" svg:y1="3.652cm" svg:x2="13.328cm" svg:y2="3.598cm">
          <text:p/>
        </draw:line>
        <draw:line draw:style-name="gr2" draw:text-style-name="P2" draw:layer="layout" svg:x1="14.292cm" svg:y1="3.598cm" svg:x2="14.393cm" svg:y2="3.704cm">
          <text:p/>
        </draw:line>
        <draw:line draw:style-name="gr2" draw:text-style-name="P2" draw:layer="layout" svg:x1="13.377cm" svg:y1="3.703cm" svg:x2="13.377cm" svg:y2="3.598cm">
          <text:p/>
        </draw:line>
        <draw:line draw:style-name="gr2" draw:text-style-name="P2" draw:layer="layout" svg:x1="14.392cm" svg:y1="3.702cm" svg:x2="14.392cm" svg:y2="3.912cm">
          <text:p/>
        </draw:line>
        <draw:line draw:style-name="gr2" draw:text-style-name="P2" draw:layer="layout" svg:x1="13.377cm" svg:y1="4.647cm" svg:x2="13.377cm" svg:y2="4.384cm">
          <text:p/>
        </draw:line>
        <draw:line draw:style-name="gr2" draw:text-style-name="P2" draw:layer="layout" svg:x1="13.392cm" svg:y1="4.332cm" svg:x2="13.477cm" svg:y2="4.332cm">
          <text:p/>
        </draw:line>
        <draw:line draw:style-name="gr2" draw:text-style-name="P2" draw:layer="layout" svg:x1="12.928cm" svg:y1="4.332cm" svg:x2="13.328cm" svg:y2="4.332cm">
          <text:p/>
        </draw:line>
        <draw:line draw:style-name="gr2" draw:text-style-name="P2" draw:layer="layout" svg:x1="13.377cm" svg:y1="4.384cm" svg:x2="13.377cm" svg:y2="4.332cm">
          <text:p/>
        </draw:line>
        <draw:line draw:style-name="gr2" draw:text-style-name="P2" draw:layer="layout" svg:x1="13.428cm" svg:y1="4.332cm" svg:x2="13.477cm" svg:y2="4.332cm">
          <text:p/>
        </draw:line>
        <draw:line draw:style-name="gr2" draw:text-style-name="P2" draw:layer="layout" svg:x1="13.378cm" svg:y1="4.386cm" svg:x2="13.328cm" svg:y2="4.332cm">
          <text:p/>
        </draw:line>
        <draw:line draw:style-name="gr2" draw:text-style-name="P2" draw:layer="layout" svg:x1="13.328cm" svg:y1="4.332cm" svg:x2="13.377cm" svg:y2="4.332cm">
          <text:p/>
        </draw:line>
        <draw:line draw:style-name="gr2" draw:text-style-name="P2" draw:layer="layout" svg:x1="13.377cm" svg:y1="4.332cm" svg:x2="13.392cm" svg:y2="4.332cm">
          <text:p/>
        </draw:line>
        <draw:line draw:style-name="gr2" draw:text-style-name="P2" draw:layer="layout" svg:x1="13.377cm" svg:y1="4.386cm" svg:x2="13.429cm" svg:y2="4.332cm">
          <text:p/>
        </draw:line>
        <draw:line draw:style-name="gr2" draw:text-style-name="P2" draw:layer="layout" svg:x1="14.392cm" svg:y1="4.437cm" svg:x2="14.392cm" svg:y2="4.647cm">
          <text:p/>
        </draw:line>
        <draw:line draw:style-name="gr2" draw:text-style-name="P2" draw:layer="layout" svg:x1="14.292cm" svg:y1="4.332cm" svg:x2="13.392cm" svg:y2="4.332cm">
          <text:p/>
        </draw:line>
        <draw:line draw:style-name="gr2" draw:text-style-name="P2" draw:layer="layout" svg:x1="14.292cm" svg:y1="4.332cm" svg:x2="14.393cm" svg:y2="4.438cm">
          <text:p/>
        </draw:line>
        <draw:line draw:style-name="gr2" draw:text-style-name="P2" draw:layer="layout" svg:x1="14.292cm" svg:y1="5.067cm" svg:x2="13.367cm" svg:y2="5.067cm">
          <text:p/>
        </draw:line>
        <draw:line draw:style-name="gr2" draw:text-style-name="P2" draw:layer="layout" svg:x1="14.292cm" svg:y1="5.067cm" svg:x2="14.393cm" svg:y2="5.173cm">
          <text:p/>
        </draw:line>
        <draw:line draw:style-name="gr2" draw:text-style-name="P2" draw:layer="layout" svg:x1="14.392cm" svg:y1="5.172cm" svg:x2="14.392cm" svg:y2="5.382cm">
          <text:p/>
        </draw:line>
        <draw:line draw:style-name="gr2" draw:text-style-name="P2" draw:layer="layout" svg:x1="13.578cm" svg:y1="4.752cm" svg:x2="13.578cm" svg:y2="4.647cm">
          <text:p/>
        </draw:line>
        <draw:line draw:style-name="gr2" draw:text-style-name="P2" draw:layer="layout" svg:x1="13.377cm" svg:y1="5.12cm" svg:x2="13.377cm" svg:y2="5.067cm">
          <text:p/>
        </draw:line>
        <draw:line draw:style-name="gr2" draw:text-style-name="P2" draw:layer="layout" svg:x1="13.377cm" svg:y1="5.121cm" svg:x2="13.429cm" svg:y2="5.067cm">
          <text:p/>
        </draw:line>
        <draw:line draw:style-name="gr2" draw:text-style-name="P2" draw:layer="layout" svg:x1="13.378cm" svg:y1="5.121cm" svg:x2="13.328cm" svg:y2="5.067cm">
          <text:p/>
        </draw:line>
        <draw:line draw:style-name="gr2" draw:text-style-name="P2" draw:layer="layout" svg:x1="13.377cm" svg:y1="5.067cm" svg:x2="13.428cm" svg:y2="5.067cm">
          <text:p/>
        </draw:line>
        <draw:line draw:style-name="gr2" draw:text-style-name="P2" draw:layer="layout" svg:x1="13.367cm" svg:y1="5.067cm" svg:x2="13.377cm" svg:y2="5.067cm">
          <text:p/>
        </draw:line>
        <draw:line draw:style-name="gr2" draw:text-style-name="P2" draw:layer="layout" svg:x1="12.928cm" svg:y1="5.067cm" svg:x2="13.328cm" svg:y2="5.067cm">
          <text:p/>
        </draw:line>
        <draw:line draw:style-name="gr2" draw:text-style-name="P2" draw:layer="layout" svg:x1="13.328cm" svg:y1="5.067cm" svg:x2="13.367cm" svg:y2="5.067cm">
          <text:p/>
        </draw:line>
        <draw:polyline draw:style-name="gr3" draw:text-style-name="P2" draw:layer="layout" svg:width="0.06cm" svg:height="0.095cm" svg:x="14.074cm" svg:y="6.903cm" svg:viewBox="0 0 61 96" draw:points="61,96 61,0 31,68 0,0 0,96">
          <text:p/>
        </draw:polyline>
        <draw:line draw:style-name="gr3" draw:text-style-name="P2" draw:layer="layout" svg:x1="14.031cm" svg:y1="6.997cm" svg:x2="14.031cm" svg:y2="6.934cm">
          <text:p/>
        </draw:line>
        <draw:polyline draw:style-name="gr3" draw:text-style-name="P2" draw:layer="layout" svg:width="0.008cm" svg:height="0.01cm" svg:x="14.027cm" svg:y="6.903cm" svg:viewBox="0 0 9 11" draw:points="4,0 9,6 4,11 0,6 4,0 4,11">
          <text:p/>
        </draw:polyline>
        <draw:line draw:style-name="gr3" draw:text-style-name="P2" draw:layer="layout" svg:x1="13.988cm" svg:y1="6.934cm" svg:x2="13.988cm" svg:y2="6.997cm">
          <text:p/>
        </draw:line>
        <draw:polyline draw:style-name="gr3" draw:text-style-name="P2" draw:layer="layout" svg:width="0.038cm" svg:height="0.063cm" svg:x="13.95cm" svg:y="6.934cm" svg:viewBox="0 0 39 64" draw:points="39,9 35,4 26,0 13,0 4,4 0,14 0,64">
          <text:p/>
        </draw:polyline>
        <draw:line draw:style-name="gr3" draw:text-style-name="P2" draw:layer="layout" svg:x1="13.907cm" svg:y1="6.997cm" svg:x2="13.907cm" svg:y2="6.934cm">
          <text:p/>
        </draw:line>
        <draw:polyline draw:style-name="gr3" draw:text-style-name="P2" draw:layer="layout" svg:width="0.008cm" svg:height="0.01cm" svg:x="13.902cm" svg:y="6.903cm" svg:viewBox="0 0 9 11" draw:points="5,0 9,6 5,11 0,6 5,0 5,11">
          <text:p/>
        </draw:polyline>
        <draw:polyline draw:style-name="gr3" draw:text-style-name="P2" draw:layer="layout" svg:width="0.043cm" svg:height="0.095cm" svg:x="13.821cm" svg:y="6.903cm" svg:viewBox="0 0 44 96" draw:points="0,96 44,96 44,0">
          <text:p/>
        </draw:polyline>
        <draw:polyline draw:style-name="gr3" draw:text-style-name="P2" draw:layer="layout" svg:width="0.04cm" svg:height="0.063cm" svg:x="13.753cm" svg:y="6.934cm" svg:viewBox="0 0 41 64" draw:points="0,64 0,14 5,4 14,0 31,0 41,4">
          <text:p/>
        </draw:polyline>
        <draw:polyline draw:style-name="gr3" draw:text-style-name="P2" draw:layer="layout" svg:width="0.044cm" svg:height="0.04cm" svg:x="13.753cm" svg:y="6.958cm" svg:viewBox="0 0 45 41" draw:points="0,37 9,41 31,41 40,37 45,27 45,19 40,8 31,4 9,4 0,0">
          <text:p/>
        </draw:polyline>
        <draw:line draw:style-name="gr3" draw:text-style-name="P2" draw:layer="layout" svg:x1="13.71cm" svg:y1="6.998cm" svg:x2="13.71cm" svg:y2="6.903cm">
          <text:p/>
        </draw:line>
        <draw:polyline draw:style-name="gr3" draw:text-style-name="P2" draw:layer="layout" svg:width="0.043cm" svg:height="0.063cm" svg:x="13.667cm" svg:y="6.934cm" svg:viewBox="0 0 44 64" draw:points="44,4 35,0 18,0 10,4 5,9 0,18 0,45 5,55 10,59 18,64 35,64 44,59">
          <text:p/>
        </draw:polyline>
        <draw:line draw:style-name="gr4" draw:text-style-name="P2" draw:layer="layout" svg:x1="12.869cm" svg:y1="7.113cm" svg:x2="12.831cm" svg:y2="7.113cm">
          <text:p/>
        </draw:line>
        <draw:line draw:style-name="gr4" draw:text-style-name="P2" draw:layer="layout" svg:x1="12.85cm" svg:y1="7.133cm" svg:x2="12.85cm" svg:y2="7.093cm">
          <text:p/>
        </draw:line>
        <draw:polyline draw:style-name="gr4" draw:text-style-name="P2" draw:layer="layout" svg:width="0.029cm" svg:height="0.053cm" svg:x="12.781cm" svg:y="7.081cm" svg:viewBox="0 0 30 54" draw:points="3,0 27,0 30,26 27,24 23,21 10,21 5,24 3,26 0,32 0,44 3,49 5,51 10,54 23,54 27,51 30,49">
          <text:p/>
        </draw:polyline>
        <draw:polyline draw:style-name="gr4" draw:text-style-name="P2" draw:layer="layout" svg:width="0.034cm" svg:height="0.053cm" svg:x="12.733cm" svg:y="7.081cm" svg:viewBox="0 0 35 54" draw:points="35,0 17,54 0,0">
          <text:p/>
        </draw:polyline>
        <draw:line draw:style-name="gr2" draw:text-style-name="P2" draw:layer="layout" svg:x1="12.84cm" svg:y1="6.855cm" svg:x2="12.838cm" svg:y2="6.852cm">
          <text:p/>
        </draw:line>
        <draw:line draw:style-name="gr5" draw:text-style-name="P2" draw:layer="layout" svg:x1="13.852cm" svg:y1="6.609cm" svg:x2="13.855cm" svg:y2="6.626cm">
          <text:p/>
        </draw:line>
        <draw:line draw:style-name="gr5" draw:text-style-name="P2" draw:layer="layout" svg:x1="13.854cm" svg:y1="6.624cm" svg:x2="13.86cm" svg:y2="6.634cm">
          <text:p/>
        </draw:line>
        <draw:line draw:style-name="gr5" draw:text-style-name="P2" draw:layer="layout" svg:x1="13.859cm" svg:y1="6.634cm" svg:x2="13.867cm" svg:y2="6.639cm">
          <text:p/>
        </draw:line>
        <draw:line draw:style-name="gr5" draw:text-style-name="P2" draw:layer="layout" svg:x1="13.866cm" svg:y1="6.639cm" svg:x2="13.868cm" svg:y2="6.633cm">
          <text:p/>
        </draw:line>
        <draw:line draw:style-name="gr5" draw:text-style-name="P2" draw:layer="layout" svg:x1="13.867cm" svg:y1="6.634cm" svg:x2="13.871cm" svg:y2="6.622cm">
          <text:p/>
        </draw:line>
        <draw:line draw:style-name="gr5" draw:text-style-name="P2" draw:layer="layout" svg:x1="13.869cm" svg:y1="6.621cm" svg:x2="13.869cm" svg:y2="6.614cm">
          <text:p/>
        </draw:line>
        <draw:line draw:style-name="gr5" draw:text-style-name="P2" draw:layer="layout" svg:x1="13.869cm" svg:y1="6.615cm" svg:x2="13.869cm" svg:y2="6.593cm">
          <text:p/>
        </draw:line>
        <draw:line draw:style-name="gr5" draw:text-style-name="P2" draw:layer="layout" svg:x1="13.869cm" svg:y1="6.593cm" svg:x2="13.905cm" svg:y2="6.593cm">
          <text:p/>
        </draw:line>
        <draw:line draw:style-name="gr5" draw:text-style-name="P2" draw:layer="layout" svg:x1="13.905cm" svg:y1="6.593cm" svg:x2="13.941cm" svg:y2="6.593cm">
          <text:p/>
        </draw:line>
        <draw:line draw:style-name="gr5" draw:text-style-name="P2" draw:layer="layout" svg:x1="13.941cm" svg:y1="6.593cm" svg:x2="13.941cm" svg:y2="6.615cm">
          <text:p/>
        </draw:line>
        <draw:line draw:style-name="gr5" draw:text-style-name="P2" draw:layer="layout" svg:x1="13.941cm" svg:y1="6.614cm" svg:x2="13.941cm" svg:y2="6.627cm">
          <text:p/>
        </draw:line>
        <draw:line draw:style-name="gr5" draw:text-style-name="P2" draw:layer="layout" svg:x1="13.941cm" svg:y1="6.627cm" svg:x2="13.945cm" svg:y2="6.635cm">
          <text:p/>
        </draw:line>
        <draw:line draw:style-name="gr5" draw:text-style-name="P2" draw:layer="layout" svg:x1="13.943cm" svg:y1="6.635cm" svg:x2="13.945cm" svg:y2="6.639cm">
          <text:p/>
        </draw:line>
        <draw:line draw:style-name="gr5" draw:text-style-name="P2" draw:layer="layout" svg:x1="13.944cm" svg:y1="6.639cm" svg:x2="13.953cm" svg:y2="6.633cm">
          <text:p/>
        </draw:line>
        <draw:line draw:style-name="gr5" draw:text-style-name="P2" draw:layer="layout" svg:x1="13.952cm" svg:y1="6.634cm" svg:x2="13.958cm" svg:y2="6.622cm">
          <text:p/>
        </draw:line>
        <draw:line draw:style-name="gr5" draw:text-style-name="P2" draw:layer="layout" svg:x1="13.957cm" svg:y1="6.624cm" svg:x2="13.959cm" svg:y2="6.609cm">
          <text:p/>
        </draw:line>
        <draw:line draw:style-name="gr5" draw:text-style-name="P2" draw:layer="layout" svg:x1="13.958cm" svg:y1="6.609cm" svg:x2="13.958cm" svg:y2="6.593cm">
          <text:p/>
        </draw:line>
        <draw:line draw:style-name="gr5" draw:text-style-name="P2" draw:layer="layout" svg:x1="13.958cm" svg:y1="6.593cm" svg:x2="13.994cm" svg:y2="6.593cm">
          <text:p/>
        </draw:line>
        <draw:line draw:style-name="gr5" draw:text-style-name="P2" draw:layer="layout" svg:x1="13.994cm" svg:y1="6.593cm" svg:x2="14.03cm" svg:y2="6.593cm">
          <text:p/>
        </draw:line>
        <draw:line draw:style-name="gr5" draw:text-style-name="P2" draw:layer="layout" svg:x1="14.03cm" svg:y1="6.593cm" svg:x2="14.03cm" svg:y2="6.613cm">
          <text:p/>
        </draw:line>
        <draw:line draw:style-name="gr5" draw:text-style-name="P2" draw:layer="layout" svg:x1="14.031cm" svg:y1="6.612cm" svg:x2="14.026cm" svg:y2="6.637cm">
          <text:p/>
        </draw:line>
        <draw:line draw:style-name="gr5" draw:text-style-name="P2" draw:layer="layout" svg:x1="14.027cm" svg:y1="6.637cm" svg:x2="14.018cm" svg:y2="6.662cm">
          <text:p/>
        </draw:line>
        <draw:line draw:style-name="gr5" draw:text-style-name="P2" draw:layer="layout" svg:x1="14.019cm" svg:y1="6.661cm" svg:x2="14.008cm" svg:y2="6.677cm">
          <text:p/>
        </draw:line>
        <draw:line draw:style-name="gr5" draw:text-style-name="P2" draw:layer="layout" svg:x1="14.009cm" svg:y1="6.676cm" svg:x2="13.999cm" svg:y2="6.687cm">
          <text:p/>
        </draw:line>
        <draw:line draw:style-name="gr5" draw:text-style-name="P2" draw:layer="layout" svg:x1="13.999cm" svg:y1="6.686cm" svg:x2="14.01cm" svg:y2="6.686cm">
          <text:p/>
        </draw:line>
        <draw:line draw:style-name="gr5" draw:text-style-name="P2" draw:layer="layout" svg:x1="14.01cm" svg:y1="6.686cm" svg:x2="14.022cm" svg:y2="6.686cm">
          <text:p/>
        </draw:line>
        <draw:line draw:style-name="gr5" draw:text-style-name="P2" draw:layer="layout" svg:x1="14.022cm" svg:y1="6.686cm" svg:x2="14.022cm" svg:y2="6.724cm">
          <text:p/>
        </draw:line>
        <draw:line draw:style-name="gr5" draw:text-style-name="P2" draw:layer="layout" svg:x1="14.022cm" svg:y1="6.723cm" svg:x2="14.022cm" svg:y2="6.761cm">
          <text:p/>
        </draw:line>
        <draw:line draw:style-name="gr5" draw:text-style-name="P2" draw:layer="layout" svg:x1="14.022cm" svg:y1="6.761cm" svg:x2="14.01cm" svg:y2="6.761cm">
          <text:p/>
        </draw:line>
        <draw:line draw:style-name="gr5" draw:text-style-name="P2" draw:layer="layout" svg:x1="14.01cm" svg:y1="6.761cm" svg:x2="13.999cm" svg:y2="6.761cm">
          <text:p/>
        </draw:line>
        <draw:line draw:style-name="gr5" draw:text-style-name="P2" draw:layer="layout" svg:x1="13.999cm" svg:y1="6.761cm" svg:x2="14.009cm" svg:y2="6.773cm">
          <text:p/>
        </draw:line>
        <draw:line draw:style-name="gr5" draw:text-style-name="P2" draw:layer="layout" svg:x1="14.008cm" svg:y1="6.771cm" svg:x2="14.021cm" svg:y2="6.791cm">
          <text:p/>
        </draw:line>
        <draw:line draw:style-name="gr5" draw:text-style-name="P2" draw:layer="layout" svg:x1="14.02cm" svg:y1="6.79cm" svg:x2="14.029cm" svg:y2="6.815cm">
          <text:p/>
        </draw:line>
        <draw:line draw:style-name="gr5" draw:text-style-name="P2" draw:layer="layout" svg:x1="14.028cm" svg:y1="6.815cm" svg:x2="14.031cm" svg:y2="6.836cm">
          <text:p/>
        </draw:line>
        <draw:line draw:style-name="gr5" draw:text-style-name="P2" draw:layer="layout" svg:x1="14.03cm" svg:y1="6.835cm" svg:x2="14.03cm" svg:y2="6.856cm">
          <text:p/>
        </draw:line>
        <draw:line draw:style-name="gr5" draw:text-style-name="P2" draw:layer="layout" svg:x1="14.03cm" svg:y1="6.855cm" svg:x2="13.994cm" svg:y2="6.855cm">
          <text:p/>
        </draw:line>
        <draw:line draw:style-name="gr5" draw:text-style-name="P2" draw:layer="layout" svg:x1="13.994cm" svg:y1="6.855cm" svg:x2="13.958cm" svg:y2="6.855cm">
          <text:p/>
        </draw:line>
        <draw:line draw:style-name="gr5" draw:text-style-name="P2" draw:layer="layout" svg:x1="13.958cm" svg:y1="6.856cm" svg:x2="13.958cm" svg:y2="6.838cm">
          <text:p/>
        </draw:line>
        <draw:line draw:style-name="gr5" draw:text-style-name="P2" draw:layer="layout" svg:x1="13.96cm" svg:y1="6.839cm" svg:x2="13.956cm" svg:y2="6.823cm">
          <text:p/>
        </draw:line>
        <draw:line draw:style-name="gr5" draw:text-style-name="P2" draw:layer="layout" svg:x1="13.957cm" svg:y1="6.825cm" svg:x2="13.951cm" svg:y2="6.814cm">
          <text:p/>
        </draw:line>
        <draw:line draw:style-name="gr5" draw:text-style-name="P2" draw:layer="layout" svg:x1="13.952cm" svg:y1="6.814cm" svg:x2="13.944cm" svg:y2="6.81cm">
          <text:p/>
        </draw:line>
        <draw:line draw:style-name="gr5" draw:text-style-name="P2" draw:layer="layout" svg:x1="13.945cm" svg:y1="6.81cm" svg:x2="13.942cm" svg:y2="6.815cm">
          <text:p/>
        </draw:line>
        <draw:line draw:style-name="gr5" draw:text-style-name="P2" draw:layer="layout" svg:x1="13.942cm" svg:y1="6.815cm" svg:x2="13.941cm" svg:y2="6.826cm">
          <text:p/>
        </draw:line>
        <draw:line draw:style-name="gr5" draw:text-style-name="P2" draw:layer="layout" svg:x1="13.941cm" svg:y1="6.825cm" svg:x2="13.941cm" svg:y2="6.832cm">
          <text:p/>
        </draw:line>
        <draw:line draw:style-name="gr5" draw:text-style-name="P2" draw:layer="layout" svg:x1="13.941cm" svg:y1="6.833cm" svg:x2="13.941cm" svg:y2="6.856cm">
          <text:p/>
        </draw:line>
        <draw:line draw:style-name="gr5" draw:text-style-name="P2" draw:layer="layout" svg:x1="13.941cm" svg:y1="6.855cm" svg:x2="13.905cm" svg:y2="6.855cm">
          <text:p/>
        </draw:line>
        <draw:line draw:style-name="gr5" draw:text-style-name="P2" draw:layer="layout" svg:x1="13.905cm" svg:y1="6.855cm" svg:x2="13.869cm" svg:y2="6.855cm">
          <text:p/>
        </draw:line>
        <draw:line draw:style-name="gr5" draw:text-style-name="P2" draw:layer="layout" svg:x1="13.869cm" svg:y1="6.856cm" svg:x2="13.869cm" svg:y2="6.833cm">
          <text:p/>
        </draw:line>
        <draw:line draw:style-name="gr5" draw:text-style-name="P2" draw:layer="layout" svg:x1="13.868cm" svg:y1="6.833cm" svg:x2="13.867cm" svg:y2="6.821cm">
          <text:p/>
        </draw:line>
        <draw:line draw:style-name="gr5" draw:text-style-name="P2" draw:layer="layout" svg:x1="13.869cm" svg:y1="6.821cm" svg:x2="13.867cm" svg:y2="6.812cm">
          <text:p/>
        </draw:line>
        <draw:line draw:style-name="gr5" draw:text-style-name="P2" draw:layer="layout" svg:x1="13.868cm" svg:y1="6.814cm" svg:x2="13.866cm" svg:y2="6.81cm">
          <text:p/>
        </draw:line>
        <draw:line draw:style-name="gr5" draw:text-style-name="P2" draw:layer="layout" svg:x1="13.867cm" svg:y1="6.81cm" svg:x2="13.858cm" svg:y2="6.815cm">
          <text:p/>
        </draw:line>
        <draw:line draw:style-name="gr5" draw:text-style-name="P2" draw:layer="layout" svg:x1="13.859cm" svg:y1="6.815cm" svg:x2="13.853cm" svg:y2="6.827cm">
          <text:p/>
        </draw:line>
        <draw:line draw:style-name="gr5" draw:text-style-name="P2" draw:layer="layout" svg:x1="13.854cm" svg:y1="6.825cm" svg:x2="13.852cm" svg:y2="6.839cm">
          <text:p/>
        </draw:line>
        <draw:line draw:style-name="gr5" draw:text-style-name="P2" draw:layer="layout" svg:x1="13.852cm" svg:y1="6.838cm" svg:x2="13.852cm" svg:y2="6.856cm">
          <text:p/>
        </draw:line>
        <draw:line draw:style-name="gr5" draw:text-style-name="P2" draw:layer="layout" svg:x1="13.852cm" svg:y1="6.855cm" svg:x2="13.816cm" svg:y2="6.855cm">
          <text:p/>
        </draw:line>
        <draw:line draw:style-name="gr5" draw:text-style-name="P2" draw:layer="layout" svg:x1="13.816cm" svg:y1="6.855cm" svg:x2="13.78cm" svg:y2="6.855cm">
          <text:p/>
        </draw:line>
        <draw:line draw:style-name="gr5" draw:text-style-name="P2" draw:layer="layout" svg:x1="13.78cm" svg:y1="6.856cm" svg:x2="13.78cm" svg:y2="6.835cm">
          <text:p/>
        </draw:line>
        <draw:line draw:style-name="gr5" draw:text-style-name="P2" draw:layer="layout" svg:x1="13.78cm" svg:y1="6.835cm" svg:x2="13.784cm" svg:y2="6.81cm">
          <text:p/>
        </draw:line>
        <draw:line draw:style-name="gr5" draw:text-style-name="P2" draw:layer="layout" svg:x1="13.783cm" svg:y1="6.811cm" svg:x2="13.793cm" svg:y2="6.786cm">
          <text:p/>
        </draw:line>
        <draw:line draw:style-name="gr5" draw:text-style-name="P2" draw:layer="layout" svg:x1="13.792cm" svg:y1="6.787cm" svg:x2="13.803cm" svg:y2="6.771cm">
          <text:p/>
        </draw:line>
        <draw:line draw:style-name="gr5" draw:text-style-name="P2" draw:layer="layout" svg:x1="13.802cm" svg:y1="6.773cm" svg:x2="13.812cm" svg:y2="6.761cm">
          <text:p/>
        </draw:line>
        <draw:line draw:style-name="gr5" draw:text-style-name="P2" draw:layer="layout" svg:x1="13.811cm" svg:y1="6.761cm" svg:x2="13.799cm" svg:y2="6.761cm">
          <text:p/>
        </draw:line>
        <draw:line draw:style-name="gr5" draw:text-style-name="P2" draw:layer="layout" svg:x1="13.799cm" svg:y1="6.761cm" svg:x2="13.788cm" svg:y2="6.761cm">
          <text:p/>
        </draw:line>
        <draw:line draw:style-name="gr5" draw:text-style-name="P2" draw:layer="layout" svg:x1="13.788cm" svg:y1="6.761cm" svg:x2="13.788cm" svg:y2="6.723cm">
          <text:p/>
        </draw:line>
        <draw:line draw:style-name="gr5" draw:text-style-name="P2" draw:layer="layout" svg:x1="13.788cm" svg:y1="6.724cm" svg:x2="13.788cm" svg:y2="6.686cm">
          <text:p/>
        </draw:line>
        <draw:line draw:style-name="gr5" draw:text-style-name="P2" draw:layer="layout" svg:x1="13.788cm" svg:y1="6.686cm" svg:x2="13.799cm" svg:y2="6.686cm">
          <text:p/>
        </draw:line>
        <draw:line draw:style-name="gr5" draw:text-style-name="P2" draw:layer="layout" svg:x1="13.799cm" svg:y1="6.686cm" svg:x2="13.811cm" svg:y2="6.686cm">
          <text:p/>
        </draw:line>
        <draw:line draw:style-name="gr5" draw:text-style-name="P2" draw:layer="layout" svg:x1="13.812cm" svg:y1="6.687cm" svg:x2="13.802cm" svg:y2="6.676cm">
          <text:p/>
        </draw:line>
        <draw:line draw:style-name="gr5" draw:text-style-name="P2" draw:layer="layout" svg:x1="13.803cm" svg:y1="6.677cm" svg:x2="13.789cm" svg:y2="6.657cm">
          <text:p/>
        </draw:line>
        <draw:line draw:style-name="gr5" draw:text-style-name="P2" draw:layer="layout" svg:x1="13.79cm" svg:y1="6.658cm" svg:x2="13.782cm" svg:y2="6.633cm">
          <text:p/>
        </draw:line>
        <draw:line draw:style-name="gr5" draw:text-style-name="P2" draw:layer="layout" svg:x1="13.783cm" svg:y1="6.633cm" svg:x2="13.78cm" svg:y2="6.612cm">
          <text:p/>
        </draw:line>
        <draw:line draw:style-name="gr5" draw:text-style-name="P2" draw:layer="layout" svg:x1="13.78cm" svg:y1="6.613cm" svg:x2="13.78cm" svg:y2="6.593cm">
          <text:p/>
        </draw:line>
        <draw:line draw:style-name="gr5" draw:text-style-name="P2" draw:layer="layout" svg:x1="13.78cm" svg:y1="6.593cm" svg:x2="13.816cm" svg:y2="6.593cm">
          <text:p/>
        </draw:line>
        <draw:line draw:style-name="gr5" draw:text-style-name="P2" draw:layer="layout" svg:x1="13.816cm" svg:y1="6.593cm" svg:x2="13.852cm" svg:y2="6.593cm">
          <text:p/>
        </draw:line>
        <draw:line draw:style-name="gr5" draw:text-style-name="P2" draw:layer="layout" svg:x1="13.852cm" svg:y1="6.593cm" svg:x2="13.852cm" svg:y2="6.609cm">
          <text:p/>
        </draw:line>
        <draw:polygon draw:style-name="gr1" draw:text-style-name="P1" draw:layer="layout" svg:width="0.25cm" svg:height="0.263cm" svg:x="13.78cm" svg:y="6.593cm" svg:viewBox="0 0 251 264" draw:points="72,16 74,32 79,41 86,44 87,40 89,29 89,0 161,0 161,22 161,35 163,42 164,44 172,40 177,29 178,16 178,0 251,0 251,20 247,44 239,68 229,83 220,92 243,92 243,168 220,168 229,179 241,197 249,223 251,243 251,264 178,264 178,246 176,231 171,222 164,218 162,223 161,233 161,240 161,264 89,264 89,240 88,229 87,221 86,218 78,223 73,233 72,246 72,264 0,264 0,243 3,218 12,193 22,179 31,168 8,168 8,92 31,92 22,83 9,64 2,40 0,20 0,0 72,0">
          <text:p/>
        </draw:polygon>
        <draw:line draw:style-name="gr2" draw:text-style-name="P2" draw:layer="layout" svg:x1="12.558cm" svg:y1="4.648cm" svg:x2="12.685cm" svg:y2="4.516cm">
          <text:p/>
        </draw:line>
        <draw:line draw:style-name="gr2" draw:text-style-name="P2" draw:layer="layout" svg:x1="12.811cm" svg:y1="4.516cm" svg:x2="12.811cm" svg:y2="4.454cm">
          <text:p/>
        </draw:line>
        <draw:line draw:style-name="gr2" draw:text-style-name="P2" draw:layer="layout" svg:x1="12.811cm" svg:y1="4.455cm" svg:x2="12.929cm" svg:y2="4.332cm">
          <text:p/>
        </draw:line>
        <draw:line draw:style-name="gr2" draw:text-style-name="P2" draw:layer="layout" svg:x1="12.684cm" svg:y1="4.516cm" svg:x2="12.811cm" svg:y2="4.516cm">
          <text:p/>
        </draw:line>
        <draw:line draw:style-name="gr2" draw:text-style-name="P2" draw:layer="layout" svg:x1="12.811cm" svg:y1="5.19cm" svg:x2="12.929cm" svg:y2="5.067cm">
          <text:p/>
        </draw:line>
        <draw:line draw:style-name="gr2" draw:text-style-name="P2" draw:layer="layout" svg:x1="12.558cm" svg:y1="5.382cm" svg:x2="12.685cm" svg:y2="5.25cm">
          <text:p/>
        </draw:line>
        <draw:line draw:style-name="gr2" draw:text-style-name="P2" draw:layer="layout" svg:x1="12.811cm" svg:y1="4.778cm" svg:x2="12.902cm" svg:y2="4.778cm">
          <text:p/>
        </draw:line>
        <draw:line draw:style-name="gr2" draw:text-style-name="P2" draw:layer="layout" svg:x1="12.684cm" svg:y1="5.25cm" svg:x2="12.811cm" svg:y2="5.25cm">
          <text:p/>
        </draw:line>
        <draw:line draw:style-name="gr2" draw:text-style-name="P2" draw:layer="layout" svg:x1="13.377cm" svg:y1="5.383cm" svg:x2="13.377cm" svg:y2="5.12cm">
          <text:p/>
        </draw:line>
        <draw:line draw:style-name="gr2" draw:text-style-name="P2" draw:layer="layout" svg:x1="12.811cm" svg:y1="5.251cm" svg:x2="12.811cm" svg:y2="5.189cm">
          <text:p/>
        </draw:line>
        <draw:line draw:style-name="gr2" draw:text-style-name="P2" draw:layer="layout" svg:x1="13.377cm" svg:y1="5.855cm" svg:x2="13.428cm" svg:y2="5.855cm">
          <text:p/>
        </draw:line>
        <draw:line draw:style-name="gr2" draw:text-style-name="P2" draw:layer="layout" svg:x1="13.328cm" svg:y1="5.855cm" svg:x2="13.377cm" svg:y2="5.855cm">
          <text:p/>
        </draw:line>
        <draw:line draw:style-name="gr2" draw:text-style-name="P2" draw:layer="layout" svg:x1="12.811cm" svg:y1="5.513cm" svg:x2="12.902cm" svg:y2="5.513cm">
          <text:p/>
        </draw:line>
        <draw:line draw:style-name="gr2" draw:text-style-name="P2" draw:layer="layout" svg:x1="13.578cm" svg:y1="5.487cm" svg:x2="13.578cm" svg:y2="5.382cm">
          <text:p/>
        </draw:line>
        <draw:line draw:style-name="gr2" draw:text-style-name="P2" draw:layer="layout" svg:x1="13.378cm" svg:y1="5.909cm" svg:x2="13.328cm" svg:y2="5.855cm">
          <text:p/>
        </draw:line>
        <draw:line draw:style-name="gr2" draw:text-style-name="P2" draw:layer="layout" svg:x1="13.377cm" svg:y1="5.908cm" svg:x2="13.377cm" svg:y2="5.855cm">
          <text:p/>
        </draw:line>
        <draw:line draw:style-name="gr2" draw:text-style-name="P2" draw:layer="layout" svg:x1="12.928cm" svg:y1="5.855cm" svg:x2="13.328cm" svg:y2="5.855cm">
          <text:p/>
        </draw:line>
        <draw:line draw:style-name="gr2" draw:text-style-name="P2" draw:layer="layout" svg:x1="12.684cm" svg:y1="6.038cm" svg:x2="12.811cm" svg:y2="6.038cm">
          <text:p/>
        </draw:line>
        <draw:line draw:style-name="gr2" draw:text-style-name="P2" draw:layer="layout" svg:x1="12.558cm" svg:y1="6.17cm" svg:x2="12.685cm" svg:y2="6.038cm">
          <text:p/>
        </draw:line>
        <draw:line draw:style-name="gr2" draw:text-style-name="P2" draw:layer="layout" svg:x1="12.811cm" svg:y1="5.978cm" svg:x2="12.929cm" svg:y2="5.855cm">
          <text:p/>
        </draw:line>
        <draw:line draw:style-name="gr2" draw:text-style-name="P2" draw:layer="layout" svg:x1="12.811cm" svg:y1="6.038cm" svg:x2="12.811cm" svg:y2="5.976cm">
          <text:p/>
        </draw:line>
        <draw:line draw:style-name="gr2" draw:text-style-name="P2" draw:layer="layout" svg:x1="13.377cm" svg:y1="6.17cm" svg:x2="13.377cm" svg:y2="5.907cm">
          <text:p/>
        </draw:line>
        <draw:line draw:style-name="gr2" draw:text-style-name="P2" draw:layer="layout" svg:x1="14.292cm" svg:y1="5.855cm" svg:x2="13.428cm" svg:y2="5.855cm">
          <text:p/>
        </draw:line>
        <draw:line draw:style-name="gr2" draw:text-style-name="P2" draw:layer="layout" svg:x1="13.429cm" svg:y1="5.855cm" svg:x2="13.377cm" svg:y2="5.909cm">
          <text:p/>
        </draw:line>
        <draw:line draw:style-name="gr2" draw:text-style-name="P2" draw:layer="layout" svg:x1="14.392cm" svg:y1="5.959cm" svg:x2="14.392cm" svg:y2="6.169cm">
          <text:p/>
        </draw:line>
        <draw:line draw:style-name="gr2" draw:text-style-name="P2" draw:layer="layout" svg:x1="14.292cm" svg:y1="5.855cm" svg:x2="14.393cm" svg:y2="5.961cm">
          <text:p/>
        </draw:line>
        <draw:line draw:style-name="gr2" draw:text-style-name="P2" draw:layer="layout" svg:x1="9.829cm" svg:y1="7.825cm" svg:x2="10.676cm" svg:y2="7.825cm">
          <text:p/>
        </draw:line>
        <draw:line draw:style-name="gr2" draw:text-style-name="P2" draw:layer="layout" svg:x1="8.877cm" svg:y1="7.224cm" svg:x2="10.852cm" svg:y2="7.224cm">
          <text:p/>
        </draw:line>
        <draw:line draw:style-name="gr2" draw:text-style-name="P2" draw:layer="layout" svg:x1="10.927cm" svg:y1="7.56cm" svg:x2="10.927cm" svg:y2="7.298cm">
          <text:p/>
        </draw:line>
        <draw:line draw:style-name="gr2" draw:text-style-name="P2" draw:layer="layout" svg:x1="10.676cm" svg:y1="7.827cm" svg:x2="10.928cm" svg:y2="7.561cm">
          <text:p/>
        </draw:line>
        <draw:line draw:style-name="gr2" draw:text-style-name="P2" draw:layer="layout" svg:x1="12.423cm" svg:y1="4.647cm" svg:x2="12.558cm" svg:y2="4.647cm">
          <text:p/>
        </draw:line>
        <draw:line draw:style-name="gr2" draw:text-style-name="P2" draw:layer="layout" svg:x1="12.423cm" svg:y1="5.382cm" svg:x2="12.558cm" svg:y2="5.382cm">
          <text:p/>
        </draw:line>
        <draw:line draw:style-name="gr2" draw:text-style-name="P2" draw:layer="layout" svg:x1="12.423cm" svg:y1="6.169cm" svg:x2="12.558cm" svg:y2="6.169cm">
          <text:p/>
        </draw:line>
        <draw:line draw:style-name="gr2" draw:text-style-name="P2" draw:layer="layout" svg:x1="10.927cm" svg:y1="7.14cm" svg:x2="10.927cm" svg:y2="4.62cm">
          <text:p/>
        </draw:line>
        <draw:line draw:style-name="gr2" draw:text-style-name="P2" draw:layer="layout" svg:x1="11.661cm" svg:y1="6.661cm" svg:x2="11.661cm" svg:y2="6.169cm">
          <text:p/>
        </draw:line>
        <draw:line draw:style-name="gr2" draw:text-style-name="P2" draw:layer="layout" svg:x1="11.843cm" svg:y1="6.853cm" svg:x2="11.661cm" svg:y2="6.662cm">
          <text:p/>
        </draw:line>
        <draw:line draw:style-name="gr2" draw:text-style-name="P2" draw:layer="layout" svg:x1="12.838cm" svg:y1="6.852cm" svg:x2="11.842cm" svg:y2="6.852cm">
          <text:p/>
        </draw:line>
        <draw:line draw:style-name="gr2" draw:text-style-name="P2" draw:layer="layout" svg:x1="10.126cm" svg:y1="5.435cm" svg:x2="10.351cm" svg:y2="5.435cm">
          <text:p/>
        </draw:line>
        <draw:line draw:style-name="gr2" draw:text-style-name="P2" draw:layer="layout" svg:x1="10.851cm" svg:y1="4.516cm" svg:x2="10.926cm" svg:y2="4.516cm">
          <text:p/>
        </draw:line>
        <draw:line draw:style-name="gr2" draw:text-style-name="P2" draw:layer="layout" svg:x1="10.927cm" svg:y1="4.595cm" svg:x2="10.927cm" svg:y2="4.621cm">
          <text:p/>
        </draw:line>
        <draw:line draw:style-name="gr2" draw:text-style-name="P2" draw:layer="layout" svg:x1="10.851cm" svg:y1="4.516cm" svg:x2="10.927cm" svg:y2="4.596cm">
          <text:p/>
        </draw:line>
        <draw:line draw:style-name="gr2" draw:text-style-name="P2" draw:layer="layout" svg:x1="10.352cm" svg:y1="5.435cm" svg:x2="10.352cm" svg:y2="5.829cm">
          <text:p/>
        </draw:line>
        <draw:line draw:style-name="gr2" draw:text-style-name="P2" draw:layer="layout" svg:x1="10.851cm" svg:y1="7.224cm" svg:x2="10.851cm" svg:y2="7.22cm">
          <text:p/>
        </draw:line>
        <draw:line draw:style-name="gr2" draw:text-style-name="P2" draw:layer="layout" svg:x1="10.927cm" svg:y1="7.22cm" svg:x2="10.927cm" svg:y2="7.141cm">
          <text:p/>
        </draw:line>
        <draw:line draw:style-name="gr2" draw:text-style-name="P2" draw:layer="layout" svg:x1="10.851cm" svg:y1="7.224cm" svg:x2="10.855cm" svg:y2="7.224cm">
          <text:p/>
        </draw:line>
        <draw:line draw:style-name="gr2" draw:text-style-name="P2" draw:layer="layout" svg:x1="10.653cm" svg:y1="6.8cm" svg:x2="10.498cm" svg:y2="6.964cm">
          <text:p/>
        </draw:line>
        <draw:line draw:style-name="gr2" draw:text-style-name="P2" draw:layer="layout" svg:x1="10.652cm" svg:y1="6.629cm" svg:x2="10.652cm" svg:y2="6.801cm">
          <text:p/>
        </draw:line>
        <draw:line draw:style-name="gr2" draw:text-style-name="P2" draw:layer="layout" svg:x1="10.652cm" svg:y1="5.356cm" svg:x2="10.652cm" svg:y2="5.829cm">
          <text:p/>
        </draw:line>
        <draw:line draw:style-name="gr2" draw:text-style-name="P2" draw:layer="layout" svg:x1="9.527cm" svg:y1="5.435cm" svg:x2="9.527cm" svg:y2="5.829cm">
          <text:p/>
        </draw:line>
        <draw:line draw:style-name="gr2" draw:text-style-name="P2" draw:layer="layout" svg:x1="9.521cm" svg:y1="5.828cm" svg:x2="9.527cm" svg:y2="5.828cm">
          <text:p/>
        </draw:line>
        <draw:line draw:style-name="gr2" draw:text-style-name="P2" draw:layer="layout" svg:x1="9.027cm" svg:y1="6.622cm" svg:x2="9.027cm" svg:y2="6.799cm">
          <text:p/>
        </draw:line>
        <draw:line draw:style-name="gr2" draw:text-style-name="P2" draw:layer="layout" svg:x1="9.029cm" svg:y1="6.799cm" svg:x2="8.877cm" svg:y2="6.958cm">
          <text:p/>
        </draw:line>
        <draw:line draw:style-name="gr2" draw:text-style-name="P2" draw:layer="layout" svg:x1="9.846cm" svg:y1="6.629cm" svg:x2="9.846cm" svg:y2="6.811cm">
          <text:p/>
        </draw:line>
        <draw:line draw:style-name="gr2" draw:text-style-name="P2" draw:layer="layout" svg:x1="9.848cm" svg:y1="6.81cm" svg:x2="9.698cm" svg:y2="6.969cm">
          <text:p/>
        </draw:line>
        <draw:line draw:style-name="gr2" draw:text-style-name="P2" draw:layer="layout" svg:x1="9.846cm" svg:y1="5.429cm" svg:x2="9.846cm" svg:y2="5.828cm">
          <text:p/>
        </draw:line>
        <draw:line draw:style-name="gr2" draw:text-style-name="P2" draw:layer="layout" svg:x1="10.924cm" svg:y1="7.225cm" svg:x2="10.928cm" svg:y2="7.22cm">
          <text:p/>
        </draw:line>
        <draw:line draw:style-name="gr2" draw:text-style-name="P2" draw:layer="layout" svg:x1="10.856cm" svg:y1="7.224cm" svg:x2="10.928cm" svg:y2="7.3cm">
          <text:p/>
        </draw:line>
        <draw:line draw:style-name="gr2" draw:text-style-name="P2" draw:layer="layout" svg:x1="10.851cm" svg:y1="7.221cm" svg:x2="10.927cm" svg:y2="7.141cm">
          <text:p/>
        </draw:line>
        <draw:line draw:style-name="gr2" draw:text-style-name="P2" draw:layer="layout" svg:x1="10.851cm" svg:y1="7.224cm" svg:x2="10.923cm" svg:y2="7.224cm">
          <text:p/>
        </draw:line>
        <draw:line draw:style-name="gr2" draw:text-style-name="P2" draw:layer="layout" svg:x1="10.927cm" svg:y1="7.299cm" svg:x2="10.927cm" svg:y2="7.22cm">
          <text:p/>
        </draw:line>
        <draw:line draw:style-name="gr4" draw:text-style-name="P2" draw:layer="layout" svg:x1="9.934cm" svg:y1="8.058cm" svg:x2="9.896cm" svg:y2="8.058cm">
          <text:p/>
        </draw:line>
        <draw:line draw:style-name="gr4" draw:text-style-name="P2" draw:layer="layout" svg:x1="9.915cm" svg:y1="8.078cm" svg:x2="9.915cm" svg:y2="8.038cm">
          <text:p/>
        </draw:line>
        <draw:polyline draw:style-name="gr4" draw:text-style-name="P2" draw:layer="layout" svg:width="0.029cm" svg:height="0.051cm" svg:x="9.846cm" svg:y="8.027cm" svg:viewBox="0 0 30 52" draw:points="2,0 27,0 30,25 27,23 22,21 11,21 5,23 2,25 0,30 0,43 2,48 5,50 11,52 22,52 27,50 30,48">
          <text:p/>
        </draw:polyline>
        <draw:polyline draw:style-name="gr4" draw:text-style-name="P2" draw:layer="layout" svg:width="0.033cm" svg:height="0.051cm" svg:x="9.799cm" svg:y="8.027cm" svg:viewBox="0 0 34 52" draw:points="34,0 17,52 0,0">
          <text:p/>
        </draw:polyline>
        <draw:polyline draw:style-name="gr3" draw:text-style-name="P2" draw:layer="layout" svg:width="0.06cm" svg:height="0.095cm" svg:x="9.099cm" svg:y="7.901cm" svg:viewBox="0 0 61 96" draw:points="61,96 61,0 30,67 0,0 0,96">
          <text:p/>
        </draw:polyline>
        <draw:line draw:style-name="gr3" draw:text-style-name="P2" draw:layer="layout" svg:x1="9.057cm" svg:y1="7.995cm" svg:x2="9.057cm" svg:y2="7.932cm">
          <text:p/>
        </draw:line>
        <draw:polyline draw:style-name="gr3" draw:text-style-name="P2" draw:layer="layout" svg:width="0.009cm" svg:height="0.01cm" svg:x="9.052cm" svg:y="7.901cm" svg:viewBox="0 0 10 11" draw:points="6,0 10,4 6,11 0,4 6,0 6,11">
          <text:p/>
        </draw:polyline>
        <draw:line draw:style-name="gr3" draw:text-style-name="P2" draw:layer="layout" svg:x1="9.013cm" svg:y1="7.932cm" svg:x2="9.013cm" svg:y2="7.995cm">
          <text:p/>
        </draw:line>
        <draw:polyline draw:style-name="gr3" draw:text-style-name="P2" draw:layer="layout" svg:width="0.039cm" svg:height="0.063cm" svg:x="8.975cm" svg:y="7.932cm" svg:viewBox="0 0 40 64" draw:points="40,9 35,5 25,0 13,0 4,5 0,14 0,64">
          <text:p/>
        </draw:polyline>
        <draw:line draw:style-name="gr3" draw:text-style-name="P2" draw:layer="layout" svg:x1="8.932cm" svg:y1="7.995cm" svg:x2="8.932cm" svg:y2="7.932cm">
          <text:p/>
        </draw:line>
        <draw:polyline draw:style-name="gr3" draw:text-style-name="P2" draw:layer="layout" svg:width="0.008cm" svg:height="0.009cm" svg:x="8.928cm" svg:y="7.901cm" svg:viewBox="0 0 9 10" draw:points="5,0 9,4 5,10 0,4 5,0 5,10">
          <text:p/>
        </draw:polyline>
        <draw:polyline draw:style-name="gr3" draw:text-style-name="P2" draw:layer="layout" svg:width="0.043cm" svg:height="0.095cm" svg:x="8.846cm" svg:y="7.901cm" svg:viewBox="0 0 44 96" draw:points="0,96 44,96 44,0">
          <text:p/>
        </draw:polyline>
        <draw:polyline draw:style-name="gr3" draw:text-style-name="P2" draw:layer="layout" svg:width="0.038cm" svg:height="0.063cm" svg:x="8.778cm" svg:y="7.932cm" svg:viewBox="0 0 39 64" draw:points="0,64 0,14 4,5 12,0 30,0 39,5">
          <text:p/>
        </draw:polyline>
        <draw:polyline draw:style-name="gr3" draw:text-style-name="P2" draw:layer="layout" svg:width="0.043cm" svg:height="0.04cm" svg:x="8.778cm" svg:y="7.955cm" svg:viewBox="0 0 44 41" draw:points="0,37 8,41 31,41 39,37 44,27 44,19 39,8 31,4 8,4 0,0">
          <text:p/>
        </draw:polyline>
        <draw:line draw:style-name="gr3" draw:text-style-name="P2" draw:layer="layout" svg:x1="8.735cm" svg:y1="7.996cm" svg:x2="8.735cm" svg:y2="7.901cm">
          <text:p/>
        </draw:line>
        <draw:polyline draw:style-name="gr3" draw:text-style-name="P2" draw:layer="layout" svg:width="0.043cm" svg:height="0.063cm" svg:x="8.692cm" svg:y="7.932cm" svg:viewBox="0 0 44 64" draw:points="44,5 35,0 17,0 8,5 4,9 0,18 0,46 4,56 8,60 17,64 35,64 44,60">
          <text:p/>
        </draw:polyline>
        <draw:line draw:style-name="gr5" draw:text-style-name="P2" draw:layer="layout" svg:x1="8.877cm" svg:y1="7.581cm" svg:x2="8.88cm" svg:y2="7.597cm">
          <text:p/>
        </draw:line>
        <draw:line draw:style-name="gr5" draw:text-style-name="P2" draw:layer="layout" svg:x1="8.879cm" svg:y1="7.596cm" svg:x2="8.885cm" svg:y2="7.606cm">
          <text:p/>
        </draw:line>
        <draw:line draw:style-name="gr5" draw:text-style-name="P2" draw:layer="layout" svg:x1="8.884cm" svg:y1="7.605cm" svg:x2="8.891cm" svg:y2="7.609cm">
          <text:p/>
        </draw:line>
        <draw:line draw:style-name="gr5" draw:text-style-name="P2" draw:layer="layout" svg:x1="8.89cm" svg:y1="7.609cm" svg:x2="8.893cm" svg:y2="7.604cm">
          <text:p/>
        </draw:line>
        <draw:line draw:style-name="gr5" draw:text-style-name="P2" draw:layer="layout" svg:x1="8.892cm" svg:y1="7.606cm" svg:x2="8.896cm" svg:y2="7.594cm">
          <text:p/>
        </draw:line>
        <draw:line draw:style-name="gr5" draw:text-style-name="P2" draw:layer="layout" svg:x1="8.894cm" svg:y1="7.593cm" svg:x2="8.894cm" svg:y2="7.586cm">
          <text:p/>
        </draw:line>
        <draw:line draw:style-name="gr5" draw:text-style-name="P2" draw:layer="layout" svg:x1="8.894cm" svg:y1="7.586cm" svg:x2="8.894cm" svg:y2="7.564cm">
          <text:p/>
        </draw:line>
        <draw:line draw:style-name="gr5" draw:text-style-name="P2" draw:layer="layout" svg:x1="8.894cm" svg:y1="7.564cm" svg:x2="8.93cm" svg:y2="7.564cm">
          <text:p/>
        </draw:line>
        <draw:line draw:style-name="gr5" draw:text-style-name="P2" draw:layer="layout" svg:x1="8.93cm" svg:y1="7.564cm" svg:x2="8.966cm" svg:y2="7.564cm">
          <text:p/>
        </draw:line>
        <draw:line draw:style-name="gr5" draw:text-style-name="P2" draw:layer="layout" svg:x1="8.966cm" svg:y1="7.564cm" svg:x2="8.966cm" svg:y2="7.586cm">
          <text:p/>
        </draw:line>
        <draw:line draw:style-name="gr5" draw:text-style-name="P2" draw:layer="layout" svg:x1="8.966cm" svg:y1="7.586cm" svg:x2="8.967cm" svg:y2="7.599cm">
          <text:p/>
        </draw:line>
        <draw:line draw:style-name="gr5" draw:text-style-name="P2" draw:layer="layout" svg:x1="8.967cm" svg:y1="7.599cm" svg:x2="8.969cm" svg:y2="7.607cm">
          <text:p/>
        </draw:line>
        <draw:line draw:style-name="gr5" draw:text-style-name="P2" draw:layer="layout" svg:x1="8.968cm" svg:y1="7.606cm" svg:x2="8.97cm" svg:y2="7.61cm">
          <text:p/>
        </draw:line>
        <draw:line draw:style-name="gr5" draw:text-style-name="P2" draw:layer="layout" svg:x1="8.969cm" svg:y1="7.609cm" svg:x2="8.979cm" svg:y2="7.604cm">
          <text:p/>
        </draw:line>
        <draw:line draw:style-name="gr5" draw:text-style-name="P2" draw:layer="layout" svg:x1="8.977cm" svg:y1="7.606cm" svg:x2="8.982cm" svg:y2="7.594cm">
          <text:p/>
        </draw:line>
        <draw:line draw:style-name="gr5" draw:text-style-name="P2" draw:layer="layout" svg:x1="8.98cm" svg:y1="7.595cm" svg:x2="8.984cm" svg:y2="7.581cm">
          <text:p/>
        </draw:line>
        <draw:line draw:style-name="gr5" draw:text-style-name="P2" draw:layer="layout" svg:x1="8.983cm" svg:y1="7.581cm" svg:x2="8.983cm" svg:y2="7.564cm">
          <text:p/>
        </draw:line>
        <draw:line draw:style-name="gr5" draw:text-style-name="P2" draw:layer="layout" svg:x1="8.983cm" svg:y1="7.564cm" svg:x2="9.019cm" svg:y2="7.564cm">
          <text:p/>
        </draw:line>
        <draw:line draw:style-name="gr5" draw:text-style-name="P2" draw:layer="layout" svg:x1="9.019cm" svg:y1="7.564cm" svg:x2="9.055cm" svg:y2="7.564cm">
          <text:p/>
        </draw:line>
        <draw:line draw:style-name="gr5" draw:text-style-name="P2" draw:layer="layout" svg:x1="9.055cm" svg:y1="7.564cm" svg:x2="9.055cm" svg:y2="7.584cm">
          <text:p/>
        </draw:line>
        <draw:line draw:style-name="gr5" draw:text-style-name="P2" draw:layer="layout" svg:x1="9.056cm" svg:y1="7.584cm" svg:x2="9.052cm" svg:y2="7.609cm">
          <text:p/>
        </draw:line>
        <draw:line draw:style-name="gr5" draw:text-style-name="P2" draw:layer="layout" svg:x1="9.053cm" svg:y1="7.609cm" svg:x2="9.043cm" svg:y2="7.634cm">
          <text:p/>
        </draw:line>
        <draw:line draw:style-name="gr5" draw:text-style-name="P2" draw:layer="layout" svg:x1="9.044cm" svg:y1="7.632cm" svg:x2="9.033cm" svg:y2="7.648cm">
          <text:p/>
        </draw:line>
        <draw:line draw:style-name="gr5" draw:text-style-name="P2" draw:layer="layout" svg:x1="9.034cm" svg:y1="7.647cm" svg:x2="9.024cm" svg:y2="7.659cm">
          <text:p/>
        </draw:line>
        <draw:line draw:style-name="gr5" draw:text-style-name="P2" draw:layer="layout" svg:x1="9.024cm" svg:y1="7.658cm" svg:x2="9.035cm" svg:y2="7.658cm">
          <text:p/>
        </draw:line>
        <draw:line draw:style-name="gr5" draw:text-style-name="P2" draw:layer="layout" svg:x1="9.035cm" svg:y1="7.658cm" svg:x2="9.047cm" svg:y2="7.658cm">
          <text:p/>
        </draw:line>
        <draw:line draw:style-name="gr5" draw:text-style-name="P2" draw:layer="layout" svg:x1="9.047cm" svg:y1="7.658cm" svg:x2="9.047cm" svg:y2="7.696cm">
          <text:p/>
        </draw:line>
        <draw:line draw:style-name="gr5" draw:text-style-name="P2" draw:layer="layout" svg:x1="9.047cm" svg:y1="7.696cm" svg:x2="9.047cm" svg:y2="7.733cm">
          <text:p/>
        </draw:line>
        <draw:line draw:style-name="gr5" draw:text-style-name="P2" draw:layer="layout" svg:x1="9.047cm" svg:y1="7.732cm" svg:x2="9.035cm" svg:y2="7.732cm">
          <text:p/>
        </draw:line>
        <draw:line draw:style-name="gr5" draw:text-style-name="P2" draw:layer="layout" svg:x1="9.035cm" svg:y1="7.732cm" svg:x2="9.024cm" svg:y2="7.732cm">
          <text:p/>
        </draw:line>
        <draw:line draw:style-name="gr5" draw:text-style-name="P2" draw:layer="layout" svg:x1="9.024cm" svg:y1="7.732cm" svg:x2="9.034cm" svg:y2="7.744cm">
          <text:p/>
        </draw:line>
        <draw:line draw:style-name="gr5" draw:text-style-name="P2" draw:layer="layout" svg:x1="9.033cm" svg:y1="7.743cm" svg:x2="9.046cm" svg:y2="7.763cm">
          <text:p/>
        </draw:line>
        <draw:line draw:style-name="gr5" draw:text-style-name="P2" draw:layer="layout" svg:x1="9.045cm" svg:y1="7.762cm" svg:x2="9.054cm" svg:y2="7.787cm">
          <text:p/>
        </draw:line>
        <draw:line draw:style-name="gr5" draw:text-style-name="P2" draw:layer="layout" svg:x1="9.053cm" svg:y1="7.785cm" svg:x2="9.056cm" svg:y2="7.806cm">
          <text:p/>
        </draw:line>
        <draw:line draw:style-name="gr5" draw:text-style-name="P2" draw:layer="layout" svg:x1="9.055cm" svg:y1="7.806cm" svg:x2="9.055cm" svg:y2="7.827cm">
          <text:p/>
        </draw:line>
        <draw:line draw:style-name="gr5" draw:text-style-name="P2" draw:layer="layout" svg:x1="9.055cm" svg:y1="7.827cm" svg:x2="9.019cm" svg:y2="7.827cm">
          <text:p/>
        </draw:line>
        <draw:line draw:style-name="gr5" draw:text-style-name="P2" draw:layer="layout" svg:x1="9.019cm" svg:y1="7.827cm" svg:x2="8.983cm" svg:y2="7.827cm">
          <text:p/>
        </draw:line>
        <draw:line draw:style-name="gr5" draw:text-style-name="P2" draw:layer="layout" svg:x1="8.983cm" svg:y1="7.827cm" svg:x2="8.983cm" svg:y2="7.81cm">
          <text:p/>
        </draw:line>
        <draw:line draw:style-name="gr5" draw:text-style-name="P2" draw:layer="layout" svg:x1="8.983cm" svg:y1="7.811cm" svg:x2="8.98cm" svg:y2="7.794cm">
          <text:p/>
        </draw:line>
        <draw:line draw:style-name="gr5" draw:text-style-name="P2" draw:layer="layout" svg:x1="8.982cm" svg:y1="7.795cm" svg:x2="8.976cm" svg:y2="7.784cm">
          <text:p/>
        </draw:line>
        <draw:line draw:style-name="gr5" draw:text-style-name="P2" draw:layer="layout" svg:x1="8.977cm" svg:y1="7.785cm" svg:x2="8.969cm" svg:y2="7.781cm">
          <text:p/>
        </draw:line>
        <draw:line draw:style-name="gr5" draw:text-style-name="P2" draw:layer="layout" svg:x1="8.97cm" svg:y1="7.781cm" svg:x2="8.967cm" svg:y2="7.786cm">
          <text:p/>
        </draw:line>
        <draw:line draw:style-name="gr5" draw:text-style-name="P2" draw:layer="layout" svg:x1="8.968cm" svg:y1="7.785cm" svg:x2="8.966cm" svg:y2="7.797cm">
          <text:p/>
        </draw:line>
        <draw:line draw:style-name="gr5" draw:text-style-name="P2" draw:layer="layout" svg:x1="8.966cm" svg:y1="7.796cm" svg:x2="8.966cm" svg:y2="7.803cm">
          <text:p/>
        </draw:line>
        <draw:line draw:style-name="gr5" draw:text-style-name="P2" draw:layer="layout" svg:x1="8.966cm" svg:y1="7.803cm" svg:x2="8.966cm" svg:y2="7.826cm">
          <text:p/>
        </draw:line>
        <draw:line draw:style-name="gr5" draw:text-style-name="P2" draw:layer="layout" svg:x1="8.966cm" svg:y1="7.827cm" svg:x2="8.93cm" svg:y2="7.827cm">
          <text:p/>
        </draw:line>
        <draw:line draw:style-name="gr5" draw:text-style-name="P2" draw:layer="layout" svg:x1="8.93cm" svg:y1="7.827cm" svg:x2="8.894cm" svg:y2="7.827cm">
          <text:p/>
        </draw:line>
        <draw:line draw:style-name="gr5" draw:text-style-name="P2" draw:layer="layout" svg:x1="8.894cm" svg:y1="7.826cm" svg:x2="8.894cm" svg:y2="7.803cm">
          <text:p/>
        </draw:line>
        <draw:line draw:style-name="gr5" draw:text-style-name="P2" draw:layer="layout" svg:x1="8.894cm" svg:y1="7.804cm" svg:x2="8.893cm" svg:y2="7.792cm">
          <text:p/>
        </draw:line>
        <draw:line draw:style-name="gr5" draw:text-style-name="P2" draw:layer="layout" svg:x1="8.895cm" svg:y1="7.792cm" svg:x2="8.891cm" svg:y2="7.783cm">
          <text:p/>
        </draw:line>
        <draw:line draw:style-name="gr5" draw:text-style-name="P2" draw:layer="layout" svg:x1="8.891cm" svg:y1="7.783cm" svg:x2="8.89cm" svg:y2="7.781cm">
          <text:p/>
        </draw:line>
        <draw:line draw:style-name="gr5" draw:text-style-name="P2" draw:layer="layout" svg:x1="8.891cm" svg:y1="7.781cm" svg:x2="8.883cm" svg:y2="7.786cm">
          <text:p/>
        </draw:line>
        <draw:line draw:style-name="gr5" draw:text-style-name="P2" draw:layer="layout" svg:x1="8.885cm" svg:y1="7.785cm" svg:x2="8.878cm" svg:y2="7.797cm">
          <text:p/>
        </draw:line>
        <draw:line draw:style-name="gr5" draw:text-style-name="P2" draw:layer="layout" svg:x1="8.879cm" svg:y1="7.796cm" svg:x2="8.877cm" svg:y2="7.811cm">
          <text:p/>
        </draw:line>
        <draw:line draw:style-name="gr5" draw:text-style-name="P2" draw:layer="layout" svg:x1="8.877cm" svg:y1="7.81cm" svg:x2="8.877cm" svg:y2="7.827cm">
          <text:p/>
        </draw:line>
        <draw:line draw:style-name="gr5" draw:text-style-name="P2" draw:layer="layout" svg:x1="8.877cm" svg:y1="7.827cm" svg:x2="8.841cm" svg:y2="7.827cm">
          <text:p/>
        </draw:line>
        <draw:line draw:style-name="gr5" draw:text-style-name="P2" draw:layer="layout" svg:x1="8.841cm" svg:y1="7.827cm" svg:x2="8.805cm" svg:y2="7.827cm">
          <text:p/>
        </draw:line>
        <draw:line draw:style-name="gr5" draw:text-style-name="P2" draw:layer="layout" svg:x1="8.805cm" svg:y1="7.827cm" svg:x2="8.805cm" svg:y2="7.806cm">
          <text:p/>
        </draw:line>
        <draw:line draw:style-name="gr5" draw:text-style-name="P2" draw:layer="layout" svg:x1="8.805cm" svg:y1="7.806cm" svg:x2="8.809cm" svg:y2="7.781cm">
          <text:p/>
        </draw:line>
        <draw:line draw:style-name="gr5" draw:text-style-name="P2" draw:layer="layout" svg:x1="8.808cm" svg:y1="7.783cm" svg:x2="8.819cm" svg:y2="7.758cm">
          <text:p/>
        </draw:line>
        <draw:line draw:style-name="gr5" draw:text-style-name="P2" draw:layer="layout" svg:x1="8.816cm" svg:y1="7.759cm" svg:x2="8.827cm" svg:y2="7.743cm">
          <text:p/>
        </draw:line>
        <draw:line draw:style-name="gr5" draw:text-style-name="P2" draw:layer="layout" svg:x1="8.827cm" svg:y1="7.744cm" svg:x2="8.837cm" svg:y2="7.732cm">
          <text:p/>
        </draw:line>
        <draw:line draw:style-name="gr5" draw:text-style-name="P2" draw:layer="layout" svg:x1="8.836cm" svg:y1="7.732cm" svg:x2="8.825cm" svg:y2="7.732cm">
          <text:p/>
        </draw:line>
        <draw:line draw:style-name="gr5" draw:text-style-name="P2" draw:layer="layout" svg:x1="8.825cm" svg:y1="7.732cm" svg:x2="8.813cm" svg:y2="7.732cm">
          <text:p/>
        </draw:line>
        <draw:line draw:style-name="gr5" draw:text-style-name="P2" draw:layer="layout" svg:x1="8.813cm" svg:y1="7.733cm" svg:x2="8.813cm" svg:y2="7.696cm">
          <text:p/>
        </draw:line>
        <draw:line draw:style-name="gr5" draw:text-style-name="P2" draw:layer="layout" svg:x1="8.813cm" svg:y1="7.696cm" svg:x2="8.813cm" svg:y2="7.658cm">
          <text:p/>
        </draw:line>
        <draw:line draw:style-name="gr5" draw:text-style-name="P2" draw:layer="layout" svg:x1="8.813cm" svg:y1="7.658cm" svg:x2="8.825cm" svg:y2="7.658cm">
          <text:p/>
        </draw:line>
        <draw:line draw:style-name="gr5" draw:text-style-name="P2" draw:layer="layout" svg:x1="8.825cm" svg:y1="7.658cm" svg:x2="8.836cm" svg:y2="7.658cm">
          <text:p/>
        </draw:line>
        <draw:line draw:style-name="gr5" draw:text-style-name="P2" draw:layer="layout" svg:x1="8.837cm" svg:y1="7.659cm" svg:x2="8.827cm" svg:y2="7.647cm">
          <text:p/>
        </draw:line>
        <draw:line draw:style-name="gr5" draw:text-style-name="P2" draw:layer="layout" svg:x1="8.828cm" svg:y1="7.648cm" svg:x2="8.815cm" svg:y2="7.627cm">
          <text:p/>
        </draw:line>
        <draw:line draw:style-name="gr5" draw:text-style-name="P2" draw:layer="layout" svg:x1="8.816cm" svg:y1="7.628cm" svg:x2="8.807cm" svg:y2="7.604cm">
          <text:p/>
        </draw:line>
        <draw:line draw:style-name="gr5" draw:text-style-name="P2" draw:layer="layout" svg:x1="8.808cm" svg:y1="7.605cm" svg:x2="8.805cm" svg:y2="7.584cm">
          <text:p/>
        </draw:line>
        <draw:line draw:style-name="gr5" draw:text-style-name="P2" draw:layer="layout" svg:x1="8.805cm" svg:y1="7.584cm" svg:x2="8.805cm" svg:y2="7.564cm">
          <text:p/>
        </draw:line>
        <draw:line draw:style-name="gr5" draw:text-style-name="P2" draw:layer="layout" svg:x1="8.805cm" svg:y1="7.564cm" svg:x2="8.841cm" svg:y2="7.564cm">
          <text:p/>
        </draw:line>
        <draw:line draw:style-name="gr5" draw:text-style-name="P2" draw:layer="layout" svg:x1="8.841cm" svg:y1="7.564cm" svg:x2="8.877cm" svg:y2="7.564cm">
          <text:p/>
        </draw:line>
        <draw:line draw:style-name="gr5" draw:text-style-name="P2" draw:layer="layout" svg:x1="8.877cm" svg:y1="7.564cm" svg:x2="8.877cm" svg:y2="7.581cm">
          <text:p/>
        </draw:line>
        <draw:polygon draw:style-name="gr1" draw:text-style-name="P1" draw:layer="layout" svg:width="0.25cm" svg:height="0.263cm" svg:x="8.805cm" svg:y="7.564cm" svg:viewBox="0 0 251 264" draw:points="72,17 74,33 79,42 85,45 87,41 89,30 89,0 161,0 161,22 162,36 163,43 164,45 173,41 177,30 179,17 179,0 251,0 251,20 248,45 239,69 229,84 220,95 243,95 243,169 220,169 229,180 241,198 249,223 251,243 251,264 179,264 179,247 177,231 172,222 164,218 162,223 161,233 161,264 89,264 89,240 88,229 86,221 85,218 78,223 73,233 72,247 72,264 0,264 0,243 3,218 12,194 22,180 31,169 8,169 8,95 31,95 22,84 10,64 2,41 0,20 0,0 72,0">
          <text:p/>
        </draw:polygon>
        <draw:line draw:style-name="gr2" draw:text-style-name="P2" draw:layer="layout" svg:x1="13.377cm" svg:y1="3.125cm" svg:x2="13.377cm" svg:y2="2.862cm">
          <text:p/>
        </draw:line>
        <draw:line draw:style-name="gr2" draw:text-style-name="P2" draw:layer="layout" svg:x1="13.377cm" svg:y1="2.864cm" svg:x2="13.429cm" svg:y2="2.81cm">
          <text:p/>
        </draw:line>
        <draw:line draw:style-name="gr2" draw:text-style-name="P2" draw:layer="layout" svg:x1="14.292cm" svg:y1="2.81cm" svg:x2="14.393cm" svg:y2="2.916cm">
          <text:p/>
        </draw:line>
        <draw:line draw:style-name="gr2" draw:text-style-name="P2" draw:layer="layout" svg:x1="13.377cm" svg:y1="2.81cm" svg:x2="13.428cm" svg:y2="2.81cm">
          <text:p/>
        </draw:line>
        <draw:line draw:style-name="gr2" draw:text-style-name="P2" draw:layer="layout" svg:x1="14.392cm" svg:y1="2.914cm" svg:x2="14.392cm" svg:y2="3.124cm">
          <text:p/>
        </draw:line>
        <draw:line draw:style-name="gr2" draw:text-style-name="P2" draw:layer="layout" svg:x1="13.377cm" svg:y1="3.652cm" svg:x2="13.429cm" svg:y2="3.598cm">
          <text:p/>
        </draw:line>
        <draw:line draw:style-name="gr2" draw:text-style-name="P2" draw:layer="layout" svg:x1="13.428cm" svg:y1="3.598cm" svg:x2="13.477cm" svg:y2="3.598cm">
          <text:p/>
        </draw:line>
        <draw:line draw:style-name="gr2" draw:text-style-name="P2" draw:layer="layout" svg:x1="13.377cm" svg:y1="3.598cm" svg:x2="13.477cm" svg:y2="3.598cm">
          <text:p/>
        </draw:line>
        <draw:line draw:style-name="gr2" draw:text-style-name="P2" draw:layer="layout" svg:x1="14.292cm" svg:y1="3.598cm" svg:x2="13.377cm" svg:y2="3.598cm">
          <text:p/>
        </draw:line>
        <draw:line draw:style-name="gr2" draw:text-style-name="P2" draw:layer="layout" svg:x1="13.377cm" svg:y1="2.076cm" svg:x2="13.429cm" svg:y2="2.022cm">
          <text:p/>
        </draw:line>
        <draw:line draw:style-name="gr2" draw:text-style-name="P2" draw:layer="layout" svg:x1="13.377cm" svg:y1="2.127cm" svg:x2="13.377cm" svg:y2="2.074cm">
          <text:p/>
        </draw:line>
        <draw:line draw:style-name="gr2" draw:text-style-name="P2" draw:layer="layout" svg:x1="13.428cm" svg:y1="2.022cm" svg:x2="13.477cm" svg:y2="2.022cm">
          <text:p/>
        </draw:line>
        <draw:line draw:style-name="gr2" draw:text-style-name="P2" draw:layer="layout" svg:x1="13.377cm" svg:y1="2.127cm" svg:x2="13.377cm" svg:y2="2.022cm">
          <text:p/>
        </draw:line>
        <draw:line draw:style-name="gr2" draw:text-style-name="P2" draw:layer="layout" svg:x1="13.377cm" svg:y1="2.022cm" svg:x2="13.477cm" svg:y2="2.022cm">
          <text:p/>
        </draw:line>
        <draw:line draw:style-name="gr2" draw:text-style-name="P2" draw:layer="layout" svg:x1="13.242cm" svg:y1="2.022cm" svg:x2="13.328cm" svg:y2="2.022cm">
          <text:p/>
        </draw:line>
        <draw:line draw:style-name="gr2" draw:text-style-name="P2" draw:layer="layout" svg:x1="13.378cm" svg:y1="2.076cm" svg:x2="13.328cm" svg:y2="2.022cm">
          <text:p/>
        </draw:line>
        <draw:line draw:style-name="gr2" draw:text-style-name="P2" draw:layer="layout" svg:x1="13.328cm" svg:y1="2.022cm" svg:x2="13.377cm" svg:y2="2.022cm">
          <text:p/>
        </draw:line>
        <draw:line draw:style-name="gr2" draw:text-style-name="P2" draw:layer="layout" svg:x1="12.928cm" svg:y1="2.022cm" svg:x2="13.242cm" svg:y2="2.022cm">
          <text:p/>
        </draw:line>
        <draw:line draw:style-name="gr2" draw:text-style-name="P2" draw:layer="layout" svg:x1="14.292cm" svg:y1="2.81cm" svg:x2="13.292cm" svg:y2="2.81cm">
          <text:p/>
        </draw:line>
        <draw:line draw:style-name="gr2" draw:text-style-name="P2" draw:layer="layout" svg:x1="14.292cm" svg:y1="2.022cm" svg:x2="13.242cm" svg:y2="2.022cm">
          <text:p/>
        </draw:line>
        <draw:line draw:style-name="gr2" draw:text-style-name="P2" draw:layer="layout" svg:x1="13.377cm" svg:y1="2.337cm" svg:x2="13.377cm" svg:y2="2.127cm">
          <text:p/>
        </draw:line>
        <draw:line draw:style-name="gr2" draw:text-style-name="P2" draw:layer="layout" svg:x1="14.392cm" svg:y1="2.127cm" svg:x2="14.392cm" svg:y2="2.337cm">
          <text:p/>
        </draw:line>
        <draw:line draw:style-name="gr2" draw:text-style-name="P2" draw:layer="layout" svg:x1="14.292cm" svg:y1="2.022cm" svg:x2="14.393cm" svg:y2="2.128cm">
          <text:p/>
        </draw:line>
        <draw:line draw:style-name="gr6" draw:text-style-name="P2" draw:layer="layout" svg:x1="8.84cm" svg:y1="4.738cm" svg:x2="8.84cm" svg:y2="4.678cm">
          <text:p/>
        </draw:line>
        <draw:polyline draw:style-name="gr6" draw:text-style-name="P2" draw:layer="layout" svg:width="0.101cm" svg:height="0.029cm" svg:x="8.739cm" svg:y="4.678cm" svg:viewBox="0 0 102 30" draw:points="102,30 0,30 16,20 25,9 30,0">
          <text:p/>
        </draw:polyline>
        <draw:line draw:style-name="gr2" draw:text-style-name="P2" draw:layer="layout" svg:x1="8.808cm" svg:y1="5.167cm" svg:x2="8.808cm" svg:y2="4.967cm">
          <text:p/>
        </draw:line>
        <draw:line draw:style-name="gr2" draw:text-style-name="P2" draw:layer="layout" svg:x1="9.316cm" svg:y1="4.967cm" svg:x2="9.316cm" svg:y2="5.264cm">
          <text:p/>
        </draw:line>
        <draw:line draw:style-name="gr2" draw:text-style-name="P2" draw:layer="layout" svg:x1="9.062cm" svg:y1="5.372cm" svg:x2="9.062cm" svg:y2="4.967cm">
          <text:p/>
        </draw:line>
        <draw:line draw:style-name="gr2" draw:text-style-name="P2" draw:layer="layout" svg:x1="8.728cm" svg:y1="5.435cm" svg:x2="8.728cm" svg:y2="5.822cm">
          <text:p/>
        </draw:line>
        <draw:line draw:style-name="gr2" draw:text-style-name="P2" draw:layer="layout" svg:x1="8.728cm" svg:y1="5.434cm" svg:x2="8.728cm" svg:y2="5.25cm">
          <text:p/>
        </draw:line>
        <draw:line draw:style-name="gr2" draw:text-style-name="P2" draw:layer="layout" svg:x1="8.728cm" svg:y1="5.251cm" svg:x2="8.809cm" svg:y2="5.166cm">
          <text:p/>
        </draw:line>
        <draw:line draw:style-name="gr2" draw:text-style-name="P2" draw:layer="layout" svg:x1="9.477cm" svg:y1="5.435cm" svg:x2="9.527cm" svg:y2="5.435cm">
          <text:p/>
        </draw:line>
        <draw:line draw:style-name="gr2" draw:text-style-name="P2" draw:layer="layout" svg:x1="9.316cm" svg:y1="5.264cm" svg:x2="9.478cm" svg:y2="5.435cm">
          <text:p/>
        </draw:line>
        <draw:line draw:style-name="gr2" draw:text-style-name="P2" draw:layer="layout" svg:x1="9.027cm" svg:y1="5.41cm" svg:x2="9.062cm" svg:y2="5.373cm">
          <text:p/>
        </draw:line>
        <draw:line draw:style-name="gr2" draw:text-style-name="P2" draw:layer="layout" svg:x1="9.027cm" svg:y1="5.822cm" svg:x2="9.027cm" svg:y2="5.408cm">
          <text:p/>
        </draw:line>
        <draw:line draw:style-name="gr2" draw:text-style-name="P2" draw:layer="layout" svg:x1="8.728cm" svg:y1="3.702cm" svg:x2="8.802cm" svg:y2="3.702cm">
          <text:p/>
        </draw:line>
        <draw:line draw:style-name="gr2" draw:text-style-name="P2" draw:layer="layout" svg:x1="8.802cm" svg:y1="3.702cm" svg:x2="9.063cm" svg:y2="3.975cm">
          <text:p/>
        </draw:line>
        <draw:line draw:style-name="gr2" draw:text-style-name="P2" draw:layer="layout" svg:x1="9.062cm" svg:y1="3.974cm" svg:x2="9.062cm" svg:y2="4.167cm">
          <text:p/>
        </draw:line>
        <draw:line draw:style-name="gr2" draw:text-style-name="P2" draw:layer="layout" svg:x1="8.808cm" svg:y1="4.389cm" svg:x2="8.929cm" svg:y2="4.516cm">
          <text:p/>
        </draw:line>
        <draw:line draw:style-name="gr2" draw:text-style-name="P2" draw:layer="layout" svg:x1="8.808cm" svg:y1="4.167cm" svg:x2="8.808cm" svg:y2="4.39cm">
          <text:p/>
        </draw:line>
        <draw:line draw:style-name="gr2" draw:text-style-name="P2" draw:layer="layout" svg:x1="10.353cm" svg:y1="3.756cm" svg:x2="10.347cm" svg:y2="3.75cm">
          <text:p/>
        </draw:line>
        <draw:line draw:style-name="gr2" draw:text-style-name="P2" draw:layer="layout" svg:x1="10.078cm" svg:y1="4.167cm" svg:x2="10.078cm" svg:y2="3.991cm">
          <text:p/>
        </draw:line>
        <draw:line draw:style-name="gr2" draw:text-style-name="P2" draw:layer="layout" svg:x1="10.352cm" svg:y1="3.781cm" svg:x2="10.352cm" svg:y2="3.755cm">
          <text:p/>
        </draw:line>
        <draw:line draw:style-name="gr2" draw:text-style-name="P2" draw:layer="layout" svg:x1="10.851cm" svg:y1="4.517cm" svg:x2="10.927cm" svg:y2="4.437cm">
          <text:p/>
        </draw:line>
        <draw:line draw:style-name="gr2" draw:text-style-name="P2" draw:layer="layout" svg:x1="10.927cm" svg:y1="4.516cm" svg:x2="10.927cm" svg:y2="4.437cm">
          <text:p/>
        </draw:line>
        <draw:line draw:style-name="gr2" draw:text-style-name="P2" draw:layer="layout" svg:x1="10.927cm" svg:y1="4.621cm" svg:x2="10.927cm" svg:y2="4.516cm">
          <text:p/>
        </draw:line>
        <draw:line draw:style-name="gr2" draw:text-style-name="P2" draw:layer="layout" svg:x1="10.408cm" svg:y1="4.168cm" svg:x2="10.657cm" svg:y2="3.907cm">
          <text:p/>
        </draw:line>
        <draw:line draw:style-name="gr2" draw:text-style-name="P2" draw:layer="layout" svg:x1="10.332cm" svg:y1="4.167cm" svg:x2="10.409cm" svg:y2="4.167cm">
          <text:p/>
        </draw:line>
        <draw:line draw:style-name="gr2" draw:text-style-name="P2" draw:layer="layout" svg:x1="9.823cm" svg:y1="5.115cm" svg:x2="10.127cm" svg:y2="5.435cm">
          <text:p/>
        </draw:line>
        <draw:line draw:style-name="gr2" draw:text-style-name="P2" draw:layer="layout" svg:x1="9.823cm" svg:y1="4.967cm" svg:x2="9.823cm" svg:y2="5.115cm">
          <text:p/>
        </draw:line>
        <draw:line draw:style-name="gr2" draw:text-style-name="P2" draw:layer="layout" svg:x1="9.528cm" svg:y1="4.974cm" svg:x2="9.523cm" svg:y2="4.967cm">
          <text:p/>
        </draw:line>
        <draw:line draw:style-name="gr2" draw:text-style-name="P2" draw:layer="layout" svg:x1="9.569cm" svg:y1="4.967cm" svg:x2="9.569cm" svg:y2="5.137cm">
          <text:p/>
        </draw:line>
        <draw:line draw:style-name="gr2" draw:text-style-name="P2" draw:layer="layout" svg:x1="9.569cm" svg:y1="5.138cm" svg:x2="9.848cm" svg:y2="5.431cm">
          <text:p/>
        </draw:line>
        <draw:line draw:style-name="gr2" draw:text-style-name="P2" draw:layer="layout" svg:x1="8.928cm" svg:y1="4.516cm" svg:x2="10.852cm" svg:y2="4.516cm">
          <text:p/>
        </draw:line>
        <draw:line draw:style-name="gr2" draw:text-style-name="P2" draw:layer="layout" svg:x1="10.153cm" svg:y1="5.198cm" svg:x2="10.502cm" svg:y2="5.198cm">
          <text:p/>
        </draw:line>
        <draw:line draw:style-name="gr2" draw:text-style-name="P2" draw:layer="layout" svg:x1="10.078cm" svg:y1="4.967cm" svg:x2="10.078cm" svg:y2="5.119cm">
          <text:p/>
        </draw:line>
        <draw:line draw:style-name="gr2" draw:text-style-name="P2" draw:layer="layout" svg:x1="10.501cm" svg:y1="5.198cm" svg:x2="10.652cm" svg:y2="5.357cm">
          <text:p/>
        </draw:line>
        <draw:line draw:style-name="gr2" draw:text-style-name="P2" draw:layer="layout" svg:x1="10.078cm" svg:y1="5.12cm" svg:x2="10.154cm" svg:y2="5.2cm">
          <text:p/>
        </draw:line>
        <draw:line draw:style-name="gr2" draw:text-style-name="P2" draw:layer="layout" svg:x1="9.569cm" svg:y1="3.956cm" svg:x2="9.569cm" svg:y2="4.167cm">
          <text:p/>
        </draw:line>
        <draw:line draw:style-name="gr2" draw:text-style-name="P2" draw:layer="layout" svg:x1="9.822cm" svg:y1="4.166cm" svg:x2="9.824cm" svg:y2="4.167cm">
          <text:p/>
        </draw:line>
        <draw:line draw:style-name="gr2" draw:text-style-name="P2" draw:layer="layout" svg:x1="9.827cm" svg:y1="4.163cm" svg:x2="9.823cm" svg:y2="4.169cm">
          <text:p/>
        </draw:line>
        <draw:line draw:style-name="gr2" draw:text-style-name="P2" draw:layer="layout" svg:x1="9.317cm" svg:y1="4.032cm" svg:x2="9.032cm" svg:y2="3.734cm">
          <text:p/>
        </draw:line>
        <draw:line draw:style-name="gr2" draw:text-style-name="P2" draw:layer="layout" svg:x1="9.316cm" svg:y1="4.167cm" svg:x2="9.316cm" svg:y2="4.031cm">
          <text:p/>
        </draw:line>
        <draw:line draw:style-name="gr4" draw:text-style-name="P2" draw:layer="layout" svg:x1="9.934cm" svg:y1="1.076cm" svg:x2="9.896cm" svg:y2="1.076cm">
          <text:p/>
        </draw:line>
        <draw:line draw:style-name="gr4" draw:text-style-name="P2" draw:layer="layout" svg:x1="9.915cm" svg:y1="1.096cm" svg:x2="9.915cm" svg:y2="1.056cm">
          <text:p/>
        </draw:line>
        <draw:polyline draw:style-name="gr4" draw:text-style-name="P2" draw:layer="layout" svg:width="0.029cm" svg:height="0.052cm" svg:x="9.846cm" svg:y="1.044cm" svg:viewBox="0 0 30 53" draw:points="2,0 27,0 30,24 27,22 22,20 11,20 5,22 2,24 0,29 0,43 2,48 5,50 11,53 22,53 27,50 30,48">
          <text:p/>
        </draw:polyline>
        <draw:polyline draw:style-name="gr4" draw:text-style-name="P2" draw:layer="layout" svg:width="0.033cm" svg:height="0.052cm" svg:x="9.799cm" svg:y="1.044cm" svg:viewBox="0 0 34 53" draw:points="34,0 17,53 0,0">
          <text:p/>
        </draw:polyline>
        <draw:line draw:style-name="gr2" draw:text-style-name="P2" draw:layer="layout" svg:x1="10.652cm" svg:y1="1.313cm" svg:x2="9.827cm" svg:y2="1.313cm">
          <text:p/>
        </draw:line>
        <draw:line draw:style-name="gr2" draw:text-style-name="P2" draw:layer="layout" svg:x1="10.851cm" svg:y1="1.947cm" svg:x2="10.851cm" svg:y2="1.943cm">
          <text:p/>
        </draw:line>
        <draw:line draw:style-name="gr2" draw:text-style-name="P2" draw:layer="layout" svg:x1="8.857cm" svg:y1="1.948cm" svg:x2="10.852cm" svg:y2="1.948cm">
          <text:p/>
        </draw:line>
        <draw:line draw:style-name="gr2" draw:text-style-name="P2" draw:layer="layout" svg:x1="10.928cm" svg:y1="1.603cm" svg:x2="10.652cm" svg:y2="1.313cm">
          <text:p/>
        </draw:line>
        <draw:line draw:style-name="gr2" draw:text-style-name="P2" draw:layer="layout" svg:x1="10.352cm" svg:y1="3.341cm" svg:x2="10.352cm" svg:y2="3.702cm">
          <text:p/>
        </draw:line>
        <draw:line draw:style-name="gr2" draw:text-style-name="P2" draw:layer="layout" svg:x1="10.358cm" svg:y1="3.347cm" svg:x2="10.352cm" svg:y2="3.341cm">
          <text:p/>
        </draw:line>
        <draw:line draw:style-name="gr2" draw:text-style-name="P2" draw:layer="layout" svg:x1="10.078cm" svg:y1="3.992cm" svg:x2="10.353cm" svg:y2="3.702cm">
          <text:p/>
        </draw:line>
        <draw:line draw:style-name="gr2" draw:text-style-name="P2" draw:layer="layout" svg:x1="9.527cm" svg:y1="3.913cm" svg:x2="9.57cm" svg:y2="3.958cm">
          <text:p/>
        </draw:line>
        <draw:line draw:style-name="gr2" draw:text-style-name="P2" draw:layer="layout" svg:x1="9.823cm" svg:y1="4.167cm" svg:x2="9.823cm" svg:y2="3.345cm">
          <text:p/>
        </draw:line>
        <draw:line draw:style-name="gr2" draw:text-style-name="P2" draw:layer="layout" svg:x1="9.823cm" svg:y1="3.346cm" svg:x2="9.827cm" svg:y2="3.341cm">
          <text:p/>
        </draw:line>
        <draw:line draw:style-name="gr2" draw:text-style-name="P2" draw:layer="layout" svg:x1="10.927cm" svg:y1="1.944cm" svg:x2="10.927cm" svg:y2="1.865cm">
          <text:p/>
        </draw:line>
        <draw:line draw:style-name="gr2" draw:text-style-name="P2" draw:layer="layout" svg:x1="10.851cm" svg:y1="1.948cm" svg:x2="10.856cm" svg:y2="1.948cm">
          <text:p/>
        </draw:line>
        <draw:line draw:style-name="gr2" draw:text-style-name="P2" draw:layer="layout" svg:x1="10.851cm" svg:y1="1.948cm" svg:x2="10.922cm" svg:y2="1.948cm">
          <text:p/>
        </draw:line>
        <draw:line draw:style-name="gr2" draw:text-style-name="P2" draw:layer="layout" svg:x1="10.857cm" svg:y1="1.948cm" svg:x2="10.928cm" svg:y2="2.024cm">
          <text:p/>
        </draw:line>
        <draw:line draw:style-name="gr2" draw:text-style-name="P2" draw:layer="layout" svg:x1="10.927cm" svg:y1="1.865cm" svg:x2="10.927cm" svg:y2="1.602cm">
          <text:p/>
        </draw:line>
        <draw:line draw:style-name="gr2" draw:text-style-name="P2" draw:layer="layout" svg:x1="10.851cm" svg:y1="1.945cm" svg:x2="10.927cm" svg:y2="1.865cm">
          <text:p/>
        </draw:line>
        <draw:line draw:style-name="gr2" draw:text-style-name="P2" draw:layer="layout" svg:x1="10.657cm" svg:y1="2.54cm" svg:x2="10.657cm" svg:y2="2.371cm">
          <text:p/>
        </draw:line>
        <draw:line draw:style-name="gr2" draw:text-style-name="P2" draw:layer="layout" svg:x1="10.657cm" svg:y1="2.373cm" svg:x2="10.501cm" svg:y2="2.209cm">
          <text:p/>
        </draw:line>
        <draw:polygon draw:style-name="gr1" draw:text-style-name="P1" draw:layer="layout" svg:width="0.035cm" svg:height="0.08cm" svg:x="9cm" svg:y="1.3cm" svg:viewBox="0 0 36 81" draw:points="0,0 4,0 36,81">
          <text:p/>
        </draw:polygon>
        <draw:polygon draw:style-name="gr1" draw:text-style-name="P1" draw:layer="layout" svg:width="0.003cm" svg:height="0.005cm" svg:x="9.047cm" svg:y="1.398cm" svg:viewBox="0 0 4 6" draw:points="0,0 4,0 4,6">
          <text:p/>
        </draw:polygon>
        <draw:polygon draw:style-name="gr1" draw:text-style-name="P1" draw:layer="layout" svg:width="0.029cm" svg:height="0.005cm" svg:x="9.02cm" svg:y="1.398cm" svg:viewBox="0 0 30 6" draw:points="30,6 0,6 0,0">
          <text:p/>
        </draw:polygon>
        <draw:polygon draw:style-name="gr1" draw:text-style-name="P1" draw:layer="layout" svg:width="0.003cm" svg:height="0.008cm" svg:x="9.025cm" svg:y="1.373cm" svg:viewBox="0 0 4 9" draw:points="4,9 2,5 0,0">
          <text:p/>
        </draw:polygon>
        <draw:polygon draw:style-name="gr1" draw:text-style-name="P1" draw:layer="layout" svg:width="0.006cm" svg:height="0.005cm" svg:x="8.994cm" svg:y="1.397cm" svg:viewBox="0 0 7 6" draw:points="0,0 7,1 7,6">
          <text:p/>
        </draw:polygon>
        <draw:polygon draw:style-name="gr1" draw:text-style-name="P1" draw:layer="layout" svg:width="0.046cm" svg:height="0.005cm" svg:x="8.953cm" svg:y="1.398cm" svg:viewBox="0 0 47 6" draw:points="47,6 0,6 0,0">
          <text:p/>
        </draw:polygon>
        <draw:polygon draw:style-name="gr1" draw:text-style-name="P1" draw:layer="layout" svg:width="0.027cm" svg:height="0.011cm" svg:x="8.969cm" svg:y="1.367cm" svg:viewBox="0 0 28 12" draw:points="0,12 4,0 28,0">
          <text:p/>
        </draw:polygon>
        <draw:polygon draw:style-name="gr1" draw:text-style-name="P1" draw:layer="layout" svg:width="0.037cm" svg:height="0.037cm" svg:x="8.973cm" svg:y="1.33cm" svg:viewBox="0 0 38 38" draw:points="38,0 24,38 0,38">
          <text:p/>
        </draw:polygon>
        <draw:polygon draw:style-name="gr1" draw:text-style-name="P1" draw:layer="layout" svg:width="0.037cm" svg:height="0.086cm" svg:x="9cm" svg:y="1.3cm" svg:viewBox="0 0 38 87" draw:points="0,0 35,81 38,87">
          <text:p/>
        </draw:polygon>
        <draw:polygon draw:style-name="gr1" draw:text-style-name="P1" draw:layer="layout" svg:width="0.006cm" svg:height="0.006cm" svg:x="9.043cm" svg:y="1.396cm" svg:viewBox="0 0 7 7" draw:points="0,0 5,2 7,7">
          <text:p/>
        </draw:polygon>
        <draw:polygon draw:style-name="gr1" draw:text-style-name="P1" draw:layer="layout" svg:width="0.029cm" svg:height="0.005cm" svg:x="9.02cm" svg:y="1.397cm" svg:viewBox="0 0 30 6" draw:points="30,6 0,1 5,0">
          <text:p/>
        </draw:polygon>
        <draw:polygon draw:style-name="gr1" draw:text-style-name="P1" draw:layer="layout" svg:width="0.009cm" svg:height="0.005cm" svg:x="8.99cm" svg:y="1.397cm" svg:viewBox="0 0 10 6" draw:points="0,0 5,0 10,6">
          <text:p/>
        </draw:polygon>
        <draw:polygon draw:style-name="gr1" draw:text-style-name="P1" draw:layer="layout" svg:width="0.046cm" svg:height="0.005cm" svg:x="8.953cm" svg:y="1.397cm" svg:viewBox="0 0 47 6" draw:points="47,6 0,1 6,0">
          <text:p/>
        </draw:polygon>
        <draw:polygon draw:style-name="gr1" draw:text-style-name="P1" draw:layer="layout" svg:width="0.029cm" svg:height="0.015cm" svg:x="8.967cm" svg:y="1.367cm" svg:viewBox="0 0 30 16" draw:points="0,16 2,12 30,0">
          <text:p/>
        </draw:polygon>
        <draw:polygon draw:style-name="gr1" draw:text-style-name="P1" draw:layer="layout" svg:width="0.037cm" svg:height="0.067cm" svg:x="8.973cm" svg:y="1.3cm" svg:viewBox="0 0 38 68" draw:points="38,32 0,68 28,0">
          <text:p/>
        </draw:polygon>
        <draw:polygon draw:style-name="gr1" draw:text-style-name="P1" draw:layer="layout" svg:width="0.024cm" svg:height="0.006cm" svg:x="9.025cm" svg:y="1.396cm" svg:viewBox="0 0 25 7" draw:points="19,0 25,7 0,1">
          <text:p/>
        </draw:polygon>
        <draw:polygon draw:style-name="gr1" draw:text-style-name="P1" draw:layer="layout" svg:width="0.04cm" svg:height="0.005cm" svg:x="8.959cm" svg:y="1.397cm" svg:viewBox="0 0 41 6" draw:points="32,0 41,6 0,0">
          <text:p/>
        </draw:polygon>
        <draw:polygon draw:style-name="gr1" draw:text-style-name="P1" draw:layer="layout" svg:width="0.032cm" svg:height="0.02cm" svg:x="8.964cm" svg:y="1.367cm" svg:viewBox="0 0 33 21" draw:points="0,21 3,16 33,0">
          <text:p/>
        </draw:polygon>
        <draw:polygon draw:style-name="gr1" draw:text-style-name="P1" draw:layer="layout" svg:width="0.023cm" svg:height="0.067cm" svg:x="9cm" svg:y="1.3cm" svg:viewBox="0 0 24 68" draw:points="24,68 11,32 0,0">
          <text:p/>
        </draw:polygon>
        <draw:polygon draw:style-name="gr1" draw:text-style-name="P1" draw:layer="layout" svg:width="0.018cm" svg:height="0.002cm" svg:x="9.025cm" svg:y="1.395cm" svg:viewBox="0 0 19 3" draw:points="19,2 0,3 5,0">
          <text:p/>
        </draw:polygon>
        <draw:polygon draw:style-name="gr1" draw:text-style-name="P1" draw:layer="layout" svg:width="0.031cm" svg:height="0.004cm" svg:x="8.959cm" svg:y="1.393cm" svg:viewBox="0 0 32 5" draw:points="29,0 32,5 0,5">
          <text:p/>
        </draw:polygon>
        <draw:polygon draw:style-name="gr1" draw:text-style-name="P1" draw:layer="layout" svg:width="0.034cm" svg:height="0.025cm" svg:x="8.962cm" svg:y="1.367cm" svg:viewBox="0 0 35 26" draw:points="0,26 2,21 35,0">
          <text:p/>
        </draw:polygon>
        <draw:polygon draw:style-name="gr1" draw:text-style-name="P1" draw:layer="layout" svg:width="0.037cm" svg:height="0.086cm" svg:x="9cm" svg:y="1.3cm" svg:viewBox="0 0 38 87" draw:points="23,68 0,0 38,87">
          <text:p/>
        </draw:polygon>
        <draw:polygon draw:style-name="gr1" draw:text-style-name="P1" draw:layer="layout" svg:width="0.013cm" svg:height="0.004cm" svg:x="9.03cm" svg:y="1.392cm" svg:viewBox="0 0 14 5" draw:points="10,0 14,5 0,4">
          <text:p/>
        </draw:polygon>
        <draw:polygon draw:style-name="gr1" draw:text-style-name="P1" draw:layer="layout" svg:width="0.029cm" svg:height="0.011cm" svg:x="8.959cm" svg:y="1.387cm" svg:viewBox="0 0 30 12" draw:points="30,0 29,6 0,12">
          <text:p/>
        </draw:polygon>
        <draw:polygon draw:style-name="gr1" draw:text-style-name="P1" draw:layer="layout" svg:width="0.037cm" svg:height="0.029cm" svg:x="8.959cm" svg:y="1.367cm" svg:viewBox="0 0 38 30" draw:points="0,30 3,26 38,0">
          <text:p/>
        </draw:polygon>
        <draw:polygon draw:style-name="gr1" draw:text-style-name="P1" draw:layer="layout" svg:width="0.016cm" svg:height="0.024cm" svg:x="9.023cm" svg:y="1.367cm" svg:viewBox="0 0 17 25" draw:points="0,0 15,19 17,25">
          <text:p/>
        </draw:polygon>
        <draw:polygon draw:style-name="gr1" draw:text-style-name="P1" draw:layer="layout" svg:width="0.009cm" svg:height="0.003cm" svg:x="9.03cm" svg:y="1.392cm" svg:viewBox="0 0 10 4" draw:points="10,0 0,4 2,0">
          <text:p/>
        </draw:polygon>
        <draw:polygon draw:style-name="gr1" draw:text-style-name="P1" draw:layer="layout" svg:width="0.031cm" svg:height="0.014cm" svg:x="8.959cm" svg:y="1.383cm" svg:viewBox="0 0 32 15" draw:points="32,0 30,4 0,15">
          <text:p/>
        </draw:polygon>
        <draw:polygon draw:style-name="gr1" draw:text-style-name="P1" draw:layer="layout" svg:width="0.008cm" svg:height="0.005cm" svg:x="9.031cm" svg:y="1.386cm" svg:viewBox="0 0 9 6" draw:points="9,6 1,6 0,0">
          <text:p/>
        </draw:polygon>
        <draw:polygon draw:style-name="gr1" draw:text-style-name="P1" draw:layer="layout" svg:width="0.033cm" svg:height="0.019cm" svg:x="8.959cm" svg:y="1.378cm" svg:viewBox="0 0 34 20" draw:points="34,0 32,5 0,20">
          <text:p/>
        </draw:polygon>
        <draw:polygon draw:style-name="gr1" draw:text-style-name="P1" draw:layer="layout" svg:width="0.011cm" svg:height="0.011cm" svg:x="9.028cm" svg:y="1.381cm" svg:viewBox="0 0 12 12" draw:points="12,12 3,6 0,0">
          <text:p/>
        </draw:polygon>
        <draw:polygon draw:style-name="gr1" draw:text-style-name="P1" draw:layer="layout" svg:width="0.035cm" svg:height="0.024cm" svg:x="8.959cm" svg:y="1.373cm" svg:viewBox="0 0 36 25" draw:points="36,0 34,5 0,25">
          <text:p/>
        </draw:polygon>
        <draw:polygon draw:style-name="gr1" draw:text-style-name="P1" draw:layer="layout" svg:width="0.016cm" svg:height="0.024cm" svg:x="9.023cm" svg:y="1.367cm" svg:viewBox="0 0 17 25" draw:points="0,0 17,25 6,14">
          <text:p/>
        </draw:polygon>
        <draw:polygon draw:style-name="gr1" draw:text-style-name="P1" draw:layer="layout" svg:width="0.037cm" svg:height="0.029cm" svg:x="8.959cm" svg:y="1.367cm" svg:viewBox="0 0 38 30" draw:points="36,5 0,30 38,0">
          <text:p/>
        </draw:polygon>
        <draw:polygon draw:style-name="gr1" draw:text-style-name="P1" draw:layer="layout" svg:width="0.005cm" svg:height="0.014cm" svg:x="9.023cm" svg:y="1.367cm" svg:viewBox="0 0 6 15" draw:points="0,0 6,15 3,5">
          <text:p/>
        </draw:polygon>
        <draw:polygon draw:style-name="gr1" draw:text-style-name="P1" draw:layer="layout" svg:width="0.031cm" svg:height="0.005cm" svg:x="8.994cm" svg:y="1.367cm" svg:viewBox="0 0 32 6" draw:points="32,6 0,6 2,0">
          <text:p/>
        </draw:polygon>
        <draw:polygon draw:style-name="gr1" draw:text-style-name="P1" draw:layer="layout" svg:width="0.029cm" svg:height="0.005cm" svg:x="8.996cm" svg:y="1.367cm" svg:viewBox="0 0 30 6" draw:points="0,0 27,0 30,6">
          <text:p/>
        </draw:polygon>
        <draw:polygon draw:style-name="gr1" draw:text-style-name="P1" draw:layer="layout" svg:width="0.007cm" svg:height="0cm" svg:x="8.928cm" svg:y="1.378cm" svg:viewBox="0 0 8 1" draw:points="0,1 4,0 8,1">
          <text:p/>
        </draw:polygon>
        <draw:polygon draw:style-name="gr1" draw:text-style-name="P1" draw:layer="layout" svg:width="0.007cm" svg:height="0.008cm" svg:x="8.936cm" svg:y="1.379cm" svg:viewBox="0 0 8 9" draw:points="0,0 5,5 8,9">
          <text:p/>
        </draw:polygon>
        <draw:polygon draw:style-name="gr1" draw:text-style-name="P1" draw:layer="layout" svg:width="0.001cm" svg:height="0.008cm" svg:x="8.942cm" svg:y="1.387cm" svg:viewBox="0 0 2 9" draw:points="2,0 2,3 0,9">
          <text:p/>
        </draw:polygon>
        <draw:polygon draw:style-name="gr1" draw:text-style-name="P1" draw:layer="layout" svg:width="0.009cm" svg:height="0.007cm" svg:x="8.934cm" svg:y="1.396cm" svg:viewBox="0 0 10 8" draw:points="10,0 6,5 0,8">
          <text:p/>
        </draw:polygon>
        <draw:polygon draw:style-name="gr1" draw:text-style-name="P1" draw:layer="layout" svg:width="0.008cm" svg:height="0.001cm" svg:x="8.926cm" svg:y="1.401cm" svg:viewBox="0 0 9 2" draw:points="9,2 7,2 0,0">
          <text:p/>
        </draw:polygon>
        <draw:polygon draw:style-name="gr1" draw:text-style-name="P1" draw:layer="layout" svg:width="0.006cm" svg:height="0.008cm" svg:x="8.92cm" svg:y="1.394cm" svg:viewBox="0 0 7 9" draw:points="7,9 2,5 0,0">
          <text:p/>
        </draw:polygon>
        <draw:polygon draw:style-name="gr1" draw:text-style-name="P1" draw:layer="layout" svg:width="0.003cm" svg:height="0.01cm" svg:x="8.919cm" svg:y="1.385cm" svg:viewBox="0 0 4 11" draw:points="2,11 0,7 4,0">
          <text:p/>
        </draw:polygon>
        <draw:polygon draw:style-name="gr1" draw:text-style-name="P1" draw:layer="layout" svg:width="0.007cm" svg:height="0.006cm" svg:x="8.921cm" svg:y="1.379cm" svg:viewBox="0 0 8 7" draw:points="0,7 3,3 8,0">
          <text:p/>
        </draw:polygon>
        <draw:polygon draw:style-name="gr1" draw:text-style-name="P1" draw:layer="layout" svg:width="0.015cm" svg:height="0.008cm" svg:x="8.928cm" svg:y="1.379cm" svg:viewBox="0 0 16 9" draw:points="0,0 8,0 16,9">
          <text:p/>
        </draw:polygon>
        <draw:polygon draw:style-name="gr1" draw:text-style-name="P1" draw:layer="layout" svg:width="0.009cm" svg:height="0.016cm" svg:x="8.934cm" svg:y="1.387cm" svg:viewBox="0 0 10 17" draw:points="10,0 9,9 0,17">
          <text:p/>
        </draw:polygon>
        <draw:polygon draw:style-name="gr1" draw:text-style-name="P1" draw:layer="layout" svg:width="0.014cm" svg:height="0.01cm" svg:x="8.92cm" svg:y="1.394cm" svg:viewBox="0 0 15 11" draw:points="15,11 7,9 0,0">
          <text:p/>
        </draw:polygon>
        <draw:polygon draw:style-name="gr1" draw:text-style-name="P1" draw:layer="layout" svg:width="0.008cm" svg:height="0.015cm" svg:x="8.92cm" svg:y="1.379cm" svg:viewBox="0 0 9 16" draw:points="0,16 2,6 9,0">
          <text:p/>
        </draw:polygon>
        <draw:polygon draw:style-name="gr1" draw:text-style-name="P1" draw:layer="layout" svg:width="0.015cm" svg:height="0.024cm" svg:x="8.928cm" svg:y="1.379cm" svg:viewBox="0 0 16 25" draw:points="0,0 16,8 6,25">
          <text:p/>
        </draw:polygon>
        <draw:polygon draw:style-name="gr1" draw:text-style-name="P1" draw:layer="layout" svg:width="0.014cm" svg:height="0.024cm" svg:x="8.92cm" svg:y="1.379cm" svg:viewBox="0 0 15 25" draw:points="15,25 0,16 9,0">
          <text:p/>
        </draw:polygon>
        <draw:polygon draw:style-name="gr1" draw:text-style-name="P1" draw:layer="layout" svg:width="0.044cm" svg:height="0.004cm" svg:x="8.867cm" svg:y="1.301cm" svg:viewBox="0 0 45 5" draw:points="0,0 45,0 45,5">
          <text:p/>
        </draw:polygon>
        <draw:polygon draw:style-name="gr1" draw:text-style-name="P1" draw:layer="layout" svg:width="0.003cm" svg:height="0cm" svg:x="8.907cm" svg:y="1.397cm" svg:viewBox="0 0 4 1" draw:points="0,0 1,0 4,1">
          <text:p/>
        </draw:polygon>
        <draw:polygon draw:style-name="gr1" draw:text-style-name="P1" draw:layer="layout" svg:width="0.046cm" svg:height="0.005cm" svg:x="8.865cm" svg:y="1.398cm" svg:viewBox="0 0 47 6" draw:points="47,0 47,6 0,6">
          <text:p/>
        </draw:polygon>
        <draw:polygon draw:style-name="gr1" draw:text-style-name="P1" draw:layer="layout" svg:width="0.005cm" svg:height="0.005cm" svg:x="8.865cm" svg:y="1.397cm" svg:viewBox="0 0 6 6" draw:points="0,6 0,1 6,0">
          <text:p/>
        </draw:polygon>
        <draw:polygon draw:style-name="gr1" draw:text-style-name="P1" draw:layer="layout" svg:width="0.011cm" svg:height="0.001cm" svg:x="8.856cm" svg:y="1.356cm" svg:viewBox="0 0 12 2" draw:points="12,2 5,0 0,0">
          <text:p/>
        </draw:polygon>
        <draw:polygon draw:style-name="gr1" draw:text-style-name="P1" draw:layer="layout" svg:width="0.008cm" svg:height="0.002cm" svg:x="8.848cm" svg:y="1.353cm" svg:viewBox="0 0 9 3" draw:points="9,3 4,1 0,0">
          <text:p/>
        </draw:polygon>
        <draw:polygon draw:style-name="gr1" draw:text-style-name="P1" draw:layer="layout" svg:width="0.01cm" svg:height="0.006cm" svg:x="8.838cm" svg:y="1.347cm" svg:viewBox="0 0 11 7" draw:points="11,7 6,3 0,0">
          <text:p/>
        </draw:polygon>
        <draw:polygon draw:style-name="gr1" draw:text-style-name="P1" draw:layer="layout" svg:width="0.006cm" svg:height="0.01cm" svg:x="8.832cm" svg:y="1.337cm" svg:viewBox="0 0 7 11" draw:points="7,11 3,6 0,0">
          <text:p/>
        </draw:polygon>
        <draw:polygon draw:style-name="gr1" draw:text-style-name="P1" draw:layer="layout" svg:width="0.003cm" svg:height="0.011cm" svg:x="8.83cm" svg:y="1.328cm" svg:viewBox="0 0 4 12" draw:points="4,12 0,5 0,0">
          <text:p/>
        </draw:polygon>
        <draw:polygon draw:style-name="gr1" draw:text-style-name="P1" draw:layer="layout" svg:width="0.024cm" svg:height="0.006cm" svg:x="8.83cm" svg:y="1.328cm" svg:viewBox="0 0 25 7" draw:points="0,0 25,0 25,7">
          <text:p/>
        </draw:polygon>
        <draw:polygon draw:style-name="gr1" draw:text-style-name="P1" draw:layer="layout" svg:width="0.024cm" svg:height="0.003cm" svg:x="8.83cm" svg:y="1.325cm" svg:viewBox="0 0 25 4" draw:points="25,0 25,4 0,4">
          <text:p/>
        </draw:polygon>
        <draw:polygon draw:style-name="gr1" draw:text-style-name="P1" draw:layer="layout" svg:width="0cm" svg:height="0.005cm" svg:x="8.83cm" svg:y="1.321cm" svg:viewBox="0 0 1 6" draw:points="0,6 1,0">
          <text:p/>
        </draw:polygon>
        <draw:polygon draw:style-name="gr1" draw:text-style-name="P1" draw:layer="layout" svg:width="0.004cm" svg:height="0.011cm" svg:x="8.831cm" svg:y="1.312cm" svg:viewBox="0 0 5 12" draw:points="0,12 1,5 5,0">
          <text:p/>
        </draw:polygon>
        <draw:polygon draw:style-name="gr1" draw:text-style-name="P1" draw:layer="layout" svg:width="0.01cm" svg:height="0.006cm" svg:x="8.835cm" svg:y="1.305cm" svg:viewBox="0 0 11 7" draw:points="0,7 5,3 11,0">
          <text:p/>
        </draw:polygon>
        <draw:polygon draw:style-name="gr1" draw:text-style-name="P1" draw:layer="layout" svg:width="0.009cm" svg:height="0.003cm" svg:x="8.845cm" svg:y="1.302cm" svg:viewBox="0 0 10 4" draw:points="0,4 5,1 10,0">
          <text:p/>
        </draw:polygon>
        <draw:polygon draw:style-name="gr1" draw:text-style-name="P1" draw:layer="layout" svg:width="0.014cm" svg:height="0.001cm" svg:x="8.854cm" svg:y="1.301cm" svg:viewBox="0 0 15 2" draw:points="0,2 7,0 15,0">
          <text:p/>
        </draw:polygon>
        <draw:polygon draw:style-name="gr1" draw:text-style-name="P1" draw:layer="layout" svg:width="0.044cm" svg:height="0.006cm" svg:x="8.867cm" svg:y="1.301cm" svg:viewBox="0 0 45 7" draw:points="0,0 45,5 40,7">
          <text:p/>
        </draw:polygon>
        <draw:polygon draw:style-name="gr1" draw:text-style-name="P1" draw:layer="layout" svg:width="0.046cm" svg:height="0.005cm" svg:x="8.865cm" svg:y="1.397cm" svg:viewBox="0 0 47 6" draw:points="43,0 47,1 0,6">
          <text:p/>
        </draw:polygon>
        <draw:polygon draw:style-name="gr1" draw:text-style-name="P1" draw:layer="layout" svg:width="0.01cm" svg:height="0.007cm" svg:x="8.865cm" svg:y="1.395cm" svg:viewBox="0 0 11 8" draw:points="0,8 5,2 11,0">
          <text:p/>
        </draw:polygon>
        <draw:polygon draw:style-name="gr1" draw:text-style-name="P1" draw:layer="layout" svg:width="0.021cm" svg:height="0.001cm" svg:x="8.856cm" svg:y="1.356cm" svg:viewBox="0 0 22 2" draw:points="22,2 11,2 0,0">
          <text:p/>
        </draw:polygon>
        <draw:polygon draw:style-name="gr1" draw:text-style-name="P1" draw:layer="layout" svg:width="0.018cm" svg:height="0.008cm" svg:x="8.838cm" svg:y="1.347cm" svg:viewBox="0 0 19 9" draw:points="19,9 11,7 0,0">
          <text:p/>
        </draw:polygon>
        <draw:polygon draw:style-name="gr1" draw:text-style-name="P1" draw:layer="layout" svg:width="0.008cm" svg:height="0.019cm" svg:x="8.83cm" svg:y="1.328cm" svg:viewBox="0 0 9 20" draw:points="9,20 2,9 0,0">
          <text:p/>
        </draw:polygon>
        <draw:polygon draw:style-name="gr1" draw:text-style-name="P1" draw:layer="layout" svg:width="0.025cm" svg:height="0.012cm" svg:x="8.83cm" svg:y="1.328cm" svg:viewBox="0 0 26 13" draw:points="0,0 25,7 26,13">
          <text:p/>
        </draw:polygon>
        <draw:polygon draw:style-name="gr1" draw:text-style-name="P1" draw:layer="layout" svg:width="0.025cm" svg:height="0.01cm" svg:x="8.83cm" svg:y="1.319cm" svg:viewBox="0 0 26 11" draw:points="26,0 25,7 0,11">
          <text:p/>
        </draw:polygon>
        <draw:polygon draw:style-name="gr1" draw:text-style-name="P1" draw:layer="layout" svg:width="0.005cm" svg:height="0.017cm" svg:x="8.83cm" svg:y="1.312cm" svg:viewBox="0 0 6 18" draw:points="0,18 1,12 6,0">
          <text:p/>
        </draw:polygon>
        <draw:polygon draw:style-name="gr1" draw:text-style-name="P1" draw:layer="layout" svg:width="0.019cm" svg:height="0.01cm" svg:x="8.835cm" svg:y="1.302cm" svg:viewBox="0 0 20 11" draw:points="0,11 11,3 20,0">
          <text:p/>
        </draw:polygon>
        <draw:polygon draw:style-name="gr1" draw:text-style-name="P1" draw:layer="layout" svg:width="0.052cm" svg:height="0.006cm" svg:x="8.854cm" svg:y="1.301cm" svg:viewBox="0 0 53 7" draw:points="0,2 14,0 53,7">
          <text:p/>
        </draw:polygon>
        <draw:polygon draw:style-name="gr1" draw:text-style-name="P1" draw:layer="layout" svg:width="0.042cm" svg:height="0.007cm" svg:x="8.865cm" svg:y="1.395cm" svg:viewBox="0 0 43 8" draw:points="38,0 43,2 0,8">
          <text:p/>
        </draw:polygon>
        <draw:polygon draw:style-name="gr1" draw:text-style-name="P1" draw:layer="layout" svg:width="0.039cm" svg:height="0.009cm" svg:x="8.838cm" svg:y="1.347cm" svg:viewBox="0 0 40 10" draw:points="40,10 19,9 0,0">
          <text:p/>
        </draw:polygon>
        <draw:polygon draw:style-name="gr1" draw:text-style-name="P1" draw:layer="layout" svg:width="0.025cm" svg:height="0.019cm" svg:x="8.83cm" svg:y="1.328cm" svg:viewBox="0 0 26 20" draw:points="8,20 0,0 26,12">
          <text:p/>
        </draw:polygon>
        <draw:polygon draw:style-name="gr1" draw:text-style-name="P1" draw:layer="layout" svg:width="0.027cm" svg:height="0.016cm" svg:x="8.83cm" svg:y="1.313cm" svg:viewBox="0 0 28 17" draw:points="28,0 26,7 0,17">
          <text:p/>
        </draw:polygon>
        <draw:polygon draw:style-name="gr1" draw:text-style-name="P1" draw:layer="layout" svg:width="0.024cm" svg:height="0.026cm" svg:x="8.83cm" svg:y="1.302cm" svg:viewBox="0 0 25 27" draw:points="0,27 5,11 25,0">
          <text:p/>
        </draw:polygon>
        <draw:polygon draw:style-name="gr1" draw:text-style-name="P1" draw:layer="layout" svg:width="0.052cm" svg:height="0.006cm" svg:x="8.854cm" svg:y="1.302cm" svg:viewBox="0 0 53 7" draw:points="0,0 53,5 49,7">
          <text:p/>
        </draw:polygon>
        <draw:polygon draw:style-name="gr1" draw:text-style-name="P1" draw:layer="layout" svg:width="0.037cm" svg:height="0.013cm" svg:x="8.865cm" svg:y="1.39cm" svg:viewBox="0 0 38 14" draw:points="36,0 38,5 0,14">
          <text:p/>
        </draw:polygon>
        <draw:polygon draw:style-name="gr1" draw:text-style-name="P1" draw:layer="layout" svg:width="0.019cm" svg:height="0.007cm" svg:x="8.838cm" svg:y="1.34cm" svg:viewBox="0 0 20 8" draw:points="0,8 18,0 20,6">
          <text:p/>
        </draw:polygon>
        <draw:polygon draw:style-name="gr1" draw:text-style-name="P1" draw:layer="layout" svg:width="0.031cm" svg:height="0.02cm" svg:x="8.83cm" svg:y="1.309cm" svg:viewBox="0 0 32 21" draw:points="32,0 28,4 0,21">
          <text:p/>
        </draw:polygon>
        <draw:polygon draw:style-name="gr1" draw:text-style-name="P1" draw:layer="layout" svg:width="0.048cm" svg:height="0.011cm" svg:x="8.854cm" svg:y="1.302cm" svg:viewBox="0 0 49 12" draw:points="0,0 49,6 47,12">
          <text:p/>
        </draw:polygon>
        <draw:polygon draw:style-name="gr1" draw:text-style-name="P1" draw:layer="layout" svg:width="0.035cm" svg:height="0.018cm" svg:x="8.865cm" svg:y="1.384cm" svg:viewBox="0 0 36 19" draw:points="36,0 36,5 0,19">
          <text:p/>
        </draw:polygon>
        <draw:polygon draw:style-name="gr1" draw:text-style-name="P1" draw:layer="layout" svg:width="0.021cm" svg:height="0.002cm" svg:x="8.838cm" svg:y="1.345cm" svg:viewBox="0 0 22 3" draw:points="0,3 20,0 22,3">
          <text:p/>
        </draw:polygon>
        <draw:polygon draw:style-name="gr1" draw:text-style-name="P1" draw:layer="layout" svg:width="0.031cm" svg:height="0.026cm" svg:x="8.83cm" svg:y="1.302cm" svg:viewBox="0 0 32 27" draw:points="32,7 0,27 25,0">
          <text:p/>
        </draw:polygon>
        <draw:polygon draw:style-name="gr1" draw:text-style-name="P1" draw:layer="layout" svg:width="0.035cm" svg:height="0.018cm" svg:x="8.865cm" svg:y="1.384cm" svg:viewBox="0 0 36 19" draw:points="36,0 0,19 10,11">
          <text:p/>
        </draw:polygon>
        <draw:polygon draw:style-name="gr1" draw:text-style-name="P1" draw:layer="layout" svg:width="0.026cm" svg:height="0.002cm" svg:x="8.838cm" svg:y="1.347cm" svg:viewBox="0 0 27 3" draw:points="0,0 21,0 27,3">
          <text:p/>
        </draw:polygon>
        <draw:polygon draw:style-name="gr1" draw:text-style-name="P1" draw:layer="layout" svg:width="0.011cm" svg:height="0.006cm" svg:x="8.854cm" svg:y="1.302cm" svg:viewBox="0 0 12 7" draw:points="12,6 8,7 0,0">
          <text:p/>
        </draw:polygon>
        <draw:polygon draw:style-name="gr1" draw:text-style-name="P1" draw:layer="layout" svg:width="0.025cm" svg:height="0.011cm" svg:x="8.875cm" svg:y="1.384cm" svg:viewBox="0 0 26 12" draw:points="26,0 0,12 2,6">
          <text:p/>
        </draw:polygon>
        <draw:polygon draw:style-name="gr1" draw:text-style-name="P1" draw:layer="layout" svg:width="0.039cm" svg:height="0.009cm" svg:x="8.838cm" svg:y="1.347cm" svg:viewBox="0 0 40 10" draw:points="40,10 0,0 27,2">
          <text:p/>
        </draw:polygon>
        <draw:polygon draw:style-name="gr1" draw:text-style-name="P1" draw:layer="layout" svg:width="0.016cm" svg:height="0.005cm" svg:x="8.854cm" svg:y="1.302cm" svg:viewBox="0 0 17 6" draw:points="17,5 12,6 0,0">
          <text:p/>
        </draw:polygon>
        <draw:polygon draw:style-name="gr1" draw:text-style-name="P1" draw:layer="layout" svg:width="0.023cm" svg:height="0.07cm" svg:x="8.877cm" svg:y="1.319cm" svg:viewBox="0 0 24 71" draw:points="24,0 24,66 0,71">
          <text:p/>
        </draw:polygon>
        <draw:polygon draw:style-name="gr1" draw:text-style-name="P1" draw:layer="layout" svg:width="0.013cm" svg:height="0.007cm" svg:x="8.864cm" svg:y="1.349cm" svg:viewBox="0 0 14 8" draw:points="14,8 0,0 5,1">
          <text:p/>
        </draw:polygon>
        <draw:polygon draw:style-name="gr1" draw:text-style-name="P1" draw:layer="layout" svg:width="0.021cm" svg:height="0.005cm" svg:x="8.854cm" svg:y="1.302cm" svg:viewBox="0 0 22 6" draw:points="22,6 17,5 0,0">
          <text:p/>
        </draw:polygon>
        <draw:polygon draw:style-name="gr1" draw:text-style-name="P1" draw:layer="layout" svg:width="0.023cm" svg:height="0.077cm" svg:x="8.877cm" svg:y="1.313cm" svg:viewBox="0 0 24 78" draw:points="24,0 24,6 0,78">
          <text:p/>
        </draw:polygon>
        <draw:polygon draw:style-name="gr1" draw:text-style-name="P1" draw:layer="layout" svg:width="0.008cm" svg:height="0.007cm" svg:x="8.869cm" svg:y="1.35cm" svg:viewBox="0 0 9 8" draw:points="9,8 0,0 6,2">
          <text:p/>
        </draw:polygon>
        <draw:polygon draw:style-name="gr1" draw:text-style-name="P1" draw:layer="layout" svg:width="0.046cm" svg:height="0.011cm" svg:x="8.854cm" svg:y="1.302cm" svg:viewBox="0 0 47 12" draw:points="22,5 0,0 47,12">
          <text:p/>
        </draw:polygon>
        <draw:polygon draw:style-name="gr1" draw:text-style-name="P1" draw:layer="layout" svg:width="0.023cm" svg:height="0.077cm" svg:x="8.877cm" svg:y="1.313cm" svg:viewBox="0 0 24 78" draw:points="24,0 0,78 0,72">
          <text:p/>
        </draw:polygon>
        <draw:polygon draw:style-name="gr1" draw:text-style-name="P1" draw:layer="layout" svg:width="0.003cm" svg:height="0.006cm" svg:x="8.874cm" svg:y="1.351cm" svg:viewBox="0 0 4 7" draw:points="4,7 0,0 4,0">
          <text:p/>
        </draw:polygon>
        <draw:polygon draw:style-name="gr1" draw:text-style-name="P1" draw:layer="layout" svg:width="0.025cm" svg:height="0.005cm" svg:x="8.875cm" svg:y="1.308cm" svg:viewBox="0 0 26 6" draw:points="2,5 0,0 26,6">
          <text:p/>
        </draw:polygon>
        <draw:polygon draw:style-name="gr1" draw:text-style-name="P1" draw:layer="layout" svg:width="0.023cm" svg:height="0.071cm" svg:x="8.877cm" svg:y="1.313cm" svg:viewBox="0 0 24 72" draw:points="24,0 0,72 0,45">
          <text:p/>
        </draw:polygon>
        <draw:polygon draw:style-name="gr1" draw:text-style-name="P1" draw:layer="layout" svg:width="0.023cm" svg:height="0.04cm" svg:x="8.877cm" svg:y="1.312cm" svg:viewBox="0 0 24 41" draw:points="0,41 0,0 24,1">
          <text:p/>
        </draw:polygon>
        <draw:polygon draw:style-name="gr1" draw:text-style-name="P1" draw:layer="layout" svg:width="0.023cm" svg:height="0.044cm" svg:x="8.877cm" svg:y="1.313cm" svg:viewBox="0 0 24 45" draw:points="24,0 0,45 0,40">
          <text:p/>
        </draw:polygon>
        <draw:polygon draw:style-name="gr1" draw:text-style-name="P1" draw:layer="layout" svg:width="0.008cm" svg:height="0cm" svg:x="8.82cm" svg:y="1.378cm" svg:viewBox="0 0 9 1" draw:points="0,1 3,0 9,1">
          <text:p/>
        </draw:polygon>
        <draw:polygon draw:style-name="gr1" draw:text-style-name="P1" draw:layer="layout" svg:width="0.006cm" svg:height="0.008cm" svg:x="8.829cm" svg:y="1.379cm" svg:viewBox="0 0 7 9" draw:points="0,0 3,5 7,9">
          <text:p/>
        </draw:polygon>
        <draw:polygon draw:style-name="gr1" draw:text-style-name="P1" draw:layer="layout" svg:width="0.001cm" svg:height="0.008cm" svg:x="8.834cm" svg:y="1.387cm" svg:viewBox="0 0 2 9" draw:points="2,0 2,3 0,9">
          <text:p/>
        </draw:polygon>
        <draw:polygon draw:style-name="gr1" draw:text-style-name="P1" draw:layer="layout" svg:width="0.008cm" svg:height="0.007cm" svg:x="8.826cm" svg:y="1.396cm" svg:viewBox="0 0 9 8" draw:points="9,0 6,5 0,8">
          <text:p/>
        </draw:polygon>
        <draw:polygon draw:style-name="gr1" draw:text-style-name="P1" draw:layer="layout" svg:width="0.008cm" svg:height="0.001cm" svg:x="8.818cm" svg:y="1.401cm" svg:viewBox="0 0 9 2" draw:points="9,2 5,2 0,0">
          <text:p/>
        </draw:polygon>
        <draw:polygon draw:style-name="gr1" draw:text-style-name="P1" draw:layer="layout" svg:width="0.006cm" svg:height="0.008cm" svg:x="8.812cm" svg:y="1.394cm" svg:viewBox="0 0 7 9" draw:points="7,9 2,5 0,0">
          <text:p/>
        </draw:polygon>
        <draw:polygon draw:style-name="gr1" draw:text-style-name="P1" draw:layer="layout" svg:width="0cm" svg:height="0.007cm" svg:x="8.812cm" svg:y="1.385cm" svg:viewBox="0 0 1 8" draw:points="0,8 0,6 1,0">
          <text:p/>
        </draw:polygon>
        <draw:polygon draw:style-name="gr1" draw:text-style-name="P1" draw:layer="layout" svg:width="0.007cm" svg:height="0.006cm" svg:x="8.813cm" svg:y="1.379cm" svg:viewBox="0 0 8 7" draw:points="0,7 4,3 8,0">
          <text:p/>
        </draw:polygon>
        <draw:polygon draw:style-name="gr1" draw:text-style-name="P1" draw:layer="layout" svg:width="0.015cm" svg:height="0.008cm" svg:x="8.82cm" svg:y="1.379cm" svg:viewBox="0 0 16 9" draw:points="0,0 10,0 16,9">
          <text:p/>
        </draw:polygon>
        <draw:polygon draw:style-name="gr1" draw:text-style-name="P1" draw:layer="layout" svg:width="0.009cm" svg:height="0.016cm" svg:x="8.826cm" svg:y="1.387cm" svg:viewBox="0 0 10 17" draw:points="10,0 9,9 0,17">
          <text:p/>
        </draw:polygon>
        <draw:polygon draw:style-name="gr1" draw:text-style-name="P1" draw:layer="layout" svg:width="0.014cm" svg:height="0.01cm" svg:x="8.812cm" svg:y="1.394cm" svg:viewBox="0 0 15 11" draw:points="15,11 6,9 0,0">
          <text:p/>
        </draw:polygon>
        <draw:polygon draw:style-name="gr1" draw:text-style-name="P1" draw:layer="layout" svg:width="0.008cm" svg:height="0.015cm" svg:x="8.812cm" svg:y="1.379cm" svg:viewBox="0 0 9 16" draw:points="0,16 1,6 9,0">
          <text:p/>
        </draw:polygon>
        <draw:polygon draw:style-name="gr1" draw:text-style-name="P1" draw:layer="layout" svg:width="0.015cm" svg:height="0.024cm" svg:x="8.82cm" svg:y="1.379cm" svg:viewBox="0 0 16 25" draw:points="0,0 16,8 7,25">
          <text:p/>
        </draw:polygon>
        <draw:polygon draw:style-name="gr1" draw:text-style-name="P1" draw:layer="layout" svg:width="0.014cm" svg:height="0.024cm" svg:x="8.812cm" svg:y="1.379cm" svg:viewBox="0 0 15 25" draw:points="15,25 0,16 8,0">
          <text:p/>
        </draw:polygon>
        <draw:line draw:style-name="gr2" draw:text-style-name="P2" draw:layer="layout" svg:x1="9.828cm" svg:y1="2.366cm" svg:x2="9.678cm" svg:y2="2.209cm">
          <text:p/>
        </draw:line>
        <draw:line draw:style-name="gr2" draw:text-style-name="P2" draw:layer="layout" svg:x1="9.827cm" svg:y1="2.54cm" svg:x2="9.827cm" svg:y2="2.365cm">
          <text:p/>
        </draw:line>
        <draw:line draw:style-name="gr2" draw:text-style-name="P2" draw:layer="layout" svg:x1="9.032cm" svg:y1="2.541cm" svg:x2="9.032cm" svg:y2="2.399cm">
          <text:p/>
        </draw:line>
        <draw:line draw:style-name="gr2" draw:text-style-name="P2" draw:layer="layout" svg:x1="9.033cm" svg:y1="2.4cm" svg:x2="8.857cm" svg:y2="2.215cm">
          <text:p/>
        </draw:line>
        <draw:line draw:style-name="gr2" draw:text-style-name="P2" draw:layer="layout" svg:x1="9.527cm" svg:y1="3.341cm" svg:x2="9.527cm" svg:y2="3.702cm">
          <text:p/>
        </draw:line>
        <draw:line draw:style-name="gr2" draw:text-style-name="P2" draw:layer="layout" svg:x1="9.527cm" svg:y1="3.702cm" svg:x2="9.527cm" svg:y2="3.912cm">
          <text:p/>
        </draw:line>
        <draw:line draw:style-name="gr2" draw:text-style-name="P2" draw:layer="layout" svg:x1="9.57cm" svg:y1="3.673cm" svg:x2="9.522cm" svg:y2="3.623cm">
          <text:p/>
        </draw:line>
        <draw:line draw:style-name="gr2" draw:text-style-name="P2" draw:layer="layout" svg:x1="8.728cm" svg:y1="3.341cm" svg:x2="8.728cm" svg:y2="3.702cm">
          <text:p/>
        </draw:line>
        <draw:line draw:style-name="gr2" draw:text-style-name="P2" draw:layer="layout" svg:x1="9.032cm" svg:y1="3.734cm" svg:x2="9.032cm" svg:y2="3.341cm">
          <text:p/>
        </draw:line>
        <draw:path draw:style-name="gr1" draw:text-style-name="P1" draw:layer="layout" svg:width="0.3cm" svg:height="0.316cm" svg:x="14.243cm" svg:y="4.49cm" svg:viewBox="0 0 301 317" svg:d="M301 158c0 88-68 159-151 159s-150-71-150-159c0-87 67-158 150-158s151 71 151 158z">
          <text:p/>
        </draw:path>
        <draw:line draw:style-name="gr7" draw:text-style-name="P2" draw:layer="layout" svg:x1="13.988cm" svg:y1="3.834cm" svg:x2="13.988cm" svg:y2="3.992cm">
          <text:p/>
        </draw:line>
        <draw:line draw:style-name="gr7" draw:text-style-name="P2" draw:layer="layout" svg:x1="13.988cm" svg:y1="4.568cm" svg:x2="13.988cm" svg:y2="4.726cm">
          <text:p/>
        </draw:line>
        <draw:line draw:style-name="gr8" draw:text-style-name="P2" draw:layer="layout" svg:x1="13.378cm" svg:y1="4.569cm" svg:x2="13.378cm" svg:y2="4.728cm">
          <text:p/>
        </draw:line>
        <draw:path draw:style-name="gr1" draw:text-style-name="P1" draw:layer="layout" svg:width="0.3cm" svg:height="0.315cm" svg:x="14.243cm" svg:y="3.755cm" svg:viewBox="0 0 301 316" svg:d="M301 159c0 87-68 157-151 157s-150-70-150-157 67-159 150-159 151 72 151 159z">
          <text:p/>
        </draw:path>
        <draw:line draw:style-name="gr7" draw:text-style-name="P2" draw:layer="layout" svg:x1="10.678cm" svg:y1="2.541cm" svg:x2="10.637cm" svg:y2="2.541cm">
          <text:p/>
        </draw:line>
        <draw:line draw:style-name="gr7" draw:text-style-name="P2" draw:layer="layout" svg:x1="10.678cm" svg:y1="3.341cm" svg:x2="10.637cm" svg:y2="3.341cm">
          <text:p/>
        </draw:line>
        <draw:path draw:style-name="gr1" draw:text-style-name="P1" draw:layer="layout" svg:width="0.241cm" svg:height="0.253cm" svg:x="11.541cm" svg:y="2.211cm" svg:viewBox="0 0 242 254" svg:d="M242 127c0 70-54 127-120 127-68 0-122-57-122-127 0-69 54-127 122-127 66 0 120 58 120 127z">
          <text:p/>
        </draw:path>
        <draw:path draw:style-name="gr1" draw:text-style-name="P1" draw:layer="layout" svg:width="0.241cm" svg:height="0.253cm" svg:x="12.303cm" svg:y="2.211cm" svg:viewBox="0 0 242 254" svg:d="M242 127c0 70-54 127-120 127-67 0-122-57-122-127 0-69 55-127 122-127 66 0 120 58 120 127z">
          <text:p/>
        </draw:path>
        <draw:path draw:style-name="gr1" draw:text-style-name="P1" draw:layer="layout" svg:width="0.241cm" svg:height="0.253cm" svg:x="11.541cm" svg:y="2.999cm" svg:viewBox="0 0 242 254" svg:d="M242 127c0 69-54 127-120 127-68 0-122-58-122-127 0-70 54-127 122-127 66 0 120 57 120 127z">
          <text:p/>
        </draw:path>
        <draw:path draw:style-name="gr1" draw:text-style-name="P1" draw:layer="layout" svg:width="0.241cm" svg:height="0.253cm" svg:x="12.303cm" svg:y="2.999cm" svg:viewBox="0 0 242 254" svg:d="M242 127c0 69-54 127-120 127-67 0-122-58-122-127 0-70 55-127 122-127 66 0 120 57 120 127z">
          <text:p/>
        </draw:path>
        <draw:line draw:style-name="gr8" draw:text-style-name="P2" draw:layer="layout" svg:x1="13.778cm" svg:y1="3.861cm" svg:x2="13.778cm" svg:y2="3.965cm">
          <text:p/>
        </draw:line>
        <draw:line draw:style-name="gr7" draw:text-style-name="P2" draw:layer="layout" svg:x1="13.167cm" svg:y1="4.568cm" svg:x2="13.167cm" svg:y2="4.726cm">
          <text:p/>
        </draw:line>
        <draw:line draw:style-name="gr8" draw:text-style-name="P2" draw:layer="layout" svg:x1="13.578cm" svg:y1="4.569cm" svg:x2="13.578cm" svg:y2="4.728cm">
          <text:p/>
        </draw:line>
        <draw:line draw:style-name="gr8" draw:text-style-name="P2" draw:layer="layout" svg:x1="13.778cm" svg:y1="4.595cm" svg:x2="13.778cm" svg:y2="4.7cm">
          <text:p/>
        </draw:line>
        <draw:line draw:style-name="gr9" draw:text-style-name="P2" draw:layer="layout" svg:x1="13.167cm" svg:y1="3.845cm" svg:x2="13.167cm" svg:y2="3.982cm">
          <text:p/>
        </draw:line>
        <draw:line draw:style-name="gr8" draw:text-style-name="P2" draw:layer="layout" svg:x1="13.378cm" svg:y1="3.834cm" svg:x2="13.378cm" svg:y2="3.993cm">
          <text:p/>
        </draw:line>
        <draw:line draw:style-name="gr8" draw:text-style-name="P2" draw:layer="layout" svg:x1="13.578cm" svg:y1="3.834cm" svg:x2="13.578cm" svg:y2="3.993cm">
          <text:p/>
        </draw:line>
        <draw:line draw:style-name="gr9" draw:text-style-name="P2" draw:layer="layout" svg:x1="13.988cm" svg:y1="3.057cm" svg:x2="13.988cm" svg:y2="3.194cm">
          <text:p/>
        </draw:line>
        <draw:line draw:style-name="gr8" draw:text-style-name="P2" draw:layer="layout" svg:x1="13.778cm" svg:y1="3.073cm" svg:x2="13.778cm" svg:y2="3.178cm">
          <text:p/>
        </draw:line>
        <draw:line draw:style-name="gr7" draw:text-style-name="P2" draw:layer="layout" svg:x1="13.167cm" svg:y1="2.259cm" svg:x2="13.167cm" svg:y2="2.416cm">
          <text:p/>
        </draw:line>
        <draw:line draw:style-name="gr7" draw:text-style-name="P2" draw:layer="layout" svg:x1="13.988cm" svg:y1="2.259cm" svg:x2="13.988cm" svg:y2="2.416cm">
          <text:p/>
        </draw:line>
        <draw:line draw:style-name="gr8" draw:text-style-name="P2" draw:layer="layout" svg:x1="13.378cm" svg:y1="2.259cm" svg:x2="13.378cm" svg:y2="2.415cm">
          <text:p/>
        </draw:line>
        <draw:line draw:style-name="gr8" draw:text-style-name="P2" draw:layer="layout" svg:x1="13.578cm" svg:y1="2.259cm" svg:x2="13.578cm" svg:y2="2.415cm">
          <text:p/>
        </draw:line>
        <draw:line draw:style-name="gr8" draw:text-style-name="P2" draw:layer="layout" svg:x1="13.778cm" svg:y1="2.285cm" svg:x2="13.778cm" svg:y2="2.39cm">
          <text:p/>
        </draw:line>
        <draw:path draw:style-name="gr1" draw:text-style-name="P1" draw:layer="layout" svg:width="0.3cm" svg:height="0.315cm" svg:x="14.243cm" svg:y="2.179cm" svg:viewBox="0 0 301 316" svg:d="M301 159c0 87-68 157-151 157s-150-70-150-157c0-88 67-159 150-159s151 71 151 159z">
          <text:p/>
        </draw:path>
        <draw:line draw:style-name="gr10" draw:text-style-name="P2" draw:layer="layout" svg:x1="12.797cm" svg:y1="2.469cm" svg:x2="12.827cm" svg:y2="2.469cm">
          <text:p/>
        </draw:line>
        <draw:path draw:style-name="gr1" draw:text-style-name="P1" draw:layer="layout" svg:width="0.3cm" svg:height="0.315cm" svg:x="14.243cm" svg:y="2.968cm" svg:viewBox="0 0 301 316" svg:d="M301 157c0 88-68 159-151 159s-150-71-150-159c0-87 67-157 150-157s151 70 151 157z">
          <text:p/>
        </draw:path>
        <draw:line draw:style-name="gr10" draw:text-style-name="P2" draw:layer="layout" svg:x1="12.797cm" svg:y1="4.043cm" svg:x2="12.827cm" svg:y2="4.043cm">
          <text:p/>
        </draw:line>
        <draw:line draw:style-name="gr10" draw:text-style-name="P2" draw:layer="layout" svg:x1="12.797cm" svg:y1="3.781cm" svg:x2="12.827cm" svg:y2="3.781cm">
          <text:p/>
        </draw:line>
        <draw:path draw:style-name="gr1" draw:text-style-name="P1" draw:layer="layout" svg:width="0.241cm" svg:height="0.253cm" svg:x="11.541cm" svg:y="4.521cm" svg:viewBox="0 0 242 254" svg:d="M242 126c0 70-54 128-120 128-68 0-122-58-122-128 0-69 54-126 122-126 66 0 120 57 120 126z">
          <text:p/>
        </draw:path>
        <draw:path draw:style-name="gr1" draw:text-style-name="P1" draw:layer="layout" svg:width="0.241cm" svg:height="0.253cm" svg:x="12.303cm" svg:y="4.521cm" svg:viewBox="0 0 242 254" svg:d="M242 126c0 70-54 128-120 128-67 0-122-58-122-128 0-69 55-126 122-126 66 0 120 57 120 126z">
          <text:p/>
        </draw:path>
        <draw:path draw:style-name="gr1" draw:text-style-name="P1" draw:layer="layout" svg:width="0.241cm" svg:height="0.253cm" svg:x="11.541cm" svg:y="3.787cm" svg:viewBox="0 0 242 254" svg:d="M242 126c0 70-54 128-120 128-68 0-122-58-122-128 0-69 54-126 122-126 66 0 120 57 120 126z">
          <text:p/>
        </draw:path>
        <draw:path draw:style-name="gr1" draw:text-style-name="P1" draw:layer="layout" svg:width="0.241cm" svg:height="0.253cm" svg:x="12.303cm" svg:y="3.787cm" svg:viewBox="0 0 242 254" svg:d="M242 126c0 70-54 128-120 128-67 0-122-58-122-128 0-69 55-126 122-126 66 0 120 57 120 126z">
          <text:p/>
        </draw:path>
        <draw:line draw:style-name="gr10" draw:text-style-name="P2" draw:layer="layout" svg:x1="12.797cm" svg:y1="4.778cm" svg:x2="12.827cm" svg:y2="4.778cm">
          <text:p/>
        </draw:line>
        <draw:line draw:style-name="gr10" draw:text-style-name="P2" draw:layer="layout" svg:x1="12.797cm" svg:y1="4.517cm" svg:x2="12.827cm" svg:y2="4.517cm">
          <text:p/>
        </draw:line>
        <draw:line draw:style-name="gr10" draw:text-style-name="P2" draw:layer="layout" svg:x1="12.797cm" svg:y1="3.256cm" svg:x2="12.827cm" svg:y2="3.256cm">
          <text:p/>
        </draw:line>
        <draw:line draw:style-name="gr10" draw:text-style-name="P2" draw:layer="layout" svg:x1="12.797cm" svg:y1="2.993cm" svg:x2="12.827cm" svg:y2="2.993cm">
          <text:p/>
        </draw:line>
        <draw:line draw:style-name="gr7" draw:text-style-name="P2" draw:layer="layout" svg:x1="13.167cm" svg:y1="3.046cm" svg:x2="13.167cm" svg:y2="3.204cm">
          <text:p/>
        </draw:line>
        <draw:line draw:style-name="gr8" draw:text-style-name="P2" draw:layer="layout" svg:x1="13.378cm" svg:y1="3.046cm" svg:x2="13.378cm" svg:y2="3.203cm">
          <text:p/>
        </draw:line>
        <draw:line draw:style-name="gr8" draw:text-style-name="P2" draw:layer="layout" svg:x1="13.578cm" svg:y1="3.046cm" svg:x2="13.578cm" svg:y2="3.203cm">
          <text:p/>
        </draw:line>
        <draw:path draw:style-name="gr1" draw:text-style-name="P1" draw:layer="layout" svg:width="0.241cm" svg:height="0.253cm" svg:x="11.541cm" svg:y="5.256cm" svg:viewBox="0 0 242 254" svg:d="M242 128c0 69-54 126-120 126-68 0-122-57-122-126 0-70 54-128 122-128 66 0 120 58 120 128z">
          <text:p/>
        </draw:path>
        <draw:path draw:style-name="gr1" draw:text-style-name="P1" draw:layer="layout" svg:width="0.241cm" svg:height="0.253cm" svg:x="12.303cm" svg:y="5.256cm" svg:viewBox="0 0 242 254" svg:d="M242 128c0 69-54 126-120 126-67 0-122-57-122-126 0-70 55-128 122-128 66 0 120 58 120 128z">
          <text:p/>
        </draw:path>
        <draw:path draw:style-name="gr1" draw:text-style-name="P1" draw:layer="layout" svg:width="0.241cm" svg:height="0.253cm" svg:x="11.541cm" svg:y="6.044cm" svg:viewBox="0 0 242 254" svg:d="M242 126c0 70-54 128-120 128-68 0-122-58-122-128 0-69 54-126 122-126 66 0 120 57 120 126z">
          <text:p/>
        </draw:path>
        <draw:path draw:style-name="gr1" draw:text-style-name="P1" draw:layer="layout" svg:width="0.241cm" svg:height="0.253cm" svg:x="12.303cm" svg:y="6.044cm" svg:viewBox="0 0 242 254" svg:d="M242 126c0 70-54 128-120 128-67 0-122-58-122-128 0-69 55-126 122-126 66 0 120 57 120 126z">
          <text:p/>
        </draw:path>
        <draw:line draw:style-name="gr7" draw:text-style-name="P2" draw:layer="layout" svg:x1="13.167cm" svg:y1="6.091cm" svg:x2="13.167cm" svg:y2="6.249cm">
          <text:p/>
        </draw:line>
        <draw:line draw:style-name="gr8" draw:text-style-name="P2" draw:layer="layout" svg:x1="13.378cm" svg:y1="6.091cm" svg:x2="13.378cm" svg:y2="6.25cm">
          <text:p/>
        </draw:line>
        <draw:polygon draw:style-name="gr1" draw:text-style-name="P1" draw:layer="layout" svg:width="0.143cm" svg:height="0.234cm" svg:x="12.791cm" svg:y="6.736cm" svg:viewBox="0 0 144 235" draw:points="0,0 144,0 144,235 0,235">
          <text:p/>
        </draw:polygon>
        <draw:line draw:style-name="gr11" draw:text-style-name="P2" draw:layer="layout" svg:x1="12.791cm" svg:y1="6.969cm" svg:x2="12.934cm" svg:y2="6.969cm">
          <text:p/>
        </draw:line>
        <draw:line draw:style-name="gr11" draw:text-style-name="P2" draw:layer="layout" svg:x1="12.934cm" svg:y1="6.969cm" svg:x2="12.934cm" svg:y2="6.735cm">
          <text:p/>
        </draw:line>
        <draw:line draw:style-name="gr11" draw:text-style-name="P2" draw:layer="layout" svg:x1="12.934cm" svg:y1="6.735cm" svg:x2="12.791cm" svg:y2="6.735cm">
          <text:p/>
        </draw:line>
        <draw:line draw:style-name="gr11" draw:text-style-name="P2" draw:layer="layout" svg:x1="12.791cm" svg:y1="6.735cm" svg:x2="12.791cm" svg:y2="6.969cm">
          <text:p/>
        </draw:line>
        <draw:line draw:style-name="gr9" draw:text-style-name="P2" draw:layer="layout" svg:x1="13.116cm" svg:y1="6.81cm" svg:x2="13.116cm" svg:y2="6.894cm">
          <text:p/>
        </draw:line>
        <draw:line draw:style-name="gr10" draw:text-style-name="P2" draw:layer="layout" svg:x1="12.797cm" svg:y1="6.301cm" svg:x2="12.827cm" svg:y2="6.301cm">
          <text:p/>
        </draw:line>
        <draw:line draw:style-name="gr10" draw:text-style-name="P2" draw:layer="layout" svg:x1="12.797cm" svg:y1="6.038cm" svg:x2="12.827cm" svg:y2="6.038cm">
          <text:p/>
        </draw:line>
        <draw:line draw:style-name="gr7" draw:text-style-name="P2" draw:layer="layout" svg:x1="13.167cm" svg:y1="5.304cm" svg:x2="13.167cm" svg:y2="5.462cm">
          <text:p/>
        </draw:line>
        <draw:line draw:style-name="gr7" draw:text-style-name="P2" draw:layer="layout" svg:x1="13.988cm" svg:y1="5.304cm" svg:x2="13.988cm" svg:y2="5.462cm">
          <text:p/>
        </draw:line>
        <draw:line draw:style-name="gr8" draw:text-style-name="P2" draw:layer="layout" svg:x1="13.378cm" svg:y1="5.303cm" svg:x2="13.378cm" svg:y2="5.461cm">
          <text:p/>
        </draw:line>
        <draw:line draw:style-name="gr8" draw:text-style-name="P2" draw:layer="layout" svg:x1="13.578cm" svg:y1="5.303cm" svg:x2="13.578cm" svg:y2="5.461cm">
          <text:p/>
        </draw:line>
        <draw:line draw:style-name="gr8" draw:text-style-name="P2" draw:layer="layout" svg:x1="13.778cm" svg:y1="5.33cm" svg:x2="13.778cm" svg:y2="5.435cm">
          <text:p/>
        </draw:line>
        <draw:line draw:style-name="gr10" draw:text-style-name="P2" draw:layer="layout" svg:x1="12.797cm" svg:y1="5.514cm" svg:x2="12.827cm" svg:y2="5.514cm">
          <text:p/>
        </draw:line>
        <draw:line draw:style-name="gr10" draw:text-style-name="P2" draw:layer="layout" svg:x1="12.797cm" svg:y1="5.25cm" svg:x2="12.827cm" svg:y2="5.25cm">
          <text:p/>
        </draw:line>
        <draw:line draw:style-name="gr9" draw:text-style-name="P2" draw:layer="layout" svg:x1="8.897cm" svg:y1="7.224cm" svg:x2="8.856cm" svg:y2="7.224cm">
          <text:p/>
        </draw:line>
        <draw:line draw:style-name="gr9" draw:text-style-name="P2" draw:layer="layout" svg:x1="10.517cm" svg:y1="7.231cm" svg:x2="10.478cm" svg:y2="7.231cm">
          <text:p/>
        </draw:line>
        <draw:line draw:style-name="gr7" draw:text-style-name="P2" draw:layer="layout" svg:x1="10.333cm" svg:y1="5.829cm" svg:x2="10.372cm" svg:y2="5.829cm">
          <text:p/>
        </draw:line>
        <draw:line draw:style-name="gr7" draw:text-style-name="P2" draw:layer="layout" svg:x1="9.508cm" svg:y1="6.629cm" svg:x2="9.547cm" svg:y2="6.629cm">
          <text:p/>
        </draw:line>
        <draw:polygon draw:style-name="gr1" draw:text-style-name="P1" draw:layer="layout" svg:width="0.15cm" svg:height="0.252cm" svg:x="9.501cm" svg:y="7.7cm" svg:viewBox="0 0 151 253" draw:points="0,0 151,0 151,253 0,253">
          <text:p/>
        </draw:polygon>
        <draw:line draw:style-name="gr12" draw:text-style-name="P2" draw:layer="layout" svg:x1="9.5cm" svg:y1="7.952cm" svg:x2="9.65cm" svg:y2="7.952cm">
          <text:p/>
        </draw:line>
        <draw:line draw:style-name="gr12" draw:text-style-name="P2" draw:layer="layout" svg:x1="9.651cm" svg:y1="7.952cm" svg:x2="9.651cm" svg:y2="7.7cm">
          <text:p/>
        </draw:line>
        <draw:line draw:style-name="gr12" draw:text-style-name="P2" draw:layer="layout" svg:x1="9.65cm" svg:y1="7.7cm" svg:x2="9.5cm" svg:y2="7.7cm">
          <text:p/>
        </draw:line>
        <draw:line draw:style-name="gr12" draw:text-style-name="P2" draw:layer="layout" svg:x1="9.5cm" svg:y1="7.7cm" svg:x2="9.5cm" svg:y2="7.952cm">
          <text:p/>
        </draw:line>
        <draw:line draw:style-name="gr9" draw:text-style-name="P2" draw:layer="layout" svg:x1="9.829cm" svg:y1="7.784cm" svg:x2="9.829cm" svg:y2="7.868cm">
          <text:p/>
        </draw:line>
        <draw:line draw:style-name="gr7" draw:text-style-name="P2" draw:layer="layout" svg:x1="9.707cm" svg:y1="6.967cm" svg:x2="9.687cm" svg:y2="6.967cm">
          <text:p/>
        </draw:line>
        <draw:line draw:style-name="gr9" draw:text-style-name="P2" draw:layer="layout" svg:x1="9.716cm" svg:y1="7.235cm" svg:x2="9.677cm" svg:y2="7.235cm">
          <text:p/>
        </draw:line>
        <draw:line draw:style-name="gr9" draw:text-style-name="P2" draw:layer="layout" svg:x1="13.988cm" svg:y1="6.102cm" svg:x2="13.988cm" svg:y2="6.239cm">
          <text:p/>
        </draw:line>
        <draw:line draw:style-name="gr13" draw:text-style-name="P2" draw:layer="layout" svg:x1="13.578cm" svg:y1="6.096cm" svg:x2="13.578cm" svg:y2="6.243cm">
          <text:p/>
        </draw:line>
        <draw:line draw:style-name="gr8" draw:text-style-name="P2" draw:layer="layout" svg:x1="13.778cm" svg:y1="6.119cm" svg:x2="13.778cm" svg:y2="6.223cm">
          <text:p/>
        </draw:line>
        <draw:path draw:style-name="gr1" draw:text-style-name="P1" draw:layer="layout" svg:width="0.3cm" svg:height="0.315cm" svg:x="14.243cm" svg:y="6.012cm" svg:viewBox="0 0 301 316" svg:d="M301 157c0 88-68 159-151 159s-150-71-150-159c0-86 67-157 150-157s151 71 151 157z">
          <text:p/>
        </draw:path>
        <draw:path draw:style-name="gr1" draw:text-style-name="P1" draw:layer="layout" svg:width="0.3cm" svg:height="0.315cm" svg:x="14.243cm" svg:y="5.226cm" svg:viewBox="0 0 301 316" svg:d="M301 159c0 86-68 157-151 157s-150-71-150-157c0-89 67-159 150-159s151 70 151 159z">
          <text:p/>
        </draw:path>
        <draw:line draw:style-name="gr7" draw:text-style-name="P2" draw:layer="layout" svg:x1="10.506cm" svg:y1="6.963cm" svg:x2="10.487cm" svg:y2="6.963cm">
          <text:p/>
        </draw:line>
        <draw:line draw:style-name="gr7" draw:text-style-name="P2" draw:layer="layout" svg:x1="10.333cm" svg:y1="6.629cm" svg:x2="10.372cm" svg:y2="6.629cm">
          <text:p/>
        </draw:line>
        <draw:path draw:style-name="gr1" draw:text-style-name="P1" draw:layer="layout" svg:width="0.3cm" svg:height="0.315cm" svg:x="10.202cm" svg:y="5.278cm" svg:viewBox="0 0 301 316" svg:d="M301 159c0 87-67 157-149 157-83 0-152-70-152-157 0-89 69-159 152-159 82 0 149 70 149 159z">
          <text:p/>
        </draw:path>
        <draw:line draw:style-name="gr7" draw:text-style-name="P2" draw:layer="layout" svg:x1="10.672cm" svg:y1="5.829cm" svg:x2="10.633cm" svg:y2="5.829cm">
          <text:p/>
        </draw:line>
        <draw:line draw:style-name="gr7" draw:text-style-name="P2" draw:layer="layout" svg:x1="10.672cm" svg:y1="6.629cm" svg:x2="10.633cm" svg:y2="6.629cm">
          <text:p/>
        </draw:line>
        <draw:line draw:style-name="gr7" draw:text-style-name="P2" draw:layer="layout" svg:x1="9.666cm" svg:y1="2.209cm" svg:x2="9.687cm" svg:y2="2.209cm">
          <text:p/>
        </draw:line>
        <draw:line draw:style-name="gr9" draw:text-style-name="P2" draw:layer="layout" svg:x1="9.657cm" svg:y1="1.943cm" svg:x2="9.698cm" svg:y2="1.943cm">
          <text:p/>
        </draw:line>
        <draw:line draw:style-name="gr7" draw:text-style-name="P2" draw:layer="layout" svg:x1="10.333cm" svg:y1="2.541cm" svg:x2="10.372cm" svg:y2="2.541cm">
          <text:p/>
        </draw:line>
        <draw:polygon draw:style-name="gr1" draw:text-style-name="P1" draw:layer="layout" svg:width="0.157cm" svg:height="0.249cm" svg:x="9.749cm" svg:y="1.189cm" svg:viewBox="0 0 158 250" draw:points="0,0 158,0 158,250 0,250">
          <text:p/>
        </draw:polygon>
        <draw:line draw:style-name="gr14" draw:text-style-name="P2" draw:layer="layout" svg:x1="9.906cm" svg:y1="1.19cm" svg:x2="9.749cm" svg:y2="1.19cm">
          <text:p/>
        </draw:line>
        <draw:line draw:style-name="gr14" draw:text-style-name="P2" draw:layer="layout" svg:x1="9.749cm" svg:y1="1.19cm" svg:x2="9.749cm" svg:y2="1.439cm">
          <text:p/>
        </draw:line>
        <draw:line draw:style-name="gr14" draw:text-style-name="P2" draw:layer="layout" svg:x1="9.749cm" svg:y1="1.438cm" svg:x2="9.906cm" svg:y2="1.438cm">
          <text:p/>
        </draw:line>
        <draw:line draw:style-name="gr14" draw:text-style-name="P2" draw:layer="layout" svg:x1="9.906cm" svg:y1="1.439cm" svg:x2="9.906cm" svg:y2="1.19cm">
          <text:p/>
        </draw:line>
        <draw:line draw:style-name="gr10" draw:text-style-name="P2" draw:layer="layout" svg:x1="9.574cm" svg:y1="1.362cm" svg:x2="9.574cm" svg:y2="1.267cm">
          <text:p/>
        </draw:line>
        <draw:line draw:style-name="gr10" draw:text-style-name="P2" draw:layer="layout" svg:x1="12.797cm" svg:y1="2.206cm" svg:x2="12.827cm" svg:y2="2.206cm">
          <text:p/>
        </draw:line>
        <draw:line draw:style-name="gr7" draw:text-style-name="P2" draw:layer="layout" svg:x1="10.492cm" svg:y1="2.209cm" svg:x2="10.512cm" svg:y2="2.209cm">
          <text:p/>
        </draw:line>
        <draw:line draw:style-name="gr9" draw:text-style-name="P2" draw:layer="layout" svg:x1="10.482cm" svg:y1="1.943cm" svg:x2="10.523cm" svg:y2="1.943cm">
          <text:p/>
        </draw:line>
        <draw:path draw:style-name="gr1" draw:text-style-name="P1" draw:layer="layout" svg:width="0.3cm" svg:height="0.315cm" svg:x="8.578cm" svg:y="3.545cm" svg:viewBox="0 0 301 316" svg:d="M301 158c0 88-67 158-151 158-83 0-150-70-150-158 0-87 67-158 150-158 84 0 151 71 151 158z">
          <text:p/>
        </draw:path>
        <draw:line draw:style-name="gr7" draw:text-style-name="P2" draw:layer="layout" svg:x1="9.052cm" svg:y1="3.341cm" svg:x2="9.011cm" svg:y2="3.341cm">
          <text:p/>
        </draw:line>
        <draw:path draw:style-name="gr1" draw:text-style-name="P1" draw:layer="layout" svg:width="0.3cm" svg:height="0.315cm" svg:x="9.378cm" svg:y="3.545cm" svg:viewBox="0 0 301 316" svg:d="M301 158c0 88-69 158-152 158-82 0-149-70-149-158 0-87 67-158 149-158 83 0 152 71 152 158z">
          <text:p/>
        </draw:path>
        <draw:line draw:style-name="gr7" draw:text-style-name="P2" draw:layer="layout" svg:x1="9.508cm" svg:y1="3.341cm" svg:x2="9.547cm" svg:y2="3.341cm">
          <text:p/>
        </draw:line>
        <draw:line draw:style-name="gr7" draw:text-style-name="P2" draw:layer="layout" svg:x1="8.707cm" svg:y1="3.341cm" svg:x2="8.746cm" svg:y2="3.341cm">
          <text:p/>
        </draw:line>
        <draw:line draw:style-name="gr7" draw:text-style-name="P2" draw:layer="layout" svg:x1="9.846cm" svg:y1="2.541cm" svg:x2="9.807cm" svg:y2="2.541cm">
          <text:p/>
        </draw:line>
        <draw:line draw:style-name="gr7" draw:text-style-name="P2" draw:layer="layout" svg:x1="9.052cm" svg:y1="2.541cm" svg:x2="9.011cm" svg:y2="2.541cm">
          <text:p/>
        </draw:line>
        <draw:line draw:style-name="gr7" draw:text-style-name="P2" draw:layer="layout" svg:x1="8.846cm" svg:y1="2.215cm" svg:x2="8.866cm" svg:y2="2.215cm">
          <text:p/>
        </draw:line>
        <draw:line draw:style-name="gr9" draw:text-style-name="P2" draw:layer="layout" svg:x1="8.836cm" svg:y1="1.948cm" svg:x2="8.876cm" svg:y2="1.948cm">
          <text:p/>
        </draw:line>
        <draw:line draw:style-name="gr7" draw:text-style-name="P2" draw:layer="layout" svg:x1="9.508cm" svg:y1="2.541cm" svg:x2="9.547cm" svg:y2="2.541cm">
          <text:p/>
        </draw:line>
        <draw:line draw:style-name="gr7" draw:text-style-name="P2" draw:layer="layout" svg:x1="8.707cm" svg:y1="2.541cm" svg:x2="8.746cm" svg:y2="2.541cm">
          <text:p/>
        </draw:line>
        <draw:line draw:style-name="gr7" draw:text-style-name="P2" draw:layer="layout" svg:x1="10.333cm" svg:y1="3.341cm" svg:x2="10.372cm" svg:y2="3.341cm">
          <text:p/>
        </draw:line>
        <draw:path draw:style-name="gr1" draw:text-style-name="P1" draw:layer="layout" svg:width="0.3cm" svg:height="0.315cm" svg:x="10.202cm" svg:y="3.545cm" svg:viewBox="0 0 301 316" svg:d="M301 158c0 88-67 158-149 158-83 0-152-70-152-158 0-87 69-158 152-158 82 0 149 71 149 158z">
          <text:p/>
        </draw:path>
        <draw:line draw:style-name="gr7" draw:text-style-name="P2" draw:layer="layout" svg:x1="9.846cm" svg:y1="3.341cm" svg:x2="9.807cm" svg:y2="3.341cm">
          <text:p/>
        </draw:line>
        <draw:line draw:style-name="gr10" draw:text-style-name="P2" draw:layer="layout" svg:x1="10.332cm" svg:y1="4.214cm" svg:x2="10.332cm" svg:y2="4.12cm">
          <text:p/>
        </draw:line>
        <draw:line draw:style-name="gr10" draw:text-style-name="P2" draw:layer="layout" svg:x1="10.078cm" svg:y1="4.214cm" svg:x2="10.078cm" svg:y2="4.12cm">
          <text:p/>
        </draw:line>
        <draw:path draw:style-name="gr1" draw:text-style-name="P1" draw:layer="layout" svg:width="0.3cm" svg:height="0.315cm" svg:x="9.378cm" svg:y="5.278cm" svg:viewBox="0 0 301 316" svg:d="M301 159c0 87-69 157-152 157-82 0-149-70-149-157 0-89 67-159 149-159 83 0 152 70 152 159z">
          <text:p/>
        </draw:path>
        <draw:line draw:style-name="gr7" draw:text-style-name="P2" draw:layer="layout" svg:x1="9.508cm" svg:y1="5.829cm" svg:x2="9.547cm" svg:y2="5.829cm">
          <text:p/>
        </draw:line>
        <draw:line draw:style-name="gr7" draw:text-style-name="P2" draw:layer="layout" svg:x1="9.867cm" svg:y1="5.829cm" svg:x2="9.827cm" svg:y2="5.829cm">
          <text:p/>
        </draw:line>
        <draw:line draw:style-name="gr7" draw:text-style-name="P2" draw:layer="layout" svg:x1="9.047cm" svg:y1="5.822cm" svg:x2="9.008cm" svg:y2="5.822cm">
          <text:p/>
        </draw:line>
        <draw:line draw:style-name="gr7" draw:text-style-name="P2" draw:layer="layout" svg:x1="8.887cm" svg:y1="6.957cm" svg:x2="8.867cm" svg:y2="6.957cm">
          <text:p/>
        </draw:line>
        <draw:line draw:style-name="gr7" draw:text-style-name="P2" draw:layer="layout" svg:x1="9.867cm" svg:y1="6.629cm" svg:x2="9.827cm" svg:y2="6.629cm">
          <text:p/>
        </draw:line>
        <draw:line draw:style-name="gr7" draw:text-style-name="P2" draw:layer="layout" svg:x1="9.047cm" svg:y1="6.623cm" svg:x2="9.008cm" svg:y2="6.623cm">
          <text:p/>
        </draw:line>
        <draw:line draw:style-name="gr7" draw:text-style-name="P2" draw:layer="layout" svg:x1="8.707cm" svg:y1="6.623cm" svg:x2="8.746cm" svg:y2="6.623cm">
          <text:p/>
        </draw:line>
        <draw:path draw:style-name="gr1" draw:text-style-name="P1" draw:layer="layout" svg:width="0.3cm" svg:height="0.315cm" svg:x="8.578cm" svg:y="5.278cm" svg:viewBox="0 0 301 316" svg:d="M301 159c0 87-67 157-151 157-83 0-150-70-150-157 0-89 67-159 150-159 84 0 151 70 151 159z">
          <text:p/>
        </draw:path>
        <draw:line draw:style-name="gr7" draw:text-style-name="P2" draw:layer="layout" svg:x1="8.707cm" svg:y1="5.822cm" svg:x2="8.746cm" svg:y2="5.822cm">
          <text:p/>
        </draw:line>
        <draw:line draw:style-name="gr10" draw:text-style-name="P2" draw:layer="layout" svg:x1="8.807cm" svg:y1="5.015cm" svg:x2="8.807cm" svg:y2="4.92cm">
          <text:p/>
        </draw:line>
        <draw:line draw:style-name="gr10" draw:text-style-name="P2" draw:layer="layout" svg:x1="9.061cm" svg:y1="5.015cm" svg:x2="9.061cm" svg:y2="4.92cm">
          <text:p/>
        </draw:line>
        <draw:line draw:style-name="gr10" draw:text-style-name="P2" draw:layer="layout" svg:x1="9.316cm" svg:y1="5.015cm" svg:x2="9.316cm" svg:y2="4.92cm">
          <text:p/>
        </draw:line>
        <draw:line draw:style-name="gr10" draw:text-style-name="P2" draw:layer="layout" svg:x1="9.57cm" svg:y1="5.015cm" svg:x2="9.57cm" svg:y2="4.92cm">
          <text:p/>
        </draw:line>
        <draw:line draw:style-name="gr10" draw:text-style-name="P2" draw:layer="layout" svg:x1="9.824cm" svg:y1="5.015cm" svg:x2="9.824cm" svg:y2="4.92cm">
          <text:p/>
        </draw:line>
        <draw:line draw:style-name="gr10" draw:text-style-name="P2" draw:layer="layout" svg:x1="10.078cm" svg:y1="5.015cm" svg:x2="10.078cm" svg:y2="4.92cm">
          <text:p/>
        </draw:line>
        <draw:line draw:style-name="gr10" draw:text-style-name="P2" draw:layer="layout" svg:x1="10.332cm" svg:y1="5.015cm" svg:x2="10.332cm" svg:y2="4.92cm">
          <text:p/>
        </draw:line>
        <draw:line draw:style-name="gr10" draw:text-style-name="P2" draw:layer="layout" svg:x1="9.824cm" svg:y1="4.214cm" svg:x2="9.824cm" svg:y2="4.12cm">
          <text:p/>
        </draw:line>
        <draw:line draw:style-name="gr10" draw:text-style-name="P2" draw:layer="layout" svg:x1="9.57cm" svg:y1="4.214cm" svg:x2="9.57cm" svg:y2="4.12cm">
          <text:p/>
        </draw:line>
        <draw:line draw:style-name="gr10" draw:text-style-name="P2" draw:layer="layout" svg:x1="9.316cm" svg:y1="4.214cm" svg:x2="9.316cm" svg:y2="4.12cm">
          <text:p/>
        </draw:line>
        <draw:line draw:style-name="gr10" draw:text-style-name="P2" draw:layer="layout" svg:x1="9.061cm" svg:y1="4.214cm" svg:x2="9.061cm" svg:y2="4.12cm">
          <text:p/>
        </draw:line>
        <draw:line draw:style-name="gr10" draw:text-style-name="P2" draw:layer="layout" svg:x1="8.807cm" svg:y1="4.214cm" svg:x2="8.807cm" svg:y2="4.12cm">
          <text:p/>
        </draw:line>
        <draw:path draw:style-name="gr15" draw:text-style-name="P3" draw:layer="layout" svg:width="0.1cm" svg:height="0.106cm" svg:x="14.343cm" svg:y="4.594cm" svg:viewBox="0 0 101 107" svg:d="M101 54c0 29-23 53-50 53-28 0-51-24-51-53 0-30 23-54 51-54 27 0 50 24 50 54z">
          <text:p/>
        </draw:path>
        <draw:path draw:style-name="gr15" draw:text-style-name="P3" draw:layer="layout" svg:width="0.1cm" svg:height="0.105cm" svg:x="13.938cm" svg:y="3.86cm" svg:viewBox="0 0 101 106" svg:d="M101 54c0 29-23 52-50 52-29 0-51-23-51-52 0-30 22-54 51-54 27 0 50 24 50 54z">
          <text:p/>
        </draw:path>
        <draw:path draw:style-name="gr15" draw:text-style-name="P3" draw:layer="layout" svg:width="0.1cm" svg:height="0.106cm" svg:x="13.938cm" svg:y="4.594cm" svg:viewBox="0 0 101 107" svg:d="M101 54c0 29-23 53-50 53-29 0-51-24-51-53 0-30 22-54 51-54 27 0 50 24 50 54z">
          <text:p/>
        </draw:path>
        <draw:path draw:style-name="gr15" draw:text-style-name="P3" draw:layer="layout" svg:width="0.1cm" svg:height="0.106cm" svg:x="13.328cm" svg:y="4.594cm" svg:viewBox="0 0 101 107" svg:d="M101 54c0 29-23 53-50 53-28 0-51-24-51-53 0-30 23-54 51-54 27 0 50 24 50 54z">
          <text:p/>
        </draw:path>
        <draw:path draw:style-name="gr15" draw:text-style-name="P3" draw:layer="layout" svg:width="0.1cm" svg:height="0.105cm" svg:x="14.343cm" svg:y="3.86cm" svg:viewBox="0 0 101 106" svg:d="M101 54c0 29-23 52-50 52-28 0-51-23-51-52 0-30 23-54 51-54 27 0 50 24 50 54z">
          <text:p/>
        </draw:path>
        <draw:path draw:style-name="gr15" draw:text-style-name="P3" draw:layer="layout" svg:width="0.1cm" svg:height="0.106cm" svg:x="10.608cm" svg:y="2.488cm" svg:viewBox="0 0 101 107" svg:d="M101 54c0 29-24 53-51 53-28 0-50-24-50-53 0-30 22-54 50-54 27 0 51 24 51 54z">
          <text:p/>
        </draw:path>
        <draw:path draw:style-name="gr15" draw:text-style-name="P3" draw:layer="layout" svg:width="0.1cm" svg:height="0.105cm" svg:x="10.608cm" svg:y="3.288cm" svg:viewBox="0 0 101 106" svg:d="M101 53c0 30-24 53-51 53-28 0-50-23-50-53 0-29 22-53 50-53 27 0 51 24 51 53z">
          <text:p/>
        </draw:path>
        <draw:path draw:style-name="gr15" draw:text-style-name="P3" draw:layer="layout" svg:width="0.1cm" svg:height="0.105cm" svg:x="11.612cm" svg:y="2.285cm" svg:viewBox="0 0 101 106" svg:d="M101 54c0 29-23 52-50 52-29 0-51-23-51-52 0-30 22-54 51-54 27 0 50 24 50 54z">
          <text:p/>
        </draw:path>
        <draw:path draw:style-name="gr15" draw:text-style-name="P3" draw:layer="layout" svg:width="0.1cm" svg:height="0.105cm" svg:x="12.374cm" svg:y="2.285cm" svg:viewBox="0 0 101 106" svg:d="M101 54c0 29-23 52-50 52-28 0-51-23-51-52 0-30 23-54 51-54 27 0 50 24 50 54z">
          <text:p/>
        </draw:path>
        <draw:path draw:style-name="gr15" draw:text-style-name="P3" draw:layer="layout" svg:width="0.1cm" svg:height="0.105cm" svg:x="11.612cm" svg:y="3.073cm" svg:viewBox="0 0 101 106" svg:d="M101 53c0 28-23 53-50 53-29 0-51-25-51-53 0-30 22-53 51-53 27 0 50 23 50 53z">
          <text:p/>
        </draw:path>
        <draw:path draw:style-name="gr15" draw:text-style-name="P3" draw:layer="layout" svg:width="0.1cm" svg:height="0.105cm" svg:x="12.374cm" svg:y="3.073cm" svg:viewBox="0 0 101 106" svg:d="M101 53c0 28-23 53-50 53-28 0-51-25-51-53 0-30 23-53 51-53 27 0 50 23 50 53z">
          <text:p/>
        </draw:path>
        <draw:path draw:style-name="gr15" draw:text-style-name="P3" draw:layer="layout" svg:width="0.1cm" svg:height="0.105cm" svg:x="13.728cm" svg:y="3.86cm" svg:viewBox="0 0 101 106" svg:d="M101 54c0 29-23 52-50 52-28 0-51-23-51-52 0-30 23-54 51-54 27 0 50 24 50 54z">
          <text:p/>
        </draw:path>
        <draw:path draw:style-name="gr15" draw:text-style-name="P3" draw:layer="layout" svg:width="0.1cm" svg:height="0.106cm" svg:x="13.118cm" svg:y="4.594cm" svg:viewBox="0 0 101 107" svg:d="M101 54c0 29-23 53-51 53s-50-24-50-53c0-30 22-54 50-54s51 24 51 54z">
          <text:p/>
        </draw:path>
        <draw:path draw:style-name="gr15" draw:text-style-name="P3" draw:layer="layout" svg:width="0.1cm" svg:height="0.106cm" svg:x="13.528cm" svg:y="4.594cm" svg:viewBox="0 0 101 107" svg:d="M101 54c0 29-23 53-50 53-29 0-51-24-51-53 0-30 22-54 51-54 27 0 50 24 50 54z">
          <text:p/>
        </draw:path>
        <draw:path draw:style-name="gr15" draw:text-style-name="P3" draw:layer="layout" svg:width="0.1cm" svg:height="0.106cm" svg:x="13.728cm" svg:y="4.594cm" svg:viewBox="0 0 101 107" svg:d="M101 54c0 29-23 53-50 53-28 0-51-24-51-53 0-30 23-54 51-54 27 0 50 24 50 54z">
          <text:p/>
        </draw:path>
        <draw:path draw:style-name="gr15" draw:text-style-name="P3" draw:layer="layout" svg:width="0.1cm" svg:height="0.105cm" svg:x="13.118cm" svg:y="3.86cm" svg:viewBox="0 0 101 106" svg:d="M101 54c0 29-23 52-51 52s-50-23-50-52c0-30 22-54 50-54s51 24 51 54z">
          <text:p/>
        </draw:path>
        <draw:path draw:style-name="gr15" draw:text-style-name="P3" draw:layer="layout" svg:width="0.1cm" svg:height="0.105cm" svg:x="13.328cm" svg:y="3.86cm" svg:viewBox="0 0 101 106" svg:d="M101 54c0 29-23 52-50 52-28 0-51-23-51-52 0-30 23-54 51-54 27 0 50 24 50 54z">
          <text:p/>
        </draw:path>
        <draw:path draw:style-name="gr15" draw:text-style-name="P3" draw:layer="layout" svg:width="0.1cm" svg:height="0.105cm" svg:x="13.528cm" svg:y="3.86cm" svg:viewBox="0 0 101 106" svg:d="M101 54c0 29-23 52-50 52-29 0-51-23-51-52 0-30 22-54 51-54 27 0 50 24 50 54z">
          <text:p/>
        </draw:path>
        <draw:path draw:style-name="gr15" draw:text-style-name="P3" draw:layer="layout" svg:width="0.1cm" svg:height="0.105cm" svg:x="13.938cm" svg:y="3.073cm" svg:viewBox="0 0 101 106" svg:d="M101 52c0 29-23 54-50 54-29 0-51-25-51-54s22-52 51-52c27 0 50 23 50 52z">
          <text:p/>
        </draw:path>
        <draw:path draw:style-name="gr15" draw:text-style-name="P3" draw:layer="layout" svg:width="0.1cm" svg:height="0.105cm" svg:x="13.728cm" svg:y="3.073cm" svg:viewBox="0 0 101 106" svg:d="M101 53c0 28-23 53-50 53-28 0-51-25-51-53 0-30 23-53 51-53 27 0 50 23 50 53z">
          <text:p/>
        </draw:path>
        <draw:path draw:style-name="gr15" draw:text-style-name="P3" draw:layer="layout" svg:width="0.1cm" svg:height="0.105cm" svg:x="13.118cm" svg:y="2.285cm" svg:viewBox="0 0 101 106" svg:d="M101 54c0 29-23 52-51 52s-50-23-50-52c0-30 22-54 50-54s51 24 51 54z">
          <text:p/>
        </draw:path>
        <draw:path draw:style-name="gr15" draw:text-style-name="P3" draw:layer="layout" svg:width="0.1cm" svg:height="0.105cm" svg:x="13.938cm" svg:y="2.285cm" svg:viewBox="0 0 101 106" svg:d="M101 54c0 29-23 52-50 52-29 0-51-23-51-52 0-30 22-54 51-54 27 0 50 24 50 54z">
          <text:p/>
        </draw:path>
        <draw:path draw:style-name="gr15" draw:text-style-name="P3" draw:layer="layout" svg:width="0.1cm" svg:height="0.105cm" svg:x="13.328cm" svg:y="2.285cm" svg:viewBox="0 0 101 106" svg:d="M101 54c0 29-23 52-50 52-28 0-51-23-51-52 0-30 23-54 51-54 27 0 50 24 50 54z">
          <text:p/>
        </draw:path>
        <draw:path draw:style-name="gr15" draw:text-style-name="P3" draw:layer="layout" svg:width="0.1cm" svg:height="0.105cm" svg:x="13.528cm" svg:y="2.285cm" svg:viewBox="0 0 101 106" svg:d="M101 54c0 29-23 52-50 52-29 0-51-23-51-52 0-30 22-54 51-54 27 0 50 24 50 54z">
          <text:p/>
        </draw:path>
        <draw:path draw:style-name="gr15" draw:text-style-name="P3" draw:layer="layout" svg:width="0.1cm" svg:height="0.105cm" svg:x="13.728cm" svg:y="2.285cm" svg:viewBox="0 0 101 106" svg:d="M101 54c0 29-23 52-50 52-28 0-51-23-51-52 0-30 23-54 51-54 27 0 50 24 50 54z">
          <text:p/>
        </draw:path>
        <draw:path draw:style-name="gr15" draw:text-style-name="P3" draw:layer="layout" svg:width="0.1cm" svg:height="0.105cm" svg:x="14.343cm" svg:y="2.285cm" svg:viewBox="0 0 101 106" svg:d="M101 54c0 29-23 52-50 52-28 0-51-23-51-52 0-30 23-54 51-54 27 0 50 24 50 54z">
          <text:p/>
        </draw:path>
        <draw:path draw:style-name="gr15" draw:text-style-name="P3" draw:layer="layout" svg:width="0.1cm" svg:height="0.105cm" svg:x="12.761cm" svg:y="2.417cm" svg:viewBox="0 0 101 106" svg:d="M101 54c0 28-23 52-51 52-27 0-50-24-50-52 0-30 23-54 50-54 28 0 51 24 51 54z">
          <text:p/>
        </draw:path>
        <draw:path draw:style-name="gr15" draw:text-style-name="P3" draw:layer="layout" svg:width="0.1cm" svg:height="0.105cm" svg:x="14.343cm" svg:y="3.073cm" svg:viewBox="0 0 101 106" svg:d="M101 52c0 29-23 54-50 54-28 0-51-25-51-54s23-52 51-52c27 0 50 23 50 52z">
          <text:p/>
        </draw:path>
        <draw:path draw:style-name="gr15" draw:text-style-name="P3" draw:layer="layout" svg:width="0.1cm" svg:height="0.105cm" svg:x="12.761cm" svg:y="3.991cm" svg:viewBox="0 0 101 106" svg:d="M101 54c0 29-23 52-51 52-27 0-50-23-50-52s23-54 50-54c28 0 51 25 51 54z">
          <text:p/>
        </draw:path>
        <draw:path draw:style-name="gr15" draw:text-style-name="P3" draw:layer="layout" svg:width="0.1cm" svg:height="0.104cm" svg:x="12.761cm" svg:y="3.73cm" svg:viewBox="0 0 101 105" svg:d="M101 53c0 29-23 52-51 52-27 0-50-23-50-52 0-30 23-53 50-53 28 0 51 23 51 53z">
          <text:p/>
        </draw:path>
        <draw:path draw:style-name="gr15" draw:text-style-name="P3" draw:layer="layout" svg:width="0.1cm" svg:height="0.106cm" svg:x="11.612cm" svg:y="4.594cm" svg:viewBox="0 0 101 107" svg:d="M101 54c0 29-23 53-50 53-29 0-51-24-51-53 0-30 22-54 51-54 27 0 50 24 50 54z">
          <text:p/>
        </draw:path>
        <draw:path draw:style-name="gr15" draw:text-style-name="P3" draw:layer="layout" svg:width="0.1cm" svg:height="0.106cm" svg:x="12.374cm" svg:y="4.594cm" svg:viewBox="0 0 101 107" svg:d="M101 54c0 29-23 53-50 53-28 0-51-24-51-53 0-30 23-54 51-54 27 0 50 24 50 54z">
          <text:p/>
        </draw:path>
        <draw:path draw:style-name="gr15" draw:text-style-name="P3" draw:layer="layout" svg:width="0.1cm" svg:height="0.105cm" svg:x="11.612cm" svg:y="3.86cm" svg:viewBox="0 0 101 106" svg:d="M101 54c0 29-23 52-50 52-29 0-51-23-51-52 0-30 22-54 51-54 27 0 50 24 50 54z">
          <text:p/>
        </draw:path>
        <draw:path draw:style-name="gr15" draw:text-style-name="P3" draw:layer="layout" svg:width="0.1cm" svg:height="0.105cm" svg:x="12.374cm" svg:y="3.86cm" svg:viewBox="0 0 101 106" svg:d="M101 54c0 29-23 52-50 52-28 0-51-23-51-52 0-30 23-54 51-54 27 0 50 24 50 54z">
          <text:p/>
        </draw:path>
        <draw:path draw:style-name="gr15" draw:text-style-name="P3" draw:layer="layout" svg:width="0.1cm" svg:height="0.105cm" svg:x="12.761cm" svg:y="4.726cm" svg:viewBox="0 0 101 106" svg:d="M101 54c0 29-23 52-51 52-27 0-50-23-50-52s23-54 50-54c28 0 51 25 51 54z">
          <text:p/>
        </draw:path>
        <draw:path draw:style-name="gr15" draw:text-style-name="P3" draw:layer="layout" svg:width="0.1cm" svg:height="0.105cm" svg:x="12.761cm" svg:y="4.465cm" svg:viewBox="0 0 101 106" svg:d="M101 52c0 30-23 54-51 54-27 0-50-24-50-54 0-29 23-52 50-52 28 0 51 23 51 52z">
          <text:p/>
        </draw:path>
        <draw:path draw:style-name="gr15" draw:text-style-name="P3" draw:layer="layout" svg:width="0.1cm" svg:height="0.106cm" svg:x="12.761cm" svg:y="3.203cm" svg:viewBox="0 0 101 107" svg:d="M101 53c0 30-23 54-51 54-27 0-50-24-50-54 0-29 23-53 50-53 28 0 51 24 51 53z">
          <text:p/>
        </draw:path>
        <draw:path draw:style-name="gr15" draw:text-style-name="P3" draw:layer="layout" svg:width="0.1cm" svg:height="0.105cm" svg:x="12.761cm" svg:y="2.941cm" svg:viewBox="0 0 101 106" svg:d="M101 54c0 29-23 52-51 52-27 0-50-23-50-52s23-54 50-54c28 0 51 25 51 54z">
          <text:p/>
        </draw:path>
        <draw:path draw:style-name="gr15" draw:text-style-name="P3" draw:layer="layout" svg:width="0.1cm" svg:height="0.105cm" svg:x="13.118cm" svg:y="3.073cm" svg:viewBox="0 0 101 106" svg:d="M101 52c0 29-23 54-51 54s-50-25-50-54 22-52 50-52 51 23 51 52z">
          <text:p/>
        </draw:path>
        <draw:path draw:style-name="gr15" draw:text-style-name="P3" draw:layer="layout" svg:width="0.1cm" svg:height="0.105cm" svg:x="13.328cm" svg:y="3.073cm" svg:viewBox="0 0 101 106" svg:d="M101 53c0 28-23 53-50 53-28 0-51-25-51-53 0-30 23-53 51-53 27 0 50 23 50 53z">
          <text:p/>
        </draw:path>
        <draw:path draw:style-name="gr15" draw:text-style-name="P3" draw:layer="layout" svg:width="0.1cm" svg:height="0.105cm" svg:x="13.528cm" svg:y="3.073cm" svg:viewBox="0 0 101 106" svg:d="M101 53c0 28-23 53-50 53-29 0-51-25-51-53 0-30 22-53 51-53 27 0 50 23 50 53z">
          <text:p/>
        </draw:path>
        <draw:path draw:style-name="gr15" draw:text-style-name="P3" draw:layer="layout" svg:width="0.1cm" svg:height="0.105cm" svg:x="11.612cm" svg:y="5.331cm" svg:viewBox="0 0 101 106" svg:d="M101 54c0 28-23 52-50 52-29 0-51-24-51-52 0-30 22-54 51-54 27 0 50 24 50 54z">
          <text:p/>
        </draw:path>
        <draw:path draw:style-name="gr15" draw:text-style-name="P3" draw:layer="layout" svg:width="0.1cm" svg:height="0.105cm" svg:x="12.374cm" svg:y="5.331cm" svg:viewBox="0 0 101 106" svg:d="M101 54c0 28-23 52-50 52-28 0-51-24-51-52 0-30 23-54 51-54 27 0 50 24 50 54z">
          <text:p/>
        </draw:path>
        <draw:path draw:style-name="gr15" draw:text-style-name="P3" draw:layer="layout" svg:width="0.1cm" svg:height="0.106cm" svg:x="11.612cm" svg:y="6.117cm" svg:viewBox="0 0 101 107" svg:d="M101 53c0 30-23 54-50 54-29 0-51-24-51-54 0-29 22-53 51-53 27 0 50 24 50 53z">
          <text:p/>
        </draw:path>
        <draw:path draw:style-name="gr15" draw:text-style-name="P3" draw:layer="layout" svg:width="0.1cm" svg:height="0.106cm" svg:x="12.374cm" svg:y="6.117cm" svg:viewBox="0 0 101 107" svg:d="M101 53c0 30-23 54-50 54-28 0-51-24-51-54 0-29 23-53 51-53 27 0 50 24 50 53z">
          <text:p/>
        </draw:path>
        <draw:path draw:style-name="gr15" draw:text-style-name="P3" draw:layer="layout" svg:width="0.1cm" svg:height="0.106cm" svg:x="13.118cm" svg:y="6.117cm" svg:viewBox="0 0 101 107" svg:d="M101 53c0 30-23 54-51 54s-50-24-50-54c0-29 22-53 50-53s51 24 51 53z">
          <text:p/>
        </draw:path>
        <draw:path draw:style-name="gr15" draw:text-style-name="P3" draw:layer="layout" svg:width="0.1cm" svg:height="0.106cm" svg:x="13.328cm" svg:y="6.117cm" svg:viewBox="0 0 101 107" svg:d="M101 53c0 30-23 54-50 54-28 0-51-24-51-54 0-29 23-53 51-53 27 0 50 24 50 53z">
          <text:p/>
        </draw:path>
        <draw:path draw:style-name="gr15" draw:text-style-name="P3" draw:layer="layout" svg:width="0.1cm" svg:height="0.105cm" svg:x="12.813cm" svg:y="6.8cm" svg:viewBox="0 0 101 106" svg:d="M101 54c0 29-23 52-50 52-29 0-51-23-51-52 0-30 22-54 51-54 27 0 50 24 50 54z">
          <text:p/>
        </draw:path>
        <draw:path draw:style-name="gr15" draw:text-style-name="P3" draw:layer="layout" svg:width="0.1cm" svg:height="0.105cm" svg:x="13.067cm" svg:y="6.8cm" svg:viewBox="0 0 101 106" svg:d="M101 54c0 29-24 52-51 52-28 0-50-23-50-52 0-30 22-54 50-54 27 0 51 24 51 54z">
          <text:p/>
        </draw:path>
        <draw:path draw:style-name="gr15" draw:text-style-name="P3" draw:layer="layout" svg:width="0.1cm" svg:height="0.105cm" svg:x="12.761cm" svg:y="6.248cm" svg:viewBox="0 0 101 106" svg:d="M101 53c0 30-23 53-51 53-27 0-50-23-50-53 0-29 23-53 50-53 28 0 51 24 51 53z">
          <text:p/>
        </draw:path>
        <draw:path draw:style-name="gr15" draw:text-style-name="P3" draw:layer="layout" svg:width="0.1cm" svg:height="0.105cm" svg:x="12.761cm" svg:y="5.988cm" svg:viewBox="0 0 101 106" svg:d="M101 51c0 30-23 55-51 55-27 0-50-25-50-55 0-28 23-51 50-51 28 0 51 23 51 51z">
          <text:p/>
        </draw:path>
        <draw:path draw:style-name="gr15" draw:text-style-name="P3" draw:layer="layout" svg:width="0.1cm" svg:height="0.105cm" svg:x="13.118cm" svg:y="5.331cm" svg:viewBox="0 0 101 106" svg:d="M101 54c0 28-23 52-51 52s-50-24-50-52c0-30 22-54 50-54s51 24 51 54z">
          <text:p/>
        </draw:path>
        <draw:path draw:style-name="gr15" draw:text-style-name="P3" draw:layer="layout" svg:width="0.1cm" svg:height="0.105cm" svg:x="13.938cm" svg:y="5.331cm" svg:viewBox="0 0 101 106" svg:d="M101 54c0 28-23 52-50 52-29 0-51-24-51-52 0-30 22-54 51-54 27 0 50 24 50 54z">
          <text:p/>
        </draw:path>
        <draw:path draw:style-name="gr15" draw:text-style-name="P3" draw:layer="layout" svg:width="0.1cm" svg:height="0.105cm" svg:x="13.328cm" svg:y="5.331cm" svg:viewBox="0 0 101 106" svg:d="M101 54c0 28-23 52-50 52-28 0-51-24-51-52 0-30 23-54 51-54 27 0 50 24 50 54z">
          <text:p/>
        </draw:path>
        <draw:path draw:style-name="gr15" draw:text-style-name="P3" draw:layer="layout" svg:width="0.1cm" svg:height="0.105cm" svg:x="13.528cm" svg:y="5.331cm" svg:viewBox="0 0 101 106" svg:d="M101 54c0 28-23 52-50 52-29 0-51-24-51-52 0-30 22-54 51-54 27 0 50 24 50 54z">
          <text:p/>
        </draw:path>
        <draw:path draw:style-name="gr15" draw:text-style-name="P3" draw:layer="layout" svg:width="0.1cm" svg:height="0.105cm" svg:x="13.728cm" svg:y="5.331cm" svg:viewBox="0 0 101 106" svg:d="M101 54c0 28-23 52-50 52-28 0-51-24-51-52 0-30 23-54 51-54 27 0 50 24 50 54z">
          <text:p/>
        </draw:path>
        <draw:path draw:style-name="gr15" draw:text-style-name="P3" draw:layer="layout" svg:width="0.1cm" svg:height="0.105cm" svg:x="12.761cm" svg:y="5.462cm" svg:viewBox="0 0 101 106" svg:d="M101 54c0 28-23 52-51 52-27 0-50-24-50-52 0-30 23-54 50-54 28 0 51 24 51 54z">
          <text:p/>
        </draw:path>
        <draw:path draw:style-name="gr15" draw:text-style-name="P3" draw:layer="layout" svg:width="0.1cm" svg:height="0.105cm" svg:x="12.761cm" svg:y="5.199cm" svg:viewBox="0 0 101 106" svg:d="M101 53c0 30-23 53-51 53-27 0-50-23-50-53 0-29 23-53 50-53 28 0 51 24 51 53z">
          <text:p/>
        </draw:path>
        <draw:path draw:style-name="gr15" draw:text-style-name="P3" draw:layer="layout" svg:width="0.1cm" svg:height="0.105cm" svg:x="8.828cm" svg:y="7.171cm" svg:viewBox="0 0 101 106" svg:d="M101 53c0 30-23 53-50 53-28 0-51-23-51-53 0-29 23-53 51-53 27 0 50 24 50 53z">
          <text:p/>
        </draw:path>
        <draw:path draw:style-name="gr15" draw:text-style-name="P3" draw:layer="layout" svg:width="0.1cm" svg:height="0.105cm" svg:x="10.448cm" svg:y="7.179cm" svg:viewBox="0 0 101 106" svg:d="M101 53c0 29-23 53-51 53s-50-24-50-53c0-30 22-53 50-53s51 23 51 53z">
          <text:p/>
        </draw:path>
        <draw:path draw:style-name="gr15" draw:text-style-name="P3" draw:layer="layout" svg:width="0.101cm" svg:height="0.105cm" svg:x="10.302cm" svg:y="5.777cm" svg:viewBox="0 0 102 106" svg:d="M102 54c0 28-23 52-50 52-29 0-52-24-52-52 0-30 23-54 52-54 27 0 50 24 50 54z">
          <text:p/>
        </draw:path>
        <draw:path draw:style-name="gr15" draw:text-style-name="P3" draw:layer="layout" svg:width="0.1cm" svg:height="0.104cm" svg:x="9.477cm" svg:y="6.577cm" svg:viewBox="0 0 101 105" svg:d="M101 54c0 28-22 51-51 51-27 0-50-23-50-51 0-30 23-54 50-54 29 0 51 24 51 54z">
          <text:p/>
        </draw:path>
        <draw:path draw:style-name="gr15" draw:text-style-name="P3" draw:layer="layout" svg:width="0.1cm" svg:height="0.105cm" svg:x="9.526cm" svg:y="7.774cm" svg:viewBox="0 0 101 106" svg:d="M101 54c0 29-24 52-51 52-28 0-50-23-50-52s22-54 50-54c27 0 51 25 51 54z">
          <text:p/>
        </draw:path>
        <draw:path draw:style-name="gr15" draw:text-style-name="P3" draw:layer="layout" svg:width="0.1cm" svg:height="0.105cm" svg:x="9.78cm" svg:y="7.774cm" svg:viewBox="0 0 101 106" svg:d="M101 54c0 29-23 52-51 52s-50-23-50-52 22-54 50-54 51 25 51 54z">
          <text:p/>
        </draw:path>
        <draw:path draw:style-name="gr15" draw:text-style-name="P3" draw:layer="layout" svg:width="0.1cm" svg:height="0.105cm" svg:x="9.648cm" svg:y="6.916cm" svg:viewBox="0 0 101 106" svg:d="M101 54c0 29-24 52-51 52-28 0-50-23-50-52s22-54 50-54c27 0 51 25 51 54z">
          <text:p/>
        </draw:path>
        <draw:path draw:style-name="gr15" draw:text-style-name="P3" draw:layer="layout" svg:width="0.1cm" svg:height="0.105cm" svg:x="9.648cm" svg:y="7.182cm" svg:viewBox="0 0 101 106" svg:d="M101 53c0 30-24 53-51 53-28 0-50-23-50-53 0-29 22-53 50-53 27 0 51 24 51 53z">
          <text:p/>
        </draw:path>
        <draw:path draw:style-name="gr15" draw:text-style-name="P3" draw:layer="layout" svg:width="0.1cm" svg:height="0.106cm" svg:x="13.938cm" svg:y="6.117cm" svg:viewBox="0 0 101 107" svg:d="M101 53c0 30-23 54-50 54-29 0-51-24-51-54 0-29 22-53 51-53 27 0 50 24 50 53z">
          <text:p/>
        </draw:path>
        <draw:path draw:style-name="gr15" draw:text-style-name="P3" draw:layer="layout" svg:width="0.1cm" svg:height="0.106cm" svg:x="13.528cm" svg:y="6.117cm" svg:viewBox="0 0 101 107" svg:d="M101 53c0 30-23 54-50 54-29 0-51-24-51-54 0-29 22-53 51-53 27 0 50 24 50 53z">
          <text:p/>
        </draw:path>
        <draw:path draw:style-name="gr15" draw:text-style-name="P3" draw:layer="layout" svg:width="0.1cm" svg:height="0.106cm" svg:x="13.728cm" svg:y="6.117cm" svg:viewBox="0 0 101 107" svg:d="M101 53c0 30-23 54-50 54-28 0-51-24-51-54 0-29 23-53 51-53 27 0 50 24 50 53z">
          <text:p/>
        </draw:path>
        <draw:path draw:style-name="gr15" draw:text-style-name="P3" draw:layer="layout" svg:width="0.1cm" svg:height="0.106cm" svg:x="14.343cm" svg:y="6.117cm" svg:viewBox="0 0 101 107" svg:d="M101 53c0 30-23 54-50 54-28 0-51-24-51-54 0-29 23-53 51-53 27 0 50 24 50 53z">
          <text:p/>
        </draw:path>
        <draw:path draw:style-name="gr15" draw:text-style-name="P3" draw:layer="layout" svg:width="0.1cm" svg:height="0.105cm" svg:x="14.343cm" svg:y="5.331cm" svg:viewBox="0 0 101 106" svg:d="M101 54c0 28-23 52-50 52-28 0-51-24-51-52 0-30 23-54 51-54 27 0 50 24 50 54z">
          <text:p/>
        </draw:path>
        <draw:path draw:style-name="gr15" draw:text-style-name="P3" draw:layer="layout" svg:width="0.1cm" svg:height="0.105cm" svg:x="10.448cm" svg:y="6.913cm" svg:viewBox="0 0 101 106" svg:d="M101 54c0 28-23 52-51 52s-50-24-50-52c0-30 22-54 50-54s51 24 51 54z">
          <text:p/>
        </draw:path>
        <draw:path draw:style-name="gr15" draw:text-style-name="P3" draw:layer="layout" svg:width="0.101cm" svg:height="0.104cm" svg:x="10.302cm" svg:y="6.577cm" svg:viewBox="0 0 102 105" svg:d="M102 54c0 28-23 51-50 51-29 0-52-23-52-51 0-30 23-54 52-54 27 0 50 24 50 54z">
          <text:p/>
        </draw:path>
        <draw:path draw:style-name="gr15" draw:text-style-name="P3" draw:layer="layout" svg:width="0.101cm" svg:height="0.105cm" svg:x="10.302cm" svg:y="5.382cm" svg:viewBox="0 0 102 106" svg:d="M102 53c0 30-23 53-50 53-29 0-52-23-52-53 0-29 23-53 52-53 27 0 50 24 50 53z">
          <text:p/>
        </draw:path>
        <draw:path draw:style-name="gr15" draw:text-style-name="P3" draw:layer="layout" svg:width="0.1cm" svg:height="0.105cm" svg:x="10.602cm" svg:y="5.777cm" svg:viewBox="0 0 101 106" svg:d="M101 54c0 28-22 52-49 52-29 0-52-24-52-52 0-30 23-54 52-54 27 0 49 24 49 54z">
          <text:p/>
        </draw:path>
        <draw:path draw:style-name="gr15" draw:text-style-name="P3" draw:layer="layout" svg:width="0.1cm" svg:height="0.104cm" svg:x="10.602cm" svg:y="6.577cm" svg:viewBox="0 0 101 105" svg:d="M101 54c0 28-22 51-49 51-29 0-52-23-52-51 0-30 23-54 52-54 27 0 49 24 49 54z">
          <text:p/>
        </draw:path>
        <draw:path draw:style-name="gr15" draw:text-style-name="P3" draw:layer="layout" svg:width="0.1cm" svg:height="0.105cm" svg:x="9.628cm" svg:y="2.157cm" svg:viewBox="0 0 101 106" svg:d="M101 54c0 29-23 52-50 52-28 0-51-23-51-52 0-31 23-54 51-54 27 0 50 23 50 54z">
          <text:p/>
        </draw:path>
        <draw:path draw:style-name="gr15" draw:text-style-name="P3" draw:layer="layout" svg:width="0.1cm" svg:height="0.105cm" svg:x="9.628cm" svg:y="1.89cm" svg:viewBox="0 0 101 106" svg:d="M101 54c0 29-23 52-50 52-28 0-51-23-51-52 0-30 23-54 51-54 27 0 50 24 50 54z">
          <text:p/>
        </draw:path>
        <draw:path draw:style-name="gr15" draw:text-style-name="P3" draw:layer="layout" svg:width="0.101cm" svg:height="0.106cm" svg:x="10.302cm" svg:y="2.488cm" svg:viewBox="0 0 102 107" svg:d="M102 54c0 29-23 53-50 53-29 0-52-24-52-53 0-30 23-54 52-54 27 0 50 24 50 54z">
          <text:p/>
        </draw:path>
        <draw:path draw:style-name="gr15" draw:text-style-name="P3" draw:layer="layout" svg:width="0.099cm" svg:height="0.106cm" svg:x="9.778cm" svg:y="1.261cm" svg:viewBox="0 0 100 107" svg:d="M100 54c0 29-22 53-50 53s-50-24-50-53 22-54 50-54 50 25 50 54z">
          <text:p/>
        </draw:path>
        <draw:path draw:style-name="gr15" draw:text-style-name="P3" draw:layer="layout" svg:width="0.101cm" svg:height="0.106cm" svg:x="9.523cm" svg:y="1.261cm" svg:viewBox="0 0 102 107" svg:d="M102 54c0 29-23 53-50 53-29 0-52-24-52-53s23-54 52-54c27 0 50 25 50 54z">
          <text:p/>
        </draw:path>
        <draw:path draw:style-name="gr15" draw:text-style-name="P3" draw:layer="layout" svg:width="0.1cm" svg:height="0.105cm" svg:x="12.761cm" svg:y="2.154cm" svg:viewBox="0 0 101 106" svg:d="M101 53c0 30-23 53-51 53-27 0-50-23-50-53 0-29 23-53 50-53 28 0 51 24 51 53z">
          <text:p/>
        </draw:path>
        <draw:path draw:style-name="gr15" draw:text-style-name="P3" draw:layer="layout" svg:width="0.1cm" svg:height="0.105cm" svg:x="10.452cm" svg:y="2.157cm" svg:viewBox="0 0 101 106" svg:d="M101 54c0 29-24 52-51 52-28 0-50-23-50-52 0-31 22-54 50-54 27 0 51 23 51 54z">
          <text:p/>
        </draw:path>
        <draw:path draw:style-name="gr15" draw:text-style-name="P3" draw:layer="layout" svg:width="0.1cm" svg:height="0.105cm" svg:x="10.452cm" svg:y="1.89cm" svg:viewBox="0 0 101 106" svg:d="M101 54c0 29-24 52-51 52-28 0-50-23-50-52 0-30 22-54 50-54 27 0 51 24 51 54z">
          <text:p/>
        </draw:path>
        <draw:path draw:style-name="gr15" draw:text-style-name="P3" draw:layer="layout" svg:width="0.1cm" svg:height="0.105cm" svg:x="8.678cm" svg:y="3.65cm" svg:viewBox="0 0 101 106" svg:d="M101 54c0 29-23 52-51 52s-50-23-50-52c0-30 22-54 50-54s51 24 51 54z">
          <text:p/>
        </draw:path>
        <draw:path draw:style-name="gr15" draw:text-style-name="P3" draw:layer="layout" svg:width="0.1cm" svg:height="0.105cm" svg:x="8.983cm" svg:y="3.288cm" svg:viewBox="0 0 101 106" svg:d="M101 53c0 30-23 53-51 53s-50-23-50-53c0-29 22-53 50-53s51 24 51 53z">
          <text:p/>
        </draw:path>
        <draw:path draw:style-name="gr15" draw:text-style-name="P3" draw:layer="layout" svg:width="0.1cm" svg:height="0.105cm" svg:x="9.477cm" svg:y="3.65cm" svg:viewBox="0 0 101 106" svg:d="M101 54c0 29-22 52-51 52-27 0-50-23-50-52 0-30 23-54 50-54 29 0 51 24 51 54z">
          <text:p/>
        </draw:path>
        <draw:path draw:style-name="gr15" draw:text-style-name="P3" draw:layer="layout" svg:width="0.1cm" svg:height="0.105cm" svg:x="9.477cm" svg:y="3.288cm" svg:viewBox="0 0 101 106" svg:d="M101 53c0 30-22 53-51 53-27 0-50-23-50-53 0-29 23-53 50-53 29 0 51 24 51 53z">
          <text:p/>
        </draw:path>
        <draw:path draw:style-name="gr15" draw:text-style-name="P3" draw:layer="layout" svg:width="0.1cm" svg:height="0.105cm" svg:x="8.678cm" svg:y="3.288cm" svg:viewBox="0 0 101 106" svg:d="M101 53c0 30-23 53-51 53s-50-23-50-53c0-29 22-53 50-53s51 24 51 53z">
          <text:p/>
        </draw:path>
        <draw:path draw:style-name="gr15" draw:text-style-name="P3" draw:layer="layout" svg:width="0.099cm" svg:height="0.106cm" svg:x="9.778cm" svg:y="2.489cm" svg:viewBox="0 0 100 107" svg:d="M100 54c0 29-22 53-50 53s-50-24-50-53c0-30 22-54 50-54s50 24 50 54z">
          <text:p/>
        </draw:path>
        <draw:path draw:style-name="gr15" draw:text-style-name="P3" draw:layer="layout" svg:width="0.1cm" svg:height="0.106cm" svg:x="8.983cm" svg:y="2.488cm" svg:viewBox="0 0 101 107" svg:d="M101 54c0 29-23 53-51 53s-50-24-50-53c0-30 22-54 50-54s51 24 51 54z">
          <text:p/>
        </draw:path>
        <draw:path draw:style-name="gr15" draw:text-style-name="P3" draw:layer="layout" svg:width="0.1cm" svg:height="0.105cm" svg:x="8.808cm" svg:y="2.163cm" svg:viewBox="0 0 101 106" svg:d="M101 53c0 29-23 53-50 53-29 0-51-24-51-53 0-30 22-53 51-53 27 0 50 23 50 53z">
          <text:p/>
        </draw:path>
        <draw:path draw:style-name="gr15" draw:text-style-name="P3" draw:layer="layout" svg:width="0.1cm" svg:height="0.105cm" svg:x="8.808cm" svg:y="1.896cm" svg:viewBox="0 0 101 106" svg:d="M101 54c0 28-23 52-50 52-29 0-51-24-51-52 0-30 22-54 51-54 27 0 50 24 50 54z">
          <text:p/>
        </draw:path>
        <draw:path draw:style-name="gr15" draw:text-style-name="P3" draw:layer="layout" svg:width="0.1cm" svg:height="0.106cm" svg:x="9.477cm" svg:y="2.488cm" svg:viewBox="0 0 101 107" svg:d="M101 54c0 29-22 53-51 53-27 0-50-24-50-53 0-30 23-54 50-54 29 0 51 24 51 54z">
          <text:p/>
        </draw:path>
        <draw:path draw:style-name="gr15" draw:text-style-name="P3" draw:layer="layout" svg:width="0.1cm" svg:height="0.106cm" svg:x="8.678cm" svg:y="2.488cm" svg:viewBox="0 0 101 107" svg:d="M101 54c0 29-23 53-51 53s-50-24-50-53c0-30 22-54 50-54s51 24 51 54z">
          <text:p/>
        </draw:path>
        <draw:path draw:style-name="gr15" draw:text-style-name="P3" draw:layer="layout" svg:width="0.101cm" svg:height="0.105cm" svg:x="10.302cm" svg:y="3.288cm" svg:viewBox="0 0 102 106" svg:d="M102 53c0 30-23 53-50 53-29 0-52-23-52-53 0-29 23-53 52-53 27 0 50 24 50 53z">
          <text:p/>
        </draw:path>
        <draw:path draw:style-name="gr15" draw:text-style-name="P3" draw:layer="layout" svg:width="0.101cm" svg:height="0.105cm" svg:x="10.302cm" svg:y="3.65cm" svg:viewBox="0 0 102 106" svg:d="M102 54c0 29-23 52-50 52-29 0-52-23-52-52 0-30 23-54 52-54 27 0 50 24 50 54z">
          <text:p/>
        </draw:path>
        <draw:path draw:style-name="gr15" draw:text-style-name="P3" draw:layer="layout" svg:width="0.099cm" svg:height="0.105cm" svg:x="9.778cm" svg:y="3.288cm" svg:viewBox="0 0 100 106" svg:d="M100 53c0 30-22 53-50 53s-50-23-50-53c0-29 22-53 50-53s50 24 50 53z">
          <text:p/>
        </draw:path>
        <draw:path draw:style-name="gr15" draw:text-style-name="P3" draw:layer="layout" svg:width="0.1cm" svg:height="0.105cm" svg:x="10.282cm" svg:y="4.115cm" svg:viewBox="0 0 101 106" svg:d="M101 53c0 29-23 53-51 53s-50-24-50-53 22-53 50-53 51 24 51 53z">
          <text:p/>
        </draw:path>
        <draw:path draw:style-name="gr15" draw:text-style-name="P3" draw:layer="layout" svg:width="0.1cm" svg:height="0.105cm" svg:x="10.028cm" svg:y="4.115cm" svg:viewBox="0 0 101 106" svg:d="M101 53c0 29-23 53-50 53-28 0-51-24-51-53s23-53 51-53c27 0 50 24 50 53z">
          <text:p/>
        </draw:path>
        <draw:path draw:style-name="gr15" draw:text-style-name="P3" draw:layer="layout" svg:width="0.1cm" svg:height="0.105cm" svg:x="9.477cm" svg:y="5.382cm" svg:viewBox="0 0 101 106" svg:d="M101 53c0 30-22 53-51 53-27 0-50-23-50-53 0-29 23-53 50-53 29 0 51 24 51 53z">
          <text:p/>
        </draw:path>
        <draw:path draw:style-name="gr15" draw:text-style-name="P3" draw:layer="layout" svg:width="0.1cm" svg:height="0.105cm" svg:x="9.477cm" svg:y="5.777cm" svg:viewBox="0 0 101 106" svg:d="M101 54c0 28-22 52-51 52-27 0-50-24-50-52 0-30 23-54 50-54 29 0 51 24 51 54z">
          <text:p/>
        </draw:path>
        <draw:path draw:style-name="gr15" draw:text-style-name="P3" draw:layer="layout" svg:width="0.1cm" svg:height="0.105cm" svg:x="9.797cm" svg:y="5.777cm" svg:viewBox="0 0 101 106" svg:d="M101 54c0 28-23 52-50 52-29 0-51-24-51-52 0-30 22-54 51-54 27 0 50 24 50 54z">
          <text:p/>
        </draw:path>
        <draw:path draw:style-name="gr15" draw:text-style-name="P3" draw:layer="layout" svg:width="0.1cm" svg:height="0.105cm" svg:x="8.978cm" svg:y="5.769cm" svg:viewBox="0 0 101 106" svg:d="M101 54c0 29-22 52-51 52-28 0-50-23-50-52 0-30 22-54 50-54 29 0 51 24 51 54z">
          <text:p/>
        </draw:path>
        <draw:path draw:style-name="gr15" draw:text-style-name="P3" draw:layer="layout" svg:width="0.1cm" svg:height="0.105cm" svg:x="8.828cm" svg:y="6.905cm" svg:viewBox="0 0 101 106" svg:d="M101 54c0 29-23 52-50 52-28 0-51-23-51-52 0-30 23-54 51-54 27 0 50 24 50 54z">
          <text:p/>
        </draw:path>
        <draw:path draw:style-name="gr15" draw:text-style-name="P3" draw:layer="layout" svg:width="0.1cm" svg:height="0.104cm" svg:x="9.797cm" svg:y="6.577cm" svg:viewBox="0 0 101 105" svg:d="M101 54c0 28-23 51-50 51-29 0-51-23-51-51 0-30 22-54 51-54 27 0 50 24 50 54z">
          <text:p/>
        </draw:path>
        <draw:path draw:style-name="gr15" draw:text-style-name="P3" draw:layer="layout" svg:width="0.1cm" svg:height="0.105cm" svg:x="8.978cm" svg:y="6.57cm" svg:viewBox="0 0 101 106" svg:d="M101 54c0 29-22 52-51 52-28 0-50-23-50-52s22-54 50-54c29 0 51 25 51 54z">
          <text:p/>
        </draw:path>
        <draw:path draw:style-name="gr15" draw:text-style-name="P3" draw:layer="layout" svg:width="0.1cm" svg:height="0.105cm" svg:x="8.678cm" svg:y="6.57cm" svg:viewBox="0 0 101 106" svg:d="M101 54c0 29-23 52-51 52s-50-23-50-52 22-54 50-54 51 25 51 54z">
          <text:p/>
        </draw:path>
        <draw:path draw:style-name="gr15" draw:text-style-name="P3" draw:layer="layout" svg:width="0.1cm" svg:height="0.105cm" svg:x="8.678cm" svg:y="5.382cm" svg:viewBox="0 0 101 106" svg:d="M101 53c0 30-23 53-51 53s-50-23-50-53c0-29 22-53 50-53s51 24 51 53z">
          <text:p/>
        </draw:path>
        <draw:path draw:style-name="gr15" draw:text-style-name="P3" draw:layer="layout" svg:width="0.1cm" svg:height="0.105cm" svg:x="8.678cm" svg:y="5.769cm" svg:viewBox="0 0 101 106" svg:d="M101 54c0 29-23 52-51 52s-50-23-50-52c0-30 22-54 50-54s51 24 51 54z">
          <text:p/>
        </draw:path>
        <draw:path draw:style-name="gr15" draw:text-style-name="P3" draw:layer="layout" svg:width="0.1cm" svg:height="0.105cm" svg:x="8.758cm" svg:y="4.915cm" svg:viewBox="0 0 101 106" svg:d="M101 54c0 29-24 52-51 52-28 0-50-23-50-52s22-54 50-54c27 0 51 25 51 54z">
          <text:p/>
        </draw:path>
        <draw:path draw:style-name="gr15" draw:text-style-name="P3" draw:layer="layout" svg:width="0.1cm" svg:height="0.105cm" svg:x="9.012cm" svg:y="4.915cm" svg:viewBox="0 0 101 106" svg:d="M101 54c0 29-23 52-50 52-29 0-51-23-51-52s22-54 51-54c27 0 50 25 50 54z">
          <text:p/>
        </draw:path>
        <draw:path draw:style-name="gr15" draw:text-style-name="P3" draw:layer="layout" svg:width="0.1cm" svg:height="0.105cm" svg:x="9.266cm" svg:y="4.915cm" svg:viewBox="0 0 101 106" svg:d="M101 54c0 29-24 52-51 52-28 0-50-23-50-52s22-54 50-54c27 0 51 25 51 54z">
          <text:p/>
        </draw:path>
        <draw:path draw:style-name="gr15" draw:text-style-name="P3" draw:layer="layout" svg:width="0.1cm" svg:height="0.105cm" svg:x="9.52cm" svg:y="4.915cm" svg:viewBox="0 0 101 106" svg:d="M101 54c0 29-23 52-50 52-29 0-51-23-51-52s22-54 51-54c27 0 50 25 50 54z">
          <text:p/>
        </draw:path>
        <draw:path draw:style-name="gr15" draw:text-style-name="P3" draw:layer="layout" svg:width="0.1cm" svg:height="0.105cm" svg:x="9.774cm" svg:y="4.915cm" svg:viewBox="0 0 101 106" svg:d="M101 54c0 29-23 52-50 52-29 0-51-23-51-52s22-54 51-54c27 0 50 25 50 54z">
          <text:p/>
        </draw:path>
        <draw:path draw:style-name="gr15" draw:text-style-name="P3" draw:layer="layout" svg:width="0.1cm" svg:height="0.105cm" svg:x="10.028cm" svg:y="4.915cm" svg:viewBox="0 0 101 106" svg:d="M101 54c0 29-23 52-50 52-28 0-51-23-51-52s23-54 51-54c27 0 50 25 50 54z">
          <text:p/>
        </draw:path>
        <draw:path draw:style-name="gr15" draw:text-style-name="P3" draw:layer="layout" svg:width="0.1cm" svg:height="0.105cm" svg:x="10.282cm" svg:y="4.915cm" svg:viewBox="0 0 101 106" svg:d="M101 54c0 29-23 52-51 52s-50-23-50-52 22-54 50-54 51 25 51 54z">
          <text:p/>
        </draw:path>
        <draw:path draw:style-name="gr15" draw:text-style-name="P3" draw:layer="layout" svg:width="0.1cm" svg:height="0.105cm" svg:x="9.774cm" svg:y="4.115cm" svg:viewBox="0 0 101 106" svg:d="M101 53c0 29-23 53-50 53-29 0-51-24-51-53s22-53 51-53c27 0 50 24 50 53z">
          <text:p/>
        </draw:path>
        <draw:path draw:style-name="gr15" draw:text-style-name="P3" draw:layer="layout" svg:width="0.1cm" svg:height="0.105cm" svg:x="9.52cm" svg:y="4.115cm" svg:viewBox="0 0 101 106" svg:d="M101 53c0 29-23 53-50 53-29 0-51-24-51-53s22-53 51-53c27 0 50 24 50 53z">
          <text:p/>
        </draw:path>
        <draw:path draw:style-name="gr15" draw:text-style-name="P3" draw:layer="layout" svg:width="0.1cm" svg:height="0.105cm" svg:x="9.266cm" svg:y="4.115cm" svg:viewBox="0 0 101 106" svg:d="M101 53c0 29-24 53-51 53-28 0-50-24-50-53s22-53 50-53c27 0 51 24 51 53z">
          <text:p/>
        </draw:path>
        <draw:path draw:style-name="gr15" draw:text-style-name="P3" draw:layer="layout" svg:width="0.1cm" svg:height="0.105cm" svg:x="9.012cm" svg:y="4.115cm" svg:viewBox="0 0 101 106" svg:d="M101 53c0 29-23 53-50 53-29 0-51-24-51-53s22-53 51-53c27 0 50 24 50 53z">
          <text:p/>
        </draw:path>
        <draw:path draw:style-name="gr15" draw:text-style-name="P3" draw:layer="layout" svg:width="0.1cm" svg:height="0.105cm" svg:x="8.758cm" svg:y="4.115cm" svg:viewBox="0 0 101 106" svg:d="M101 53c0 29-24 53-51 53-28 0-50-24-50-53s22-53 50-53c27 0 51 24 51 53z">
          <text:p/>
        </draw:path>
        <draw:polygon draw:style-name="gr1" draw:text-style-name="P1" draw:layer="layout" svg:width="0.399cm" svg:height="0.315cm" svg:x="16.832cm" svg:y="7.666cm" svg:viewBox="0 0 400 316" draw:points="227,3 300,80 387,80 394,81 398,86 400,92 400,303 398,311 393,315 387,316 274,316 267,314 262,309 261,303 261,301 14,301 8,300 3,294 2,289 2,29 0,15 1,7 6,2 12,0 220,0">
          <text:p/>
        </draw:polygon>
        <draw:polygon draw:style-name="gr1" draw:text-style-name="P1" draw:layer="layout" svg:width="3.15cm" svg:height="5.277cm" svg:x="18.556cm" svg:y="1.917cm" svg:viewBox="0 0 3151 5278" draw:points="3135,2 3140,8 3141,14 3142,318 3140,326 3135,330 3128,332 3122,329 3119,324 3109,307 3092,282 3072,261 3049,244 3034,235 3024,229 3018,225 3016,217 3016,203 3015,200 3014,195 3013,187 3009,180 3007,173 2999,161 2989,149 2967,126 2889,44 2881,39 2876,36 2863,29 2848,27 1467,27 1464,27 1453,29 1445,33 1439,36 1434,39 1427,44 1352,123 1346,126 1331,126 1326,127 1307,130 1284,139 1263,150 1243,165 1226,183 1211,204 1211,205 1206,210 1202,211 1193,213 1179,219 1175,223 1167,228 1106,292 1100,295 1093,295 1089,292 1077,280 1056,266 1033,253 1009,246 997,244 983,242 958,242 942,244 932,246 908,253 885,266 864,280 846,298 830,319 817,343 808,368 802,394 800,420 802,447 807,469 808,473 817,498 830,521 846,543 864,561 885,575 897,582 908,587 932,595 958,600 983,600 1009,595 1033,587 1053,576 1056,575 1077,561 1096,543 1111,521 1125,498 1127,492 1131,486 1137,482 1214,401 1220,398 1227,399 1232,401 1241,412 1244,418 1244,425 1241,429 1226,446 1211,466 1200,489 1192,513 1191,525 1316,525 1312,531 1309,545 1309,559 1312,572 1316,579 1191,579 1192,590 1200,614 1211,637 1226,657 1243,676 1263,691 1284,702 1307,710 1331,714 1334,714 1334,597 1339,601 1352,604 1365,604 1378,601 1384,597 1384,714 1386,714 1410,710 1433,702 1455,691 1475,676 1492,657 1506,637 1517,614 1525,590 1527,579 1402,579 1405,572 1409,559 1409,545 1405,531 1402,525 1527,525 1525,513 1517,489 1506,466 1492,446 1477,429 1473,423 1474,416 1477,412 1492,395 1493,394 1496,391 1506,375 1517,352 1525,328 1529,301 1529,276 1525,251 1517,227 1506,204 1505,197 1507,190 1512,185 1517,184 1628,184 1634,186 1639,192 1640,200 1637,206 1635,208 1617,222 1600,239 1598,242 1587,259 1576,281 1569,305 1565,330 1565,511 1569,536 1576,560 1584,579 1587,582 1600,602 1617,620 1636,634 1646,639 1657,646 1669,649 1680,653 1703,657 1726,657 1750,653 1772,646 1794,634 1813,620 1829,602 1835,599 1842,600 1845,601 1859,611 1864,614 1877,621 1881,623 1896,628 1915,630 1935,630 1954,628 1954,627 1973,621 1990,611 2006,600 2016,589 2022,585 2029,586 2034,589 2043,600 2059,611 2077,621 2096,627 2100,628 2100,466 2106,469 2118,473 2131,473 2144,469 2150,466 2150,628 2154,627 2173,621 2190,611 2206,600 2220,585 2226,575 2232,571 2238,571 2243,573 2259,585 2266,589 2277,594 2287,599 2296,601 2315,604 2335,604 2354,601 2359,600 2373,594 2390,585 2393,584 2399,582 2406,583 2409,587 2420,602 2437,620 2456,634 2466,639 2478,646 2490,649 2500,653 2524,657 2547,657 2571,653 2593,646 2614,634 2634,620 2650,602 2664,582 2675,560 2682,536 2684,524 2686,511 2686,330 2682,305 2675,282 2675,281 2667,265 2664,259 2650,239 2634,222 2616,208 2611,202 2610,194 2614,188 2620,185 2623,184 2805,184 2811,186 2813,188 2842,218 2845,226 2845,232 2841,238 2840,239 2832,244 2809,261 2789,282 2772,307 2758,333 2748,361 2742,391 2740,420 2742,450 2748,480 2757,503 2758,508 2772,534 2789,559 2809,580 2832,597 2858,612 2884,623 2912,629 2937,631 2944,631 2969,629 2997,623 3024,612 3049,597 3072,580 3092,559 3109,534 3112,529 3120,515 3125,509 3132,507 3138,510 3142,516 3143,521 3146,1113 3144,1120 3138,1126 3132,1127 3125,1124 3123,1119 3109,1094 3092,1070 3072,1049 3049,1031 3034,1022 3024,1016 3018,1012 3016,1005 3016,990 3015,986 3014,983 3013,974 3009,966 3007,961 2999,947 2889,832 2881,826 2876,823 2863,817 2848,814 1467,814 1464,815 1453,817 1445,821 1439,823 1434,826 1427,832 1352,910 1346,914 1331,914 1326,915 1307,918 1284,926 1263,938 1243,952 1226,971 1211,991 1208,999 1202,1004 1195,1007 1191,1010 1183,1015 1115,1088 1108,1091 1101,1090 1096,1087 1096,1086 1078,1069 1077,1068 1056,1053 1033,1042 1009,1033 997,1031 983,1029 958,1029 942,1032 932,1033 908,1042 885,1053 864,1068 846,1086 830,1107 817,1131 808,1155 802,1181 800,1209 802,1235 808,1261 817,1286 819,1289 830,1308 846,1329 864,1348 885,1363 898,1369 908,1374 932,1383 958,1386 983,1386 1009,1383 1033,1374 1054,1364 1056,1363 1077,1348 1096,1329 1111,1308 1123,1288 1128,1284 1129,1283 1141,1278 1146,1275 1154,1269 1222,1198 1228,1194 1235,1194 1239,1198 1241,1199 1244,1205 1244,1213 1241,1217 1226,1233 1211,1254 1200,1277 1192,1301 1191,1314 1316,1314 1312,1319 1309,1332 1309,1346 1312,1360 1316,1365 1191,1365 1192,1377 1200,1402 1211,1424 1226,1446 1243,1463 1263,1478 1284,1490 1307,1498 1331,1503 1334,1503 1334,1385 1339,1388 1352,1391 1365,1391 1378,1388 1384,1385 1384,1503 1386,1503 1410,1498 1433,1490 1455,1478 1475,1463 1492,1446 1506,1424 1517,1402 1525,1377 1527,1365 1402,1365 1405,1360 1409,1346 1409,1332 1405,1319 1402,1314 1527,1314 1525,1301 1517,1277 1506,1254 1492,1233 1477,1217 1473,1211 1474,1203 1477,1199 1493,1181 1496,1178 1506,1162 1517,1139 1525,1115 1529,1090 1529,1064 1525,1038 1517,1014 1506,991 1505,985 1507,978 1512,972 1517,972 1628,972 1634,973 1639,980 1640,986 1637,993 1635,995 1617,1009 1600,1027 1598,1030 1587,1047 1576,1069 1569,1093 1565,1117 1565,1299 1569,1324 1576,1347 1584,1365 1587,1369 1600,1389 1617,1407 1636,1422 1646,1427 1657,1432 1669,1437 1680,1441 1703,1445 1726,1445 1750,1441 1751,1440 1772,1432 1794,1422 1813,1407 1829,1390 1835,1386 1842,1386 1845,1388 1859,1400 1864,1402 1877,1408 1881,1410 1896,1414 1915,1419 1935,1419 1954,1414 1973,1408 1990,1400 2006,1387 2016,1377 2022,1373 2029,1373 2034,1377 2043,1387 2059,1399 2077,1408 2096,1414 2100,1415 2100,1254 2106,1257 2118,1260 2131,1260 2144,1257 2150,1254 2150,1415 2154,1414 2173,1408 2190,1399 2206,1387 2220,1372 2226,1364 2232,1360 2238,1359 2243,1361 2259,1372 2267,1377 2277,1382 2287,1385 2296,1389 2315,1391 2335,1391 2354,1389 2359,1387 2373,1382 2390,1372 2391,1372 2398,1371 2404,1373 2406,1377 2413,1385 2431,1404 2451,1420 2474,1432 2498,1440 2511,1442 2511,1254 2516,1257 2529,1260 2542,1260 2555,1257 2561,1254 2561,1442 2573,1440 2597,1432 2619,1420 2640,1404 2658,1385 2672,1364 2684,1341 2692,1316 2696,1289 2696,1234 2579,1234 2582,1229 2586,1215 2586,1201 2582,1188 2579,1181 2696,1181 2696,1127 2692,1100 2684,1075 2672,1051 2658,1030 2640,1011 2619,996 2615,990 2614,983 2616,977 2622,972 2626,972 2805,972 2811,973 2813,975 2842,1006 2845,1012 2845,1020 2841,1026 2840,1027 2832,1031 2809,1049 2789,1070 2772,1094 2758,1120 2748,1149 2742,1178 2740,1209 2742,1238 2748,1267 2755,1287 2758,1296 2772,1322 2789,1346 2809,1367 2832,1385 2858,1400 2884,1410 2912,1416 2937,1419 2941,1419 2944,1419 2969,1416 2997,1410 3024,1400 3049,1385 3072,1367 3092,1346 3109,1322 3123,1296 3123,1295 3128,1289 3134,1287 3141,1289 3146,1296 3147,1301 3150,1910 3148,1917 3143,1923 3136,1924 3130,1920 3126,1915 3123,1908 3109,1882 3092,1857 3072,1836 3049,1819 3033,1809 3024,1804 3018,1800 3016,1792 3016,1778 3015,1773 3014,1770 3013,1763 3009,1755 3007,1748 2999,1736 2989,1724 2967,1701 2889,1619 2881,1614 2876,1611 2863,1604 2848,1601 1467,1601 1464,1602 1453,1604 1445,1609 1439,1611 1434,1614 1427,1619 1352,1698 1346,1701 1344,1701 1331,1701 1326,1702 1307,1705 1284,1714 1263,1725 1243,1740 1226,1758 1211,1779 1208,1785 1203,1791 1202,1791 1195,1794 1191,1798 1183,1803 1115,1875 1108,1878 1101,1878 1096,1874 1078,1856 1077,1855 1056,1841 1033,1829 1009,1821 997,1819 983,1818 958,1818 942,1820 932,1821 908,1829 885,1841 864,1855 846,1874 830,1894 817,1917 808,1943 802,1969 800,1995 802,2022 807,2044 808,2049 817,2073 830,2097 846,2117 864,2136 885,2150 897,2156 908,2162 932,2170 958,2174 983,2174 1009,2170 1033,2162 1053,2153 1056,2150 1077,2136 1096,2117 1111,2097 1123,2077 1128,2071 1129,2071 1141,2065 1146,2061 1154,2057 1222,1985 1228,1981 1235,1982 1239,1985 1241,1987 1244,1993 1244,2000 1241,2004 1226,2020 1211,2041 1200,2064 1192,2088 1191,2100 1316,2100 1312,2106 1309,2120 1309,2134 1312,2147 1316,2153 1191,2153 1192,2165 1200,2189 1211,2212 1226,2232 1243,2251 1263,2266 1284,2277 1307,2286 1331,2289 1334,2289 1334,2172 1339,2176 1352,2180 1365,2180 1378,2176 1384,2172 1384,2289 1386,2289 1410,2286 1433,2277 1455,2266 1475,2251 1492,2232 1506,2212 1517,2189 1525,2165 1527,2153 1402,2153 1405,2147 1409,2134 1409,2120 1405,2106 1402,2100 1527,2100 1525,2088 1517,2064 1506,2041 1492,2020 1477,2004 1473,1998 1474,1991 1477,1987 1492,1971 1493,1969 1496,1966 1506,1949 1517,1927 1525,1903 1529,1877 1529,1851 1525,1826 1517,1802 1506,1779 1506,1778 1505,1772 1507,1765 1512,1761 1517,1760 1625,1760 1631,1762 1636,1767 1637,1774 1634,1781 1631,1783 1610,1799 1592,1818 1578,1840 1566,1863 1559,1888 1555,1914 1555,2077 1559,2103 1566,2128 1570,2136 1578,2151 1592,2174 1610,2192 1625,2203 1631,2208 1645,2215 1653,2220 1677,2228 1702,2231 1727,2231 1752,2228 1776,2220 1799,2208 1819,2192 1832,2179 1837,2176 1844,2176 1847,2178 1859,2186 1864,2189 1877,2196 1881,2198 1896,2202 1915,2205 1935,2205 1954,2202 1973,2196 1990,2186 2006,2175 2016,2164 2022,2161 2029,2161 2034,2164 2043,2175 2059,2186 2077,2196 2096,2202 2100,2203 2100,2041 2106,2044 2118,2048 2131,2048 2144,2044 2150,2041 2150,2203 2154,2202 2173,2196 2190,2186 2206,2175 2220,2160 2226,2151 2232,2146 2238,2146 2243,2148 2259,2161 2266,2164 2277,2169 2287,2174 2296,2176 2315,2180 2335,2180 2354,2176 2359,2175 2373,2169 2390,2161 2393,2159 2399,2156 2406,2158 2409,2162 2420,2177 2437,2195 2456,2209 2466,2214 2478,2221 2490,2224 2500,2228 2524,2231 2547,2231 2571,2228 2572,2228 2593,2221 2614,2209 2634,2195 2650,2177 2664,2157 2675,2135 2682,2112 2683,2105 2686,2086 2686,1905 2682,1880 2675,1857 2675,1856 2667,1839 2664,1834 2650,1814 2634,1797 2616,1783 2611,1778 2610,1770 2614,1763 2620,1760 2623,1760 2805,1760 2811,1762 2813,1763 2842,1793 2845,1800 2845,1807 2841,1813 2840,1814 2832,1819 2809,1836 2789,1857 2772,1882 2758,1908 2748,1936 2742,1966 2740,1995 2742,2025 2748,2055 2756,2077 2758,2083 2772,2109 2789,2134 2809,2155 2832,2172 2858,2187 2884,2198 2912,2204 2937,2206 2944,2206 2969,2204 2997,2198 3024,2187 3049,2172 3072,2155 3092,2134 3109,2109 3123,2083 3126,2073 3131,2067 3138,2065 3144,2066 3149,2072 3151,2078 3151,2648 3149,2655 3143,2660 3136,2661 3130,2659 3127,2652 3123,2643 3109,2617 3092,2592 3072,2571 3049,2554 3034,2544 3024,2539 3018,2535 3016,2527 3016,2513 3015,2508 3014,2505 3013,2498 3009,2489 3007,2483 2999,2470 2989,2459 2967,2436 2889,2354 2881,2349 2876,2346 2863,2340 2848,2336 1467,2336 1464,2337 1453,2340 1445,2344 1439,2346 1434,2349 1427,2354 1352,2433 1346,2436 1344,2437 1331,2437 1326,2437 1307,2440 1284,2449 1263,2460 1243,2475 1226,2494 1211,2514 1208,2521 1203,2525 1202,2526 1195,2529 1191,2533 1183,2538 1115,2610 1108,2613 1101,2612 1096,2609 1078,2591 1077,2590 1056,2576 1033,2564 1009,2556 997,2554 983,2552 958,2552 942,2555 932,2556 908,2564 885,2576 864,2590 846,2609 830,2629 817,2652 808,2678 802,2704 800,2730 802,2757 807,2779 808,2784 817,2809 830,2831 846,2852 864,2871 885,2885 897,2891 908,2897 932,2905 958,2909 983,2909 1009,2905 1033,2897 1053,2888 1056,2885 1077,2871 1096,2852 1111,2831 1123,2811 1128,2806 1129,2806 1141,2800 1146,2796 1154,2792 1222,2720 1228,2716 1235,2717 1239,2720 1241,2722 1244,2728 1244,2735 1241,2739 1226,2755 1211,2776 1200,2799 1192,2823 1191,2836 1316,2836 1312,2841 1309,2855 1309,2869 1312,2882 1316,2888 1191,2888 1192,2900 1200,2924 1211,2947 1226,2967 1243,2985 1263,3001 1284,3012 1307,3021 1331,3024 1334,3024 1334,2907 1339,2911 1352,2915 1365,2915 1378,2911 1384,2907 1384,3024 1386,3024 1410,3021 1433,3012 1455,3001 1475,2985 1492,2967 1506,2947 1517,2924 1525,2900 1527,2888 1402,2888 1405,2882 1409,2869 1409,2855 1405,2841 1402,2836 1527,2836 1525,2823 1517,2799 1506,2776 1492,2755 1477,2739 1473,2733 1474,2726 1477,2722 1492,2706 1493,2704 1496,2701 1506,2685 1517,2662 1525,2638 1529,2612 1529,2587 1525,2561 1517,2537 1506,2514 1505,2507 1507,2500 1512,2496 1517,2495 1628,2495 1634,2496 1639,2501 1640,2510 1637,2516 1635,2518 1617,2532 1600,2548 1598,2552 1587,2569 1576,2591 1569,2615 1565,2640 1565,2821 1569,2847 1576,2870 1584,2888 1587,2892 1600,2912 1617,2930 1636,2944 1646,2949 1657,2955 1669,2960 1680,2963 1703,2966 1726,2966 1750,2963 1772,2955 1794,2944 1813,2930 1829,2913 1835,2909 1842,2909 1845,2911 1859,2922 1864,2924 1877,2931 1881,2933 1896,2937 1915,2941 1935,2941 1954,2937 1973,2931 1990,2922 2006,2910 2016,2899 2022,2896 2029,2896 2034,2899 2043,2910 2059,2922 2077,2931 2096,2937 2100,2938 2100,2776 2106,2779 2118,2783 2131,2783 2144,2779 2150,2776 2150,2938 2154,2937 2173,2931 2190,2922 2206,2910 2220,2895 2226,2886 2232,2882 2238,2881 2243,2883 2259,2895 2266,2899 2277,2904 2287,2907 2296,2911 2315,2915 2335,2915 2354,2911 2359,2910 2373,2904 2390,2895 2393,2894 2399,2891 2406,2893 2409,2897 2420,2912 2437,2930 2456,2944 2466,2949 2478,2955 2490,2960 2500,2963 2524,2966 2547,2966 2571,2963 2593,2955 2614,2944 2634,2930 2650,2912 2664,2892 2675,2870 2682,2847 2684,2833 2686,2821 2686,2640 2682,2615 2675,2592 2675,2591 2667,2574 2664,2569 2650,2548 2634,2532 2616,2518 2611,2513 2610,2505 2614,2498 2620,2495 2805,2495 2811,2496 2813,2498 2842,2528 2845,2535 2845,2542 2841,2548 2840,2549 2832,2554 2809,2571 2789,2592 2772,2617 2758,2643 2748,2671 2742,2701 2740,2730 2742,2760 2748,2790 2756,2811 2758,2818 2772,2844 2789,2869 2809,2890 2832,2907 2858,2922 2884,2933 2912,2939 2937,2941 2941,2941 2944,2941 2969,2939 2997,2933 3024,2922 3049,2907 3072,2890 3092,2869 3109,2844 3123,2818 3127,2808 3131,2802 3138,2799 3144,2801 3149,2806 3151,2813 3151,3383 3149,3390 3143,3395 3136,3396 3130,3394 3127,3388 3123,3378 3109,3352 3092,3327 3072,3306 3049,3289 3034,3279 3024,3274 3018,3270 3016,3262 3016,3248 3015,3243 3014,3240 3013,3232 3009,3224 3007,3218 2999,3205 2989,3194 2889,3089 2881,3084 2876,3081 2863,3074 2848,3071 1467,3071 1464,3072 1453,3074 1445,3079 1439,3081 1434,3084 1427,3089 1352,3168 1346,3171 1331,3171 1326,3172 1307,3175 1284,3184 1263,3195 1243,3210 1226,3229 1211,3249 1208,3256 1203,3260 1202,3261 1195,3264 1191,3268 1183,3273 1115,3345 1108,3348 1101,3347 1096,3344 1096,3343 1078,3326 1077,3325 1056,3311 1033,3299 1009,3291 997,3289 983,3287 958,3287 942,3290 932,3291 908,3299 885,3311 864,3325 846,3343 830,3364 817,3388 808,3413 802,3439 800,3466 802,3492 807,3514 808,3519 817,3543 830,3566 846,3587 864,3606 885,3620 897,3627 908,3632 932,3640 958,3644 983,3644 1009,3640 1033,3632 1053,3623 1056,3620 1077,3606 1096,3587 1111,3566 1123,3546 1128,3542 1129,3541 1141,3535 1146,3532 1154,3527 1222,3455 1228,3451 1235,3451 1239,3455 1241,3457 1244,3463 1244,3470 1241,3474 1226,3490 1211,3511 1200,3534 1192,3558 1191,3571 1316,3571 1312,3576 1309,3590 1309,3604 1312,3617 1316,3623 1191,3623 1192,3634 1200,3659 1211,3681 1226,3703 1243,3721 1263,3736 1284,3747 1307,3756 1331,3760 1334,3760 1334,3642 1339,3646 1352,3649 1365,3649 1378,3646 1384,3642 1384,3760 1386,3760 1410,3756 1433,3747 1455,3736 1475,3721 1492,3703 1506,3681 1517,3659 1525,3634 1527,3623 1402,3623 1405,3617 1409,3604 1409,3590 1405,3576 1402,3571 1527,3571 1525,3558 1517,3534 1506,3511 1492,3490 1477,3474 1473,3468 1474,3461 1477,3457 1493,3439 1496,3436 1506,3420 1517,3397 1525,3373 1529,3347 1529,3321 1525,3296 1517,3272 1506,3249 1505,3242 1507,3235 1512,3230 1517,3230 1628,3230 1634,3231 1639,3237 1640,3243 1637,3251 1635,3253 1617,3267 1600,3284 1598,3287 1587,3304 1576,3326 1569,3351 1565,3375 1565,3556 1569,3582 1576,3605 1584,3623 1587,3627 1600,3647 1617,3665 1636,3679 1646,3684 1657,3690 1669,3695 1680,3698 1703,3701 1726,3701 1750,3698 1772,3690 1794,3679 1813,3665 1829,3647 1835,3644 1842,3644 1845,3646 1859,3657 1864,3659 1877,3666 1881,3668 1896,3672 1915,3676 1935,3676 1954,3672 1973,3666 1990,3657 2006,3645 2016,3634 2022,3631 2029,3631 2034,3634 2043,3645 2059,3656 2077,3666 2096,3672 2100,3673 2100,3511 2106,3514 2118,3518 2131,3518 2144,3514 2150,3511 2150,3673 2154,3672 2173,3666 2190,3656 2206,3645 2220,3630 2226,3621 2232,3617 2238,3616 2243,3618 2259,3630 2266,3634 2277,3639 2287,3642 2296,3647 2315,3649 2335,3649 2354,3647 2359,3645 2373,3639 2390,3630 2393,3629 2399,3627 2406,3628 2409,3632 2420,3647 2437,3665 2456,3679 2466,3684 2478,3690 2490,3695 2500,3698 2524,3701 2547,3701 2571,3698 2593,3690 2614,3679 2634,3665 2650,3647 2664,3627 2675,3605 2682,3582 2684,3569 2686,3556 2686,3375 2682,3351 2675,3327 2675,3326 2667,3309 2664,3304 2650,3284 2634,3267 2616,3253 2611,3248 2610,3239 2614,3233 2620,3230 2805,3230 2811,3231 2813,3233 2842,3263 2845,3270 2845,3277 2841,3283 2840,3284 2832,3289 2809,3306 2789,3327 2772,3352 2758,3378 2748,3406 2742,3436 2740,3466 2742,3495 2748,3525 2756,3546 2758,3553 2772,3579 2789,3604 2809,3625 2832,3642 2858,3657 2884,3668 2912,3674 2937,3676 2941,3676 2944,3676 2969,3674 2997,3668 3024,3657 3049,3642 3072,3625 3092,3604 3109,3579 3123,3553 3127,3543 3131,3537 3138,3534 3144,3536 3149,3542 3151,3547 3151,4171 3149,4178 3143,4183 3136,4184 3130,4181 3127,4176 3123,4165 3113,4145 3109,4139 3092,4115 3072,4094 3049,4076 3034,4067 3024,4061 3018,4057 3016,4050 3016,4035 3015,4031 3014,4028 3013,4020 3009,4012 3007,4006 2999,3993 2989,3982 2967,3959 2889,3877 2881,3871 2876,3868 2863,3862 2848,3859 1467,3859 1464,3860 1453,3862 1445,3866 1439,3868 1434,3871 1427,3877 1352,3955 1346,3959 1344,3959 1331,3959 1326,3960 1307,3963 1284,3971 1263,3983 1243,3997 1226,4015 1211,4036 1208,4043 1203,4049 1202,4049 1195,4052 1191,4055 1183,4060 1115,4133 1108,4136 1101,4136 1096,4132 1078,4114 1077,4113 1056,4098 1033,4087 1009,4078 997,4076 983,4075 958,4075 942,4077 932,4078 908,4087 885,4098 864,4113 846,4132 830,4152 817,4175 808,4200 802,4226 800,4253 802,4280 807,4302 808,4306 817,4330 830,4354 846,4374 864,4393 885,4408 898,4414 908,4419 932,4428 958,4431 983,4431 1009,4428 1033,4419 1053,4410 1056,4408 1077,4393 1096,4374 1111,4354 1123,4334 1128,4328 1129,4328 1141,4323 1146,4319 1154,4314 1222,4242 1228,4239 1235,4240 1239,4242 1241,4243 1244,4250 1244,4258 1241,4262 1226,4278 1211,4299 1200,4322 1192,4346 1191,4358 1316,4358 1312,4364 1309,4377 1309,4391 1312,4405 1316,4410 1191,4410 1192,4423 1200,4447 1211,4470 1226,4490 1243,4509 1263,4523 1284,4535 1307,4543 1331,4547 1334,4547 1334,4430 1339,4433 1352,4437 1365,4437 1378,4433 1384,4430 1384,4547 1386,4547 1410,4543 1433,4535 1455,4523 1475,4509 1492,4490 1506,4470 1517,4447 1525,4423 1527,4410 1402,4410 1405,4405 1409,4391 1409,4377 1405,4364 1402,4358 1527,4358 1525,4346 1517,4322 1506,4299 1492,4278 1477,4262 1473,4256 1474,4248 1477,4243 1492,4228 1493,4226 1496,4223 1506,4206 1517,4184 1525,4160 1529,4135 1529,4109 1525,4083 1517,4059 1506,4036 1506,4035 1505,4030 1507,4023 1512,4018 1517,4017 1628,4017 1634,4019 1639,4025 1640,4032 1637,4038 1635,4040 1617,4054 1600,4072 1598,4075 1587,4092 1576,4114 1569,4137 1565,4162 1565,4344 1569,4368 1576,4392 1584,4410 1587,4414 1600,4434 1617,4452 1636,4467 1646,4472 1657,4478 1669,4481 1680,4486 1703,4489 1726,4489 1750,4486 1751,4486 1772,4478 1794,4467 1813,4452 1829,4434 1835,4431 1842,4431 1845,4433 1859,4445 1864,4447 1877,4453 1881,4455 1896,4459 1915,4463 1935,4463 1954,4459 1973,4453 1990,4445 2006,4432 2015,4423 2021,4419 2028,4419 2033,4423 2040,4431 2056,4443 2075,4453 2094,4459 2100,4460 2100,4299 2106,4302 2118,4305 2131,4305 2144,4302 2150,4299 2150,4460 2155,4459 2174,4453 2193,4443 2209,4431 2224,4415 2228,4410 2233,4405 2240,4405 2245,4407 2259,4418 2266,4422 2277,4427 2287,4431 2296,4433 2315,4437 2335,4437 2354,4433 2359,4432 2373,4427 2390,4418 2390,4417 2397,4416 2404,4419 2406,4422 2413,4431 2431,4450 2445,4460 2451,4466 2465,4473 2474,4477 2498,4486 2523,4489 2549,4489 2573,4486 2597,4477 2619,4466 2640,4450 2658,4431 2672,4409 2684,4386 2692,4361 2696,4334 2696,4172 2692,4145 2684,4120 2680,4112 2672,4097 2667,4089 2658,4075 2640,4056 2619,4040 2615,4035 2614,4028 2616,4022 2622,4017 2626,4017 2805,4017 2811,4019 2813,4020 2842,4051 2845,4057 2845,4065 2841,4071 2840,4072 2832,4076 2809,4094 2789,4115 2772,4139 2758,4165 2748,4194 2742,4223 2740,4253 2742,4283 2748,4312 2756,4334 2758,4341 2772,4367 2789,4391 2809,4412 2832,4430 2858,4445 2884,4455 2912,4461 2937,4464 2944,4464 2969,4461 2997,4455 3024,4445 3049,4430 3072,4412 3092,4391 3109,4367 3123,4341 3127,4330 3131,4325 3138,4322 3144,4324 3149,4328 3151,4335 3151,5265 3149,5272 3143,5276 3138,5278 1484,5278 1477,5276 1472,5270 1471,5265 1471,5186 1473,5179 1479,5174 1484,5173 1565,5173 1565,5136 1566,5128 1572,5124 1579,5123 1583,5124 1602,5135 1626,5143 1639,5145 1639,4982 1644,4985 1657,4990 1670,4990 1683,4985 1689,4982 1689,5145 1701,5143 1725,5135 1747,5123 1768,5107 1786,5088 1800,5066 1812,5043 1820,5018 1824,4992 1824,4963 1707,4963 1710,4957 1714,4943 1714,4930 1711,4921 2152,4921 2152,5146 2744,5146 2744,4921 2640,4921 2634,4919 2629,4914 2628,4910 2626,4893 2624,4881 2618,4866 2618,4859 2620,4845 2620,4768 2619,4761 2618,4757 2618,4748 2622,4740 2625,4727 2628,4702 2628,4696 2628,4676 2628,4667 2624,4653 2616,4640 2610,4636 2605,4631 2592,4624 2578,4622 2506,4622 2499,4622 2498,4622 2494,4623 2489,4622 2416,4622 2408,4622 2404,4623 2399,4622 2327,4622 2320,4622 2306,4627 2293,4636 2284,4646 2278,4660 2276,4676 2276,4696 2277,4701 2277,4707 2279,4721 2281,4732 2286,4748 2287,4754 2285,4768 2285,4845 2285,4853 2287,4857 2287,4865 2286,4866 2283,4874 2280,4887 2277,4910 2274,4917 2268,4921 2264,4921 1711,4921 1710,4916 1707,4910 1824,4910 1824,4881 1820,4855 1812,4830 1800,4805 1786,4784 1768,4765 1747,4750 1725,4738 1701,4729 1689,4727 1689,4891 1683,4888 1670,4884 1657,4884 1644,4888 1639,4891 1639,4727 1626,4729 1602,4738 1583,4748 1576,4750 1570,4747 1565,4741 1565,4737 1565,4725 1040,4725 1040,4845 1038,4852 1033,4856 1027,4858 426,4858 419,4855 417,4854 287,4717 284,4710 284,4707 284,4422 286,4414 291,4410 294,4408 315,4393 333,4374 349,4354 363,4330 372,4306 377,4280 379,4258 379,4253 378,4233 377,4226 372,4200 363,4175 349,4152 333,4132 315,4113 294,4098 291,4096 285,4091 284,4085 284,3634 286,3627 291,3623 294,3620 315,3606 333,3587 349,3566 363,3543 372,3519 377,3492 379,3470 379,3466 378,3446 377,3439 372,3413 363,3388 349,3364 333,3343 315,3325 294,3311 291,3309 285,3304 284,3297 284,2899 286,2892 291,2888 294,2885 315,2871 333,2852 349,2831 363,2809 372,2784 377,2757 379,2735 379,2730 378,2710 377,2704 372,2678 363,2652 349,2629 333,2609 315,2590 294,2576 291,2574 285,2569 284,2562 284,2164 286,2157 291,2153 294,2150 315,2136 333,2117 349,2097 363,2073 372,2049 377,2022 379,2000 379,1995 378,1975 377,1969 372,1943 363,1917 349,1894 333,1874 315,1855 294,1841 291,1839 285,1833 284,1827 284,1377 286,1369 291,1365 294,1363 315,1348 333,1329 349,1308 363,1286 372,1261 377,1235 379,1209 379,1205 378,1188 377,1181 372,1155 363,1131 349,1107 333,1086 315,1068 294,1053 291,1051 285,1047 284,1040 284,589 286,582 291,576 294,575 315,561 333,543 349,521 363,498 372,473 377,447 379,425 379,420 378,401 377,394 372,368 363,343 349,319 333,298 315,280 294,266 271,253 247,246 235,244 221,242 196,242 180,244 170,246 146,253 123,266 102,280 84,298 68,319 55,343 46,368 40,394 38,420 40,447 45,469 46,473 55,498 68,521 84,543 102,561 123,575 127,576 132,582 134,589 134,1040 132,1047 127,1051 123,1053 120,1055 102,1068 84,1086 68,1107 55,1131 46,1155 40,1181 38,1209 40,1235 46,1261 55,1286 57,1289 68,1308 84,1329 102,1348 123,1363 127,1365 132,1370 134,1377 134,1827 132,1834 127,1839 123,1841 120,1843 102,1855 84,1874 68,1894 55,1917 46,1943 40,1969 38,1995 40,2022 45,2044 46,2049 55,2073 68,2097 84,2117 102,2136 123,2150 127,2153 132,2157 134,2164 134,2562 132,2569 127,2574 123,2576 120,2578 102,2590 84,2609 68,2629 55,2652 46,2678 40,2704 38,2730 40,2757 45,2779 46,2784 55,2809 68,2831 84,2852 102,2871 123,2885 127,2888 132,2893 134,2899 134,3297 132,3304 127,3309 123,3311 120,3313 102,3325 84,3343 68,3364 55,3388 46,3413 40,3439 38,3466 40,3492 45,3514 46,3519 55,3543 68,3566 84,3587 102,3606 123,3620 127,3623 132,3628 134,3634 134,4085 132,4092 127,4096 123,4098 122,4099 102,4113 84,4132 68,4152 55,4175 46,4200 40,4226 38,4253 40,4280 45,4302 46,4306 55,4330 68,4354 84,4374 102,4393 123,4408 127,4410 132,4414 134,4422 134,4753 137,4768 142,4783 146,4788 150,4795 331,4986 342,4998 354,5006 360,5009 368,5013 378,5015 380,5015 382,5015 1027,5015 1034,5018 1038,5023 1040,5028 1040,5095 1184,5095 1191,5097 1193,5098 1218,5124 1221,5130 1221,5265 1220,5272 1215,5276 1209,5278 12,5278 5,5276 1,5270 0,5265 0,14 2,6 7,2 12,0 3128,0">
          <text:p/>
        </draw:polygon>
        <draw:polygon draw:style-name="gr1" draw:text-style-name="P1" draw:layer="layout" svg:width="0.456cm" svg:height="0.19cm" svg:x="20.556cm" svg:y="5.934cm" svg:viewBox="0 0 457 191" draw:points="452,2 457,7 457,15 455,21 452,23 432,39 414,58 407,68 402,72 395,74 391,72 374,63 355,56 336,51 316,51 297,56 278,63 260,71 253,78 247,82 246,83 238,85 232,83 228,80 224,75 209,58 193,45 174,36 155,29 150,28 150,191 144,188 131,185 118,185 106,188 100,191 100,28 94,29 75,36 56,45 40,58 33,67 26,70 19,70 15,67 5,56 0,50 0,45 0,13 2,5 7,1 12,0 445,0">
          <text:p/>
        </draw:polygon>
        <draw:polygon draw:style-name="gr1" draw:text-style-name="P1" draw:layer="layout" svg:width="0.46cm" svg:height="0.19cm" svg:x="20.555cm" svg:y="5.147cm" svg:viewBox="0 0 461 191" draw:points="455,1 460,7 461,14 458,21 456,23 438,37 421,55 410,69 405,75 398,75 394,72 391,70 374,61 354,56 335,51 315,51 296,56 277,61 259,70 243,83 237,85 230,84 226,80 220,71 206,57 190,45 173,36 154,29 150,28 150,191 144,188 131,184 118,184 106,188 100,191 100,28 96,29 77,36 59,45 43,57 34,67 27,70 20,70 16,67 6,57 5,56 0,49 0,45 0,13 2,5 7,1 12,0 449,0">
          <text:p/>
        </draw:polygon>
        <draw:polygon draw:style-name="gr1" draw:text-style-name="P1" draw:layer="layout" svg:width="0.46cm" svg:height="0.19cm" svg:x="20.555cm" svg:y="4.412cm" svg:viewBox="0 0 461 191" draw:points="455,1 460,6 461,15 458,21 456,23 438,37 421,54 410,70 405,76 398,76 394,74 391,71 374,61 354,56 335,51 315,51 296,56 277,61 259,71 243,84 237,86 230,85 226,81 220,72 206,57 190,44 173,36 154,29 150,28 150,191 144,188 131,184 118,184 106,188 100,191 100,28 96,29 77,36 59,44 43,57 34,68 27,71 20,71 16,68 6,57 5,56 0,50 0,45 0,13 2,5 7,1 12,0 449,0">
          <text:p/>
        </draw:polygon>
        <draw:polygon draw:style-name="gr1" draw:text-style-name="P1" draw:layer="layout" svg:width="0.46cm" svg:height="0.19cm" svg:x="20.555cm" svg:y="3.677cm" svg:viewBox="0 0 461 191" draw:points="455,2 460,7 461,15 458,21 456,23 438,37 421,56 410,70 405,75 398,76 394,74 391,71 374,63 354,56 335,53 315,53 296,56 277,63 259,71 243,84 237,87 230,85 226,81 220,72 206,58 190,45 173,35 154,29 150,28 150,191 144,188 131,185 118,185 106,188 100,191 100,28 96,29 77,35 59,45 43,58 34,68 27,71 20,71 16,68 6,58 5,57 0,51 0,46 0,13 2,5 7,1 12,0 449,0">
          <text:p/>
        </draw:polygon>
        <draw:polygon draw:style-name="gr1" draw:text-style-name="P1" draw:layer="layout" svg:width="0.457cm" svg:height="0.19cm" svg:x="20.556cm" svg:y="2.889cm" svg:viewBox="0 0 458 191" draw:points="452,1 457,7 458,14 455,21 452,24 432,39 414,58 407,68 402,72 395,74 392,71 374,61 355,56 336,51 316,51 297,56 277,61 259,71 243,84 237,86 230,85 226,81 220,72 206,57 190,45 173,36 154,29 150,28 150,191 144,188 131,184 118,184 106,188 100,191 100,28 96,29 77,36 59,45 43,57 34,68 27,71 20,71 16,68 6,57 5,56 0,49 0,45 0,13 2,5 7,1 12,0 445,0">
          <text:p/>
        </draw:polygon>
        <draw:polygon draw:style-name="gr1" draw:text-style-name="P1" draw:layer="layout" svg:width="0.46cm" svg:height="0.191cm" svg:x="20.555cm" svg:y="2.101cm" svg:viewBox="0 0 461 192" draw:points="455,2 460,8 461,16 458,22 456,24 438,38 421,56 410,70 405,76 398,76 394,73 391,72 374,63 354,56 335,54 315,54 296,56 277,63 259,72 243,84 237,86 230,85 226,81 220,72 206,58 190,46 173,37 154,29 150,29 150,192 144,189 131,185 118,185 106,189 100,192 100,29 96,29 77,37 59,46 43,58 34,68 27,71 20,71 16,68 6,58 5,57 0,51 0,46 0,14 2,6 7,1 12,0 449,0">
          <text:p/>
        </draw:polygon>
        <draw:polygon draw:style-name="gr1" draw:text-style-name="P1" draw:layer="layout" svg:width="0.45cm" svg:height="0.314cm" svg:x="16.831cm" svg:y="1.157cm" svg:viewBox="0 0 451 315" draw:points="253,2 255,3 326,78 438,78 445,80 450,87 451,92 451,302 449,310 443,314 438,315 12,315 5,314 1,308 0,302 0,226 0,224 1,218 1,98 0,92 0,89 0,14 2,6 7,1 12,0 246,0">
          <text:p/>
        </draw:polygon>
        <draw:polygon draw:style-name="gr1" draw:text-style-name="P1" draw:layer="layout" svg:width="0.4cm" svg:height="0.315cm" svg:x="19.666cm" svg:y="6.695cm" svg:viewBox="0 0 401 316" draw:points="395,2 400,7 401,13 401,67 400,70 399,76 394,102 394,213 399,239 400,244 401,248 401,302 399,310 393,314 388,316 155,316 149,313 144,308 119,281 115,278 113,276 112,275 111,275 110,274 75,236 12,236 6,234 1,229 0,224 0,13 2,6 7,1 12,0 388,0">
          <text:p/>
        </draw:polygon>
        <draw:polygon draw:style-name="gr1" draw:text-style-name="P1" draw:layer="layout" svg:width="2.4cm" svg:height="7.167cm" svg:x="15.556cm" svg:y="0.999cm" svg:viewBox="0 0 2401 7168" draw:points="1281,3 1286,8 1287,14 1287,93 1285,101 1279,106 1277,106 1271,108 1261,111 1249,120 1244,124 1238,131 1232,138 1227,141 1219,142 1215,140 1202,129 1180,118 1157,109 1146,108 1146,270 1140,267 1127,263 1114,263 1101,267 1096,270 1096,108 1085,109 1061,118 1040,129 1020,144 1003,162 988,183 977,206 970,230 965,255 965,290 1078,290 1074,295 1071,309 1071,322 1074,336 1078,341 965,341 965,376 970,401 977,425 988,447 1003,469 1020,487 1040,502 1061,513 1085,522 1096,523 1096,361 1101,364 1114,368 1127,368 1140,364 1146,361 1146,523 1157,522 1180,513 1202,502 1215,491 1222,489 1229,490 1232,494 1232,492 1235,498 1237,500 1242,505 1253,516 1262,520 1266,522 1273,524 1287,526 1713,526 1724,525 1729,524 1733,522 1740,520 1752,511 1757,507 1766,496 1772,482 1774,475 1776,460 1776,407 1778,400 1783,396 1789,395 2165,395 2171,396 2397,633 2401,639 2401,828 2399,836 2397,838 2369,867 2362,872 2223,872 2216,869 2212,864 2207,856 2197,841 2192,835 2175,816 2154,800 2144,795 2132,789 2108,780 2083,776 2018,776 2006,778 1993,780 1969,789 1947,800 1926,816 1908,835 1894,856 1891,862 1890,864 1885,869 1879,872 1398,872 1391,869 1387,864 1382,856 1372,841 1368,835 1350,816 1328,800 1318,795 1306,789 1282,780 1257,776 1192,776 1180,778 1167,780 1143,789 1121,800 1100,816 1082,835 1068,856 1065,862 1064,864 1059,869 1053,872 574,872 567,869 563,864 562,862 547,841 529,822 509,806 501,803 486,795 462,786 437,782 372,782 360,784 347,786 323,795 301,806 280,822 263,841 248,862 236,885 228,910 225,937 225,964 228,989 236,1014 243,1029 247,1036 248,1038 263,1059 280,1078 288,1084 288,1085 293,1090 293,1097 290,1104 280,1114 274,1122 266,1134 256,1156 248,1180 245,1204 245,1230 248,1254 256,1277 263,1293 266,1300 280,1320 297,1337 316,1351 325,1357 337,1363 341,1364 360,1370 383,1374 427,1374 439,1372 446,1373 450,1376 471,1398 474,1404 473,1411 469,1418 462,1423 445,1440 437,1452 432,1456 425,1456 418,1453 417,1452 409,1440 392,1423 373,1408 352,1397 330,1389 307,1386 300,1386 300,1497 294,1494 281,1490 268,1490 255,1494 250,1497 250,1386 243,1386 219,1389 197,1397 176,1408 157,1423 141,1440 126,1461 116,1483 108,1507 107,1517 232,1517 228,1523 225,1536 225,1550 228,1563 232,1569 107,1569 108,1579 116,1603 126,1625 141,1645 157,1663 176,1678 197,1689 219,1697 243,1700 250,1700 250,1589 255,1592 268,1595 281,1595 294,1592 300,1589 300,1700 307,1700 330,1697 352,1689 373,1678 392,1663 409,1645 417,1634 422,1630 429,1629 436,1633 437,1634 445,1645 462,1663 481,1678 491,1683 502,1689 514,1693 525,1697 548,1701 611,1701 635,1697 657,1689 678,1678 698,1663 714,1645 728,1625 739,1603 746,1579 749,1563 750,1555 750,1531 746,1507 739,1483 733,1471 728,1461 714,1440 698,1423 678,1408 661,1399 655,1393 654,1389 653,1386 653,1385 652,1378 649,1369 647,1366 647,1365 646,1363 642,1357 638,1350 563,1272 560,1265 560,1258 561,1254 563,1241 565,1230 565,1204 561,1180 554,1156 543,1134 538,1128 529,1114 519,1104 516,1098 517,1091 521,1085 529,1078 547,1059 562,1038 563,1036 567,1031 574,1029 1060,1029 1066,1031 1070,1034 1082,1053 1100,1072 1107,1077 1108,1078 1113,1084 1113,1091 1110,1098 1100,1108 1096,1114 1086,1128 1076,1150 1068,1174 1064,1198 1064,1223 1068,1247 1076,1272 1086,1293 1100,1314 1117,1330 1136,1345 1145,1350 1157,1357 1169,1361 1180,1364 1203,1368 1246,1368 1259,1366 1266,1367 1270,1369 1285,1385 1288,1391 1287,1399 1283,1404 1281,1406 1276,1408 1265,1416 1257,1423 1240,1440 1235,1449 1229,1453 1222,1453 1216,1450 1215,1449 1209,1440 1192,1423 1173,1408 1152,1397 1130,1389 1107,1386 1100,1386 1100,1497 1094,1494 1081,1490 1068,1490 1055,1494 1050,1497 1050,1386 1043,1386 1019,1389 997,1397 976,1408 957,1423 940,1440 926,1461 916,1483 908,1507 907,1517 1032,1517 1028,1523 1025,1536 1025,1550 1028,1563 1032,1569 907,1569 908,1579 916,1603 926,1625 940,1645 957,1663 976,1678 997,1689 1019,1697 1043,1700 1050,1700 1050,1589 1055,1592 1068,1595 1081,1595 1094,1592 1100,1589 1100,1700 1107,1700 1130,1697 1152,1689 1173,1678 1192,1663 1209,1645 1215,1637 1220,1633 1227,1633 1233,1636 1235,1637 1240,1645 1257,1663 1276,1678 1286,1683 1297,1689 1309,1693 1319,1697 1344,1701 1407,1701 1431,1697 1453,1689 1475,1678 1494,1663 1510,1645 1524,1625 1535,1603 1542,1579 1544,1563 1546,1555 1546,1531 1542,1507 1535,1483 1529,1471 1524,1461 1510,1440 1494,1423 1475,1408 1472,1407 1458,1399 1452,1394 1451,1387 1451,1360 1448,1345 1445,1337 1442,1330 1434,1318 1429,1314 1424,1307 1384,1265 1380,1259 1381,1252 1382,1247 1383,1237 1386,1223 1386,1198 1382,1174 1377,1156 1375,1150 1369,1138 1364,1128 1350,1108 1341,1098 1336,1091 1337,1084 1342,1078 1350,1072 1368,1053 1378,1038 1381,1034 1387,1030 1391,1029 1886,1029 1892,1031 1896,1034 1908,1053 1926,1072 1933,1077 1934,1078 1939,1084 1939,1091 1936,1098 1926,1108 1922,1114 1913,1128 1901,1150 1894,1174 1890,1198 1890,1223 1894,1247 1901,1272 1913,1293 1926,1314 1943,1330 1962,1345 1971,1350 1983,1357 1995,1361 2006,1364 2029,1368 2072,1368 2085,1366 2093,1367 2096,1369 2112,1386 2115,1393 2115,1400 2111,1406 2109,1407 2107,1408 2095,1418 2088,1423 2071,1440 2063,1452 2058,1456 2051,1456 2044,1453 2043,1452 2035,1440 2018,1423 1999,1408 1978,1397 1956,1389 1933,1386 1926,1386 1926,1497 1920,1494 1907,1490 1894,1490 1881,1494 1876,1497 1876,1386 1869,1386 1845,1389 1823,1397 1802,1408 1783,1423 1766,1440 1752,1461 1742,1483 1734,1507 1733,1517 1858,1517 1854,1523 1851,1536 1851,1550 1854,1563 1858,1569 1733,1569 1734,1579 1742,1603 1752,1625 1766,1645 1783,1663 1802,1678 1823,1689 1845,1697 1869,1700 1876,1700 1876,1589 1881,1592 1894,1595 1907,1595 1920,1592 1926,1589 1926,1700 1933,1700 1956,1697 1978,1689 1999,1678 2018,1663 2035,1645 2043,1634 2049,1630 2056,1629 2062,1633 2063,1634 2071,1645 2088,1663 2107,1678 2117,1683 2128,1689 2140,1693 2151,1697 2174,1701 2238,1701 2261,1697 2284,1689 2304,1678 2323,1663 2340,1645 2354,1625 2364,1603 2372,1579 2375,1563 2376,1555 2376,1531 2372,1507 2364,1483 2359,1471 2354,1461 2340,1440 2323,1423 2304,1408 2303,1407 2287,1399 2282,1394 2281,1387 2281,1366 2278,1350 2276,1345 2272,1337 2269,1330 2264,1323 2209,1265 2205,1259 2206,1252 2207,1247 2209,1234 2211,1223 2211,1198 2207,1174 2202,1156 2200,1150 2194,1138 2189,1128 2175,1108 2166,1098 2162,1091 2163,1084 2167,1078 2175,1072 2192,1053 2203,1038 2206,1034 2212,1030 2216,1029 2369,1029 2376,1031 2378,1033 2397,1053 2401,1059 2401,3402 2399,3409 2373,3437 2367,3440 2364,3441 511,3441 504,3438 502,3437 468,3401 441,3372 437,3365 438,3358 442,3353 442,3352 456,3342 473,3323 479,3320 486,3321 490,3323 508,3342 525,3355 527,3357 549,3368 572,3377 597,3380 621,3380 645,3377 668,3368 690,3357 710,3342 727,3323 733,3320 740,3321 744,3323 762,3342 779,3355 781,3357 803,3368 826,3377 851,3380 875,3380 899,3377 922,3368 944,3357 964,3342 981,3323 987,3320 994,3321 998,3323 1016,3342 1033,3355 1035,3357 1057,3368 1080,3377 1105,3380 1129,3380 1153,3377 1176,3368 1198,3357 1218,3342 1235,3323 1241,3320 1248,3321 1252,3323 1270,3342 1287,3355 1289,3357 1311,3368 1334,3377 1360,3380 1384,3380 1408,3377 1431,3368 1453,3357 1473,3342 1490,3323 1496,3320 1503,3321 1507,3323 1525,3342 1542,3355 1544,3357 1566,3368 1589,3377 1614,3380 1638,3380 1662,3377 1685,3368 1707,3357 1727,3342 1744,3323 1750,3320 1757,3321 1761,3323 1779,3342 1796,3355 1798,3357 1820,3368 1843,3377 1868,3380 1892,3380 1916,3377 1939,3368 1961,3357 1981,3342 1998,3323 2012,3303 2023,3279 2031,3255 2035,3229 2035,3206 2037,3198 2039,3196 2264,2959 2267,2955 2272,2946 2275,2939 2276,2937 2278,2932 2281,2917 2281,2499 2282,2492 2287,2487 2304,2478 2323,2463 2340,2445 2354,2426 2364,2403 2372,2379 2376,2355 2376,2331 2372,2307 2364,2283 2354,2261 2340,2241 2323,2223 2304,2208 2284,2197 2261,2189 2238,2185 2174,2185 2151,2189 2128,2197 2107,2208 2096,2217 2088,2223 2071,2241 2063,2252 2058,2256 2051,2256 2044,2253 2043,2252 2041,2248 2035,2241 2018,2223 1999,2208 1978,2197 1956,2189 1933,2185 1869,2185 1845,2189 1823,2197 1802,2208 1791,2217 1783,2223 1766,2241 1761,2248 1752,2261 1742,2283 1734,2307 1731,2331 1731,2355 1734,2379 1742,2403 1752,2426 1766,2445 1783,2463 1802,2478 1819,2487 1824,2492 1826,2499 1826,2500 1824,2507 1818,2513 1817,2513 1792,2527 1769,2545 1749,2566 1732,2590 1718,2617 1708,2645 1702,2674 1700,2704 1702,2734 1708,2764 1712,2773 1714,2778 1714,2786 1710,2792 1568,2942 1565,2946 1559,2956 1553,2969 1553,2973 1550,2979 1546,2982 1544,2983 1525,2998 1507,3016 1501,3020 1495,3019 1490,3016 1473,2998 1453,2983 1453,2982 1448,2977 1447,2972 1447,2500 1448,2494 1453,2490 1475,2478 1494,2463 1510,2445 1524,2426 1535,2403 1542,2379 1546,2355 1546,2331 1542,2307 1535,2283 1524,2261 1510,2241 1494,2223 1475,2208 1453,2197 1431,2189 1407,2185 1344,2185 1319,2189 1297,2197 1276,2208 1265,2217 1257,2223 1240,2241 1235,2248 1229,2253 1222,2253 1216,2250 1215,2248 1209,2241 1192,2223 1173,2208 1152,2197 1130,2189 1107,2185 1043,2185 1019,2189 997,2197 976,2208 965,2217 957,2223 940,2241 935,2248 926,2261 916,2283 908,2307 905,2331 905,2355 908,2379 916,2403 926,2426 940,2445 957,2463 976,2478 993,2487 998,2492 1000,2499 1000,2500 998,2507 992,2513 991,2513 967,2527 943,2545 923,2566 906,2590 892,2617 882,2645 876,2674 874,2704 876,2734 882,2764 892,2792 906,2818 923,2842 943,2863 967,2881 991,2896 992,2896 997,2900 1000,2907 1000,2922 1003,2937 1008,2952 1010,2954 1016,2963 1016,2964 1024,2973 1028,2979 1027,2986 1023,2993 1016,2998 998,3016 992,3020 986,3019 981,3016 964,2998 944,2983 936,2979 922,2972 907,2966 902,2963 659,2707 655,2701 655,2499 657,2492 662,2487 678,2478 698,2463 714,2445 728,2426 739,2403 746,2379 750,2355 750,2331 746,2307 739,2283 728,2261 714,2241 698,2223 678,2208 657,2197 635,2189 611,2185 548,2185 525,2189 502,2197 481,2208 470,2217 462,2223 445,2241 437,2252 432,2256 425,2256 418,2253 417,2252 415,2248 409,2241 392,2223 373,2208 352,2197 330,2189 307,2185 243,2185 219,2189 197,2197 176,2208 165,2217 157,2223 141,2241 135,2248 126,2261 116,2283 108,2307 104,2331 104,2355 108,2379 116,2403 126,2426 141,2445 157,2463 176,2478 193,2487 198,2492 200,2499 200,2500 198,2507 192,2513 191,2513 166,2527 143,2545 123,2566 106,2590 92,2617 82,2645 76,2674 74,2704 76,2734 82,2764 92,2792 106,2818 123,2842 143,2863 166,2881 191,2896 218,2906 246,2913 272,2915 278,2915 303,2913 323,2908 331,2906 358,2896 383,2881 391,2875 398,2873 405,2874 407,2876 507,2980 510,2987 509,2995 507,2999 490,3016 485,3020 478,3019 473,3016 456,2998 436,2983 414,2972 391,2963 374,2960 367,2959 343,2959 337,2960 318,2963 295,2972 273,2983 254,2998 236,3016 222,3037 211,3060 204,3084 200,3109 200,3229 204,3255 211,3279 222,3303 236,3323 254,3342 273,3357 274,3357 279,3362 280,3368 280,3401 282,3416 288,3430 291,3436 297,3443 416,3569 427,3581 439,3589 453,3595 455,3595 460,3596 468,3597 2364,3597 2371,3599 2373,3602 2397,3627 2401,3633 2401,6106 2399,6113 2397,6115 2369,6145 2363,6148 2211,6148 2204,6146 2201,6143 2188,6124 2170,6105 2167,6103 2162,6099 2158,6093 2157,6086 2160,6080 2161,6080 2170,6069 2184,6049 2195,6027 2202,6004 2203,5998 2206,5979 2206,5954 2202,5929 2201,5925 2201,5918 2204,5913 2259,5854 2264,5846 2267,5841 2273,5826 2275,5815 2276,5812 2276,5787 2278,5780 2282,5776 2299,5767 2318,5752 2335,5734 2349,5714 2360,5692 2367,5668 2370,5652 2371,5644 2371,5620 2367,5594 2360,5571 2350,5550 2349,5549 2335,5529 2318,5511 2299,5497 2278,5485 2256,5478 2233,5474 2169,5474 2146,5478 2123,5485 2102,5497 2091,5505 2083,5511 2066,5529 2061,5538 2055,5542 2048,5542 2042,5539 2041,5538 2035,5529 2018,5511 1999,5497 1978,5485 1956,5478 1933,5474 1926,5474 1926,5586 1920,5583 1907,5579 1894,5579 1881,5583 1876,5586 1876,5474 1869,5474 1845,5478 1823,5485 1802,5497 1783,5511 1766,5529 1752,5549 1742,5571 1734,5594 1733,5606 1858,5606 1854,5611 1851,5625 1851,5639 1854,5652 1858,5657 1733,5657 1734,5668 1742,5692 1752,5714 1766,5734 1783,5752 1802,5767 1823,5778 1845,5786 1869,5789 1876,5789 1876,5677 1881,5681 1894,5684 1907,5684 1920,5681 1926,5677 1926,5789 1933,5789 1956,5786 1978,5778 1999,5767 2018,5752 2035,5734 2041,5726 2046,5721 2053,5721 2059,5725 2061,5726 2066,5734 2083,5752 2102,5767 2106,5769 2111,5773 2112,5780 2110,5788 2091,5808 2085,5811 2080,5811 2068,5809 2024,5809 2000,5813 1978,5820 1957,5832 1951,5836 1938,5846 1921,5864 1918,5867 1907,5884 1897,5906 1889,5929 1886,5954 1886,5979 1889,6004 1897,6027 1904,6043 1907,6049 1921,6069 1931,6080 1934,6086 1934,6093 1930,6099 1922,6105 1904,6124 1890,6143 1885,6148 1880,6148 1408,6148 1402,6146 1398,6143 1388,6128 1370,6110 1362,6104 1358,6097 1357,6090 1360,6084 1361,6084 1364,6080 1370,6073 1384,6053 1395,6031 1402,6008 1402,6004 1406,5983 1406,5959 1404,5945 1402,5934 1401,5929 1400,5922 1404,5917 1454,5863 1462,5851 1468,5836 1470,5825 1471,5821 1471,5787 1473,5780 1478,5776 1495,5767 1514,5752 1530,5734 1544,5714 1555,5692 1562,5668 1564,5652 1566,5644 1566,5620 1562,5594 1555,5571 1545,5550 1544,5549 1530,5529 1514,5511 1495,5497 1473,5485 1451,5478 1427,5474 1364,5474 1341,5478 1317,5485 1296,5497 1285,5505 1277,5511 1260,5529 1246,5549 1246,5550 1241,5556 1234,5558 1227,5556 1224,5550 1223,5549 1209,5529 1192,5511 1173,5497 1152,5485 1130,5478 1107,5474 1100,5474 1100,5586 1094,5583 1081,5579 1068,5579 1055,5583 1050,5586 1050,5474 1043,5474 1019,5478 997,5485 976,5497 957,5511 940,5529 926,5549 916,5571 908,5594 907,5606 1032,5606 1028,5611 1025,5625 1025,5639 1028,5652 1032,5657 907,5657 908,5668 916,5692 926,5714 940,5734 957,5752 976,5767 997,5778 1019,5786 1043,5789 1050,5789 1050,5677 1055,5681 1068,5684 1081,5684 1094,5681 1100,5677 1100,5789 1107,5789 1130,5786 1152,5778 1173,5767 1192,5752 1209,5734 1223,5714 1224,5713 1229,5708 1235,5706 1242,5708 1246,5713 1246,5714 1260,5734 1277,5752 1291,5762 1296,5767 1300,5769 1306,5771 1311,5776 1312,5783 1310,5791 1308,5792 1290,5812 1284,5815 1279,5816 1267,5814 1223,5814 1199,5817 1177,5824 1156,5836 1149,5841 1137,5851 1121,5867 1114,5877 1106,5888 1096,5910 1088,5934 1085,5959 1085,5983 1088,6008 1096,6031 1101,6043 1106,6053 1121,6073 1130,6084 1133,6090 1133,6097 1128,6103 1128,6104 1121,6110 1103,6128 1098,6134 1093,6143 1087,6148 1082,6148 594,6148 587,6146 583,6141 582,6139 567,6117 549,6099 547,6097 541,6093 537,6087 536,6080 540,6073 543,6069 549,6063 563,6043 574,6021 581,5998 583,5983 585,5972 585,5948 582,5929 581,5923 580,5919 580,5912 583,5905 633,5853 641,5840 647,5825 649,5815 650,5811 650,5780 652,5773 656,5769 673,5760 692,5746 709,5728 723,5708 734,5686 741,5663 744,5646 745,5637 745,5613 741,5588 736,5572 734,5565 723,5543 709,5523 692,5505 673,5490 652,5479 630,5472 607,5467 543,5467 519,5472 497,5479 476,5490 468,5497 457,5505 440,5523 435,5530 429,5535 422,5536 416,5532 415,5530 409,5523 392,5505 373,5490 352,5479 330,5472 307,5467 300,5467 300,5580 294,5577 281,5572 268,5572 255,5577 250,5580 250,5467 243,5467 219,5472 197,5479 176,5490 157,5505 141,5523 126,5543 116,5565 108,5588 107,5599 232,5599 228,5605 225,5619 225,5632 228,5646 232,5652 107,5652 108,5663 116,5686 126,5708 141,5728 157,5746 176,5760 197,5771 219,5779 243,5782 250,5782 250,5671 255,5674 268,5677 281,5677 294,5674 300,5671 300,5782 307,5782 330,5779 352,5771 373,5760 392,5746 409,5728 415,5720 420,5715 427,5715 433,5718 435,5720 439,5726 440,5728 457,5746 476,5760 483,5763 488,5769 490,5776 487,5782 486,5784 470,5801 464,5804 460,5805 446,5802 403,5802 380,5807 357,5815 336,5825 328,5832 317,5840 300,5858 296,5864 286,5878 275,5900 269,5923 265,5948 265,5972 269,5998 275,6021 286,6043 300,6063 310,6073 313,6080 313,6087 309,6093 308,6093 300,6099 283,6117 268,6139 256,6162 248,6188 245,6214 245,6240 248,6266 256,6292 263,6305 267,6313 268,6315 283,6337 300,6355 314,6366 321,6370 333,6377 343,6383 367,6390 392,6396 458,6396 482,6390 506,6383 528,6370 549,6355 567,6337 582,6315 583,6313 588,6307 594,6305 1071,6305 1077,6308 1082,6313 1088,6326 1103,6347 1121,6366 1138,6379 1141,6381 1155,6389 1163,6393 1187,6401 1212,6406 1277,6406 1302,6401 1326,6393 1350,6381 1370,6366 1388,6347 1402,6326 1409,6313 1414,6307 1420,6305 1873,6305 1880,6308 1885,6313 1886,6315 1889,6321 1904,6343 1922,6361 1934,6370 1942,6377 1956,6385 1964,6389 1988,6398 2013,6401 2078,6401 2103,6398 2127,6389 2150,6377 2170,6361 2188,6343 2203,6321 2207,6313 2212,6307 2218,6305 2368,6305 2375,6308 2377,6309 2397,6330 2401,6337 2401,6526 2399,6533 2196,6746 2190,6749 1735,6749 1728,6748 1724,6742 1723,6741 1721,6734 1713,6721 1708,6715 1697,6705 1684,6699 1678,6697 1673,6696 1663,6695 1602,6695 1595,6693 1593,6691 1540,6635 1536,6632 1534,6630 1530,6627 1516,6620 1515,6619 1510,6618 1505,6617 1496,6616 1288,6616 1275,6618 1269,6619 1256,6625 1252,6629 1245,6632 1239,6631 1237,6630 1233,6627 1215,6620 1202,6618 1147,6618 1147,6783 1142,6780 1130,6777 1116,6777 1104,6780 1098,6783 1098,6618 1043,6618 1030,6620 1013,6627 998,6637 985,6650 975,6666 969,6684 968,6698 968,6802 1079,6802 1076,6808 1073,6822 1073,6835 1076,6849 1079,6854 968,6854 968,6959 969,6973 975,6991 985,7008 998,7020 1013,7031 1030,7037 1043,7038 1098,7038 1098,6874 1104,6877 1116,6882 1130,6882 1142,6877 1147,6874 1147,7038 1202,7038 1215,7037 1233,7031 1248,7020 1250,7018 1256,7015 1263,7015 1264,7016 1269,7018 1276,7020 1282,7023 1286,7030 1287,7033 1287,7142 1290,7146 1293,7152 1293,7159 1289,7165 1282,7167 1281,7168 12,7168 6,7166 1,7160 0,7155 0,6838 177,6838 177,7062 768,7062 768,6838 665,6838 658,6835 654,6830 653,6825 653,6808 652,6803 650,6783 647,6771 643,6756 642,6749 644,6735 644,6652 642,6648 642,6640 643,6639 646,6631 649,6618 652,6594 653,6587 653,6567 652,6558 648,6544 640,6531 634,6526 630,6522 616,6515 602,6513 530,6513 523,6513 522,6513 518,6514 513,6513 441,6513 434,6513 433,6513 429,6514 424,6513 352,6513 345,6513 331,6517 319,6526 309,6537 303,6551 301,6567 301,6592 302,6601 303,6612 306,6623 311,6639 311,6645 310,6660 310,6735 310,6743 311,6747 311,6755 311,6756 308,6764 305,6777 302,6801 301,6808 301,6825 299,6832 294,6837 289,6838 0,6838 0,4437 74,4437 76,4468 82,4497 92,4526 106,4552 123,4576 143,4597 166,4615 191,4629 192,4629 197,4634 200,4641 200,4670 198,4677 193,4682 176,4690 168,4697 157,4705 141,4723 136,4729 126,4743 116,4765 108,4788 104,4812 104,4837 108,4863 116,4886 125,4906 126,4908 141,4928 157,4946 176,4960 186,4965 197,4971 209,4976 219,4979 243,4982 307,4982 330,4979 352,4971 373,4960 392,4946 409,4928 415,4920 420,4915 427,4915 433,4918 435,4920 440,4928 457,4946 476,4960 486,4965 497,4971 509,4976 519,4979 543,4982 607,4982 630,4979 652,4971 673,4960 692,4946 709,4928 723,4908 734,4886 741,4863 745,4837 745,4812 741,4788 736,4771 734,4765 727,4750 723,4743 709,4723 692,4705 673,4690 664,4685 656,4682 652,4677 650,4670 650,4449 652,4443 653,4440 667,4426 673,4417 674,4415 675,4413 679,4404 681,4398 681,4397 684,4384 684,4169 686,4161 690,4157 697,4152 710,4142 727,4123 733,4120 740,4121 744,4123 762,4142 781,4157 782,4157 787,4162 788,4169 788,4276 790,4290 796,4305 797,4306 805,4318 874,4391 877,4397 877,4403 876,4408 874,4437 876,4468 882,4497 892,4526 906,4552 923,4576 943,4597 967,4615 991,4629 992,4629 997,4634 1000,4641 1000,4676 998,4683 993,4687 976,4697 965,4705 957,4711 940,4729 936,4734 926,4749 916,4771 908,4794 905,4820 905,4844 908,4868 916,4892 926,4913 926,4914 940,4934 957,4952 976,4967 986,4971 997,4978 1001,4979 1019,4985 1043,4989 1107,4989 1130,4985 1152,4978 1173,4967 1192,4952 1209,4934 1223,4914 1224,4913 1229,4908 1235,4906 1242,4909 1246,4913 1246,4914 1247,4915 1260,4934 1277,4952 1296,4967 1305,4971 1317,4978 1321,4979 1341,4985 1364,4989 1427,4989 1451,4985 1473,4978 1495,4967 1514,4952 1530,4934 1544,4914 1555,4892 1562,4868 1563,4863 1566,4844 1566,4820 1562,4794 1555,4771 1547,4755 1544,4749 1530,4729 1514,4711 1495,4697 1478,4687 1472,4683 1471,4676 1471,4425 1470,4421 1468,4409 1464,4398 1462,4395 1458,4388 1455,4384 1454,4382 1229,4148 1226,4141 1227,4134 1229,4130 1235,4123 1241,4120 1248,4121 1252,4123 1270,4142 1287,4155 1289,4157 1303,4164 1311,4169 1315,4172 1617,4489 1626,4497 1628,4499 1640,4508 1654,4514 1668,4517 1707,4517 1713,4519 1718,4524 1718,4526 1732,4552 1749,4576 1769,4597 1792,4615 1817,4629 1818,4629 1823,4634 1826,4641 1826,4676 1824,4683 1819,4687 1802,4697 1791,4705 1783,4711 1766,4729 1762,4734 1752,4749 1742,4771 1734,4794 1731,4820 1731,4844 1734,4868 1742,4892 1752,4913 1752,4914 1766,4934 1783,4952 1802,4967 1812,4971 1823,4978 1827,4979 1845,4985 1869,4989 1933,4989 1956,4985 1978,4978 1999,4967 2018,4952 2035,4934 2041,4926 2046,4921 2053,4921 2059,4925 2061,4926 2066,4934 2083,4952 2102,4967 2112,4971 2123,4978 2127,4979 2146,4985 2169,4989 2233,4989 2256,4985 2278,4978 2299,4967 2318,4952 2335,4934 2349,4914 2360,4892 2367,4868 2368,4863 2371,4844 2371,4820 2367,4794 2360,4771 2352,4755 2349,4749 2335,4729 2318,4711 2299,4697 2282,4687 2277,4683 2276,4676 2276,4351 2273,4337 2267,4322 2259,4309 2249,4298 2212,4259 2098,4140 2091,4135 2086,4132 2072,4125 2058,4122 2023,4122 2016,4120 2012,4115 2010,4108 2012,4103 2023,4080 2031,4056 2035,4031 2035,3996 1923,3996 1926,3991 1930,3977 1930,3964 1926,3950 1923,3944 2035,3944 2035,3910 2031,3885 2023,3861 2012,3838 1998,3817 1981,3799 1961,3784 1939,3773 1916,3764 1905,3762 1905,3925 1899,3922 1886,3919 1873,3919 1860,3922 1855,3925 1855,3762 1843,3764 1820,3773 1798,3784 1779,3799 1761,3817 1756,3821 1749,3820 1744,3817 1727,3799 1707,3784 1685,3773 1662,3764 1645,3761 1638,3760 1614,3760 1608,3761 1589,3764 1566,3773 1544,3784 1525,3799 1507,3817 1501,3821 1495,3820 1490,3817 1473,3799 1453,3784 1431,3773 1408,3764 1391,3761 1384,3760 1360,3760 1354,3761 1334,3764 1311,3773 1289,3784 1270,3799 1252,3817 1246,3821 1240,3820 1235,3817 1218,3799 1198,3784 1176,3773 1153,3764 1136,3761 1129,3760 1105,3760 1099,3761 1080,3764 1057,3773 1035,3784 1016,3799 998,3817 992,3821 986,3820 981,3817 964,3799 944,3784 922,3773 899,3764 882,3761 875,3760 851,3760 845,3761 826,3764 803,3773 781,3784 762,3799 744,3817 738,3821 732,3820 727,3817 710,3799 690,3784 668,3773 645,3764 628,3761 621,3760 597,3760 591,3761 572,3764 549,3773 527,3784 508,3799 490,3817 485,3821 478,3820 473,3817 456,3799 452,3796 447,3789 446,3785 446,3620 226,3620 226,3806 229,3809 233,3816 232,3823 230,3826 222,3838 211,3861 204,3885 200,3910 200,4031 204,4056 211,4080 222,4103 236,4123 254,4142 259,4149 260,4156 256,4162 216,4204 215,4206 212,4211 211,4212 208,4217 202,4232 202,4236 198,4242 194,4245 191,4246 166,4260 143,4279 123,4300 106,4324 92,4350 82,4379 76,4408 74,4437 0,4437 0,457 646,457 646,248 308,248 308,457 0,457 0,14 2,6 7,2 12,0 1274,0">
          <text:p/>
        </draw:polygon>
        <draw:polygon draw:style-name="gr1" draw:text-style-name="P1" draw:layer="layout" svg:width="1.045cm" svg:height="7.167cm" svg:x="17.086cm" svg:y="0.999cm" svg:viewBox="0 0 1046 7168" draw:points="1040,3 1045,8 1046,14 1046,7155 1044,7162 1038,7166 1033,7168 12,7168 5,7166 1,7160 0,7153 2,7146 3,7146 6,7142 6,7050 9,7043 14,7038 19,7037 132,7037 143,7036 148,7035 153,7033 158,7032 171,7023 176,7018 185,7007 191,6993 193,6986 195,6971 195,6921 198,6913 203,6909 208,6907 700,6907 710,6905 714,6905 729,6899 734,6895 741,6890 1004,6614 1012,6601 1018,6587 1021,6572 1021,596 1018,582 1012,567 1004,553 994,543 718,254 713,251 709,248 705,246 692,239 677,236 253,236 246,234 242,229 241,228 240,223 232,209 229,206 227,204 217,194 203,188 196,186 192,185 182,184 96,184 89,182 87,180 31,121 29,120 24,117 15,111 14,111 9,106 6,99 6,14 9,6 14,2 19,0 1033,0">
          <text:p/>
        </draw:polygon>
        <draw:line draw:style-name="gr2" draw:text-style-name="P2" draw:layer="layout" svg:x1="20.431cm" svg:y1="2.81cm" svg:x2="20.48cm" svg:y2="2.81cm">
          <text:p/>
        </draw:line>
        <draw:line draw:style-name="gr2" draw:text-style-name="P2" draw:layer="layout" svg:x1="20.394cm" svg:y1="2.81cm" svg:x2="20.43cm" svg:y2="2.81cm">
          <text:p/>
        </draw:line>
        <draw:line draw:style-name="gr2" draw:text-style-name="P2" draw:layer="layout" svg:x1="20.48cm" svg:y1="2.863cm" svg:x2="20.48cm" svg:y2="2.81cm">
          <text:p/>
        </draw:line>
        <draw:line draw:style-name="gr2" draw:text-style-name="P2" draw:layer="layout" svg:x1="20.031cm" svg:y1="2.81cm" svg:x2="20.395cm" svg:y2="2.81cm">
          <text:p/>
        </draw:line>
        <draw:line draw:style-name="gr2" draw:text-style-name="P2" draw:layer="layout" svg:x1="20.481cm" svg:y1="2.864cm" svg:x2="20.431cm" svg:y2="2.81cm">
          <text:p/>
        </draw:line>
        <draw:line draw:style-name="gr2" draw:text-style-name="P2" draw:layer="layout" svg:x1="19.914cm" svg:y1="2.933cm" svg:x2="20.032cm" svg:y2="2.81cm">
          <text:p/>
        </draw:line>
        <draw:line draw:style-name="gr2" draw:text-style-name="P2" draw:layer="layout" svg:x1="19.914cm" svg:y1="3.781cm" svg:x2="19.914cm" svg:y2="3.719cm">
          <text:p/>
        </draw:line>
        <draw:line draw:style-name="gr2" draw:text-style-name="P2" draw:layer="layout" svg:x1="19.526cm" svg:y1="3.913cm" svg:x2="19.661cm" svg:y2="3.913cm">
          <text:p/>
        </draw:line>
        <draw:line draw:style-name="gr2" draw:text-style-name="P2" draw:layer="layout" svg:x1="19.914cm" svg:y1="3.721cm" svg:x2="20.032cm" svg:y2="3.598cm">
          <text:p/>
        </draw:line>
        <draw:line draw:style-name="gr2" draw:text-style-name="P2" draw:layer="layout" svg:x1="19.786cm" svg:y1="3.781cm" svg:x2="19.913cm" svg:y2="3.781cm">
          <text:p/>
        </draw:line>
        <draw:line draw:style-name="gr2" draw:text-style-name="P2" draw:layer="layout" svg:x1="19.661cm" svg:y1="3.913cm" svg:x2="19.788cm" svg:y2="3.781cm">
          <text:p/>
        </draw:line>
        <draw:line draw:style-name="gr2" draw:text-style-name="P2" draw:layer="layout" svg:x1="19.914cm" svg:y1="3.256cm" svg:x2="19.956cm" svg:y2="3.256cm">
          <text:p/>
        </draw:line>
        <draw:line draw:style-name="gr2" draw:text-style-name="P2" draw:layer="layout" svg:x1="19.914cm" svg:y1="2.993cm" svg:x2="19.914cm" svg:y2="2.931cm">
          <text:p/>
        </draw:line>
        <draw:line draw:style-name="gr2" draw:text-style-name="P2" draw:layer="layout" svg:x1="19.786cm" svg:y1="2.993cm" svg:x2="19.913cm" svg:y2="2.993cm">
          <text:p/>
        </draw:line>
        <draw:line draw:style-name="gr2" draw:text-style-name="P2" draw:layer="layout" svg:x1="19.661cm" svg:y1="3.125cm" svg:x2="19.788cm" svg:y2="2.993cm">
          <text:p/>
        </draw:line>
        <draw:line draw:style-name="gr2" draw:text-style-name="P2" draw:layer="layout" svg:x1="19.526cm" svg:y1="3.125cm" svg:x2="19.661cm" svg:y2="3.125cm">
          <text:p/>
        </draw:line>
        <draw:line draw:style-name="gr2" draw:text-style-name="P2" draw:layer="layout" svg:x1="19.914cm" svg:y1="2.145cm" svg:x2="20.032cm" svg:y2="2.022cm">
          <text:p/>
        </draw:line>
        <draw:line draw:style-name="gr2" draw:text-style-name="P2" draw:layer="layout" svg:x1="19.526cm" svg:y1="2.337cm" svg:x2="19.645cm" svg:y2="2.337cm">
          <text:p/>
        </draw:line>
        <draw:line draw:style-name="gr2" draw:text-style-name="P2" draw:layer="layout" svg:x1="19.914cm" svg:y1="2.206cm" svg:x2="19.914cm" svg:y2="2.144cm">
          <text:p/>
        </draw:line>
        <draw:line draw:style-name="gr2" draw:text-style-name="P2" draw:layer="layout" svg:x1="19.914cm" svg:y1="2.468cm" svg:x2="20.005cm" svg:y2="2.468cm">
          <text:p/>
        </draw:line>
        <draw:line draw:style-name="gr2" draw:text-style-name="P2" draw:layer="layout" svg:x1="18.026cm" svg:y1="1.948cm" svg:x2="18.031cm" svg:y2="1.943cm">
          <text:p/>
        </draw:line>
        <draw:line draw:style-name="gr2" draw:text-style-name="P2" draw:layer="layout" svg:x1="18.03cm" svg:y1="2.022cm" svg:x2="18.03cm" svg:y2="1.943cm">
          <text:p/>
        </draw:line>
        <draw:line draw:style-name="gr2" draw:text-style-name="P2" draw:layer="layout" svg:x1="18.03cm" svg:y1="4.437cm" svg:x2="18.03cm" svg:y2="2.022cm">
          <text:p/>
        </draw:line>
        <draw:line draw:style-name="gr2" draw:text-style-name="P2" draw:layer="layout" svg:x1="17.76cm" svg:y1="3.907cm" svg:x2="17.76cm" svg:y2="3.341cm">
          <text:p/>
        </draw:line>
        <draw:line draw:style-name="gr2" draw:text-style-name="P2" draw:layer="layout" svg:x1="19.77cm" svg:y1="2.205cm" svg:x2="19.914cm" svg:y2="2.205cm">
          <text:p/>
        </draw:line>
        <draw:line draw:style-name="gr2" draw:text-style-name="P2" draw:layer="layout" svg:x1="19.644cm" svg:y1="2.337cm" svg:x2="19.77cm" svg:y2="2.205cm">
          <text:p/>
        </draw:line>
        <draw:line draw:style-name="gr2" draw:text-style-name="P2" draw:layer="layout" svg:x1="18.764cm" svg:y1="6.17cm" svg:x2="18.764cm" svg:y2="2.337cm">
          <text:p/>
        </draw:line>
        <draw:line draw:style-name="gr2" draw:text-style-name="P2" draw:layer="layout" svg:x1="19.914cm" svg:y1="4.043cm" svg:x2="19.956cm" svg:y2="4.043cm">
          <text:p/>
        </draw:line>
        <draw:line draw:style-name="gr2" draw:text-style-name="P2" draw:layer="layout" svg:x1="20.431cm" svg:y1="3.598cm" svg:x2="20.48cm" svg:y2="3.598cm">
          <text:p/>
        </draw:line>
        <draw:line draw:style-name="gr2" draw:text-style-name="P2" draw:layer="layout" svg:x1="20.031cm" svg:y1="3.598cm" svg:x2="20.431cm" svg:y2="3.598cm">
          <text:p/>
        </draw:line>
        <draw:line draw:style-name="gr2" draw:text-style-name="P2" draw:layer="layout" svg:x1="20.48cm" svg:y1="3.703cm" svg:x2="20.48cm" svg:y2="3.65cm">
          <text:p/>
        </draw:line>
        <draw:line draw:style-name="gr2" draw:text-style-name="P2" draw:layer="layout" svg:x1="20.48cm" svg:y1="3.912cm" svg:x2="20.48cm" svg:y2="3.702cm">
          <text:p/>
        </draw:line>
        <draw:line draw:style-name="gr2" draw:text-style-name="P2" draw:layer="layout" svg:x1="20.481cm" svg:y1="3.652cm" svg:x2="20.431cm" svg:y2="3.598cm">
          <text:p/>
        </draw:line>
        <draw:line draw:style-name="gr2" draw:text-style-name="P2" draw:layer="layout" svg:x1="21.395cm" svg:y1="3.598cm" svg:x2="21.496cm" svg:y2="3.704cm">
          <text:p/>
        </draw:line>
        <draw:line draw:style-name="gr2" draw:text-style-name="P2" draw:layer="layout" svg:x1="20.48cm" svg:y1="3.703cm" svg:x2="20.48cm" svg:y2="3.598cm">
          <text:p/>
        </draw:line>
        <draw:line draw:style-name="gr2" draw:text-style-name="P2" draw:layer="layout" svg:x1="21.495cm" svg:y1="3.702cm" svg:x2="21.495cm" svg:y2="3.912cm">
          <text:p/>
        </draw:line>
        <draw:line draw:style-name="gr2" draw:text-style-name="P2" draw:layer="layout" svg:x1="20.48cm" svg:y1="4.647cm" svg:x2="20.48cm" svg:y2="4.384cm">
          <text:p/>
        </draw:line>
        <draw:line draw:style-name="gr2" draw:text-style-name="P2" draw:layer="layout" svg:x1="20.495cm" svg:y1="4.332cm" svg:x2="20.58cm" svg:y2="4.332cm">
          <text:p/>
        </draw:line>
        <draw:line draw:style-name="gr2" draw:text-style-name="P2" draw:layer="layout" svg:x1="20.031cm" svg:y1="4.332cm" svg:x2="20.431cm" svg:y2="4.332cm">
          <text:p/>
        </draw:line>
        <draw:line draw:style-name="gr2" draw:text-style-name="P2" draw:layer="layout" svg:x1="20.48cm" svg:y1="4.384cm" svg:x2="20.48cm" svg:y2="4.332cm">
          <text:p/>
        </draw:line>
        <draw:line draw:style-name="gr2" draw:text-style-name="P2" draw:layer="layout" svg:x1="20.531cm" svg:y1="4.332cm" svg:x2="20.58cm" svg:y2="4.332cm">
          <text:p/>
        </draw:line>
        <draw:line draw:style-name="gr2" draw:text-style-name="P2" draw:layer="layout" svg:x1="20.481cm" svg:y1="4.386cm" svg:x2="20.431cm" svg:y2="4.332cm">
          <text:p/>
        </draw:line>
        <draw:line draw:style-name="gr2" draw:text-style-name="P2" draw:layer="layout" svg:x1="20.431cm" svg:y1="4.332cm" svg:x2="20.48cm" svg:y2="4.332cm">
          <text:p/>
        </draw:line>
        <draw:line draw:style-name="gr2" draw:text-style-name="P2" draw:layer="layout" svg:x1="20.48cm" svg:y1="4.332cm" svg:x2="20.495cm" svg:y2="4.332cm">
          <text:p/>
        </draw:line>
        <draw:line draw:style-name="gr2" draw:text-style-name="P2" draw:layer="layout" svg:x1="20.48cm" svg:y1="4.386cm" svg:x2="20.532cm" svg:y2="4.332cm">
          <text:p/>
        </draw:line>
        <draw:line draw:style-name="gr2" draw:text-style-name="P2" draw:layer="layout" svg:x1="21.495cm" svg:y1="4.437cm" svg:x2="21.495cm" svg:y2="4.647cm">
          <text:p/>
        </draw:line>
        <draw:line draw:style-name="gr2" draw:text-style-name="P2" draw:layer="layout" svg:x1="21.395cm" svg:y1="4.332cm" svg:x2="20.495cm" svg:y2="4.332cm">
          <text:p/>
        </draw:line>
        <draw:line draw:style-name="gr2" draw:text-style-name="P2" draw:layer="layout" svg:x1="21.395cm" svg:y1="4.332cm" svg:x2="21.496cm" svg:y2="4.438cm">
          <text:p/>
        </draw:line>
        <draw:line draw:style-name="gr2" draw:text-style-name="P2" draw:layer="layout" svg:x1="21.395cm" svg:y1="5.067cm" svg:x2="20.47cm" svg:y2="5.067cm">
          <text:p/>
        </draw:line>
        <draw:line draw:style-name="gr2" draw:text-style-name="P2" draw:layer="layout" svg:x1="21.395cm" svg:y1="5.067cm" svg:x2="21.496cm" svg:y2="5.173cm">
          <text:p/>
        </draw:line>
        <draw:line draw:style-name="gr2" draw:text-style-name="P2" draw:layer="layout" svg:x1="21.495cm" svg:y1="5.172cm" svg:x2="21.495cm" svg:y2="5.382cm">
          <text:p/>
        </draw:line>
        <draw:line draw:style-name="gr2" draw:text-style-name="P2" draw:layer="layout" svg:x1="20.681cm" svg:y1="4.752cm" svg:x2="20.681cm" svg:y2="4.647cm">
          <text:p/>
        </draw:line>
        <draw:line draw:style-name="gr2" draw:text-style-name="P2" draw:layer="layout" svg:x1="20.48cm" svg:y1="5.12cm" svg:x2="20.48cm" svg:y2="5.067cm">
          <text:p/>
        </draw:line>
        <draw:line draw:style-name="gr2" draw:text-style-name="P2" draw:layer="layout" svg:x1="20.48cm" svg:y1="5.121cm" svg:x2="20.532cm" svg:y2="5.067cm">
          <text:p/>
        </draw:line>
        <draw:line draw:style-name="gr2" draw:text-style-name="P2" draw:layer="layout" svg:x1="20.481cm" svg:y1="5.121cm" svg:x2="20.431cm" svg:y2="5.067cm">
          <text:p/>
        </draw:line>
        <draw:line draw:style-name="gr2" draw:text-style-name="P2" draw:layer="layout" svg:x1="20.48cm" svg:y1="5.067cm" svg:x2="20.531cm" svg:y2="5.067cm">
          <text:p/>
        </draw:line>
        <draw:line draw:style-name="gr2" draw:text-style-name="P2" draw:layer="layout" svg:x1="20.47cm" svg:y1="5.067cm" svg:x2="20.48cm" svg:y2="5.067cm">
          <text:p/>
        </draw:line>
        <draw:line draw:style-name="gr2" draw:text-style-name="P2" draw:layer="layout" svg:x1="20.031cm" svg:y1="5.067cm" svg:x2="20.431cm" svg:y2="5.067cm">
          <text:p/>
        </draw:line>
        <draw:line draw:style-name="gr2" draw:text-style-name="P2" draw:layer="layout" svg:x1="20.431cm" svg:y1="5.067cm" svg:x2="20.47cm" svg:y2="5.067cm">
          <text:p/>
        </draw:line>
        <draw:polyline draw:style-name="gr3" draw:text-style-name="P2" draw:layer="layout" svg:width="0.06cm" svg:height="0.095cm" svg:x="21.177cm" svg:y="6.903cm" svg:viewBox="0 0 61 96" draw:points="61,96 61,0 31,68 0,0 0,96">
          <text:p/>
        </draw:polyline>
        <draw:line draw:style-name="gr3" draw:text-style-name="P2" draw:layer="layout" svg:x1="21.134cm" svg:y1="6.997cm" svg:x2="21.134cm" svg:y2="6.934cm">
          <text:p/>
        </draw:line>
        <draw:polyline draw:style-name="gr3" draw:text-style-name="P2" draw:layer="layout" svg:width="0.008cm" svg:height="0.01cm" svg:x="21.13cm" svg:y="6.903cm" svg:viewBox="0 0 9 11" draw:points="4,0 9,6 4,11 0,6 4,0 4,11">
          <text:p/>
        </draw:polyline>
        <draw:line draw:style-name="gr3" draw:text-style-name="P2" draw:layer="layout" svg:x1="21.091cm" svg:y1="6.934cm" svg:x2="21.091cm" svg:y2="6.997cm">
          <text:p/>
        </draw:line>
        <draw:polyline draw:style-name="gr3" draw:text-style-name="P2" draw:layer="layout" svg:width="0.038cm" svg:height="0.063cm" svg:x="21.053cm" svg:y="6.934cm" svg:viewBox="0 0 39 64" draw:points="39,9 35,4 26,0 13,0 4,4 0,14 0,64">
          <text:p/>
        </draw:polyline>
        <draw:line draw:style-name="gr3" draw:text-style-name="P2" draw:layer="layout" svg:x1="21.01cm" svg:y1="6.997cm" svg:x2="21.01cm" svg:y2="6.934cm">
          <text:p/>
        </draw:line>
        <draw:polyline draw:style-name="gr3" draw:text-style-name="P2" draw:layer="layout" svg:width="0.008cm" svg:height="0.01cm" svg:x="21.006cm" svg:y="6.903cm" svg:viewBox="0 0 9 11" draw:points="5,0 9,6 5,11 0,6 5,0 5,11">
          <text:p/>
        </draw:polyline>
        <draw:polyline draw:style-name="gr3" draw:text-style-name="P2" draw:layer="layout" svg:width="0.043cm" svg:height="0.095cm" svg:x="20.924cm" svg:y="6.903cm" svg:viewBox="0 0 44 96" draw:points="0,96 44,96 44,0">
          <text:p/>
        </draw:polyline>
        <draw:polyline draw:style-name="gr3" draw:text-style-name="P2" draw:layer="layout" svg:width="0.04cm" svg:height="0.063cm" svg:x="20.856cm" svg:y="6.934cm" svg:viewBox="0 0 41 64" draw:points="0,64 0,14 5,4 14,0 31,0 41,4">
          <text:p/>
        </draw:polyline>
        <draw:polyline draw:style-name="gr3" draw:text-style-name="P2" draw:layer="layout" svg:width="0.044cm" svg:height="0.04cm" svg:x="20.856cm" svg:y="6.958cm" svg:viewBox="0 0 45 41" draw:points="0,37 9,41 31,41 40,37 45,27 45,19 40,8 31,4 9,4 0,0">
          <text:p/>
        </draw:polyline>
        <draw:line draw:style-name="gr3" draw:text-style-name="P2" draw:layer="layout" svg:x1="20.813cm" svg:y1="6.998cm" svg:x2="20.813cm" svg:y2="6.903cm">
          <text:p/>
        </draw:line>
        <draw:polyline draw:style-name="gr3" draw:text-style-name="P2" draw:layer="layout" svg:width="0.043cm" svg:height="0.063cm" svg:x="20.77cm" svg:y="6.934cm" svg:viewBox="0 0 44 64" draw:points="44,4 35,0 18,0 10,4 5,9 0,18 0,45 5,55 10,59 18,64 35,64 44,59">
          <text:p/>
        </draw:polyline>
        <draw:line draw:style-name="gr4" draw:text-style-name="P2" draw:layer="layout" svg:x1="19.972cm" svg:y1="7.113cm" svg:x2="19.934cm" svg:y2="7.113cm">
          <text:p/>
        </draw:line>
        <draw:line draw:style-name="gr4" draw:text-style-name="P2" draw:layer="layout" svg:x1="19.953cm" svg:y1="7.133cm" svg:x2="19.953cm" svg:y2="7.093cm">
          <text:p/>
        </draw:line>
        <draw:polyline draw:style-name="gr4" draw:text-style-name="P2" draw:layer="layout" svg:width="0.029cm" svg:height="0.053cm" svg:x="19.883cm" svg:y="7.081cm" svg:viewBox="0 0 30 54" draw:points="3,0 27,0 30,26 27,24 23,21 10,21 5,24 3,26 0,32 0,44 3,49 5,51 10,54 23,54 27,51 30,49">
          <text:p/>
        </draw:polyline>
        <draw:polyline draw:style-name="gr4" draw:text-style-name="P2" draw:layer="layout" svg:width="0.034cm" svg:height="0.053cm" svg:x="19.836cm" svg:y="7.081cm" svg:viewBox="0 0 35 54" draw:points="35,0 17,54 0,0">
          <text:p/>
        </draw:polyline>
        <draw:line draw:style-name="gr2" draw:text-style-name="P2" draw:layer="layout" svg:x1="19.943cm" svg:y1="6.855cm" svg:x2="19.941cm" svg:y2="6.852cm">
          <text:p/>
        </draw:line>
        <draw:line draw:style-name="gr5" draw:text-style-name="P2" draw:layer="layout" svg:x1="20.955cm" svg:y1="6.609cm" svg:x2="20.958cm" svg:y2="6.626cm">
          <text:p/>
        </draw:line>
        <draw:line draw:style-name="gr5" draw:text-style-name="P2" draw:layer="layout" svg:x1="20.957cm" svg:y1="6.624cm" svg:x2="20.963cm" svg:y2="6.634cm">
          <text:p/>
        </draw:line>
        <draw:line draw:style-name="gr5" draw:text-style-name="P2" draw:layer="layout" svg:x1="20.962cm" svg:y1="6.634cm" svg:x2="20.97cm" svg:y2="6.639cm">
          <text:p/>
        </draw:line>
        <draw:line draw:style-name="gr5" draw:text-style-name="P2" draw:layer="layout" svg:x1="20.969cm" svg:y1="6.639cm" svg:x2="20.971cm" svg:y2="6.633cm">
          <text:p/>
        </draw:line>
        <draw:line draw:style-name="gr5" draw:text-style-name="P2" draw:layer="layout" svg:x1="20.97cm" svg:y1="6.634cm" svg:x2="20.974cm" svg:y2="6.622cm">
          <text:p/>
        </draw:line>
        <draw:line draw:style-name="gr5" draw:text-style-name="P2" draw:layer="layout" svg:x1="20.972cm" svg:y1="6.621cm" svg:x2="20.972cm" svg:y2="6.614cm">
          <text:p/>
        </draw:line>
        <draw:line draw:style-name="gr5" draw:text-style-name="P2" draw:layer="layout" svg:x1="20.972cm" svg:y1="6.615cm" svg:x2="20.972cm" svg:y2="6.593cm">
          <text:p/>
        </draw:line>
        <draw:line draw:style-name="gr5" draw:text-style-name="P2" draw:layer="layout" svg:x1="20.972cm" svg:y1="6.593cm" svg:x2="21.008cm" svg:y2="6.593cm">
          <text:p/>
        </draw:line>
        <draw:line draw:style-name="gr5" draw:text-style-name="P2" draw:layer="layout" svg:x1="21.008cm" svg:y1="6.593cm" svg:x2="21.044cm" svg:y2="6.593cm">
          <text:p/>
        </draw:line>
        <draw:line draw:style-name="gr5" draw:text-style-name="P2" draw:layer="layout" svg:x1="21.044cm" svg:y1="6.593cm" svg:x2="21.044cm" svg:y2="6.615cm">
          <text:p/>
        </draw:line>
        <draw:line draw:style-name="gr5" draw:text-style-name="P2" draw:layer="layout" svg:x1="21.044cm" svg:y1="6.614cm" svg:x2="21.044cm" svg:y2="6.627cm">
          <text:p/>
        </draw:line>
        <draw:line draw:style-name="gr5" draw:text-style-name="P2" draw:layer="layout" svg:x1="21.044cm" svg:y1="6.627cm" svg:x2="21.048cm" svg:y2="6.635cm">
          <text:p/>
        </draw:line>
        <draw:line draw:style-name="gr5" draw:text-style-name="P2" draw:layer="layout" svg:x1="21.046cm" svg:y1="6.635cm" svg:x2="21.048cm" svg:y2="6.639cm">
          <text:p/>
        </draw:line>
        <draw:line draw:style-name="gr5" draw:text-style-name="P2" draw:layer="layout" svg:x1="21.047cm" svg:y1="6.639cm" svg:x2="21.056cm" svg:y2="6.633cm">
          <text:p/>
        </draw:line>
        <draw:line draw:style-name="gr5" draw:text-style-name="P2" draw:layer="layout" svg:x1="21.055cm" svg:y1="6.634cm" svg:x2="21.061cm" svg:y2="6.622cm">
          <text:p/>
        </draw:line>
        <draw:line draw:style-name="gr5" draw:text-style-name="P2" draw:layer="layout" svg:x1="21.06cm" svg:y1="6.624cm" svg:x2="21.062cm" svg:y2="6.609cm">
          <text:p/>
        </draw:line>
        <draw:line draw:style-name="gr5" draw:text-style-name="P2" draw:layer="layout" svg:x1="21.061cm" svg:y1="6.609cm" svg:x2="21.061cm" svg:y2="6.593cm">
          <text:p/>
        </draw:line>
        <draw:line draw:style-name="gr5" draw:text-style-name="P2" draw:layer="layout" svg:x1="21.061cm" svg:y1="6.593cm" svg:x2="21.097cm" svg:y2="6.593cm">
          <text:p/>
        </draw:line>
        <draw:line draw:style-name="gr5" draw:text-style-name="P2" draw:layer="layout" svg:x1="21.097cm" svg:y1="6.593cm" svg:x2="21.133cm" svg:y2="6.593cm">
          <text:p/>
        </draw:line>
        <draw:line draw:style-name="gr5" draw:text-style-name="P2" draw:layer="layout" svg:x1="21.133cm" svg:y1="6.593cm" svg:x2="21.133cm" svg:y2="6.613cm">
          <text:p/>
        </draw:line>
        <draw:line draw:style-name="gr5" draw:text-style-name="P2" draw:layer="layout" svg:x1="21.134cm" svg:y1="6.612cm" svg:x2="21.129cm" svg:y2="6.637cm">
          <text:p/>
        </draw:line>
        <draw:line draw:style-name="gr5" draw:text-style-name="P2" draw:layer="layout" svg:x1="21.13cm" svg:y1="6.637cm" svg:x2="21.121cm" svg:y2="6.662cm">
          <text:p/>
        </draw:line>
        <draw:line draw:style-name="gr5" draw:text-style-name="P2" draw:layer="layout" svg:x1="21.122cm" svg:y1="6.661cm" svg:x2="21.111cm" svg:y2="6.677cm">
          <text:p/>
        </draw:line>
        <draw:line draw:style-name="gr5" draw:text-style-name="P2" draw:layer="layout" svg:x1="21.112cm" svg:y1="6.676cm" svg:x2="21.102cm" svg:y2="6.687cm">
          <text:p/>
        </draw:line>
        <draw:line draw:style-name="gr5" draw:text-style-name="P2" draw:layer="layout" svg:x1="21.102cm" svg:y1="6.686cm" svg:x2="21.113cm" svg:y2="6.686cm">
          <text:p/>
        </draw:line>
        <draw:line draw:style-name="gr5" draw:text-style-name="P2" draw:layer="layout" svg:x1="21.113cm" svg:y1="6.686cm" svg:x2="21.125cm" svg:y2="6.686cm">
          <text:p/>
        </draw:line>
        <draw:line draw:style-name="gr5" draw:text-style-name="P2" draw:layer="layout" svg:x1="21.125cm" svg:y1="6.686cm" svg:x2="21.125cm" svg:y2="6.724cm">
          <text:p/>
        </draw:line>
        <draw:line draw:style-name="gr5" draw:text-style-name="P2" draw:layer="layout" svg:x1="21.125cm" svg:y1="6.723cm" svg:x2="21.125cm" svg:y2="6.761cm">
          <text:p/>
        </draw:line>
        <draw:line draw:style-name="gr5" draw:text-style-name="P2" draw:layer="layout" svg:x1="21.125cm" svg:y1="6.761cm" svg:x2="21.113cm" svg:y2="6.761cm">
          <text:p/>
        </draw:line>
        <draw:line draw:style-name="gr5" draw:text-style-name="P2" draw:layer="layout" svg:x1="21.113cm" svg:y1="6.761cm" svg:x2="21.102cm" svg:y2="6.761cm">
          <text:p/>
        </draw:line>
        <draw:line draw:style-name="gr5" draw:text-style-name="P2" draw:layer="layout" svg:x1="21.102cm" svg:y1="6.761cm" svg:x2="21.112cm" svg:y2="6.773cm">
          <text:p/>
        </draw:line>
        <draw:line draw:style-name="gr5" draw:text-style-name="P2" draw:layer="layout" svg:x1="21.111cm" svg:y1="6.771cm" svg:x2="21.124cm" svg:y2="6.791cm">
          <text:p/>
        </draw:line>
        <draw:line draw:style-name="gr5" draw:text-style-name="P2" draw:layer="layout" svg:x1="21.123cm" svg:y1="6.79cm" svg:x2="21.132cm" svg:y2="6.815cm">
          <text:p/>
        </draw:line>
        <draw:line draw:style-name="gr5" draw:text-style-name="P2" draw:layer="layout" svg:x1="21.131cm" svg:y1="6.815cm" svg:x2="21.134cm" svg:y2="6.836cm">
          <text:p/>
        </draw:line>
        <draw:line draw:style-name="gr5" draw:text-style-name="P2" draw:layer="layout" svg:x1="21.133cm" svg:y1="6.835cm" svg:x2="21.133cm" svg:y2="6.856cm">
          <text:p/>
        </draw:line>
        <draw:line draw:style-name="gr5" draw:text-style-name="P2" draw:layer="layout" svg:x1="21.133cm" svg:y1="6.855cm" svg:x2="21.097cm" svg:y2="6.855cm">
          <text:p/>
        </draw:line>
        <draw:line draw:style-name="gr5" draw:text-style-name="P2" draw:layer="layout" svg:x1="21.097cm" svg:y1="6.855cm" svg:x2="21.061cm" svg:y2="6.855cm">
          <text:p/>
        </draw:line>
        <draw:line draw:style-name="gr5" draw:text-style-name="P2" draw:layer="layout" svg:x1="21.061cm" svg:y1="6.856cm" svg:x2="21.061cm" svg:y2="6.838cm">
          <text:p/>
        </draw:line>
        <draw:line draw:style-name="gr5" draw:text-style-name="P2" draw:layer="layout" svg:x1="21.063cm" svg:y1="6.839cm" svg:x2="21.059cm" svg:y2="6.823cm">
          <text:p/>
        </draw:line>
        <draw:line draw:style-name="gr5" draw:text-style-name="P2" draw:layer="layout" svg:x1="21.06cm" svg:y1="6.825cm" svg:x2="21.054cm" svg:y2="6.814cm">
          <text:p/>
        </draw:line>
        <draw:line draw:style-name="gr5" draw:text-style-name="P2" draw:layer="layout" svg:x1="21.055cm" svg:y1="6.814cm" svg:x2="21.047cm" svg:y2="6.81cm">
          <text:p/>
        </draw:line>
        <draw:line draw:style-name="gr5" draw:text-style-name="P2" draw:layer="layout" svg:x1="21.048cm" svg:y1="6.81cm" svg:x2="21.045cm" svg:y2="6.815cm">
          <text:p/>
        </draw:line>
        <draw:line draw:style-name="gr5" draw:text-style-name="P2" draw:layer="layout" svg:x1="21.045cm" svg:y1="6.815cm" svg:x2="21.044cm" svg:y2="6.826cm">
          <text:p/>
        </draw:line>
        <draw:line draw:style-name="gr5" draw:text-style-name="P2" draw:layer="layout" svg:x1="21.044cm" svg:y1="6.825cm" svg:x2="21.044cm" svg:y2="6.832cm">
          <text:p/>
        </draw:line>
        <draw:line draw:style-name="gr5" draw:text-style-name="P2" draw:layer="layout" svg:x1="21.044cm" svg:y1="6.833cm" svg:x2="21.044cm" svg:y2="6.856cm">
          <text:p/>
        </draw:line>
        <draw:line draw:style-name="gr5" draw:text-style-name="P2" draw:layer="layout" svg:x1="21.044cm" svg:y1="6.855cm" svg:x2="21.008cm" svg:y2="6.855cm">
          <text:p/>
        </draw:line>
        <draw:line draw:style-name="gr5" draw:text-style-name="P2" draw:layer="layout" svg:x1="21.008cm" svg:y1="6.855cm" svg:x2="20.972cm" svg:y2="6.855cm">
          <text:p/>
        </draw:line>
        <draw:line draw:style-name="gr5" draw:text-style-name="P2" draw:layer="layout" svg:x1="20.972cm" svg:y1="6.856cm" svg:x2="20.972cm" svg:y2="6.833cm">
          <text:p/>
        </draw:line>
        <draw:line draw:style-name="gr5" draw:text-style-name="P2" draw:layer="layout" svg:x1="20.972cm" svg:y1="6.833cm" svg:x2="20.971cm" svg:y2="6.821cm">
          <text:p/>
        </draw:line>
        <draw:line draw:style-name="gr5" draw:text-style-name="P2" draw:layer="layout" svg:x1="20.972cm" svg:y1="6.821cm" svg:x2="20.97cm" svg:y2="6.812cm">
          <text:p/>
        </draw:line>
        <draw:line draw:style-name="gr5" draw:text-style-name="P2" draw:layer="layout" svg:x1="20.971cm" svg:y1="6.814cm" svg:x2="20.969cm" svg:y2="6.81cm">
          <text:p/>
        </draw:line>
        <draw:line draw:style-name="gr5" draw:text-style-name="P2" draw:layer="layout" svg:x1="20.97cm" svg:y1="6.81cm" svg:x2="20.961cm" svg:y2="6.815cm">
          <text:p/>
        </draw:line>
        <draw:line draw:style-name="gr5" draw:text-style-name="P2" draw:layer="layout" svg:x1="20.962cm" svg:y1="6.815cm" svg:x2="20.956cm" svg:y2="6.827cm">
          <text:p/>
        </draw:line>
        <draw:line draw:style-name="gr5" draw:text-style-name="P2" draw:layer="layout" svg:x1="20.957cm" svg:y1="6.825cm" svg:x2="20.955cm" svg:y2="6.839cm">
          <text:p/>
        </draw:line>
        <draw:line draw:style-name="gr5" draw:text-style-name="P2" draw:layer="layout" svg:x1="20.955cm" svg:y1="6.838cm" svg:x2="20.955cm" svg:y2="6.856cm">
          <text:p/>
        </draw:line>
        <draw:line draw:style-name="gr5" draw:text-style-name="P2" draw:layer="layout" svg:x1="20.955cm" svg:y1="6.855cm" svg:x2="20.919cm" svg:y2="6.855cm">
          <text:p/>
        </draw:line>
        <draw:line draw:style-name="gr5" draw:text-style-name="P2" draw:layer="layout" svg:x1="20.919cm" svg:y1="6.855cm" svg:x2="20.883cm" svg:y2="6.855cm">
          <text:p/>
        </draw:line>
        <draw:line draw:style-name="gr5" draw:text-style-name="P2" draw:layer="layout" svg:x1="20.883cm" svg:y1="6.856cm" svg:x2="20.883cm" svg:y2="6.835cm">
          <text:p/>
        </draw:line>
        <draw:line draw:style-name="gr5" draw:text-style-name="P2" draw:layer="layout" svg:x1="20.883cm" svg:y1="6.835cm" svg:x2="20.887cm" svg:y2="6.81cm">
          <text:p/>
        </draw:line>
        <draw:line draw:style-name="gr5" draw:text-style-name="P2" draw:layer="layout" svg:x1="20.886cm" svg:y1="6.811cm" svg:x2="20.896cm" svg:y2="6.786cm">
          <text:p/>
        </draw:line>
        <draw:line draw:style-name="gr5" draw:text-style-name="P2" draw:layer="layout" svg:x1="20.895cm" svg:y1="6.787cm" svg:x2="20.906cm" svg:y2="6.771cm">
          <text:p/>
        </draw:line>
        <draw:line draw:style-name="gr5" draw:text-style-name="P2" draw:layer="layout" svg:x1="20.905cm" svg:y1="6.773cm" svg:x2="20.915cm" svg:y2="6.761cm">
          <text:p/>
        </draw:line>
        <draw:line draw:style-name="gr5" draw:text-style-name="P2" draw:layer="layout" svg:x1="20.914cm" svg:y1="6.761cm" svg:x2="20.902cm" svg:y2="6.761cm">
          <text:p/>
        </draw:line>
        <draw:line draw:style-name="gr5" draw:text-style-name="P2" draw:layer="layout" svg:x1="20.902cm" svg:y1="6.761cm" svg:x2="20.891cm" svg:y2="6.761cm">
          <text:p/>
        </draw:line>
        <draw:line draw:style-name="gr5" draw:text-style-name="P2" draw:layer="layout" svg:x1="20.891cm" svg:y1="6.761cm" svg:x2="20.891cm" svg:y2="6.723cm">
          <text:p/>
        </draw:line>
        <draw:line draw:style-name="gr5" draw:text-style-name="P2" draw:layer="layout" svg:x1="20.891cm" svg:y1="6.724cm" svg:x2="20.891cm" svg:y2="6.686cm">
          <text:p/>
        </draw:line>
        <draw:line draw:style-name="gr5" draw:text-style-name="P2" draw:layer="layout" svg:x1="20.891cm" svg:y1="6.686cm" svg:x2="20.902cm" svg:y2="6.686cm">
          <text:p/>
        </draw:line>
        <draw:line draw:style-name="gr5" draw:text-style-name="P2" draw:layer="layout" svg:x1="20.902cm" svg:y1="6.686cm" svg:x2="20.914cm" svg:y2="6.686cm">
          <text:p/>
        </draw:line>
        <draw:line draw:style-name="gr5" draw:text-style-name="P2" draw:layer="layout" svg:x1="20.915cm" svg:y1="6.687cm" svg:x2="20.905cm" svg:y2="6.676cm">
          <text:p/>
        </draw:line>
        <draw:line draw:style-name="gr5" draw:text-style-name="P2" draw:layer="layout" svg:x1="20.906cm" svg:y1="6.677cm" svg:x2="20.892cm" svg:y2="6.657cm">
          <text:p/>
        </draw:line>
        <draw:line draw:style-name="gr5" draw:text-style-name="P2" draw:layer="layout" svg:x1="20.893cm" svg:y1="6.658cm" svg:x2="20.885cm" svg:y2="6.633cm">
          <text:p/>
        </draw:line>
        <draw:line draw:style-name="gr5" draw:text-style-name="P2" draw:layer="layout" svg:x1="20.886cm" svg:y1="6.633cm" svg:x2="20.883cm" svg:y2="6.612cm">
          <text:p/>
        </draw:line>
        <draw:line draw:style-name="gr5" draw:text-style-name="P2" draw:layer="layout" svg:x1="20.883cm" svg:y1="6.613cm" svg:x2="20.883cm" svg:y2="6.593cm">
          <text:p/>
        </draw:line>
        <draw:line draw:style-name="gr5" draw:text-style-name="P2" draw:layer="layout" svg:x1="20.883cm" svg:y1="6.593cm" svg:x2="20.919cm" svg:y2="6.593cm">
          <text:p/>
        </draw:line>
        <draw:line draw:style-name="gr5" draw:text-style-name="P2" draw:layer="layout" svg:x1="20.919cm" svg:y1="6.593cm" svg:x2="20.955cm" svg:y2="6.593cm">
          <text:p/>
        </draw:line>
        <draw:line draw:style-name="gr5" draw:text-style-name="P2" draw:layer="layout" svg:x1="20.955cm" svg:y1="6.593cm" svg:x2="20.955cm" svg:y2="6.609cm">
          <text:p/>
        </draw:line>
        <draw:polygon draw:style-name="gr1" draw:text-style-name="P1" draw:layer="layout" svg:width="0.25cm" svg:height="0.263cm" svg:x="20.883cm" svg:y="6.593cm" svg:viewBox="0 0 251 264" draw:points="72,16 74,32 79,41 86,44 87,40 89,29 89,0 161,0 161,22 161,35 163,42 164,44 172,40 177,29 178,16 178,0 251,0 251,20 247,44 239,68 229,83 220,92 243,92 243,168 220,168 229,179 241,197 249,223 251,243 251,264 178,264 178,246 176,231 171,222 164,218 162,223 161,233 161,240 161,264 89,264 89,240 88,229 87,221 86,218 78,223 73,233 72,246 72,264 0,264 0,243 3,218 12,193 22,179 31,168 8,168 8,92 31,92 22,83 9,64 2,40 0,20 0,0 72,0">
          <text:p/>
        </draw:polygon>
        <draw:line draw:style-name="gr2" draw:text-style-name="P2" draw:layer="layout" svg:x1="19.661cm" svg:y1="4.648cm" svg:x2="19.788cm" svg:y2="4.516cm">
          <text:p/>
        </draw:line>
        <draw:line draw:style-name="gr2" draw:text-style-name="P2" draw:layer="layout" svg:x1="19.914cm" svg:y1="4.516cm" svg:x2="19.914cm" svg:y2="4.454cm">
          <text:p/>
        </draw:line>
        <draw:line draw:style-name="gr2" draw:text-style-name="P2" draw:layer="layout" svg:x1="19.914cm" svg:y1="4.455cm" svg:x2="20.032cm" svg:y2="4.332cm">
          <text:p/>
        </draw:line>
        <draw:line draw:style-name="gr2" draw:text-style-name="P2" draw:layer="layout" svg:x1="19.786cm" svg:y1="4.516cm" svg:x2="19.913cm" svg:y2="4.516cm">
          <text:p/>
        </draw:line>
        <draw:line draw:style-name="gr2" draw:text-style-name="P2" draw:layer="layout" svg:x1="19.914cm" svg:y1="5.19cm" svg:x2="20.032cm" svg:y2="5.067cm">
          <text:p/>
        </draw:line>
        <draw:line draw:style-name="gr2" draw:text-style-name="P2" draw:layer="layout" svg:x1="19.661cm" svg:y1="5.382cm" svg:x2="19.788cm" svg:y2="5.25cm">
          <text:p/>
        </draw:line>
        <draw:line draw:style-name="gr2" draw:text-style-name="P2" draw:layer="layout" svg:x1="19.914cm" svg:y1="4.778cm" svg:x2="20.005cm" svg:y2="4.778cm">
          <text:p/>
        </draw:line>
        <draw:line draw:style-name="gr2" draw:text-style-name="P2" draw:layer="layout" svg:x1="19.786cm" svg:y1="5.25cm" svg:x2="19.913cm" svg:y2="5.25cm">
          <text:p/>
        </draw:line>
        <draw:line draw:style-name="gr2" draw:text-style-name="P2" draw:layer="layout" svg:x1="20.48cm" svg:y1="5.383cm" svg:x2="20.48cm" svg:y2="5.12cm">
          <text:p/>
        </draw:line>
        <draw:line draw:style-name="gr2" draw:text-style-name="P2" draw:layer="layout" svg:x1="19.914cm" svg:y1="5.251cm" svg:x2="19.914cm" svg:y2="5.189cm">
          <text:p/>
        </draw:line>
        <draw:line draw:style-name="gr2" draw:text-style-name="P2" draw:layer="layout" svg:x1="20.48cm" svg:y1="5.855cm" svg:x2="20.531cm" svg:y2="5.855cm">
          <text:p/>
        </draw:line>
        <draw:line draw:style-name="gr2" draw:text-style-name="P2" draw:layer="layout" svg:x1="20.431cm" svg:y1="5.855cm" svg:x2="20.48cm" svg:y2="5.855cm">
          <text:p/>
        </draw:line>
        <draw:line draw:style-name="gr2" draw:text-style-name="P2" draw:layer="layout" svg:x1="19.914cm" svg:y1="5.513cm" svg:x2="20.005cm" svg:y2="5.513cm">
          <text:p/>
        </draw:line>
        <draw:line draw:style-name="gr2" draw:text-style-name="P2" draw:layer="layout" svg:x1="20.681cm" svg:y1="5.487cm" svg:x2="20.681cm" svg:y2="5.382cm">
          <text:p/>
        </draw:line>
        <draw:line draw:style-name="gr2" draw:text-style-name="P2" draw:layer="layout" svg:x1="20.481cm" svg:y1="5.909cm" svg:x2="20.431cm" svg:y2="5.855cm">
          <text:p/>
        </draw:line>
        <draw:line draw:style-name="gr2" draw:text-style-name="P2" draw:layer="layout" svg:x1="20.48cm" svg:y1="5.908cm" svg:x2="20.48cm" svg:y2="5.855cm">
          <text:p/>
        </draw:line>
        <draw:line draw:style-name="gr2" draw:text-style-name="P2" draw:layer="layout" svg:x1="20.031cm" svg:y1="5.855cm" svg:x2="20.431cm" svg:y2="5.855cm">
          <text:p/>
        </draw:line>
        <draw:line draw:style-name="gr2" draw:text-style-name="P2" draw:layer="layout" svg:x1="19.786cm" svg:y1="6.038cm" svg:x2="19.913cm" svg:y2="6.038cm">
          <text:p/>
        </draw:line>
        <draw:line draw:style-name="gr2" draw:text-style-name="P2" draw:layer="layout" svg:x1="19.661cm" svg:y1="6.17cm" svg:x2="19.788cm" svg:y2="6.038cm">
          <text:p/>
        </draw:line>
        <draw:line draw:style-name="gr2" draw:text-style-name="P2" draw:layer="layout" svg:x1="19.914cm" svg:y1="5.978cm" svg:x2="20.032cm" svg:y2="5.855cm">
          <text:p/>
        </draw:line>
        <draw:line draw:style-name="gr2" draw:text-style-name="P2" draw:layer="layout" svg:x1="19.914cm" svg:y1="6.038cm" svg:x2="19.914cm" svg:y2="5.976cm">
          <text:p/>
        </draw:line>
        <draw:line draw:style-name="gr2" draw:text-style-name="P2" draw:layer="layout" svg:x1="20.48cm" svg:y1="6.17cm" svg:x2="20.48cm" svg:y2="5.907cm">
          <text:p/>
        </draw:line>
        <draw:line draw:style-name="gr2" draw:text-style-name="P2" draw:layer="layout" svg:x1="21.395cm" svg:y1="5.855cm" svg:x2="20.531cm" svg:y2="5.855cm">
          <text:p/>
        </draw:line>
        <draw:line draw:style-name="gr2" draw:text-style-name="P2" draw:layer="layout" svg:x1="20.532cm" svg:y1="5.855cm" svg:x2="20.48cm" svg:y2="5.909cm">
          <text:p/>
        </draw:line>
        <draw:line draw:style-name="gr2" draw:text-style-name="P2" draw:layer="layout" svg:x1="21.495cm" svg:y1="5.959cm" svg:x2="21.495cm" svg:y2="6.169cm">
          <text:p/>
        </draw:line>
        <draw:line draw:style-name="gr2" draw:text-style-name="P2" draw:layer="layout" svg:x1="21.395cm" svg:y1="5.855cm" svg:x2="21.496cm" svg:y2="5.961cm">
          <text:p/>
        </draw:line>
        <draw:line draw:style-name="gr2" draw:text-style-name="P2" draw:layer="layout" svg:x1="16.931cm" svg:y1="7.825cm" svg:x2="17.778cm" svg:y2="7.825cm">
          <text:p/>
        </draw:line>
        <draw:line draw:style-name="gr2" draw:text-style-name="P2" draw:layer="layout" svg:x1="15.98cm" svg:y1="7.224cm" svg:x2="17.955cm" svg:y2="7.224cm">
          <text:p/>
        </draw:line>
        <draw:line draw:style-name="gr2" draw:text-style-name="P2" draw:layer="layout" svg:x1="18.03cm" svg:y1="7.56cm" svg:x2="18.03cm" svg:y2="7.298cm">
          <text:p/>
        </draw:line>
        <draw:line draw:style-name="gr2" draw:text-style-name="P2" draw:layer="layout" svg:x1="17.779cm" svg:y1="7.827cm" svg:x2="18.031cm" svg:y2="7.561cm">
          <text:p/>
        </draw:line>
        <draw:line draw:style-name="gr2" draw:text-style-name="P2" draw:layer="layout" svg:x1="19.526cm" svg:y1="4.647cm" svg:x2="19.661cm" svg:y2="4.647cm">
          <text:p/>
        </draw:line>
        <draw:line draw:style-name="gr2" draw:text-style-name="P2" draw:layer="layout" svg:x1="19.526cm" svg:y1="5.382cm" svg:x2="19.661cm" svg:y2="5.382cm">
          <text:p/>
        </draw:line>
        <draw:line draw:style-name="gr2" draw:text-style-name="P2" draw:layer="layout" svg:x1="19.526cm" svg:y1="6.169cm" svg:x2="19.661cm" svg:y2="6.169cm">
          <text:p/>
        </draw:line>
        <draw:line draw:style-name="gr2" draw:text-style-name="P2" draw:layer="layout" svg:x1="18.03cm" svg:y1="7.14cm" svg:x2="18.03cm" svg:y2="4.62cm">
          <text:p/>
        </draw:line>
        <draw:line draw:style-name="gr2" draw:text-style-name="P2" draw:layer="layout" svg:x1="18.764cm" svg:y1="6.661cm" svg:x2="18.764cm" svg:y2="6.169cm">
          <text:p/>
        </draw:line>
        <draw:line draw:style-name="gr2" draw:text-style-name="P2" draw:layer="layout" svg:x1="18.946cm" svg:y1="6.853cm" svg:x2="18.764cm" svg:y2="6.662cm">
          <text:p/>
        </draw:line>
        <draw:line draw:style-name="gr2" draw:text-style-name="P2" draw:layer="layout" svg:x1="19.94cm" svg:y1="6.852cm" svg:x2="18.944cm" svg:y2="6.852cm">
          <text:p/>
        </draw:line>
        <draw:line draw:style-name="gr2" draw:text-style-name="P2" draw:layer="layout" svg:x1="17.23cm" svg:y1="5.435cm" svg:x2="17.455cm" svg:y2="5.435cm">
          <text:p/>
        </draw:line>
        <draw:line draw:style-name="gr2" draw:text-style-name="P2" draw:layer="layout" svg:x1="17.955cm" svg:y1="4.516cm" svg:x2="18.03cm" svg:y2="4.516cm">
          <text:p/>
        </draw:line>
        <draw:line draw:style-name="gr2" draw:text-style-name="P2" draw:layer="layout" svg:x1="18.03cm" svg:y1="4.595cm" svg:x2="18.03cm" svg:y2="4.621cm">
          <text:p/>
        </draw:line>
        <draw:line draw:style-name="gr2" draw:text-style-name="P2" draw:layer="layout" svg:x1="17.955cm" svg:y1="4.516cm" svg:x2="18.031cm" svg:y2="4.596cm">
          <text:p/>
        </draw:line>
        <draw:line draw:style-name="gr2" draw:text-style-name="P2" draw:layer="layout" svg:x1="17.455cm" svg:y1="5.435cm" svg:x2="17.455cm" svg:y2="5.829cm">
          <text:p/>
        </draw:line>
        <draw:line draw:style-name="gr2" draw:text-style-name="P2" draw:layer="layout" svg:x1="17.955cm" svg:y1="7.224cm" svg:x2="17.955cm" svg:y2="7.22cm">
          <text:p/>
        </draw:line>
        <draw:line draw:style-name="gr2" draw:text-style-name="P2" draw:layer="layout" svg:x1="18.03cm" svg:y1="7.22cm" svg:x2="18.03cm" svg:y2="7.141cm">
          <text:p/>
        </draw:line>
        <draw:line draw:style-name="gr2" draw:text-style-name="P2" draw:layer="layout" svg:x1="17.955cm" svg:y1="7.224cm" svg:x2="17.959cm" svg:y2="7.224cm">
          <text:p/>
        </draw:line>
        <draw:line draw:style-name="gr2" draw:text-style-name="P2" draw:layer="layout" svg:x1="17.756cm" svg:y1="6.8cm" svg:x2="17.601cm" svg:y2="6.964cm">
          <text:p/>
        </draw:line>
        <draw:line draw:style-name="gr2" draw:text-style-name="P2" draw:layer="layout" svg:x1="17.755cm" svg:y1="6.629cm" svg:x2="17.755cm" svg:y2="6.801cm">
          <text:p/>
        </draw:line>
        <draw:line draw:style-name="gr2" draw:text-style-name="P2" draw:layer="layout" svg:x1="17.755cm" svg:y1="5.356cm" svg:x2="17.755cm" svg:y2="5.829cm">
          <text:p/>
        </draw:line>
        <draw:line draw:style-name="gr2" draw:text-style-name="P2" draw:layer="layout" svg:x1="16.63cm" svg:y1="5.435cm" svg:x2="16.63cm" svg:y2="5.829cm">
          <text:p/>
        </draw:line>
        <draw:line draw:style-name="gr2" draw:text-style-name="P2" draw:layer="layout" svg:x1="16.624cm" svg:y1="5.828cm" svg:x2="16.63cm" svg:y2="5.828cm">
          <text:p/>
        </draw:line>
        <draw:line draw:style-name="gr2" draw:text-style-name="P2" draw:layer="layout" svg:x1="16.131cm" svg:y1="6.622cm" svg:x2="16.131cm" svg:y2="6.799cm">
          <text:p/>
        </draw:line>
        <draw:line draw:style-name="gr2" draw:text-style-name="P2" draw:layer="layout" svg:x1="16.132cm" svg:y1="6.799cm" svg:x2="15.98cm" svg:y2="6.958cm">
          <text:p/>
        </draw:line>
        <draw:line draw:style-name="gr2" draw:text-style-name="P2" draw:layer="layout" svg:x1="16.95cm" svg:y1="6.629cm" svg:x2="16.95cm" svg:y2="6.811cm">
          <text:p/>
        </draw:line>
        <draw:line draw:style-name="gr2" draw:text-style-name="P2" draw:layer="layout" svg:x1="16.951cm" svg:y1="6.81cm" svg:x2="16.801cm" svg:y2="6.969cm">
          <text:p/>
        </draw:line>
        <draw:line draw:style-name="gr2" draw:text-style-name="P2" draw:layer="layout" svg:x1="16.95cm" svg:y1="5.429cm" svg:x2="16.95cm" svg:y2="5.828cm">
          <text:p/>
        </draw:line>
        <draw:line draw:style-name="gr2" draw:text-style-name="P2" draw:layer="layout" svg:x1="18.027cm" svg:y1="7.225cm" svg:x2="18.031cm" svg:y2="7.22cm">
          <text:p/>
        </draw:line>
        <draw:line draw:style-name="gr2" draw:text-style-name="P2" draw:layer="layout" svg:x1="17.959cm" svg:y1="7.224cm" svg:x2="18.031cm" svg:y2="7.3cm">
          <text:p/>
        </draw:line>
        <draw:line draw:style-name="gr2" draw:text-style-name="P2" draw:layer="layout" svg:x1="17.955cm" svg:y1="7.221cm" svg:x2="18.031cm" svg:y2="7.141cm">
          <text:p/>
        </draw:line>
        <draw:line draw:style-name="gr2" draw:text-style-name="P2" draw:layer="layout" svg:x1="17.955cm" svg:y1="7.224cm" svg:x2="18.027cm" svg:y2="7.224cm">
          <text:p/>
        </draw:line>
        <draw:line draw:style-name="gr2" draw:text-style-name="P2" draw:layer="layout" svg:x1="18.03cm" svg:y1="7.299cm" svg:x2="18.03cm" svg:y2="7.22cm">
          <text:p/>
        </draw:line>
        <draw:line draw:style-name="gr4" draw:text-style-name="P2" draw:layer="layout" svg:x1="17.037cm" svg:y1="8.058cm" svg:x2="16.999cm" svg:y2="8.058cm">
          <text:p/>
        </draw:line>
        <draw:line draw:style-name="gr4" draw:text-style-name="P2" draw:layer="layout" svg:x1="17.018cm" svg:y1="8.078cm" svg:x2="17.018cm" svg:y2="8.038cm">
          <text:p/>
        </draw:line>
        <draw:polyline draw:style-name="gr4" draw:text-style-name="P2" draw:layer="layout" svg:width="0.029cm" svg:height="0.051cm" svg:x="16.949cm" svg:y="8.027cm" svg:viewBox="0 0 30 52" draw:points="2,0 27,0 30,25 27,23 22,21 11,21 5,23 2,25 0,30 0,43 2,48 5,50 11,52 22,52 27,50 30,48">
          <text:p/>
        </draw:polyline>
        <draw:polyline draw:style-name="gr4" draw:text-style-name="P2" draw:layer="layout" svg:width="0.033cm" svg:height="0.051cm" svg:x="16.902cm" svg:y="8.027cm" svg:viewBox="0 0 34 52" draw:points="34,0 17,52 0,0">
          <text:p/>
        </draw:polyline>
        <draw:polyline draw:style-name="gr3" draw:text-style-name="P2" draw:layer="layout" svg:width="0.06cm" svg:height="0.095cm" svg:x="16.202cm" svg:y="7.901cm" svg:viewBox="0 0 61 96" draw:points="61,96 61,0 30,67 0,0 0,96">
          <text:p/>
        </draw:polyline>
        <draw:line draw:style-name="gr3" draw:text-style-name="P2" draw:layer="layout" svg:x1="16.16cm" svg:y1="7.995cm" svg:x2="16.16cm" svg:y2="7.932cm">
          <text:p/>
        </draw:line>
        <draw:polyline draw:style-name="gr3" draw:text-style-name="P2" draw:layer="layout" svg:width="0.009cm" svg:height="0.01cm" svg:x="16.155cm" svg:y="7.901cm" svg:viewBox="0 0 10 11" draw:points="6,0 10,4 6,11 0,4 6,0 6,11">
          <text:p/>
        </draw:polyline>
        <draw:line draw:style-name="gr3" draw:text-style-name="P2" draw:layer="layout" svg:x1="16.117cm" svg:y1="7.932cm" svg:x2="16.117cm" svg:y2="7.995cm">
          <text:p/>
        </draw:line>
        <draw:polyline draw:style-name="gr3" draw:text-style-name="P2" draw:layer="layout" svg:width="0.039cm" svg:height="0.063cm" svg:x="16.077cm" svg:y="7.932cm" svg:viewBox="0 0 40 64" draw:points="40,9 35,5 25,0 13,0 4,5 0,14 0,64">
          <text:p/>
        </draw:polyline>
        <draw:line draw:style-name="gr3" draw:text-style-name="P2" draw:layer="layout" svg:x1="16.035cm" svg:y1="7.995cm" svg:x2="16.035cm" svg:y2="7.932cm">
          <text:p/>
        </draw:line>
        <draw:polyline draw:style-name="gr3" draw:text-style-name="P2" draw:layer="layout" svg:width="0.008cm" svg:height="0.01cm" svg:x="16.03cm" svg:y="7.901cm" svg:viewBox="0 0 9 11" draw:points="5,0 9,4 5,11 0,4 5,0 5,11">
          <text:p/>
        </draw:polyline>
        <draw:polyline draw:style-name="gr3" draw:text-style-name="P2" draw:layer="layout" svg:width="0.043cm" svg:height="0.095cm" svg:x="15.949cm" svg:y="7.901cm" svg:viewBox="0 0 44 96" draw:points="0,96 44,96 44,0">
          <text:p/>
        </draw:polyline>
        <draw:polyline draw:style-name="gr3" draw:text-style-name="P2" draw:layer="layout" svg:width="0.038cm" svg:height="0.063cm" svg:x="15.881cm" svg:y="7.932cm" svg:viewBox="0 0 39 64" draw:points="0,64 0,14 4,5 12,0 30,0 39,5">
          <text:p/>
        </draw:polyline>
        <draw:polyline draw:style-name="gr3" draw:text-style-name="P2" draw:layer="layout" svg:width="0.043cm" svg:height="0.04cm" svg:x="15.881cm" svg:y="7.955cm" svg:viewBox="0 0 44 41" draw:points="0,37 8,41 31,41 39,37 44,27 44,19 39,8 31,4 8,4 0,0">
          <text:p/>
        </draw:polyline>
        <draw:line draw:style-name="gr3" draw:text-style-name="P2" draw:layer="layout" svg:x1="15.838cm" svg:y1="7.996cm" svg:x2="15.838cm" svg:y2="7.901cm">
          <text:p/>
        </draw:line>
        <draw:polyline draw:style-name="gr3" draw:text-style-name="P2" draw:layer="layout" svg:width="0.043cm" svg:height="0.063cm" svg:x="15.795cm" svg:y="7.932cm" svg:viewBox="0 0 44 64" draw:points="44,5 35,0 17,0 8,5 4,9 0,18 0,46 4,56 8,60 17,64 35,64 44,60">
          <text:p/>
        </draw:polyline>
        <draw:line draw:style-name="gr5" draw:text-style-name="P2" draw:layer="layout" svg:x1="15.98cm" svg:y1="7.581cm" svg:x2="15.983cm" svg:y2="7.597cm">
          <text:p/>
        </draw:line>
        <draw:line draw:style-name="gr5" draw:text-style-name="P2" draw:layer="layout" svg:x1="15.982cm" svg:y1="7.596cm" svg:x2="15.988cm" svg:y2="7.606cm">
          <text:p/>
        </draw:line>
        <draw:line draw:style-name="gr5" draw:text-style-name="P2" draw:layer="layout" svg:x1="15.987cm" svg:y1="7.605cm" svg:x2="15.994cm" svg:y2="7.609cm">
          <text:p/>
        </draw:line>
        <draw:line draw:style-name="gr5" draw:text-style-name="P2" draw:layer="layout" svg:x1="15.993cm" svg:y1="7.609cm" svg:x2="15.996cm" svg:y2="7.604cm">
          <text:p/>
        </draw:line>
        <draw:line draw:style-name="gr5" draw:text-style-name="P2" draw:layer="layout" svg:x1="15.995cm" svg:y1="7.606cm" svg:x2="15.999cm" svg:y2="7.594cm">
          <text:p/>
        </draw:line>
        <draw:line draw:style-name="gr5" draw:text-style-name="P2" draw:layer="layout" svg:x1="15.997cm" svg:y1="7.593cm" svg:x2="15.997cm" svg:y2="7.586cm">
          <text:p/>
        </draw:line>
        <draw:line draw:style-name="gr5" draw:text-style-name="P2" draw:layer="layout" svg:x1="15.997cm" svg:y1="7.586cm" svg:x2="15.997cm" svg:y2="7.564cm">
          <text:p/>
        </draw:line>
        <draw:line draw:style-name="gr5" draw:text-style-name="P2" draw:layer="layout" svg:x1="15.997cm" svg:y1="7.564cm" svg:x2="16.033cm" svg:y2="7.564cm">
          <text:p/>
        </draw:line>
        <draw:line draw:style-name="gr5" draw:text-style-name="P2" draw:layer="layout" svg:x1="16.033cm" svg:y1="7.564cm" svg:x2="16.069cm" svg:y2="7.564cm">
          <text:p/>
        </draw:line>
        <draw:line draw:style-name="gr5" draw:text-style-name="P2" draw:layer="layout" svg:x1="16.069cm" svg:y1="7.564cm" svg:x2="16.069cm" svg:y2="7.586cm">
          <text:p/>
        </draw:line>
        <draw:line draw:style-name="gr5" draw:text-style-name="P2" draw:layer="layout" svg:x1="16.069cm" svg:y1="7.586cm" svg:x2="16.07cm" svg:y2="7.599cm">
          <text:p/>
        </draw:line>
        <draw:line draw:style-name="gr5" draw:text-style-name="P2" draw:layer="layout" svg:x1="16.07cm" svg:y1="7.599cm" svg:x2="16.072cm" svg:y2="7.607cm">
          <text:p/>
        </draw:line>
        <draw:line draw:style-name="gr5" draw:text-style-name="P2" draw:layer="layout" svg:x1="16.071cm" svg:y1="7.606cm" svg:x2="16.073cm" svg:y2="7.61cm">
          <text:p/>
        </draw:line>
        <draw:line draw:style-name="gr5" draw:text-style-name="P2" draw:layer="layout" svg:x1="16.072cm" svg:y1="7.609cm" svg:x2="16.082cm" svg:y2="7.604cm">
          <text:p/>
        </draw:line>
        <draw:line draw:style-name="gr5" draw:text-style-name="P2" draw:layer="layout" svg:x1="16.08cm" svg:y1="7.606cm" svg:x2="16.085cm" svg:y2="7.594cm">
          <text:p/>
        </draw:line>
        <draw:line draw:style-name="gr5" draw:text-style-name="P2" draw:layer="layout" svg:x1="16.084cm" svg:y1="7.595cm" svg:x2="16.088cm" svg:y2="7.581cm">
          <text:p/>
        </draw:line>
        <draw:line draw:style-name="gr5" draw:text-style-name="P2" draw:layer="layout" svg:x1="16.086cm" svg:y1="7.581cm" svg:x2="16.086cm" svg:y2="7.564cm">
          <text:p/>
        </draw:line>
        <draw:line draw:style-name="gr5" draw:text-style-name="P2" draw:layer="layout" svg:x1="16.086cm" svg:y1="7.564cm" svg:x2="16.122cm" svg:y2="7.564cm">
          <text:p/>
        </draw:line>
        <draw:line draw:style-name="gr5" draw:text-style-name="P2" draw:layer="layout" svg:x1="16.122cm" svg:y1="7.564cm" svg:x2="16.158cm" svg:y2="7.564cm">
          <text:p/>
        </draw:line>
        <draw:line draw:style-name="gr5" draw:text-style-name="P2" draw:layer="layout" svg:x1="16.158cm" svg:y1="7.564cm" svg:x2="16.158cm" svg:y2="7.584cm">
          <text:p/>
        </draw:line>
        <draw:line draw:style-name="gr5" draw:text-style-name="P2" draw:layer="layout" svg:x1="16.159cm" svg:y1="7.584cm" svg:x2="16.155cm" svg:y2="7.609cm">
          <text:p/>
        </draw:line>
        <draw:line draw:style-name="gr5" draw:text-style-name="P2" draw:layer="layout" svg:x1="16.156cm" svg:y1="7.609cm" svg:x2="16.146cm" svg:y2="7.634cm">
          <text:p/>
        </draw:line>
        <draw:line draw:style-name="gr5" draw:text-style-name="P2" draw:layer="layout" svg:x1="16.147cm" svg:y1="7.632cm" svg:x2="16.136cm" svg:y2="7.648cm">
          <text:p/>
        </draw:line>
        <draw:line draw:style-name="gr5" draw:text-style-name="P2" draw:layer="layout" svg:x1="16.137cm" svg:y1="7.647cm" svg:x2="16.127cm" svg:y2="7.659cm">
          <text:p/>
        </draw:line>
        <draw:line draw:style-name="gr5" draw:text-style-name="P2" draw:layer="layout" svg:x1="16.127cm" svg:y1="7.658cm" svg:x2="16.138cm" svg:y2="7.658cm">
          <text:p/>
        </draw:line>
        <draw:line draw:style-name="gr5" draw:text-style-name="P2" draw:layer="layout" svg:x1="16.138cm" svg:y1="7.658cm" svg:x2="16.15cm" svg:y2="7.658cm">
          <text:p/>
        </draw:line>
        <draw:line draw:style-name="gr5" draw:text-style-name="P2" draw:layer="layout" svg:x1="16.15cm" svg:y1="7.658cm" svg:x2="16.15cm" svg:y2="7.696cm">
          <text:p/>
        </draw:line>
        <draw:line draw:style-name="gr5" draw:text-style-name="P2" draw:layer="layout" svg:x1="16.15cm" svg:y1="7.696cm" svg:x2="16.15cm" svg:y2="7.733cm">
          <text:p/>
        </draw:line>
        <draw:line draw:style-name="gr5" draw:text-style-name="P2" draw:layer="layout" svg:x1="16.15cm" svg:y1="7.732cm" svg:x2="16.138cm" svg:y2="7.732cm">
          <text:p/>
        </draw:line>
        <draw:line draw:style-name="gr5" draw:text-style-name="P2" draw:layer="layout" svg:x1="16.138cm" svg:y1="7.732cm" svg:x2="16.127cm" svg:y2="7.732cm">
          <text:p/>
        </draw:line>
        <draw:line draw:style-name="gr5" draw:text-style-name="P2" draw:layer="layout" svg:x1="16.127cm" svg:y1="7.732cm" svg:x2="16.137cm" svg:y2="7.744cm">
          <text:p/>
        </draw:line>
        <draw:line draw:style-name="gr5" draw:text-style-name="P2" draw:layer="layout" svg:x1="16.136cm" svg:y1="7.743cm" svg:x2="16.149cm" svg:y2="7.763cm">
          <text:p/>
        </draw:line>
        <draw:line draw:style-name="gr5" draw:text-style-name="P2" draw:layer="layout" svg:x1="16.148cm" svg:y1="7.762cm" svg:x2="16.157cm" svg:y2="7.787cm">
          <text:p/>
        </draw:line>
        <draw:line draw:style-name="gr5" draw:text-style-name="P2" draw:layer="layout" svg:x1="16.156cm" svg:y1="7.785cm" svg:x2="16.159cm" svg:y2="7.806cm">
          <text:p/>
        </draw:line>
        <draw:line draw:style-name="gr5" draw:text-style-name="P2" draw:layer="layout" svg:x1="16.158cm" svg:y1="7.806cm" svg:x2="16.158cm" svg:y2="7.827cm">
          <text:p/>
        </draw:line>
        <draw:line draw:style-name="gr5" draw:text-style-name="P2" draw:layer="layout" svg:x1="16.158cm" svg:y1="7.827cm" svg:x2="16.122cm" svg:y2="7.827cm">
          <text:p/>
        </draw:line>
        <draw:line draw:style-name="gr5" draw:text-style-name="P2" draw:layer="layout" svg:x1="16.122cm" svg:y1="7.827cm" svg:x2="16.086cm" svg:y2="7.827cm">
          <text:p/>
        </draw:line>
        <draw:line draw:style-name="gr5" draw:text-style-name="P2" draw:layer="layout" svg:x1="16.086cm" svg:y1="7.827cm" svg:x2="16.086cm" svg:y2="7.81cm">
          <text:p/>
        </draw:line>
        <draw:line draw:style-name="gr5" draw:text-style-name="P2" draw:layer="layout" svg:x1="16.087cm" svg:y1="7.811cm" svg:x2="16.084cm" svg:y2="7.794cm">
          <text:p/>
        </draw:line>
        <draw:line draw:style-name="gr5" draw:text-style-name="P2" draw:layer="layout" svg:x1="16.085cm" svg:y1="7.795cm" svg:x2="16.079cm" svg:y2="7.784cm">
          <text:p/>
        </draw:line>
        <draw:line draw:style-name="gr5" draw:text-style-name="P2" draw:layer="layout" svg:x1="16.08cm" svg:y1="7.785cm" svg:x2="16.072cm" svg:y2="7.781cm">
          <text:p/>
        </draw:line>
        <draw:line draw:style-name="gr5" draw:text-style-name="P2" draw:layer="layout" svg:x1="16.073cm" svg:y1="7.781cm" svg:x2="16.07cm" svg:y2="7.786cm">
          <text:p/>
        </draw:line>
        <draw:line draw:style-name="gr5" draw:text-style-name="P2" draw:layer="layout" svg:x1="16.071cm" svg:y1="7.785cm" svg:x2="16.069cm" svg:y2="7.797cm">
          <text:p/>
        </draw:line>
        <draw:line draw:style-name="gr5" draw:text-style-name="P2" draw:layer="layout" svg:x1="16.069cm" svg:y1="7.796cm" svg:x2="16.069cm" svg:y2="7.803cm">
          <text:p/>
        </draw:line>
        <draw:line draw:style-name="gr5" draw:text-style-name="P2" draw:layer="layout" svg:x1="16.069cm" svg:y1="7.803cm" svg:x2="16.069cm" svg:y2="7.826cm">
          <text:p/>
        </draw:line>
        <draw:line draw:style-name="gr5" draw:text-style-name="P2" draw:layer="layout" svg:x1="16.069cm" svg:y1="7.827cm" svg:x2="16.033cm" svg:y2="7.827cm">
          <text:p/>
        </draw:line>
        <draw:line draw:style-name="gr5" draw:text-style-name="P2" draw:layer="layout" svg:x1="16.033cm" svg:y1="7.827cm" svg:x2="15.997cm" svg:y2="7.827cm">
          <text:p/>
        </draw:line>
        <draw:line draw:style-name="gr5" draw:text-style-name="P2" draw:layer="layout" svg:x1="15.997cm" svg:y1="7.826cm" svg:x2="15.997cm" svg:y2="7.803cm">
          <text:p/>
        </draw:line>
        <draw:line draw:style-name="gr5" draw:text-style-name="P2" draw:layer="layout" svg:x1="15.996cm" svg:y1="7.804cm" svg:x2="15.995cm" svg:y2="7.792cm">
          <text:p/>
        </draw:line>
        <draw:line draw:style-name="gr5" draw:text-style-name="P2" draw:layer="layout" svg:x1="15.998cm" svg:y1="7.792cm" svg:x2="15.994cm" svg:y2="7.783cm">
          <text:p/>
        </draw:line>
        <draw:line draw:style-name="gr5" draw:text-style-name="P2" draw:layer="layout" svg:x1="15.994cm" svg:y1="7.783cm" svg:x2="15.993cm" svg:y2="7.781cm">
          <text:p/>
        </draw:line>
        <draw:line draw:style-name="gr5" draw:text-style-name="P2" draw:layer="layout" svg:x1="15.994cm" svg:y1="7.781cm" svg:x2="15.986cm" svg:y2="7.786cm">
          <text:p/>
        </draw:line>
        <draw:line draw:style-name="gr5" draw:text-style-name="P2" draw:layer="layout" svg:x1="15.988cm" svg:y1="7.785cm" svg:x2="15.981cm" svg:y2="7.797cm">
          <text:p/>
        </draw:line>
        <draw:line draw:style-name="gr5" draw:text-style-name="P2" draw:layer="layout" svg:x1="15.982cm" svg:y1="7.796cm" svg:x2="15.98cm" svg:y2="7.811cm">
          <text:p/>
        </draw:line>
        <draw:line draw:style-name="gr5" draw:text-style-name="P2" draw:layer="layout" svg:x1="15.98cm" svg:y1="7.81cm" svg:x2="15.98cm" svg:y2="7.827cm">
          <text:p/>
        </draw:line>
        <draw:line draw:style-name="gr5" draw:text-style-name="P2" draw:layer="layout" svg:x1="15.98cm" svg:y1="7.827cm" svg:x2="15.944cm" svg:y2="7.827cm">
          <text:p/>
        </draw:line>
        <draw:line draw:style-name="gr5" draw:text-style-name="P2" draw:layer="layout" svg:x1="15.944cm" svg:y1="7.827cm" svg:x2="15.908cm" svg:y2="7.827cm">
          <text:p/>
        </draw:line>
        <draw:line draw:style-name="gr5" draw:text-style-name="P2" draw:layer="layout" svg:x1="15.908cm" svg:y1="7.827cm" svg:x2="15.908cm" svg:y2="7.806cm">
          <text:p/>
        </draw:line>
        <draw:line draw:style-name="gr5" draw:text-style-name="P2" draw:layer="layout" svg:x1="15.908cm" svg:y1="7.806cm" svg:x2="15.912cm" svg:y2="7.781cm">
          <text:p/>
        </draw:line>
        <draw:line draw:style-name="gr5" draw:text-style-name="P2" draw:layer="layout" svg:x1="15.911cm" svg:y1="7.783cm" svg:x2="15.922cm" svg:y2="7.758cm">
          <text:p/>
        </draw:line>
        <draw:line draw:style-name="gr5" draw:text-style-name="P2" draw:layer="layout" svg:x1="15.92cm" svg:y1="7.759cm" svg:x2="15.931cm" svg:y2="7.743cm">
          <text:p/>
        </draw:line>
        <draw:line draw:style-name="gr5" draw:text-style-name="P2" draw:layer="layout" svg:x1="15.93cm" svg:y1="7.744cm" svg:x2="15.94cm" svg:y2="7.732cm">
          <text:p/>
        </draw:line>
        <draw:line draw:style-name="gr5" draw:text-style-name="P2" draw:layer="layout" svg:x1="15.939cm" svg:y1="7.732cm" svg:x2="15.928cm" svg:y2="7.732cm">
          <text:p/>
        </draw:line>
        <draw:line draw:style-name="gr5" draw:text-style-name="P2" draw:layer="layout" svg:x1="15.928cm" svg:y1="7.732cm" svg:x2="15.916cm" svg:y2="7.732cm">
          <text:p/>
        </draw:line>
        <draw:line draw:style-name="gr5" draw:text-style-name="P2" draw:layer="layout" svg:x1="15.916cm" svg:y1="7.733cm" svg:x2="15.916cm" svg:y2="7.696cm">
          <text:p/>
        </draw:line>
        <draw:line draw:style-name="gr5" draw:text-style-name="P2" draw:layer="layout" svg:x1="15.916cm" svg:y1="7.696cm" svg:x2="15.916cm" svg:y2="7.658cm">
          <text:p/>
        </draw:line>
        <draw:line draw:style-name="gr5" draw:text-style-name="P2" draw:layer="layout" svg:x1="15.916cm" svg:y1="7.658cm" svg:x2="15.928cm" svg:y2="7.658cm">
          <text:p/>
        </draw:line>
        <draw:line draw:style-name="gr5" draw:text-style-name="P2" draw:layer="layout" svg:x1="15.928cm" svg:y1="7.658cm" svg:x2="15.939cm" svg:y2="7.658cm">
          <text:p/>
        </draw:line>
        <draw:line draw:style-name="gr5" draw:text-style-name="P2" draw:layer="layout" svg:x1="15.94cm" svg:y1="7.659cm" svg:x2="15.93cm" svg:y2="7.647cm">
          <text:p/>
        </draw:line>
        <draw:line draw:style-name="gr5" draw:text-style-name="P2" draw:layer="layout" svg:x1="15.931cm" svg:y1="7.648cm" svg:x2="15.918cm" svg:y2="7.627cm">
          <text:p/>
        </draw:line>
        <draw:line draw:style-name="gr5" draw:text-style-name="P2" draw:layer="layout" svg:x1="15.919cm" svg:y1="7.628cm" svg:x2="15.91cm" svg:y2="7.604cm">
          <text:p/>
        </draw:line>
        <draw:line draw:style-name="gr5" draw:text-style-name="P2" draw:layer="layout" svg:x1="15.911cm" svg:y1="7.605cm" svg:x2="15.908cm" svg:y2="7.584cm">
          <text:p/>
        </draw:line>
        <draw:line draw:style-name="gr5" draw:text-style-name="P2" draw:layer="layout" svg:x1="15.908cm" svg:y1="7.584cm" svg:x2="15.908cm" svg:y2="7.564cm">
          <text:p/>
        </draw:line>
        <draw:line draw:style-name="gr5" draw:text-style-name="P2" draw:layer="layout" svg:x1="15.908cm" svg:y1="7.564cm" svg:x2="15.944cm" svg:y2="7.564cm">
          <text:p/>
        </draw:line>
        <draw:line draw:style-name="gr5" draw:text-style-name="P2" draw:layer="layout" svg:x1="15.944cm" svg:y1="7.564cm" svg:x2="15.98cm" svg:y2="7.564cm">
          <text:p/>
        </draw:line>
        <draw:line draw:style-name="gr5" draw:text-style-name="P2" draw:layer="layout" svg:x1="15.98cm" svg:y1="7.564cm" svg:x2="15.98cm" svg:y2="7.581cm">
          <text:p/>
        </draw:line>
        <draw:polygon draw:style-name="gr1" draw:text-style-name="P1" draw:layer="layout" svg:width="0.25cm" svg:height="0.263cm" svg:x="15.908cm" svg:y="7.564cm" svg:viewBox="0 0 251 264" draw:points="72,17 74,33 79,42 85,45 87,41 89,30 89,0 161,0 161,22 162,36 163,43 164,45 173,41 177,30 179,17 179,0 251,0 251,20 248,45 239,69 229,84 220,95 243,95 243,169 220,169 229,180 241,198 249,223 251,243 251,264 179,264 179,247 177,231 172,222 164,218 162,223 161,233 161,264 89,264 89,240 88,229 86,221 85,218 78,223 73,233 72,247 72,264 0,264 0,243 3,218 12,194 22,180 31,169 8,169 8,95 31,95 22,84 10,64 2,41 0,20 0,0 72,0">
          <text:p/>
        </draw:polygon>
        <draw:line draw:style-name="gr2" draw:text-style-name="P2" draw:layer="layout" svg:x1="20.48cm" svg:y1="3.125cm" svg:x2="20.48cm" svg:y2="2.862cm">
          <text:p/>
        </draw:line>
        <draw:line draw:style-name="gr2" draw:text-style-name="P2" draw:layer="layout" svg:x1="20.48cm" svg:y1="2.864cm" svg:x2="20.532cm" svg:y2="2.81cm">
          <text:p/>
        </draw:line>
        <draw:line draw:style-name="gr2" draw:text-style-name="P2" draw:layer="layout" svg:x1="21.395cm" svg:y1="2.81cm" svg:x2="21.496cm" svg:y2="2.916cm">
          <text:p/>
        </draw:line>
        <draw:line draw:style-name="gr2" draw:text-style-name="P2" draw:layer="layout" svg:x1="20.48cm" svg:y1="2.81cm" svg:x2="20.531cm" svg:y2="2.81cm">
          <text:p/>
        </draw:line>
        <draw:line draw:style-name="gr2" draw:text-style-name="P2" draw:layer="layout" svg:x1="21.495cm" svg:y1="2.914cm" svg:x2="21.495cm" svg:y2="3.124cm">
          <text:p/>
        </draw:line>
        <draw:line draw:style-name="gr2" draw:text-style-name="P2" draw:layer="layout" svg:x1="20.48cm" svg:y1="3.652cm" svg:x2="20.532cm" svg:y2="3.598cm">
          <text:p/>
        </draw:line>
        <draw:line draw:style-name="gr2" draw:text-style-name="P2" draw:layer="layout" svg:x1="20.531cm" svg:y1="3.598cm" svg:x2="20.58cm" svg:y2="3.598cm">
          <text:p/>
        </draw:line>
        <draw:line draw:style-name="gr2" draw:text-style-name="P2" draw:layer="layout" svg:x1="20.48cm" svg:y1="3.598cm" svg:x2="20.58cm" svg:y2="3.598cm">
          <text:p/>
        </draw:line>
        <draw:line draw:style-name="gr2" draw:text-style-name="P2" draw:layer="layout" svg:x1="21.395cm" svg:y1="3.598cm" svg:x2="20.48cm" svg:y2="3.598cm">
          <text:p/>
        </draw:line>
        <draw:line draw:style-name="gr2" draw:text-style-name="P2" draw:layer="layout" svg:x1="20.48cm" svg:y1="2.076cm" svg:x2="20.532cm" svg:y2="2.022cm">
          <text:p/>
        </draw:line>
        <draw:line draw:style-name="gr2" draw:text-style-name="P2" draw:layer="layout" svg:x1="20.48cm" svg:y1="2.127cm" svg:x2="20.48cm" svg:y2="2.074cm">
          <text:p/>
        </draw:line>
        <draw:line draw:style-name="gr2" draw:text-style-name="P2" draw:layer="layout" svg:x1="20.531cm" svg:y1="2.022cm" svg:x2="20.58cm" svg:y2="2.022cm">
          <text:p/>
        </draw:line>
        <draw:line draw:style-name="gr2" draw:text-style-name="P2" draw:layer="layout" svg:x1="20.48cm" svg:y1="2.127cm" svg:x2="20.48cm" svg:y2="2.022cm">
          <text:p/>
        </draw:line>
        <draw:line draw:style-name="gr2" draw:text-style-name="P2" draw:layer="layout" svg:x1="20.48cm" svg:y1="2.022cm" svg:x2="20.58cm" svg:y2="2.022cm">
          <text:p/>
        </draw:line>
        <draw:line draw:style-name="gr2" draw:text-style-name="P2" draw:layer="layout" svg:x1="20.345cm" svg:y1="2.022cm" svg:x2="20.431cm" svg:y2="2.022cm">
          <text:p/>
        </draw:line>
        <draw:line draw:style-name="gr2" draw:text-style-name="P2" draw:layer="layout" svg:x1="20.481cm" svg:y1="2.076cm" svg:x2="20.431cm" svg:y2="2.022cm">
          <text:p/>
        </draw:line>
        <draw:line draw:style-name="gr2" draw:text-style-name="P2" draw:layer="layout" svg:x1="20.431cm" svg:y1="2.022cm" svg:x2="20.48cm" svg:y2="2.022cm">
          <text:p/>
        </draw:line>
        <draw:line draw:style-name="gr2" draw:text-style-name="P2" draw:layer="layout" svg:x1="20.031cm" svg:y1="2.022cm" svg:x2="20.345cm" svg:y2="2.022cm">
          <text:p/>
        </draw:line>
        <draw:line draw:style-name="gr2" draw:text-style-name="P2" draw:layer="layout" svg:x1="21.394cm" svg:y1="2.81cm" svg:x2="20.394cm" svg:y2="2.81cm">
          <text:p/>
        </draw:line>
        <draw:line draw:style-name="gr2" draw:text-style-name="P2" draw:layer="layout" svg:x1="21.395cm" svg:y1="2.022cm" svg:x2="20.345cm" svg:y2="2.022cm">
          <text:p/>
        </draw:line>
        <draw:line draw:style-name="gr2" draw:text-style-name="P2" draw:layer="layout" svg:x1="20.48cm" svg:y1="2.337cm" svg:x2="20.48cm" svg:y2="2.127cm">
          <text:p/>
        </draw:line>
        <draw:line draw:style-name="gr2" draw:text-style-name="P2" draw:layer="layout" svg:x1="21.495cm" svg:y1="2.127cm" svg:x2="21.495cm" svg:y2="2.337cm">
          <text:p/>
        </draw:line>
        <draw:line draw:style-name="gr2" draw:text-style-name="P2" draw:layer="layout" svg:x1="21.395cm" svg:y1="2.022cm" svg:x2="21.496cm" svg:y2="2.128cm">
          <text:p/>
        </draw:line>
        <draw:line draw:style-name="gr6" draw:text-style-name="P2" draw:layer="layout" svg:x1="15.943cm" svg:y1="4.738cm" svg:x2="15.943cm" svg:y2="4.678cm">
          <text:p/>
        </draw:line>
        <draw:polyline draw:style-name="gr6" draw:text-style-name="P2" draw:layer="layout" svg:width="0.101cm" svg:height="0.029cm" svg:x="15.841cm" svg:y="4.678cm" svg:viewBox="0 0 102 30" draw:points="102,30 0,30 16,20 25,9 30,0">
          <text:p/>
        </draw:polyline>
        <draw:line draw:style-name="gr2" draw:text-style-name="P2" draw:layer="layout" svg:x1="15.911cm" svg:y1="5.167cm" svg:x2="15.911cm" svg:y2="4.967cm">
          <text:p/>
        </draw:line>
        <draw:line draw:style-name="gr2" draw:text-style-name="P2" draw:layer="layout" svg:x1="16.418cm" svg:y1="4.967cm" svg:x2="16.418cm" svg:y2="5.264cm">
          <text:p/>
        </draw:line>
        <draw:line draw:style-name="gr2" draw:text-style-name="P2" draw:layer="layout" svg:x1="16.165cm" svg:y1="5.372cm" svg:x2="16.165cm" svg:y2="4.967cm">
          <text:p/>
        </draw:line>
        <draw:line draw:style-name="gr2" draw:text-style-name="P2" draw:layer="layout" svg:x1="15.831cm" svg:y1="5.435cm" svg:x2="15.831cm" svg:y2="5.822cm">
          <text:p/>
        </draw:line>
        <draw:line draw:style-name="gr2" draw:text-style-name="P2" draw:layer="layout" svg:x1="15.831cm" svg:y1="5.434cm" svg:x2="15.831cm" svg:y2="5.25cm">
          <text:p/>
        </draw:line>
        <draw:line draw:style-name="gr2" draw:text-style-name="P2" draw:layer="layout" svg:x1="15.831cm" svg:y1="5.251cm" svg:x2="15.912cm" svg:y2="5.166cm">
          <text:p/>
        </draw:line>
        <draw:line draw:style-name="gr2" draw:text-style-name="P2" draw:layer="layout" svg:x1="16.58cm" svg:y1="5.435cm" svg:x2="16.63cm" svg:y2="5.435cm">
          <text:p/>
        </draw:line>
        <draw:line draw:style-name="gr2" draw:text-style-name="P2" draw:layer="layout" svg:x1="16.418cm" svg:y1="5.264cm" svg:x2="16.58cm" svg:y2="5.435cm">
          <text:p/>
        </draw:line>
        <draw:line draw:style-name="gr2" draw:text-style-name="P2" draw:layer="layout" svg:x1="16.131cm" svg:y1="5.41cm" svg:x2="16.166cm" svg:y2="5.373cm">
          <text:p/>
        </draw:line>
        <draw:line draw:style-name="gr2" draw:text-style-name="P2" draw:layer="layout" svg:x1="16.131cm" svg:y1="5.822cm" svg:x2="16.131cm" svg:y2="5.408cm">
          <text:p/>
        </draw:line>
        <draw:line draw:style-name="gr2" draw:text-style-name="P2" draw:layer="layout" svg:x1="15.831cm" svg:y1="3.702cm" svg:x2="15.905cm" svg:y2="3.702cm">
          <text:p/>
        </draw:line>
        <draw:line draw:style-name="gr2" draw:text-style-name="P2" draw:layer="layout" svg:x1="15.905cm" svg:y1="3.702cm" svg:x2="16.166cm" svg:y2="3.975cm">
          <text:p/>
        </draw:line>
        <draw:line draw:style-name="gr2" draw:text-style-name="P2" draw:layer="layout" svg:x1="16.165cm" svg:y1="3.974cm" svg:x2="16.165cm" svg:y2="4.167cm">
          <text:p/>
        </draw:line>
        <draw:line draw:style-name="gr2" draw:text-style-name="P2" draw:layer="layout" svg:x1="15.911cm" svg:y1="4.389cm" svg:x2="16.032cm" svg:y2="4.516cm">
          <text:p/>
        </draw:line>
        <draw:line draw:style-name="gr2" draw:text-style-name="P2" draw:layer="layout" svg:x1="15.911cm" svg:y1="4.167cm" svg:x2="15.911cm" svg:y2="4.39cm">
          <text:p/>
        </draw:line>
        <draw:line draw:style-name="gr2" draw:text-style-name="P2" draw:layer="layout" svg:x1="17.456cm" svg:y1="3.756cm" svg:x2="17.45cm" svg:y2="3.75cm">
          <text:p/>
        </draw:line>
        <draw:line draw:style-name="gr2" draw:text-style-name="P2" draw:layer="layout" svg:x1="17.181cm" svg:y1="4.167cm" svg:x2="17.181cm" svg:y2="3.991cm">
          <text:p/>
        </draw:line>
        <draw:line draw:style-name="gr2" draw:text-style-name="P2" draw:layer="layout" svg:x1="17.455cm" svg:y1="3.781cm" svg:x2="17.455cm" svg:y2="3.755cm">
          <text:p/>
        </draw:line>
        <draw:line draw:style-name="gr2" draw:text-style-name="P2" draw:layer="layout" svg:x1="17.955cm" svg:y1="4.517cm" svg:x2="18.031cm" svg:y2="4.437cm">
          <text:p/>
        </draw:line>
        <draw:line draw:style-name="gr2" draw:text-style-name="P2" draw:layer="layout" svg:x1="18.03cm" svg:y1="4.516cm" svg:x2="18.03cm" svg:y2="4.437cm">
          <text:p/>
        </draw:line>
        <draw:line draw:style-name="gr2" draw:text-style-name="P2" draw:layer="layout" svg:x1="18.03cm" svg:y1="4.621cm" svg:x2="18.03cm" svg:y2="4.516cm">
          <text:p/>
        </draw:line>
        <draw:line draw:style-name="gr2" draw:text-style-name="P2" draw:layer="layout" svg:x1="17.512cm" svg:y1="4.168cm" svg:x2="17.761cm" svg:y2="3.907cm">
          <text:p/>
        </draw:line>
        <draw:line draw:style-name="gr2" draw:text-style-name="P2" draw:layer="layout" svg:x1="17.435cm" svg:y1="4.167cm" svg:x2="17.512cm" svg:y2="4.167cm">
          <text:p/>
        </draw:line>
        <draw:line draw:style-name="gr2" draw:text-style-name="P2" draw:layer="layout" svg:x1="16.927cm" svg:y1="5.115cm" svg:x2="17.231cm" svg:y2="5.435cm">
          <text:p/>
        </draw:line>
        <draw:line draw:style-name="gr2" draw:text-style-name="P2" draw:layer="layout" svg:x1="16.927cm" svg:y1="4.967cm" svg:x2="16.927cm" svg:y2="5.115cm">
          <text:p/>
        </draw:line>
        <draw:line draw:style-name="gr2" draw:text-style-name="P2" draw:layer="layout" svg:x1="16.631cm" svg:y1="4.974cm" svg:x2="16.626cm" svg:y2="4.967cm">
          <text:p/>
        </draw:line>
        <draw:line draw:style-name="gr2" draw:text-style-name="P2" draw:layer="layout" svg:x1="16.672cm" svg:y1="4.967cm" svg:x2="16.672cm" svg:y2="5.137cm">
          <text:p/>
        </draw:line>
        <draw:line draw:style-name="gr2" draw:text-style-name="P2" draw:layer="layout" svg:x1="16.672cm" svg:y1="5.138cm" svg:x2="16.951cm" svg:y2="5.431cm">
          <text:p/>
        </draw:line>
        <draw:line draw:style-name="gr2" draw:text-style-name="P2" draw:layer="layout" svg:x1="16.031cm" svg:y1="4.516cm" svg:x2="17.955cm" svg:y2="4.516cm">
          <text:p/>
        </draw:line>
        <draw:line draw:style-name="gr2" draw:text-style-name="P2" draw:layer="layout" svg:x1="17.256cm" svg:y1="5.198cm" svg:x2="17.605cm" svg:y2="5.198cm">
          <text:p/>
        </draw:line>
        <draw:line draw:style-name="gr2" draw:text-style-name="P2" draw:layer="layout" svg:x1="17.181cm" svg:y1="4.967cm" svg:x2="17.181cm" svg:y2="5.119cm">
          <text:p/>
        </draw:line>
        <draw:line draw:style-name="gr2" draw:text-style-name="P2" draw:layer="layout" svg:x1="17.605cm" svg:y1="5.198cm" svg:x2="17.756cm" svg:y2="5.357cm">
          <text:p/>
        </draw:line>
        <draw:line draw:style-name="gr2" draw:text-style-name="P2" draw:layer="layout" svg:x1="17.181cm" svg:y1="5.12cm" svg:x2="17.257cm" svg:y2="5.2cm">
          <text:p/>
        </draw:line>
        <draw:line draw:style-name="gr2" draw:text-style-name="P2" draw:layer="layout" svg:x1="16.672cm" svg:y1="3.956cm" svg:x2="16.672cm" svg:y2="4.167cm">
          <text:p/>
        </draw:line>
        <draw:line draw:style-name="gr2" draw:text-style-name="P2" draw:layer="layout" svg:x1="16.925cm" svg:y1="4.166cm" svg:x2="16.927cm" svg:y2="4.167cm">
          <text:p/>
        </draw:line>
        <draw:line draw:style-name="gr2" draw:text-style-name="P2" draw:layer="layout" svg:x1="16.931cm" svg:y1="4.163cm" svg:x2="16.927cm" svg:y2="4.169cm">
          <text:p/>
        </draw:line>
        <draw:line draw:style-name="gr2" draw:text-style-name="P2" draw:layer="layout" svg:x1="16.42cm" svg:y1="4.032cm" svg:x2="16.135cm" svg:y2="3.734cm">
          <text:p/>
        </draw:line>
        <draw:line draw:style-name="gr2" draw:text-style-name="P2" draw:layer="layout" svg:x1="16.418cm" svg:y1="4.167cm" svg:x2="16.418cm" svg:y2="4.031cm">
          <text:p/>
        </draw:line>
        <draw:line draw:style-name="gr4" draw:text-style-name="P2" draw:layer="layout" svg:x1="17.037cm" svg:y1="1.076cm" svg:x2="16.999cm" svg:y2="1.076cm">
          <text:p/>
        </draw:line>
        <draw:line draw:style-name="gr4" draw:text-style-name="P2" draw:layer="layout" svg:x1="17.018cm" svg:y1="1.096cm" svg:x2="17.018cm" svg:y2="1.056cm">
          <text:p/>
        </draw:line>
        <draw:polyline draw:style-name="gr4" draw:text-style-name="P2" draw:layer="layout" svg:width="0.029cm" svg:height="0.052cm" svg:x="16.949cm" svg:y="1.044cm" svg:viewBox="0 0 30 53" draw:points="2,0 27,0 30,24 27,22 22,20 11,20 5,22 2,24 0,29 0,43 2,48 5,50 11,53 22,53 27,50 30,48">
          <text:p/>
        </draw:polyline>
        <draw:polyline draw:style-name="gr4" draw:text-style-name="P2" draw:layer="layout" svg:width="0.033cm" svg:height="0.052cm" svg:x="16.902cm" svg:y="1.044cm" svg:viewBox="0 0 34 53" draw:points="34,0 17,53 0,0">
          <text:p/>
        </draw:polyline>
        <draw:line draw:style-name="gr2" draw:text-style-name="P2" draw:layer="layout" svg:x1="17.755cm" svg:y1="1.313cm" svg:x2="16.93cm" svg:y2="1.313cm">
          <text:p/>
        </draw:line>
        <draw:line draw:style-name="gr2" draw:text-style-name="P2" draw:layer="layout" svg:x1="17.955cm" svg:y1="1.947cm" svg:x2="17.955cm" svg:y2="1.943cm">
          <text:p/>
        </draw:line>
        <draw:line draw:style-name="gr2" draw:text-style-name="P2" draw:layer="layout" svg:x1="15.96cm" svg:y1="1.948cm" svg:x2="17.955cm" svg:y2="1.948cm">
          <text:p/>
        </draw:line>
        <draw:line draw:style-name="gr2" draw:text-style-name="P2" draw:layer="layout" svg:x1="18.031cm" svg:y1="1.603cm" svg:x2="17.755cm" svg:y2="1.313cm">
          <text:p/>
        </draw:line>
        <draw:line draw:style-name="gr2" draw:text-style-name="P2" draw:layer="layout" svg:x1="17.455cm" svg:y1="3.341cm" svg:x2="17.455cm" svg:y2="3.702cm">
          <text:p/>
        </draw:line>
        <draw:line draw:style-name="gr2" draw:text-style-name="P2" draw:layer="layout" svg:x1="17.461cm" svg:y1="3.347cm" svg:x2="17.455cm" svg:y2="3.341cm">
          <text:p/>
        </draw:line>
        <draw:line draw:style-name="gr2" draw:text-style-name="P2" draw:layer="layout" svg:x1="17.181cm" svg:y1="3.992cm" svg:x2="17.456cm" svg:y2="3.702cm">
          <text:p/>
        </draw:line>
        <draw:line draw:style-name="gr2" draw:text-style-name="P2" draw:layer="layout" svg:x1="16.63cm" svg:y1="3.913cm" svg:x2="16.673cm" svg:y2="3.958cm">
          <text:p/>
        </draw:line>
        <draw:line draw:style-name="gr2" draw:text-style-name="P2" draw:layer="layout" svg:x1="16.927cm" svg:y1="4.167cm" svg:x2="16.927cm" svg:y2="3.345cm">
          <text:p/>
        </draw:line>
        <draw:line draw:style-name="gr2" draw:text-style-name="P2" draw:layer="layout" svg:x1="16.927cm" svg:y1="3.346cm" svg:x2="16.931cm" svg:y2="3.341cm">
          <text:p/>
        </draw:line>
        <draw:line draw:style-name="gr2" draw:text-style-name="P2" draw:layer="layout" svg:x1="18.03cm" svg:y1="1.944cm" svg:x2="18.03cm" svg:y2="1.865cm">
          <text:p/>
        </draw:line>
        <draw:line draw:style-name="gr2" draw:text-style-name="P2" draw:layer="layout" svg:x1="17.955cm" svg:y1="1.948cm" svg:x2="17.96cm" svg:y2="1.948cm">
          <text:p/>
        </draw:line>
        <draw:line draw:style-name="gr2" draw:text-style-name="P2" draw:layer="layout" svg:x1="17.955cm" svg:y1="1.948cm" svg:x2="18.026cm" svg:y2="1.948cm">
          <text:p/>
        </draw:line>
        <draw:line draw:style-name="gr2" draw:text-style-name="P2" draw:layer="layout" svg:x1="17.96cm" svg:y1="1.948cm" svg:x2="18.031cm" svg:y2="2.024cm">
          <text:p/>
        </draw:line>
        <draw:line draw:style-name="gr2" draw:text-style-name="P2" draw:layer="layout" svg:x1="18.03cm" svg:y1="1.865cm" svg:x2="18.03cm" svg:y2="1.602cm">
          <text:p/>
        </draw:line>
        <draw:line draw:style-name="gr2" draw:text-style-name="P2" draw:layer="layout" svg:x1="17.955cm" svg:y1="1.945cm" svg:x2="18.031cm" svg:y2="1.865cm">
          <text:p/>
        </draw:line>
        <draw:line draw:style-name="gr2" draw:text-style-name="P2" draw:layer="layout" svg:x1="17.76cm" svg:y1="2.54cm" svg:x2="17.76cm" svg:y2="2.371cm">
          <text:p/>
        </draw:line>
        <draw:line draw:style-name="gr2" draw:text-style-name="P2" draw:layer="layout" svg:x1="17.761cm" svg:y1="2.373cm" svg:x2="17.605cm" svg:y2="2.209cm">
          <text:p/>
        </draw:line>
        <draw:polygon draw:style-name="gr1" draw:text-style-name="P1" draw:layer="layout" svg:width="0.035cm" svg:height="0.08cm" svg:x="16.103cm" svg:y="1.3cm" svg:viewBox="0 0 36 81" draw:points="0,0 4,0 36,81">
          <text:p/>
        </draw:polygon>
        <draw:polygon draw:style-name="gr1" draw:text-style-name="P1" draw:layer="layout" svg:width="0.003cm" svg:height="0.005cm" svg:x="16.15cm" svg:y="1.398cm" svg:viewBox="0 0 4 6" draw:points="0,0 4,0 4,6">
          <text:p/>
        </draw:polygon>
        <draw:polygon draw:style-name="gr1" draw:text-style-name="P1" draw:layer="layout" svg:width="0.029cm" svg:height="0.005cm" svg:x="16.123cm" svg:y="1.398cm" svg:viewBox="0 0 30 6" draw:points="30,6 0,6 0,0">
          <text:p/>
        </draw:polygon>
        <draw:polygon draw:style-name="gr1" draw:text-style-name="P1" draw:layer="layout" svg:width="0.003cm" svg:height="0.008cm" svg:x="16.128cm" svg:y="1.372cm" svg:viewBox="0 0 4 9" draw:points="4,9 2,5 0,0">
          <text:p/>
        </draw:polygon>
        <draw:polygon draw:style-name="gr1" draw:text-style-name="P1" draw:layer="layout" svg:width="0.006cm" svg:height="0.005cm" svg:x="16.097cm" svg:y="1.397cm" svg:viewBox="0 0 7 6" draw:points="0,0 7,1 7,6">
          <text:p/>
        </draw:polygon>
        <draw:polygon draw:style-name="gr1" draw:text-style-name="P1" draw:layer="layout" svg:width="0.046cm" svg:height="0.005cm" svg:x="16.056cm" svg:y="1.398cm" svg:viewBox="0 0 47 6" draw:points="47,6 0,6 0,0">
          <text:p/>
        </draw:polygon>
        <draw:polygon draw:style-name="gr1" draw:text-style-name="P1" draw:layer="layout" svg:width="0.027cm" svg:height="0.011cm" svg:x="16.072cm" svg:y="1.367cm" svg:viewBox="0 0 28 12" draw:points="0,12 4,0 28,0">
          <text:p/>
        </draw:polygon>
        <draw:polygon draw:style-name="gr1" draw:text-style-name="P1" draw:layer="layout" svg:width="0.037cm" svg:height="0.037cm" svg:x="16.076cm" svg:y="1.33cm" svg:viewBox="0 0 38 38" draw:points="38,0 24,38 0,38">
          <text:p/>
        </draw:polygon>
        <draw:polygon draw:style-name="gr1" draw:text-style-name="P1" draw:layer="layout" svg:width="0.037cm" svg:height="0.086cm" svg:x="16.103cm" svg:y="1.3cm" svg:viewBox="0 0 38 87" draw:points="0,0 35,81 38,87">
          <text:p/>
        </draw:polygon>
        <draw:polygon draw:style-name="gr1" draw:text-style-name="P1" draw:layer="layout" svg:width="0.006cm" svg:height="0.006cm" svg:x="16.146cm" svg:y="1.396cm" svg:viewBox="0 0 7 7" draw:points="0,0 5,2 7,7">
          <text:p/>
        </draw:polygon>
        <draw:polygon draw:style-name="gr1" draw:text-style-name="P1" draw:layer="layout" svg:width="0.029cm" svg:height="0.005cm" svg:x="16.123cm" svg:y="1.397cm" svg:viewBox="0 0 30 6" draw:points="30,6 0,1 5,0">
          <text:p/>
        </draw:polygon>
        <draw:polygon draw:style-name="gr1" draw:text-style-name="P1" draw:layer="layout" svg:width="0.009cm" svg:height="0.005cm" svg:x="16.093cm" svg:y="1.397cm" svg:viewBox="0 0 10 6" draw:points="0,0 5,0 10,6">
          <text:p/>
        </draw:polygon>
        <draw:polygon draw:style-name="gr1" draw:text-style-name="P1" draw:layer="layout" svg:width="0.046cm" svg:height="0.005cm" svg:x="16.056cm" svg:y="1.397cm" svg:viewBox="0 0 47 6" draw:points="47,6 0,1 6,0">
          <text:p/>
        </draw:polygon>
        <draw:polygon draw:style-name="gr1" draw:text-style-name="P1" draw:layer="layout" svg:width="0.029cm" svg:height="0.015cm" svg:x="16.07cm" svg:y="1.367cm" svg:viewBox="0 0 30 16" draw:points="0,16 2,12 30,0">
          <text:p/>
        </draw:polygon>
        <draw:polygon draw:style-name="gr1" draw:text-style-name="P1" draw:layer="layout" svg:width="0.037cm" svg:height="0.067cm" svg:x="16.076cm" svg:y="1.3cm" svg:viewBox="0 0 38 68" draw:points="38,32 0,68 28,0">
          <text:p/>
        </draw:polygon>
        <draw:polygon draw:style-name="gr1" draw:text-style-name="P1" draw:layer="layout" svg:width="0.024cm" svg:height="0.006cm" svg:x="16.128cm" svg:y="1.396cm" svg:viewBox="0 0 25 7" draw:points="19,0 25,7 0,1">
          <text:p/>
        </draw:polygon>
        <draw:polygon draw:style-name="gr1" draw:text-style-name="P1" draw:layer="layout" svg:width="0.04cm" svg:height="0.005cm" svg:x="16.062cm" svg:y="1.397cm" svg:viewBox="0 0 41 6" draw:points="32,0 41,6 0,0">
          <text:p/>
        </draw:polygon>
        <draw:polygon draw:style-name="gr1" draw:text-style-name="P1" draw:layer="layout" svg:width="0.032cm" svg:height="0.02cm" svg:x="16.067cm" svg:y="1.367cm" svg:viewBox="0 0 33 21" draw:points="0,21 3,16 33,0">
          <text:p/>
        </draw:polygon>
        <draw:polygon draw:style-name="gr1" draw:text-style-name="P1" draw:layer="layout" svg:width="0.023cm" svg:height="0.067cm" svg:x="16.103cm" svg:y="1.3cm" svg:viewBox="0 0 24 68" draw:points="24,68 11,32 0,0">
          <text:p/>
        </draw:polygon>
        <draw:polygon draw:style-name="gr1" draw:text-style-name="P1" draw:layer="layout" svg:width="0.018cm" svg:height="0.002cm" svg:x="16.128cm" svg:y="1.395cm" svg:viewBox="0 0 19 3" draw:points="19,2 0,3 5,0">
          <text:p/>
        </draw:polygon>
        <draw:polygon draw:style-name="gr1" draw:text-style-name="P1" draw:layer="layout" svg:width="0.031cm" svg:height="0.004cm" svg:x="16.062cm" svg:y="1.393cm" svg:viewBox="0 0 32 5" draw:points="29,0 32,5 0,5">
          <text:p/>
        </draw:polygon>
        <draw:polygon draw:style-name="gr1" draw:text-style-name="P1" draw:layer="layout" svg:width="0.034cm" svg:height="0.025cm" svg:x="16.065cm" svg:y="1.367cm" svg:viewBox="0 0 35 26" draw:points="0,26 2,21 35,0">
          <text:p/>
        </draw:polygon>
        <draw:polygon draw:style-name="gr1" draw:text-style-name="P1" draw:layer="layout" svg:width="0.037cm" svg:height="0.086cm" svg:x="16.103cm" svg:y="1.3cm" svg:viewBox="0 0 38 87" draw:points="23,68 0,0 38,87">
          <text:p/>
        </draw:polygon>
        <draw:polygon draw:style-name="gr1" draw:text-style-name="P1" draw:layer="layout" svg:width="0.013cm" svg:height="0.004cm" svg:x="16.133cm" svg:y="1.392cm" svg:viewBox="0 0 14 5" draw:points="10,0 14,5 0,4">
          <text:p/>
        </draw:polygon>
        <draw:polygon draw:style-name="gr1" draw:text-style-name="P1" draw:layer="layout" svg:width="0.029cm" svg:height="0.011cm" svg:x="16.062cm" svg:y="1.387cm" svg:viewBox="0 0 30 12" draw:points="30,0 29,6 0,12">
          <text:p/>
        </draw:polygon>
        <draw:polygon draw:style-name="gr1" draw:text-style-name="P1" draw:layer="layout" svg:width="0.037cm" svg:height="0.029cm" svg:x="16.062cm" svg:y="1.367cm" svg:viewBox="0 0 38 30" draw:points="0,30 3,26 38,0">
          <text:p/>
        </draw:polygon>
        <draw:polygon draw:style-name="gr1" draw:text-style-name="P1" draw:layer="layout" svg:width="0.016cm" svg:height="0.024cm" svg:x="16.126cm" svg:y="1.367cm" svg:viewBox="0 0 17 25" draw:points="0,0 15,19 17,25">
          <text:p/>
        </draw:polygon>
        <draw:polygon draw:style-name="gr1" draw:text-style-name="P1" draw:layer="layout" svg:width="0.009cm" svg:height="0.003cm" svg:x="16.133cm" svg:y="1.392cm" svg:viewBox="0 0 10 4" draw:points="10,0 0,4 2,0">
          <text:p/>
        </draw:polygon>
        <draw:polygon draw:style-name="gr1" draw:text-style-name="P1" draw:layer="layout" svg:width="0.031cm" svg:height="0.014cm" svg:x="16.062cm" svg:y="1.383cm" svg:viewBox="0 0 32 15" draw:points="32,0 30,4 0,15">
          <text:p/>
        </draw:polygon>
        <draw:polygon draw:style-name="gr1" draw:text-style-name="P1" draw:layer="layout" svg:width="0.008cm" svg:height="0.005cm" svg:x="16.134cm" svg:y="1.386cm" svg:viewBox="0 0 9 6" draw:points="9,6 1,6 0,0">
          <text:p/>
        </draw:polygon>
        <draw:polygon draw:style-name="gr1" draw:text-style-name="P1" draw:layer="layout" svg:width="0.033cm" svg:height="0.019cm" svg:x="16.062cm" svg:y="1.378cm" svg:viewBox="0 0 34 20" draw:points="34,0 32,5 0,20">
          <text:p/>
        </draw:polygon>
        <draw:polygon draw:style-name="gr1" draw:text-style-name="P1" draw:layer="layout" svg:width="0.011cm" svg:height="0.011cm" svg:x="16.131cm" svg:y="1.381cm" svg:viewBox="0 0 12 12" draw:points="12,12 3,6 0,0">
          <text:p/>
        </draw:polygon>
        <draw:polygon draw:style-name="gr1" draw:text-style-name="P1" draw:layer="layout" svg:width="0.035cm" svg:height="0.024cm" svg:x="16.062cm" svg:y="1.373cm" svg:viewBox="0 0 36 25" draw:points="36,0 34,5 0,25">
          <text:p/>
        </draw:polygon>
        <draw:polygon draw:style-name="gr1" draw:text-style-name="P1" draw:layer="layout" svg:width="0.016cm" svg:height="0.024cm" svg:x="16.126cm" svg:y="1.367cm" svg:viewBox="0 0 17 25" draw:points="0,0 17,25 6,14">
          <text:p/>
        </draw:polygon>
        <draw:polygon draw:style-name="gr1" draw:text-style-name="P1" draw:layer="layout" svg:width="0.037cm" svg:height="0.029cm" svg:x="16.062cm" svg:y="1.367cm" svg:viewBox="0 0 38 30" draw:points="36,5 0,30 38,0">
          <text:p/>
        </draw:polygon>
        <draw:polygon draw:style-name="gr1" draw:text-style-name="P1" draw:layer="layout" svg:width="0.005cm" svg:height="0.014cm" svg:x="16.126cm" svg:y="1.367cm" svg:viewBox="0 0 6 15" draw:points="0,0 6,15 3,5">
          <text:p/>
        </draw:polygon>
        <draw:polygon draw:style-name="gr1" draw:text-style-name="P1" draw:layer="layout" svg:width="0.031cm" svg:height="0.005cm" svg:x="16.097cm" svg:y="1.367cm" svg:viewBox="0 0 32 6" draw:points="32,6 0,6 2,0">
          <text:p/>
        </draw:polygon>
        <draw:polygon draw:style-name="gr1" draw:text-style-name="P1" draw:layer="layout" svg:width="0.029cm" svg:height="0.005cm" svg:x="16.099cm" svg:y="1.367cm" svg:viewBox="0 0 30 6" draw:points="0,0 27,0 30,6">
          <text:p/>
        </draw:polygon>
        <draw:polygon draw:style-name="gr1" draw:text-style-name="P1" draw:layer="layout" svg:width="0.007cm" svg:height="0cm" svg:x="16.031cm" svg:y="1.378cm" svg:viewBox="0 0 8 1" draw:points="0,1 4,0 8,1">
          <text:p/>
        </draw:polygon>
        <draw:polygon draw:style-name="gr1" draw:text-style-name="P1" draw:layer="layout" svg:width="0.007cm" svg:height="0.008cm" svg:x="16.039cm" svg:y="1.379cm" svg:viewBox="0 0 8 9" draw:points="0,0 5,5 8,9">
          <text:p/>
        </draw:polygon>
        <draw:polygon draw:style-name="gr1" draw:text-style-name="P1" draw:layer="layout" svg:width="0.001cm" svg:height="0.008cm" svg:x="16.045cm" svg:y="1.387cm" svg:viewBox="0 0 2 9" draw:points="2,0 2,3 0,9">
          <text:p/>
        </draw:polygon>
        <draw:polygon draw:style-name="gr1" draw:text-style-name="P1" draw:layer="layout" svg:width="0.009cm" svg:height="0.007cm" svg:x="16.037cm" svg:y="1.396cm" svg:viewBox="0 0 10 8" draw:points="10,0 6,5 0,8">
          <text:p/>
        </draw:polygon>
        <draw:polygon draw:style-name="gr1" draw:text-style-name="P1" draw:layer="layout" svg:width="0.008cm" svg:height="0.001cm" svg:x="16.029cm" svg:y="1.401cm" svg:viewBox="0 0 9 2" draw:points="9,2 7,2 0,0">
          <text:p/>
        </draw:polygon>
        <draw:polygon draw:style-name="gr1" draw:text-style-name="P1" draw:layer="layout" svg:width="0.006cm" svg:height="0.008cm" svg:x="16.023cm" svg:y="1.394cm" svg:viewBox="0 0 7 9" draw:points="7,9 2,5 0,0">
          <text:p/>
        </draw:polygon>
        <draw:polygon draw:style-name="gr1" draw:text-style-name="P1" draw:layer="layout" svg:width="0.003cm" svg:height="0.01cm" svg:x="16.022cm" svg:y="1.385cm" svg:viewBox="0 0 4 11" draw:points="2,11 0,7 4,0">
          <text:p/>
        </draw:polygon>
        <draw:polygon draw:style-name="gr1" draw:text-style-name="P1" draw:layer="layout" svg:width="0.007cm" svg:height="0.006cm" svg:x="16.024cm" svg:y="1.379cm" svg:viewBox="0 0 8 7" draw:points="0,7 3,3 8,0">
          <text:p/>
        </draw:polygon>
        <draw:polygon draw:style-name="gr1" draw:text-style-name="P1" draw:layer="layout" svg:width="0.015cm" svg:height="0.008cm" svg:x="16.031cm" svg:y="1.379cm" svg:viewBox="0 0 16 9" draw:points="0,0 8,0 16,9">
          <text:p/>
        </draw:polygon>
        <draw:polygon draw:style-name="gr1" draw:text-style-name="P1" draw:layer="layout" svg:width="0.009cm" svg:height="0.016cm" svg:x="16.037cm" svg:y="1.387cm" svg:viewBox="0 0 10 17" draw:points="10,0 9,9 0,17">
          <text:p/>
        </draw:polygon>
        <draw:polygon draw:style-name="gr1" draw:text-style-name="P1" draw:layer="layout" svg:width="0.014cm" svg:height="0.01cm" svg:x="16.023cm" svg:y="1.394cm" svg:viewBox="0 0 15 11" draw:points="15,11 7,9 0,0">
          <text:p/>
        </draw:polygon>
        <draw:polygon draw:style-name="gr1" draw:text-style-name="P1" draw:layer="layout" svg:width="0.008cm" svg:height="0.015cm" svg:x="16.023cm" svg:y="1.379cm" svg:viewBox="0 0 9 16" draw:points="0,16 2,6 9,0">
          <text:p/>
        </draw:polygon>
        <draw:polygon draw:style-name="gr1" draw:text-style-name="P1" draw:layer="layout" svg:width="0.015cm" svg:height="0.024cm" svg:x="16.031cm" svg:y="1.379cm" svg:viewBox="0 0 16 25" draw:points="0,0 16,8 6,25">
          <text:p/>
        </draw:polygon>
        <draw:polygon draw:style-name="gr1" draw:text-style-name="P1" draw:layer="layout" svg:width="0.014cm" svg:height="0.024cm" svg:x="16.023cm" svg:y="1.379cm" svg:viewBox="0 0 15 25" draw:points="15,25 0,16 9,0">
          <text:p/>
        </draw:polygon>
        <draw:polygon draw:style-name="gr1" draw:text-style-name="P1" draw:layer="layout" svg:width="0.044cm" svg:height="0.004cm" svg:x="15.97cm" svg:y="1.301cm" svg:viewBox="0 0 45 5" draw:points="0,0 45,0 45,5">
          <text:p/>
        </draw:polygon>
        <draw:polygon draw:style-name="gr1" draw:text-style-name="P1" draw:layer="layout" svg:width="0.003cm" svg:height="0cm" svg:x="16.01cm" svg:y="1.397cm" svg:viewBox="0 0 4 1" draw:points="0,0 1,0 4,1">
          <text:p/>
        </draw:polygon>
        <draw:polygon draw:style-name="gr1" draw:text-style-name="P1" draw:layer="layout" svg:width="0.046cm" svg:height="0.005cm" svg:x="15.968cm" svg:y="1.398cm" svg:viewBox="0 0 47 6" draw:points="47,0 47,6 0,6">
          <text:p/>
        </draw:polygon>
        <draw:polygon draw:style-name="gr1" draw:text-style-name="P1" draw:layer="layout" svg:width="0.005cm" svg:height="0.005cm" svg:x="15.968cm" svg:y="1.397cm" svg:viewBox="0 0 6 6" draw:points="0,6 0,1 6,0">
          <text:p/>
        </draw:polygon>
        <draw:polygon draw:style-name="gr1" draw:text-style-name="P1" draw:layer="layout" svg:width="0.011cm" svg:height="0.001cm" svg:x="15.959cm" svg:y="1.356cm" svg:viewBox="0 0 12 2" draw:points="12,2 5,0 0,0">
          <text:p/>
        </draw:polygon>
        <draw:polygon draw:style-name="gr1" draw:text-style-name="P1" draw:layer="layout" svg:width="0.008cm" svg:height="0.002cm" svg:x="15.951cm" svg:y="1.353cm" svg:viewBox="0 0 9 3" draw:points="9,3 4,1 0,0">
          <text:p/>
        </draw:polygon>
        <draw:polygon draw:style-name="gr1" draw:text-style-name="P1" draw:layer="layout" svg:width="0.01cm" svg:height="0.006cm" svg:x="15.941cm" svg:y="1.347cm" svg:viewBox="0 0 11 7" draw:points="11,7 6,3 0,0">
          <text:p/>
        </draw:polygon>
        <draw:polygon draw:style-name="gr1" draw:text-style-name="P1" draw:layer="layout" svg:width="0.006cm" svg:height="0.01cm" svg:x="15.935cm" svg:y="1.337cm" svg:viewBox="0 0 7 11" draw:points="7,11 3,6 0,0">
          <text:p/>
        </draw:polygon>
        <draw:polygon draw:style-name="gr1" draw:text-style-name="P1" draw:layer="layout" svg:width="0.003cm" svg:height="0.011cm" svg:x="15.933cm" svg:y="1.328cm" svg:viewBox="0 0 4 12" draw:points="4,12 0,5 0,0">
          <text:p/>
        </draw:polygon>
        <draw:polygon draw:style-name="gr1" draw:text-style-name="P1" draw:layer="layout" svg:width="0.024cm" svg:height="0.006cm" svg:x="15.933cm" svg:y="1.328cm" svg:viewBox="0 0 25 7" draw:points="0,0 25,0 25,7">
          <text:p/>
        </draw:polygon>
        <draw:polygon draw:style-name="gr1" draw:text-style-name="P1" draw:layer="layout" svg:width="0.024cm" svg:height="0.003cm" svg:x="15.933cm" svg:y="1.325cm" svg:viewBox="0 0 25 4" draw:points="25,0 25,4 0,4">
          <text:p/>
        </draw:polygon>
        <draw:polygon draw:style-name="gr1" draw:text-style-name="P1" draw:layer="layout" svg:width="0cm" svg:height="0.005cm" svg:x="15.933cm" svg:y="1.321cm" svg:viewBox="0 0 1 6" draw:points="0,6 1,0">
          <text:p/>
        </draw:polygon>
        <draw:polygon draw:style-name="gr1" draw:text-style-name="P1" draw:layer="layout" svg:width="0.004cm" svg:height="0.011cm" svg:x="15.934cm" svg:y="1.312cm" svg:viewBox="0 0 5 12" draw:points="0,12 1,5 5,0">
          <text:p/>
        </draw:polygon>
        <draw:polygon draw:style-name="gr1" draw:text-style-name="P1" draw:layer="layout" svg:width="0.01cm" svg:height="0.006cm" svg:x="15.938cm" svg:y="1.305cm" svg:viewBox="0 0 11 7" draw:points="0,7 5,3 11,0">
          <text:p/>
        </draw:polygon>
        <draw:polygon draw:style-name="gr1" draw:text-style-name="P1" draw:layer="layout" svg:width="0.009cm" svg:height="0.003cm" svg:x="15.948cm" svg:y="1.302cm" svg:viewBox="0 0 10 4" draw:points="0,4 5,1 10,0">
          <text:p/>
        </draw:polygon>
        <draw:polygon draw:style-name="gr1" draw:text-style-name="P1" draw:layer="layout" svg:width="0.014cm" svg:height="0.001cm" svg:x="15.957cm" svg:y="1.301cm" svg:viewBox="0 0 15 2" draw:points="0,2 7,0 15,0">
          <text:p/>
        </draw:polygon>
        <draw:polygon draw:style-name="gr1" draw:text-style-name="P1" draw:layer="layout" svg:width="0.044cm" svg:height="0.006cm" svg:x="15.97cm" svg:y="1.301cm" svg:viewBox="0 0 45 7" draw:points="0,0 45,5 40,7">
          <text:p/>
        </draw:polygon>
        <draw:polygon draw:style-name="gr1" draw:text-style-name="P1" draw:layer="layout" svg:width="0.046cm" svg:height="0.005cm" svg:x="15.968cm" svg:y="1.397cm" svg:viewBox="0 0 47 6" draw:points="43,0 47,1 0,6">
          <text:p/>
        </draw:polygon>
        <draw:polygon draw:style-name="gr1" draw:text-style-name="P1" draw:layer="layout" svg:width="0.01cm" svg:height="0.007cm" svg:x="15.968cm" svg:y="1.395cm" svg:viewBox="0 0 11 8" draw:points="0,8 5,2 11,0">
          <text:p/>
        </draw:polygon>
        <draw:polygon draw:style-name="gr1" draw:text-style-name="P1" draw:layer="layout" svg:width="0.021cm" svg:height="0.001cm" svg:x="15.959cm" svg:y="1.356cm" svg:viewBox="0 0 22 2" draw:points="22,2 11,2 0,0">
          <text:p/>
        </draw:polygon>
        <draw:polygon draw:style-name="gr1" draw:text-style-name="P1" draw:layer="layout" svg:width="0.018cm" svg:height="0.008cm" svg:x="15.941cm" svg:y="1.347cm" svg:viewBox="0 0 19 9" draw:points="19,9 11,7 0,0">
          <text:p/>
        </draw:polygon>
        <draw:polygon draw:style-name="gr1" draw:text-style-name="P1" draw:layer="layout" svg:width="0.008cm" svg:height="0.019cm" svg:x="15.933cm" svg:y="1.328cm" svg:viewBox="0 0 9 20" draw:points="9,20 2,9 0,0">
          <text:p/>
        </draw:polygon>
        <draw:polygon draw:style-name="gr1" draw:text-style-name="P1" draw:layer="layout" svg:width="0.025cm" svg:height="0.012cm" svg:x="15.933cm" svg:y="1.328cm" svg:viewBox="0 0 26 13" draw:points="0,0 25,7 26,13">
          <text:p/>
        </draw:polygon>
        <draw:polygon draw:style-name="gr1" draw:text-style-name="P1" draw:layer="layout" svg:width="0.025cm" svg:height="0.01cm" svg:x="15.933cm" svg:y="1.319cm" svg:viewBox="0 0 26 11" draw:points="26,0 25,7 0,11">
          <text:p/>
        </draw:polygon>
        <draw:polygon draw:style-name="gr1" draw:text-style-name="P1" draw:layer="layout" svg:width="0.005cm" svg:height="0.017cm" svg:x="15.933cm" svg:y="1.312cm" svg:viewBox="0 0 6 18" draw:points="0,18 1,12 6,0">
          <text:p/>
        </draw:polygon>
        <draw:polygon draw:style-name="gr1" draw:text-style-name="P1" draw:layer="layout" svg:width="0.019cm" svg:height="0.01cm" svg:x="15.938cm" svg:y="1.302cm" svg:viewBox="0 0 20 11" draw:points="0,11 11,3 20,0">
          <text:p/>
        </draw:polygon>
        <draw:polygon draw:style-name="gr1" draw:text-style-name="P1" draw:layer="layout" svg:width="0.052cm" svg:height="0.006cm" svg:x="15.957cm" svg:y="1.301cm" svg:viewBox="0 0 53 7" draw:points="0,2 14,0 53,7">
          <text:p/>
        </draw:polygon>
        <draw:polygon draw:style-name="gr1" draw:text-style-name="P1" draw:layer="layout" svg:width="0.042cm" svg:height="0.007cm" svg:x="15.968cm" svg:y="1.395cm" svg:viewBox="0 0 43 8" draw:points="38,0 43,2 0,8">
          <text:p/>
        </draw:polygon>
        <draw:polygon draw:style-name="gr1" draw:text-style-name="P1" draw:layer="layout" svg:width="0.039cm" svg:height="0.009cm" svg:x="15.941cm" svg:y="1.347cm" svg:viewBox="0 0 40 10" draw:points="40,10 19,9 0,0">
          <text:p/>
        </draw:polygon>
        <draw:polygon draw:style-name="gr1" draw:text-style-name="P1" draw:layer="layout" svg:width="0.025cm" svg:height="0.019cm" svg:x="15.933cm" svg:y="1.328cm" svg:viewBox="0 0 26 20" draw:points="8,20 0,0 26,12">
          <text:p/>
        </draw:polygon>
        <draw:polygon draw:style-name="gr1" draw:text-style-name="P1" draw:layer="layout" svg:width="0.027cm" svg:height="0.016cm" svg:x="15.933cm" svg:y="1.313cm" svg:viewBox="0 0 28 17" draw:points="28,0 26,7 0,17">
          <text:p/>
        </draw:polygon>
        <draw:polygon draw:style-name="gr1" draw:text-style-name="P1" draw:layer="layout" svg:width="0.024cm" svg:height="0.026cm" svg:x="15.933cm" svg:y="1.302cm" svg:viewBox="0 0 25 27" draw:points="0,27 5,11 25,0">
          <text:p/>
        </draw:polygon>
        <draw:polygon draw:style-name="gr1" draw:text-style-name="P1" draw:layer="layout" svg:width="0.052cm" svg:height="0.006cm" svg:x="15.957cm" svg:y="1.302cm" svg:viewBox="0 0 53 7" draw:points="0,0 53,5 49,7">
          <text:p/>
        </draw:polygon>
        <draw:polygon draw:style-name="gr1" draw:text-style-name="P1" draw:layer="layout" svg:width="0.037cm" svg:height="0.013cm" svg:x="15.968cm" svg:y="1.39cm" svg:viewBox="0 0 38 14" draw:points="36,0 38,5 0,14">
          <text:p/>
        </draw:polygon>
        <draw:polygon draw:style-name="gr1" draw:text-style-name="P1" draw:layer="layout" svg:width="0.019cm" svg:height="0.007cm" svg:x="15.941cm" svg:y="1.34cm" svg:viewBox="0 0 20 8" draw:points="0,8 18,0 20,6">
          <text:p/>
        </draw:polygon>
        <draw:polygon draw:style-name="gr1" draw:text-style-name="P1" draw:layer="layout" svg:width="0.031cm" svg:height="0.02cm" svg:x="15.933cm" svg:y="1.309cm" svg:viewBox="0 0 32 21" draw:points="32,0 28,4 0,21">
          <text:p/>
        </draw:polygon>
        <draw:polygon draw:style-name="gr1" draw:text-style-name="P1" draw:layer="layout" svg:width="0.048cm" svg:height="0.011cm" svg:x="15.957cm" svg:y="1.302cm" svg:viewBox="0 0 49 12" draw:points="0,0 49,6 47,12">
          <text:p/>
        </draw:polygon>
        <draw:polygon draw:style-name="gr1" draw:text-style-name="P1" draw:layer="layout" svg:width="0.035cm" svg:height="0.018cm" svg:x="15.968cm" svg:y="1.384cm" svg:viewBox="0 0 36 19" draw:points="36,0 36,5 0,19">
          <text:p/>
        </draw:polygon>
        <draw:polygon draw:style-name="gr1" draw:text-style-name="P1" draw:layer="layout" svg:width="0.021cm" svg:height="0.002cm" svg:x="15.941cm" svg:y="1.345cm" svg:viewBox="0 0 22 3" draw:points="0,3 20,0 22,3">
          <text:p/>
        </draw:polygon>
        <draw:polygon draw:style-name="gr1" draw:text-style-name="P1" draw:layer="layout" svg:width="0.031cm" svg:height="0.026cm" svg:x="15.933cm" svg:y="1.302cm" svg:viewBox="0 0 32 27" draw:points="32,7 0,27 25,0">
          <text:p/>
        </draw:polygon>
        <draw:polygon draw:style-name="gr1" draw:text-style-name="P1" draw:layer="layout" svg:width="0.035cm" svg:height="0.018cm" svg:x="15.968cm" svg:y="1.384cm" svg:viewBox="0 0 36 19" draw:points="36,0 0,19 10,11">
          <text:p/>
        </draw:polygon>
        <draw:polygon draw:style-name="gr1" draw:text-style-name="P1" draw:layer="layout" svg:width="0.026cm" svg:height="0.002cm" svg:x="15.941cm" svg:y="1.347cm" svg:viewBox="0 0 27 3" draw:points="0,0 21,0 27,3">
          <text:p/>
        </draw:polygon>
        <draw:polygon draw:style-name="gr1" draw:text-style-name="P1" draw:layer="layout" svg:width="0.011cm" svg:height="0.006cm" svg:x="15.957cm" svg:y="1.302cm" svg:viewBox="0 0 12 7" draw:points="12,6 8,7 0,0">
          <text:p/>
        </draw:polygon>
        <draw:polygon draw:style-name="gr1" draw:text-style-name="P1" draw:layer="layout" svg:width="0.025cm" svg:height="0.011cm" svg:x="15.978cm" svg:y="1.384cm" svg:viewBox="0 0 26 12" draw:points="26,0 0,12 2,6">
          <text:p/>
        </draw:polygon>
        <draw:polygon draw:style-name="gr1" draw:text-style-name="P1" draw:layer="layout" svg:width="0.039cm" svg:height="0.009cm" svg:x="15.941cm" svg:y="1.347cm" svg:viewBox="0 0 40 10" draw:points="40,10 0,0 27,2">
          <text:p/>
        </draw:polygon>
        <draw:polygon draw:style-name="gr1" draw:text-style-name="P1" draw:layer="layout" svg:width="0.016cm" svg:height="0.005cm" svg:x="15.957cm" svg:y="1.302cm" svg:viewBox="0 0 17 6" draw:points="17,5 12,6 0,0">
          <text:p/>
        </draw:polygon>
        <draw:polygon draw:style-name="gr1" draw:text-style-name="P1" draw:layer="layout" svg:width="0.023cm" svg:height="0.07cm" svg:x="15.98cm" svg:y="1.319cm" svg:viewBox="0 0 24 71" draw:points="24,0 24,66 0,71">
          <text:p/>
        </draw:polygon>
        <draw:polygon draw:style-name="gr1" draw:text-style-name="P1" draw:layer="layout" svg:width="0.013cm" svg:height="0.007cm" svg:x="15.967cm" svg:y="1.349cm" svg:viewBox="0 0 14 8" draw:points="14,8 0,0 5,1">
          <text:p/>
        </draw:polygon>
        <draw:polygon draw:style-name="gr1" draw:text-style-name="P1" draw:layer="layout" svg:width="0.021cm" svg:height="0.005cm" svg:x="15.957cm" svg:y="1.302cm" svg:viewBox="0 0 22 6" draw:points="22,6 17,5 0,0">
          <text:p/>
        </draw:polygon>
        <draw:polygon draw:style-name="gr1" draw:text-style-name="P1" draw:layer="layout" svg:width="0.023cm" svg:height="0.077cm" svg:x="15.98cm" svg:y="1.313cm" svg:viewBox="0 0 24 78" draw:points="24,0 24,6 0,78">
          <text:p/>
        </draw:polygon>
        <draw:polygon draw:style-name="gr1" draw:text-style-name="P1" draw:layer="layout" svg:width="0.008cm" svg:height="0.007cm" svg:x="15.971cm" svg:y="1.35cm" svg:viewBox="0 0 9 8" draw:points="9,8 0,0 6,2">
          <text:p/>
        </draw:polygon>
        <draw:polygon draw:style-name="gr1" draw:text-style-name="P1" draw:layer="layout" svg:width="0.046cm" svg:height="0.011cm" svg:x="15.957cm" svg:y="1.302cm" svg:viewBox="0 0 47 12" draw:points="22,5 0,0 47,12">
          <text:p/>
        </draw:polygon>
        <draw:polygon draw:style-name="gr1" draw:text-style-name="P1" draw:layer="layout" svg:width="0.023cm" svg:height="0.077cm" svg:x="15.98cm" svg:y="1.313cm" svg:viewBox="0 0 24 78" draw:points="24,0 0,78 0,72">
          <text:p/>
        </draw:polygon>
        <draw:polygon draw:style-name="gr1" draw:text-style-name="P1" draw:layer="layout" svg:width="0.003cm" svg:height="0.006cm" svg:x="15.977cm" svg:y="1.351cm" svg:viewBox="0 0 4 7" draw:points="4,7 0,0 4,0">
          <text:p/>
        </draw:polygon>
        <draw:polygon draw:style-name="gr1" draw:text-style-name="P1" draw:layer="layout" svg:width="0.025cm" svg:height="0.005cm" svg:x="15.978cm" svg:y="1.308cm" svg:viewBox="0 0 26 6" draw:points="2,5 0,0 26,6">
          <text:p/>
        </draw:polygon>
        <draw:polygon draw:style-name="gr1" draw:text-style-name="P1" draw:layer="layout" svg:width="0.023cm" svg:height="0.071cm" svg:x="15.98cm" svg:y="1.313cm" svg:viewBox="0 0 24 72" draw:points="24,0 0,72 0,45">
          <text:p/>
        </draw:polygon>
        <draw:polygon draw:style-name="gr1" draw:text-style-name="P1" draw:layer="layout" svg:width="0.023cm" svg:height="0.04cm" svg:x="15.98cm" svg:y="1.312cm" svg:viewBox="0 0 24 41" draw:points="0,41 0,0 24,1">
          <text:p/>
        </draw:polygon>
        <draw:polygon draw:style-name="gr1" draw:text-style-name="P1" draw:layer="layout" svg:width="0.023cm" svg:height="0.044cm" svg:x="15.98cm" svg:y="1.313cm" svg:viewBox="0 0 24 45" draw:points="24,0 0,45 0,40">
          <text:p/>
        </draw:polygon>
        <draw:polygon draw:style-name="gr1" draw:text-style-name="P1" draw:layer="layout" svg:width="0.008cm" svg:height="0cm" svg:x="15.923cm" svg:y="1.378cm" svg:viewBox="0 0 9 1" draw:points="0,1 3,0 9,1">
          <text:p/>
        </draw:polygon>
        <draw:polygon draw:style-name="gr1" draw:text-style-name="P1" draw:layer="layout" svg:width="0.006cm" svg:height="0.008cm" svg:x="15.932cm" svg:y="1.379cm" svg:viewBox="0 0 7 9" draw:points="0,0 3,5 7,9">
          <text:p/>
        </draw:polygon>
        <draw:polygon draw:style-name="gr1" draw:text-style-name="P1" draw:layer="layout" svg:width="0.001cm" svg:height="0.008cm" svg:x="15.937cm" svg:y="1.387cm" svg:viewBox="0 0 2 9" draw:points="2,0 2,3 0,9">
          <text:p/>
        </draw:polygon>
        <draw:polygon draw:style-name="gr1" draw:text-style-name="P1" draw:layer="layout" svg:width="0.008cm" svg:height="0.007cm" svg:x="15.929cm" svg:y="1.396cm" svg:viewBox="0 0 9 8" draw:points="9,0 6,5 0,8">
          <text:p/>
        </draw:polygon>
        <draw:polygon draw:style-name="gr1" draw:text-style-name="P1" draw:layer="layout" svg:width="0.008cm" svg:height="0.001cm" svg:x="15.921cm" svg:y="1.401cm" svg:viewBox="0 0 9 2" draw:points="9,2 5,2 0,0">
          <text:p/>
        </draw:polygon>
        <draw:polygon draw:style-name="gr1" draw:text-style-name="P1" draw:layer="layout" svg:width="0.006cm" svg:height="0.008cm" svg:x="15.915cm" svg:y="1.394cm" svg:viewBox="0 0 7 9" draw:points="7,9 2,5 0,0">
          <text:p/>
        </draw:polygon>
        <draw:polygon draw:style-name="gr1" draw:text-style-name="P1" draw:layer="layout" svg:width="0cm" svg:height="0.007cm" svg:x="15.915cm" svg:y="1.385cm" svg:viewBox="0 0 1 8" draw:points="0,8 0,6 1,0">
          <text:p/>
        </draw:polygon>
        <draw:polygon draw:style-name="gr1" draw:text-style-name="P1" draw:layer="layout" svg:width="0.007cm" svg:height="0.006cm" svg:x="15.916cm" svg:y="1.379cm" svg:viewBox="0 0 8 7" draw:points="0,7 4,3 8,0">
          <text:p/>
        </draw:polygon>
        <draw:polygon draw:style-name="gr1" draw:text-style-name="P1" draw:layer="layout" svg:width="0.015cm" svg:height="0.008cm" svg:x="15.923cm" svg:y="1.379cm" svg:viewBox="0 0 16 9" draw:points="0,0 10,0 16,9">
          <text:p/>
        </draw:polygon>
        <draw:polygon draw:style-name="gr1" draw:text-style-name="P1" draw:layer="layout" svg:width="0.009cm" svg:height="0.016cm" svg:x="15.929cm" svg:y="1.387cm" svg:viewBox="0 0 10 17" draw:points="10,0 9,9 0,17">
          <text:p/>
        </draw:polygon>
        <draw:polygon draw:style-name="gr1" draw:text-style-name="P1" draw:layer="layout" svg:width="0.014cm" svg:height="0.01cm" svg:x="15.915cm" svg:y="1.394cm" svg:viewBox="0 0 15 11" draw:points="15,11 6,9 0,0">
          <text:p/>
        </draw:polygon>
        <draw:polygon draw:style-name="gr1" draw:text-style-name="P1" draw:layer="layout" svg:width="0.008cm" svg:height="0.015cm" svg:x="15.915cm" svg:y="1.379cm" svg:viewBox="0 0 9 16" draw:points="0,16 1,6 9,0">
          <text:p/>
        </draw:polygon>
        <draw:polygon draw:style-name="gr1" draw:text-style-name="P1" draw:layer="layout" svg:width="0.015cm" svg:height="0.024cm" svg:x="15.923cm" svg:y="1.379cm" svg:viewBox="0 0 16 25" draw:points="0,0 16,8 7,25">
          <text:p/>
        </draw:polygon>
        <draw:polygon draw:style-name="gr1" draw:text-style-name="P1" draw:layer="layout" svg:width="0.014cm" svg:height="0.024cm" svg:x="15.915cm" svg:y="1.379cm" svg:viewBox="0 0 15 25" draw:points="15,25 0,16 8,0">
          <text:p/>
        </draw:polygon>
        <draw:line draw:style-name="gr2" draw:text-style-name="P2" draw:layer="layout" svg:x1="16.931cm" svg:y1="2.366cm" svg:x2="16.781cm" svg:y2="2.209cm">
          <text:p/>
        </draw:line>
        <draw:line draw:style-name="gr2" draw:text-style-name="P2" draw:layer="layout" svg:x1="16.93cm" svg:y1="2.54cm" svg:x2="16.93cm" svg:y2="2.365cm">
          <text:p/>
        </draw:line>
        <draw:line draw:style-name="gr2" draw:text-style-name="P2" draw:layer="layout" svg:x1="16.135cm" svg:y1="2.541cm" svg:x2="16.135cm" svg:y2="2.399cm">
          <text:p/>
        </draw:line>
        <draw:line draw:style-name="gr2" draw:text-style-name="P2" draw:layer="layout" svg:x1="16.136cm" svg:y1="2.4cm" svg:x2="15.96cm" svg:y2="2.215cm">
          <text:p/>
        </draw:line>
        <draw:line draw:style-name="gr2" draw:text-style-name="P2" draw:layer="layout" svg:x1="16.63cm" svg:y1="3.341cm" svg:x2="16.63cm" svg:y2="3.702cm">
          <text:p/>
        </draw:line>
        <draw:line draw:style-name="gr2" draw:text-style-name="P2" draw:layer="layout" svg:x1="16.63cm" svg:y1="3.702cm" svg:x2="16.63cm" svg:y2="3.912cm">
          <text:p/>
        </draw:line>
        <draw:line draw:style-name="gr2" draw:text-style-name="P2" draw:layer="layout" svg:x1="16.673cm" svg:y1="3.673cm" svg:x2="16.625cm" svg:y2="3.623cm">
          <text:p/>
        </draw:line>
        <draw:line draw:style-name="gr2" draw:text-style-name="P2" draw:layer="layout" svg:x1="15.831cm" svg:y1="3.341cm" svg:x2="15.831cm" svg:y2="3.702cm">
          <text:p/>
        </draw:line>
        <draw:line draw:style-name="gr2" draw:text-style-name="P2" draw:layer="layout" svg:x1="16.135cm" svg:y1="3.734cm" svg:x2="16.135cm" svg:y2="3.341cm">
          <text:p/>
        </draw:line>
        <draw:path draw:style-name="gr1" draw:text-style-name="P1" draw:layer="layout" svg:width="0.3cm" svg:height="0.316cm" svg:x="21.346cm" svg:y="4.49cm" svg:viewBox="0 0 301 317" svg:d="M301 158c0 88-68 159-151 159s-150-71-150-159c0-87 67-158 150-158s151 71 151 158z">
          <text:p/>
        </draw:path>
        <draw:line draw:style-name="gr7" draw:text-style-name="P2" draw:layer="layout" svg:x1="21.091cm" svg:y1="3.834cm" svg:x2="21.091cm" svg:y2="3.992cm">
          <text:p/>
        </draw:line>
        <draw:line draw:style-name="gr7" draw:text-style-name="P2" draw:layer="layout" svg:x1="21.091cm" svg:y1="4.568cm" svg:x2="21.091cm" svg:y2="4.726cm">
          <text:p/>
        </draw:line>
        <draw:line draw:style-name="gr8" draw:text-style-name="P2" draw:layer="layout" svg:x1="20.481cm" svg:y1="4.569cm" svg:x2="20.481cm" svg:y2="4.728cm">
          <text:p/>
        </draw:line>
        <draw:path draw:style-name="gr1" draw:text-style-name="P1" draw:layer="layout" svg:width="0.3cm" svg:height="0.315cm" svg:x="21.346cm" svg:y="3.755cm" svg:viewBox="0 0 301 316" svg:d="M301 159c0 87-68 157-151 157s-150-70-150-157 67-159 150-159 151 72 151 159z">
          <text:p/>
        </draw:path>
        <draw:line draw:style-name="gr7" draw:text-style-name="P2" draw:layer="layout" svg:x1="17.781cm" svg:y1="2.541cm" svg:x2="17.74cm" svg:y2="2.541cm">
          <text:p/>
        </draw:line>
        <draw:line draw:style-name="gr7" draw:text-style-name="P2" draw:layer="layout" svg:x1="17.781cm" svg:y1="3.341cm" svg:x2="17.74cm" svg:y2="3.341cm">
          <text:p/>
        </draw:line>
        <draw:path draw:style-name="gr1" draw:text-style-name="P1" draw:layer="layout" svg:width="0.241cm" svg:height="0.253cm" svg:x="18.644cm" svg:y="2.211cm" svg:viewBox="0 0 242 254" svg:d="M242 127c0 70-54 127-120 127-68 0-122-57-122-127 0-69 54-127 122-127 66 0 120 58 120 127z">
          <text:p/>
        </draw:path>
        <draw:path draw:style-name="gr1" draw:text-style-name="P1" draw:layer="layout" svg:width="0.241cm" svg:height="0.253cm" svg:x="19.406cm" svg:y="2.211cm" svg:viewBox="0 0 242 254" svg:d="M242 127c0 70-54 127-120 127-67 0-122-57-122-127 0-69 55-127 122-127 66 0 120 58 120 127z">
          <text:p/>
        </draw:path>
        <draw:path draw:style-name="gr1" draw:text-style-name="P1" draw:layer="layout" svg:width="0.241cm" svg:height="0.253cm" svg:x="18.644cm" svg:y="2.999cm" svg:viewBox="0 0 242 254" svg:d="M242 127c0 69-54 127-120 127-68 0-122-58-122-127 0-70 54-127 122-127 66 0 120 57 120 127z">
          <text:p/>
        </draw:path>
        <draw:path draw:style-name="gr1" draw:text-style-name="P1" draw:layer="layout" svg:width="0.241cm" svg:height="0.253cm" svg:x="19.406cm" svg:y="2.999cm" svg:viewBox="0 0 242 254" svg:d="M242 127c0 69-54 127-120 127-67 0-122-58-122-127 0-70 55-127 122-127 66 0 120 57 120 127z">
          <text:p/>
        </draw:path>
        <draw:line draw:style-name="gr8" draw:text-style-name="P2" draw:layer="layout" svg:x1="20.881cm" svg:y1="3.861cm" svg:x2="20.881cm" svg:y2="3.965cm">
          <text:p/>
        </draw:line>
        <draw:line draw:style-name="gr7" draw:text-style-name="P2" draw:layer="layout" svg:x1="20.27cm" svg:y1="4.568cm" svg:x2="20.27cm" svg:y2="4.726cm">
          <text:p/>
        </draw:line>
        <draw:line draw:style-name="gr8" draw:text-style-name="P2" draw:layer="layout" svg:x1="20.681cm" svg:y1="4.569cm" svg:x2="20.681cm" svg:y2="4.728cm">
          <text:p/>
        </draw:line>
        <draw:line draw:style-name="gr8" draw:text-style-name="P2" draw:layer="layout" svg:x1="20.881cm" svg:y1="4.595cm" svg:x2="20.881cm" svg:y2="4.7cm">
          <text:p/>
        </draw:line>
        <draw:line draw:style-name="gr9" draw:text-style-name="P2" draw:layer="layout" svg:x1="20.269cm" svg:y1="3.845cm" svg:x2="20.269cm" svg:y2="3.982cm">
          <text:p/>
        </draw:line>
        <draw:line draw:style-name="gr8" draw:text-style-name="P2" draw:layer="layout" svg:x1="20.481cm" svg:y1="3.834cm" svg:x2="20.481cm" svg:y2="3.993cm">
          <text:p/>
        </draw:line>
        <draw:line draw:style-name="gr8" draw:text-style-name="P2" draw:layer="layout" svg:x1="20.681cm" svg:y1="3.834cm" svg:x2="20.681cm" svg:y2="3.993cm">
          <text:p/>
        </draw:line>
        <draw:line draw:style-name="gr9" draw:text-style-name="P2" draw:layer="layout" svg:x1="21.09cm" svg:y1="3.057cm" svg:x2="21.09cm" svg:y2="3.194cm">
          <text:p/>
        </draw:line>
        <draw:line draw:style-name="gr8" draw:text-style-name="P2" draw:layer="layout" svg:x1="20.881cm" svg:y1="3.073cm" svg:x2="20.881cm" svg:y2="3.178cm">
          <text:p/>
        </draw:line>
        <draw:line draw:style-name="gr7" draw:text-style-name="P2" draw:layer="layout" svg:x1="20.27cm" svg:y1="2.259cm" svg:x2="20.27cm" svg:y2="2.416cm">
          <text:p/>
        </draw:line>
        <draw:line draw:style-name="gr7" draw:text-style-name="P2" draw:layer="layout" svg:x1="21.091cm" svg:y1="2.259cm" svg:x2="21.091cm" svg:y2="2.416cm">
          <text:p/>
        </draw:line>
        <draw:line draw:style-name="gr8" draw:text-style-name="P2" draw:layer="layout" svg:x1="20.481cm" svg:y1="2.259cm" svg:x2="20.481cm" svg:y2="2.415cm">
          <text:p/>
        </draw:line>
        <draw:line draw:style-name="gr8" draw:text-style-name="P2" draw:layer="layout" svg:x1="20.681cm" svg:y1="2.259cm" svg:x2="20.681cm" svg:y2="2.415cm">
          <text:p/>
        </draw:line>
        <draw:line draw:style-name="gr8" draw:text-style-name="P2" draw:layer="layout" svg:x1="20.881cm" svg:y1="2.285cm" svg:x2="20.881cm" svg:y2="2.39cm">
          <text:p/>
        </draw:line>
        <draw:path draw:style-name="gr1" draw:text-style-name="P1" draw:layer="layout" svg:width="0.3cm" svg:height="0.315cm" svg:x="21.346cm" svg:y="2.179cm" svg:viewBox="0 0 301 316" svg:d="M301 159c0 87-68 157-151 157s-150-70-150-157c0-88 67-159 150-159s151 71 151 159z">
          <text:p/>
        </draw:path>
        <draw:line draw:style-name="gr10" draw:text-style-name="P2" draw:layer="layout" svg:x1="19.9cm" svg:y1="2.469cm" svg:x2="19.93cm" svg:y2="2.469cm">
          <text:p/>
        </draw:line>
        <draw:path draw:style-name="gr1" draw:text-style-name="P1" draw:layer="layout" svg:width="0.3cm" svg:height="0.315cm" svg:x="21.346cm" svg:y="2.968cm" svg:viewBox="0 0 301 316" svg:d="M301 157c0 88-68 159-151 159s-150-71-150-159c0-87 67-157 150-157s151 70 151 157z">
          <text:p/>
        </draw:path>
        <draw:line draw:style-name="gr10" draw:text-style-name="P2" draw:layer="layout" svg:x1="19.9cm" svg:y1="4.043cm" svg:x2="19.93cm" svg:y2="4.043cm">
          <text:p/>
        </draw:line>
        <draw:line draw:style-name="gr10" draw:text-style-name="P2" draw:layer="layout" svg:x1="19.9cm" svg:y1="3.781cm" svg:x2="19.93cm" svg:y2="3.781cm">
          <text:p/>
        </draw:line>
        <draw:path draw:style-name="gr1" draw:text-style-name="P1" draw:layer="layout" svg:width="0.241cm" svg:height="0.253cm" svg:x="18.644cm" svg:y="4.521cm" svg:viewBox="0 0 242 254" svg:d="M242 126c0 70-54 128-120 128-68 0-122-58-122-128 0-69 54-126 122-126 66 0 120 57 120 126z">
          <text:p/>
        </draw:path>
        <draw:path draw:style-name="gr1" draw:text-style-name="P1" draw:layer="layout" svg:width="0.241cm" svg:height="0.253cm" svg:x="19.406cm" svg:y="4.521cm" svg:viewBox="0 0 242 254" svg:d="M242 126c0 70-54 128-120 128-67 0-122-58-122-128 0-69 55-126 122-126 66 0 120 57 120 126z">
          <text:p/>
        </draw:path>
        <draw:path draw:style-name="gr1" draw:text-style-name="P1" draw:layer="layout" svg:width="0.241cm" svg:height="0.253cm" svg:x="18.644cm" svg:y="3.787cm" svg:viewBox="0 0 242 254" svg:d="M242 126c0 70-54 128-120 128-68 0-122-58-122-128 0-69 54-126 122-126 66 0 120 57 120 126z">
          <text:p/>
        </draw:path>
        <draw:path draw:style-name="gr1" draw:text-style-name="P1" draw:layer="layout" svg:width="0.241cm" svg:height="0.253cm" svg:x="19.406cm" svg:y="3.787cm" svg:viewBox="0 0 242 254" svg:d="M242 126c0 70-54 128-120 128-67 0-122-58-122-128 0-69 55-126 122-126 66 0 120 57 120 126z">
          <text:p/>
        </draw:path>
        <draw:line draw:style-name="gr10" draw:text-style-name="P2" draw:layer="layout" svg:x1="19.9cm" svg:y1="4.778cm" svg:x2="19.93cm" svg:y2="4.778cm">
          <text:p/>
        </draw:line>
        <draw:line draw:style-name="gr10" draw:text-style-name="P2" draw:layer="layout" svg:x1="19.9cm" svg:y1="4.517cm" svg:x2="19.93cm" svg:y2="4.517cm">
          <text:p/>
        </draw:line>
        <draw:line draw:style-name="gr10" draw:text-style-name="P2" draw:layer="layout" svg:x1="19.9cm" svg:y1="3.256cm" svg:x2="19.93cm" svg:y2="3.256cm">
          <text:p/>
        </draw:line>
        <draw:line draw:style-name="gr10" draw:text-style-name="P2" draw:layer="layout" svg:x1="19.9cm" svg:y1="2.993cm" svg:x2="19.93cm" svg:y2="2.993cm">
          <text:p/>
        </draw:line>
        <draw:line draw:style-name="gr7" draw:text-style-name="P2" draw:layer="layout" svg:x1="20.27cm" svg:y1="3.046cm" svg:x2="20.27cm" svg:y2="3.204cm">
          <text:p/>
        </draw:line>
        <draw:line draw:style-name="gr8" draw:text-style-name="P2" draw:layer="layout" svg:x1="20.481cm" svg:y1="3.046cm" svg:x2="20.481cm" svg:y2="3.203cm">
          <text:p/>
        </draw:line>
        <draw:line draw:style-name="gr8" draw:text-style-name="P2" draw:layer="layout" svg:x1="20.681cm" svg:y1="3.046cm" svg:x2="20.681cm" svg:y2="3.203cm">
          <text:p/>
        </draw:line>
        <draw:path draw:style-name="gr1" draw:text-style-name="P1" draw:layer="layout" svg:width="0.241cm" svg:height="0.253cm" svg:x="18.644cm" svg:y="5.256cm" svg:viewBox="0 0 242 254" svg:d="M242 128c0 69-54 126-120 126-68 0-122-57-122-126 0-70 54-128 122-128 66 0 120 58 120 128z">
          <text:p/>
        </draw:path>
        <draw:path draw:style-name="gr1" draw:text-style-name="P1" draw:layer="layout" svg:width="0.241cm" svg:height="0.253cm" svg:x="19.406cm" svg:y="5.256cm" svg:viewBox="0 0 242 254" svg:d="M242 128c0 69-54 126-120 126-67 0-122-57-122-126 0-70 55-128 122-128 66 0 120 58 120 128z">
          <text:p/>
        </draw:path>
        <draw:path draw:style-name="gr1" draw:text-style-name="P1" draw:layer="layout" svg:width="0.241cm" svg:height="0.253cm" svg:x="18.644cm" svg:y="6.044cm" svg:viewBox="0 0 242 254" svg:d="M242 126c0 70-54 128-120 128-68 0-122-58-122-128 0-69 54-126 122-126 66 0 120 57 120 126z">
          <text:p/>
        </draw:path>
        <draw:path draw:style-name="gr1" draw:text-style-name="P1" draw:layer="layout" svg:width="0.241cm" svg:height="0.253cm" svg:x="19.406cm" svg:y="6.044cm" svg:viewBox="0 0 242 254" svg:d="M242 126c0 70-54 128-120 128-67 0-122-58-122-128 0-69 55-126 122-126 66 0 120 57 120 126z">
          <text:p/>
        </draw:path>
        <draw:line draw:style-name="gr7" draw:text-style-name="P2" draw:layer="layout" svg:x1="20.27cm" svg:y1="6.091cm" svg:x2="20.27cm" svg:y2="6.249cm">
          <text:p/>
        </draw:line>
        <draw:line draw:style-name="gr8" draw:text-style-name="P2" draw:layer="layout" svg:x1="20.481cm" svg:y1="6.091cm" svg:x2="20.481cm" svg:y2="6.25cm">
          <text:p/>
        </draw:line>
        <draw:polygon draw:style-name="gr1" draw:text-style-name="P1" draw:layer="layout" svg:width="0.143cm" svg:height="0.234cm" svg:x="19.894cm" svg:y="6.736cm" svg:viewBox="0 0 144 235" draw:points="0,0 144,0 144,235 0,235">
          <text:p/>
        </draw:polygon>
        <draw:line draw:style-name="gr11" draw:text-style-name="P2" draw:layer="layout" svg:x1="19.894cm" svg:y1="6.969cm" svg:x2="20.037cm" svg:y2="6.969cm">
          <text:p/>
        </draw:line>
        <draw:line draw:style-name="gr11" draw:text-style-name="P2" draw:layer="layout" svg:x1="20.037cm" svg:y1="6.969cm" svg:x2="20.037cm" svg:y2="6.735cm">
          <text:p/>
        </draw:line>
        <draw:line draw:style-name="gr11" draw:text-style-name="P2" draw:layer="layout" svg:x1="20.037cm" svg:y1="6.735cm" svg:x2="19.894cm" svg:y2="6.735cm">
          <text:p/>
        </draw:line>
        <draw:line draw:style-name="gr11" draw:text-style-name="P2" draw:layer="layout" svg:x1="19.894cm" svg:y1="6.735cm" svg:x2="19.894cm" svg:y2="6.969cm">
          <text:p/>
        </draw:line>
        <draw:line draw:style-name="gr9" draw:text-style-name="P2" draw:layer="layout" svg:x1="20.22cm" svg:y1="6.81cm" svg:x2="20.22cm" svg:y2="6.894cm">
          <text:p/>
        </draw:line>
        <draw:line draw:style-name="gr10" draw:text-style-name="P2" draw:layer="layout" svg:x1="19.9cm" svg:y1="6.301cm" svg:x2="19.93cm" svg:y2="6.301cm">
          <text:p/>
        </draw:line>
        <draw:line draw:style-name="gr10" draw:text-style-name="P2" draw:layer="layout" svg:x1="19.9cm" svg:y1="6.038cm" svg:x2="19.93cm" svg:y2="6.038cm">
          <text:p/>
        </draw:line>
        <draw:line draw:style-name="gr7" draw:text-style-name="P2" draw:layer="layout" svg:x1="20.27cm" svg:y1="5.304cm" svg:x2="20.27cm" svg:y2="5.462cm">
          <text:p/>
        </draw:line>
        <draw:line draw:style-name="gr7" draw:text-style-name="P2" draw:layer="layout" svg:x1="21.091cm" svg:y1="5.304cm" svg:x2="21.091cm" svg:y2="5.462cm">
          <text:p/>
        </draw:line>
        <draw:line draw:style-name="gr8" draw:text-style-name="P2" draw:layer="layout" svg:x1="20.481cm" svg:y1="5.303cm" svg:x2="20.481cm" svg:y2="5.461cm">
          <text:p/>
        </draw:line>
        <draw:line draw:style-name="gr8" draw:text-style-name="P2" draw:layer="layout" svg:x1="20.681cm" svg:y1="5.303cm" svg:x2="20.681cm" svg:y2="5.461cm">
          <text:p/>
        </draw:line>
        <draw:line draw:style-name="gr8" draw:text-style-name="P2" draw:layer="layout" svg:x1="20.881cm" svg:y1="5.33cm" svg:x2="20.881cm" svg:y2="5.435cm">
          <text:p/>
        </draw:line>
        <draw:line draw:style-name="gr10" draw:text-style-name="P2" draw:layer="layout" svg:x1="19.9cm" svg:y1="5.514cm" svg:x2="19.93cm" svg:y2="5.514cm">
          <text:p/>
        </draw:line>
        <draw:line draw:style-name="gr10" draw:text-style-name="P2" draw:layer="layout" svg:x1="19.9cm" svg:y1="5.25cm" svg:x2="19.93cm" svg:y2="5.25cm">
          <text:p/>
        </draw:line>
        <draw:line draw:style-name="gr9" draw:text-style-name="P2" draw:layer="layout" svg:x1="16.001cm" svg:y1="7.224cm" svg:x2="15.96cm" svg:y2="7.224cm">
          <text:p/>
        </draw:line>
        <draw:line draw:style-name="gr9" draw:text-style-name="P2" draw:layer="layout" svg:x1="17.619cm" svg:y1="7.231cm" svg:x2="17.58cm" svg:y2="7.231cm">
          <text:p/>
        </draw:line>
        <draw:line draw:style-name="gr7" draw:text-style-name="P2" draw:layer="layout" svg:x1="17.436cm" svg:y1="5.829cm" svg:x2="17.475cm" svg:y2="5.829cm">
          <text:p/>
        </draw:line>
        <draw:line draw:style-name="gr7" draw:text-style-name="P2" draw:layer="layout" svg:x1="16.61cm" svg:y1="6.629cm" svg:x2="16.649cm" svg:y2="6.629cm">
          <text:p/>
        </draw:line>
        <draw:polygon draw:style-name="gr1" draw:text-style-name="P1" draw:layer="layout" svg:width="0.15cm" svg:height="0.252cm" svg:x="16.603cm" svg:y="7.7cm" svg:viewBox="0 0 151 253" draw:points="0,0 151,0 151,253 0,253">
          <text:p/>
        </draw:polygon>
        <draw:line draw:style-name="gr12" draw:text-style-name="P2" draw:layer="layout" svg:x1="16.604cm" svg:y1="7.952cm" svg:x2="16.754cm" svg:y2="7.952cm">
          <text:p/>
        </draw:line>
        <draw:line draw:style-name="gr12" draw:text-style-name="P2" draw:layer="layout" svg:x1="16.754cm" svg:y1="7.952cm" svg:x2="16.754cm" svg:y2="7.7cm">
          <text:p/>
        </draw:line>
        <draw:line draw:style-name="gr12" draw:text-style-name="P2" draw:layer="layout" svg:x1="16.754cm" svg:y1="7.7cm" svg:x2="16.604cm" svg:y2="7.7cm">
          <text:p/>
        </draw:line>
        <draw:line draw:style-name="gr12" draw:text-style-name="P2" draw:layer="layout" svg:x1="16.604cm" svg:y1="7.7cm" svg:x2="16.604cm" svg:y2="7.952cm">
          <text:p/>
        </draw:line>
        <draw:line draw:style-name="gr9" draw:text-style-name="P2" draw:layer="layout" svg:x1="16.932cm" svg:y1="7.784cm" svg:x2="16.932cm" svg:y2="7.868cm">
          <text:p/>
        </draw:line>
        <draw:line draw:style-name="gr7" draw:text-style-name="P2" draw:layer="layout" svg:x1="16.811cm" svg:y1="6.967cm" svg:x2="16.791cm" svg:y2="6.967cm">
          <text:p/>
        </draw:line>
        <draw:line draw:style-name="gr9" draw:text-style-name="P2" draw:layer="layout" svg:x1="16.82cm" svg:y1="7.235cm" svg:x2="16.781cm" svg:y2="7.235cm">
          <text:p/>
        </draw:line>
        <draw:line draw:style-name="gr9" draw:text-style-name="P2" draw:layer="layout" svg:x1="21.09cm" svg:y1="6.102cm" svg:x2="21.09cm" svg:y2="6.239cm">
          <text:p/>
        </draw:line>
        <draw:line draw:style-name="gr13" draw:text-style-name="P2" draw:layer="layout" svg:x1="20.681cm" svg:y1="6.096cm" svg:x2="20.681cm" svg:y2="6.243cm">
          <text:p/>
        </draw:line>
        <draw:line draw:style-name="gr8" draw:text-style-name="P2" draw:layer="layout" svg:x1="20.881cm" svg:y1="6.119cm" svg:x2="20.881cm" svg:y2="6.223cm">
          <text:p/>
        </draw:line>
        <draw:path draw:style-name="gr1" draw:text-style-name="P1" draw:layer="layout" svg:width="0.3cm" svg:height="0.315cm" svg:x="21.346cm" svg:y="6.012cm" svg:viewBox="0 0 301 316" svg:d="M301 157c0 88-68 159-151 159s-150-71-150-159c0-86 67-157 150-157s151 71 151 157z">
          <text:p/>
        </draw:path>
        <draw:path draw:style-name="gr1" draw:text-style-name="P1" draw:layer="layout" svg:width="0.3cm" svg:height="0.315cm" svg:x="21.346cm" svg:y="5.226cm" svg:viewBox="0 0 301 316" svg:d="M301 159c0 86-68 157-151 157s-150-71-150-157c0-89 67-159 150-159s151 70 151 159z">
          <text:p/>
        </draw:path>
        <draw:line draw:style-name="gr7" draw:text-style-name="P2" draw:layer="layout" svg:x1="17.61cm" svg:y1="6.963cm" svg:x2="17.591cm" svg:y2="6.963cm">
          <text:p/>
        </draw:line>
        <draw:line draw:style-name="gr7" draw:text-style-name="P2" draw:layer="layout" svg:x1="17.436cm" svg:y1="6.629cm" svg:x2="17.475cm" svg:y2="6.629cm">
          <text:p/>
        </draw:line>
        <draw:path draw:style-name="gr1" draw:text-style-name="P1" draw:layer="layout" svg:width="0.3cm" svg:height="0.315cm" svg:x="17.304cm" svg:y="5.278cm" svg:viewBox="0 0 301 316" svg:d="M301 159c0 87-67 157-149 157-83 0-152-70-152-157 0-89 69-159 152-159 82 0 149 70 149 159z">
          <text:p/>
        </draw:path>
        <draw:line draw:style-name="gr7" draw:text-style-name="P2" draw:layer="layout" svg:x1="17.774cm" svg:y1="5.829cm" svg:x2="17.735cm" svg:y2="5.829cm">
          <text:p/>
        </draw:line>
        <draw:line draw:style-name="gr7" draw:text-style-name="P2" draw:layer="layout" svg:x1="17.774cm" svg:y1="6.629cm" svg:x2="17.735cm" svg:y2="6.629cm">
          <text:p/>
        </draw:line>
        <draw:line draw:style-name="gr7" draw:text-style-name="P2" draw:layer="layout" svg:x1="16.77cm" svg:y1="2.209cm" svg:x2="16.791cm" svg:y2="2.209cm">
          <text:p/>
        </draw:line>
        <draw:line draw:style-name="gr9" draw:text-style-name="P2" draw:layer="layout" svg:x1="16.759cm" svg:y1="1.943cm" svg:x2="16.8cm" svg:y2="1.943cm">
          <text:p/>
        </draw:line>
        <draw:line draw:style-name="gr7" draw:text-style-name="P2" draw:layer="layout" svg:x1="17.436cm" svg:y1="2.541cm" svg:x2="17.475cm" svg:y2="2.541cm">
          <text:p/>
        </draw:line>
        <draw:polygon draw:style-name="gr1" draw:text-style-name="P1" draw:layer="layout" svg:width="0.157cm" svg:height="0.249cm" svg:x="16.852cm" svg:y="1.189cm" svg:viewBox="0 0 158 250" draw:points="0,0 158,0 158,250 0,250">
          <text:p/>
        </draw:polygon>
        <draw:line draw:style-name="gr14" draw:text-style-name="P2" draw:layer="layout" svg:x1="17.009cm" svg:y1="1.19cm" svg:x2="16.852cm" svg:y2="1.19cm">
          <text:p/>
        </draw:line>
        <draw:line draw:style-name="gr14" draw:text-style-name="P2" draw:layer="layout" svg:x1="16.852cm" svg:y1="1.19cm" svg:x2="16.852cm" svg:y2="1.439cm">
          <text:p/>
        </draw:line>
        <draw:line draw:style-name="gr14" draw:text-style-name="P2" draw:layer="layout" svg:x1="16.852cm" svg:y1="1.438cm" svg:x2="17.009cm" svg:y2="1.438cm">
          <text:p/>
        </draw:line>
        <draw:line draw:style-name="gr14" draw:text-style-name="P2" draw:layer="layout" svg:x1="17.008cm" svg:y1="1.439cm" svg:x2="17.008cm" svg:y2="1.19cm">
          <text:p/>
        </draw:line>
        <draw:line draw:style-name="gr10" draw:text-style-name="P2" draw:layer="layout" svg:x1="16.677cm" svg:y1="1.362cm" svg:x2="16.677cm" svg:y2="1.267cm">
          <text:p/>
        </draw:line>
        <draw:line draw:style-name="gr10" draw:text-style-name="P2" draw:layer="layout" svg:x1="19.9cm" svg:y1="2.206cm" svg:x2="19.93cm" svg:y2="2.206cm">
          <text:p/>
        </draw:line>
        <draw:line draw:style-name="gr7" draw:text-style-name="P2" draw:layer="layout" svg:x1="17.594cm" svg:y1="2.209cm" svg:x2="17.614cm" svg:y2="2.209cm">
          <text:p/>
        </draw:line>
        <draw:line draw:style-name="gr9" draw:text-style-name="P2" draw:layer="layout" svg:x1="17.585cm" svg:y1="1.943cm" svg:x2="17.626cm" svg:y2="1.943cm">
          <text:p/>
        </draw:line>
        <draw:path draw:style-name="gr1" draw:text-style-name="P1" draw:layer="layout" svg:width="0.3cm" svg:height="0.315cm" svg:x="15.681cm" svg:y="3.545cm" svg:viewBox="0 0 301 316" svg:d="M301 158c0 88-67 158-151 158-83 0-150-70-150-158 0-87 67-158 150-158 84 0 151 71 151 158z">
          <text:p/>
        </draw:path>
        <draw:line draw:style-name="gr7" draw:text-style-name="P2" draw:layer="layout" svg:x1="16.156cm" svg:y1="3.341cm" svg:x2="16.115cm" svg:y2="3.341cm">
          <text:p/>
        </draw:line>
        <draw:path draw:style-name="gr1" draw:text-style-name="P1" draw:layer="layout" svg:width="0.3cm" svg:height="0.315cm" svg:x="16.481cm" svg:y="3.545cm" svg:viewBox="0 0 301 316" svg:d="M301 158c0 88-69 158-152 158-82 0-149-70-149-158 0-87 67-158 149-158 83 0 152 71 152 158z">
          <text:p/>
        </draw:path>
        <draw:line draw:style-name="gr7" draw:text-style-name="P2" draw:layer="layout" svg:x1="16.61cm" svg:y1="3.341cm" svg:x2="16.649cm" svg:y2="3.341cm">
          <text:p/>
        </draw:line>
        <draw:line draw:style-name="gr7" draw:text-style-name="P2" draw:layer="layout" svg:x1="15.811cm" svg:y1="3.341cm" svg:x2="15.85cm" svg:y2="3.341cm">
          <text:p/>
        </draw:line>
        <draw:line draw:style-name="gr7" draw:text-style-name="P2" draw:layer="layout" svg:x1="16.95cm" svg:y1="2.541cm" svg:x2="16.911cm" svg:y2="2.541cm">
          <text:p/>
        </draw:line>
        <draw:line draw:style-name="gr7" draw:text-style-name="P2" draw:layer="layout" svg:x1="16.156cm" svg:y1="2.541cm" svg:x2="16.115cm" svg:y2="2.541cm">
          <text:p/>
        </draw:line>
        <draw:line draw:style-name="gr7" draw:text-style-name="P2" draw:layer="layout" svg:x1="15.95cm" svg:y1="2.215cm" svg:x2="15.97cm" svg:y2="2.215cm">
          <text:p/>
        </draw:line>
        <draw:line draw:style-name="gr9" draw:text-style-name="P2" draw:layer="layout" svg:x1="15.94cm" svg:y1="1.948cm" svg:x2="15.98cm" svg:y2="1.948cm">
          <text:p/>
        </draw:line>
        <draw:line draw:style-name="gr7" draw:text-style-name="P2" draw:layer="layout" svg:x1="16.61cm" svg:y1="2.541cm" svg:x2="16.649cm" svg:y2="2.541cm">
          <text:p/>
        </draw:line>
        <draw:line draw:style-name="gr7" draw:text-style-name="P2" draw:layer="layout" svg:x1="15.811cm" svg:y1="2.541cm" svg:x2="15.85cm" svg:y2="2.541cm">
          <text:p/>
        </draw:line>
        <draw:line draw:style-name="gr7" draw:text-style-name="P2" draw:layer="layout" svg:x1="17.436cm" svg:y1="3.341cm" svg:x2="17.475cm" svg:y2="3.341cm">
          <text:p/>
        </draw:line>
        <draw:path draw:style-name="gr1" draw:text-style-name="P1" draw:layer="layout" svg:width="0.3cm" svg:height="0.315cm" svg:x="17.304cm" svg:y="3.545cm" svg:viewBox="0 0 301 316" svg:d="M301 158c0 88-67 158-149 158-83 0-152-70-152-158 0-87 69-158 152-158 82 0 149 71 149 158z">
          <text:p/>
        </draw:path>
        <draw:line draw:style-name="gr7" draw:text-style-name="P2" draw:layer="layout" svg:x1="16.95cm" svg:y1="3.341cm" svg:x2="16.911cm" svg:y2="3.341cm">
          <text:p/>
        </draw:line>
        <draw:line draw:style-name="gr10" draw:text-style-name="P2" draw:layer="layout" svg:x1="17.434cm" svg:y1="4.214cm" svg:x2="17.434cm" svg:y2="4.12cm">
          <text:p/>
        </draw:line>
        <draw:line draw:style-name="gr10" draw:text-style-name="P2" draw:layer="layout" svg:x1="17.18cm" svg:y1="4.214cm" svg:x2="17.18cm" svg:y2="4.12cm">
          <text:p/>
        </draw:line>
        <draw:path draw:style-name="gr1" draw:text-style-name="P1" draw:layer="layout" svg:width="0.3cm" svg:height="0.315cm" svg:x="16.481cm" svg:y="5.278cm" svg:viewBox="0 0 301 316" svg:d="M301 159c0 87-69 157-152 157-82 0-149-70-149-157 0-89 67-159 149-159 83 0 152 70 152 159z">
          <text:p/>
        </draw:path>
        <draw:line draw:style-name="gr7" draw:text-style-name="P2" draw:layer="layout" svg:x1="16.61cm" svg:y1="5.829cm" svg:x2="16.649cm" svg:y2="5.829cm">
          <text:p/>
        </draw:line>
        <draw:line draw:style-name="gr7" draw:text-style-name="P2" draw:layer="layout" svg:x1="16.97cm" svg:y1="5.829cm" svg:x2="16.93cm" svg:y2="5.829cm">
          <text:p/>
        </draw:line>
        <draw:line draw:style-name="gr7" draw:text-style-name="P2" draw:layer="layout" svg:x1="16.15cm" svg:y1="5.822cm" svg:x2="16.111cm" svg:y2="5.822cm">
          <text:p/>
        </draw:line>
        <draw:line draw:style-name="gr7" draw:text-style-name="P2" draw:layer="layout" svg:x1="15.99cm" svg:y1="6.957cm" svg:x2="15.97cm" svg:y2="6.957cm">
          <text:p/>
        </draw:line>
        <draw:line draw:style-name="gr7" draw:text-style-name="P2" draw:layer="layout" svg:x1="16.97cm" svg:y1="6.629cm" svg:x2="16.93cm" svg:y2="6.629cm">
          <text:p/>
        </draw:line>
        <draw:line draw:style-name="gr7" draw:text-style-name="P2" draw:layer="layout" svg:x1="16.15cm" svg:y1="6.623cm" svg:x2="16.111cm" svg:y2="6.623cm">
          <text:p/>
        </draw:line>
        <draw:line draw:style-name="gr7" draw:text-style-name="P2" draw:layer="layout" svg:x1="15.811cm" svg:y1="6.623cm" svg:x2="15.85cm" svg:y2="6.623cm">
          <text:p/>
        </draw:line>
        <draw:path draw:style-name="gr1" draw:text-style-name="P1" draw:layer="layout" svg:width="0.3cm" svg:height="0.315cm" svg:x="15.681cm" svg:y="5.278cm" svg:viewBox="0 0 301 316" svg:d="M301 159c0 87-67 157-151 157-83 0-150-70-150-157 0-89 67-159 150-159 84 0 151 70 151 159z">
          <text:p/>
        </draw:path>
        <draw:line draw:style-name="gr7" draw:text-style-name="P2" draw:layer="layout" svg:x1="15.811cm" svg:y1="5.822cm" svg:x2="15.85cm" svg:y2="5.822cm">
          <text:p/>
        </draw:line>
        <draw:line draw:style-name="gr10" draw:text-style-name="P2" draw:layer="layout" svg:x1="15.911cm" svg:y1="5.015cm" svg:x2="15.911cm" svg:y2="4.92cm">
          <text:p/>
        </draw:line>
        <draw:line draw:style-name="gr10" draw:text-style-name="P2" draw:layer="layout" svg:x1="16.165cm" svg:y1="5.015cm" svg:x2="16.165cm" svg:y2="4.92cm">
          <text:p/>
        </draw:line>
        <draw:line draw:style-name="gr10" draw:text-style-name="P2" draw:layer="layout" svg:x1="16.419cm" svg:y1="5.015cm" svg:x2="16.419cm" svg:y2="4.92cm">
          <text:p/>
        </draw:line>
        <draw:line draw:style-name="gr10" draw:text-style-name="P2" draw:layer="layout" svg:x1="16.673cm" svg:y1="5.015cm" svg:x2="16.673cm" svg:y2="4.92cm">
          <text:p/>
        </draw:line>
        <draw:line draw:style-name="gr10" draw:text-style-name="P2" draw:layer="layout" svg:x1="16.927cm" svg:y1="5.015cm" svg:x2="16.927cm" svg:y2="4.92cm">
          <text:p/>
        </draw:line>
        <draw:line draw:style-name="gr10" draw:text-style-name="P2" draw:layer="layout" svg:x1="17.18cm" svg:y1="5.015cm" svg:x2="17.18cm" svg:y2="4.92cm">
          <text:p/>
        </draw:line>
        <draw:line draw:style-name="gr10" draw:text-style-name="P2" draw:layer="layout" svg:x1="17.434cm" svg:y1="5.015cm" svg:x2="17.434cm" svg:y2="4.92cm">
          <text:p/>
        </draw:line>
        <draw:line draw:style-name="gr10" draw:text-style-name="P2" draw:layer="layout" svg:x1="16.927cm" svg:y1="4.214cm" svg:x2="16.927cm" svg:y2="4.12cm">
          <text:p/>
        </draw:line>
        <draw:line draw:style-name="gr10" draw:text-style-name="P2" draw:layer="layout" svg:x1="16.673cm" svg:y1="4.214cm" svg:x2="16.673cm" svg:y2="4.12cm">
          <text:p/>
        </draw:line>
        <draw:line draw:style-name="gr10" draw:text-style-name="P2" draw:layer="layout" svg:x1="16.419cm" svg:y1="4.214cm" svg:x2="16.419cm" svg:y2="4.12cm">
          <text:p/>
        </draw:line>
        <draw:line draw:style-name="gr10" draw:text-style-name="P2" draw:layer="layout" svg:x1="16.165cm" svg:y1="4.214cm" svg:x2="16.165cm" svg:y2="4.12cm">
          <text:p/>
        </draw:line>
        <draw:line draw:style-name="gr10" draw:text-style-name="P2" draw:layer="layout" svg:x1="15.911cm" svg:y1="4.214cm" svg:x2="15.911cm" svg:y2="4.12cm">
          <text:p/>
        </draw:line>
        <draw:path draw:style-name="gr15" draw:text-style-name="P3" draw:layer="layout" svg:width="0.1cm" svg:height="0.106cm" svg:x="21.446cm" svg:y="4.594cm" svg:viewBox="0 0 101 107" svg:d="M101 54c0 29-23 53-50 53-28 0-51-24-51-53 0-30 23-54 51-54 27 0 50 24 50 54z">
          <text:p/>
        </draw:path>
        <draw:path draw:style-name="gr15" draw:text-style-name="P3" draw:layer="layout" svg:width="0.1cm" svg:height="0.105cm" svg:x="21.041cm" svg:y="3.86cm" svg:viewBox="0 0 101 106" svg:d="M101 54c0 29-23 52-50 52-29 0-51-23-51-52 0-30 22-54 51-54 27 0 50 24 50 54z">
          <text:p/>
        </draw:path>
        <draw:path draw:style-name="gr15" draw:text-style-name="P3" draw:layer="layout" svg:width="0.1cm" svg:height="0.106cm" svg:x="21.041cm" svg:y="4.594cm" svg:viewBox="0 0 101 107" svg:d="M101 54c0 29-23 53-50 53-29 0-51-24-51-53 0-30 22-54 51-54 27 0 50 24 50 54z">
          <text:p/>
        </draw:path>
        <draw:path draw:style-name="gr15" draw:text-style-name="P3" draw:layer="layout" svg:width="0.1cm" svg:height="0.106cm" svg:x="20.431cm" svg:y="4.594cm" svg:viewBox="0 0 101 107" svg:d="M101 54c0 29-23 53-50 53-28 0-51-24-51-53 0-30 23-54 51-54 27 0 50 24 50 54z">
          <text:p/>
        </draw:path>
        <draw:path draw:style-name="gr15" draw:text-style-name="P3" draw:layer="layout" svg:width="0.1cm" svg:height="0.105cm" svg:x="21.446cm" svg:y="3.86cm" svg:viewBox="0 0 101 106" svg:d="M101 54c0 29-23 52-50 52-28 0-51-23-51-52 0-30 23-54 51-54 27 0 50 24 50 54z">
          <text:p/>
        </draw:path>
        <draw:path draw:style-name="gr15" draw:text-style-name="P3" draw:layer="layout" svg:width="0.1cm" svg:height="0.106cm" svg:x="17.711cm" svg:y="2.488cm" svg:viewBox="0 0 101 107" svg:d="M101 54c0 29-24 53-51 53-28 0-50-24-50-53 0-30 22-54 50-54 27 0 51 24 51 54z">
          <text:p/>
        </draw:path>
        <draw:path draw:style-name="gr15" draw:text-style-name="P3" draw:layer="layout" svg:width="0.1cm" svg:height="0.105cm" svg:x="17.711cm" svg:y="3.288cm" svg:viewBox="0 0 101 106" svg:d="M101 53c0 30-24 53-51 53-28 0-50-23-50-53 0-29 22-53 50-53 27 0 51 24 51 53z">
          <text:p/>
        </draw:path>
        <draw:path draw:style-name="gr15" draw:text-style-name="P3" draw:layer="layout" svg:width="0.1cm" svg:height="0.105cm" svg:x="18.715cm" svg:y="2.285cm" svg:viewBox="0 0 101 106" svg:d="M101 54c0 29-23 52-50 52-29 0-51-23-51-52 0-30 22-54 51-54 27 0 50 24 50 54z">
          <text:p/>
        </draw:path>
        <draw:path draw:style-name="gr15" draw:text-style-name="P3" draw:layer="layout" svg:width="0.1cm" svg:height="0.105cm" svg:x="19.477cm" svg:y="2.285cm" svg:viewBox="0 0 101 106" svg:d="M101 54c0 29-23 52-50 52-28 0-51-23-51-52 0-30 23-54 51-54 27 0 50 24 50 54z">
          <text:p/>
        </draw:path>
        <draw:path draw:style-name="gr15" draw:text-style-name="P3" draw:layer="layout" svg:width="0.1cm" svg:height="0.105cm" svg:x="18.715cm" svg:y="3.073cm" svg:viewBox="0 0 101 106" svg:d="M101 52c0 29-23 54-50 54-29 0-51-25-51-54s22-52 51-52c27 0 50 23 50 52z">
          <text:p/>
        </draw:path>
        <draw:path draw:style-name="gr15" draw:text-style-name="P3" draw:layer="layout" svg:width="0.1cm" svg:height="0.105cm" svg:x="19.477cm" svg:y="3.073cm" svg:viewBox="0 0 101 106" svg:d="M101 52c0 29-23 54-50 54-28 0-51-25-51-54s23-52 51-52c27 0 50 23 50 52z">
          <text:p/>
        </draw:path>
        <draw:path draw:style-name="gr15" draw:text-style-name="P3" draw:layer="layout" svg:width="0.1cm" svg:height="0.105cm" svg:x="20.831cm" svg:y="3.86cm" svg:viewBox="0 0 101 106" svg:d="M101 54c0 29-23 52-50 52-28 0-51-23-51-52 0-30 23-54 51-54 27 0 50 24 50 54z">
          <text:p/>
        </draw:path>
        <draw:path draw:style-name="gr15" draw:text-style-name="P3" draw:layer="layout" svg:width="0.1cm" svg:height="0.106cm" svg:x="20.221cm" svg:y="4.594cm" svg:viewBox="0 0 101 107" svg:d="M101 54c0 29-23 53-51 53s-50-24-50-53c0-30 22-54 50-54s51 24 51 54z">
          <text:p/>
        </draw:path>
        <draw:path draw:style-name="gr15" draw:text-style-name="P3" draw:layer="layout" svg:width="0.1cm" svg:height="0.106cm" svg:x="20.631cm" svg:y="4.594cm" svg:viewBox="0 0 101 107" svg:d="M101 54c0 29-23 53-50 53-29 0-51-24-51-53 0-30 22-54 51-54 27 0 50 24 50 54z">
          <text:p/>
        </draw:path>
        <draw:path draw:style-name="gr15" draw:text-style-name="P3" draw:layer="layout" svg:width="0.1cm" svg:height="0.106cm" svg:x="20.831cm" svg:y="4.594cm" svg:viewBox="0 0 101 107" svg:d="M101 54c0 29-23 53-50 53-28 0-51-24-51-53 0-30 23-54 51-54 27 0 50 24 50 54z">
          <text:p/>
        </draw:path>
        <draw:path draw:style-name="gr15" draw:text-style-name="P3" draw:layer="layout" svg:width="0.1cm" svg:height="0.105cm" svg:x="20.221cm" svg:y="3.86cm" svg:viewBox="0 0 101 106" svg:d="M101 54c0 29-23 52-51 52s-50-23-50-52c0-30 22-54 50-54s51 24 51 54z">
          <text:p/>
        </draw:path>
        <draw:path draw:style-name="gr15" draw:text-style-name="P3" draw:layer="layout" svg:width="0.1cm" svg:height="0.105cm" svg:x="20.431cm" svg:y="3.86cm" svg:viewBox="0 0 101 106" svg:d="M101 54c0 29-23 52-50 52-28 0-51-23-51-52 0-30 23-54 51-54 27 0 50 24 50 54z">
          <text:p/>
        </draw:path>
        <draw:path draw:style-name="gr15" draw:text-style-name="P3" draw:layer="layout" svg:width="0.1cm" svg:height="0.105cm" svg:x="20.631cm" svg:y="3.86cm" svg:viewBox="0 0 101 106" svg:d="M101 54c0 29-23 52-50 52-29 0-51-23-51-52 0-30 22-54 51-54 27 0 50 24 50 54z">
          <text:p/>
        </draw:path>
        <draw:path draw:style-name="gr15" draw:text-style-name="P3" draw:layer="layout" svg:width="0.1cm" svg:height="0.105cm" svg:x="21.041cm" svg:y="3.073cm" svg:viewBox="0 0 101 106" svg:d="M101 52c0 29-23 54-50 54-29 0-51-25-51-54s22-52 51-52c27 0 50 23 50 52z">
          <text:p/>
        </draw:path>
        <draw:path draw:style-name="gr15" draw:text-style-name="P3" draw:layer="layout" svg:width="0.1cm" svg:height="0.105cm" svg:x="20.831cm" svg:y="3.073cm" svg:viewBox="0 0 101 106" svg:d="M101 52c0 29-23 54-50 54-28 0-51-25-51-54s23-52 51-52c27 0 50 23 50 52z">
          <text:p/>
        </draw:path>
        <draw:path draw:style-name="gr15" draw:text-style-name="P3" draw:layer="layout" svg:width="0.1cm" svg:height="0.105cm" svg:x="20.221cm" svg:y="2.285cm" svg:viewBox="0 0 101 106" svg:d="M101 54c0 29-23 52-51 52s-50-23-50-52c0-30 22-54 50-54s51 24 51 54z">
          <text:p/>
        </draw:path>
        <draw:path draw:style-name="gr15" draw:text-style-name="P3" draw:layer="layout" svg:width="0.1cm" svg:height="0.105cm" svg:x="21.041cm" svg:y="2.285cm" svg:viewBox="0 0 101 106" svg:d="M101 54c0 29-23 52-50 52-29 0-51-23-51-52 0-30 22-54 51-54 27 0 50 24 50 54z">
          <text:p/>
        </draw:path>
        <draw:path draw:style-name="gr15" draw:text-style-name="P3" draw:layer="layout" svg:width="0.1cm" svg:height="0.105cm" svg:x="20.431cm" svg:y="2.285cm" svg:viewBox="0 0 101 106" svg:d="M101 54c0 29-23 52-50 52-28 0-51-23-51-52 0-30 23-54 51-54 27 0 50 24 50 54z">
          <text:p/>
        </draw:path>
        <draw:path draw:style-name="gr15" draw:text-style-name="P3" draw:layer="layout" svg:width="0.1cm" svg:height="0.105cm" svg:x="20.631cm" svg:y="2.285cm" svg:viewBox="0 0 101 106" svg:d="M101 54c0 29-23 52-50 52-29 0-51-23-51-52 0-30 22-54 51-54 27 0 50 24 50 54z">
          <text:p/>
        </draw:path>
        <draw:path draw:style-name="gr15" draw:text-style-name="P3" draw:layer="layout" svg:width="0.1cm" svg:height="0.105cm" svg:x="20.831cm" svg:y="2.285cm" svg:viewBox="0 0 101 106" svg:d="M101 54c0 29-23 52-50 52-28 0-51-23-51-52 0-30 23-54 51-54 27 0 50 24 50 54z">
          <text:p/>
        </draw:path>
        <draw:path draw:style-name="gr15" draw:text-style-name="P3" draw:layer="layout" svg:width="0.1cm" svg:height="0.105cm" svg:x="21.446cm" svg:y="2.285cm" svg:viewBox="0 0 101 106" svg:d="M101 54c0 29-23 52-50 52-28 0-51-23-51-52 0-30 23-54 51-54 27 0 50 24 50 54z">
          <text:p/>
        </draw:path>
        <draw:path draw:style-name="gr15" draw:text-style-name="P3" draw:layer="layout" svg:width="0.1cm" svg:height="0.105cm" svg:x="19.864cm" svg:y="2.417cm" svg:viewBox="0 0 101 106" svg:d="M101 54c0 28-23 52-51 52-27 0-50-24-50-52 0-30 23-54 50-54 28 0 51 24 51 54z">
          <text:p/>
        </draw:path>
        <draw:path draw:style-name="gr15" draw:text-style-name="P3" draw:layer="layout" svg:width="0.1cm" svg:height="0.105cm" svg:x="21.446cm" svg:y="3.073cm" svg:viewBox="0 0 101 106" svg:d="M101 52c0 29-23 54-50 54-28 0-51-25-51-54s23-52 51-52c27 0 50 23 50 52z">
          <text:p/>
        </draw:path>
        <draw:path draw:style-name="gr15" draw:text-style-name="P3" draw:layer="layout" svg:width="0.1cm" svg:height="0.105cm" svg:x="19.864cm" svg:y="3.991cm" svg:viewBox="0 0 101 106" svg:d="M101 54c0 29-23 52-51 52-27 0-50-23-50-52s23-54 50-54c28 0 51 25 51 54z">
          <text:p/>
        </draw:path>
        <draw:path draw:style-name="gr15" draw:text-style-name="P3" draw:layer="layout" svg:width="0.1cm" svg:height="0.104cm" svg:x="19.864cm" svg:y="3.73cm" svg:viewBox="0 0 101 105" svg:d="M101 53c0 29-23 52-51 52-27 0-50-23-50-52 0-30 23-53 50-53 28 0 51 23 51 53z">
          <text:p/>
        </draw:path>
        <draw:path draw:style-name="gr15" draw:text-style-name="P3" draw:layer="layout" svg:width="0.1cm" svg:height="0.106cm" svg:x="18.715cm" svg:y="4.594cm" svg:viewBox="0 0 101 107" svg:d="M101 54c0 29-23 53-50 53-29 0-51-24-51-53 0-30 22-54 51-54 27 0 50 24 50 54z">
          <text:p/>
        </draw:path>
        <draw:path draw:style-name="gr15" draw:text-style-name="P3" draw:layer="layout" svg:width="0.1cm" svg:height="0.106cm" svg:x="19.477cm" svg:y="4.594cm" svg:viewBox="0 0 101 107" svg:d="M101 54c0 29-23 53-50 53-28 0-51-24-51-53 0-30 23-54 51-54 27 0 50 24 50 54z">
          <text:p/>
        </draw:path>
        <draw:path draw:style-name="gr15" draw:text-style-name="P3" draw:layer="layout" svg:width="0.1cm" svg:height="0.105cm" svg:x="18.715cm" svg:y="3.86cm" svg:viewBox="0 0 101 106" svg:d="M101 54c0 29-23 52-50 52-29 0-51-23-51-52 0-30 22-54 51-54 27 0 50 24 50 54z">
          <text:p/>
        </draw:path>
        <draw:path draw:style-name="gr15" draw:text-style-name="P3" draw:layer="layout" svg:width="0.1cm" svg:height="0.105cm" svg:x="19.477cm" svg:y="3.86cm" svg:viewBox="0 0 101 106" svg:d="M101 54c0 29-23 52-50 52-28 0-51-23-51-52 0-30 23-54 51-54 27 0 50 24 50 54z">
          <text:p/>
        </draw:path>
        <draw:path draw:style-name="gr15" draw:text-style-name="P3" draw:layer="layout" svg:width="0.1cm" svg:height="0.105cm" svg:x="19.864cm" svg:y="4.726cm" svg:viewBox="0 0 101 106" svg:d="M101 54c0 29-23 52-51 52-27 0-50-23-50-52s23-54 50-54c28 0 51 25 51 54z">
          <text:p/>
        </draw:path>
        <draw:path draw:style-name="gr15" draw:text-style-name="P3" draw:layer="layout" svg:width="0.1cm" svg:height="0.105cm" svg:x="19.864cm" svg:y="4.465cm" svg:viewBox="0 0 101 106" svg:d="M101 52c0 30-23 54-51 54-27 0-50-24-50-54 0-29 23-52 50-52 28 0 51 23 51 52z">
          <text:p/>
        </draw:path>
        <draw:path draw:style-name="gr15" draw:text-style-name="P3" draw:layer="layout" svg:width="0.1cm" svg:height="0.106cm" svg:x="19.864cm" svg:y="3.203cm" svg:viewBox="0 0 101 107" svg:d="M101 53c0 30-23 54-51 54-27 0-50-24-50-54 0-29 23-53 50-53 28 0 51 24 51 53z">
          <text:p/>
        </draw:path>
        <draw:path draw:style-name="gr15" draw:text-style-name="P3" draw:layer="layout" svg:width="0.1cm" svg:height="0.105cm" svg:x="19.864cm" svg:y="2.941cm" svg:viewBox="0 0 101 106" svg:d="M101 54c0 29-23 52-51 52-27 0-50-23-50-52s23-54 50-54c28 0 51 25 51 54z">
          <text:p/>
        </draw:path>
        <draw:path draw:style-name="gr15" draw:text-style-name="P3" draw:layer="layout" svg:width="0.1cm" svg:height="0.105cm" svg:x="20.221cm" svg:y="3.073cm" svg:viewBox="0 0 101 106" svg:d="M101 52c0 29-23 54-51 54s-50-25-50-54 22-52 50-52 51 23 51 52z">
          <text:p/>
        </draw:path>
        <draw:path draw:style-name="gr15" draw:text-style-name="P3" draw:layer="layout" svg:width="0.1cm" svg:height="0.105cm" svg:x="20.431cm" svg:y="3.073cm" svg:viewBox="0 0 101 106" svg:d="M101 52c0 29-23 54-50 54-28 0-51-25-51-54s23-52 51-52c27 0 50 23 50 52z">
          <text:p/>
        </draw:path>
        <draw:path draw:style-name="gr15" draw:text-style-name="P3" draw:layer="layout" svg:width="0.1cm" svg:height="0.105cm" svg:x="20.631cm" svg:y="3.073cm" svg:viewBox="0 0 101 106" svg:d="M101 52c0 29-23 54-50 54-29 0-51-25-51-54s22-52 51-52c27 0 50 23 50 52z">
          <text:p/>
        </draw:path>
        <draw:path draw:style-name="gr15" draw:text-style-name="P3" draw:layer="layout" svg:width="0.1cm" svg:height="0.105cm" svg:x="18.715cm" svg:y="5.331cm" svg:viewBox="0 0 101 106" svg:d="M101 54c0 28-23 52-50 52-29 0-51-24-51-52 0-30 22-54 51-54 27 0 50 24 50 54z">
          <text:p/>
        </draw:path>
        <draw:path draw:style-name="gr15" draw:text-style-name="P3" draw:layer="layout" svg:width="0.1cm" svg:height="0.105cm" svg:x="19.477cm" svg:y="5.331cm" svg:viewBox="0 0 101 106" svg:d="M101 54c0 28-23 52-50 52-28 0-51-24-51-52 0-30 23-54 51-54 27 0 50 24 50 54z">
          <text:p/>
        </draw:path>
        <draw:path draw:style-name="gr15" draw:text-style-name="P3" draw:layer="layout" svg:width="0.1cm" svg:height="0.106cm" svg:x="18.715cm" svg:y="6.117cm" svg:viewBox="0 0 101 107" svg:d="M101 53c0 30-23 54-50 54-29 0-51-24-51-54 0-29 22-53 51-53 27 0 50 24 50 53z">
          <text:p/>
        </draw:path>
        <draw:path draw:style-name="gr15" draw:text-style-name="P3" draw:layer="layout" svg:width="0.1cm" svg:height="0.106cm" svg:x="19.477cm" svg:y="6.117cm" svg:viewBox="0 0 101 107" svg:d="M101 53c0 30-23 54-50 54-28 0-51-24-51-54 0-29 23-53 51-53 27 0 50 24 50 53z">
          <text:p/>
        </draw:path>
        <draw:path draw:style-name="gr15" draw:text-style-name="P3" draw:layer="layout" svg:width="0.1cm" svg:height="0.106cm" svg:x="20.221cm" svg:y="6.117cm" svg:viewBox="0 0 101 107" svg:d="M101 53c0 30-23 54-51 54s-50-24-50-54c0-29 22-53 50-53s51 24 51 53z">
          <text:p/>
        </draw:path>
        <draw:path draw:style-name="gr15" draw:text-style-name="P3" draw:layer="layout" svg:width="0.1cm" svg:height="0.106cm" svg:x="20.431cm" svg:y="6.117cm" svg:viewBox="0 0 101 107" svg:d="M101 53c0 30-23 54-50 54-28 0-51-24-51-54 0-29 23-53 51-53 27 0 50 24 50 53z">
          <text:p/>
        </draw:path>
        <draw:path draw:style-name="gr15" draw:text-style-name="P3" draw:layer="layout" svg:width="0.1cm" svg:height="0.105cm" svg:x="19.916cm" svg:y="6.8cm" svg:viewBox="0 0 101 106" svg:d="M101 54c0 29-23 52-50 52-29 0-51-23-51-52 0-30 22-54 51-54 27 0 50 24 50 54z">
          <text:p/>
        </draw:path>
        <draw:path draw:style-name="gr15" draw:text-style-name="P3" draw:layer="layout" svg:width="0.1cm" svg:height="0.105cm" svg:x="20.17cm" svg:y="6.8cm" svg:viewBox="0 0 101 106" svg:d="M101 54c0 29-24 52-51 52-28 0-50-23-50-52 0-30 22-54 50-54 27 0 51 24 51 54z">
          <text:p/>
        </draw:path>
        <draw:path draw:style-name="gr15" draw:text-style-name="P3" draw:layer="layout" svg:width="0.1cm" svg:height="0.105cm" svg:x="19.864cm" svg:y="6.248cm" svg:viewBox="0 0 101 106" svg:d="M101 53c0 30-23 53-51 53-27 0-50-23-50-53 0-29 23-53 50-53 28 0 51 24 51 53z">
          <text:p/>
        </draw:path>
        <draw:path draw:style-name="gr15" draw:text-style-name="P3" draw:layer="layout" svg:width="0.1cm" svg:height="0.105cm" svg:x="19.864cm" svg:y="5.988cm" svg:viewBox="0 0 101 106" svg:d="M101 51c0 30-23 55-51 55-27 0-50-25-50-55 0-28 23-51 50-51 28 0 51 23 51 51z">
          <text:p/>
        </draw:path>
        <draw:path draw:style-name="gr15" draw:text-style-name="P3" draw:layer="layout" svg:width="0.1cm" svg:height="0.105cm" svg:x="20.221cm" svg:y="5.331cm" svg:viewBox="0 0 101 106" svg:d="M101 54c0 28-23 52-51 52s-50-24-50-52c0-30 22-54 50-54s51 24 51 54z">
          <text:p/>
        </draw:path>
        <draw:path draw:style-name="gr15" draw:text-style-name="P3" draw:layer="layout" svg:width="0.1cm" svg:height="0.105cm" svg:x="21.041cm" svg:y="5.331cm" svg:viewBox="0 0 101 106" svg:d="M101 54c0 28-23 52-50 52-29 0-51-24-51-52 0-30 22-54 51-54 27 0 50 24 50 54z">
          <text:p/>
        </draw:path>
        <draw:path draw:style-name="gr15" draw:text-style-name="P3" draw:layer="layout" svg:width="0.1cm" svg:height="0.105cm" svg:x="20.431cm" svg:y="5.331cm" svg:viewBox="0 0 101 106" svg:d="M101 54c0 28-23 52-50 52-28 0-51-24-51-52 0-30 23-54 51-54 27 0 50 24 50 54z">
          <text:p/>
        </draw:path>
        <draw:path draw:style-name="gr15" draw:text-style-name="P3" draw:layer="layout" svg:width="0.1cm" svg:height="0.105cm" svg:x="20.631cm" svg:y="5.331cm" svg:viewBox="0 0 101 106" svg:d="M101 54c0 28-23 52-50 52-29 0-51-24-51-52 0-30 22-54 51-54 27 0 50 24 50 54z">
          <text:p/>
        </draw:path>
        <draw:path draw:style-name="gr15" draw:text-style-name="P3" draw:layer="layout" svg:width="0.1cm" svg:height="0.105cm" svg:x="20.831cm" svg:y="5.331cm" svg:viewBox="0 0 101 106" svg:d="M101 54c0 28-23 52-50 52-28 0-51-24-51-52 0-30 23-54 51-54 27 0 50 24 50 54z">
          <text:p/>
        </draw:path>
        <draw:path draw:style-name="gr15" draw:text-style-name="P3" draw:layer="layout" svg:width="0.1cm" svg:height="0.105cm" svg:x="19.864cm" svg:y="5.462cm" svg:viewBox="0 0 101 106" svg:d="M101 54c0 28-23 52-51 52-27 0-50-24-50-52 0-30 23-54 50-54 28 0 51 24 51 54z">
          <text:p/>
        </draw:path>
        <draw:path draw:style-name="gr15" draw:text-style-name="P3" draw:layer="layout" svg:width="0.1cm" svg:height="0.105cm" svg:x="19.864cm" svg:y="5.199cm" svg:viewBox="0 0 101 106" svg:d="M101 53c0 30-23 53-51 53-27 0-50-23-50-53 0-29 23-53 50-53 28 0 51 24 51 53z">
          <text:p/>
        </draw:path>
        <draw:path draw:style-name="gr15" draw:text-style-name="P3" draw:layer="layout" svg:width="0.1cm" svg:height="0.105cm" svg:x="15.931cm" svg:y="7.171cm" svg:viewBox="0 0 101 106" svg:d="M101 53c0 30-23 53-50 53-28 0-51-23-51-53 0-29 23-53 51-53 27 0 50 24 50 53z">
          <text:p/>
        </draw:path>
        <draw:path draw:style-name="gr15" draw:text-style-name="P3" draw:layer="layout" svg:width="0.1cm" svg:height="0.105cm" svg:x="17.551cm" svg:y="7.179cm" svg:viewBox="0 0 101 106" svg:d="M101 53c0 29-23 53-51 53s-50-24-50-53c0-30 22-53 50-53s51 23 51 53z">
          <text:p/>
        </draw:path>
        <draw:path draw:style-name="gr15" draw:text-style-name="P3" draw:layer="layout" svg:width="0.101cm" svg:height="0.105cm" svg:x="17.405cm" svg:y="5.777cm" svg:viewBox="0 0 102 106" svg:d="M102 54c0 28-23 52-50 52-29 0-52-24-52-52 0-30 23-54 52-54 27 0 50 24 50 54z">
          <text:p/>
        </draw:path>
        <draw:path draw:style-name="gr15" draw:text-style-name="P3" draw:layer="layout" svg:width="0.1cm" svg:height="0.104cm" svg:x="16.58cm" svg:y="6.577cm" svg:viewBox="0 0 101 105" svg:d="M101 54c0 28-22 51-51 51-27 0-50-23-50-51 0-30 23-54 50-54 29 0 51 24 51 54z">
          <text:p/>
        </draw:path>
        <draw:path draw:style-name="gr15" draw:text-style-name="P3" draw:layer="layout" svg:width="0.1cm" svg:height="0.105cm" svg:x="16.629cm" svg:y="7.774cm" svg:viewBox="0 0 101 106" svg:d="M101 54c0 29-24 52-51 52-28 0-50-23-50-52s22-54 50-54c27 0 51 25 51 54z">
          <text:p/>
        </draw:path>
        <draw:path draw:style-name="gr15" draw:text-style-name="P3" draw:layer="layout" svg:width="0.1cm" svg:height="0.105cm" svg:x="16.883cm" svg:y="7.774cm" svg:viewBox="0 0 101 106" svg:d="M101 54c0 29-23 52-51 52s-50-23-50-52 22-54 50-54 51 25 51 54z">
          <text:p/>
        </draw:path>
        <draw:path draw:style-name="gr15" draw:text-style-name="P3" draw:layer="layout" svg:width="0.1cm" svg:height="0.105cm" svg:x="16.751cm" svg:y="6.916cm" svg:viewBox="0 0 101 106" svg:d="M101 54c0 29-24 52-51 52-28 0-50-23-50-52s22-54 50-54c27 0 51 25 51 54z">
          <text:p/>
        </draw:path>
        <draw:path draw:style-name="gr15" draw:text-style-name="P3" draw:layer="layout" svg:width="0.1cm" svg:height="0.105cm" svg:x="16.751cm" svg:y="7.182cm" svg:viewBox="0 0 101 106" svg:d="M101 53c0 30-24 53-51 53-28 0-50-23-50-53 0-29 22-53 50-53 27 0 51 24 51 53z">
          <text:p/>
        </draw:path>
        <draw:path draw:style-name="gr15" draw:text-style-name="P3" draw:layer="layout" svg:width="0.1cm" svg:height="0.106cm" svg:x="21.041cm" svg:y="6.117cm" svg:viewBox="0 0 101 107" svg:d="M101 53c0 30-23 54-50 54-29 0-51-24-51-54 0-29 22-53 51-53 27 0 50 24 50 53z">
          <text:p/>
        </draw:path>
        <draw:path draw:style-name="gr15" draw:text-style-name="P3" draw:layer="layout" svg:width="0.1cm" svg:height="0.106cm" svg:x="20.631cm" svg:y="6.117cm" svg:viewBox="0 0 101 107" svg:d="M101 53c0 30-23 54-50 54-29 0-51-24-51-54 0-29 22-53 51-53 27 0 50 24 50 53z">
          <text:p/>
        </draw:path>
        <draw:path draw:style-name="gr15" draw:text-style-name="P3" draw:layer="layout" svg:width="0.1cm" svg:height="0.106cm" svg:x="20.831cm" svg:y="6.117cm" svg:viewBox="0 0 101 107" svg:d="M101 53c0 30-23 54-50 54-28 0-51-24-51-54 0-29 23-53 51-53 27 0 50 24 50 53z">
          <text:p/>
        </draw:path>
        <draw:path draw:style-name="gr15" draw:text-style-name="P3" draw:layer="layout" svg:width="0.1cm" svg:height="0.106cm" svg:x="21.446cm" svg:y="6.117cm" svg:viewBox="0 0 101 107" svg:d="M101 53c0 30-23 54-50 54-28 0-51-24-51-54 0-29 23-53 51-53 27 0 50 24 50 53z">
          <text:p/>
        </draw:path>
        <draw:path draw:style-name="gr15" draw:text-style-name="P3" draw:layer="layout" svg:width="0.1cm" svg:height="0.105cm" svg:x="21.446cm" svg:y="5.331cm" svg:viewBox="0 0 101 106" svg:d="M101 54c0 28-23 52-50 52-28 0-51-24-51-52 0-30 23-54 51-54 27 0 50 24 50 54z">
          <text:p/>
        </draw:path>
        <draw:path draw:style-name="gr15" draw:text-style-name="P3" draw:layer="layout" svg:width="0.1cm" svg:height="0.105cm" svg:x="17.551cm" svg:y="6.913cm" svg:viewBox="0 0 101 106" svg:d="M101 54c0 28-23 52-51 52s-50-24-50-52c0-30 22-54 50-54s51 24 51 54z">
          <text:p/>
        </draw:path>
        <draw:path draw:style-name="gr15" draw:text-style-name="P3" draw:layer="layout" svg:width="0.101cm" svg:height="0.104cm" svg:x="17.405cm" svg:y="6.577cm" svg:viewBox="0 0 102 105" svg:d="M102 54c0 28-23 51-50 51-29 0-52-23-52-51 0-30 23-54 52-54 27 0 50 24 50 54z">
          <text:p/>
        </draw:path>
        <draw:path draw:style-name="gr15" draw:text-style-name="P3" draw:layer="layout" svg:width="0.101cm" svg:height="0.105cm" svg:x="17.405cm" svg:y="5.382cm" svg:viewBox="0 0 102 106" svg:d="M102 53c0 30-23 53-50 53-29 0-52-23-52-53 0-29 23-53 52-53 27 0 50 24 50 53z">
          <text:p/>
        </draw:path>
        <draw:path draw:style-name="gr15" draw:text-style-name="P3" draw:layer="layout" svg:width="0.1cm" svg:height="0.105cm" svg:x="17.705cm" svg:y="5.777cm" svg:viewBox="0 0 101 106" svg:d="M101 54c0 28-22 52-49 52-29 0-52-24-52-52 0-30 23-54 52-54 27 0 49 24 49 54z">
          <text:p/>
        </draw:path>
        <draw:path draw:style-name="gr15" draw:text-style-name="P3" draw:layer="layout" svg:width="0.1cm" svg:height="0.104cm" svg:x="17.705cm" svg:y="6.577cm" svg:viewBox="0 0 101 105" svg:d="M101 54c0 28-22 51-49 51-29 0-52-23-52-51 0-30 23-54 52-54 27 0 49 24 49 54z">
          <text:p/>
        </draw:path>
        <draw:path draw:style-name="gr15" draw:text-style-name="P3" draw:layer="layout" svg:width="0.1cm" svg:height="0.105cm" svg:x="16.731cm" svg:y="2.157cm" svg:viewBox="0 0 101 106" svg:d="M101 54c0 29-23 52-50 52-28 0-51-23-51-52 0-31 23-54 51-54 27 0 50 23 50 54z">
          <text:p/>
        </draw:path>
        <draw:path draw:style-name="gr15" draw:text-style-name="P3" draw:layer="layout" svg:width="0.1cm" svg:height="0.105cm" svg:x="16.731cm" svg:y="1.89cm" svg:viewBox="0 0 101 106" svg:d="M101 54c0 29-23 52-50 52-28 0-51-23-51-52 0-30 23-54 51-54 27 0 50 24 50 54z">
          <text:p/>
        </draw:path>
        <draw:path draw:style-name="gr15" draw:text-style-name="P3" draw:layer="layout" svg:width="0.101cm" svg:height="0.106cm" svg:x="17.405cm" svg:y="2.488cm" svg:viewBox="0 0 102 107" svg:d="M102 54c0 29-23 53-50 53-29 0-52-24-52-53 0-30 23-54 52-54 27 0 50 24 50 54z">
          <text:p/>
        </draw:path>
        <draw:path draw:style-name="gr15" draw:text-style-name="P3" draw:layer="layout" svg:width="0.099cm" svg:height="0.106cm" svg:x="16.881cm" svg:y="1.261cm" svg:viewBox="0 0 100 107" svg:d="M100 54c0 29-22 53-50 53s-50-24-50-53 22-54 50-54 50 25 50 54z">
          <text:p/>
        </draw:path>
        <draw:path draw:style-name="gr15" draw:text-style-name="P3" draw:layer="layout" svg:width="0.101cm" svg:height="0.106cm" svg:x="16.626cm" svg:y="1.261cm" svg:viewBox="0 0 102 107" svg:d="M102 54c0 29-23 53-50 53-29 0-52-24-52-53s23-54 52-54c27 0 50 25 50 54z">
          <text:p/>
        </draw:path>
        <draw:path draw:style-name="gr15" draw:text-style-name="P3" draw:layer="layout" svg:width="0.1cm" svg:height="0.105cm" svg:x="19.864cm" svg:y="2.154cm" svg:viewBox="0 0 101 106" svg:d="M101 53c0 30-23 53-51 53-27 0-50-23-50-53 0-29 23-53 50-53 28 0 51 24 51 53z">
          <text:p/>
        </draw:path>
        <draw:path draw:style-name="gr15" draw:text-style-name="P3" draw:layer="layout" svg:width="0.1cm" svg:height="0.105cm" svg:x="17.556cm" svg:y="2.157cm" svg:viewBox="0 0 101 106" svg:d="M101 54c0 29-24 52-51 52-28 0-50-23-50-52 0-31 22-54 50-54 27 0 51 23 51 54z">
          <text:p/>
        </draw:path>
        <draw:path draw:style-name="gr15" draw:text-style-name="P3" draw:layer="layout" svg:width="0.1cm" svg:height="0.105cm" svg:x="17.556cm" svg:y="1.89cm" svg:viewBox="0 0 101 106" svg:d="M101 54c0 29-24 52-51 52-28 0-50-23-50-52 0-30 22-54 50-54 27 0 51 24 51 54z">
          <text:p/>
        </draw:path>
        <draw:path draw:style-name="gr15" draw:text-style-name="P3" draw:layer="layout" svg:width="0.1cm" svg:height="0.105cm" svg:x="15.781cm" svg:y="3.65cm" svg:viewBox="0 0 101 106" svg:d="M101 54c0 29-23 52-51 52s-50-23-50-52c0-30 22-54 50-54s51 24 51 54z">
          <text:p/>
        </draw:path>
        <draw:path draw:style-name="gr15" draw:text-style-name="P3" draw:layer="layout" svg:width="0.1cm" svg:height="0.105cm" svg:x="16.086cm" svg:y="3.288cm" svg:viewBox="0 0 101 106" svg:d="M101 53c0 30-23 53-51 53s-50-23-50-53c0-29 22-53 50-53s51 24 51 53z">
          <text:p/>
        </draw:path>
        <draw:path draw:style-name="gr15" draw:text-style-name="P3" draw:layer="layout" svg:width="0.1cm" svg:height="0.105cm" svg:x="16.579cm" svg:y="3.65cm" svg:viewBox="0 0 101 106" svg:d="M101 54c0 29-22 52-51 52-27 0-50-23-50-52 0-30 23-54 50-54 29 0 51 24 51 54z">
          <text:p/>
        </draw:path>
        <draw:path draw:style-name="gr15" draw:text-style-name="P3" draw:layer="layout" svg:width="0.1cm" svg:height="0.105cm" svg:x="16.579cm" svg:y="3.288cm" svg:viewBox="0 0 101 106" svg:d="M101 53c0 30-22 53-51 53-27 0-50-23-50-53 0-29 23-53 50-53 29 0 51 24 51 53z">
          <text:p/>
        </draw:path>
        <draw:path draw:style-name="gr15" draw:text-style-name="P3" draw:layer="layout" svg:width="0.1cm" svg:height="0.105cm" svg:x="15.781cm" svg:y="3.288cm" svg:viewBox="0 0 101 106" svg:d="M101 53c0 30-23 53-51 53s-50-23-50-53c0-29 22-53 50-53s51 24 51 53z">
          <text:p/>
        </draw:path>
        <draw:path draw:style-name="gr15" draw:text-style-name="P3" draw:layer="layout" svg:width="0.099cm" svg:height="0.106cm" svg:x="16.881cm" svg:y="2.489cm" svg:viewBox="0 0 100 107" svg:d="M100 54c0 29-22 53-50 53s-50-24-50-53c0-30 22-54 50-54s50 24 50 54z">
          <text:p/>
        </draw:path>
        <draw:path draw:style-name="gr15" draw:text-style-name="P3" draw:layer="layout" svg:width="0.1cm" svg:height="0.106cm" svg:x="16.086cm" svg:y="2.488cm" svg:viewBox="0 0 101 107" svg:d="M101 54c0 29-23 53-51 53s-50-24-50-53c0-30 22-54 50-54s51 24 51 54z">
          <text:p/>
        </draw:path>
        <draw:path draw:style-name="gr15" draw:text-style-name="P3" draw:layer="layout" svg:width="0.1cm" svg:height="0.105cm" svg:x="15.911cm" svg:y="2.163cm" svg:viewBox="0 0 101 106" svg:d="M101 53c0 29-23 53-50 53-29 0-51-24-51-53 0-30 22-53 51-53 27 0 50 23 50 53z">
          <text:p/>
        </draw:path>
        <draw:path draw:style-name="gr15" draw:text-style-name="P3" draw:layer="layout" svg:width="0.1cm" svg:height="0.105cm" svg:x="15.911cm" svg:y="1.896cm" svg:viewBox="0 0 101 106" svg:d="M101 54c0 28-23 52-50 52-29 0-51-24-51-52 0-30 22-54 51-54 27 0 50 24 50 54z">
          <text:p/>
        </draw:path>
        <draw:path draw:style-name="gr15" draw:text-style-name="P3" draw:layer="layout" svg:width="0.1cm" svg:height="0.106cm" svg:x="16.579cm" svg:y="2.488cm" svg:viewBox="0 0 101 107" svg:d="M101 54c0 29-22 53-51 53-27 0-50-24-50-53 0-30 23-54 50-54 29 0 51 24 51 54z">
          <text:p/>
        </draw:path>
        <draw:path draw:style-name="gr15" draw:text-style-name="P3" draw:layer="layout" svg:width="0.1cm" svg:height="0.106cm" svg:x="15.781cm" svg:y="2.488cm" svg:viewBox="0 0 101 107" svg:d="M101 54c0 29-23 53-51 53s-50-24-50-53c0-30 22-54 50-54s51 24 51 54z">
          <text:p/>
        </draw:path>
        <draw:path draw:style-name="gr15" draw:text-style-name="P3" draw:layer="layout" svg:width="0.101cm" svg:height="0.105cm" svg:x="17.405cm" svg:y="3.288cm" svg:viewBox="0 0 102 106" svg:d="M102 53c0 30-23 53-50 53-29 0-52-23-52-53 0-29 23-53 52-53 27 0 50 24 50 53z">
          <text:p/>
        </draw:path>
        <draw:path draw:style-name="gr15" draw:text-style-name="P3" draw:layer="layout" svg:width="0.101cm" svg:height="0.105cm" svg:x="17.405cm" svg:y="3.65cm" svg:viewBox="0 0 102 106" svg:d="M102 54c0 29-23 52-50 52-29 0-52-23-52-52 0-30 23-54 52-54 27 0 50 24 50 54z">
          <text:p/>
        </draw:path>
        <draw:path draw:style-name="gr15" draw:text-style-name="P3" draw:layer="layout" svg:width="0.099cm" svg:height="0.105cm" svg:x="16.881cm" svg:y="3.288cm" svg:viewBox="0 0 100 106" svg:d="M100 53c0 30-22 53-50 53s-50-23-50-53c0-29 22-53 50-53s50 24 50 53z">
          <text:p/>
        </draw:path>
        <draw:path draw:style-name="gr15" draw:text-style-name="P3" draw:layer="layout" svg:width="0.1cm" svg:height="0.105cm" svg:x="17.385cm" svg:y="4.115cm" svg:viewBox="0 0 101 106" svg:d="M101 53c0 29-23 53-51 53s-50-24-50-53 22-53 50-53 51 24 51 53z">
          <text:p/>
        </draw:path>
        <draw:path draw:style-name="gr15" draw:text-style-name="P3" draw:layer="layout" svg:width="0.1cm" svg:height="0.105cm" svg:x="17.131cm" svg:y="4.115cm" svg:viewBox="0 0 101 106" svg:d="M101 53c0 29-23 53-50 53-28 0-51-24-51-53s23-53 51-53c27 0 50 24 50 53z">
          <text:p/>
        </draw:path>
        <draw:path draw:style-name="gr15" draw:text-style-name="P3" draw:layer="layout" svg:width="0.1cm" svg:height="0.105cm" svg:x="16.579cm" svg:y="5.382cm" svg:viewBox="0 0 101 106" svg:d="M101 53c0 30-22 53-51 53-27 0-50-23-50-53 0-29 23-53 50-53 29 0 51 24 51 53z">
          <text:p/>
        </draw:path>
        <draw:path draw:style-name="gr15" draw:text-style-name="P3" draw:layer="layout" svg:width="0.1cm" svg:height="0.105cm" svg:x="16.579cm" svg:y="5.777cm" svg:viewBox="0 0 101 106" svg:d="M101 54c0 28-22 52-51 52-27 0-50-24-50-52 0-30 23-54 50-54 29 0 51 24 51 54z">
          <text:p/>
        </draw:path>
        <draw:path draw:style-name="gr15" draw:text-style-name="P3" draw:layer="layout" svg:width="0.1cm" svg:height="0.105cm" svg:x="16.901cm" svg:y="5.777cm" svg:viewBox="0 0 101 106" svg:d="M101 54c0 28-23 52-50 52-29 0-51-24-51-52 0-30 22-54 51-54 27 0 50 24 50 54z">
          <text:p/>
        </draw:path>
        <draw:path draw:style-name="gr15" draw:text-style-name="P3" draw:layer="layout" svg:width="0.1cm" svg:height="0.105cm" svg:x="16.081cm" svg:y="5.769cm" svg:viewBox="0 0 101 106" svg:d="M101 54c0 29-22 52-51 52-28 0-50-23-50-52 0-30 22-54 50-54 29 0 51 24 51 54z">
          <text:p/>
        </draw:path>
        <draw:path draw:style-name="gr15" draw:text-style-name="P3" draw:layer="layout" svg:width="0.1cm" svg:height="0.105cm" svg:x="15.931cm" svg:y="6.905cm" svg:viewBox="0 0 101 106" svg:d="M101 54c0 29-23 52-50 52-28 0-51-23-51-52 0-30 23-54 51-54 27 0 50 24 50 54z">
          <text:p/>
        </draw:path>
        <draw:path draw:style-name="gr15" draw:text-style-name="P3" draw:layer="layout" svg:width="0.1cm" svg:height="0.104cm" svg:x="16.901cm" svg:y="6.577cm" svg:viewBox="0 0 101 105" svg:d="M101 54c0 28-23 51-50 51-29 0-51-23-51-51 0-30 22-54 51-54 27 0 50 24 50 54z">
          <text:p/>
        </draw:path>
        <draw:path draw:style-name="gr15" draw:text-style-name="P3" draw:layer="layout" svg:width="0.1cm" svg:height="0.105cm" svg:x="16.081cm" svg:y="6.57cm" svg:viewBox="0 0 101 106" svg:d="M101 54c0 29-22 52-51 52-28 0-50-23-50-52s22-54 50-54c29 0 51 25 51 54z">
          <text:p/>
        </draw:path>
        <draw:path draw:style-name="gr15" draw:text-style-name="P3" draw:layer="layout" svg:width="0.1cm" svg:height="0.105cm" svg:x="15.781cm" svg:y="6.57cm" svg:viewBox="0 0 101 106" svg:d="M101 54c0 29-23 52-51 52s-50-23-50-52 22-54 50-54 51 25 51 54z">
          <text:p/>
        </draw:path>
        <draw:path draw:style-name="gr15" draw:text-style-name="P3" draw:layer="layout" svg:width="0.1cm" svg:height="0.105cm" svg:x="15.781cm" svg:y="5.382cm" svg:viewBox="0 0 101 106" svg:d="M101 53c0 30-23 53-51 53s-50-23-50-53c0-29 22-53 50-53s51 24 51 53z">
          <text:p/>
        </draw:path>
        <draw:path draw:style-name="gr15" draw:text-style-name="P3" draw:layer="layout" svg:width="0.1cm" svg:height="0.105cm" svg:x="15.781cm" svg:y="5.769cm" svg:viewBox="0 0 101 106" svg:d="M101 54c0 29-23 52-51 52s-50-23-50-52c0-30 22-54 50-54s51 24 51 54z">
          <text:p/>
        </draw:path>
        <draw:path draw:style-name="gr15" draw:text-style-name="P3" draw:layer="layout" svg:width="0.1cm" svg:height="0.105cm" svg:x="15.861cm" svg:y="4.915cm" svg:viewBox="0 0 101 106" svg:d="M101 54c0 29-24 52-51 52-28 0-50-23-50-52s22-54 50-54c27 0 51 25 51 54z">
          <text:p/>
        </draw:path>
        <draw:path draw:style-name="gr15" draw:text-style-name="P3" draw:layer="layout" svg:width="0.1cm" svg:height="0.105cm" svg:x="16.115cm" svg:y="4.915cm" svg:viewBox="0 0 101 106" svg:d="M101 54c0 29-23 52-50 52-29 0-51-23-51-52s22-54 51-54c27 0 50 25 50 54z">
          <text:p/>
        </draw:path>
        <draw:path draw:style-name="gr15" draw:text-style-name="P3" draw:layer="layout" svg:width="0.1cm" svg:height="0.105cm" svg:x="16.369cm" svg:y="4.915cm" svg:viewBox="0 0 101 106" svg:d="M101 54c0 29-24 52-51 52-28 0-50-23-50-52s22-54 50-54c27 0 51 25 51 54z">
          <text:p/>
        </draw:path>
        <draw:path draw:style-name="gr15" draw:text-style-name="P3" draw:layer="layout" svg:width="0.1cm" svg:height="0.105cm" svg:x="16.623cm" svg:y="4.915cm" svg:viewBox="0 0 101 106" svg:d="M101 54c0 29-23 52-50 52-29 0-51-23-51-52s22-54 51-54c27 0 50 25 50 54z">
          <text:p/>
        </draw:path>
        <draw:path draw:style-name="gr15" draw:text-style-name="P3" draw:layer="layout" svg:width="0.1cm" svg:height="0.105cm" svg:x="16.877cm" svg:y="4.915cm" svg:viewBox="0 0 101 106" svg:d="M101 54c0 29-23 52-50 52-29 0-51-23-51-52s22-54 51-54c27 0 50 25 50 54z">
          <text:p/>
        </draw:path>
        <draw:path draw:style-name="gr15" draw:text-style-name="P3" draw:layer="layout" svg:width="0.1cm" svg:height="0.105cm" svg:x="17.131cm" svg:y="4.915cm" svg:viewBox="0 0 101 106" svg:d="M101 54c0 29-23 52-50 52-28 0-51-23-51-52s23-54 51-54c27 0 50 25 50 54z">
          <text:p/>
        </draw:path>
        <draw:path draw:style-name="gr15" draw:text-style-name="P3" draw:layer="layout" svg:width="0.1cm" svg:height="0.105cm" svg:x="17.385cm" svg:y="4.915cm" svg:viewBox="0 0 101 106" svg:d="M101 54c0 29-23 52-51 52s-50-23-50-52 22-54 50-54 51 25 51 54z">
          <text:p/>
        </draw:path>
        <draw:path draw:style-name="gr15" draw:text-style-name="P3" draw:layer="layout" svg:width="0.1cm" svg:height="0.105cm" svg:x="16.877cm" svg:y="4.115cm" svg:viewBox="0 0 101 106" svg:d="M101 53c0 29-23 53-50 53-29 0-51-24-51-53s22-53 51-53c27 0 50 24 50 53z">
          <text:p/>
        </draw:path>
        <draw:path draw:style-name="gr15" draw:text-style-name="P3" draw:layer="layout" svg:width="0.1cm" svg:height="0.105cm" svg:x="16.623cm" svg:y="4.115cm" svg:viewBox="0 0 101 106" svg:d="M101 53c0 29-23 53-50 53-29 0-51-24-51-53s22-53 51-53c27 0 50 24 50 53z">
          <text:p/>
        </draw:path>
        <draw:path draw:style-name="gr15" draw:text-style-name="P3" draw:layer="layout" svg:width="0.1cm" svg:height="0.105cm" svg:x="16.369cm" svg:y="4.115cm" svg:viewBox="0 0 101 106" svg:d="M101 53c0 29-24 53-51 53-28 0-50-24-50-53s22-53 50-53c27 0 51 24 51 53z">
          <text:p/>
        </draw:path>
        <draw:path draw:style-name="gr15" draw:text-style-name="P3" draw:layer="layout" svg:width="0.1cm" svg:height="0.105cm" svg:x="16.115cm" svg:y="4.115cm" svg:viewBox="0 0 101 106" svg:d="M101 53c0 29-23 53-50 53-29 0-51-24-51-53s22-53 51-53c27 0 50 24 50 53z">
          <text:p/>
        </draw:path>
        <draw:path draw:style-name="gr15" draw:text-style-name="P3" draw:layer="layout" svg:width="0.1cm" svg:height="0.105cm" svg:x="15.861cm" svg:y="4.115cm" svg:viewBox="0 0 101 106" svg:d="M101 53c0 29-24 53-51 53-28 0-50-24-50-53s22-53 50-53c27 0 51 24 51 53z">
          <text:p/>
        </draw:path>
        <draw:polygon draw:style-name="gr1" draw:text-style-name="P1" draw:layer="layout" svg:width="0.399cm" svg:height="0.315cm" svg:x="24.134cm" svg:y="7.499cm" svg:viewBox="0 0 400 316" draw:points="227,3 300,80 387,80 394,81 398,86 400,92 400,303 398,311 393,315 387,316 274,316 267,314 262,309 261,303 261,301 14,301 8,300 3,294 2,289 2,29 0,15 1,7 6,2 12,0 220,0">
          <text:p/>
        </draw:polygon>
        <draw:polygon draw:style-name="gr1" draw:text-style-name="P1" draw:layer="layout" svg:width="3.15cm" svg:height="5.277cm" svg:x="25.859cm" svg:y="1.75cm" svg:viewBox="0 0 3151 5278" draw:points="3135,2 3140,8 3141,14 3142,318 3140,326 3135,330 3128,332 3122,329 3119,324 3109,307 3092,282 3072,261 3049,244 3034,235 3024,229 3018,225 3016,217 3016,203 3015,200 3014,195 3013,187 3009,180 3007,173 2999,161 2989,149 2967,126 2889,44 2881,39 2876,36 2863,29 2848,27 1467,27 1464,27 1453,29 1445,33 1439,36 1434,39 1427,44 1352,123 1346,126 1331,126 1326,127 1307,130 1284,139 1263,150 1243,165 1226,183 1211,204 1211,205 1206,210 1202,211 1193,213 1179,219 1175,223 1167,228 1106,292 1100,295 1093,295 1089,292 1077,280 1056,266 1033,253 1009,246 997,244 983,242 958,242 942,244 932,246 908,253 885,266 864,280 846,298 830,319 817,343 808,368 802,394 800,420 802,447 807,469 808,473 817,498 830,521 846,543 864,561 885,575 897,582 908,587 932,595 958,600 983,600 1009,595 1033,587 1053,576 1056,575 1077,561 1096,543 1111,521 1125,498 1127,492 1131,486 1137,482 1214,401 1220,398 1227,399 1232,401 1241,412 1244,418 1244,425 1241,429 1226,446 1211,466 1200,489 1192,513 1191,525 1316,525 1312,531 1309,545 1309,559 1312,572 1316,579 1191,579 1192,590 1200,614 1211,637 1226,657 1243,676 1263,691 1284,702 1307,710 1331,714 1334,714 1334,597 1339,601 1352,604 1365,604 1378,601 1384,597 1384,714 1386,714 1410,710 1433,702 1455,691 1475,676 1492,657 1506,637 1517,614 1525,590 1527,579 1402,579 1405,572 1409,559 1409,545 1405,531 1402,525 1527,525 1525,513 1517,489 1506,466 1492,446 1477,429 1473,423 1474,416 1477,412 1492,395 1493,394 1496,391 1506,375 1517,352 1525,328 1529,301 1529,276 1525,251 1517,227 1506,204 1505,197 1507,190 1512,185 1517,184 1628,184 1634,186 1639,192 1640,200 1637,206 1635,208 1617,222 1600,239 1598,242 1587,259 1576,281 1569,305 1565,330 1565,511 1569,536 1576,560 1584,579 1587,582 1600,602 1617,620 1636,634 1646,639 1657,646 1669,649 1680,653 1703,657 1726,657 1750,653 1772,646 1794,634 1813,620 1829,602 1835,599 1842,600 1845,601 1859,611 1864,614 1877,621 1881,623 1896,628 1915,630 1935,630 1954,628 1954,627 1973,621 1990,611 2006,600 2016,589 2022,585 2029,586 2034,589 2043,600 2059,611 2077,621 2096,627 2100,628 2100,466 2106,469 2118,473 2131,473 2144,469 2150,466 2150,628 2154,627 2173,621 2190,611 2206,600 2220,585 2226,575 2232,571 2238,571 2243,573 2259,585 2266,589 2277,594 2287,599 2296,601 2315,604 2335,604 2354,601 2359,600 2373,594 2390,585 2393,584 2399,582 2406,583 2409,587 2420,602 2437,620 2456,634 2466,639 2478,646 2490,649 2500,653 2524,657 2547,657 2571,653 2593,646 2614,634 2634,620 2650,602 2664,582 2675,560 2682,536 2684,524 2686,511 2686,330 2682,305 2675,282 2675,281 2667,265 2664,259 2650,239 2634,222 2616,208 2611,202 2610,194 2614,188 2620,185 2623,184 2805,184 2811,186 2813,188 2842,218 2845,226 2845,232 2841,238 2840,239 2832,244 2809,261 2789,282 2772,307 2758,333 2748,361 2742,391 2740,420 2742,450 2748,480 2757,503 2758,508 2772,534 2789,559 2809,580 2832,597 2858,612 2884,623 2912,629 2937,631 2944,631 2969,629 2997,623 3024,612 3049,597 3072,580 3092,559 3109,534 3112,529 3120,515 3125,509 3132,507 3138,510 3142,516 3143,521 3146,1113 3144,1120 3138,1126 3132,1127 3125,1124 3123,1119 3109,1094 3092,1070 3072,1049 3049,1031 3034,1022 3024,1016 3018,1012 3016,1005 3016,990 3015,986 3014,983 3013,974 3009,966 3007,961 2999,947 2889,832 2881,826 2876,823 2863,817 2848,814 1467,814 1464,815 1453,817 1445,821 1439,823 1434,826 1427,832 1352,910 1346,914 1331,914 1326,915 1307,918 1284,926 1263,938 1243,952 1226,971 1211,991 1208,999 1202,1004 1195,1007 1191,1010 1183,1015 1115,1088 1108,1091 1101,1090 1096,1087 1096,1086 1078,1069 1077,1068 1056,1053 1033,1042 1009,1033 997,1031 983,1029 958,1029 942,1032 932,1033 908,1042 885,1053 864,1068 846,1086 830,1107 817,1131 808,1155 802,1181 800,1209 802,1235 808,1261 817,1286 819,1289 830,1308 846,1329 864,1348 885,1363 898,1369 908,1374 932,1383 958,1386 983,1386 1009,1383 1033,1374 1054,1364 1056,1363 1077,1348 1096,1329 1111,1308 1123,1288 1128,1284 1129,1283 1141,1278 1146,1275 1154,1269 1222,1198 1228,1194 1235,1194 1239,1198 1241,1199 1244,1205 1244,1213 1241,1217 1226,1233 1211,1254 1200,1277 1192,1301 1191,1314 1316,1314 1312,1319 1309,1332 1309,1346 1312,1360 1316,1365 1191,1365 1192,1377 1200,1402 1211,1424 1226,1446 1243,1463 1263,1478 1284,1490 1307,1498 1331,1503 1334,1503 1334,1385 1339,1388 1352,1391 1365,1391 1378,1388 1384,1385 1384,1503 1386,1503 1410,1498 1433,1490 1455,1478 1475,1463 1492,1446 1506,1424 1517,1402 1525,1377 1527,1365 1402,1365 1405,1360 1409,1346 1409,1332 1405,1319 1402,1314 1527,1314 1525,1301 1517,1277 1506,1254 1492,1233 1477,1217 1473,1211 1474,1203 1477,1199 1493,1181 1496,1178 1506,1162 1517,1139 1525,1115 1529,1090 1529,1064 1525,1038 1517,1014 1506,991 1505,985 1507,978 1512,972 1517,972 1628,972 1634,973 1639,980 1640,986 1637,993 1635,995 1617,1009 1600,1027 1598,1030 1587,1047 1576,1069 1569,1093 1565,1117 1565,1299 1569,1324 1576,1347 1584,1365 1587,1369 1600,1389 1617,1407 1636,1422 1646,1427 1657,1432 1669,1437 1680,1441 1703,1445 1726,1445 1750,1441 1751,1440 1772,1432 1794,1422 1813,1407 1829,1390 1835,1386 1842,1386 1845,1388 1859,1400 1864,1402 1877,1408 1881,1410 1896,1414 1915,1419 1935,1419 1954,1414 1973,1408 1990,1400 2006,1387 2016,1377 2022,1373 2029,1373 2034,1377 2043,1387 2059,1399 2077,1408 2096,1414 2100,1415 2100,1254 2106,1257 2118,1260 2131,1260 2144,1257 2150,1254 2150,1415 2154,1414 2173,1408 2190,1399 2206,1387 2220,1372 2226,1364 2232,1360 2238,1359 2243,1361 2259,1372 2267,1377 2277,1382 2287,1385 2296,1389 2315,1391 2335,1391 2354,1389 2359,1387 2373,1382 2390,1372 2391,1372 2398,1371 2404,1373 2406,1377 2413,1385 2431,1404 2451,1420 2474,1432 2498,1440 2511,1442 2511,1254 2516,1257 2529,1260 2542,1260 2555,1257 2561,1254 2561,1442 2573,1440 2597,1432 2619,1420 2640,1404 2658,1385 2672,1364 2684,1341 2692,1316 2696,1289 2696,1234 2579,1234 2582,1229 2586,1215 2586,1201 2582,1188 2579,1181 2696,1181 2696,1127 2692,1100 2684,1075 2672,1051 2658,1030 2640,1011 2619,996 2615,990 2614,983 2616,977 2622,972 2626,972 2805,972 2811,973 2813,975 2842,1006 2845,1012 2845,1020 2841,1026 2840,1027 2832,1031 2809,1049 2789,1070 2772,1094 2758,1120 2748,1149 2742,1178 2740,1209 2742,1238 2748,1267 2755,1287 2758,1296 2772,1322 2789,1346 2809,1367 2832,1385 2858,1400 2884,1410 2912,1416 2937,1419 2941,1419 2944,1419 2969,1416 2997,1410 3024,1400 3049,1385 3072,1367 3092,1346 3109,1322 3123,1296 3123,1295 3128,1289 3134,1287 3141,1289 3146,1296 3147,1301 3150,1910 3148,1917 3143,1923 3136,1924 3130,1920 3126,1915 3123,1908 3109,1882 3092,1857 3072,1836 3049,1819 3033,1809 3024,1804 3018,1800 3016,1792 3016,1778 3015,1773 3014,1770 3013,1763 3009,1755 3007,1748 2999,1736 2989,1724 2967,1701 2889,1619 2881,1614 2876,1611 2863,1604 2848,1601 1467,1601 1464,1602 1453,1604 1445,1609 1439,1611 1434,1614 1427,1619 1352,1698 1346,1701 1344,1701 1331,1701 1326,1702 1307,1705 1284,1714 1263,1725 1243,1740 1226,1758 1211,1779 1208,1785 1203,1791 1202,1791 1195,1794 1191,1798 1183,1803 1115,1875 1108,1878 1101,1878 1096,1874 1078,1856 1077,1855 1056,1841 1033,1829 1009,1821 997,1819 983,1818 958,1818 942,1820 932,1821 908,1829 885,1841 864,1855 846,1874 830,1894 817,1917 808,1943 802,1969 800,1995 802,2022 807,2044 808,2049 817,2073 830,2097 846,2117 864,2136 885,2150 897,2156 908,2162 932,2170 958,2174 983,2174 1009,2170 1033,2162 1053,2153 1056,2150 1077,2136 1096,2117 1111,2097 1123,2077 1128,2071 1129,2071 1141,2065 1146,2061 1154,2057 1222,1985 1228,1981 1235,1982 1239,1985 1241,1987 1244,1993 1244,2000 1241,2004 1226,2020 1211,2041 1200,2064 1192,2088 1191,2100 1316,2100 1312,2106 1309,2120 1309,2134 1312,2147 1316,2153 1191,2153 1192,2165 1200,2189 1211,2212 1226,2232 1243,2251 1263,2266 1284,2277 1307,2286 1331,2289 1334,2289 1334,2172 1339,2176 1352,2180 1365,2180 1378,2176 1384,2172 1384,2289 1386,2289 1410,2286 1433,2277 1455,2266 1475,2251 1492,2232 1506,2212 1517,2189 1525,2165 1527,2153 1402,2153 1405,2147 1409,2134 1409,2120 1405,2106 1402,2100 1527,2100 1525,2088 1517,2064 1506,2041 1492,2020 1477,2004 1473,1998 1474,1991 1477,1987 1492,1971 1493,1969 1496,1966 1506,1949 1517,1927 1525,1903 1529,1877 1529,1851 1525,1826 1517,1802 1506,1779 1506,1778 1505,1772 1507,1765 1512,1761 1517,1760 1625,1760 1631,1762 1636,1767 1637,1775 1634,1781 1631,1783 1610,1799 1592,1818 1578,1840 1566,1863 1559,1888 1555,1914 1555,2077 1559,2103 1566,2128 1570,2136 1578,2151 1592,2174 1610,2192 1625,2203 1631,2208 1645,2216 1653,2220 1677,2228 1702,2231 1727,2231 1752,2228 1776,2220 1799,2208 1819,2192 1832,2179 1837,2176 1844,2176 1847,2178 1859,2186 1864,2189 1877,2196 1881,2198 1896,2202 1915,2205 1935,2205 1954,2202 1973,2196 1990,2186 2006,2175 2016,2164 2022,2161 2029,2161 2034,2164 2043,2175 2059,2186 2077,2196 2096,2202 2100,2203 2100,2041 2106,2044 2118,2048 2131,2048 2144,2044 2150,2041 2150,2203 2154,2202 2173,2196 2190,2186 2206,2175 2220,2160 2226,2151 2232,2146 2238,2146 2243,2148 2259,2161 2266,2164 2277,2169 2287,2174 2296,2176 2315,2180 2335,2180 2354,2176 2359,2175 2373,2169 2390,2161 2393,2159 2399,2156 2406,2158 2409,2162 2420,2177 2437,2195 2456,2209 2466,2214 2478,2221 2490,2224 2500,2228 2524,2231 2547,2231 2571,2228 2572,2228 2593,2221 2614,2209 2634,2195 2650,2177 2664,2157 2675,2135 2682,2112 2683,2105 2686,2086 2686,1905 2682,1880 2675,1857 2675,1856 2667,1839 2664,1834 2650,1814 2634,1797 2616,1783 2611,1778 2610,1770 2614,1763 2620,1760 2623,1760 2805,1760 2811,1762 2813,1763 2842,1793 2845,1800 2845,1807 2841,1813 2840,1814 2832,1819 2809,1836 2789,1857 2772,1882 2758,1908 2748,1936 2742,1966 2740,1995 2742,2025 2748,2055 2756,2077 2758,2083 2772,2109 2789,2134 2809,2155 2832,2172 2858,2187 2884,2198 2912,2204 2937,2206 2944,2206 2969,2204 2997,2198 3024,2187 3049,2172 3072,2155 3092,2134 3109,2109 3123,2083 3126,2073 3131,2067 3138,2065 3144,2066 3149,2072 3151,2078 3151,2648 3149,2655 3143,2660 3136,2661 3130,2659 3127,2652 3123,2643 3109,2617 3092,2592 3072,2571 3049,2554 3034,2544 3024,2539 3018,2535 3016,2527 3016,2513 3015,2508 3014,2505 3013,2498 3009,2489 3007,2483 2999,2470 2989,2459 2967,2436 2889,2354 2881,2349 2876,2346 2863,2340 2848,2336 1467,2336 1464,2337 1453,2340 1445,2344 1439,2346 1434,2349 1427,2354 1352,2433 1346,2436 1344,2437 1331,2437 1326,2437 1307,2440 1284,2449 1263,2460 1243,2475 1226,2494 1211,2514 1208,2521 1203,2525 1202,2526 1195,2529 1191,2533 1183,2538 1115,2610 1108,2613 1101,2612 1096,2609 1078,2591 1077,2590 1056,2576 1033,2564 1009,2556 997,2554 983,2552 958,2552 942,2555 932,2556 908,2564 885,2576 864,2590 846,2609 830,2629 817,2652 808,2678 802,2704 800,2730 802,2757 807,2779 808,2784 817,2809 830,2831 846,2852 864,2871 885,2885 897,2891 908,2897 932,2905 958,2909 983,2909 1009,2905 1033,2897 1053,2888 1056,2885 1077,2871 1096,2852 1111,2831 1123,2811 1128,2806 1129,2806 1141,2800 1146,2796 1154,2792 1222,2720 1228,2716 1235,2717 1239,2720 1241,2722 1244,2728 1244,2735 1241,2739 1226,2755 1211,2776 1200,2799 1192,2823 1191,2836 1316,2836 1312,2841 1309,2855 1309,2869 1312,2882 1316,2888 1191,2888 1192,2900 1200,2924 1211,2947 1226,2967 1243,2985 1263,3001 1284,3012 1307,3021 1331,3024 1334,3024 1334,2907 1339,2911 1352,2915 1365,2915 1378,2911 1384,2907 1384,3024 1386,3024 1410,3021 1433,3012 1455,3001 1475,2985 1492,2967 1506,2947 1517,2924 1525,2900 1527,2888 1402,2888 1405,2882 1409,2869 1409,2855 1405,2841 1402,2836 1527,2836 1525,2823 1517,2799 1506,2776 1492,2755 1477,2739 1473,2733 1474,2726 1477,2722 1492,2706 1493,2704 1496,2701 1506,2685 1517,2662 1525,2638 1529,2612 1529,2587 1525,2561 1517,2537 1506,2514 1505,2507 1507,2500 1512,2496 1517,2495 1628,2495 1634,2496 1639,2501 1640,2510 1637,2516 1635,2518 1617,2532 1600,2548 1598,2552 1587,2569 1576,2591 1569,2615 1565,2640 1565,2821 1569,2847 1576,2870 1584,2888 1587,2892 1600,2912 1617,2930 1636,2944 1646,2949 1657,2955 1669,2960 1680,2963 1703,2966 1726,2966 1750,2963 1772,2955 1794,2944 1813,2930 1829,2913 1835,2909 1842,2909 1845,2911 1859,2922 1864,2924 1877,2931 1881,2933 1896,2937 1915,2941 1935,2941 1954,2937 1973,2931 1990,2922 2006,2910 2016,2899 2022,2896 2029,2896 2034,2899 2043,2910 2059,2922 2077,2931 2096,2937 2100,2938 2100,2776 2106,2779 2118,2783 2131,2783 2144,2779 2150,2776 2150,2938 2154,2937 2173,2931 2190,2922 2206,2910 2220,2895 2226,2886 2232,2882 2238,2881 2243,2883 2259,2895 2266,2899 2277,2904 2287,2907 2296,2911 2315,2915 2335,2915 2354,2911 2359,2910 2373,2904 2390,2895 2393,2894 2399,2891 2406,2893 2409,2897 2420,2912 2437,2930 2456,2944 2466,2949 2478,2955 2490,2960 2500,2963 2524,2966 2547,2966 2571,2963 2593,2955 2614,2944 2634,2930 2650,2912 2664,2892 2675,2870 2682,2847 2684,2833 2686,2821 2686,2640 2682,2615 2675,2592 2675,2591 2667,2574 2664,2569 2650,2548 2634,2532 2616,2518 2611,2513 2610,2505 2614,2498 2620,2495 2805,2495 2811,2496 2813,2498 2842,2528 2845,2535 2845,2542 2841,2548 2840,2549 2832,2554 2809,2571 2789,2592 2772,2617 2758,2643 2748,2671 2742,2701 2740,2730 2742,2760 2748,2790 2756,2811 2758,2818 2772,2844 2789,2869 2809,2890 2832,2907 2858,2922 2884,2933 2912,2939 2937,2941 2941,2941 2944,2941 2969,2939 2997,2933 3024,2922 3049,2907 3072,2890 3092,2869 3109,2844 3123,2818 3127,2808 3131,2802 3138,2799 3144,2801 3149,2806 3151,2813 3151,3383 3149,3390 3143,3395 3136,3396 3130,3394 3127,3388 3123,3378 3109,3352 3092,3327 3072,3306 3049,3289 3034,3279 3024,3274 3018,3270 3016,3262 3016,3248 3015,3243 3014,3240 3013,3232 3009,3224 3007,3218 2999,3205 2989,3194 2889,3089 2881,3084 2876,3081 2863,3074 2848,3071 1467,3071 1464,3072 1453,3074 1445,3079 1439,3081 1434,3084 1427,3089 1352,3168 1346,3171 1331,3171 1326,3172 1307,3175 1284,3184 1263,3195 1243,3210 1226,3229 1211,3249 1208,3256 1203,3260 1202,3261 1195,3264 1191,3268 1183,3273 1115,3345 1108,3348 1101,3347 1096,3344 1096,3343 1078,3326 1077,3325 1056,3311 1033,3299 1009,3291 997,3289 983,3287 958,3287 942,3290 932,3291 908,3299 885,3311 864,3325 846,3343 830,3364 817,3388 808,3413 802,3439 800,3466 802,3492 807,3514 808,3519 817,3543 830,3566 846,3587 864,3606 885,3620 897,3627 908,3632 932,3640 958,3644 983,3644 1009,3640 1033,3632 1053,3623 1056,3620 1077,3606 1096,3587 1111,3566 1123,3546 1128,3542 1129,3541 1141,3535 1146,3532 1154,3527 1222,3455 1228,3451 1235,3451 1239,3455 1241,3457 1244,3463 1244,3470 1241,3474 1226,3490 1211,3511 1200,3534 1192,3558 1191,3571 1316,3571 1312,3576 1309,3590 1309,3604 1312,3617 1316,3623 1191,3623 1192,3634 1200,3659 1211,3681 1226,3703 1243,3721 1263,3736 1284,3747 1307,3756 1331,3760 1334,3760 1334,3642 1339,3646 1352,3649 1365,3649 1378,3646 1384,3642 1384,3760 1386,3760 1410,3756 1433,3747 1455,3736 1475,3721 1492,3703 1506,3681 1517,3659 1525,3634 1527,3623 1402,3623 1405,3617 1409,3604 1409,3590 1405,3576 1402,3571 1527,3571 1525,3558 1517,3534 1506,3511 1492,3490 1477,3474 1473,3468 1474,3461 1477,3457 1493,3439 1496,3436 1506,3420 1517,3397 1525,3373 1529,3347 1529,3321 1525,3296 1517,3272 1506,3249 1505,3242 1507,3235 1512,3230 1517,3230 1628,3230 1634,3231 1639,3237 1640,3243 1637,3251 1635,3253 1617,3267 1600,3284 1598,3287 1587,3304 1576,3326 1569,3351 1565,3375 1565,3556 1569,3582 1576,3605 1584,3623 1587,3627 1600,3647 1617,3665 1636,3679 1646,3684 1657,3690 1669,3695 1680,3698 1703,3701 1726,3701 1750,3698 1772,3690 1794,3679 1813,3665 1829,3647 1835,3644 1842,3644 1845,3646 1859,3657 1864,3659 1877,3666 1881,3668 1896,3672 1915,3676 1935,3676 1954,3672 1973,3666 1990,3657 2006,3645 2016,3634 2022,3631 2029,3631 2034,3634 2043,3645 2059,3656 2077,3666 2096,3672 2100,3673 2100,3511 2106,3514 2118,3518 2131,3518 2144,3514 2150,3511 2150,3673 2154,3672 2173,3666 2190,3656 2206,3645 2220,3630 2226,3621 2232,3617 2238,3616 2243,3618 2259,3630 2266,3634 2277,3639 2287,3642 2296,3647 2315,3649 2335,3649 2354,3647 2359,3645 2373,3639 2390,3630 2393,3629 2399,3627 2406,3628 2409,3632 2420,3647 2437,3665 2456,3679 2466,3684 2478,3690 2490,3695 2500,3698 2524,3701 2547,3701 2571,3698 2593,3690 2614,3679 2634,3665 2650,3647 2664,3627 2675,3605 2682,3582 2684,3569 2686,3556 2686,3375 2682,3351 2675,3327 2675,3326 2667,3309 2664,3304 2650,3284 2634,3267 2616,3253 2611,3248 2610,3239 2614,3233 2620,3230 2805,3230 2811,3231 2813,3233 2842,3263 2845,3270 2845,3277 2841,3283 2840,3284 2832,3289 2809,3306 2789,3327 2772,3352 2758,3378 2748,3406 2742,3436 2740,3466 2742,3495 2748,3525 2756,3546 2758,3553 2772,3579 2789,3604 2809,3625 2832,3642 2858,3657 2884,3668 2912,3674 2937,3676 2941,3676 2944,3676 2969,3674 2997,3668 3024,3657 3049,3642 3072,3625 3092,3604 3109,3579 3123,3553 3127,3543 3131,3537 3138,3534 3144,3536 3149,3542 3151,3547 3151,4171 3149,4178 3143,4183 3136,4184 3130,4181 3127,4176 3123,4165 3113,4145 3109,4139 3092,4115 3072,4094 3049,4076 3034,4067 3024,4061 3018,4057 3016,4050 3016,4035 3015,4031 3014,4028 3013,4020 3009,4012 3007,4006 2999,3993 2989,3982 2967,3959 2889,3877 2881,3871 2876,3868 2863,3862 2848,3859 1467,3859 1464,3860 1453,3862 1445,3866 1439,3868 1434,3871 1427,3877 1352,3955 1346,3959 1344,3959 1331,3959 1326,3960 1307,3963 1284,3971 1263,3983 1243,3997 1226,4015 1211,4036 1208,4043 1203,4049 1202,4049 1195,4052 1191,4055 1183,4060 1115,4133 1108,4136 1101,4136 1096,4132 1078,4114 1077,4113 1056,4098 1033,4087 1009,4078 997,4076 983,4075 958,4075 942,4077 932,4078 908,4087 885,4098 864,4113 846,4132 830,4152 817,4175 808,4200 802,4226 800,4253 802,4280 807,4302 808,4306 817,4330 830,4354 846,4374 864,4393 885,4408 898,4414 908,4419 932,4428 958,4431 983,4431 1009,4428 1033,4419 1053,4410 1056,4408 1077,4393 1096,4374 1111,4354 1123,4334 1128,4328 1129,4328 1141,4323 1146,4319 1154,4314 1222,4242 1228,4239 1235,4240 1239,4242 1241,4243 1244,4250 1244,4258 1241,4262 1226,4278 1211,4299 1200,4322 1192,4346 1191,4358 1316,4358 1312,4364 1309,4377 1309,4391 1312,4405 1316,4410 1191,4410 1192,4423 1200,4447 1211,4470 1226,4490 1243,4509 1263,4523 1284,4535 1307,4543 1331,4547 1334,4547 1334,4430 1339,4433 1352,4437 1365,4437 1378,4433 1384,4430 1384,4547 1386,4547 1410,4543 1433,4535 1455,4523 1475,4509 1492,4490 1506,4470 1517,4447 1525,4423 1527,4410 1402,4410 1405,4405 1409,4391 1409,4377 1405,4364 1402,4358 1527,4358 1525,4346 1517,4322 1506,4299 1492,4278 1477,4262 1473,4256 1474,4248 1477,4243 1492,4228 1493,4226 1496,4223 1506,4206 1517,4184 1525,4160 1529,4135 1529,4109 1525,4083 1517,4059 1506,4036 1506,4035 1505,4030 1507,4023 1512,4018 1517,4017 1628,4017 1634,4019 1639,4025 1640,4032 1637,4038 1635,4040 1617,4054 1600,4072 1598,4075 1587,4092 1576,4114 1569,4137 1565,4162 1565,4344 1569,4368 1576,4392 1584,4410 1587,4414 1600,4434 1617,4452 1636,4467 1646,4472 1657,4478 1669,4481 1680,4486 1703,4489 1726,4489 1750,4486 1751,4486 1772,4478 1794,4467 1813,4452 1829,4434 1835,4431 1842,4431 1845,4433 1859,4445 1864,4447 1877,4453 1881,4455 1896,4459 1915,4463 1935,4463 1954,4459 1973,4453 1990,4445 2006,4432 2015,4423 2021,4419 2028,4419 2033,4423 2040,4431 2056,4443 2075,4453 2094,4459 2100,4460 2100,4299 2106,4302 2118,4305 2131,4305 2144,4302 2150,4299 2150,4460 2155,4459 2174,4453 2193,4443 2209,4431 2224,4415 2228,4410 2233,4405 2240,4405 2245,4407 2259,4418 2266,4422 2277,4427 2287,4431 2296,4433 2315,4437 2335,4437 2354,4433 2359,4432 2373,4427 2390,4418 2390,4417 2397,4416 2404,4419 2406,4422 2413,4431 2431,4450 2445,4460 2451,4466 2465,4473 2474,4477 2498,4486 2523,4489 2549,4489 2573,4486 2597,4477 2619,4466 2640,4450 2658,4431 2672,4409 2684,4386 2692,4361 2696,4334 2696,4172 2692,4145 2684,4120 2680,4112 2672,4097 2667,4089 2658,4075 2640,4056 2619,4040 2615,4035 2614,4028 2616,4022 2622,4017 2626,4017 2805,4017 2811,4019 2813,4020 2842,4051 2845,4057 2845,4065 2841,4071 2840,4072 2832,4076 2809,4094 2789,4115 2772,4139 2758,4165 2748,4194 2742,4223 2740,4253 2742,4283 2748,4312 2756,4334 2758,4341 2772,4367 2789,4391 2809,4412 2832,4430 2858,4445 2884,4455 2912,4461 2937,4464 2944,4464 2969,4461 2997,4455 3024,4445 3049,4430 3072,4412 3092,4391 3109,4367 3123,4341 3127,4330 3131,4325 3138,4322 3144,4324 3149,4328 3151,4335 3151,5265 3149,5272 3143,5276 3138,5278 1484,5278 1477,5276 1472,5270 1471,5265 1471,5186 1473,5179 1479,5174 1484,5173 1565,5173 1565,5136 1566,5128 1572,5124 1579,5123 1583,5124 1602,5135 1626,5143 1639,5145 1639,4982 1644,4985 1657,4990 1670,4990 1683,4985 1689,4982 1689,5145 1701,5143 1725,5135 1747,5123 1768,5107 1786,5088 1800,5066 1812,5043 1820,5018 1824,4992 1824,4963 1707,4963 1710,4957 1714,4943 1714,4930 1711,4921 2152,4921 2152,5146 2744,5146 2744,4921 2640,4921 2634,4919 2629,4914 2628,4910 2626,4893 2624,4881 2618,4866 2618,4859 2620,4845 2620,4768 2619,4761 2618,4757 2618,4748 2622,4740 2625,4727 2628,4702 2628,4696 2628,4676 2628,4667 2624,4653 2616,4640 2610,4636 2605,4631 2592,4624 2578,4622 2506,4622 2499,4622 2498,4622 2494,4623 2489,4622 2416,4622 2408,4622 2404,4623 2399,4622 2327,4622 2320,4622 2306,4627 2293,4636 2284,4646 2278,4660 2276,4676 2276,4696 2277,4701 2277,4707 2279,4721 2281,4732 2286,4748 2287,4754 2285,4768 2285,4845 2285,4853 2287,4857 2287,4865 2286,4866 2283,4874 2280,4887 2277,4910 2274,4917 2268,4921 2264,4921 1711,4921 1710,4916 1707,4910 1824,4910 1824,4881 1820,4855 1812,4830 1800,4805 1786,4784 1768,4765 1747,4750 1725,4738 1701,4729 1689,4727 1689,4891 1683,4888 1670,4884 1657,4884 1644,4888 1639,4891 1639,4727 1626,4729 1602,4738 1583,4748 1576,4750 1570,4747 1565,4741 1565,4737 1565,4725 1040,4725 1040,4845 1038,4852 1033,4856 1027,4858 426,4858 419,4855 417,4854 287,4717 284,4710 284,4707 284,4422 286,4414 291,4410 294,4408 315,4393 333,4374 349,4354 363,4330 372,4306 377,4280 379,4258 379,4253 378,4233 377,4226 372,4200 363,4175 349,4152 333,4132 315,4113 294,4098 291,4096 285,4091 284,4085 284,3634 286,3627 291,3623 294,3620 315,3606 333,3587 349,3566 363,3543 372,3519 377,3492 379,3470 379,3466 378,3446 377,3439 372,3413 363,3388 349,3364 333,3343 315,3325 294,3311 291,3309 285,3304 284,3297 284,2899 286,2892 291,2888 294,2885 315,2871 333,2852 349,2831 363,2809 372,2784 377,2757 379,2735 379,2730 378,2710 377,2704 372,2678 363,2652 349,2629 333,2609 315,2590 294,2576 291,2574 285,2569 284,2562 284,2164 286,2157 291,2153 294,2150 315,2136 333,2117 349,2097 363,2073 372,2049 377,2022 379,2000 379,1995 378,1975 377,1969 372,1943 363,1917 349,1894 333,1874 315,1855 294,1841 291,1839 285,1833 284,1827 284,1377 286,1369 291,1365 294,1363 315,1348 333,1329 349,1308 363,1286 372,1261 377,1235 379,1209 379,1205 378,1188 377,1181 372,1155 363,1131 349,1107 333,1086 315,1068 294,1053 291,1051 285,1047 284,1040 284,589 286,582 291,576 294,575 315,561 333,543 349,521 363,498 372,473 377,447 379,425 379,420 378,401 377,394 372,368 363,343 349,319 333,298 315,280 294,266 271,253 247,246 235,244 221,242 196,242 180,244 170,246 146,253 123,266 102,280 84,298 68,319 55,343 46,368 40,394 38,420 40,447 45,469 46,473 55,498 68,521 84,543 102,561 123,575 127,576 132,582 134,589 134,1040 132,1047 127,1051 123,1053 120,1055 102,1068 84,1086 68,1107 55,1131 46,1155 40,1181 38,1209 40,1235 46,1261 55,1286 57,1289 68,1308 84,1329 102,1348 123,1363 127,1365 132,1370 134,1377 134,1827 132,1834 127,1839 123,1841 120,1843 102,1855 84,1874 68,1894 55,1917 46,1943 40,1969 38,1995 40,2022 45,2044 46,2049 55,2073 68,2097 84,2117 102,2136 123,2150 127,2153 132,2157 134,2164 134,2562 132,2569 127,2574 123,2576 120,2578 102,2590 84,2609 68,2629 55,2652 46,2678 40,2704 38,2730 40,2757 45,2779 46,2784 55,2809 68,2831 84,2852 102,2871 123,2885 127,2888 132,2893 134,2899 134,3297 132,3304 127,3309 123,3311 120,3313 102,3325 84,3343 68,3364 55,3388 46,3413 40,3439 38,3466 40,3492 45,3514 46,3519 55,3543 68,3566 84,3587 102,3606 123,3620 127,3623 132,3628 134,3634 134,4085 132,4092 127,4096 123,4098 122,4099 102,4113 84,4132 68,4152 55,4175 46,4200 40,4226 38,4253 40,4280 45,4302 46,4306 55,4330 68,4354 84,4374 102,4393 123,4408 127,4410 132,4414 134,4422 134,4753 137,4768 142,4783 146,4788 150,4795 331,4986 342,4998 354,5006 360,5009 368,5013 378,5015 380,5015 382,5015 1027,5015 1034,5018 1038,5023 1040,5028 1040,5095 1184,5095 1191,5097 1193,5098 1218,5124 1221,5130 1221,5265 1220,5272 1215,5276 1209,5278 12,5278 5,5276 1,5270 0,5265 0,14 2,6 7,2 12,0 3128,0">
          <text:p/>
        </draw:polygon>
        <draw:polygon draw:style-name="gr1" draw:text-style-name="P1" draw:layer="layout" svg:width="0.456cm" svg:height="0.19cm" svg:x="27.859cm" svg:y="5.767cm" svg:viewBox="0 0 457 191" draw:points="452,2 457,7 457,15 455,21 452,23 432,39 414,58 407,68 402,72 395,74 391,72 374,63 355,56 336,51 316,51 297,56 278,63 260,71 253,78 247,82 246,83 238,85 232,83 228,80 224,75 209,58 193,45 174,36 155,29 150,28 150,191 144,188 131,185 118,185 106,188 100,191 100,28 94,29 75,36 56,45 40,58 33,67 26,70 19,70 15,67 5,56 0,50 0,45 0,13 2,5 7,1 12,0 445,0">
          <text:p/>
        </draw:polygon>
        <draw:polygon draw:style-name="gr1" draw:text-style-name="P1" draw:layer="layout" svg:width="0.46cm" svg:height="0.19cm" svg:x="27.859cm" svg:y="4.98cm" svg:viewBox="0 0 461 191" draw:points="455,1 460,7 461,14 458,21 456,23 438,37 421,55 410,69 405,75 398,75 394,72 391,70 374,61 354,56 335,51 315,51 296,56 277,61 259,70 243,83 237,85 230,84 226,80 220,71 206,57 190,45 173,36 154,29 150,28 150,191 144,188 131,184 118,184 106,188 100,191 100,28 96,29 77,36 59,45 43,57 34,67 27,70 20,70 16,67 6,57 5,56 0,49 0,45 0,13 2,5 7,1 12,0 449,0">
          <text:p/>
        </draw:polygon>
        <draw:polygon draw:style-name="gr1" draw:text-style-name="P1" draw:layer="layout" svg:width="0.46cm" svg:height="0.19cm" svg:x="27.859cm" svg:y="4.245cm" svg:viewBox="0 0 461 191" draw:points="455,1 460,6 461,15 458,21 456,23 438,37 421,54 410,70 405,76 398,76 394,74 391,71 374,61 354,56 335,51 315,51 296,56 277,61 259,71 243,84 237,86 230,85 226,81 220,72 206,57 190,44 173,36 154,29 150,28 150,191 144,188 131,184 118,184 106,188 100,191 100,28 96,29 77,36 59,44 43,57 34,68 27,71 20,71 16,68 6,57 5,56 0,50 0,45 0,13 2,5 7,1 12,0 449,0">
          <text:p/>
        </draw:polygon>
        <draw:polygon draw:style-name="gr1" draw:text-style-name="P1" draw:layer="layout" svg:width="0.46cm" svg:height="0.19cm" svg:x="27.859cm" svg:y="3.51cm" svg:viewBox="0 0 461 191" draw:points="455,2 460,7 461,15 458,21 456,23 438,37 421,56 410,70 405,75 398,76 394,74 391,71 374,63 354,56 335,53 315,53 296,56 277,63 259,71 243,84 237,87 230,85 226,81 220,72 206,58 190,45 173,35 154,29 150,28 150,191 144,188 131,185 118,185 106,188 100,191 100,28 96,29 77,35 59,45 43,58 34,68 27,71 20,71 16,68 6,58 5,57 0,51 0,46 0,13 2,5 7,1 12,0 449,0">
          <text:p/>
        </draw:polygon>
        <draw:polygon draw:style-name="gr1" draw:text-style-name="P1" draw:layer="layout" svg:width="0.457cm" svg:height="0.19cm" svg:x="27.859cm" svg:y="2.722cm" svg:viewBox="0 0 458 191" draw:points="452,1 457,7 458,14 455,21 452,24 432,39 414,58 407,68 402,72 395,74 392,71 374,61 355,56 336,51 316,51 297,56 277,61 259,71 243,84 237,86 230,85 226,81 220,72 206,57 190,45 173,36 154,29 150,28 150,191 144,188 131,184 118,184 106,188 100,191 100,28 96,29 77,36 59,45 43,57 34,68 27,71 20,71 16,68 6,57 5,56 0,49 0,45 0,13 2,5 7,1 12,0 445,0">
          <text:p/>
        </draw:polygon>
        <draw:polygon draw:style-name="gr1" draw:text-style-name="P1" draw:layer="layout" svg:width="0.46cm" svg:height="0.191cm" svg:x="27.859cm" svg:y="1.935cm" svg:viewBox="0 0 461 192" draw:points="455,2 460,8 461,16 458,22 456,24 438,38 421,56 410,70 405,76 398,76 394,74 391,72 374,63 354,56 335,54 315,54 296,56 277,63 259,72 243,84 237,86 230,85 226,81 220,72 206,58 190,46 173,37 154,29 150,29 150,192 144,189 131,185 118,185 106,189 100,192 100,29 96,29 77,37 59,46 43,58 34,68 27,71 20,71 16,68 6,58 5,57 0,51 0,46 0,14 2,6 7,1 12,0 449,0">
          <text:p/>
        </draw:polygon>
        <draw:polygon draw:style-name="gr1" draw:text-style-name="P1" draw:layer="layout" svg:width="0.45cm" svg:height="0.314cm" svg:x="24.133cm" svg:y="0.99cm" svg:viewBox="0 0 451 315" draw:points="253,2 255,3 326,78 438,78 445,80 450,87 451,92 451,302 449,310 443,314 438,315 12,315 5,314 1,308 0,302 0,226 0,224 1,218 1,98 0,92 0,89 0,14 2,6 7,1 12,0 246,0">
          <text:p/>
        </draw:polygon>
        <draw:polygon draw:style-name="gr1" draw:text-style-name="P1" draw:layer="layout" svg:width="0.4cm" svg:height="0.315cm" svg:x="26.969cm" svg:y="6.529cm" svg:viewBox="0 0 401 316" draw:points="395,2 400,7 401,13 401,67 400,70 399,76 394,102 394,213 399,239 400,244 401,248 401,302 399,310 393,314 388,316 155,316 149,313 144,308 119,281 115,278 113,276 112,275 111,275 110,274 75,236 12,236 6,234 1,229 0,224 0,13 2,6 7,1 12,0 388,0">
          <text:p/>
        </draw:polygon>
        <draw:polygon draw:style-name="gr1" draw:text-style-name="P1" draw:layer="layout" svg:width="2.4cm" svg:height="7.167cm" svg:x="22.859cm" svg:y="0.832cm" svg:viewBox="0 0 2401 7168" draw:points="1281,3 1286,8 1287,14 1287,93 1285,101 1279,106 1277,106 1271,108 1261,111 1249,120 1244,124 1238,131 1232,138 1227,141 1219,142 1215,140 1202,129 1180,118 1157,109 1146,108 1146,270 1140,267 1127,263 1114,263 1101,267 1096,270 1096,108 1085,109 1061,118 1040,129 1020,144 1003,162 988,183 977,206 970,230 965,255 965,290 1078,290 1074,295 1071,309 1071,322 1074,336 1078,341 965,341 965,376 970,401 977,425 988,447 1003,469 1020,487 1040,502 1061,513 1085,522 1096,523 1096,361 1101,364 1114,368 1127,368 1140,364 1146,361 1146,523 1157,522 1180,513 1202,502 1215,491 1222,489 1229,490 1232,493 1232,492 1235,498 1237,500 1242,505 1253,516 1262,520 1266,522 1273,524 1287,526 1713,526 1724,525 1729,524 1733,522 1740,520 1752,511 1757,507 1766,496 1772,482 1774,475 1776,460 1776,407 1778,400 1783,396 1789,395 2165,395 2171,396 2397,633 2401,639 2401,828 2399,836 2397,838 2369,867 2362,872 2223,872 2216,869 2212,864 2207,856 2197,841 2192,835 2175,816 2154,800 2144,795 2132,789 2108,780 2083,776 2018,776 2006,778 1993,780 1969,789 1947,800 1926,816 1908,835 1894,856 1891,862 1890,864 1885,869 1879,872 1398,872 1391,869 1387,864 1382,856 1372,841 1368,835 1350,816 1328,800 1318,795 1306,789 1282,780 1257,776 1192,776 1180,778 1167,780 1143,789 1121,800 1100,816 1082,835 1068,856 1065,862 1064,864 1059,869 1053,872 574,872 567,869 563,864 562,862 547,841 529,822 509,806 501,803 486,795 462,786 437,782 372,782 360,784 347,786 323,795 301,806 280,822 263,841 248,862 236,885 228,910 225,937 225,964 228,989 236,1014 243,1029 247,1036 248,1038 263,1059 280,1078 288,1084 288,1085 293,1090 293,1097 290,1104 280,1114 274,1122 266,1134 256,1156 248,1180 245,1204 245,1230 248,1254 256,1277 263,1293 266,1300 280,1320 297,1337 316,1351 325,1357 337,1363 341,1364 360,1370 383,1374 427,1374 439,1372 446,1373 450,1376 471,1398 474,1404 473,1411 469,1418 462,1423 445,1440 437,1452 432,1456 425,1456 418,1453 417,1452 409,1440 392,1423 373,1408 352,1397 330,1389 307,1386 300,1386 300,1497 294,1494 281,1490 268,1490 255,1494 250,1497 250,1386 243,1386 219,1389 197,1397 176,1408 157,1423 141,1440 126,1461 116,1483 108,1507 107,1517 232,1517 228,1523 225,1536 225,1550 228,1563 232,1569 107,1569 108,1579 116,1603 126,1625 141,1645 157,1663 176,1678 197,1689 219,1697 243,1700 250,1700 250,1589 255,1592 268,1595 281,1595 294,1592 300,1589 300,1700 307,1700 330,1697 352,1689 373,1678 392,1663 409,1645 417,1634 422,1630 429,1629 436,1633 437,1634 445,1645 462,1663 481,1678 491,1683 502,1689 514,1693 525,1697 548,1701 611,1701 635,1697 657,1689 678,1678 698,1663 714,1645 728,1625 739,1603 746,1579 749,1563 750,1555 750,1531 746,1507 739,1483 733,1471 728,1461 714,1440 698,1423 678,1408 661,1399 655,1393 654,1389 653,1386 653,1385 652,1378 649,1369 647,1366 647,1365 646,1363 642,1357 638,1350 563,1272 560,1265 560,1258 561,1254 563,1241 565,1230 565,1204 561,1180 554,1156 543,1134 538,1128 529,1114 519,1104 516,1098 517,1091 521,1085 529,1078 547,1059 562,1038 563,1036 567,1031 574,1029 1060,1029 1066,1031 1070,1034 1082,1053 1100,1072 1107,1077 1108,1078 1113,1084 1113,1091 1110,1098 1100,1108 1096,1114 1086,1128 1076,1150 1068,1174 1064,1198 1064,1223 1068,1247 1076,1272 1086,1293 1100,1314 1117,1330 1136,1345 1145,1350 1157,1357 1169,1361 1180,1364 1203,1368 1246,1368 1259,1366 1266,1367 1270,1369 1285,1385 1288,1391 1287,1399 1283,1404 1281,1406 1276,1408 1265,1416 1257,1423 1240,1440 1235,1449 1229,1453 1222,1453 1216,1450 1215,1449 1209,1440 1192,1423 1173,1408 1152,1397 1130,1389 1107,1386 1100,1386 1100,1497 1094,1494 1081,1490 1068,1490 1055,1494 1050,1497 1050,1386 1043,1386 1019,1389 997,1397 976,1408 957,1423 940,1440 926,1461 916,1483 908,1507 907,1517 1032,1517 1028,1523 1025,1536 1025,1550 1028,1563 1032,1569 907,1569 908,1579 916,1603 926,1625 940,1645 957,1663 976,1678 997,1689 1019,1697 1043,1700 1050,1700 1050,1589 1055,1592 1068,1595 1081,1595 1094,1592 1100,1589 1100,1700 1107,1700 1130,1697 1152,1689 1173,1678 1192,1663 1209,1645 1215,1637 1220,1633 1227,1633 1233,1636 1235,1637 1240,1645 1257,1663 1276,1678 1286,1683 1297,1689 1309,1693 1319,1697 1344,1701 1407,1701 1431,1697 1453,1689 1475,1678 1494,1663 1510,1645 1524,1625 1535,1603 1542,1579 1544,1563 1546,1555 1546,1531 1542,1507 1535,1483 1529,1471 1524,1461 1510,1440 1494,1423 1475,1408 1472,1407 1458,1399 1452,1394 1451,1387 1451,1360 1448,1345 1445,1337 1442,1330 1434,1318 1429,1314 1424,1307 1384,1265 1380,1259 1381,1252 1382,1247 1383,1237 1386,1223 1386,1198 1382,1174 1377,1156 1375,1150 1369,1138 1364,1128 1350,1108 1341,1098 1336,1091 1337,1084 1342,1078 1350,1072 1368,1053 1378,1038 1381,1034 1387,1030 1391,1029 1886,1029 1892,1031 1896,1034 1908,1053 1926,1072 1933,1077 1934,1078 1939,1084 1939,1091 1936,1098 1926,1108 1922,1114 1913,1128 1901,1150 1894,1174 1890,1198 1890,1223 1894,1247 1901,1272 1913,1293 1926,1314 1943,1330 1962,1345 1971,1350 1983,1357 1995,1361 2006,1364 2029,1368 2072,1368 2085,1366 2093,1367 2096,1369 2112,1386 2115,1393 2115,1400 2111,1406 2109,1407 2107,1408 2095,1418 2088,1423 2071,1440 2063,1452 2058,1456 2051,1456 2044,1453 2043,1452 2035,1440 2018,1423 1999,1408 1978,1397 1956,1389 1933,1386 1926,1386 1926,1497 1920,1494 1907,1490 1894,1490 1881,1494 1876,1497 1876,1386 1869,1386 1845,1389 1823,1397 1802,1408 1783,1423 1766,1440 1752,1461 1742,1483 1734,1507 1733,1517 1858,1517 1854,1523 1851,1536 1851,1550 1854,1563 1858,1569 1733,1569 1734,1579 1742,1603 1752,1625 1766,1645 1783,1663 1802,1678 1823,1689 1845,1697 1869,1700 1876,1700 1876,1589 1881,1592 1894,1595 1907,1595 1920,1592 1926,1589 1926,1700 1933,1700 1956,1697 1978,1689 1999,1678 2018,1663 2035,1645 2043,1634 2049,1630 2056,1629 2062,1633 2063,1634 2071,1645 2088,1663 2107,1678 2117,1683 2128,1689 2140,1693 2151,1697 2174,1701 2238,1701 2261,1697 2284,1689 2304,1678 2323,1663 2340,1645 2354,1625 2364,1603 2372,1579 2375,1563 2376,1555 2376,1531 2372,1507 2364,1483 2359,1471 2354,1461 2340,1440 2323,1423 2304,1408 2303,1407 2287,1399 2282,1394 2281,1387 2281,1366 2278,1350 2276,1345 2272,1337 2269,1330 2264,1323 2209,1265 2205,1259 2206,1252 2207,1247 2209,1234 2211,1223 2211,1198 2207,1174 2202,1156 2200,1150 2194,1138 2189,1128 2175,1108 2166,1098 2162,1091 2163,1084 2167,1078 2175,1072 2192,1053 2203,1038 2206,1034 2212,1030 2216,1029 2369,1029 2376,1031 2378,1033 2397,1053 2401,1059 2401,3402 2399,3409 2373,3437 2367,3440 2364,3441 511,3441 504,3438 502,3437 468,3401 441,3372 437,3365 438,3358 442,3353 442,3352 456,3342 473,3323 479,3320 486,3321 490,3323 508,3342 525,3355 527,3357 549,3368 572,3377 597,3380 621,3380 645,3377 668,3368 690,3357 710,3342 727,3323 733,3320 740,3321 744,3323 762,3342 779,3355 781,3357 803,3368 826,3377 851,3380 875,3380 899,3377 922,3368 944,3357 964,3342 981,3323 987,3320 994,3321 998,3323 1016,3342 1033,3355 1035,3357 1057,3368 1080,3377 1105,3380 1129,3380 1153,3377 1176,3368 1198,3357 1218,3342 1235,3323 1241,3320 1248,3321 1252,3323 1270,3342 1287,3355 1289,3357 1311,3368 1334,3377 1360,3380 1384,3380 1408,3377 1431,3368 1453,3357 1473,3342 1490,3323 1496,3320 1503,3321 1507,3323 1525,3342 1542,3355 1544,3357 1566,3368 1589,3377 1614,3380 1638,3380 1662,3377 1685,3368 1707,3357 1727,3342 1744,3323 1750,3320 1757,3321 1761,3323 1779,3342 1796,3355 1798,3357 1820,3368 1843,3377 1868,3380 1892,3380 1916,3377 1939,3368 1961,3357 1981,3342 1998,3323 2012,3303 2023,3279 2031,3255 2035,3229 2035,3206 2037,3198 2039,3196 2264,2959 2267,2955 2272,2946 2275,2939 2276,2937 2278,2932 2281,2917 2281,2499 2282,2492 2287,2487 2304,2478 2323,2463 2340,2445 2354,2426 2364,2403 2372,2379 2376,2355 2376,2331 2372,2307 2364,2283 2354,2261 2340,2241 2323,2223 2304,2208 2284,2197 2261,2189 2238,2185 2174,2185 2151,2189 2128,2197 2107,2208 2096,2217 2088,2223 2071,2241 2063,2252 2058,2256 2051,2256 2044,2253 2043,2252 2041,2248 2035,2241 2018,2223 1999,2208 1978,2197 1956,2189 1933,2185 1869,2185 1845,2189 1823,2197 1802,2208 1791,2217 1783,2223 1766,2241 1761,2248 1752,2261 1742,2283 1734,2307 1731,2331 1731,2355 1734,2379 1742,2403 1752,2426 1766,2445 1783,2463 1802,2478 1819,2487 1824,2492 1826,2499 1826,2500 1824,2507 1818,2513 1817,2513 1792,2527 1769,2545 1749,2566 1732,2590 1718,2617 1708,2645 1702,2674 1700,2704 1702,2734 1708,2764 1712,2773 1714,2778 1714,2786 1710,2792 1568,2942 1565,2946 1559,2956 1553,2969 1553,2973 1550,2979 1546,2982 1544,2983 1525,2998 1507,3016 1501,3020 1495,3019 1490,3016 1473,2998 1453,2983 1453,2982 1448,2977 1447,2972 1447,2500 1448,2494 1453,2490 1475,2478 1494,2463 1510,2445 1524,2426 1535,2403 1542,2379 1546,2355 1546,2331 1542,2307 1535,2283 1524,2261 1510,2241 1494,2223 1475,2208 1453,2197 1431,2189 1407,2185 1344,2185 1319,2189 1297,2197 1276,2208 1265,2217 1257,2223 1240,2241 1235,2248 1229,2253 1222,2253 1216,2250 1215,2248 1209,2241 1192,2223 1173,2208 1152,2197 1130,2189 1107,2185 1043,2185 1019,2189 997,2197 976,2208 965,2217 957,2223 940,2241 935,2248 926,2261 916,2283 908,2307 905,2331 905,2355 908,2379 916,2403 926,2426 940,2445 957,2463 976,2478 993,2487 998,2492 1000,2499 1000,2500 998,2507 992,2513 991,2513 967,2527 943,2545 923,2566 906,2590 892,2617 882,2645 876,2674 874,2704 876,2734 882,2764 892,2792 906,2818 923,2842 943,2863 967,2881 991,2896 992,2896 997,2900 1000,2907 1000,2922 1003,2937 1008,2952 1010,2954 1016,2963 1016,2964 1024,2973 1028,2979 1027,2986 1023,2993 1016,2998 998,3016 992,3020 986,3019 981,3016 964,2998 944,2983 936,2979 922,2972 907,2966 902,2963 659,2707 655,2701 655,2499 657,2492 662,2487 678,2478 698,2463 714,2445 728,2426 739,2403 746,2379 750,2355 750,2331 746,2307 739,2283 728,2261 714,2241 698,2223 678,2208 657,2197 635,2189 611,2185 548,2185 525,2189 502,2197 481,2208 470,2217 462,2223 445,2241 437,2252 432,2256 425,2256 418,2253 417,2252 415,2248 409,2241 392,2223 373,2208 352,2197 330,2189 307,2185 243,2185 219,2189 197,2197 176,2208 165,2217 157,2223 141,2241 135,2248 126,2261 116,2283 108,2307 104,2331 104,2355 108,2379 116,2403 126,2426 141,2445 157,2463 176,2478 193,2487 198,2492 200,2499 200,2500 198,2507 192,2513 191,2513 166,2527 143,2545 123,2566 106,2590 92,2617 82,2645 76,2674 74,2704 76,2734 82,2764 92,2792 106,2818 123,2842 143,2863 166,2881 191,2896 218,2906 246,2913 272,2915 278,2915 303,2913 323,2908 331,2906 358,2896 383,2881 391,2875 398,2873 405,2874 407,2876 507,2980 510,2987 509,2995 507,2999 490,3016 485,3020 478,3019 473,3016 456,2998 436,2983 414,2972 391,2963 374,2960 367,2959 343,2959 337,2960 318,2963 295,2972 273,2983 254,2998 236,3016 222,3037 211,3060 204,3084 200,3109 200,3229 204,3255 211,3279 222,3303 236,3323 254,3342 273,3357 274,3357 279,3362 280,3368 280,3401 282,3416 288,3430 291,3436 297,3443 416,3569 427,3581 439,3589 453,3595 455,3595 460,3596 468,3597 2364,3597 2371,3599 2373,3602 2397,3627 2401,3633 2401,6106 2399,6113 2397,6115 2369,6145 2363,6148 2211,6148 2204,6146 2201,6143 2188,6124 2170,6105 2167,6103 2162,6099 2158,6093 2157,6086 2160,6080 2161,6080 2170,6069 2184,6049 2195,6027 2202,6004 2203,5998 2206,5979 2206,5954 2202,5929 2201,5925 2201,5918 2204,5913 2259,5854 2264,5846 2267,5841 2273,5826 2275,5815 2276,5812 2276,5787 2278,5780 2282,5776 2299,5767 2318,5752 2335,5734 2349,5714 2360,5692 2367,5668 2370,5652 2371,5644 2371,5620 2367,5594 2360,5571 2350,5550 2349,5549 2335,5529 2318,5511 2299,5497 2278,5485 2256,5478 2233,5474 2169,5474 2146,5478 2123,5485 2102,5497 2091,5505 2083,5511 2066,5529 2061,5538 2055,5542 2048,5542 2042,5539 2041,5538 2035,5529 2018,5511 1999,5497 1978,5485 1956,5478 1933,5474 1926,5474 1926,5586 1920,5583 1907,5579 1894,5579 1881,5583 1876,5586 1876,5474 1869,5474 1845,5478 1823,5485 1802,5497 1783,5511 1766,5529 1752,5549 1742,5571 1734,5594 1733,5606 1858,5606 1854,5611 1851,5625 1851,5639 1854,5652 1858,5657 1733,5657 1734,5668 1742,5692 1752,5714 1766,5734 1783,5752 1802,5767 1823,5778 1845,5786 1869,5789 1876,5789 1876,5677 1881,5681 1894,5684 1907,5684 1920,5681 1926,5677 1926,5789 1933,5789 1956,5786 1978,5778 1999,5767 2018,5752 2035,5734 2041,5726 2046,5721 2053,5721 2059,5725 2061,5726 2066,5734 2083,5752 2102,5767 2106,5769 2111,5773 2112,5780 2110,5788 2091,5808 2085,5811 2080,5811 2068,5809 2024,5809 2000,5813 1978,5820 1957,5832 1951,5836 1938,5846 1921,5864 1918,5867 1907,5884 1897,5906 1889,5929 1886,5954 1886,5979 1889,6004 1897,6027 1904,6043 1907,6049 1921,6069 1931,6080 1934,6086 1934,6093 1930,6099 1922,6105 1904,6124 1890,6143 1885,6148 1880,6148 1408,6148 1402,6146 1398,6143 1388,6128 1370,6110 1362,6104 1358,6097 1357,6090 1360,6084 1361,6084 1364,6080 1370,6073 1384,6053 1395,6031 1402,6008 1402,6004 1406,5983 1406,5959 1404,5945 1402,5934 1401,5929 1400,5922 1404,5917 1454,5863 1462,5851 1468,5836 1470,5825 1471,5821 1471,5787 1473,5780 1478,5776 1495,5767 1514,5752 1530,5734 1544,5714 1555,5692 1562,5668 1564,5652 1566,5644 1566,5620 1562,5594 1555,5571 1545,5550 1544,5549 1530,5529 1514,5511 1495,5497 1473,5485 1451,5478 1427,5474 1364,5474 1341,5478 1317,5485 1296,5497 1285,5505 1277,5511 1260,5529 1246,5549 1246,5550 1241,5556 1234,5558 1227,5556 1224,5550 1223,5549 1209,5529 1192,5511 1173,5497 1152,5485 1130,5478 1107,5474 1100,5474 1100,5586 1094,5583 1081,5579 1068,5579 1055,5583 1050,5586 1050,5474 1043,5474 1019,5478 997,5485 976,5497 957,5511 940,5529 926,5549 916,5571 908,5594 907,5606 1032,5606 1028,5611 1025,5625 1025,5639 1028,5652 1032,5657 907,5657 908,5668 916,5692 926,5714 940,5734 957,5752 976,5767 997,5778 1019,5786 1043,5789 1050,5789 1050,5677 1055,5681 1068,5684 1081,5684 1094,5681 1100,5677 1100,5789 1107,5789 1130,5786 1152,5778 1173,5767 1192,5752 1209,5734 1223,5714 1224,5713 1229,5708 1235,5706 1242,5708 1246,5713 1246,5714 1260,5734 1277,5752 1291,5762 1296,5767 1300,5769 1306,5771 1311,5776 1312,5783 1310,5791 1308,5792 1290,5812 1284,5815 1279,5816 1267,5814 1223,5814 1199,5817 1177,5824 1156,5836 1149,5841 1137,5851 1121,5867 1114,5877 1106,5888 1096,5910 1088,5934 1085,5959 1085,5983 1088,6008 1096,6031 1101,6043 1106,6053 1121,6073 1130,6084 1133,6090 1133,6097 1128,6103 1128,6104 1121,6110 1103,6128 1098,6134 1093,6143 1087,6148 1082,6148 594,6148 587,6146 583,6141 582,6139 567,6117 549,6099 547,6097 541,6093 537,6087 536,6080 540,6073 543,6069 549,6063 563,6043 574,6021 581,5998 583,5983 585,5972 585,5948 582,5929 581,5923 580,5919 580,5912 583,5905 633,5853 641,5840 647,5825 649,5815 650,5811 650,5780 652,5773 656,5769 673,5760 692,5746 709,5728 723,5708 734,5686 741,5663 744,5646 745,5637 745,5613 741,5588 736,5572 734,5565 723,5543 709,5523 692,5505 673,5490 652,5479 630,5472 607,5467 543,5467 519,5472 497,5479 476,5490 468,5497 457,5505 440,5523 435,5530 429,5535 422,5536 416,5532 415,5530 409,5523 392,5505 373,5490 352,5479 330,5472 307,5467 300,5467 300,5580 294,5577 281,5572 268,5572 255,5577 250,5580 250,5467 243,5467 219,5472 197,5479 176,5490 157,5505 141,5523 126,5543 116,5565 108,5588 107,5599 232,5599 228,5605 225,5619 225,5632 228,5646 232,5652 107,5652 108,5663 116,5686 126,5708 141,5728 157,5746 176,5760 197,5771 219,5779 243,5782 250,5782 250,5671 255,5674 268,5677 281,5677 294,5674 300,5671 300,5782 307,5782 330,5779 352,5771 373,5760 392,5746 409,5728 415,5720 420,5715 427,5715 433,5718 435,5720 439,5726 440,5728 457,5746 476,5760 483,5763 488,5769 490,5776 487,5782 486,5784 470,5801 464,5804 460,5805 446,5802 403,5802 380,5807 357,5815 336,5825 328,5832 317,5840 300,5858 296,5864 286,5878 275,5900 269,5923 265,5948 265,5972 269,5998 275,6021 286,6043 300,6063 310,6073 313,6080 313,6087 309,6093 308,6093 300,6099 283,6117 268,6139 256,6162 248,6188 245,6214 245,6240 248,6266 256,6292 263,6305 267,6313 268,6315 283,6337 300,6355 314,6366 321,6370 333,6377 343,6383 367,6390 392,6396 458,6396 482,6390 506,6383 528,6370 549,6355 567,6337 582,6315 583,6313 588,6307 594,6305 1071,6305 1077,6308 1082,6313 1088,6326 1103,6347 1121,6366 1138,6379 1141,6381 1155,6389 1163,6393 1187,6401 1212,6406 1277,6406 1302,6401 1326,6393 1350,6381 1370,6366 1388,6347 1402,6326 1409,6313 1414,6307 1420,6305 1873,6305 1880,6308 1885,6313 1886,6315 1889,6321 1904,6343 1922,6361 1934,6370 1942,6377 1956,6385 1964,6389 1988,6398 2013,6401 2078,6401 2103,6398 2127,6389 2150,6377 2170,6361 2188,6343 2203,6321 2207,6313 2212,6307 2218,6305 2368,6305 2375,6308 2377,6309 2397,6330 2401,6337 2401,6526 2399,6533 2196,6746 2190,6749 1735,6749 1728,6748 1724,6742 1723,6741 1721,6734 1713,6721 1708,6715 1697,6705 1684,6699 1678,6697 1673,6696 1663,6695 1602,6695 1595,6693 1593,6691 1540,6635 1536,6632 1534,6630 1530,6627 1516,6620 1515,6619 1510,6618 1505,6617 1496,6616 1288,6616 1275,6618 1269,6619 1256,6626 1252,6629 1245,6632 1239,6631 1237,6630 1233,6627 1215,6620 1202,6618 1147,6618 1147,6783 1142,6780 1130,6777 1116,6777 1104,6780 1098,6783 1098,6618 1043,6618 1030,6620 1013,6627 998,6637 985,6650 975,6666 969,6684 968,6698 968,6802 1079,6802 1076,6808 1073,6822 1073,6836 1076,6849 1079,6854 968,6854 968,6959 969,6973 975,6991 985,7008 998,7020 1013,7031 1030,7037 1043,7038 1098,7038 1098,6874 1104,6878 1116,6882 1130,6882 1142,6878 1147,6874 1147,7038 1202,7038 1215,7037 1233,7031 1248,7020 1250,7018 1256,7015 1263,7015 1264,7016 1269,7018 1276,7020 1282,7023 1286,7030 1287,7033 1287,7142 1290,7146 1293,7152 1293,7159 1289,7165 1282,7167 1281,7168 12,7168 6,7166 1,7160 0,7155 0,6838 177,6838 177,7062 768,7062 768,6838 665,6838 658,6836 654,6830 653,6825 653,6808 652,6803 650,6783 647,6771 643,6756 642,6749 644,6735 644,6652 642,6648 642,6640 643,6639 646,6631 649,6618 652,6594 653,6587 653,6567 652,6558 648,6544 640,6531 634,6526 630,6522 616,6515 602,6513 530,6513 523,6513 522,6513 518,6514 513,6513 441,6513 434,6513 433,6513 429,6514 424,6513 352,6513 345,6513 331,6517 319,6526 309,6537 303,6551 301,6567 301,6592 302,6601 303,6612 306,6623 311,6639 311,6645 310,6660 310,6735 310,6743 311,6747 311,6755 311,6756 308,6764 305,6777 302,6801 301,6808 301,6825 299,6832 294,6837 289,6838 0,6838 0,4437 74,4437 76,4468 82,4497 92,4526 106,4552 123,4576 143,4597 166,4615 191,4629 192,4629 197,4634 200,4641 200,4670 198,4677 193,4682 176,4690 168,4697 157,4705 141,4723 136,4729 126,4743 116,4765 108,4788 104,4812 104,4837 108,4863 116,4886 125,4906 126,4908 141,4928 157,4946 176,4960 186,4965 197,4971 209,4976 219,4979 243,4982 307,4982 330,4979 352,4971 373,4960 392,4946 409,4928 415,4920 420,4915 427,4915 433,4918 435,4920 440,4928 457,4946 476,4960 486,4965 497,4971 509,4976 519,4979 543,4982 607,4982 630,4979 652,4971 673,4960 692,4946 709,4928 723,4908 734,4886 741,4863 745,4837 745,4812 741,4788 736,4771 734,4765 727,4750 723,4743 709,4723 692,4705 673,4690 664,4685 656,4682 652,4677 650,4670 650,4449 652,4443 653,4440 667,4426 673,4417 674,4415 675,4413 679,4404 681,4398 681,4397 684,4384 684,4169 686,4161 690,4157 697,4152 710,4142 727,4123 733,4120 740,4121 744,4123 762,4142 781,4157 782,4157 787,4162 788,4169 788,4276 790,4290 796,4305 797,4306 805,4318 874,4391 877,4397 877,4403 876,4408 874,4437 876,4468 882,4497 892,4526 906,4552 923,4576 943,4597 967,4615 991,4629 992,4629 997,4634 1000,4641 1000,4676 998,4683 993,4687 976,4697 965,4705 957,4711 940,4729 936,4734 926,4749 916,4771 908,4794 905,4820 905,4844 908,4868 916,4892 926,4913 926,4914 940,4934 957,4952 976,4967 986,4971 997,4978 1001,4979 1019,4985 1043,4989 1107,4989 1130,4985 1152,4978 1173,4967 1192,4952 1209,4934 1223,4914 1224,4913 1229,4908 1235,4906 1242,4909 1246,4913 1246,4914 1247,4915 1260,4934 1277,4952 1296,4967 1305,4971 1317,4978 1321,4979 1341,4985 1364,4989 1427,4989 1451,4985 1473,4978 1495,4967 1514,4952 1530,4934 1544,4914 1555,4892 1562,4868 1563,4863 1566,4844 1566,4820 1562,4794 1555,4771 1547,4755 1544,4749 1530,4729 1514,4711 1495,4697 1478,4687 1472,4683 1471,4676 1471,4425 1470,4421 1468,4409 1464,4398 1462,4395 1458,4388 1455,4384 1454,4382 1229,4148 1226,4141 1227,4134 1229,4130 1235,4123 1241,4120 1248,4121 1252,4123 1270,4142 1287,4155 1289,4157 1303,4164 1311,4169 1315,4172 1617,4489 1626,4497 1628,4499 1640,4508 1654,4514 1668,4517 1707,4517 1713,4519 1718,4524 1718,4526 1732,4552 1749,4576 1769,4597 1792,4615 1817,4629 1818,4629 1823,4634 1826,4641 1826,4676 1824,4683 1819,4687 1802,4697 1791,4705 1783,4711 1766,4729 1762,4734 1752,4749 1742,4771 1734,4794 1731,4820 1731,4844 1734,4868 1742,4892 1752,4913 1752,4914 1766,4934 1783,4952 1802,4967 1812,4971 1823,4978 1827,4979 1845,4985 1869,4989 1933,4989 1956,4985 1978,4978 1999,4967 2018,4952 2035,4934 2041,4926 2046,4921 2053,4921 2059,4925 2061,4926 2066,4934 2083,4952 2102,4967 2112,4971 2123,4978 2127,4979 2146,4985 2169,4989 2233,4989 2256,4985 2278,4978 2299,4967 2318,4952 2335,4934 2349,4914 2360,4892 2367,4868 2368,4863 2371,4844 2371,4820 2367,4794 2360,4771 2352,4755 2349,4749 2335,4729 2318,4711 2299,4697 2282,4687 2277,4683 2276,4676 2276,4351 2273,4337 2267,4322 2259,4309 2249,4298 2212,4259 2098,4140 2091,4135 2086,4132 2072,4125 2058,4122 2023,4122 2016,4120 2012,4115 2010,4108 2012,4103 2023,4080 2031,4056 2035,4031 2035,3996 1923,3996 1926,3991 1930,3977 1930,3964 1926,3950 1923,3944 2035,3944 2035,3910 2031,3885 2023,3861 2012,3838 1998,3817 1981,3799 1961,3784 1939,3773 1916,3764 1905,3762 1905,3925 1899,3922 1886,3919 1873,3919 1860,3922 1855,3925 1855,3762 1843,3764 1820,3773 1798,3784 1779,3799 1761,3817 1756,3821 1749,3820 1744,3817 1727,3799 1707,3784 1685,3773 1662,3764 1645,3761 1638,3760 1614,3760 1608,3761 1589,3764 1566,3773 1544,3784 1525,3799 1507,3817 1501,3821 1495,3820 1490,3817 1473,3799 1453,3784 1431,3773 1408,3764 1391,3761 1384,3760 1360,3760 1354,3761 1334,3764 1311,3773 1289,3784 1270,3799 1252,3817 1246,3821 1240,3820 1235,3817 1218,3799 1198,3784 1176,3773 1153,3764 1136,3761 1129,3760 1105,3760 1099,3761 1080,3764 1057,3773 1035,3784 1016,3799 998,3817 992,3821 986,3820 981,3817 964,3799 944,3784 922,3773 899,3764 882,3761 875,3760 851,3760 845,3761 826,3764 803,3773 781,3784 762,3799 744,3817 738,3821 732,3820 727,3817 710,3799 690,3784 668,3773 645,3764 628,3761 621,3760 597,3760 591,3761 572,3764 549,3773 527,3784 508,3799 490,3817 485,3821 478,3820 473,3817 456,3799 452,3796 447,3789 446,3785 446,3620 226,3620 226,3806 229,3809 233,3816 232,3823 230,3826 222,3838 211,3861 204,3885 200,3910 200,4031 204,4056 211,4080 222,4103 236,4123 254,4142 259,4149 260,4156 256,4162 216,4204 215,4206 212,4211 211,4212 208,4217 202,4232 202,4236 198,4242 194,4245 191,4246 166,4260 143,4279 123,4300 106,4324 92,4350 82,4379 76,4408 74,4437 0,4437 0,457 646,457 646,248 308,248 308,457 0,457 0,14 2,6 7,2 12,0 1274,0">
          <text:p/>
        </draw:polygon>
        <draw:polygon draw:style-name="gr1" draw:text-style-name="P1" draw:layer="layout" svg:width="1.045cm" svg:height="7.167cm" svg:x="24.389cm" svg:y="0.832cm" svg:viewBox="0 0 1046 7168" draw:points="1040,3 1045,8 1046,14 1046,7155 1044,7162 1038,7166 1033,7168 12,7168 5,7166 1,7160 0,7153 2,7146 3,7146 6,7142 6,7050 9,7043 14,7038 19,7037 132,7037 143,7036 148,7035 153,7033 158,7032 171,7023 176,7018 185,7007 191,6993 193,6986 195,6971 195,6921 198,6913 203,6909 208,6907 700,6907 710,6905 714,6905 729,6898 734,6895 741,6890 1004,6614 1012,6601 1018,6587 1021,6572 1021,596 1018,582 1012,567 1004,553 994,543 718,254 713,251 709,248 705,246 692,239 677,236 253,236 246,234 242,229 241,228 240,223 232,209 229,206 227,204 217,194 203,188 196,186 192,185 182,184 96,184 89,182 87,180 31,121 29,120 24,117 15,111 14,111 9,106 6,99 6,14 9,6 14,2 19,0 1033,0">
          <text:p/>
        </draw:polygon>
        <draw:line draw:style-name="gr2" draw:text-style-name="P2" draw:layer="layout" svg:x1="27.734cm" svg:y1="2.643cm" svg:x2="27.783cm" svg:y2="2.643cm">
          <text:p/>
        </draw:line>
        <draw:line draw:style-name="gr2" draw:text-style-name="P2" draw:layer="layout" svg:x1="27.698cm" svg:y1="2.643cm" svg:x2="27.734cm" svg:y2="2.643cm">
          <text:p/>
        </draw:line>
        <draw:line draw:style-name="gr2" draw:text-style-name="P2" draw:layer="layout" svg:x1="27.782cm" svg:y1="2.696cm" svg:x2="27.782cm" svg:y2="2.643cm">
          <text:p/>
        </draw:line>
        <draw:line draw:style-name="gr2" draw:text-style-name="P2" draw:layer="layout" svg:x1="27.334cm" svg:y1="2.643cm" svg:x2="27.698cm" svg:y2="2.643cm">
          <text:p/>
        </draw:line>
        <draw:line draw:style-name="gr2" draw:text-style-name="P2" draw:layer="layout" svg:x1="27.784cm" svg:y1="2.697cm" svg:x2="27.734cm" svg:y2="2.643cm">
          <text:p/>
        </draw:line>
        <draw:line draw:style-name="gr2" draw:text-style-name="P2" draw:layer="layout" svg:x1="27.217cm" svg:y1="2.766cm" svg:x2="27.335cm" svg:y2="2.643cm">
          <text:p/>
        </draw:line>
        <draw:line draw:style-name="gr2" draw:text-style-name="P2" draw:layer="layout" svg:x1="27.217cm" svg:y1="3.614cm" svg:x2="27.217cm" svg:y2="3.552cm">
          <text:p/>
        </draw:line>
        <draw:line draw:style-name="gr2" draw:text-style-name="P2" draw:layer="layout" svg:x1="26.829cm" svg:y1="3.745cm" svg:x2="26.964cm" svg:y2="3.745cm">
          <text:p/>
        </draw:line>
        <draw:line draw:style-name="gr2" draw:text-style-name="P2" draw:layer="layout" svg:x1="27.217cm" svg:y1="3.553cm" svg:x2="27.335cm" svg:y2="3.43cm">
          <text:p/>
        </draw:line>
        <draw:line draw:style-name="gr2" draw:text-style-name="P2" draw:layer="layout" svg:x1="27.09cm" svg:y1="3.613cm" svg:x2="27.217cm" svg:y2="3.613cm">
          <text:p/>
        </draw:line>
        <draw:line draw:style-name="gr2" draw:text-style-name="P2" draw:layer="layout" svg:x1="26.964cm" svg:y1="3.745cm" svg:x2="27.091cm" svg:y2="3.613cm">
          <text:p/>
        </draw:line>
        <draw:line draw:style-name="gr2" draw:text-style-name="P2" draw:layer="layout" svg:x1="27.217cm" svg:y1="3.089cm" svg:x2="27.259cm" svg:y2="3.089cm">
          <text:p/>
        </draw:line>
        <draw:line draw:style-name="gr2" draw:text-style-name="P2" draw:layer="layout" svg:x1="27.217cm" svg:y1="2.826cm" svg:x2="27.217cm" svg:y2="2.764cm">
          <text:p/>
        </draw:line>
        <draw:line draw:style-name="gr2" draw:text-style-name="P2" draw:layer="layout" svg:x1="27.09cm" svg:y1="2.826cm" svg:x2="27.217cm" svg:y2="2.826cm">
          <text:p/>
        </draw:line>
        <draw:line draw:style-name="gr2" draw:text-style-name="P2" draw:layer="layout" svg:x1="26.964cm" svg:y1="2.958cm" svg:x2="27.091cm" svg:y2="2.826cm">
          <text:p/>
        </draw:line>
        <draw:line draw:style-name="gr2" draw:text-style-name="P2" draw:layer="layout" svg:x1="26.829cm" svg:y1="2.958cm" svg:x2="26.964cm" svg:y2="2.958cm">
          <text:p/>
        </draw:line>
        <draw:line draw:style-name="gr2" draw:text-style-name="P2" draw:layer="layout" svg:x1="27.217cm" svg:y1="1.978cm" svg:x2="27.335cm" svg:y2="1.855cm">
          <text:p/>
        </draw:line>
        <draw:line draw:style-name="gr2" draw:text-style-name="P2" draw:layer="layout" svg:x1="26.829cm" svg:y1="2.17cm" svg:x2="26.948cm" svg:y2="2.17cm">
          <text:p/>
        </draw:line>
        <draw:line draw:style-name="gr2" draw:text-style-name="P2" draw:layer="layout" svg:x1="27.217cm" svg:y1="2.038cm" svg:x2="27.217cm" svg:y2="1.976cm">
          <text:p/>
        </draw:line>
        <draw:line draw:style-name="gr2" draw:text-style-name="P2" draw:layer="layout" svg:x1="27.217cm" svg:y1="2.301cm" svg:x2="27.308cm" svg:y2="2.301cm">
          <text:p/>
        </draw:line>
        <draw:line draw:style-name="gr2" draw:text-style-name="P2" draw:layer="layout" svg:x1="25.328cm" svg:y1="1.781cm" svg:x2="25.333cm" svg:y2="1.776cm">
          <text:p/>
        </draw:line>
        <draw:line draw:style-name="gr2" draw:text-style-name="P2" draw:layer="layout" svg:x1="25.333cm" svg:y1="1.855cm" svg:x2="25.333cm" svg:y2="1.776cm">
          <text:p/>
        </draw:line>
        <draw:line draw:style-name="gr2" draw:text-style-name="P2" draw:layer="layout" svg:x1="25.333cm" svg:y1="4.27cm" svg:x2="25.333cm" svg:y2="1.855cm">
          <text:p/>
        </draw:line>
        <draw:line draw:style-name="gr2" draw:text-style-name="P2" draw:layer="layout" svg:x1="25.063cm" svg:y1="3.74cm" svg:x2="25.063cm" svg:y2="3.174cm">
          <text:p/>
        </draw:line>
        <draw:line draw:style-name="gr2" draw:text-style-name="P2" draw:layer="layout" svg:x1="27.073cm" svg:y1="2.039cm" svg:x2="27.217cm" svg:y2="2.039cm">
          <text:p/>
        </draw:line>
        <draw:line draw:style-name="gr2" draw:text-style-name="P2" draw:layer="layout" svg:x1="26.948cm" svg:y1="2.171cm" svg:x2="27.074cm" svg:y2="2.039cm">
          <text:p/>
        </draw:line>
        <draw:line draw:style-name="gr2" draw:text-style-name="P2" draw:layer="layout" svg:x1="26.067cm" svg:y1="6.003cm" svg:x2="26.067cm" svg:y2="2.17cm">
          <text:p/>
        </draw:line>
        <draw:line draw:style-name="gr2" draw:text-style-name="P2" draw:layer="layout" svg:x1="27.217cm" svg:y1="3.876cm" svg:x2="27.259cm" svg:y2="3.876cm">
          <text:p/>
        </draw:line>
        <draw:line draw:style-name="gr2" draw:text-style-name="P2" draw:layer="layout" svg:x1="27.734cm" svg:y1="3.43cm" svg:x2="27.783cm" svg:y2="3.43cm">
          <text:p/>
        </draw:line>
        <draw:line draw:style-name="gr2" draw:text-style-name="P2" draw:layer="layout" svg:x1="27.334cm" svg:y1="3.43cm" svg:x2="27.734cm" svg:y2="3.43cm">
          <text:p/>
        </draw:line>
        <draw:line draw:style-name="gr2" draw:text-style-name="P2" draw:layer="layout" svg:x1="27.782cm" svg:y1="3.536cm" svg:x2="27.782cm" svg:y2="3.483cm">
          <text:p/>
        </draw:line>
        <draw:line draw:style-name="gr2" draw:text-style-name="P2" draw:layer="layout" svg:x1="27.782cm" svg:y1="3.745cm" svg:x2="27.782cm" svg:y2="3.535cm">
          <text:p/>
        </draw:line>
        <draw:line draw:style-name="gr2" draw:text-style-name="P2" draw:layer="layout" svg:x1="27.784cm" svg:y1="3.484cm" svg:x2="27.734cm" svg:y2="3.43cm">
          <text:p/>
        </draw:line>
        <draw:line draw:style-name="gr2" draw:text-style-name="P2" draw:layer="layout" svg:x1="28.698cm" svg:y1="3.43cm" svg:x2="28.799cm" svg:y2="3.536cm">
          <text:p/>
        </draw:line>
        <draw:line draw:style-name="gr2" draw:text-style-name="P2" draw:layer="layout" svg:x1="27.782cm" svg:y1="3.535cm" svg:x2="27.782cm" svg:y2="3.43cm">
          <text:p/>
        </draw:line>
        <draw:line draw:style-name="gr2" draw:text-style-name="P2" draw:layer="layout" svg:x1="28.798cm" svg:y1="3.535cm" svg:x2="28.798cm" svg:y2="3.745cm">
          <text:p/>
        </draw:line>
        <draw:line draw:style-name="gr2" draw:text-style-name="P2" draw:layer="layout" svg:x1="27.782cm" svg:y1="4.481cm" svg:x2="27.782cm" svg:y2="4.218cm">
          <text:p/>
        </draw:line>
        <draw:line draw:style-name="gr2" draw:text-style-name="P2" draw:layer="layout" svg:x1="27.798cm" svg:y1="4.165cm" svg:x2="27.883cm" svg:y2="4.165cm">
          <text:p/>
        </draw:line>
        <draw:line draw:style-name="gr2" draw:text-style-name="P2" draw:layer="layout" svg:x1="27.334cm" svg:y1="4.165cm" svg:x2="27.734cm" svg:y2="4.165cm">
          <text:p/>
        </draw:line>
        <draw:line draw:style-name="gr2" draw:text-style-name="P2" draw:layer="layout" svg:x1="27.782cm" svg:y1="4.217cm" svg:x2="27.782cm" svg:y2="4.165cm">
          <text:p/>
        </draw:line>
        <draw:line draw:style-name="gr2" draw:text-style-name="P2" draw:layer="layout" svg:x1="27.834cm" svg:y1="4.165cm" svg:x2="27.883cm" svg:y2="4.165cm">
          <text:p/>
        </draw:line>
        <draw:line draw:style-name="gr2" draw:text-style-name="P2" draw:layer="layout" svg:x1="27.784cm" svg:y1="4.219cm" svg:x2="27.734cm" svg:y2="4.165cm">
          <text:p/>
        </draw:line>
        <draw:line draw:style-name="gr2" draw:text-style-name="P2" draw:layer="layout" svg:x1="27.734cm" svg:y1="4.165cm" svg:x2="27.783cm" svg:y2="4.165cm">
          <text:p/>
        </draw:line>
        <draw:line draw:style-name="gr2" draw:text-style-name="P2" draw:layer="layout" svg:x1="27.782cm" svg:y1="4.165cm" svg:x2="27.797cm" svg:y2="4.165cm">
          <text:p/>
        </draw:line>
        <draw:line draw:style-name="gr2" draw:text-style-name="P2" draw:layer="layout" svg:x1="27.782cm" svg:y1="4.219cm" svg:x2="27.834cm" svg:y2="4.165cm">
          <text:p/>
        </draw:line>
        <draw:line draw:style-name="gr2" draw:text-style-name="P2" draw:layer="layout" svg:x1="28.798cm" svg:y1="4.27cm" svg:x2="28.798cm" svg:y2="4.48cm">
          <text:p/>
        </draw:line>
        <draw:line draw:style-name="gr2" draw:text-style-name="P2" draw:layer="layout" svg:x1="28.698cm" svg:y1="4.165cm" svg:x2="27.798cm" svg:y2="4.165cm">
          <text:p/>
        </draw:line>
        <draw:line draw:style-name="gr2" draw:text-style-name="P2" draw:layer="layout" svg:x1="28.698cm" svg:y1="4.165cm" svg:x2="28.799cm" svg:y2="4.271cm">
          <text:p/>
        </draw:line>
        <draw:line draw:style-name="gr2" draw:text-style-name="P2" draw:layer="layout" svg:x1="28.698cm" svg:y1="4.9cm" svg:x2="27.773cm" svg:y2="4.9cm">
          <text:p/>
        </draw:line>
        <draw:line draw:style-name="gr2" draw:text-style-name="P2" draw:layer="layout" svg:x1="28.698cm" svg:y1="4.9cm" svg:x2="28.799cm" svg:y2="5.006cm">
          <text:p/>
        </draw:line>
        <draw:line draw:style-name="gr2" draw:text-style-name="P2" draw:layer="layout" svg:x1="28.798cm" svg:y1="5.005cm" svg:x2="28.798cm" svg:y2="5.215cm">
          <text:p/>
        </draw:line>
        <draw:line draw:style-name="gr2" draw:text-style-name="P2" draw:layer="layout" svg:x1="27.984cm" svg:y1="4.585cm" svg:x2="27.984cm" svg:y2="4.48cm">
          <text:p/>
        </draw:line>
        <draw:line draw:style-name="gr2" draw:text-style-name="P2" draw:layer="layout" svg:x1="27.782cm" svg:y1="4.953cm" svg:x2="27.782cm" svg:y2="4.9cm">
          <text:p/>
        </draw:line>
        <draw:line draw:style-name="gr2" draw:text-style-name="P2" draw:layer="layout" svg:x1="27.782cm" svg:y1="4.954cm" svg:x2="27.834cm" svg:y2="4.9cm">
          <text:p/>
        </draw:line>
        <draw:line draw:style-name="gr2" draw:text-style-name="P2" draw:layer="layout" svg:x1="27.784cm" svg:y1="4.954cm" svg:x2="27.734cm" svg:y2="4.9cm">
          <text:p/>
        </draw:line>
        <draw:line draw:style-name="gr2" draw:text-style-name="P2" draw:layer="layout" svg:x1="27.782cm" svg:y1="4.9cm" svg:x2="27.833cm" svg:y2="4.9cm">
          <text:p/>
        </draw:line>
        <draw:line draw:style-name="gr2" draw:text-style-name="P2" draw:layer="layout" svg:x1="27.773cm" svg:y1="4.9cm" svg:x2="27.783cm" svg:y2="4.9cm">
          <text:p/>
        </draw:line>
        <draw:line draw:style-name="gr2" draw:text-style-name="P2" draw:layer="layout" svg:x1="27.334cm" svg:y1="4.9cm" svg:x2="27.734cm" svg:y2="4.9cm">
          <text:p/>
        </draw:line>
        <draw:line draw:style-name="gr2" draw:text-style-name="P2" draw:layer="layout" svg:x1="27.734cm" svg:y1="4.9cm" svg:x2="27.773cm" svg:y2="4.9cm">
          <text:p/>
        </draw:line>
        <draw:polyline draw:style-name="gr3" draw:text-style-name="P2" draw:layer="layout" svg:width="0.06cm" svg:height="0.095cm" svg:x="28.48cm" svg:y="6.736cm" svg:viewBox="0 0 61 96" draw:points="61,96 61,0 31,68 0,0 0,96">
          <text:p/>
        </draw:polyline>
        <draw:line draw:style-name="gr3" draw:text-style-name="P2" draw:layer="layout" svg:x1="28.437cm" svg:y1="6.831cm" svg:x2="28.437cm" svg:y2="6.768cm">
          <text:p/>
        </draw:line>
        <draw:polyline draw:style-name="gr3" draw:text-style-name="P2" draw:layer="layout" svg:width="0.008cm" svg:height="0.01cm" svg:x="28.433cm" svg:y="6.736cm" svg:viewBox="0 0 9 11" draw:points="4,0 9,6 4,11 0,6 4,0 4,11">
          <text:p/>
        </draw:polyline>
        <draw:line draw:style-name="gr3" draw:text-style-name="P2" draw:layer="layout" svg:x1="28.394cm" svg:y1="6.768cm" svg:x2="28.394cm" svg:y2="6.831cm">
          <text:p/>
        </draw:line>
        <draw:polyline draw:style-name="gr3" draw:text-style-name="P2" draw:layer="layout" svg:width="0.038cm" svg:height="0.063cm" svg:x="28.356cm" svg:y="6.768cm" svg:viewBox="0 0 39 64" draw:points="39,9 35,4 26,0 13,0 4,4 0,14 0,64">
          <text:p/>
        </draw:polyline>
        <draw:line draw:style-name="gr3" draw:text-style-name="P2" draw:layer="layout" svg:x1="28.313cm" svg:y1="6.831cm" svg:x2="28.313cm" svg:y2="6.768cm">
          <text:p/>
        </draw:line>
        <draw:polyline draw:style-name="gr3" draw:text-style-name="P2" draw:layer="layout" svg:width="0.008cm" svg:height="0.01cm" svg:x="28.309cm" svg:y="6.736cm" svg:viewBox="0 0 9 11" draw:points="5,0 9,6 5,11 0,6 5,0 5,11">
          <text:p/>
        </draw:polyline>
        <draw:polyline draw:style-name="gr3" draw:text-style-name="P2" draw:layer="layout" svg:width="0.043cm" svg:height="0.095cm" svg:x="28.227cm" svg:y="6.736cm" svg:viewBox="0 0 44 96" draw:points="0,96 44,96 44,0">
          <text:p/>
        </draw:polyline>
        <draw:polyline draw:style-name="gr3" draw:text-style-name="P2" draw:layer="layout" svg:width="0.04cm" svg:height="0.063cm" svg:x="28.159cm" svg:y="6.768cm" svg:viewBox="0 0 41 64" draw:points="0,64 0,14 5,4 14,0 31,0 41,4">
          <text:p/>
        </draw:polyline>
        <draw:polyline draw:style-name="gr3" draw:text-style-name="P2" draw:layer="layout" svg:width="0.044cm" svg:height="0.04cm" svg:x="28.159cm" svg:y="6.79cm" svg:viewBox="0 0 45 41" draw:points="0,37 9,41 31,41 40,37 45,27 45,19 40,8 31,4 9,4 0,0">
          <text:p/>
        </draw:polyline>
        <draw:line draw:style-name="gr3" draw:text-style-name="P2" draw:layer="layout" svg:x1="28.116cm" svg:y1="6.831cm" svg:x2="28.116cm" svg:y2="6.736cm">
          <text:p/>
        </draw:line>
        <draw:polyline draw:style-name="gr3" draw:text-style-name="P2" draw:layer="layout" svg:width="0.043cm" svg:height="0.063cm" svg:x="28.072cm" svg:y="6.768cm" svg:viewBox="0 0 44 64" draw:points="44,4 35,0 18,0 10,4 5,9 0,18 0,45 5,55 10,59 18,64 35,64 44,59">
          <text:p/>
        </draw:polyline>
        <draw:line draw:style-name="gr4" draw:text-style-name="P2" draw:layer="layout" svg:x1="27.275cm" svg:y1="6.946cm" svg:x2="27.237cm" svg:y2="6.946cm">
          <text:p/>
        </draw:line>
        <draw:line draw:style-name="gr4" draw:text-style-name="P2" draw:layer="layout" svg:x1="27.256cm" svg:y1="6.967cm" svg:x2="27.256cm" svg:y2="6.927cm">
          <text:p/>
        </draw:line>
        <draw:polyline draw:style-name="gr4" draw:text-style-name="P2" draw:layer="layout" svg:width="0.029cm" svg:height="0.053cm" svg:x="27.187cm" svg:y="6.914cm" svg:viewBox="0 0 30 54" draw:points="3,0 27,0 30,26 27,24 23,21 10,21 5,24 3,26 0,32 0,44 3,49 5,51 10,54 23,54 27,51 30,49">
          <text:p/>
        </draw:polyline>
        <draw:polyline draw:style-name="gr4" draw:text-style-name="P2" draw:layer="layout" svg:width="0.034cm" svg:height="0.053cm" svg:x="27.139cm" svg:y="6.914cm" svg:viewBox="0 0 35 54" draw:points="35,0 17,54 0,0">
          <text:p/>
        </draw:polyline>
        <draw:line draw:style-name="gr2" draw:text-style-name="P2" draw:layer="layout" svg:x1="27.246cm" svg:y1="6.688cm" svg:x2="27.244cm" svg:y2="6.685cm">
          <text:p/>
        </draw:line>
        <draw:line draw:style-name="gr5" draw:text-style-name="P2" draw:layer="layout" svg:x1="28.258cm" svg:y1="6.442cm" svg:x2="28.261cm" svg:y2="6.459cm">
          <text:p/>
        </draw:line>
        <draw:line draw:style-name="gr5" draw:text-style-name="P2" draw:layer="layout" svg:x1="28.26cm" svg:y1="6.457cm" svg:x2="28.266cm" svg:y2="6.467cm">
          <text:p/>
        </draw:line>
        <draw:line draw:style-name="gr5" draw:text-style-name="P2" draw:layer="layout" svg:x1="28.265cm" svg:y1="6.467cm" svg:x2="28.273cm" svg:y2="6.472cm">
          <text:p/>
        </draw:line>
        <draw:line draw:style-name="gr5" draw:text-style-name="P2" draw:layer="layout" svg:x1="28.272cm" svg:y1="6.471cm" svg:x2="28.274cm" svg:y2="6.465cm">
          <text:p/>
        </draw:line>
        <draw:line draw:style-name="gr5" draw:text-style-name="P2" draw:layer="layout" svg:x1="28.273cm" svg:y1="6.468cm" svg:x2="28.277cm" svg:y2="6.456cm">
          <text:p/>
        </draw:line>
        <draw:line draw:style-name="gr5" draw:text-style-name="P2" draw:layer="layout" svg:x1="28.275cm" svg:y1="6.455cm" svg:x2="28.275cm" svg:y2="6.448cm">
          <text:p/>
        </draw:line>
        <draw:line draw:style-name="gr5" draw:text-style-name="P2" draw:layer="layout" svg:x1="28.275cm" svg:y1="6.448cm" svg:x2="28.275cm" svg:y2="6.426cm">
          <text:p/>
        </draw:line>
        <draw:line draw:style-name="gr5" draw:text-style-name="P2" draw:layer="layout" svg:x1="28.275cm" svg:y1="6.426cm" svg:x2="28.311cm" svg:y2="6.426cm">
          <text:p/>
        </draw:line>
        <draw:line draw:style-name="gr5" draw:text-style-name="P2" draw:layer="layout" svg:x1="28.311cm" svg:y1="6.426cm" svg:x2="28.347cm" svg:y2="6.426cm">
          <text:p/>
        </draw:line>
        <draw:line draw:style-name="gr5" draw:text-style-name="P2" draw:layer="layout" svg:x1="28.347cm" svg:y1="6.426cm" svg:x2="28.347cm" svg:y2="6.448cm">
          <text:p/>
        </draw:line>
        <draw:line draw:style-name="gr5" draw:text-style-name="P2" draw:layer="layout" svg:x1="28.347cm" svg:y1="6.448cm" svg:x2="28.347cm" svg:y2="6.461cm">
          <text:p/>
        </draw:line>
        <draw:line draw:style-name="gr5" draw:text-style-name="P2" draw:layer="layout" svg:x1="28.347cm" svg:y1="6.46cm" svg:x2="28.351cm" svg:y2="6.468cm">
          <text:p/>
        </draw:line>
        <draw:line draw:style-name="gr5" draw:text-style-name="P2" draw:layer="layout" svg:x1="28.349cm" svg:y1="6.468cm" svg:x2="28.351cm" svg:y2="6.472cm">
          <text:p/>
        </draw:line>
        <draw:line draw:style-name="gr5" draw:text-style-name="P2" draw:layer="layout" svg:x1="28.35cm" svg:y1="6.471cm" svg:x2="28.359cm" svg:y2="6.465cm">
          <text:p/>
        </draw:line>
        <draw:line draw:style-name="gr5" draw:text-style-name="P2" draw:layer="layout" svg:x1="28.358cm" svg:y1="6.468cm" svg:x2="28.364cm" svg:y2="6.456cm">
          <text:p/>
        </draw:line>
        <draw:line draw:style-name="gr5" draw:text-style-name="P2" draw:layer="layout" svg:x1="28.363cm" svg:y1="6.457cm" svg:x2="28.365cm" svg:y2="6.442cm">
          <text:p/>
        </draw:line>
        <draw:line draw:style-name="gr5" draw:text-style-name="P2" draw:layer="layout" svg:x1="28.364cm" svg:y1="6.442cm" svg:x2="28.364cm" svg:y2="6.426cm">
          <text:p/>
        </draw:line>
        <draw:line draw:style-name="gr5" draw:text-style-name="P2" draw:layer="layout" svg:x1="28.364cm" svg:y1="6.426cm" svg:x2="28.4cm" svg:y2="6.426cm">
          <text:p/>
        </draw:line>
        <draw:line draw:style-name="gr5" draw:text-style-name="P2" draw:layer="layout" svg:x1="28.4cm" svg:y1="6.426cm" svg:x2="28.436cm" svg:y2="6.426cm">
          <text:p/>
        </draw:line>
        <draw:line draw:style-name="gr5" draw:text-style-name="P2" draw:layer="layout" svg:x1="28.436cm" svg:y1="6.426cm" svg:x2="28.436cm" svg:y2="6.446cm">
          <text:p/>
        </draw:line>
        <draw:line draw:style-name="gr5" draw:text-style-name="P2" draw:layer="layout" svg:x1="28.437cm" svg:y1="6.446cm" svg:x2="28.432cm" svg:y2="6.471cm">
          <text:p/>
        </draw:line>
        <draw:line draw:style-name="gr5" draw:text-style-name="P2" draw:layer="layout" svg:x1="28.433cm" svg:y1="6.47cm" svg:x2="28.424cm" svg:y2="6.495cm">
          <text:p/>
        </draw:line>
        <draw:line draw:style-name="gr5" draw:text-style-name="P2" draw:layer="layout" svg:x1="28.424cm" svg:y1="6.494cm" svg:x2="28.413cm" svg:y2="6.51cm">
          <text:p/>
        </draw:line>
        <draw:line draw:style-name="gr5" draw:text-style-name="P2" draw:layer="layout" svg:x1="28.415cm" svg:y1="6.509cm" svg:x2="28.405cm" svg:y2="6.52cm">
          <text:p/>
        </draw:line>
        <draw:line draw:style-name="gr5" draw:text-style-name="P2" draw:layer="layout" svg:x1="28.405cm" svg:y1="6.519cm" svg:x2="28.416cm" svg:y2="6.519cm">
          <text:p/>
        </draw:line>
        <draw:line draw:style-name="gr5" draw:text-style-name="P2" draw:layer="layout" svg:x1="28.416cm" svg:y1="6.519cm" svg:x2="28.428cm" svg:y2="6.519cm">
          <text:p/>
        </draw:line>
        <draw:line draw:style-name="gr5" draw:text-style-name="P2" draw:layer="layout" svg:x1="28.428cm" svg:y1="6.519cm" svg:x2="28.428cm" svg:y2="6.557cm">
          <text:p/>
        </draw:line>
        <draw:line draw:style-name="gr5" draw:text-style-name="P2" draw:layer="layout" svg:x1="28.428cm" svg:y1="6.556cm" svg:x2="28.428cm" svg:y2="6.594cm">
          <text:p/>
        </draw:line>
        <draw:line draw:style-name="gr5" draw:text-style-name="P2" draw:layer="layout" svg:x1="28.428cm" svg:y1="6.594cm" svg:x2="28.416cm" svg:y2="6.594cm">
          <text:p/>
        </draw:line>
        <draw:line draw:style-name="gr5" draw:text-style-name="P2" draw:layer="layout" svg:x1="28.416cm" svg:y1="6.594cm" svg:x2="28.405cm" svg:y2="6.594cm">
          <text:p/>
        </draw:line>
        <draw:line draw:style-name="gr5" draw:text-style-name="P2" draw:layer="layout" svg:x1="28.405cm" svg:y1="6.594cm" svg:x2="28.415cm" svg:y2="6.606cm">
          <text:p/>
        </draw:line>
        <draw:line draw:style-name="gr5" draw:text-style-name="P2" draw:layer="layout" svg:x1="28.413cm" svg:y1="6.605cm" svg:x2="28.426cm" svg:y2="6.625cm">
          <text:p/>
        </draw:line>
        <draw:line draw:style-name="gr5" draw:text-style-name="P2" draw:layer="layout" svg:x1="28.426cm" svg:y1="6.623cm" svg:x2="28.435cm" svg:y2="6.648cm">
          <text:p/>
        </draw:line>
        <draw:line draw:style-name="gr5" draw:text-style-name="P2" draw:layer="layout" svg:x1="28.434cm" svg:y1="6.647cm" svg:x2="28.437cm" svg:y2="6.668cm">
          <text:p/>
        </draw:line>
        <draw:line draw:style-name="gr5" draw:text-style-name="P2" draw:layer="layout" svg:x1="28.436cm" svg:y1="6.668cm" svg:x2="28.436cm" svg:y2="6.689cm">
          <text:p/>
        </draw:line>
        <draw:line draw:style-name="gr5" draw:text-style-name="P2" draw:layer="layout" svg:x1="28.436cm" svg:y1="6.689cm" svg:x2="28.4cm" svg:y2="6.689cm">
          <text:p/>
        </draw:line>
        <draw:line draw:style-name="gr5" draw:text-style-name="P2" draw:layer="layout" svg:x1="28.4cm" svg:y1="6.689cm" svg:x2="28.364cm" svg:y2="6.689cm">
          <text:p/>
        </draw:line>
        <draw:line draw:style-name="gr5" draw:text-style-name="P2" draw:layer="layout" svg:x1="28.364cm" svg:y1="6.689cm" svg:x2="28.364cm" svg:y2="6.671cm">
          <text:p/>
        </draw:line>
        <draw:line draw:style-name="gr5" draw:text-style-name="P2" draw:layer="layout" svg:x1="28.366cm" svg:y1="6.672cm" svg:x2="28.362cm" svg:y2="6.656cm">
          <text:p/>
        </draw:line>
        <draw:line draw:style-name="gr5" draw:text-style-name="P2" draw:layer="layout" svg:x1="28.363cm" svg:y1="6.657cm" svg:x2="28.357cm" svg:y2="6.646cm">
          <text:p/>
        </draw:line>
        <draw:line draw:style-name="gr5" draw:text-style-name="P2" draw:layer="layout" svg:x1="28.358cm" svg:y1="6.647cm" svg:x2="28.35cm" svg:y2="6.643cm">
          <text:p/>
        </draw:line>
        <draw:line draw:style-name="gr5" draw:text-style-name="P2" draw:layer="layout" svg:x1="28.351cm" svg:y1="6.643cm" svg:x2="28.348cm" svg:y2="6.648cm">
          <text:p/>
        </draw:line>
        <draw:line draw:style-name="gr5" draw:text-style-name="P2" draw:layer="layout" svg:x1="28.348cm" svg:y1="6.647cm" svg:x2="28.347cm" svg:y2="6.658cm">
          <text:p/>
        </draw:line>
        <draw:line draw:style-name="gr5" draw:text-style-name="P2" draw:layer="layout" svg:x1="28.347cm" svg:y1="6.658cm" svg:x2="28.347cm" svg:y2="6.665cm">
          <text:p/>
        </draw:line>
        <draw:line draw:style-name="gr5" draw:text-style-name="P2" draw:layer="layout" svg:x1="28.347cm" svg:y1="6.666cm" svg:x2="28.347cm" svg:y2="6.689cm">
          <text:p/>
        </draw:line>
        <draw:line draw:style-name="gr5" draw:text-style-name="P2" draw:layer="layout" svg:x1="28.347cm" svg:y1="6.689cm" svg:x2="28.311cm" svg:y2="6.689cm">
          <text:p/>
        </draw:line>
        <draw:line draw:style-name="gr5" draw:text-style-name="P2" draw:layer="layout" svg:x1="28.311cm" svg:y1="6.689cm" svg:x2="28.275cm" svg:y2="6.689cm">
          <text:p/>
        </draw:line>
        <draw:line draw:style-name="gr5" draw:text-style-name="P2" draw:layer="layout" svg:x1="28.275cm" svg:y1="6.689cm" svg:x2="28.275cm" svg:y2="6.666cm">
          <text:p/>
        </draw:line>
        <draw:line draw:style-name="gr5" draw:text-style-name="P2" draw:layer="layout" svg:x1="28.274cm" svg:y1="6.666cm" svg:x2="28.273cm" svg:y2="6.654cm">
          <text:p/>
        </draw:line>
        <draw:line draw:style-name="gr5" draw:text-style-name="P2" draw:layer="layout" svg:x1="28.275cm" svg:y1="6.654cm" svg:x2="28.273cm" svg:y2="6.645cm">
          <text:p/>
        </draw:line>
        <draw:line draw:style-name="gr5" draw:text-style-name="P2" draw:layer="layout" svg:x1="28.274cm" svg:y1="6.647cm" svg:x2="28.272cm" svg:y2="6.643cm">
          <text:p/>
        </draw:line>
        <draw:line draw:style-name="gr5" draw:text-style-name="P2" draw:layer="layout" svg:x1="28.273cm" svg:y1="6.643cm" svg:x2="28.264cm" svg:y2="6.648cm">
          <text:p/>
        </draw:line>
        <draw:line draw:style-name="gr5" draw:text-style-name="P2" draw:layer="layout" svg:x1="28.265cm" svg:y1="6.647cm" svg:x2="28.259cm" svg:y2="6.659cm">
          <text:p/>
        </draw:line>
        <draw:line draw:style-name="gr5" draw:text-style-name="P2" draw:layer="layout" svg:x1="28.26cm" svg:y1="6.658cm" svg:x2="28.258cm" svg:y2="6.672cm">
          <text:p/>
        </draw:line>
        <draw:line draw:style-name="gr5" draw:text-style-name="P2" draw:layer="layout" svg:x1="28.258cm" svg:y1="6.671cm" svg:x2="28.258cm" svg:y2="6.689cm">
          <text:p/>
        </draw:line>
        <draw:line draw:style-name="gr5" draw:text-style-name="P2" draw:layer="layout" svg:x1="28.258cm" svg:y1="6.689cm" svg:x2="28.222cm" svg:y2="6.689cm">
          <text:p/>
        </draw:line>
        <draw:line draw:style-name="gr5" draw:text-style-name="P2" draw:layer="layout" svg:x1="28.222cm" svg:y1="6.689cm" svg:x2="28.186cm" svg:y2="6.689cm">
          <text:p/>
        </draw:line>
        <draw:line draw:style-name="gr5" draw:text-style-name="P2" draw:layer="layout" svg:x1="28.186cm" svg:y1="6.689cm" svg:x2="28.186cm" svg:y2="6.668cm">
          <text:p/>
        </draw:line>
        <draw:line draw:style-name="gr5" draw:text-style-name="P2" draw:layer="layout" svg:x1="28.186cm" svg:y1="6.668cm" svg:x2="28.19cm" svg:y2="6.643cm">
          <text:p/>
        </draw:line>
        <draw:line draw:style-name="gr5" draw:text-style-name="P2" draw:layer="layout" svg:x1="28.189cm" svg:y1="6.644cm" svg:x2="28.199cm" svg:y2="6.619cm">
          <text:p/>
        </draw:line>
        <draw:line draw:style-name="gr5" draw:text-style-name="P2" draw:layer="layout" svg:x1="28.198cm" svg:y1="6.621cm" svg:x2="28.209cm" svg:y2="6.605cm">
          <text:p/>
        </draw:line>
        <draw:line draw:style-name="gr5" draw:text-style-name="P2" draw:layer="layout" svg:x1="28.208cm" svg:y1="6.606cm" svg:x2="28.218cm" svg:y2="6.594cm">
          <text:p/>
        </draw:line>
        <draw:line draw:style-name="gr5" draw:text-style-name="P2" draw:layer="layout" svg:x1="28.217cm" svg:y1="6.594cm" svg:x2="28.205cm" svg:y2="6.594cm">
          <text:p/>
        </draw:line>
        <draw:line draw:style-name="gr5" draw:text-style-name="P2" draw:layer="layout" svg:x1="28.205cm" svg:y1="6.594cm" svg:x2="28.194cm" svg:y2="6.594cm">
          <text:p/>
        </draw:line>
        <draw:line draw:style-name="gr5" draw:text-style-name="P2" draw:layer="layout" svg:x1="28.194cm" svg:y1="6.594cm" svg:x2="28.194cm" svg:y2="6.556cm">
          <text:p/>
        </draw:line>
        <draw:line draw:style-name="gr5" draw:text-style-name="P2" draw:layer="layout" svg:x1="28.194cm" svg:y1="6.557cm" svg:x2="28.194cm" svg:y2="6.519cm">
          <text:p/>
        </draw:line>
        <draw:line draw:style-name="gr5" draw:text-style-name="P2" draw:layer="layout" svg:x1="28.194cm" svg:y1="6.519cm" svg:x2="28.205cm" svg:y2="6.519cm">
          <text:p/>
        </draw:line>
        <draw:line draw:style-name="gr5" draw:text-style-name="P2" draw:layer="layout" svg:x1="28.205cm" svg:y1="6.519cm" svg:x2="28.217cm" svg:y2="6.519cm">
          <text:p/>
        </draw:line>
        <draw:line draw:style-name="gr5" draw:text-style-name="P2" draw:layer="layout" svg:x1="28.218cm" svg:y1="6.52cm" svg:x2="28.208cm" svg:y2="6.509cm">
          <text:p/>
        </draw:line>
        <draw:line draw:style-name="gr5" draw:text-style-name="P2" draw:layer="layout" svg:x1="28.209cm" svg:y1="6.51cm" svg:x2="28.195cm" svg:y2="6.49cm">
          <text:p/>
        </draw:line>
        <draw:line draw:style-name="gr5" draw:text-style-name="P2" draw:layer="layout" svg:x1="28.196cm" svg:y1="6.49cm" svg:x2="28.188cm" svg:y2="6.465cm">
          <text:p/>
        </draw:line>
        <draw:line draw:style-name="gr5" draw:text-style-name="P2" draw:layer="layout" svg:x1="28.189cm" svg:y1="6.467cm" svg:x2="28.186cm" svg:y2="6.446cm">
          <text:p/>
        </draw:line>
        <draw:line draw:style-name="gr5" draw:text-style-name="P2" draw:layer="layout" svg:x1="28.186cm" svg:y1="6.446cm" svg:x2="28.186cm" svg:y2="6.426cm">
          <text:p/>
        </draw:line>
        <draw:line draw:style-name="gr5" draw:text-style-name="P2" draw:layer="layout" svg:x1="28.186cm" svg:y1="6.426cm" svg:x2="28.222cm" svg:y2="6.426cm">
          <text:p/>
        </draw:line>
        <draw:line draw:style-name="gr5" draw:text-style-name="P2" draw:layer="layout" svg:x1="28.222cm" svg:y1="6.426cm" svg:x2="28.258cm" svg:y2="6.426cm">
          <text:p/>
        </draw:line>
        <draw:line draw:style-name="gr5" draw:text-style-name="P2" draw:layer="layout" svg:x1="28.258cm" svg:y1="6.426cm" svg:x2="28.258cm" svg:y2="6.442cm">
          <text:p/>
        </draw:line>
        <draw:polygon draw:style-name="gr1" draw:text-style-name="P1" draw:layer="layout" svg:width="0.25cm" svg:height="0.263cm" svg:x="28.186cm" svg:y="6.426cm" svg:viewBox="0 0 251 264" draw:points="72,16 74,32 79,41 86,44 87,40 89,29 89,0 161,0 161,22 161,35 163,42 164,44 172,40 177,29 178,16 178,0 251,0 251,20 247,44 239,68 229,83 220,92 243,92 243,168 220,168 229,179 241,197 249,223 251,243 251,264 178,264 178,246 176,231 171,222 164,218 162,223 161,233 161,240 161,264 89,264 89,240 88,229 87,221 86,218 78,223 73,233 72,246 72,264 0,264 0,243 3,218 12,193 22,179 31,168 8,168 8,92 31,92 22,83 9,64 2,40 0,20 0,0 72,0">
          <text:p/>
        </draw:polygon>
        <draw:line draw:style-name="gr2" draw:text-style-name="P2" draw:layer="layout" svg:x1="26.964cm" svg:y1="4.481cm" svg:x2="27.091cm" svg:y2="4.349cm">
          <text:p/>
        </draw:line>
        <draw:line draw:style-name="gr2" draw:text-style-name="P2" draw:layer="layout" svg:x1="27.217cm" svg:y1="4.349cm" svg:x2="27.217cm" svg:y2="4.287cm">
          <text:p/>
        </draw:line>
        <draw:line draw:style-name="gr2" draw:text-style-name="P2" draw:layer="layout" svg:x1="27.217cm" svg:y1="4.288cm" svg:x2="27.335cm" svg:y2="4.165cm">
          <text:p/>
        </draw:line>
        <draw:line draw:style-name="gr2" draw:text-style-name="P2" draw:layer="layout" svg:x1="27.09cm" svg:y1="4.349cm" svg:x2="27.217cm" svg:y2="4.349cm">
          <text:p/>
        </draw:line>
        <draw:line draw:style-name="gr2" draw:text-style-name="P2" draw:layer="layout" svg:x1="27.217cm" svg:y1="5.023cm" svg:x2="27.335cm" svg:y2="4.9cm">
          <text:p/>
        </draw:line>
        <draw:line draw:style-name="gr2" draw:text-style-name="P2" draw:layer="layout" svg:x1="26.964cm" svg:y1="5.215cm" svg:x2="27.091cm" svg:y2="5.083cm">
          <text:p/>
        </draw:line>
        <draw:line draw:style-name="gr2" draw:text-style-name="P2" draw:layer="layout" svg:x1="27.217cm" svg:y1="4.612cm" svg:x2="27.308cm" svg:y2="4.612cm">
          <text:p/>
        </draw:line>
        <draw:line draw:style-name="gr2" draw:text-style-name="P2" draw:layer="layout" svg:x1="27.09cm" svg:y1="5.083cm" svg:x2="27.217cm" svg:y2="5.083cm">
          <text:p/>
        </draw:line>
        <draw:line draw:style-name="gr2" draw:text-style-name="P2" draw:layer="layout" svg:x1="27.782cm" svg:y1="5.215cm" svg:x2="27.782cm" svg:y2="4.952cm">
          <text:p/>
        </draw:line>
        <draw:line draw:style-name="gr2" draw:text-style-name="P2" draw:layer="layout" svg:x1="27.217cm" svg:y1="5.084cm" svg:x2="27.217cm" svg:y2="5.022cm">
          <text:p/>
        </draw:line>
        <draw:line draw:style-name="gr2" draw:text-style-name="P2" draw:layer="layout" svg:x1="27.782cm" svg:y1="5.688cm" svg:x2="27.833cm" svg:y2="5.688cm">
          <text:p/>
        </draw:line>
        <draw:line draw:style-name="gr2" draw:text-style-name="P2" draw:layer="layout" svg:x1="27.734cm" svg:y1="5.688cm" svg:x2="27.783cm" svg:y2="5.688cm">
          <text:p/>
        </draw:line>
        <draw:line draw:style-name="gr2" draw:text-style-name="P2" draw:layer="layout" svg:x1="27.217cm" svg:y1="5.346cm" svg:x2="27.308cm" svg:y2="5.346cm">
          <text:p/>
        </draw:line>
        <draw:line draw:style-name="gr2" draw:text-style-name="P2" draw:layer="layout" svg:x1="27.984cm" svg:y1="5.32cm" svg:x2="27.984cm" svg:y2="5.215cm">
          <text:p/>
        </draw:line>
        <draw:line draw:style-name="gr2" draw:text-style-name="P2" draw:layer="layout" svg:x1="27.784cm" svg:y1="5.742cm" svg:x2="27.734cm" svg:y2="5.688cm">
          <text:p/>
        </draw:line>
        <draw:line draw:style-name="gr2" draw:text-style-name="P2" draw:layer="layout" svg:x1="27.782cm" svg:y1="5.741cm" svg:x2="27.782cm" svg:y2="5.688cm">
          <text:p/>
        </draw:line>
        <draw:line draw:style-name="gr2" draw:text-style-name="P2" draw:layer="layout" svg:x1="27.334cm" svg:y1="5.688cm" svg:x2="27.734cm" svg:y2="5.688cm">
          <text:p/>
        </draw:line>
        <draw:line draw:style-name="gr2" draw:text-style-name="P2" draw:layer="layout" svg:x1="27.09cm" svg:y1="5.871cm" svg:x2="27.217cm" svg:y2="5.871cm">
          <text:p/>
        </draw:line>
        <draw:line draw:style-name="gr2" draw:text-style-name="P2" draw:layer="layout" svg:x1="26.964cm" svg:y1="6.003cm" svg:x2="27.091cm" svg:y2="5.871cm">
          <text:p/>
        </draw:line>
        <draw:line draw:style-name="gr2" draw:text-style-name="P2" draw:layer="layout" svg:x1="27.217cm" svg:y1="5.811cm" svg:x2="27.335cm" svg:y2="5.688cm">
          <text:p/>
        </draw:line>
        <draw:line draw:style-name="gr2" draw:text-style-name="P2" draw:layer="layout" svg:x1="27.217cm" svg:y1="5.871cm" svg:x2="27.217cm" svg:y2="5.809cm">
          <text:p/>
        </draw:line>
        <draw:line draw:style-name="gr2" draw:text-style-name="P2" draw:layer="layout" svg:x1="27.782cm" svg:y1="6.003cm" svg:x2="27.782cm" svg:y2="5.74cm">
          <text:p/>
        </draw:line>
        <draw:line draw:style-name="gr2" draw:text-style-name="P2" draw:layer="layout" svg:x1="28.698cm" svg:y1="5.688cm" svg:x2="27.834cm" svg:y2="5.688cm">
          <text:p/>
        </draw:line>
        <draw:line draw:style-name="gr2" draw:text-style-name="P2" draw:layer="layout" svg:x1="27.834cm" svg:y1="5.688cm" svg:x2="27.782cm" svg:y2="5.742cm">
          <text:p/>
        </draw:line>
        <draw:line draw:style-name="gr2" draw:text-style-name="P2" draw:layer="layout" svg:x1="28.798cm" svg:y1="5.792cm" svg:x2="28.798cm" svg:y2="6.002cm">
          <text:p/>
        </draw:line>
        <draw:line draw:style-name="gr2" draw:text-style-name="P2" draw:layer="layout" svg:x1="28.698cm" svg:y1="5.688cm" svg:x2="28.799cm" svg:y2="5.794cm">
          <text:p/>
        </draw:line>
        <draw:line draw:style-name="gr2" draw:text-style-name="P2" draw:layer="layout" svg:x1="24.235cm" svg:y1="7.658cm" svg:x2="25.082cm" svg:y2="7.658cm">
          <text:p/>
        </draw:line>
        <draw:line draw:style-name="gr2" draw:text-style-name="P2" draw:layer="layout" svg:x1="23.283cm" svg:y1="7.057cm" svg:x2="25.258cm" svg:y2="7.057cm">
          <text:p/>
        </draw:line>
        <draw:line draw:style-name="gr2" draw:text-style-name="P2" draw:layer="layout" svg:x1="25.333cm" svg:y1="7.394cm" svg:x2="25.333cm" svg:y2="7.131cm">
          <text:p/>
        </draw:line>
        <draw:line draw:style-name="gr2" draw:text-style-name="P2" draw:layer="layout" svg:x1="25.082cm" svg:y1="7.66cm" svg:x2="25.334cm" svg:y2="7.394cm">
          <text:p/>
        </draw:line>
        <draw:line draw:style-name="gr2" draw:text-style-name="P2" draw:layer="layout" svg:x1="26.829cm" svg:y1="4.48cm" svg:x2="26.964cm" svg:y2="4.48cm">
          <text:p/>
        </draw:line>
        <draw:line draw:style-name="gr2" draw:text-style-name="P2" draw:layer="layout" svg:x1="26.829cm" svg:y1="5.215cm" svg:x2="26.964cm" svg:y2="5.215cm">
          <text:p/>
        </draw:line>
        <draw:line draw:style-name="gr2" draw:text-style-name="P2" draw:layer="layout" svg:x1="26.829cm" svg:y1="6.003cm" svg:x2="26.964cm" svg:y2="6.003cm">
          <text:p/>
        </draw:line>
        <draw:line draw:style-name="gr2" draw:text-style-name="P2" draw:layer="layout" svg:x1="25.333cm" svg:y1="6.974cm" svg:x2="25.333cm" svg:y2="4.454cm">
          <text:p/>
        </draw:line>
        <draw:line draw:style-name="gr2" draw:text-style-name="P2" draw:layer="layout" svg:x1="26.067cm" svg:y1="6.495cm" svg:x2="26.067cm" svg:y2="6.003cm">
          <text:p/>
        </draw:line>
        <draw:line draw:style-name="gr2" draw:text-style-name="P2" draw:layer="layout" svg:x1="26.249cm" svg:y1="6.686cm" svg:x2="26.067cm" svg:y2="6.495cm">
          <text:p/>
        </draw:line>
        <draw:line draw:style-name="gr2" draw:text-style-name="P2" draw:layer="layout" svg:x1="27.244cm" svg:y1="6.685cm" svg:x2="26.248cm" svg:y2="6.685cm">
          <text:p/>
        </draw:line>
        <draw:line draw:style-name="gr2" draw:text-style-name="P2" draw:layer="layout" svg:x1="24.532cm" svg:y1="5.268cm" svg:x2="24.757cm" svg:y2="5.268cm">
          <text:p/>
        </draw:line>
        <draw:line draw:style-name="gr2" draw:text-style-name="P2" draw:layer="layout" svg:x1="25.257cm" svg:y1="4.349cm" svg:x2="25.332cm" svg:y2="4.349cm">
          <text:p/>
        </draw:line>
        <draw:line draw:style-name="gr2" draw:text-style-name="P2" draw:layer="layout" svg:x1="25.333cm" svg:y1="4.428cm" svg:x2="25.333cm" svg:y2="4.454cm">
          <text:p/>
        </draw:line>
        <draw:line draw:style-name="gr2" draw:text-style-name="P2" draw:layer="layout" svg:x1="25.257cm" svg:y1="4.349cm" svg:x2="25.333cm" svg:y2="4.429cm">
          <text:p/>
        </draw:line>
        <draw:line draw:style-name="gr2" draw:text-style-name="P2" draw:layer="layout" svg:x1="24.758cm" svg:y1="5.268cm" svg:x2="24.758cm" svg:y2="5.662cm">
          <text:p/>
        </draw:line>
        <draw:line draw:style-name="gr2" draw:text-style-name="P2" draw:layer="layout" svg:x1="25.257cm" svg:y1="7.056cm" svg:x2="25.257cm" svg:y2="7.052cm">
          <text:p/>
        </draw:line>
        <draw:line draw:style-name="gr2" draw:text-style-name="P2" draw:layer="layout" svg:x1="25.333cm" svg:y1="7.053cm" svg:x2="25.333cm" svg:y2="6.974cm">
          <text:p/>
        </draw:line>
        <draw:line draw:style-name="gr2" draw:text-style-name="P2" draw:layer="layout" svg:x1="25.257cm" svg:y1="7.057cm" svg:x2="25.261cm" svg:y2="7.057cm">
          <text:p/>
        </draw:line>
        <draw:line draw:style-name="gr2" draw:text-style-name="P2" draw:layer="layout" svg:x1="25.059cm" svg:y1="6.634cm" svg:x2="24.904cm" svg:y2="6.798cm">
          <text:p/>
        </draw:line>
        <draw:line draw:style-name="gr2" draw:text-style-name="P2" draw:layer="layout" svg:x1="25.058cm" svg:y1="6.462cm" svg:x2="25.058cm" svg:y2="6.634cm">
          <text:p/>
        </draw:line>
        <draw:line draw:style-name="gr2" draw:text-style-name="P2" draw:layer="layout" svg:x1="25.058cm" svg:y1="5.189cm" svg:x2="25.058cm" svg:y2="5.662cm">
          <text:p/>
        </draw:line>
        <draw:line draw:style-name="gr2" draw:text-style-name="P2" draw:layer="layout" svg:x1="23.933cm" svg:y1="5.268cm" svg:x2="23.933cm" svg:y2="5.662cm">
          <text:p/>
        </draw:line>
        <draw:line draw:style-name="gr2" draw:text-style-name="P2" draw:layer="layout" svg:x1="23.927cm" svg:y1="5.661cm" svg:x2="23.933cm" svg:y2="5.661cm">
          <text:p/>
        </draw:line>
        <draw:line draw:style-name="gr2" draw:text-style-name="P2" draw:layer="layout" svg:x1="23.433cm" svg:y1="6.455cm" svg:x2="23.433cm" svg:y2="6.632cm">
          <text:p/>
        </draw:line>
        <draw:line draw:style-name="gr2" draw:text-style-name="P2" draw:layer="layout" svg:x1="23.435cm" svg:y1="6.633cm" svg:x2="23.283cm" svg:y2="6.792cm">
          <text:p/>
        </draw:line>
        <draw:line draw:style-name="gr2" draw:text-style-name="P2" draw:layer="layout" svg:x1="24.252cm" svg:y1="6.462cm" svg:x2="24.252cm" svg:y2="6.644cm">
          <text:p/>
        </draw:line>
        <draw:line draw:style-name="gr2" draw:text-style-name="P2" draw:layer="layout" svg:x1="24.254cm" svg:y1="6.643cm" svg:x2="24.104cm" svg:y2="6.802cm">
          <text:p/>
        </draw:line>
        <draw:line draw:style-name="gr2" draw:text-style-name="P2" draw:layer="layout" svg:x1="24.252cm" svg:y1="5.262cm" svg:x2="24.252cm" svg:y2="5.661cm">
          <text:p/>
        </draw:line>
        <draw:line draw:style-name="gr2" draw:text-style-name="P2" draw:layer="layout" svg:x1="25.33cm" svg:y1="7.057cm" svg:x2="25.334cm" svg:y2="7.052cm">
          <text:p/>
        </draw:line>
        <draw:line draw:style-name="gr2" draw:text-style-name="P2" draw:layer="layout" svg:x1="25.262cm" svg:y1="7.057cm" svg:x2="25.334cm" svg:y2="7.133cm">
          <text:p/>
        </draw:line>
        <draw:line draw:style-name="gr2" draw:text-style-name="P2" draw:layer="layout" svg:x1="25.257cm" svg:y1="7.054cm" svg:x2="25.333cm" svg:y2="6.974cm">
          <text:p/>
        </draw:line>
        <draw:line draw:style-name="gr2" draw:text-style-name="P2" draw:layer="layout" svg:x1="25.257cm" svg:y1="7.057cm" svg:x2="25.329cm" svg:y2="7.057cm">
          <text:p/>
        </draw:line>
        <draw:line draw:style-name="gr2" draw:text-style-name="P2" draw:layer="layout" svg:x1="25.333cm" svg:y1="7.131cm" svg:x2="25.333cm" svg:y2="7.052cm">
          <text:p/>
        </draw:line>
        <draw:line draw:style-name="gr4" draw:text-style-name="P2" draw:layer="layout" svg:x1="24.34cm" svg:y1="7.891cm" svg:x2="24.302cm" svg:y2="7.891cm">
          <text:p/>
        </draw:line>
        <draw:line draw:style-name="gr4" draw:text-style-name="P2" draw:layer="layout" svg:x1="24.321cm" svg:y1="7.911cm" svg:x2="24.321cm" svg:y2="7.871cm">
          <text:p/>
        </draw:line>
        <draw:polyline draw:style-name="gr4" draw:text-style-name="P2" draw:layer="layout" svg:width="0.029cm" svg:height="0.052cm" svg:x="24.252cm" svg:y="7.86cm" svg:viewBox="0 0 30 53" draw:points="2,0 27,0 30,25 27,23 22,21 11,21 5,23 2,25 0,30 0,43 2,48 5,50 11,53 22,53 27,50 30,48">
          <text:p/>
        </draw:polyline>
        <draw:polyline draw:style-name="gr4" draw:text-style-name="P2" draw:layer="layout" svg:width="0.033cm" svg:height="0.052cm" svg:x="24.205cm" svg:y="7.86cm" svg:viewBox="0 0 34 53" draw:points="34,0 17,53 0,0">
          <text:p/>
        </draw:polyline>
        <draw:polyline draw:style-name="gr3" draw:text-style-name="P2" draw:layer="layout" svg:width="0.06cm" svg:height="0.095cm" svg:x="23.505cm" svg:y="7.733cm" svg:viewBox="0 0 61 96" draw:points="61,96 61,0 30,67 0,0 0,96">
          <text:p/>
        </draw:polyline>
        <draw:line draw:style-name="gr3" draw:text-style-name="P2" draw:layer="layout" svg:x1="23.463cm" svg:y1="7.828cm" svg:x2="23.463cm" svg:y2="7.765cm">
          <text:p/>
        </draw:line>
        <draw:polyline draw:style-name="gr3" draw:text-style-name="P2" draw:layer="layout" svg:width="0.009cm" svg:height="0.01cm" svg:x="23.458cm" svg:y="7.733cm" svg:viewBox="0 0 10 11" draw:points="6,0 10,4 6,11 0,4 6,0 6,11">
          <text:p/>
        </draw:polyline>
        <draw:line draw:style-name="gr3" draw:text-style-name="P2" draw:layer="layout" svg:x1="23.419cm" svg:y1="7.765cm" svg:x2="23.419cm" svg:y2="7.828cm">
          <text:p/>
        </draw:line>
        <draw:polyline draw:style-name="gr3" draw:text-style-name="P2" draw:layer="layout" svg:width="0.039cm" svg:height="0.063cm" svg:x="23.381cm" svg:y="7.765cm" svg:viewBox="0 0 40 64" draw:points="40,9 35,5 25,0 13,0 4,5 0,14 0,64">
          <text:p/>
        </draw:polyline>
        <draw:line draw:style-name="gr3" draw:text-style-name="P2" draw:layer="layout" svg:x1="23.338cm" svg:y1="7.828cm" svg:x2="23.338cm" svg:y2="7.765cm">
          <text:p/>
        </draw:line>
        <draw:polyline draw:style-name="gr3" draw:text-style-name="P2" draw:layer="layout" svg:width="0.008cm" svg:height="0.01cm" svg:x="23.334cm" svg:y="7.733cm" svg:viewBox="0 0 9 11" draw:points="5,0 9,4 5,11 0,4 5,0 5,11">
          <text:p/>
        </draw:polyline>
        <draw:polyline draw:style-name="gr3" draw:text-style-name="P2" draw:layer="layout" svg:width="0.043cm" svg:height="0.095cm" svg:x="23.252cm" svg:y="7.733cm" svg:viewBox="0 0 44 96" draw:points="0,96 44,96 44,0">
          <text:p/>
        </draw:polyline>
        <draw:polyline draw:style-name="gr3" draw:text-style-name="P2" draw:layer="layout" svg:width="0.038cm" svg:height="0.063cm" svg:x="23.184cm" svg:y="7.765cm" svg:viewBox="0 0 39 64" draw:points="0,64 0,14 4,5 12,0 30,0 39,5">
          <text:p/>
        </draw:polyline>
        <draw:polyline draw:style-name="gr3" draw:text-style-name="P2" draw:layer="layout" svg:width="0.043cm" svg:height="0.04cm" svg:x="23.184cm" svg:y="7.789cm" svg:viewBox="0 0 44 41" draw:points="0,37 8,41 31,41 39,37 44,27 44,19 39,8 31,4 8,4 0,0">
          <text:p/>
        </draw:polyline>
        <draw:line draw:style-name="gr3" draw:text-style-name="P2" draw:layer="layout" svg:x1="23.141cm" svg:y1="7.828cm" svg:x2="23.141cm" svg:y2="7.733cm">
          <text:p/>
        </draw:line>
        <draw:polyline draw:style-name="gr3" draw:text-style-name="P2" draw:layer="layout" svg:width="0.043cm" svg:height="0.063cm" svg:x="23.098cm" svg:y="7.765cm" svg:viewBox="0 0 44 64" draw:points="44,5 35,0 17,0 8,5 4,9 0,18 0,46 4,56 8,60 17,64 35,64 44,60">
          <text:p/>
        </draw:polyline>
        <draw:line draw:style-name="gr5" draw:text-style-name="P2" draw:layer="layout" svg:x1="23.283cm" svg:y1="7.414cm" svg:x2="23.286cm" svg:y2="7.43cm">
          <text:p/>
        </draw:line>
        <draw:line draw:style-name="gr5" draw:text-style-name="P2" draw:layer="layout" svg:x1="23.285cm" svg:y1="7.429cm" svg:x2="23.291cm" svg:y2="7.44cm">
          <text:p/>
        </draw:line>
        <draw:line draw:style-name="gr5" draw:text-style-name="P2" draw:layer="layout" svg:x1="23.29cm" svg:y1="7.438cm" svg:x2="23.297cm" svg:y2="7.442cm">
          <text:p/>
        </draw:line>
        <draw:line draw:style-name="gr5" draw:text-style-name="P2" draw:layer="layout" svg:x1="23.296cm" svg:y1="7.442cm" svg:x2="23.299cm" svg:y2="7.437cm">
          <text:p/>
        </draw:line>
        <draw:line draw:style-name="gr5" draw:text-style-name="P2" draw:layer="layout" svg:x1="23.298cm" svg:y1="7.439cm" svg:x2="23.302cm" svg:y2="7.427cm">
          <text:p/>
        </draw:line>
        <draw:line draw:style-name="gr5" draw:text-style-name="P2" draw:layer="layout" svg:x1="23.3cm" svg:y1="7.426cm" svg:x2="23.3cm" svg:y2="7.419cm">
          <text:p/>
        </draw:line>
        <draw:line draw:style-name="gr5" draw:text-style-name="P2" draw:layer="layout" svg:x1="23.3cm" svg:y1="7.419cm" svg:x2="23.3cm" svg:y2="7.397cm">
          <text:p/>
        </draw:line>
        <draw:line draw:style-name="gr5" draw:text-style-name="P2" draw:layer="layout" svg:x1="23.3cm" svg:y1="7.397cm" svg:x2="23.336cm" svg:y2="7.397cm">
          <text:p/>
        </draw:line>
        <draw:line draw:style-name="gr5" draw:text-style-name="P2" draw:layer="layout" svg:x1="23.336cm" svg:y1="7.397cm" svg:x2="23.372cm" svg:y2="7.397cm">
          <text:p/>
        </draw:line>
        <draw:line draw:style-name="gr5" draw:text-style-name="P2" draw:layer="layout" svg:x1="23.372cm" svg:y1="7.397cm" svg:x2="23.372cm" svg:y2="7.419cm">
          <text:p/>
        </draw:line>
        <draw:line draw:style-name="gr5" draw:text-style-name="P2" draw:layer="layout" svg:x1="23.372cm" svg:y1="7.419cm" svg:x2="23.373cm" svg:y2="7.432cm">
          <text:p/>
        </draw:line>
        <draw:line draw:style-name="gr5" draw:text-style-name="P2" draw:layer="layout" svg:x1="23.373cm" svg:y1="7.432cm" svg:x2="23.375cm" svg:y2="7.44cm">
          <text:p/>
        </draw:line>
        <draw:line draw:style-name="gr5" draw:text-style-name="P2" draw:layer="layout" svg:x1="23.374cm" svg:y1="7.439cm" svg:x2="23.376cm" svg:y2="7.443cm">
          <text:p/>
        </draw:line>
        <draw:line draw:style-name="gr5" draw:text-style-name="P2" draw:layer="layout" svg:x1="23.375cm" svg:y1="7.442cm" svg:x2="23.385cm" svg:y2="7.437cm">
          <text:p/>
        </draw:line>
        <draw:line draw:style-name="gr5" draw:text-style-name="P2" draw:layer="layout" svg:x1="23.383cm" svg:y1="7.439cm" svg:x2="23.388cm" svg:y2="7.427cm">
          <text:p/>
        </draw:line>
        <draw:line draw:style-name="gr5" draw:text-style-name="P2" draw:layer="layout" svg:x1="23.387cm" svg:y1="7.428cm" svg:x2="23.391cm" svg:y2="7.414cm">
          <text:p/>
        </draw:line>
        <draw:line draw:style-name="gr5" draw:text-style-name="P2" draw:layer="layout" svg:x1="23.389cm" svg:y1="7.414cm" svg:x2="23.389cm" svg:y2="7.397cm">
          <text:p/>
        </draw:line>
        <draw:line draw:style-name="gr5" draw:text-style-name="P2" draw:layer="layout" svg:x1="23.389cm" svg:y1="7.397cm" svg:x2="23.425cm" svg:y2="7.397cm">
          <text:p/>
        </draw:line>
        <draw:line draw:style-name="gr5" draw:text-style-name="P2" draw:layer="layout" svg:x1="23.425cm" svg:y1="7.397cm" svg:x2="23.461cm" svg:y2="7.397cm">
          <text:p/>
        </draw:line>
        <draw:line draw:style-name="gr5" draw:text-style-name="P2" draw:layer="layout" svg:x1="23.461cm" svg:y1="7.397cm" svg:x2="23.461cm" svg:y2="7.417cm">
          <text:p/>
        </draw:line>
        <draw:line draw:style-name="gr5" draw:text-style-name="P2" draw:layer="layout" svg:x1="23.462cm" svg:y1="7.417cm" svg:x2="23.458cm" svg:y2="7.442cm">
          <text:p/>
        </draw:line>
        <draw:line draw:style-name="gr5" draw:text-style-name="P2" draw:layer="layout" svg:x1="23.459cm" svg:y1="7.442cm" svg:x2="23.449cm" svg:y2="7.467cm">
          <text:p/>
        </draw:line>
        <draw:line draw:style-name="gr5" draw:text-style-name="P2" draw:layer="layout" svg:x1="23.45cm" svg:y1="7.466cm" svg:x2="23.439cm" svg:y2="7.482cm">
          <text:p/>
        </draw:line>
        <draw:line draw:style-name="gr5" draw:text-style-name="P2" draw:layer="layout" svg:x1="23.44cm" svg:y1="7.48cm" svg:x2="23.43cm" svg:y2="7.492cm">
          <text:p/>
        </draw:line>
        <draw:line draw:style-name="gr5" draw:text-style-name="P2" draw:layer="layout" svg:x1="23.43cm" svg:y1="7.49cm" svg:x2="23.441cm" svg:y2="7.49cm">
          <text:p/>
        </draw:line>
        <draw:line draw:style-name="gr5" draw:text-style-name="P2" draw:layer="layout" svg:x1="23.441cm" svg:y1="7.49cm" svg:x2="23.453cm" svg:y2="7.49cm">
          <text:p/>
        </draw:line>
        <draw:line draw:style-name="gr5" draw:text-style-name="P2" draw:layer="layout" svg:x1="23.453cm" svg:y1="7.49cm" svg:x2="23.453cm" svg:y2="7.528cm">
          <text:p/>
        </draw:line>
        <draw:line draw:style-name="gr5" draw:text-style-name="P2" draw:layer="layout" svg:x1="23.453cm" svg:y1="7.529cm" svg:x2="23.453cm" svg:y2="7.566cm">
          <text:p/>
        </draw:line>
        <draw:line draw:style-name="gr5" draw:text-style-name="P2" draw:layer="layout" svg:x1="23.453cm" svg:y1="7.565cm" svg:x2="23.441cm" svg:y2="7.565cm">
          <text:p/>
        </draw:line>
        <draw:line draw:style-name="gr5" draw:text-style-name="P2" draw:layer="layout" svg:x1="23.441cm" svg:y1="7.565cm" svg:x2="23.43cm" svg:y2="7.565cm">
          <text:p/>
        </draw:line>
        <draw:line draw:style-name="gr5" draw:text-style-name="P2" draw:layer="layout" svg:x1="23.43cm" svg:y1="7.565cm" svg:x2="23.44cm" svg:y2="7.577cm">
          <text:p/>
        </draw:line>
        <draw:line draw:style-name="gr5" draw:text-style-name="P2" draw:layer="layout" svg:x1="23.439cm" svg:y1="7.576cm" svg:x2="23.452cm" svg:y2="7.596cm">
          <text:p/>
        </draw:line>
        <draw:line draw:style-name="gr5" draw:text-style-name="P2" draw:layer="layout" svg:x1="23.451cm" svg:y1="7.595cm" svg:x2="23.46cm" svg:y2="7.62cm">
          <text:p/>
        </draw:line>
        <draw:line draw:style-name="gr5" draw:text-style-name="P2" draw:layer="layout" svg:x1="23.459cm" svg:y1="7.619cm" svg:x2="23.462cm" svg:y2="7.64cm">
          <text:p/>
        </draw:line>
        <draw:line draw:style-name="gr5" draw:text-style-name="P2" draw:layer="layout" svg:x1="23.461cm" svg:y1="7.638cm" svg:x2="23.461cm" svg:y2="7.659cm">
          <text:p/>
        </draw:line>
        <draw:line draw:style-name="gr5" draw:text-style-name="P2" draw:layer="layout" svg:x1="23.461cm" svg:y1="7.66cm" svg:x2="23.425cm" svg:y2="7.66cm">
          <text:p/>
        </draw:line>
        <draw:line draw:style-name="gr5" draw:text-style-name="P2" draw:layer="layout" svg:x1="23.425cm" svg:y1="7.66cm" svg:x2="23.389cm" svg:y2="7.66cm">
          <text:p/>
        </draw:line>
        <draw:line draw:style-name="gr5" draw:text-style-name="P2" draw:layer="layout" svg:x1="23.389cm" svg:y1="7.66cm" svg:x2="23.389cm" svg:y2="7.643cm">
          <text:p/>
        </draw:line>
        <draw:line draw:style-name="gr5" draw:text-style-name="P2" draw:layer="layout" svg:x1="23.39cm" svg:y1="7.644cm" svg:x2="23.387cm" svg:y2="7.627cm">
          <text:p/>
        </draw:line>
        <draw:line draw:style-name="gr5" draw:text-style-name="P2" draw:layer="layout" svg:x1="23.388cm" svg:y1="7.629cm" svg:x2="23.382cm" svg:y2="7.618cm">
          <text:p/>
        </draw:line>
        <draw:line draw:style-name="gr5" draw:text-style-name="P2" draw:layer="layout" svg:x1="23.383cm" svg:y1="7.619cm" svg:x2="23.375cm" svg:y2="7.615cm">
          <text:p/>
        </draw:line>
        <draw:line draw:style-name="gr5" draw:text-style-name="P2" draw:layer="layout" svg:x1="23.376cm" svg:y1="7.615cm" svg:x2="23.373cm" svg:y2="7.62cm">
          <text:p/>
        </draw:line>
        <draw:line draw:style-name="gr5" draw:text-style-name="P2" draw:layer="layout" svg:x1="23.374cm" svg:y1="7.619cm" svg:x2="23.372cm" svg:y2="7.631cm">
          <text:p/>
        </draw:line>
        <draw:line draw:style-name="gr5" draw:text-style-name="P2" draw:layer="layout" svg:x1="23.372cm" svg:y1="7.629cm" svg:x2="23.372cm" svg:y2="7.636cm">
          <text:p/>
        </draw:line>
        <draw:line draw:style-name="gr5" draw:text-style-name="P2" draw:layer="layout" svg:x1="23.372cm" svg:y1="7.636cm" svg:x2="23.372cm" svg:y2="7.659cm">
          <text:p/>
        </draw:line>
        <draw:line draw:style-name="gr5" draw:text-style-name="P2" draw:layer="layout" svg:x1="23.372cm" svg:y1="7.66cm" svg:x2="23.336cm" svg:y2="7.66cm">
          <text:p/>
        </draw:line>
        <draw:line draw:style-name="gr5" draw:text-style-name="P2" draw:layer="layout" svg:x1="23.336cm" svg:y1="7.66cm" svg:x2="23.3cm" svg:y2="7.66cm">
          <text:p/>
        </draw:line>
        <draw:line draw:style-name="gr5" draw:text-style-name="P2" draw:layer="layout" svg:x1="23.3cm" svg:y1="7.659cm" svg:x2="23.3cm" svg:y2="7.636cm">
          <text:p/>
        </draw:line>
        <draw:line draw:style-name="gr5" draw:text-style-name="P2" draw:layer="layout" svg:x1="23.3cm" svg:y1="7.637cm" svg:x2="23.299cm" svg:y2="7.625cm">
          <text:p/>
        </draw:line>
        <draw:line draw:style-name="gr5" draw:text-style-name="P2" draw:layer="layout" svg:x1="23.301cm" svg:y1="7.626cm" svg:x2="23.297cm" svg:y2="7.617cm">
          <text:p/>
        </draw:line>
        <draw:line draw:style-name="gr5" draw:text-style-name="P2" draw:layer="layout" svg:x1="23.297cm" svg:y1="7.617cm" svg:x2="23.296cm" svg:y2="7.615cm">
          <text:p/>
        </draw:line>
        <draw:line draw:style-name="gr5" draw:text-style-name="P2" draw:layer="layout" svg:x1="23.297cm" svg:y1="7.615cm" svg:x2="23.289cm" svg:y2="7.62cm">
          <text:p/>
        </draw:line>
        <draw:line draw:style-name="gr5" draw:text-style-name="P2" draw:layer="layout" svg:x1="23.291cm" svg:y1="7.619cm" svg:x2="23.284cm" svg:y2="7.631cm">
          <text:p/>
        </draw:line>
        <draw:line draw:style-name="gr5" draw:text-style-name="P2" draw:layer="layout" svg:x1="23.285cm" svg:y1="7.629cm" svg:x2="23.283cm" svg:y2="7.644cm">
          <text:p/>
        </draw:line>
        <draw:line draw:style-name="gr5" draw:text-style-name="P2" draw:layer="layout" svg:x1="23.283cm" svg:y1="7.643cm" svg:x2="23.283cm" svg:y2="7.66cm">
          <text:p/>
        </draw:line>
        <draw:line draw:style-name="gr5" draw:text-style-name="P2" draw:layer="layout" svg:x1="23.283cm" svg:y1="7.66cm" svg:x2="23.247cm" svg:y2="7.66cm">
          <text:p/>
        </draw:line>
        <draw:line draw:style-name="gr5" draw:text-style-name="P2" draw:layer="layout" svg:x1="23.247cm" svg:y1="7.66cm" svg:x2="23.211cm" svg:y2="7.66cm">
          <text:p/>
        </draw:line>
        <draw:line draw:style-name="gr5" draw:text-style-name="P2" draw:layer="layout" svg:x1="23.211cm" svg:y1="7.659cm" svg:x2="23.211cm" svg:y2="7.638cm">
          <text:p/>
        </draw:line>
        <draw:line draw:style-name="gr5" draw:text-style-name="P2" draw:layer="layout" svg:x1="23.211cm" svg:y1="7.64cm" svg:x2="23.215cm" svg:y2="7.615cm">
          <text:p/>
        </draw:line>
        <draw:line draw:style-name="gr5" draw:text-style-name="P2" draw:layer="layout" svg:x1="23.214cm" svg:y1="7.616cm" svg:x2="23.225cm" svg:y2="7.591cm">
          <text:p/>
        </draw:line>
        <draw:line draw:style-name="gr5" draw:text-style-name="P2" draw:layer="layout" svg:x1="23.222cm" svg:y1="7.592cm" svg:x2="23.233cm" svg:y2="7.576cm">
          <text:p/>
        </draw:line>
        <draw:line draw:style-name="gr5" draw:text-style-name="P2" draw:layer="layout" svg:x1="23.233cm" svg:y1="7.577cm" svg:x2="23.243cm" svg:y2="7.565cm">
          <text:p/>
        </draw:line>
        <draw:line draw:style-name="gr5" draw:text-style-name="P2" draw:layer="layout" svg:x1="23.242cm" svg:y1="7.565cm" svg:x2="23.231cm" svg:y2="7.565cm">
          <text:p/>
        </draw:line>
        <draw:line draw:style-name="gr5" draw:text-style-name="P2" draw:layer="layout" svg:x1="23.231cm" svg:y1="7.565cm" svg:x2="23.219cm" svg:y2="7.565cm">
          <text:p/>
        </draw:line>
        <draw:line draw:style-name="gr5" draw:text-style-name="P2" draw:layer="layout" svg:x1="23.219cm" svg:y1="7.566cm" svg:x2="23.219cm" svg:y2="7.529cm">
          <text:p/>
        </draw:line>
        <draw:line draw:style-name="gr5" draw:text-style-name="P2" draw:layer="layout" svg:x1="23.219cm" svg:y1="7.528cm" svg:x2="23.219cm" svg:y2="7.49cm">
          <text:p/>
        </draw:line>
        <draw:line draw:style-name="gr5" draw:text-style-name="P2" draw:layer="layout" svg:x1="23.219cm" svg:y1="7.49cm" svg:x2="23.231cm" svg:y2="7.49cm">
          <text:p/>
        </draw:line>
        <draw:line draw:style-name="gr5" draw:text-style-name="P2" draw:layer="layout" svg:x1="23.231cm" svg:y1="7.49cm" svg:x2="23.242cm" svg:y2="7.49cm">
          <text:p/>
        </draw:line>
        <draw:line draw:style-name="gr5" draw:text-style-name="P2" draw:layer="layout" svg:x1="23.243cm" svg:y1="7.492cm" svg:x2="23.233cm" svg:y2="7.48cm">
          <text:p/>
        </draw:line>
        <draw:line draw:style-name="gr5" draw:text-style-name="P2" draw:layer="layout" svg:x1="23.234cm" svg:y1="7.482cm" svg:x2="23.221cm" svg:y2="7.461cm">
          <text:p/>
        </draw:line>
        <draw:line draw:style-name="gr5" draw:text-style-name="P2" draw:layer="layout" svg:x1="23.222cm" svg:y1="7.461cm" svg:x2="23.213cm" svg:y2="7.437cm">
          <text:p/>
        </draw:line>
        <draw:line draw:style-name="gr5" draw:text-style-name="P2" draw:layer="layout" svg:x1="23.214cm" svg:y1="7.438cm" svg:x2="23.211cm" svg:y2="7.417cm">
          <text:p/>
        </draw:line>
        <draw:line draw:style-name="gr5" draw:text-style-name="P2" draw:layer="layout" svg:x1="23.211cm" svg:y1="7.417cm" svg:x2="23.211cm" svg:y2="7.397cm">
          <text:p/>
        </draw:line>
        <draw:line draw:style-name="gr5" draw:text-style-name="P2" draw:layer="layout" svg:x1="23.211cm" svg:y1="7.397cm" svg:x2="23.247cm" svg:y2="7.397cm">
          <text:p/>
        </draw:line>
        <draw:line draw:style-name="gr5" draw:text-style-name="P2" draw:layer="layout" svg:x1="23.247cm" svg:y1="7.397cm" svg:x2="23.283cm" svg:y2="7.397cm">
          <text:p/>
        </draw:line>
        <draw:line draw:style-name="gr5" draw:text-style-name="P2" draw:layer="layout" svg:x1="23.283cm" svg:y1="7.397cm" svg:x2="23.283cm" svg:y2="7.414cm">
          <text:p/>
        </draw:line>
        <draw:polygon draw:style-name="gr1" draw:text-style-name="P1" draw:layer="layout" svg:width="0.25cm" svg:height="0.263cm" svg:x="23.211cm" svg:y="7.397cm" svg:viewBox="0 0 251 264" draw:points="72,17 74,33 79,42 85,45 87,41 89,30 89,0 161,0 161,22 162,36 163,43 164,45 173,41 177,30 179,17 179,0 251,0 251,20 248,45 239,69 229,84 220,95 243,95 243,169 220,169 229,180 241,198 249,223 251,243 251,264 179,264 179,247 177,231 172,222 164,218 162,223 161,233 161,264 89,264 89,240 88,229 86,220 85,218 78,223 73,233 72,247 72,264 0,264 0,243 3,218 12,194 22,180 31,169 8,169 8,95 31,95 22,84 10,64 2,41 0,20 0,0 72,0">
          <text:p/>
        </draw:polygon>
        <draw:line draw:style-name="gr2" draw:text-style-name="P2" draw:layer="layout" svg:x1="27.782cm" svg:y1="2.958cm" svg:x2="27.782cm" svg:y2="2.695cm">
          <text:p/>
        </draw:line>
        <draw:line draw:style-name="gr2" draw:text-style-name="P2" draw:layer="layout" svg:x1="27.782cm" svg:y1="2.697cm" svg:x2="27.834cm" svg:y2="2.643cm">
          <text:p/>
        </draw:line>
        <draw:line draw:style-name="gr2" draw:text-style-name="P2" draw:layer="layout" svg:x1="28.698cm" svg:y1="2.643cm" svg:x2="28.799cm" svg:y2="2.749cm">
          <text:p/>
        </draw:line>
        <draw:line draw:style-name="gr2" draw:text-style-name="P2" draw:layer="layout" svg:x1="27.782cm" svg:y1="2.643cm" svg:x2="27.833cm" svg:y2="2.643cm">
          <text:p/>
        </draw:line>
        <draw:line draw:style-name="gr2" draw:text-style-name="P2" draw:layer="layout" svg:x1="28.798cm" svg:y1="2.747cm" svg:x2="28.798cm" svg:y2="2.957cm">
          <text:p/>
        </draw:line>
        <draw:line draw:style-name="gr2" draw:text-style-name="P2" draw:layer="layout" svg:x1="27.782cm" svg:y1="3.484cm" svg:x2="27.834cm" svg:y2="3.43cm">
          <text:p/>
        </draw:line>
        <draw:line draw:style-name="gr2" draw:text-style-name="P2" draw:layer="layout" svg:x1="27.834cm" svg:y1="3.43cm" svg:x2="27.883cm" svg:y2="3.43cm">
          <text:p/>
        </draw:line>
        <draw:line draw:style-name="gr2" draw:text-style-name="P2" draw:layer="layout" svg:x1="27.782cm" svg:y1="3.43cm" svg:x2="27.882cm" svg:y2="3.43cm">
          <text:p/>
        </draw:line>
        <draw:line draw:style-name="gr2" draw:text-style-name="P2" draw:layer="layout" svg:x1="28.697cm" svg:y1="3.43cm" svg:x2="27.782cm" svg:y2="3.43cm">
          <text:p/>
        </draw:line>
        <draw:line draw:style-name="gr2" draw:text-style-name="P2" draw:layer="layout" svg:x1="27.782cm" svg:y1="1.909cm" svg:x2="27.834cm" svg:y2="1.855cm">
          <text:p/>
        </draw:line>
        <draw:line draw:style-name="gr2" draw:text-style-name="P2" draw:layer="layout" svg:x1="27.782cm" svg:y1="1.959cm" svg:x2="27.782cm" svg:y2="1.907cm">
          <text:p/>
        </draw:line>
        <draw:line draw:style-name="gr2" draw:text-style-name="P2" draw:layer="layout" svg:x1="27.834cm" svg:y1="1.855cm" svg:x2="27.883cm" svg:y2="1.855cm">
          <text:p/>
        </draw:line>
        <draw:line draw:style-name="gr2" draw:text-style-name="P2" draw:layer="layout" svg:x1="27.782cm" svg:y1="1.96cm" svg:x2="27.782cm" svg:y2="1.855cm">
          <text:p/>
        </draw:line>
        <draw:line draw:style-name="gr2" draw:text-style-name="P2" draw:layer="layout" svg:x1="27.782cm" svg:y1="1.855cm" svg:x2="27.882cm" svg:y2="1.855cm">
          <text:p/>
        </draw:line>
        <draw:line draw:style-name="gr2" draw:text-style-name="P2" draw:layer="layout" svg:x1="27.648cm" svg:y1="1.855cm" svg:x2="27.734cm" svg:y2="1.855cm">
          <text:p/>
        </draw:line>
        <draw:line draw:style-name="gr2" draw:text-style-name="P2" draw:layer="layout" svg:x1="27.784cm" svg:y1="1.909cm" svg:x2="27.734cm" svg:y2="1.855cm">
          <text:p/>
        </draw:line>
        <draw:line draw:style-name="gr2" draw:text-style-name="P2" draw:layer="layout" svg:x1="27.734cm" svg:y1="1.855cm" svg:x2="27.783cm" svg:y2="1.855cm">
          <text:p/>
        </draw:line>
        <draw:line draw:style-name="gr2" draw:text-style-name="P2" draw:layer="layout" svg:x1="27.334cm" svg:y1="1.855cm" svg:x2="27.648cm" svg:y2="1.855cm">
          <text:p/>
        </draw:line>
        <draw:line draw:style-name="gr2" draw:text-style-name="P2" draw:layer="layout" svg:x1="28.698cm" svg:y1="2.643cm" svg:x2="27.698cm" svg:y2="2.643cm">
          <text:p/>
        </draw:line>
        <draw:line draw:style-name="gr2" draw:text-style-name="P2" draw:layer="layout" svg:x1="28.698cm" svg:y1="1.855cm" svg:x2="27.648cm" svg:y2="1.855cm">
          <text:p/>
        </draw:line>
        <draw:line draw:style-name="gr2" draw:text-style-name="P2" draw:layer="layout" svg:x1="27.782cm" svg:y1="2.171cm" svg:x2="27.782cm" svg:y2="1.961cm">
          <text:p/>
        </draw:line>
        <draw:line draw:style-name="gr2" draw:text-style-name="P2" draw:layer="layout" svg:x1="28.798cm" svg:y1="1.961cm" svg:x2="28.798cm" svg:y2="2.171cm">
          <text:p/>
        </draw:line>
        <draw:line draw:style-name="gr2" draw:text-style-name="P2" draw:layer="layout" svg:x1="28.698cm" svg:y1="1.855cm" svg:x2="28.799cm" svg:y2="1.961cm">
          <text:p/>
        </draw:line>
        <draw:line draw:style-name="gr6" draw:text-style-name="P2" draw:layer="layout" svg:x1="23.246cm" svg:y1="4.572cm" svg:x2="23.246cm" svg:y2="4.512cm">
          <text:p/>
        </draw:line>
        <draw:polyline draw:style-name="gr6" draw:text-style-name="P2" draw:layer="layout" svg:width="0.101cm" svg:height="0.029cm" svg:x="23.145cm" svg:y="4.512cm" svg:viewBox="0 0 102 30" draw:points="102,30 0,30 16,20 25,9 30,0">
          <text:p/>
        </draw:polyline>
        <draw:line draw:style-name="gr2" draw:text-style-name="P2" draw:layer="layout" svg:x1="23.214cm" svg:y1="5cm" svg:x2="23.214cm" svg:y2="4.8cm">
          <text:p/>
        </draw:line>
        <draw:line draw:style-name="gr2" draw:text-style-name="P2" draw:layer="layout" svg:x1="23.722cm" svg:y1="4.8cm" svg:x2="23.722cm" svg:y2="5.097cm">
          <text:p/>
        </draw:line>
        <draw:line draw:style-name="gr2" draw:text-style-name="P2" draw:layer="layout" svg:x1="23.468cm" svg:y1="5.205cm" svg:x2="23.468cm" svg:y2="4.8cm">
          <text:p/>
        </draw:line>
        <draw:line draw:style-name="gr2" draw:text-style-name="P2" draw:layer="layout" svg:x1="23.134cm" svg:y1="5.268cm" svg:x2="23.134cm" svg:y2="5.655cm">
          <text:p/>
        </draw:line>
        <draw:line draw:style-name="gr2" draw:text-style-name="P2" draw:layer="layout" svg:x1="23.134cm" svg:y1="5.267cm" svg:x2="23.134cm" svg:y2="5.083cm">
          <text:p/>
        </draw:line>
        <draw:line draw:style-name="gr2" draw:text-style-name="P2" draw:layer="layout" svg:x1="23.134cm" svg:y1="5.085cm" svg:x2="23.215cm" svg:y2="5cm">
          <text:p/>
        </draw:line>
        <draw:line draw:style-name="gr2" draw:text-style-name="P2" draw:layer="layout" svg:x1="23.883cm" svg:y1="5.268cm" svg:x2="23.933cm" svg:y2="5.268cm">
          <text:p/>
        </draw:line>
        <draw:line draw:style-name="gr2" draw:text-style-name="P2" draw:layer="layout" svg:x1="23.722cm" svg:y1="5.097cm" svg:x2="23.884cm" svg:y2="5.268cm">
          <text:p/>
        </draw:line>
        <draw:line draw:style-name="gr2" draw:text-style-name="P2" draw:layer="layout" svg:x1="23.433cm" svg:y1="5.243cm" svg:x2="23.468cm" svg:y2="5.206cm">
          <text:p/>
        </draw:line>
        <draw:line draw:style-name="gr2" draw:text-style-name="P2" draw:layer="layout" svg:x1="23.433cm" svg:y1="5.655cm" svg:x2="23.433cm" svg:y2="5.241cm">
          <text:p/>
        </draw:line>
        <draw:line draw:style-name="gr2" draw:text-style-name="P2" draw:layer="layout" svg:x1="23.134cm" svg:y1="3.535cm" svg:x2="23.208cm" svg:y2="3.535cm">
          <text:p/>
        </draw:line>
        <draw:line draw:style-name="gr2" draw:text-style-name="P2" draw:layer="layout" svg:x1="23.208cm" svg:y1="3.535cm" svg:x2="23.469cm" svg:y2="3.808cm">
          <text:p/>
        </draw:line>
        <draw:line draw:style-name="gr2" draw:text-style-name="P2" draw:layer="layout" svg:x1="23.468cm" svg:y1="3.807cm" svg:x2="23.468cm" svg:y2="4cm">
          <text:p/>
        </draw:line>
        <draw:line draw:style-name="gr2" draw:text-style-name="P2" draw:layer="layout" svg:x1="23.214cm" svg:y1="4.223cm" svg:x2="23.335cm" svg:y2="4.35cm">
          <text:p/>
        </draw:line>
        <draw:line draw:style-name="gr2" draw:text-style-name="P2" draw:layer="layout" svg:x1="23.214cm" svg:y1="4cm" svg:x2="23.214cm" svg:y2="4.223cm">
          <text:p/>
        </draw:line>
        <draw:line draw:style-name="gr2" draw:text-style-name="P2" draw:layer="layout" svg:x1="24.759cm" svg:y1="3.589cm" svg:x2="24.753cm" svg:y2="3.583cm">
          <text:p/>
        </draw:line>
        <draw:line draw:style-name="gr2" draw:text-style-name="P2" draw:layer="layout" svg:x1="24.484cm" svg:y1="4cm" svg:x2="24.484cm" svg:y2="3.824cm">
          <text:p/>
        </draw:line>
        <draw:line draw:style-name="gr2" draw:text-style-name="P2" draw:layer="layout" svg:x1="24.758cm" svg:y1="3.614cm" svg:x2="24.758cm" svg:y2="3.588cm">
          <text:p/>
        </draw:line>
        <draw:line draw:style-name="gr2" draw:text-style-name="P2" draw:layer="layout" svg:x1="25.257cm" svg:y1="4.35cm" svg:x2="25.333cm" svg:y2="4.27cm">
          <text:p/>
        </draw:line>
        <draw:line draw:style-name="gr2" draw:text-style-name="P2" draw:layer="layout" svg:x1="25.333cm" svg:y1="4.349cm" svg:x2="25.333cm" svg:y2="4.27cm">
          <text:p/>
        </draw:line>
        <draw:line draw:style-name="gr2" draw:text-style-name="P2" draw:layer="layout" svg:x1="25.333cm" svg:y1="4.454cm" svg:x2="25.333cm" svg:y2="4.349cm">
          <text:p/>
        </draw:line>
        <draw:line draw:style-name="gr2" draw:text-style-name="P2" draw:layer="layout" svg:x1="24.815cm" svg:y1="4.001cm" svg:x2="25.064cm" svg:y2="3.74cm">
          <text:p/>
        </draw:line>
        <draw:line draw:style-name="gr2" draw:text-style-name="P2" draw:layer="layout" svg:x1="24.738cm" svg:y1="4cm" svg:x2="24.815cm" svg:y2="4cm">
          <text:p/>
        </draw:line>
        <draw:line draw:style-name="gr2" draw:text-style-name="P2" draw:layer="layout" svg:x1="24.229cm" svg:y1="4.948cm" svg:x2="24.533cm" svg:y2="5.268cm">
          <text:p/>
        </draw:line>
        <draw:line draw:style-name="gr2" draw:text-style-name="P2" draw:layer="layout" svg:x1="24.229cm" svg:y1="4.8cm" svg:x2="24.229cm" svg:y2="4.948cm">
          <text:p/>
        </draw:line>
        <draw:line draw:style-name="gr2" draw:text-style-name="P2" draw:layer="layout" svg:x1="23.934cm" svg:y1="4.807cm" svg:x2="23.929cm" svg:y2="4.8cm">
          <text:p/>
        </draw:line>
        <draw:line draw:style-name="gr2" draw:text-style-name="P2" draw:layer="layout" svg:x1="23.975cm" svg:y1="4.8cm" svg:x2="23.975cm" svg:y2="4.97cm">
          <text:p/>
        </draw:line>
        <draw:line draw:style-name="gr2" draw:text-style-name="P2" draw:layer="layout" svg:x1="23.975cm" svg:y1="4.971cm" svg:x2="24.254cm" svg:y2="5.264cm">
          <text:p/>
        </draw:line>
        <draw:line draw:style-name="gr2" draw:text-style-name="P2" draw:layer="layout" svg:x1="23.334cm" svg:y1="4.349cm" svg:x2="25.258cm" svg:y2="4.349cm">
          <text:p/>
        </draw:line>
        <draw:line draw:style-name="gr2" draw:text-style-name="P2" draw:layer="layout" svg:x1="24.559cm" svg:y1="5.031cm" svg:x2="24.908cm" svg:y2="5.031cm">
          <text:p/>
        </draw:line>
        <draw:line draw:style-name="gr2" draw:text-style-name="P2" draw:layer="layout" svg:x1="24.484cm" svg:y1="4.8cm" svg:x2="24.484cm" svg:y2="4.952cm">
          <text:p/>
        </draw:line>
        <draw:line draw:style-name="gr2" draw:text-style-name="P2" draw:layer="layout" svg:x1="24.907cm" svg:y1="5.031cm" svg:x2="25.058cm" svg:y2="5.19cm">
          <text:p/>
        </draw:line>
        <draw:line draw:style-name="gr2" draw:text-style-name="P2" draw:layer="layout" svg:x1="24.484cm" svg:y1="4.952cm" svg:x2="24.56cm" svg:y2="5.032cm">
          <text:p/>
        </draw:line>
        <draw:line draw:style-name="gr2" draw:text-style-name="P2" draw:layer="layout" svg:x1="23.975cm" svg:y1="3.789cm" svg:x2="23.975cm" svg:y2="4cm">
          <text:p/>
        </draw:line>
        <draw:line draw:style-name="gr2" draw:text-style-name="P2" draw:layer="layout" svg:x1="24.228cm" svg:y1="3.999cm" svg:x2="24.23cm" svg:y2="4cm">
          <text:p/>
        </draw:line>
        <draw:line draw:style-name="gr2" draw:text-style-name="P2" draw:layer="layout" svg:x1="24.233cm" svg:y1="3.996cm" svg:x2="24.229cm" svg:y2="4.002cm">
          <text:p/>
        </draw:line>
        <draw:line draw:style-name="gr2" draw:text-style-name="P2" draw:layer="layout" svg:x1="23.723cm" svg:y1="3.865cm" svg:x2="23.438cm" svg:y2="3.567cm">
          <text:p/>
        </draw:line>
        <draw:line draw:style-name="gr2" draw:text-style-name="P2" draw:layer="layout" svg:x1="23.722cm" svg:y1="4cm" svg:x2="23.722cm" svg:y2="3.864cm">
          <text:p/>
        </draw:line>
        <draw:line draw:style-name="gr4" draw:text-style-name="P2" draw:layer="layout" svg:x1="24.34cm" svg:y1="0.909cm" svg:x2="24.302cm" svg:y2="0.909cm">
          <text:p/>
        </draw:line>
        <draw:line draw:style-name="gr4" draw:text-style-name="P2" draw:layer="layout" svg:x1="24.321cm" svg:y1="0.929cm" svg:x2="24.321cm" svg:y2="0.889cm">
          <text:p/>
        </draw:line>
        <draw:polyline draw:style-name="gr4" draw:text-style-name="P2" draw:layer="layout" svg:width="0.029cm" svg:height="0.052cm" svg:x="24.252cm" svg:y="0.877cm" svg:viewBox="0 0 30 53" draw:points="2,0 27,0 30,24 27,22 22,20 11,20 5,22 2,24 0,29 0,43 2,48 5,50 11,53 22,53 27,50 30,48">
          <text:p/>
        </draw:polyline>
        <draw:polyline draw:style-name="gr4" draw:text-style-name="P2" draw:layer="layout" svg:width="0.033cm" svg:height="0.052cm" svg:x="24.205cm" svg:y="0.877cm" svg:viewBox="0 0 34 53" draw:points="34,0 17,53 0,0">
          <text:p/>
        </draw:polyline>
        <draw:line draw:style-name="gr2" draw:text-style-name="P2" draw:layer="layout" svg:x1="25.058cm" svg:y1="1.146cm" svg:x2="24.233cm" svg:y2="1.146cm">
          <text:p/>
        </draw:line>
        <draw:line draw:style-name="gr2" draw:text-style-name="P2" draw:layer="layout" svg:x1="25.257cm" svg:y1="1.78cm" svg:x2="25.257cm" svg:y2="1.776cm">
          <text:p/>
        </draw:line>
        <draw:line draw:style-name="gr2" draw:text-style-name="P2" draw:layer="layout" svg:x1="23.263cm" svg:y1="1.781cm" svg:x2="25.258cm" svg:y2="1.781cm">
          <text:p/>
        </draw:line>
        <draw:line draw:style-name="gr2" draw:text-style-name="P2" draw:layer="layout" svg:x1="25.334cm" svg:y1="1.436cm" svg:x2="25.058cm" svg:y2="1.146cm">
          <text:p/>
        </draw:line>
        <draw:line draw:style-name="gr2" draw:text-style-name="P2" draw:layer="layout" svg:x1="24.758cm" svg:y1="3.174cm" svg:x2="24.758cm" svg:y2="3.535cm">
          <text:p/>
        </draw:line>
        <draw:line draw:style-name="gr2" draw:text-style-name="P2" draw:layer="layout" svg:x1="24.764cm" svg:y1="3.18cm" svg:x2="24.758cm" svg:y2="3.174cm">
          <text:p/>
        </draw:line>
        <draw:line draw:style-name="gr2" draw:text-style-name="P2" draw:layer="layout" svg:x1="24.484cm" svg:y1="3.825cm" svg:x2="24.759cm" svg:y2="3.535cm">
          <text:p/>
        </draw:line>
        <draw:line draw:style-name="gr2" draw:text-style-name="P2" draw:layer="layout" svg:x1="23.933cm" svg:y1="3.745cm" svg:x2="23.976cm" svg:y2="3.79cm">
          <text:p/>
        </draw:line>
        <draw:line draw:style-name="gr2" draw:text-style-name="P2" draw:layer="layout" svg:x1="24.229cm" svg:y1="4cm" svg:x2="24.229cm" svg:y2="3.178cm">
          <text:p/>
        </draw:line>
        <draw:line draw:style-name="gr2" draw:text-style-name="P2" draw:layer="layout" svg:x1="24.229cm" svg:y1="3.179cm" svg:x2="24.233cm" svg:y2="3.174cm">
          <text:p/>
        </draw:line>
        <draw:line draw:style-name="gr2" draw:text-style-name="P2" draw:layer="layout" svg:x1="25.333cm" svg:y1="1.777cm" svg:x2="25.333cm" svg:y2="1.698cm">
          <text:p/>
        </draw:line>
        <draw:line draw:style-name="gr2" draw:text-style-name="P2" draw:layer="layout" svg:x1="25.257cm" svg:y1="1.781cm" svg:x2="25.262cm" svg:y2="1.781cm">
          <text:p/>
        </draw:line>
        <draw:line draw:style-name="gr2" draw:text-style-name="P2" draw:layer="layout" svg:x1="25.257cm" svg:y1="1.781cm" svg:x2="25.328cm" svg:y2="1.781cm">
          <text:p/>
        </draw:line>
        <draw:line draw:style-name="gr2" draw:text-style-name="P2" draw:layer="layout" svg:x1="25.263cm" svg:y1="1.781cm" svg:x2="25.334cm" svg:y2="1.857cm">
          <text:p/>
        </draw:line>
        <draw:line draw:style-name="gr2" draw:text-style-name="P2" draw:layer="layout" svg:x1="25.333cm" svg:y1="1.698cm" svg:x2="25.333cm" svg:y2="1.435cm">
          <text:p/>
        </draw:line>
        <draw:line draw:style-name="gr2" draw:text-style-name="P2" draw:layer="layout" svg:x1="25.257cm" svg:y1="1.778cm" svg:x2="25.333cm" svg:y2="1.698cm">
          <text:p/>
        </draw:line>
        <draw:line draw:style-name="gr2" draw:text-style-name="P2" draw:layer="layout" svg:x1="25.063cm" svg:y1="2.373cm" svg:x2="25.063cm" svg:y2="2.204cm">
          <text:p/>
        </draw:line>
        <draw:line draw:style-name="gr2" draw:text-style-name="P2" draw:layer="layout" svg:x1="25.063cm" svg:y1="2.206cm" svg:x2="24.907cm" svg:y2="2.042cm">
          <text:p/>
        </draw:line>
        <draw:polygon draw:style-name="gr1" draw:text-style-name="P1" draw:layer="layout" svg:width="0.035cm" svg:height="0.08cm" svg:x="23.406cm" svg:y="1.133cm" svg:viewBox="0 0 36 81" draw:points="0,0 4,0 36,81">
          <text:p/>
        </draw:polygon>
        <draw:polygon draw:style-name="gr1" draw:text-style-name="P1" draw:layer="layout" svg:width="0.003cm" svg:height="0.005cm" svg:x="23.453cm" svg:y="1.231cm" svg:viewBox="0 0 4 6" draw:points="0,0 4,0 4,6">
          <text:p/>
        </draw:polygon>
        <draw:polygon draw:style-name="gr1" draw:text-style-name="P1" draw:layer="layout" svg:width="0.029cm" svg:height="0.005cm" svg:x="23.426cm" svg:y="1.231cm" svg:viewBox="0 0 30 6" draw:points="30,6 0,6 0,0">
          <text:p/>
        </draw:polygon>
        <draw:polygon draw:style-name="gr1" draw:text-style-name="P1" draw:layer="layout" svg:width="0.003cm" svg:height="0.008cm" svg:x="23.431cm" svg:y="1.205cm" svg:viewBox="0 0 4 9" draw:points="4,9 2,5 0,0">
          <text:p/>
        </draw:polygon>
        <draw:polygon draw:style-name="gr1" draw:text-style-name="P1" draw:layer="layout" svg:width="0.006cm" svg:height="0.005cm" svg:x="23.4cm" svg:y="1.23cm" svg:viewBox="0 0 7 6" draw:points="0,0 7,1 7,6">
          <text:p/>
        </draw:polygon>
        <draw:polygon draw:style-name="gr1" draw:text-style-name="P1" draw:layer="layout" svg:width="0.046cm" svg:height="0.005cm" svg:x="23.359cm" svg:y="1.231cm" svg:viewBox="0 0 47 6" draw:points="47,6 0,6 0,0">
          <text:p/>
        </draw:polygon>
        <draw:polygon draw:style-name="gr1" draw:text-style-name="P1" draw:layer="layout" svg:width="0.027cm" svg:height="0.011cm" svg:x="23.375cm" svg:y="1.2cm" svg:viewBox="0 0 28 12" draw:points="0,12 4,0 28,0">
          <text:p/>
        </draw:polygon>
        <draw:polygon draw:style-name="gr1" draw:text-style-name="P1" draw:layer="layout" svg:width="0.037cm" svg:height="0.037cm" svg:x="23.379cm" svg:y="1.164cm" svg:viewBox="0 0 38 38" draw:points="38,0 24,38 0,38">
          <text:p/>
        </draw:polygon>
        <draw:polygon draw:style-name="gr1" draw:text-style-name="P1" draw:layer="layout" svg:width="0.037cm" svg:height="0.086cm" svg:x="23.406cm" svg:y="1.133cm" svg:viewBox="0 0 38 87" draw:points="0,0 35,81 38,87">
          <text:p/>
        </draw:polygon>
        <draw:polygon draw:style-name="gr1" draw:text-style-name="P1" draw:layer="layout" svg:width="0.006cm" svg:height="0.006cm" svg:x="23.449cm" svg:y="1.229cm" svg:viewBox="0 0 7 7" draw:points="0,0 5,2 7,7">
          <text:p/>
        </draw:polygon>
        <draw:polygon draw:style-name="gr1" draw:text-style-name="P1" draw:layer="layout" svg:width="0.029cm" svg:height="0.005cm" svg:x="23.426cm" svg:y="1.23cm" svg:viewBox="0 0 30 6" draw:points="30,6 0,1 5,0">
          <text:p/>
        </draw:polygon>
        <draw:polygon draw:style-name="gr1" draw:text-style-name="P1" draw:layer="layout" svg:width="0.009cm" svg:height="0.005cm" svg:x="23.396cm" svg:y="1.23cm" svg:viewBox="0 0 10 6" draw:points="0,0 5,0 10,6">
          <text:p/>
        </draw:polygon>
        <draw:polygon draw:style-name="gr1" draw:text-style-name="P1" draw:layer="layout" svg:width="0.046cm" svg:height="0.005cm" svg:x="23.359cm" svg:y="1.23cm" svg:viewBox="0 0 47 6" draw:points="47,6 0,1 6,0">
          <text:p/>
        </draw:polygon>
        <draw:polygon draw:style-name="gr1" draw:text-style-name="P1" draw:layer="layout" svg:width="0.029cm" svg:height="0.015cm" svg:x="23.373cm" svg:y="1.2cm" svg:viewBox="0 0 30 16" draw:points="0,16 2,12 30,0">
          <text:p/>
        </draw:polygon>
        <draw:polygon draw:style-name="gr1" draw:text-style-name="P1" draw:layer="layout" svg:width="0.037cm" svg:height="0.067cm" svg:x="23.379cm" svg:y="1.133cm" svg:viewBox="0 0 38 68" draw:points="38,32 0,68 28,0">
          <text:p/>
        </draw:polygon>
        <draw:polygon draw:style-name="gr1" draw:text-style-name="P1" draw:layer="layout" svg:width="0.024cm" svg:height="0.006cm" svg:x="23.431cm" svg:y="1.229cm" svg:viewBox="0 0 25 7" draw:points="19,0 25,7 0,1">
          <text:p/>
        </draw:polygon>
        <draw:polygon draw:style-name="gr1" draw:text-style-name="P1" draw:layer="layout" svg:width="0.04cm" svg:height="0.005cm" svg:x="23.365cm" svg:y="1.23cm" svg:viewBox="0 0 41 6" draw:points="32,0 41,6 0,0">
          <text:p/>
        </draw:polygon>
        <draw:polygon draw:style-name="gr1" draw:text-style-name="P1" draw:layer="layout" svg:width="0.032cm" svg:height="0.02cm" svg:x="23.37cm" svg:y="1.2cm" svg:viewBox="0 0 33 21" draw:points="0,21 3,16 33,0">
          <text:p/>
        </draw:polygon>
        <draw:polygon draw:style-name="gr1" draw:text-style-name="P1" draw:layer="layout" svg:width="0.023cm" svg:height="0.067cm" svg:x="23.406cm" svg:y="1.133cm" svg:viewBox="0 0 24 68" draw:points="24,68 11,32 0,0">
          <text:p/>
        </draw:polygon>
        <draw:polygon draw:style-name="gr1" draw:text-style-name="P1" draw:layer="layout" svg:width="0.018cm" svg:height="0.002cm" svg:x="23.431cm" svg:y="1.228cm" svg:viewBox="0 0 19 3" draw:points="19,2 0,3 5,0">
          <text:p/>
        </draw:polygon>
        <draw:polygon draw:style-name="gr1" draw:text-style-name="P1" draw:layer="layout" svg:width="0.031cm" svg:height="0.004cm" svg:x="23.365cm" svg:y="1.226cm" svg:viewBox="0 0 32 5" draw:points="29,0 32,5 0,5">
          <text:p/>
        </draw:polygon>
        <draw:polygon draw:style-name="gr1" draw:text-style-name="P1" draw:layer="layout" svg:width="0.034cm" svg:height="0.025cm" svg:x="23.368cm" svg:y="1.2cm" svg:viewBox="0 0 35 26" draw:points="0,26 2,21 35,0">
          <text:p/>
        </draw:polygon>
        <draw:polygon draw:style-name="gr1" draw:text-style-name="P1" draw:layer="layout" svg:width="0.037cm" svg:height="0.086cm" svg:x="23.406cm" svg:y="1.133cm" svg:viewBox="0 0 38 87" draw:points="23,68 0,0 38,87">
          <text:p/>
        </draw:polygon>
        <draw:polygon draw:style-name="gr1" draw:text-style-name="P1" draw:layer="layout" svg:width="0.013cm" svg:height="0.004cm" svg:x="23.436cm" svg:y="1.225cm" svg:viewBox="0 0 14 5" draw:points="10,0 14,5 0,4">
          <text:p/>
        </draw:polygon>
        <draw:polygon draw:style-name="gr1" draw:text-style-name="P1" draw:layer="layout" svg:width="0.029cm" svg:height="0.011cm" svg:x="23.365cm" svg:y="1.22cm" svg:viewBox="0 0 30 12" draw:points="30,0 29,6 0,12">
          <text:p/>
        </draw:polygon>
        <draw:polygon draw:style-name="gr1" draw:text-style-name="P1" draw:layer="layout" svg:width="0.037cm" svg:height="0.029cm" svg:x="23.365cm" svg:y="1.2cm" svg:viewBox="0 0 38 30" draw:points="0,30 3,26 38,0">
          <text:p/>
        </draw:polygon>
        <draw:polygon draw:style-name="gr1" draw:text-style-name="P1" draw:layer="layout" svg:width="0.016cm" svg:height="0.024cm" svg:x="23.429cm" svg:y="1.2cm" svg:viewBox="0 0 17 25" draw:points="0,0 15,19 17,25">
          <text:p/>
        </draw:polygon>
        <draw:polygon draw:style-name="gr1" draw:text-style-name="P1" draw:layer="layout" svg:width="0.009cm" svg:height="0.003cm" svg:x="23.436cm" svg:y="1.225cm" svg:viewBox="0 0 10 4" draw:points="10,0 0,4 2,0">
          <text:p/>
        </draw:polygon>
        <draw:polygon draw:style-name="gr1" draw:text-style-name="P1" draw:layer="layout" svg:width="0.031cm" svg:height="0.014cm" svg:x="23.365cm" svg:y="1.216cm" svg:viewBox="0 0 32 15" draw:points="32,0 30,4 0,15">
          <text:p/>
        </draw:polygon>
        <draw:polygon draw:style-name="gr1" draw:text-style-name="P1" draw:layer="layout" svg:width="0.008cm" svg:height="0.005cm" svg:x="23.437cm" svg:y="1.219cm" svg:viewBox="0 0 9 6" draw:points="9,6 1,6 0,0">
          <text:p/>
        </draw:polygon>
        <draw:polygon draw:style-name="gr1" draw:text-style-name="P1" draw:layer="layout" svg:width="0.033cm" svg:height="0.019cm" svg:x="23.365cm" svg:y="1.211cm" svg:viewBox="0 0 34 20" draw:points="34,0 32,5 0,20">
          <text:p/>
        </draw:polygon>
        <draw:polygon draw:style-name="gr1" draw:text-style-name="P1" draw:layer="layout" svg:width="0.011cm" svg:height="0.011cm" svg:x="23.434cm" svg:y="1.214cm" svg:viewBox="0 0 12 12" draw:points="12,12 3,6 0,0">
          <text:p/>
        </draw:polygon>
        <draw:polygon draw:style-name="gr1" draw:text-style-name="P1" draw:layer="layout" svg:width="0.035cm" svg:height="0.024cm" svg:x="23.365cm" svg:y="1.205cm" svg:viewBox="0 0 36 25" draw:points="36,0 34,5 0,25">
          <text:p/>
        </draw:polygon>
        <draw:polygon draw:style-name="gr1" draw:text-style-name="P1" draw:layer="layout" svg:width="0.016cm" svg:height="0.024cm" svg:x="23.429cm" svg:y="1.2cm" svg:viewBox="0 0 17 25" draw:points="0,0 17,25 6,14">
          <text:p/>
        </draw:polygon>
        <draw:polygon draw:style-name="gr1" draw:text-style-name="P1" draw:layer="layout" svg:width="0.037cm" svg:height="0.029cm" svg:x="23.365cm" svg:y="1.2cm" svg:viewBox="0 0 38 30" draw:points="36,5 0,30 38,0">
          <text:p/>
        </draw:polygon>
        <draw:polygon draw:style-name="gr1" draw:text-style-name="P1" draw:layer="layout" svg:width="0.005cm" svg:height="0.014cm" svg:x="23.429cm" svg:y="1.2cm" svg:viewBox="0 0 6 15" draw:points="0,0 6,15 3,5">
          <text:p/>
        </draw:polygon>
        <draw:polygon draw:style-name="gr1" draw:text-style-name="P1" draw:layer="layout" svg:width="0.031cm" svg:height="0.005cm" svg:x="23.4cm" svg:y="1.2cm" svg:viewBox="0 0 32 6" draw:points="32,6 0,6 2,0">
          <text:p/>
        </draw:polygon>
        <draw:polygon draw:style-name="gr1" draw:text-style-name="P1" draw:layer="layout" svg:width="0.029cm" svg:height="0.005cm" svg:x="23.402cm" svg:y="1.2cm" svg:viewBox="0 0 30 6" draw:points="0,0 27,0 30,6">
          <text:p/>
        </draw:polygon>
        <draw:polygon draw:style-name="gr1" draw:text-style-name="P1" draw:layer="layout" svg:width="0.007cm" svg:height="0cm" svg:x="23.334cm" svg:y="1.211cm" svg:viewBox="0 0 8 1" draw:points="0,1 4,0 8,1">
          <text:p/>
        </draw:polygon>
        <draw:polygon draw:style-name="gr1" draw:text-style-name="P1" draw:layer="layout" svg:width="0.007cm" svg:height="0.008cm" svg:x="23.342cm" svg:y="1.212cm" svg:viewBox="0 0 8 9" draw:points="0,0 5,5 8,9">
          <text:p/>
        </draw:polygon>
        <draw:polygon draw:style-name="gr1" draw:text-style-name="P1" draw:layer="layout" svg:width="0.001cm" svg:height="0.008cm" svg:x="23.348cm" svg:y="1.22cm" svg:viewBox="0 0 2 9" draw:points="2,0 2,3 0,9">
          <text:p/>
        </draw:polygon>
        <draw:polygon draw:style-name="gr1" draw:text-style-name="P1" draw:layer="layout" svg:width="0.009cm" svg:height="0.007cm" svg:x="23.34cm" svg:y="1.229cm" svg:viewBox="0 0 10 8" draw:points="10,0 6,5 0,8">
          <text:p/>
        </draw:polygon>
        <draw:polygon draw:style-name="gr1" draw:text-style-name="P1" draw:layer="layout" svg:width="0.008cm" svg:height="0.001cm" svg:x="23.332cm" svg:y="1.235cm" svg:viewBox="0 0 9 2" draw:points="9,2 7,2 0,0">
          <text:p/>
        </draw:polygon>
        <draw:polygon draw:style-name="gr1" draw:text-style-name="P1" draw:layer="layout" svg:width="0.006cm" svg:height="0.008cm" svg:x="23.326cm" svg:y="1.227cm" svg:viewBox="0 0 7 9" draw:points="7,9 2,5 0,0">
          <text:p/>
        </draw:polygon>
        <draw:polygon draw:style-name="gr1" draw:text-style-name="P1" draw:layer="layout" svg:width="0.003cm" svg:height="0.01cm" svg:x="23.325cm" svg:y="1.218cm" svg:viewBox="0 0 4 11" draw:points="2,11 0,7 4,0">
          <text:p/>
        </draw:polygon>
        <draw:polygon draw:style-name="gr1" draw:text-style-name="P1" draw:layer="layout" svg:width="0.007cm" svg:height="0.006cm" svg:x="23.327cm" svg:y="1.212cm" svg:viewBox="0 0 8 7" draw:points="0,7 3,3 8,0">
          <text:p/>
        </draw:polygon>
        <draw:polygon draw:style-name="gr1" draw:text-style-name="P1" draw:layer="layout" svg:width="0.015cm" svg:height="0.008cm" svg:x="23.334cm" svg:y="1.212cm" svg:viewBox="0 0 16 9" draw:points="0,0 8,0 16,9">
          <text:p/>
        </draw:polygon>
        <draw:polygon draw:style-name="gr1" draw:text-style-name="P1" draw:layer="layout" svg:width="0.009cm" svg:height="0.016cm" svg:x="23.34cm" svg:y="1.22cm" svg:viewBox="0 0 10 17" draw:points="10,0 9,9 0,17">
          <text:p/>
        </draw:polygon>
        <draw:polygon draw:style-name="gr1" draw:text-style-name="P1" draw:layer="layout" svg:width="0.014cm" svg:height="0.01cm" svg:x="23.326cm" svg:y="1.227cm" svg:viewBox="0 0 15 11" draw:points="15,11 7,9 0,0">
          <text:p/>
        </draw:polygon>
        <draw:polygon draw:style-name="gr1" draw:text-style-name="P1" draw:layer="layout" svg:width="0.008cm" svg:height="0.015cm" svg:x="23.326cm" svg:y="1.212cm" svg:viewBox="0 0 9 16" draw:points="0,16 2,6 9,0">
          <text:p/>
        </draw:polygon>
        <draw:polygon draw:style-name="gr1" draw:text-style-name="P1" draw:layer="layout" svg:width="0.015cm" svg:height="0.024cm" svg:x="23.334cm" svg:y="1.212cm" svg:viewBox="0 0 16 25" draw:points="0,0 16,8 6,25">
          <text:p/>
        </draw:polygon>
        <draw:polygon draw:style-name="gr1" draw:text-style-name="P1" draw:layer="layout" svg:width="0.014cm" svg:height="0.024cm" svg:x="23.326cm" svg:y="1.212cm" svg:viewBox="0 0 15 25" draw:points="15,25 0,16 9,0">
          <text:p/>
        </draw:polygon>
        <draw:polygon draw:style-name="gr1" draw:text-style-name="P1" draw:layer="layout" svg:width="0.044cm" svg:height="0.004cm" svg:x="23.273cm" svg:y="1.134cm" svg:viewBox="0 0 45 5" draw:points="0,0 45,0 45,5">
          <text:p/>
        </draw:polygon>
        <draw:polygon draw:style-name="gr1" draw:text-style-name="P1" draw:layer="layout" svg:width="0.003cm" svg:height="0cm" svg:x="23.313cm" svg:y="1.23cm" svg:viewBox="0 0 4 1" draw:points="0,0 1,0 4,1">
          <text:p/>
        </draw:polygon>
        <draw:polygon draw:style-name="gr1" draw:text-style-name="P1" draw:layer="layout" svg:width="0.046cm" svg:height="0.005cm" svg:x="23.271cm" svg:y="1.231cm" svg:viewBox="0 0 47 6" draw:points="47,0 47,6 0,6">
          <text:p/>
        </draw:polygon>
        <draw:polygon draw:style-name="gr1" draw:text-style-name="P1" draw:layer="layout" svg:width="0.005cm" svg:height="0.005cm" svg:x="23.271cm" svg:y="1.23cm" svg:viewBox="0 0 6 6" draw:points="0,6 0,1 6,0">
          <text:p/>
        </draw:polygon>
        <draw:polygon draw:style-name="gr1" draw:text-style-name="P1" draw:layer="layout" svg:width="0.011cm" svg:height="0.001cm" svg:x="23.262cm" svg:y="1.188cm" svg:viewBox="0 0 12 2" draw:points="12,2 5,0 0,0">
          <text:p/>
        </draw:polygon>
        <draw:polygon draw:style-name="gr1" draw:text-style-name="P1" draw:layer="layout" svg:width="0.008cm" svg:height="0.002cm" svg:x="23.254cm" svg:y="1.186cm" svg:viewBox="0 0 9 3" draw:points="9,3 4,1 0,0">
          <text:p/>
        </draw:polygon>
        <draw:polygon draw:style-name="gr1" draw:text-style-name="P1" draw:layer="layout" svg:width="0.01cm" svg:height="0.006cm" svg:x="23.244cm" svg:y="1.18cm" svg:viewBox="0 0 11 7" draw:points="11,7 6,3 0,0">
          <text:p/>
        </draw:polygon>
        <draw:polygon draw:style-name="gr1" draw:text-style-name="P1" draw:layer="layout" svg:width="0.006cm" svg:height="0.01cm" svg:x="23.238cm" svg:y="1.17cm" svg:viewBox="0 0 7 11" draw:points="7,11 3,6 0,0">
          <text:p/>
        </draw:polygon>
        <draw:polygon draw:style-name="gr1" draw:text-style-name="P1" draw:layer="layout" svg:width="0.003cm" svg:height="0.011cm" svg:x="23.236cm" svg:y="1.162cm" svg:viewBox="0 0 4 12" draw:points="4,12 0,5 0,0">
          <text:p/>
        </draw:polygon>
        <draw:polygon draw:style-name="gr1" draw:text-style-name="P1" draw:layer="layout" svg:width="0.024cm" svg:height="0.006cm" svg:x="23.236cm" svg:y="1.162cm" svg:viewBox="0 0 25 7" draw:points="0,0 25,0 25,7">
          <text:p/>
        </draw:polygon>
        <draw:polygon draw:style-name="gr1" draw:text-style-name="P1" draw:layer="layout" svg:width="0.024cm" svg:height="0.003cm" svg:x="23.236cm" svg:y="1.159cm" svg:viewBox="0 0 25 4" draw:points="25,0 25,4 0,4">
          <text:p/>
        </draw:polygon>
        <draw:polygon draw:style-name="gr1" draw:text-style-name="P1" draw:layer="layout" svg:width="0cm" svg:height="0.005cm" svg:x="23.236cm" svg:y="1.155cm" svg:viewBox="0 0 1 6" draw:points="0,6 1,0">
          <text:p/>
        </draw:polygon>
        <draw:polygon draw:style-name="gr1" draw:text-style-name="P1" draw:layer="layout" svg:width="0.004cm" svg:height="0.011cm" svg:x="23.237cm" svg:y="1.145cm" svg:viewBox="0 0 5 12" draw:points="0,12 1,5 5,0">
          <text:p/>
        </draw:polygon>
        <draw:polygon draw:style-name="gr1" draw:text-style-name="P1" draw:layer="layout" svg:width="0.01cm" svg:height="0.006cm" svg:x="23.241cm" svg:y="1.138cm" svg:viewBox="0 0 11 7" draw:points="0,7 5,3 11,0">
          <text:p/>
        </draw:polygon>
        <draw:polygon draw:style-name="gr1" draw:text-style-name="P1" draw:layer="layout" svg:width="0.009cm" svg:height="0.003cm" svg:x="23.251cm" svg:y="1.135cm" svg:viewBox="0 0 10 4" draw:points="0,4 5,1 10,0">
          <text:p/>
        </draw:polygon>
        <draw:polygon draw:style-name="gr1" draw:text-style-name="P1" draw:layer="layout" svg:width="0.014cm" svg:height="0.001cm" svg:x="23.26cm" svg:y="1.134cm" svg:viewBox="0 0 15 2" draw:points="0,2 7,0 15,0">
          <text:p/>
        </draw:polygon>
        <draw:polygon draw:style-name="gr1" draw:text-style-name="P1" draw:layer="layout" svg:width="0.044cm" svg:height="0.006cm" svg:x="23.273cm" svg:y="1.134cm" svg:viewBox="0 0 45 7" draw:points="0,0 45,5 40,7">
          <text:p/>
        </draw:polygon>
        <draw:polygon draw:style-name="gr1" draw:text-style-name="P1" draw:layer="layout" svg:width="0.046cm" svg:height="0.005cm" svg:x="23.271cm" svg:y="1.23cm" svg:viewBox="0 0 47 6" draw:points="43,0 47,1 0,6">
          <text:p/>
        </draw:polygon>
        <draw:polygon draw:style-name="gr1" draw:text-style-name="P1" draw:layer="layout" svg:width="0.01cm" svg:height="0.007cm" svg:x="23.271cm" svg:y="1.228cm" svg:viewBox="0 0 11 8" draw:points="0,8 5,2 11,0">
          <text:p/>
        </draw:polygon>
        <draw:polygon draw:style-name="gr1" draw:text-style-name="P1" draw:layer="layout" svg:width="0.021cm" svg:height="0.001cm" svg:x="23.262cm" svg:y="1.188cm" svg:viewBox="0 0 22 2" draw:points="22,2 11,2 0,0">
          <text:p/>
        </draw:polygon>
        <draw:polygon draw:style-name="gr1" draw:text-style-name="P1" draw:layer="layout" svg:width="0.018cm" svg:height="0.008cm" svg:x="23.244cm" svg:y="1.18cm" svg:viewBox="0 0 19 9" draw:points="19,9 11,7 0,0">
          <text:p/>
        </draw:polygon>
        <draw:polygon draw:style-name="gr1" draw:text-style-name="P1" draw:layer="layout" svg:width="0.008cm" svg:height="0.019cm" svg:x="23.236cm" svg:y="1.162cm" svg:viewBox="0 0 9 20" draw:points="9,20 2,9 0,0">
          <text:p/>
        </draw:polygon>
        <draw:polygon draw:style-name="gr1" draw:text-style-name="P1" draw:layer="layout" svg:width="0.025cm" svg:height="0.012cm" svg:x="23.236cm" svg:y="1.162cm" svg:viewBox="0 0 26 13" draw:points="0,0 25,7 26,13">
          <text:p/>
        </draw:polygon>
        <draw:polygon draw:style-name="gr1" draw:text-style-name="P1" draw:layer="layout" svg:width="0.025cm" svg:height="0.01cm" svg:x="23.236cm" svg:y="1.152cm" svg:viewBox="0 0 26 11" draw:points="26,0 25,7 0,11">
          <text:p/>
        </draw:polygon>
        <draw:polygon draw:style-name="gr1" draw:text-style-name="P1" draw:layer="layout" svg:width="0.005cm" svg:height="0.017cm" svg:x="23.236cm" svg:y="1.145cm" svg:viewBox="0 0 6 18" draw:points="0,18 1,12 6,0">
          <text:p/>
        </draw:polygon>
        <draw:polygon draw:style-name="gr1" draw:text-style-name="P1" draw:layer="layout" svg:width="0.019cm" svg:height="0.01cm" svg:x="23.241cm" svg:y="1.135cm" svg:viewBox="0 0 20 11" draw:points="0,11 11,3 20,0">
          <text:p/>
        </draw:polygon>
        <draw:polygon draw:style-name="gr1" draw:text-style-name="P1" draw:layer="layout" svg:width="0.052cm" svg:height="0.006cm" svg:x="23.26cm" svg:y="1.134cm" svg:viewBox="0 0 53 7" draw:points="0,2 14,0 53,7">
          <text:p/>
        </draw:polygon>
        <draw:polygon draw:style-name="gr1" draw:text-style-name="P1" draw:layer="layout" svg:width="0.042cm" svg:height="0.007cm" svg:x="23.271cm" svg:y="1.228cm" svg:viewBox="0 0 43 8" draw:points="38,0 43,2 0,8">
          <text:p/>
        </draw:polygon>
        <draw:polygon draw:style-name="gr1" draw:text-style-name="P1" draw:layer="layout" svg:width="0.039cm" svg:height="0.01cm" svg:x="23.244cm" svg:y="1.18cm" svg:viewBox="0 0 40 11" draw:points="40,11 19,9 0,0">
          <text:p/>
        </draw:polygon>
        <draw:polygon draw:style-name="gr1" draw:text-style-name="P1" draw:layer="layout" svg:width="0.025cm" svg:height="0.019cm" svg:x="23.236cm" svg:y="1.162cm" svg:viewBox="0 0 26 20" draw:points="8,20 0,0 26,12">
          <text:p/>
        </draw:polygon>
        <draw:polygon draw:style-name="gr1" draw:text-style-name="P1" draw:layer="layout" svg:width="0.027cm" svg:height="0.016cm" svg:x="23.236cm" svg:y="1.146cm" svg:viewBox="0 0 28 17" draw:points="28,0 26,7 0,17">
          <text:p/>
        </draw:polygon>
        <draw:polygon draw:style-name="gr1" draw:text-style-name="P1" draw:layer="layout" svg:width="0.024cm" svg:height="0.026cm" svg:x="23.236cm" svg:y="1.135cm" svg:viewBox="0 0 25 27" draw:points="0,27 5,11 25,0">
          <text:p/>
        </draw:polygon>
        <draw:polygon draw:style-name="gr1" draw:text-style-name="P1" draw:layer="layout" svg:width="0.052cm" svg:height="0.006cm" svg:x="23.26cm" svg:y="1.135cm" svg:viewBox="0 0 53 7" draw:points="0,0 53,5 49,7">
          <text:p/>
        </draw:polygon>
        <draw:polygon draw:style-name="gr1" draw:text-style-name="P1" draw:layer="layout" svg:width="0.037cm" svg:height="0.013cm" svg:x="23.271cm" svg:y="1.222cm" svg:viewBox="0 0 38 14" draw:points="36,0 38,5 0,14">
          <text:p/>
        </draw:polygon>
        <draw:polygon draw:style-name="gr1" draw:text-style-name="P1" draw:layer="layout" svg:width="0.019cm" svg:height="0.007cm" svg:x="23.244cm" svg:y="1.172cm" svg:viewBox="0 0 20 8" draw:points="0,8 18,0 20,6">
          <text:p/>
        </draw:polygon>
        <draw:polygon draw:style-name="gr1" draw:text-style-name="P1" draw:layer="layout" svg:width="0.031cm" svg:height="0.02cm" svg:x="23.236cm" svg:y="1.142cm" svg:viewBox="0 0 32 21" draw:points="32,0 28,4 0,21">
          <text:p/>
        </draw:polygon>
        <draw:polygon draw:style-name="gr1" draw:text-style-name="P1" draw:layer="layout" svg:width="0.048cm" svg:height="0.011cm" svg:x="23.26cm" svg:y="1.135cm" svg:viewBox="0 0 49 12" draw:points="0,0 49,6 47,12">
          <text:p/>
        </draw:polygon>
        <draw:polygon draw:style-name="gr1" draw:text-style-name="P1" draw:layer="layout" svg:width="0.035cm" svg:height="0.018cm" svg:x="23.271cm" svg:y="1.217cm" svg:viewBox="0 0 36 19" draw:points="36,0 36,5 0,19">
          <text:p/>
        </draw:polygon>
        <draw:polygon draw:style-name="gr1" draw:text-style-name="P1" draw:layer="layout" svg:width="0.021cm" svg:height="0.002cm" svg:x="23.244cm" svg:y="1.178cm" svg:viewBox="0 0 22 3" draw:points="0,3 20,0 22,3">
          <text:p/>
        </draw:polygon>
        <draw:polygon draw:style-name="gr1" draw:text-style-name="P1" draw:layer="layout" svg:width="0.031cm" svg:height="0.026cm" svg:x="23.236cm" svg:y="1.135cm" svg:viewBox="0 0 32 27" draw:points="32,7 0,27 25,0">
          <text:p/>
        </draw:polygon>
        <draw:polygon draw:style-name="gr1" draw:text-style-name="P1" draw:layer="layout" svg:width="0.035cm" svg:height="0.018cm" svg:x="23.271cm" svg:y="1.217cm" svg:viewBox="0 0 36 19" draw:points="36,0 0,19 10,11">
          <text:p/>
        </draw:polygon>
        <draw:polygon draw:style-name="gr1" draw:text-style-name="P1" draw:layer="layout" svg:width="0.026cm" svg:height="0.002cm" svg:x="23.244cm" svg:y="1.18cm" svg:viewBox="0 0 27 3" draw:points="0,0 21,0 27,3">
          <text:p/>
        </draw:polygon>
        <draw:polygon draw:style-name="gr1" draw:text-style-name="P1" draw:layer="layout" svg:width="0.011cm" svg:height="0.006cm" svg:x="23.26cm" svg:y="1.135cm" svg:viewBox="0 0 12 7" draw:points="12,6 8,7 0,0">
          <text:p/>
        </draw:polygon>
        <draw:polygon draw:style-name="gr1" draw:text-style-name="P1" draw:layer="layout" svg:width="0.025cm" svg:height="0.011cm" svg:x="23.281cm" svg:y="1.217cm" svg:viewBox="0 0 26 12" draw:points="26,0 0,12 2,6">
          <text:p/>
        </draw:polygon>
        <draw:polygon draw:style-name="gr1" draw:text-style-name="P1" draw:layer="layout" svg:width="0.039cm" svg:height="0.01cm" svg:x="23.244cm" svg:y="1.18cm" svg:viewBox="0 0 40 11" draw:points="40,11 0,0 27,2">
          <text:p/>
        </draw:polygon>
        <draw:polygon draw:style-name="gr1" draw:text-style-name="P1" draw:layer="layout" svg:width="0.016cm" svg:height="0.005cm" svg:x="23.26cm" svg:y="1.135cm" svg:viewBox="0 0 17 6" draw:points="17,5 12,6 0,0">
          <text:p/>
        </draw:polygon>
        <draw:polygon draw:style-name="gr1" draw:text-style-name="P1" draw:layer="layout" svg:width="0.023cm" svg:height="0.07cm" svg:x="23.283cm" svg:y="1.152cm" svg:viewBox="0 0 24 71" draw:points="24,0 24,66 0,71">
          <text:p/>
        </draw:polygon>
        <draw:polygon draw:style-name="gr1" draw:text-style-name="P1" draw:layer="layout" svg:width="0.013cm" svg:height="0.007cm" svg:x="23.27cm" svg:y="1.182cm" svg:viewBox="0 0 14 8" draw:points="14,8 0,0 5,1">
          <text:p/>
        </draw:polygon>
        <draw:polygon draw:style-name="gr1" draw:text-style-name="P1" draw:layer="layout" svg:width="0.021cm" svg:height="0.005cm" svg:x="23.26cm" svg:y="1.135cm" svg:viewBox="0 0 22 6" draw:points="22,6 17,5 0,0">
          <text:p/>
        </draw:polygon>
        <draw:polygon draw:style-name="gr1" draw:text-style-name="P1" draw:layer="layout" svg:width="0.023cm" svg:height="0.077cm" svg:x="23.283cm" svg:y="1.146cm" svg:viewBox="0 0 24 78" draw:points="24,0 24,6 0,78">
          <text:p/>
        </draw:polygon>
        <draw:polygon draw:style-name="gr1" draw:text-style-name="P1" draw:layer="layout" svg:width="0.008cm" svg:height="0.007cm" svg:x="23.275cm" svg:y="1.183cm" svg:viewBox="0 0 9 8" draw:points="9,8 0,0 6,2">
          <text:p/>
        </draw:polygon>
        <draw:polygon draw:style-name="gr1" draw:text-style-name="P1" draw:layer="layout" svg:width="0.046cm" svg:height="0.011cm" svg:x="23.26cm" svg:y="1.135cm" svg:viewBox="0 0 47 12" draw:points="22,5 0,0 47,12">
          <text:p/>
        </draw:polygon>
        <draw:polygon draw:style-name="gr1" draw:text-style-name="P1" draw:layer="layout" svg:width="0.023cm" svg:height="0.077cm" svg:x="23.283cm" svg:y="1.146cm" svg:viewBox="0 0 24 78" draw:points="24,0 0,78 0,72">
          <text:p/>
        </draw:polygon>
        <draw:polygon draw:style-name="gr1" draw:text-style-name="P1" draw:layer="layout" svg:width="0.003cm" svg:height="0.006cm" svg:x="23.28cm" svg:y="1.184cm" svg:viewBox="0 0 4 7" draw:points="4,7 0,0 4,0">
          <text:p/>
        </draw:polygon>
        <draw:polygon draw:style-name="gr1" draw:text-style-name="P1" draw:layer="layout" svg:width="0.025cm" svg:height="0.005cm" svg:x="23.281cm" svg:y="1.141cm" svg:viewBox="0 0 26 6" draw:points="2,5 0,0 26,6">
          <text:p/>
        </draw:polygon>
        <draw:polygon draw:style-name="gr1" draw:text-style-name="P1" draw:layer="layout" svg:width="0.023cm" svg:height="0.071cm" svg:x="23.283cm" svg:y="1.146cm" svg:viewBox="0 0 24 72" draw:points="24,0 0,72 0,45">
          <text:p/>
        </draw:polygon>
        <draw:polygon draw:style-name="gr1" draw:text-style-name="P1" draw:layer="layout" svg:width="0.023cm" svg:height="0.04cm" svg:x="23.283cm" svg:y="1.145cm" svg:viewBox="0 0 24 41" draw:points="0,41 0,0 24,1">
          <text:p/>
        </draw:polygon>
        <draw:polygon draw:style-name="gr1" draw:text-style-name="P1" draw:layer="layout" svg:width="0.023cm" svg:height="0.044cm" svg:x="23.283cm" svg:y="1.146cm" svg:viewBox="0 0 24 45" draw:points="24,0 0,45 0,40">
          <text:p/>
        </draw:polygon>
        <draw:polygon draw:style-name="gr1" draw:text-style-name="P1" draw:layer="layout" svg:width="0.008cm" svg:height="0cm" svg:x="23.226cm" svg:y="1.211cm" svg:viewBox="0 0 9 1" draw:points="0,1 3,0 9,1">
          <text:p/>
        </draw:polygon>
        <draw:polygon draw:style-name="gr1" draw:text-style-name="P1" draw:layer="layout" svg:width="0.006cm" svg:height="0.008cm" svg:x="23.235cm" svg:y="1.212cm" svg:viewBox="0 0 7 9" draw:points="0,0 3,5 7,9">
          <text:p/>
        </draw:polygon>
        <draw:polygon draw:style-name="gr1" draw:text-style-name="P1" draw:layer="layout" svg:width="0.001cm" svg:height="0.008cm" svg:x="23.24cm" svg:y="1.22cm" svg:viewBox="0 0 2 9" draw:points="2,0 2,3 0,9">
          <text:p/>
        </draw:polygon>
        <draw:polygon draw:style-name="gr1" draw:text-style-name="P1" draw:layer="layout" svg:width="0.008cm" svg:height="0.007cm" svg:x="23.232cm" svg:y="1.229cm" svg:viewBox="0 0 9 8" draw:points="9,0 6,5 0,8">
          <text:p/>
        </draw:polygon>
        <draw:polygon draw:style-name="gr1" draw:text-style-name="P1" draw:layer="layout" svg:width="0.008cm" svg:height="0.001cm" svg:x="23.224cm" svg:y="1.235cm" svg:viewBox="0 0 9 2" draw:points="9,2 5,2 0,0">
          <text:p/>
        </draw:polygon>
        <draw:polygon draw:style-name="gr1" draw:text-style-name="P1" draw:layer="layout" svg:width="0.006cm" svg:height="0.008cm" svg:x="23.218cm" svg:y="1.227cm" svg:viewBox="0 0 7 9" draw:points="7,9 2,5 0,0">
          <text:p/>
        </draw:polygon>
        <draw:polygon draw:style-name="gr1" draw:text-style-name="P1" draw:layer="layout" svg:width="0cm" svg:height="0.007cm" svg:x="23.218cm" svg:y="1.218cm" svg:viewBox="0 0 1 8" draw:points="0,8 0,6 1,0">
          <text:p/>
        </draw:polygon>
        <draw:polygon draw:style-name="gr1" draw:text-style-name="P1" draw:layer="layout" svg:width="0.007cm" svg:height="0.006cm" svg:x="23.219cm" svg:y="1.212cm" svg:viewBox="0 0 8 7" draw:points="0,7 4,3 8,0">
          <text:p/>
        </draw:polygon>
        <draw:polygon draw:style-name="gr1" draw:text-style-name="P1" draw:layer="layout" svg:width="0.015cm" svg:height="0.008cm" svg:x="23.226cm" svg:y="1.212cm" svg:viewBox="0 0 16 9" draw:points="0,0 10,0 16,9">
          <text:p/>
        </draw:polygon>
        <draw:polygon draw:style-name="gr1" draw:text-style-name="P1" draw:layer="layout" svg:width="0.009cm" svg:height="0.016cm" svg:x="23.232cm" svg:y="1.22cm" svg:viewBox="0 0 10 17" draw:points="10,0 9,9 0,17">
          <text:p/>
        </draw:polygon>
        <draw:polygon draw:style-name="gr1" draw:text-style-name="P1" draw:layer="layout" svg:width="0.014cm" svg:height="0.01cm" svg:x="23.218cm" svg:y="1.227cm" svg:viewBox="0 0 15 11" draw:points="15,11 6,9 0,0">
          <text:p/>
        </draw:polygon>
        <draw:polygon draw:style-name="gr1" draw:text-style-name="P1" draw:layer="layout" svg:width="0.008cm" svg:height="0.015cm" svg:x="23.218cm" svg:y="1.212cm" svg:viewBox="0 0 9 16" draw:points="0,16 1,6 9,0">
          <text:p/>
        </draw:polygon>
        <draw:polygon draw:style-name="gr1" draw:text-style-name="P1" draw:layer="layout" svg:width="0.015cm" svg:height="0.024cm" svg:x="23.226cm" svg:y="1.212cm" svg:viewBox="0 0 16 25" draw:points="0,0 16,8 7,25">
          <text:p/>
        </draw:polygon>
        <draw:polygon draw:style-name="gr1" draw:text-style-name="P1" draw:layer="layout" svg:width="0.014cm" svg:height="0.024cm" svg:x="23.218cm" svg:y="1.212cm" svg:viewBox="0 0 15 25" draw:points="15,25 0,16 8,0">
          <text:p/>
        </draw:polygon>
        <draw:line draw:style-name="gr2" draw:text-style-name="P2" draw:layer="layout" svg:x1="24.234cm" svg:y1="2.199cm" svg:x2="24.084cm" svg:y2="2.042cm">
          <text:p/>
        </draw:line>
        <draw:line draw:style-name="gr2" draw:text-style-name="P2" draw:layer="layout" svg:x1="24.233cm" svg:y1="2.374cm" svg:x2="24.233cm" svg:y2="2.199cm">
          <text:p/>
        </draw:line>
        <draw:line draw:style-name="gr2" draw:text-style-name="P2" draw:layer="layout" svg:x1="23.438cm" svg:y1="2.374cm" svg:x2="23.438cm" svg:y2="2.232cm">
          <text:p/>
        </draw:line>
        <draw:line draw:style-name="gr2" draw:text-style-name="P2" draw:layer="layout" svg:x1="23.439cm" svg:y1="2.233cm" svg:x2="23.263cm" svg:y2="2.048cm">
          <text:p/>
        </draw:line>
        <draw:line draw:style-name="gr2" draw:text-style-name="P2" draw:layer="layout" svg:x1="23.933cm" svg:y1="3.174cm" svg:x2="23.933cm" svg:y2="3.535cm">
          <text:p/>
        </draw:line>
        <draw:line draw:style-name="gr2" draw:text-style-name="P2" draw:layer="layout" svg:x1="23.933cm" svg:y1="3.535cm" svg:x2="23.933cm" svg:y2="3.745cm">
          <text:p/>
        </draw:line>
        <draw:line draw:style-name="gr2" draw:text-style-name="P2" draw:layer="layout" svg:x1="23.976cm" svg:y1="3.506cm" svg:x2="23.928cm" svg:y2="3.456cm">
          <text:p/>
        </draw:line>
        <draw:line draw:style-name="gr2" draw:text-style-name="P2" draw:layer="layout" svg:x1="23.134cm" svg:y1="3.174cm" svg:x2="23.134cm" svg:y2="3.535cm">
          <text:p/>
        </draw:line>
        <draw:line draw:style-name="gr2" draw:text-style-name="P2" draw:layer="layout" svg:x1="23.438cm" svg:y1="3.567cm" svg:x2="23.438cm" svg:y2="3.174cm">
          <text:p/>
        </draw:line>
        <draw:path draw:style-name="gr1" draw:text-style-name="P1" draw:layer="layout" svg:width="0.3cm" svg:height="0.316cm" svg:x="28.649cm" svg:y="4.323cm" svg:viewBox="0 0 301 317" svg:d="M301 158c0 88-68 159-151 159s-150-71-150-159c0-87 67-158 150-158s151 71 151 158z">
          <text:p/>
        </draw:path>
        <draw:line draw:style-name="gr7" draw:text-style-name="P2" draw:layer="layout" svg:x1="28.394cm" svg:y1="3.667cm" svg:x2="28.394cm" svg:y2="3.824cm">
          <text:p/>
        </draw:line>
        <draw:line draw:style-name="gr7" draw:text-style-name="P2" draw:layer="layout" svg:x1="28.394cm" svg:y1="4.401cm" svg:x2="28.394cm" svg:y2="4.559cm">
          <text:p/>
        </draw:line>
        <draw:line draw:style-name="gr8" draw:text-style-name="P2" draw:layer="layout" svg:x1="27.784cm" svg:y1="4.402cm" svg:x2="27.784cm" svg:y2="4.561cm">
          <text:p/>
        </draw:line>
        <draw:path draw:style-name="gr1" draw:text-style-name="P1" draw:layer="layout" svg:width="0.3cm" svg:height="0.315cm" svg:x="28.649cm" svg:y="3.587cm" svg:viewBox="0 0 301 316" svg:d="M301 159c0 87-68 157-151 157s-150-70-150-157 67-159 150-159 151 72 151 159z">
          <text:p/>
        </draw:path>
        <draw:line draw:style-name="gr7" draw:text-style-name="P2" draw:layer="layout" svg:x1="25.084cm" svg:y1="2.374cm" svg:x2="25.043cm" svg:y2="2.374cm">
          <text:p/>
        </draw:line>
        <draw:line draw:style-name="gr7" draw:text-style-name="P2" draw:layer="layout" svg:x1="25.084cm" svg:y1="3.174cm" svg:x2="25.043cm" svg:y2="3.174cm">
          <text:p/>
        </draw:line>
        <draw:path draw:style-name="gr1" draw:text-style-name="P1" draw:layer="layout" svg:width="0.241cm" svg:height="0.253cm" svg:x="25.947cm" svg:y="2.044cm" svg:viewBox="0 0 242 254" svg:d="M242 127c0 70-54 127-120 127-68 0-122-57-122-127 0-69 54-127 122-127 66 0 120 58 120 127z">
          <text:p/>
        </draw:path>
        <draw:path draw:style-name="gr1" draw:text-style-name="P1" draw:layer="layout" svg:width="0.241cm" svg:height="0.253cm" svg:x="26.709cm" svg:y="2.044cm" svg:viewBox="0 0 242 254" svg:d="M242 127c0 70-54 127-120 127-67 0-122-57-122-127 0-69 55-127 122-127 66 0 120 58 120 127z">
          <text:p/>
        </draw:path>
        <draw:path draw:style-name="gr1" draw:text-style-name="P1" draw:layer="layout" svg:width="0.241cm" svg:height="0.253cm" svg:x="25.947cm" svg:y="2.832cm" svg:viewBox="0 0 242 254" svg:d="M242 127c0 69-54 127-120 127-68 0-122-58-122-127 0-70 54-127 122-127 66 0 120 57 120 127z">
          <text:p/>
        </draw:path>
        <draw:path draw:style-name="gr1" draw:text-style-name="P1" draw:layer="layout" svg:width="0.241cm" svg:height="0.253cm" svg:x="26.709cm" svg:y="2.832cm" svg:viewBox="0 0 242 254" svg:d="M242 127c0 69-54 127-120 127-67 0-122-58-122-127 0-70 55-127 122-127 66 0 120 57 120 127z">
          <text:p/>
        </draw:path>
        <draw:line draw:style-name="gr8" draw:text-style-name="P2" draw:layer="layout" svg:x1="28.183cm" svg:y1="3.694cm" svg:x2="28.183cm" svg:y2="3.798cm">
          <text:p/>
        </draw:line>
        <draw:line draw:style-name="gr7" draw:text-style-name="P2" draw:layer="layout" svg:x1="27.573cm" svg:y1="4.401cm" svg:x2="27.573cm" svg:y2="4.559cm">
          <text:p/>
        </draw:line>
        <draw:line draw:style-name="gr8" draw:text-style-name="P2" draw:layer="layout" svg:x1="27.984cm" svg:y1="4.402cm" svg:x2="27.984cm" svg:y2="4.561cm">
          <text:p/>
        </draw:line>
        <draw:line draw:style-name="gr8" draw:text-style-name="P2" draw:layer="layout" svg:x1="28.183cm" svg:y1="4.429cm" svg:x2="28.183cm" svg:y2="4.534cm">
          <text:p/>
        </draw:line>
        <draw:line draw:style-name="gr9" draw:text-style-name="P2" draw:layer="layout" svg:x1="27.573cm" svg:y1="3.678cm" svg:x2="27.573cm" svg:y2="3.815cm">
          <text:p/>
        </draw:line>
        <draw:line draw:style-name="gr8" draw:text-style-name="P2" draw:layer="layout" svg:x1="27.784cm" svg:y1="3.666cm" svg:x2="27.784cm" svg:y2="3.825cm">
          <text:p/>
        </draw:line>
        <draw:line draw:style-name="gr8" draw:text-style-name="P2" draw:layer="layout" svg:x1="27.984cm" svg:y1="3.666cm" svg:x2="27.984cm" svg:y2="3.825cm">
          <text:p/>
        </draw:line>
        <draw:line draw:style-name="gr9" draw:text-style-name="P2" draw:layer="layout" svg:x1="28.394cm" svg:y1="2.89cm" svg:x2="28.394cm" svg:y2="3.027cm">
          <text:p/>
        </draw:line>
        <draw:line draw:style-name="gr8" draw:text-style-name="P2" draw:layer="layout" svg:x1="28.183cm" svg:y1="2.905cm" svg:x2="28.183cm" svg:y2="3.01cm">
          <text:p/>
        </draw:line>
        <draw:line draw:style-name="gr7" draw:text-style-name="P2" draw:layer="layout" svg:x1="27.573cm" svg:y1="2.092cm" svg:x2="27.573cm" svg:y2="2.249cm">
          <text:p/>
        </draw:line>
        <draw:line draw:style-name="gr7" draw:text-style-name="P2" draw:layer="layout" svg:x1="28.394cm" svg:y1="2.092cm" svg:x2="28.394cm" svg:y2="2.249cm">
          <text:p/>
        </draw:line>
        <draw:line draw:style-name="gr8" draw:text-style-name="P2" draw:layer="layout" svg:x1="27.784cm" svg:y1="2.093cm" svg:x2="27.784cm" svg:y2="2.249cm">
          <text:p/>
        </draw:line>
        <draw:line draw:style-name="gr8" draw:text-style-name="P2" draw:layer="layout" svg:x1="27.984cm" svg:y1="2.093cm" svg:x2="27.984cm" svg:y2="2.249cm">
          <text:p/>
        </draw:line>
        <draw:line draw:style-name="gr8" draw:text-style-name="P2" draw:layer="layout" svg:x1="28.183cm" svg:y1="2.118cm" svg:x2="28.183cm" svg:y2="2.223cm">
          <text:p/>
        </draw:line>
        <draw:path draw:style-name="gr1" draw:text-style-name="P1" draw:layer="layout" svg:width="0.3cm" svg:height="0.315cm" svg:x="28.649cm" svg:y="2.013cm" svg:viewBox="0 0 301 316" svg:d="M301 159c0 87-68 157-151 157s-150-70-150-157c0-88 67-159 150-159s151 71 151 159z">
          <text:p/>
        </draw:path>
        <draw:line draw:style-name="gr10" draw:text-style-name="P2" draw:layer="layout" svg:x1="27.203cm" svg:y1="2.302cm" svg:x2="27.233cm" svg:y2="2.302cm">
          <text:p/>
        </draw:line>
        <draw:path draw:style-name="gr1" draw:text-style-name="P1" draw:layer="layout" svg:width="0.3cm" svg:height="0.315cm" svg:x="28.649cm" svg:y="2.801cm" svg:viewBox="0 0 301 316" svg:d="M301 158c0 87-68 158-151 158s-150-71-150-158c0-88 67-158 150-158s151 70 151 158z">
          <text:p/>
        </draw:path>
        <draw:line draw:style-name="gr10" draw:text-style-name="P2" draw:layer="layout" svg:x1="27.203cm" svg:y1="3.876cm" svg:x2="27.233cm" svg:y2="3.876cm">
          <text:p/>
        </draw:line>
        <draw:line draw:style-name="gr10" draw:text-style-name="P2" draw:layer="layout" svg:x1="27.203cm" svg:y1="3.614cm" svg:x2="27.233cm" svg:y2="3.614cm">
          <text:p/>
        </draw:line>
        <draw:path draw:style-name="gr1" draw:text-style-name="P1" draw:layer="layout" svg:width="0.241cm" svg:height="0.253cm" svg:x="25.947cm" svg:y="4.355cm" svg:viewBox="0 0 242 254" svg:d="M242 126c0 70-54 128-120 128-68 0-122-58-122-128 0-69 54-126 122-126 66 0 120 57 120 126z">
          <text:p/>
        </draw:path>
        <draw:path draw:style-name="gr1" draw:text-style-name="P1" draw:layer="layout" svg:width="0.241cm" svg:height="0.253cm" svg:x="26.709cm" svg:y="4.355cm" svg:viewBox="0 0 242 254" svg:d="M242 126c0 70-54 128-120 128-67 0-122-58-122-128 0-69 55-126 122-126 66 0 120 57 120 126z">
          <text:p/>
        </draw:path>
        <draw:path draw:style-name="gr1" draw:text-style-name="P1" draw:layer="layout" svg:width="0.241cm" svg:height="0.253cm" svg:x="25.947cm" svg:y="3.619cm" svg:viewBox="0 0 242 254" svg:d="M242 126c0 70-54 128-120 128-68 0-122-58-122-128 0-69 54-126 122-126 66 0 120 57 120 126z">
          <text:p/>
        </draw:path>
        <draw:path draw:style-name="gr1" draw:text-style-name="P1" draw:layer="layout" svg:width="0.241cm" svg:height="0.253cm" svg:x="26.709cm" svg:y="3.619cm" svg:viewBox="0 0 242 254" svg:d="M242 126c0 70-54 128-120 128-67 0-122-58-122-128 0-69 55-126 122-126 66 0 120 57 120 126z">
          <text:p/>
        </draw:path>
        <draw:line draw:style-name="gr10" draw:text-style-name="P2" draw:layer="layout" svg:x1="27.203cm" svg:y1="4.612cm" svg:x2="27.233cm" svg:y2="4.612cm">
          <text:p/>
        </draw:line>
        <draw:line draw:style-name="gr10" draw:text-style-name="P2" draw:layer="layout" svg:x1="27.203cm" svg:y1="4.35cm" svg:x2="27.233cm" svg:y2="4.35cm">
          <text:p/>
        </draw:line>
        <draw:line draw:style-name="gr10" draw:text-style-name="P2" draw:layer="layout" svg:x1="27.203cm" svg:y1="3.089cm" svg:x2="27.233cm" svg:y2="3.089cm">
          <text:p/>
        </draw:line>
        <draw:line draw:style-name="gr10" draw:text-style-name="P2" draw:layer="layout" svg:x1="27.203cm" svg:y1="2.827cm" svg:x2="27.233cm" svg:y2="2.827cm">
          <text:p/>
        </draw:line>
        <draw:line draw:style-name="gr7" draw:text-style-name="P2" draw:layer="layout" svg:x1="27.573cm" svg:y1="2.879cm" svg:x2="27.573cm" svg:y2="3.037cm">
          <text:p/>
        </draw:line>
        <draw:line draw:style-name="gr8" draw:text-style-name="P2" draw:layer="layout" svg:x1="27.784cm" svg:y1="2.879cm" svg:x2="27.784cm" svg:y2="3.037cm">
          <text:p/>
        </draw:line>
        <draw:line draw:style-name="gr8" draw:text-style-name="P2" draw:layer="layout" svg:x1="27.984cm" svg:y1="2.879cm" svg:x2="27.984cm" svg:y2="3.037cm">
          <text:p/>
        </draw:line>
        <draw:path draw:style-name="gr1" draw:text-style-name="P1" draw:layer="layout" svg:width="0.241cm" svg:height="0.253cm" svg:x="25.947cm" svg:y="5.089cm" svg:viewBox="0 0 242 254" svg:d="M242 128c0 69-54 126-120 126-68 0-122-57-122-126 0-70 54-128 122-128 66 0 120 58 120 128z">
          <text:p/>
        </draw:path>
        <draw:path draw:style-name="gr1" draw:text-style-name="P1" draw:layer="layout" svg:width="0.241cm" svg:height="0.253cm" svg:x="26.709cm" svg:y="5.089cm" svg:viewBox="0 0 242 254" svg:d="M242 128c0 69-54 126-120 126-67 0-122-57-122-126 0-70 55-128 122-128 66 0 120 58 120 128z">
          <text:p/>
        </draw:path>
        <draw:path draw:style-name="gr1" draw:text-style-name="P1" draw:layer="layout" svg:width="0.241cm" svg:height="0.253cm" svg:x="25.947cm" svg:y="5.877cm" svg:viewBox="0 0 242 254" svg:d="M242 126c0 70-54 128-120 128-68 0-122-58-122-128 0-69 54-126 122-126 66 0 120 57 120 126z">
          <text:p/>
        </draw:path>
        <draw:path draw:style-name="gr1" draw:text-style-name="P1" draw:layer="layout" svg:width="0.241cm" svg:height="0.253cm" svg:x="26.709cm" svg:y="5.877cm" svg:viewBox="0 0 242 254" svg:d="M242 126c0 70-54 128-120 128-67 0-122-58-122-128 0-69 55-126 122-126 66 0 120 57 120 126z">
          <text:p/>
        </draw:path>
        <draw:line draw:style-name="gr7" draw:text-style-name="P2" draw:layer="layout" svg:x1="27.573cm" svg:y1="5.924cm" svg:x2="27.573cm" svg:y2="6.082cm">
          <text:p/>
        </draw:line>
        <draw:line draw:style-name="gr8" draw:text-style-name="P2" draw:layer="layout" svg:x1="27.784cm" svg:y1="5.924cm" svg:x2="27.784cm" svg:y2="6.083cm">
          <text:p/>
        </draw:line>
        <draw:polygon draw:style-name="gr1" draw:text-style-name="P1" draw:layer="layout" svg:width="0.143cm" svg:height="0.234cm" svg:x="27.196cm" svg:y="6.569cm" svg:viewBox="0 0 144 235" draw:points="0,0 144,0 144,235 0,235">
          <text:p/>
        </draw:polygon>
        <draw:line draw:style-name="gr11" draw:text-style-name="P2" draw:layer="layout" svg:x1="27.197cm" svg:y1="6.802cm" svg:x2="27.34cm" svg:y2="6.802cm">
          <text:p/>
        </draw:line>
        <draw:line draw:style-name="gr11" draw:text-style-name="P2" draw:layer="layout" svg:x1="27.34cm" svg:y1="6.802cm" svg:x2="27.34cm" svg:y2="6.568cm">
          <text:p/>
        </draw:line>
        <draw:line draw:style-name="gr11" draw:text-style-name="P2" draw:layer="layout" svg:x1="27.34cm" svg:y1="6.568cm" svg:x2="27.197cm" svg:y2="6.568cm">
          <text:p/>
        </draw:line>
        <draw:line draw:style-name="gr11" draw:text-style-name="P2" draw:layer="layout" svg:x1="27.197cm" svg:y1="6.568cm" svg:x2="27.197cm" svg:y2="6.802cm">
          <text:p/>
        </draw:line>
        <draw:line draw:style-name="gr9" draw:text-style-name="P2" draw:layer="layout" svg:x1="27.522cm" svg:y1="6.644cm" svg:x2="27.522cm" svg:y2="6.728cm">
          <text:p/>
        </draw:line>
        <draw:line draw:style-name="gr10" draw:text-style-name="P2" draw:layer="layout" svg:x1="27.203cm" svg:y1="6.134cm" svg:x2="27.233cm" svg:y2="6.134cm">
          <text:p/>
        </draw:line>
        <draw:line draw:style-name="gr10" draw:text-style-name="P2" draw:layer="layout" svg:x1="27.203cm" svg:y1="5.871cm" svg:x2="27.233cm" svg:y2="5.871cm">
          <text:p/>
        </draw:line>
        <draw:line draw:style-name="gr7" draw:text-style-name="P2" draw:layer="layout" svg:x1="27.573cm" svg:y1="5.137cm" svg:x2="27.573cm" svg:y2="5.294cm">
          <text:p/>
        </draw:line>
        <draw:line draw:style-name="gr7" draw:text-style-name="P2" draw:layer="layout" svg:x1="28.394cm" svg:y1="5.137cm" svg:x2="28.394cm" svg:y2="5.294cm">
          <text:p/>
        </draw:line>
        <draw:line draw:style-name="gr8" draw:text-style-name="P2" draw:layer="layout" svg:x1="27.784cm" svg:y1="5.136cm" svg:x2="27.784cm" svg:y2="5.293cm">
          <text:p/>
        </draw:line>
        <draw:line draw:style-name="gr8" draw:text-style-name="P2" draw:layer="layout" svg:x1="27.984cm" svg:y1="5.136cm" svg:x2="27.984cm" svg:y2="5.293cm">
          <text:p/>
        </draw:line>
        <draw:line draw:style-name="gr8" draw:text-style-name="P2" draw:layer="layout" svg:x1="28.183cm" svg:y1="5.163cm" svg:x2="28.183cm" svg:y2="5.268cm">
          <text:p/>
        </draw:line>
        <draw:line draw:style-name="gr10" draw:text-style-name="P2" draw:layer="layout" svg:x1="27.203cm" svg:y1="5.347cm" svg:x2="27.233cm" svg:y2="5.347cm">
          <text:p/>
        </draw:line>
        <draw:line draw:style-name="gr10" draw:text-style-name="P2" draw:layer="layout" svg:x1="27.203cm" svg:y1="5.084cm" svg:x2="27.233cm" svg:y2="5.084cm">
          <text:p/>
        </draw:line>
        <draw:line draw:style-name="gr9" draw:text-style-name="P2" draw:layer="layout" svg:x1="23.303cm" svg:y1="7.057cm" svg:x2="23.262cm" svg:y2="7.057cm">
          <text:p/>
        </draw:line>
        <draw:line draw:style-name="gr9" draw:text-style-name="P2" draw:layer="layout" svg:x1="24.923cm" svg:y1="7.064cm" svg:x2="24.884cm" svg:y2="7.064cm">
          <text:p/>
        </draw:line>
        <draw:line draw:style-name="gr7" draw:text-style-name="P2" draw:layer="layout" svg:x1="24.739cm" svg:y1="5.661cm" svg:x2="24.778cm" svg:y2="5.661cm">
          <text:p/>
        </draw:line>
        <draw:line draw:style-name="gr7" draw:text-style-name="P2" draw:layer="layout" svg:x1="23.914cm" svg:y1="6.462cm" svg:x2="23.953cm" svg:y2="6.462cm">
          <text:p/>
        </draw:line>
        <draw:polygon draw:style-name="gr1" draw:text-style-name="P1" draw:layer="layout" svg:width="0.15cm" svg:height="0.252cm" svg:x="23.907cm" svg:y="7.534cm" svg:viewBox="0 0 151 253" draw:points="0,0 151,0 151,253 0,253">
          <text:p/>
        </draw:polygon>
        <draw:line draw:style-name="gr12" draw:text-style-name="P2" draw:layer="layout" svg:x1="23.906cm" svg:y1="7.785cm" svg:x2="24.056cm" svg:y2="7.785cm">
          <text:p/>
        </draw:line>
        <draw:line draw:style-name="gr12" draw:text-style-name="P2" draw:layer="layout" svg:x1="24.057cm" svg:y1="7.785cm" svg:x2="24.057cm" svg:y2="7.533cm">
          <text:p/>
        </draw:line>
        <draw:line draw:style-name="gr12" draw:text-style-name="P2" draw:layer="layout" svg:x1="24.056cm" svg:y1="7.533cm" svg:x2="23.906cm" svg:y2="7.533cm">
          <text:p/>
        </draw:line>
        <draw:line draw:style-name="gr12" draw:text-style-name="P2" draw:layer="layout" svg:x1="23.906cm" svg:y1="7.533cm" svg:x2="23.906cm" svg:y2="7.785cm">
          <text:p/>
        </draw:line>
        <draw:line draw:style-name="gr9" draw:text-style-name="P2" draw:layer="layout" svg:x1="24.235cm" svg:y1="7.617cm" svg:x2="24.235cm" svg:y2="7.701cm">
          <text:p/>
        </draw:line>
        <draw:line draw:style-name="gr7" draw:text-style-name="P2" draw:layer="layout" svg:x1="24.113cm" svg:y1="6.8cm" svg:x2="24.093cm" svg:y2="6.8cm">
          <text:p/>
        </draw:line>
        <draw:line draw:style-name="gr9" draw:text-style-name="P2" draw:layer="layout" svg:x1="24.122cm" svg:y1="7.068cm" svg:x2="24.083cm" svg:y2="7.068cm">
          <text:p/>
        </draw:line>
        <draw:line draw:style-name="gr9" draw:text-style-name="P2" draw:layer="layout" svg:x1="28.394cm" svg:y1="5.935cm" svg:x2="28.394cm" svg:y2="6.072cm">
          <text:p/>
        </draw:line>
        <draw:line draw:style-name="gr13" draw:text-style-name="P2" draw:layer="layout" svg:x1="27.984cm" svg:y1="5.929cm" svg:x2="27.984cm" svg:y2="6.076cm">
          <text:p/>
        </draw:line>
        <draw:line draw:style-name="gr8" draw:text-style-name="P2" draw:layer="layout" svg:x1="28.183cm" svg:y1="5.952cm" svg:x2="28.183cm" svg:y2="6.056cm">
          <text:p/>
        </draw:line>
        <draw:path draw:style-name="gr1" draw:text-style-name="P1" draw:layer="layout" svg:width="0.3cm" svg:height="0.315cm" svg:x="28.649cm" svg:y="5.845cm" svg:viewBox="0 0 301 316" svg:d="M301 158c0 87-68 158-151 158s-150-71-150-158 67-158 150-158 151 71 151 158z">
          <text:p/>
        </draw:path>
        <draw:path draw:style-name="gr1" draw:text-style-name="P1" draw:layer="layout" svg:width="0.3cm" svg:height="0.315cm" svg:x="28.649cm" svg:y="5.058cm" svg:viewBox="0 0 301 316" svg:d="M301 159c0 86-68 157-151 157s-150-71-150-157c0-89 67-159 150-159s151 70 151 159z">
          <text:p/>
        </draw:path>
        <draw:line draw:style-name="gr7" draw:text-style-name="P2" draw:layer="layout" svg:x1="24.913cm" svg:y1="6.796cm" svg:x2="24.894cm" svg:y2="6.796cm">
          <text:p/>
        </draw:line>
        <draw:line draw:style-name="gr7" draw:text-style-name="P2" draw:layer="layout" svg:x1="24.739cm" svg:y1="6.462cm" svg:x2="24.778cm" svg:y2="6.462cm">
          <text:p/>
        </draw:line>
        <draw:path draw:style-name="gr1" draw:text-style-name="P1" draw:layer="layout" svg:width="0.3cm" svg:height="0.315cm" svg:x="24.608cm" svg:y="5.111cm" svg:viewBox="0 0 301 316" svg:d="M301 159c0 87-67 157-149 157-83 0-152-70-152-157 0-89 69-159 152-159 82 0 149 70 149 159z">
          <text:p/>
        </draw:path>
        <draw:line draw:style-name="gr7" draw:text-style-name="P2" draw:layer="layout" svg:x1="25.078cm" svg:y1="5.661cm" svg:x2="25.039cm" svg:y2="5.661cm">
          <text:p/>
        </draw:line>
        <draw:line draw:style-name="gr7" draw:text-style-name="P2" draw:layer="layout" svg:x1="25.078cm" svg:y1="6.462cm" svg:x2="25.039cm" svg:y2="6.462cm">
          <text:p/>
        </draw:line>
        <draw:line draw:style-name="gr7" draw:text-style-name="P2" draw:layer="layout" svg:x1="24.072cm" svg:y1="2.043cm" svg:x2="24.093cm" svg:y2="2.043cm">
          <text:p/>
        </draw:line>
        <draw:line draw:style-name="gr9" draw:text-style-name="P2" draw:layer="layout" svg:x1="24.063cm" svg:y1="1.776cm" svg:x2="24.104cm" svg:y2="1.776cm">
          <text:p/>
        </draw:line>
        <draw:line draw:style-name="gr7" draw:text-style-name="P2" draw:layer="layout" svg:x1="24.739cm" svg:y1="2.374cm" svg:x2="24.778cm" svg:y2="2.374cm">
          <text:p/>
        </draw:line>
        <draw:polygon draw:style-name="gr1" draw:text-style-name="P1" draw:layer="layout" svg:width="0.157cm" svg:height="0.249cm" svg:x="24.155cm" svg:y="1.022cm" svg:viewBox="0 0 158 250" draw:points="0,0 158,0 158,250 0,250">
          <text:p/>
        </draw:polygon>
        <draw:line draw:style-name="gr14" draw:text-style-name="P2" draw:layer="layout" svg:x1="24.312cm" svg:y1="1.023cm" svg:x2="24.155cm" svg:y2="1.023cm">
          <text:p/>
        </draw:line>
        <draw:line draw:style-name="gr14" draw:text-style-name="P2" draw:layer="layout" svg:x1="24.155cm" svg:y1="1.023cm" svg:x2="24.155cm" svg:y2="1.272cm">
          <text:p/>
        </draw:line>
        <draw:line draw:style-name="gr14" draw:text-style-name="P2" draw:layer="layout" svg:x1="24.155cm" svg:y1="1.272cm" svg:x2="24.312cm" svg:y2="1.272cm">
          <text:p/>
        </draw:line>
        <draw:line draw:style-name="gr14" draw:text-style-name="P2" draw:layer="layout" svg:x1="24.312cm" svg:y1="1.272cm" svg:x2="24.312cm" svg:y2="1.023cm">
          <text:p/>
        </draw:line>
        <draw:line draw:style-name="gr10" draw:text-style-name="P2" draw:layer="layout" svg:x1="23.98cm" svg:y1="1.195cm" svg:x2="23.98cm" svg:y2="1.1cm">
          <text:p/>
        </draw:line>
        <draw:line draw:style-name="gr10" draw:text-style-name="P2" draw:layer="layout" svg:x1="27.203cm" svg:y1="2.039cm" svg:x2="27.233cm" svg:y2="2.039cm">
          <text:p/>
        </draw:line>
        <draw:line draw:style-name="gr7" draw:text-style-name="P2" draw:layer="layout" svg:x1="24.898cm" svg:y1="2.043cm" svg:x2="24.918cm" svg:y2="2.043cm">
          <text:p/>
        </draw:line>
        <draw:line draw:style-name="gr9" draw:text-style-name="P2" draw:layer="layout" svg:x1="24.888cm" svg:y1="1.776cm" svg:x2="24.929cm" svg:y2="1.776cm">
          <text:p/>
        </draw:line>
        <draw:path draw:style-name="gr1" draw:text-style-name="P1" draw:layer="layout" svg:width="0.3cm" svg:height="0.315cm" svg:x="22.984cm" svg:y="3.378cm" svg:viewBox="0 0 301 316" svg:d="M301 158c0 88-67 158-151 158-83 0-150-70-150-158 0-87 67-158 150-158 84 0 151 71 151 158z">
          <text:p/>
        </draw:path>
        <draw:line draw:style-name="gr7" draw:text-style-name="P2" draw:layer="layout" svg:x1="23.458cm" svg:y1="3.174cm" svg:x2="23.417cm" svg:y2="3.174cm">
          <text:p/>
        </draw:line>
        <draw:path draw:style-name="gr1" draw:text-style-name="P1" draw:layer="layout" svg:width="0.3cm" svg:height="0.315cm" svg:x="23.784cm" svg:y="3.378cm" svg:viewBox="0 0 301 316" svg:d="M301 158c0 88-69 158-152 158-82 0-149-70-149-158 0-87 67-158 149-158 83 0 152 71 152 158z">
          <text:p/>
        </draw:path>
        <draw:line draw:style-name="gr7" draw:text-style-name="P2" draw:layer="layout" svg:x1="23.914cm" svg:y1="3.174cm" svg:x2="23.953cm" svg:y2="3.174cm">
          <text:p/>
        </draw:line>
        <draw:line draw:style-name="gr7" draw:text-style-name="P2" draw:layer="layout" svg:x1="23.113cm" svg:y1="3.174cm" svg:x2="23.152cm" svg:y2="3.174cm">
          <text:p/>
        </draw:line>
        <draw:line draw:style-name="gr7" draw:text-style-name="P2" draw:layer="layout" svg:x1="24.252cm" svg:y1="2.374cm" svg:x2="24.213cm" svg:y2="2.374cm">
          <text:p/>
        </draw:line>
        <draw:line draw:style-name="gr7" draw:text-style-name="P2" draw:layer="layout" svg:x1="23.458cm" svg:y1="2.374cm" svg:x2="23.417cm" svg:y2="2.374cm">
          <text:p/>
        </draw:line>
        <draw:line draw:style-name="gr7" draw:text-style-name="P2" draw:layer="layout" svg:x1="23.252cm" svg:y1="2.048cm" svg:x2="23.272cm" svg:y2="2.048cm">
          <text:p/>
        </draw:line>
        <draw:line draw:style-name="gr9" draw:text-style-name="P2" draw:layer="layout" svg:x1="23.242cm" svg:y1="1.781cm" svg:x2="23.282cm" svg:y2="1.781cm">
          <text:p/>
        </draw:line>
        <draw:line draw:style-name="gr7" draw:text-style-name="P2" draw:layer="layout" svg:x1="23.914cm" svg:y1="2.374cm" svg:x2="23.953cm" svg:y2="2.374cm">
          <text:p/>
        </draw:line>
        <draw:line draw:style-name="gr7" draw:text-style-name="P2" draw:layer="layout" svg:x1="23.113cm" svg:y1="2.374cm" svg:x2="23.152cm" svg:y2="2.374cm">
          <text:p/>
        </draw:line>
        <draw:line draw:style-name="gr7" draw:text-style-name="P2" draw:layer="layout" svg:x1="24.739cm" svg:y1="3.174cm" svg:x2="24.778cm" svg:y2="3.174cm">
          <text:p/>
        </draw:line>
        <draw:path draw:style-name="gr1" draw:text-style-name="P1" draw:layer="layout" svg:width="0.3cm" svg:height="0.315cm" svg:x="24.608cm" svg:y="3.378cm" svg:viewBox="0 0 301 316" svg:d="M301 158c0 88-67 158-149 158-83 0-152-70-152-158 0-87 69-158 152-158 82 0 149 71 149 158z">
          <text:p/>
        </draw:path>
        <draw:line draw:style-name="gr7" draw:text-style-name="P2" draw:layer="layout" svg:x1="24.252cm" svg:y1="3.174cm" svg:x2="24.213cm" svg:y2="3.174cm">
          <text:p/>
        </draw:line>
        <draw:line draw:style-name="gr10" draw:text-style-name="P2" draw:layer="layout" svg:x1="24.738cm" svg:y1="4.047cm" svg:x2="24.738cm" svg:y2="3.953cm">
          <text:p/>
        </draw:line>
        <draw:line draw:style-name="gr10" draw:text-style-name="P2" draw:layer="layout" svg:x1="24.484cm" svg:y1="4.047cm" svg:x2="24.484cm" svg:y2="3.953cm">
          <text:p/>
        </draw:line>
        <draw:path draw:style-name="gr1" draw:text-style-name="P1" draw:layer="layout" svg:width="0.3cm" svg:height="0.315cm" svg:x="23.784cm" svg:y="5.111cm" svg:viewBox="0 0 301 316" svg:d="M301 159c0 87-69 157-152 157-82 0-149-70-149-157 0-89 67-159 149-159 83 0 152 70 152 159z">
          <text:p/>
        </draw:path>
        <draw:line draw:style-name="gr7" draw:text-style-name="P2" draw:layer="layout" svg:x1="23.914cm" svg:y1="5.661cm" svg:x2="23.953cm" svg:y2="5.661cm">
          <text:p/>
        </draw:line>
        <draw:line draw:style-name="gr7" draw:text-style-name="P2" draw:layer="layout" svg:x1="24.273cm" svg:y1="5.661cm" svg:x2="24.233cm" svg:y2="5.661cm">
          <text:p/>
        </draw:line>
        <draw:line draw:style-name="gr7" draw:text-style-name="P2" draw:layer="layout" svg:x1="23.453cm" svg:y1="5.655cm" svg:x2="23.414cm" svg:y2="5.655cm">
          <text:p/>
        </draw:line>
        <draw:line draw:style-name="gr7" draw:text-style-name="P2" draw:layer="layout" svg:x1="23.293cm" svg:y1="6.791cm" svg:x2="23.273cm" svg:y2="6.791cm">
          <text:p/>
        </draw:line>
        <draw:line draw:style-name="gr7" draw:text-style-name="P2" draw:layer="layout" svg:x1="24.273cm" svg:y1="6.462cm" svg:x2="24.233cm" svg:y2="6.462cm">
          <text:p/>
        </draw:line>
        <draw:line draw:style-name="gr7" draw:text-style-name="P2" draw:layer="layout" svg:x1="23.453cm" svg:y1="6.455cm" svg:x2="23.414cm" svg:y2="6.455cm">
          <text:p/>
        </draw:line>
        <draw:line draw:style-name="gr7" draw:text-style-name="P2" draw:layer="layout" svg:x1="23.113cm" svg:y1="6.455cm" svg:x2="23.152cm" svg:y2="6.455cm">
          <text:p/>
        </draw:line>
        <draw:path draw:style-name="gr1" draw:text-style-name="P1" draw:layer="layout" svg:width="0.3cm" svg:height="0.315cm" svg:x="22.984cm" svg:y="5.111cm" svg:viewBox="0 0 301 316" svg:d="M301 159c0 87-67 157-151 157-83 0-150-70-150-157 0-89 67-159 150-159 84 0 151 70 151 159z">
          <text:p/>
        </draw:path>
        <draw:line draw:style-name="gr7" draw:text-style-name="P2" draw:layer="layout" svg:x1="23.113cm" svg:y1="5.655cm" svg:x2="23.152cm" svg:y2="5.655cm">
          <text:p/>
        </draw:line>
        <draw:line draw:style-name="gr10" draw:text-style-name="P2" draw:layer="layout" svg:x1="23.213cm" svg:y1="4.848cm" svg:x2="23.213cm" svg:y2="4.753cm">
          <text:p/>
        </draw:line>
        <draw:line draw:style-name="gr10" draw:text-style-name="P2" draw:layer="layout" svg:x1="23.467cm" svg:y1="4.848cm" svg:x2="23.467cm" svg:y2="4.753cm">
          <text:p/>
        </draw:line>
        <draw:line draw:style-name="gr10" draw:text-style-name="P2" draw:layer="layout" svg:x1="23.722cm" svg:y1="4.848cm" svg:x2="23.722cm" svg:y2="4.753cm">
          <text:p/>
        </draw:line>
        <draw:line draw:style-name="gr10" draw:text-style-name="P2" draw:layer="layout" svg:x1="23.976cm" svg:y1="4.848cm" svg:x2="23.976cm" svg:y2="4.753cm">
          <text:p/>
        </draw:line>
        <draw:line draw:style-name="gr10" draw:text-style-name="P2" draw:layer="layout" svg:x1="24.23cm" svg:y1="4.848cm" svg:x2="24.23cm" svg:y2="4.753cm">
          <text:p/>
        </draw:line>
        <draw:line draw:style-name="gr10" draw:text-style-name="P2" draw:layer="layout" svg:x1="24.484cm" svg:y1="4.848cm" svg:x2="24.484cm" svg:y2="4.753cm">
          <text:p/>
        </draw:line>
        <draw:line draw:style-name="gr10" draw:text-style-name="P2" draw:layer="layout" svg:x1="24.738cm" svg:y1="4.848cm" svg:x2="24.738cm" svg:y2="4.753cm">
          <text:p/>
        </draw:line>
        <draw:line draw:style-name="gr10" draw:text-style-name="P2" draw:layer="layout" svg:x1="24.23cm" svg:y1="4.047cm" svg:x2="24.23cm" svg:y2="3.953cm">
          <text:p/>
        </draw:line>
        <draw:line draw:style-name="gr10" draw:text-style-name="P2" draw:layer="layout" svg:x1="23.976cm" svg:y1="4.047cm" svg:x2="23.976cm" svg:y2="3.953cm">
          <text:p/>
        </draw:line>
        <draw:line draw:style-name="gr10" draw:text-style-name="P2" draw:layer="layout" svg:x1="23.722cm" svg:y1="4.047cm" svg:x2="23.722cm" svg:y2="3.953cm">
          <text:p/>
        </draw:line>
        <draw:line draw:style-name="gr10" draw:text-style-name="P2" draw:layer="layout" svg:x1="23.467cm" svg:y1="4.047cm" svg:x2="23.467cm" svg:y2="3.953cm">
          <text:p/>
        </draw:line>
        <draw:line draw:style-name="gr10" draw:text-style-name="P2" draw:layer="layout" svg:x1="23.213cm" svg:y1="4.047cm" svg:x2="23.213cm" svg:y2="3.953cm">
          <text:p/>
        </draw:line>
        <draw:path draw:style-name="gr15" draw:text-style-name="P3" draw:layer="layout" svg:width="0.1cm" svg:height="0.106cm" svg:x="28.749cm" svg:y="4.428cm" svg:viewBox="0 0 101 107" svg:d="M101 54c0 29-23 53-50 53-28 0-51-24-51-53 0-30 23-54 51-54 27 0 50 24 50 54z">
          <text:p/>
        </draw:path>
        <draw:path draw:style-name="gr15" draw:text-style-name="P3" draw:layer="layout" svg:width="0.1cm" svg:height="0.105cm" svg:x="28.344cm" svg:y="3.693cm" svg:viewBox="0 0 101 106" svg:d="M101 54c0 29-23 52-50 52-29 0-51-23-51-52 0-30 22-54 51-54 27 0 50 24 50 54z">
          <text:p/>
        </draw:path>
        <draw:path draw:style-name="gr15" draw:text-style-name="P3" draw:layer="layout" svg:width="0.1cm" svg:height="0.106cm" svg:x="28.343cm" svg:y="4.428cm" svg:viewBox="0 0 101 107" svg:d="M101 54c0 29-23 53-50 53-29 0-51-24-51-53 0-30 22-54 51-54 27 0 50 24 50 54z">
          <text:p/>
        </draw:path>
        <draw:path draw:style-name="gr15" draw:text-style-name="P3" draw:layer="layout" svg:width="0.1cm" svg:height="0.106cm" svg:x="27.734cm" svg:y="4.428cm" svg:viewBox="0 0 101 107" svg:d="M101 54c0 29-23 53-50 53-28 0-51-24-51-53 0-30 23-54 51-54 27 0 50 24 50 54z">
          <text:p/>
        </draw:path>
        <draw:path draw:style-name="gr15" draw:text-style-name="P3" draw:layer="layout" svg:width="0.1cm" svg:height="0.105cm" svg:x="28.749cm" svg:y="3.693cm" svg:viewBox="0 0 101 106" svg:d="M101 54c0 29-23 52-50 52-28 0-51-23-51-52 0-30 23-54 51-54 27 0 50 24 50 54z">
          <text:p/>
        </draw:path>
        <draw:path draw:style-name="gr15" draw:text-style-name="P3" draw:layer="layout" svg:width="0.1cm" svg:height="0.106cm" svg:x="25.014cm" svg:y="2.322cm" svg:viewBox="0 0 101 107" svg:d="M101 54c0 29-24 53-51 53-28 0-50-24-50-53 0-30 22-54 50-54 27 0 51 24 51 54z">
          <text:p/>
        </draw:path>
        <draw:path draw:style-name="gr15" draw:text-style-name="P3" draw:layer="layout" svg:width="0.1cm" svg:height="0.105cm" svg:x="25.014cm" svg:y="3.121cm" svg:viewBox="0 0 101 106" svg:d="M101 53c0 30-24 53-51 53-28 0-50-23-50-53 0-29 22-53 50-53 27 0 51 24 51 53z">
          <text:p/>
        </draw:path>
        <draw:path draw:style-name="gr15" draw:text-style-name="P3" draw:layer="layout" svg:width="0.1cm" svg:height="0.105cm" svg:x="26.018cm" svg:y="2.118cm" svg:viewBox="0 0 101 106" svg:d="M101 54c0 29-23 52-50 52-29 0-51-23-51-52 0-30 22-54 51-54 27 0 50 24 50 54z">
          <text:p/>
        </draw:path>
        <draw:path draw:style-name="gr15" draw:text-style-name="P3" draw:layer="layout" svg:width="0.1cm" svg:height="0.105cm" svg:x="26.78cm" svg:y="2.118cm" svg:viewBox="0 0 101 106" svg:d="M101 54c0 29-23 52-50 52-28 0-51-23-51-52 0-30 23-54 51-54 27 0 50 24 50 54z">
          <text:p/>
        </draw:path>
        <draw:path draw:style-name="gr15" draw:text-style-name="P3" draw:layer="layout" svg:width="0.1cm" svg:height="0.105cm" svg:x="26.018cm" svg:y="2.906cm" svg:viewBox="0 0 101 106" svg:d="M101 53c0 28-23 53-50 53-29 0-51-25-51-53 0-30 22-53 51-53 27 0 50 23 50 53z">
          <text:p/>
        </draw:path>
        <draw:path draw:style-name="gr15" draw:text-style-name="P3" draw:layer="layout" svg:width="0.1cm" svg:height="0.105cm" svg:x="26.78cm" svg:y="2.906cm" svg:viewBox="0 0 101 106" svg:d="M101 53c0 28-23 53-50 53-28 0-51-25-51-53 0-30 23-53 51-53 27 0 50 23 50 53z">
          <text:p/>
        </draw:path>
        <draw:path draw:style-name="gr15" draw:text-style-name="P3" draw:layer="layout" svg:width="0.1cm" svg:height="0.105cm" svg:x="28.133cm" svg:y="3.693cm" svg:viewBox="0 0 101 106" svg:d="M101 54c0 29-23 52-50 52-28 0-51-23-51-52 0-30 23-54 51-54 27 0 50 24 50 54z">
          <text:p/>
        </draw:path>
        <draw:path draw:style-name="gr15" draw:text-style-name="P3" draw:layer="layout" svg:width="0.1cm" svg:height="0.106cm" svg:x="27.524cm" svg:y="4.428cm" svg:viewBox="0 0 101 107" svg:d="M101 54c0 29-23 53-51 53s-50-24-50-53c0-30 22-54 50-54s51 24 51 54z">
          <text:p/>
        </draw:path>
        <draw:path draw:style-name="gr15" draw:text-style-name="P3" draw:layer="layout" svg:width="0.1cm" svg:height="0.106cm" svg:x="27.934cm" svg:y="4.428cm" svg:viewBox="0 0 101 107" svg:d="M101 54c0 29-23 53-50 53-29 0-51-24-51-53 0-30 22-54 51-54 27 0 50 24 50 54z">
          <text:p/>
        </draw:path>
        <draw:path draw:style-name="gr15" draw:text-style-name="P3" draw:layer="layout" svg:width="0.1cm" svg:height="0.106cm" svg:x="28.134cm" svg:y="4.428cm" svg:viewBox="0 0 101 107" svg:d="M101 54c0 29-23 53-50 53-28 0-51-24-51-53 0-30 23-54 51-54 27 0 50 24 50 54z">
          <text:p/>
        </draw:path>
        <draw:path draw:style-name="gr15" draw:text-style-name="P3" draw:layer="layout" svg:width="0.1cm" svg:height="0.105cm" svg:x="27.524cm" svg:y="3.693cm" svg:viewBox="0 0 101 106" svg:d="M101 54c0 29-23 52-51 52s-50-23-50-52c0-30 22-54 50-54s51 24 51 54z">
          <text:p/>
        </draw:path>
        <draw:path draw:style-name="gr15" draw:text-style-name="P3" draw:layer="layout" svg:width="0.1cm" svg:height="0.105cm" svg:x="27.734cm" svg:y="3.693cm" svg:viewBox="0 0 101 106" svg:d="M101 54c0 29-23 52-50 52-28 0-51-23-51-52 0-30 23-54 51-54 27 0 50 24 50 54z">
          <text:p/>
        </draw:path>
        <draw:path draw:style-name="gr15" draw:text-style-name="P3" draw:layer="layout" svg:width="0.1cm" svg:height="0.105cm" svg:x="27.934cm" svg:y="3.693cm" svg:viewBox="0 0 101 106" svg:d="M101 54c0 29-23 52-50 52-29 0-51-23-51-52 0-30 22-54 51-54 27 0 50 24 50 54z">
          <text:p/>
        </draw:path>
        <draw:path draw:style-name="gr15" draw:text-style-name="P3" draw:layer="layout" svg:width="0.1cm" svg:height="0.105cm" svg:x="28.344cm" svg:y="2.906cm" svg:viewBox="0 0 101 106" svg:d="M101 53c0 28-23 53-50 53-29 0-51-25-51-53 0-30 22-53 51-53 27 0 50 23 50 53z">
          <text:p/>
        </draw:path>
        <draw:path draw:style-name="gr15" draw:text-style-name="P3" draw:layer="layout" svg:width="0.1cm" svg:height="0.105cm" svg:x="28.133cm" svg:y="2.906cm" svg:viewBox="0 0 101 106" svg:d="M101 53c0 28-23 53-50 53-28 0-51-25-51-53 0-30 23-53 51-53 27 0 50 23 50 53z">
          <text:p/>
        </draw:path>
        <draw:path draw:style-name="gr15" draw:text-style-name="P3" draw:layer="layout" svg:width="0.1cm" svg:height="0.105cm" svg:x="27.524cm" svg:y="2.118cm" svg:viewBox="0 0 101 106" svg:d="M101 54c0 29-23 52-51 52s-50-23-50-52c0-30 22-54 50-54s51 24 51 54z">
          <text:p/>
        </draw:path>
        <draw:path draw:style-name="gr15" draw:text-style-name="P3" draw:layer="layout" svg:width="0.1cm" svg:height="0.105cm" svg:x="28.344cm" svg:y="2.118cm" svg:viewBox="0 0 101 106" svg:d="M101 54c0 29-23 52-50 52-29 0-51-23-51-52 0-30 22-54 51-54 27 0 50 24 50 54z">
          <text:p/>
        </draw:path>
        <draw:path draw:style-name="gr15" draw:text-style-name="P3" draw:layer="layout" svg:width="0.1cm" svg:height="0.105cm" svg:x="27.734cm" svg:y="2.118cm" svg:viewBox="0 0 101 106" svg:d="M101 54c0 29-23 52-50 52-28 0-51-23-51-52 0-30 23-54 51-54 27 0 50 24 50 54z">
          <text:p/>
        </draw:path>
        <draw:path draw:style-name="gr15" draw:text-style-name="P3" draw:layer="layout" svg:width="0.1cm" svg:height="0.105cm" svg:x="27.934cm" svg:y="2.118cm" svg:viewBox="0 0 101 106" svg:d="M101 54c0 29-23 52-50 52-29 0-51-23-51-52 0-30 22-54 51-54 27 0 50 24 50 54z">
          <text:p/>
        </draw:path>
        <draw:path draw:style-name="gr15" draw:text-style-name="P3" draw:layer="layout" svg:width="0.1cm" svg:height="0.105cm" svg:x="28.133cm" svg:y="2.118cm" svg:viewBox="0 0 101 106" svg:d="M101 54c0 29-23 52-50 52-28 0-51-23-51-52 0-30 23-54 51-54 27 0 50 24 50 54z">
          <text:p/>
        </draw:path>
        <draw:path draw:style-name="gr15" draw:text-style-name="P3" draw:layer="layout" svg:width="0.1cm" svg:height="0.105cm" svg:x="28.749cm" svg:y="2.118cm" svg:viewBox="0 0 101 106" svg:d="M101 54c0 29-23 52-50 52-28 0-51-23-51-52 0-30 23-54 51-54 27 0 50 24 50 54z">
          <text:p/>
        </draw:path>
        <draw:path draw:style-name="gr15" draw:text-style-name="P3" draw:layer="layout" svg:width="0.1cm" svg:height="0.105cm" svg:x="27.167cm" svg:y="2.251cm" svg:viewBox="0 0 101 106" svg:d="M101 54c0 28-23 52-51 52-27 0-50-24-50-52 0-30 23-54 50-54 28 0 51 24 51 54z">
          <text:p/>
        </draw:path>
        <draw:path draw:style-name="gr15" draw:text-style-name="P3" draw:layer="layout" svg:width="0.1cm" svg:height="0.105cm" svg:x="28.749cm" svg:y="2.906cm" svg:viewBox="0 0 101 106" svg:d="M101 53c0 28-23 53-50 53-28 0-51-25-51-53 0-30 23-53 51-53 27 0 50 23 50 53z">
          <text:p/>
        </draw:path>
        <draw:path draw:style-name="gr15" draw:text-style-name="P3" draw:layer="layout" svg:width="0.1cm" svg:height="0.105cm" svg:x="27.167cm" svg:y="3.824cm" svg:viewBox="0 0 101 106" svg:d="M101 54c0 29-23 52-51 52-27 0-50-23-50-52s23-54 50-54c28 0 51 25 51 54z">
          <text:p/>
        </draw:path>
        <draw:path draw:style-name="gr15" draw:text-style-name="P3" draw:layer="layout" svg:width="0.1cm" svg:height="0.104cm" svg:x="27.167cm" svg:y="3.563cm" svg:viewBox="0 0 101 105" svg:d="M101 53c0 29-23 52-51 52-27 0-50-23-50-52 0-30 23-53 50-53 28 0 51 23 51 53z">
          <text:p/>
        </draw:path>
        <draw:path draw:style-name="gr15" draw:text-style-name="P3" draw:layer="layout" svg:width="0.1cm" svg:height="0.106cm" svg:x="26.018cm" svg:y="4.428cm" svg:viewBox="0 0 101 107" svg:d="M101 54c0 29-23 53-50 53-29 0-51-24-51-53 0-30 22-54 51-54 27 0 50 24 50 54z">
          <text:p/>
        </draw:path>
        <draw:path draw:style-name="gr15" draw:text-style-name="P3" draw:layer="layout" svg:width="0.1cm" svg:height="0.106cm" svg:x="26.78cm" svg:y="4.428cm" svg:viewBox="0 0 101 107" svg:d="M101 54c0 29-23 53-50 53-28 0-51-24-51-53 0-30 23-54 51-54 27 0 50 24 50 54z">
          <text:p/>
        </draw:path>
        <draw:path draw:style-name="gr15" draw:text-style-name="P3" draw:layer="layout" svg:width="0.1cm" svg:height="0.105cm" svg:x="26.018cm" svg:y="3.693cm" svg:viewBox="0 0 101 106" svg:d="M101 54c0 29-23 52-50 52-29 0-51-23-51-52 0-30 22-54 51-54 27 0 50 24 50 54z">
          <text:p/>
        </draw:path>
        <draw:path draw:style-name="gr15" draw:text-style-name="P3" draw:layer="layout" svg:width="0.1cm" svg:height="0.105cm" svg:x="26.78cm" svg:y="3.693cm" svg:viewBox="0 0 101 106" svg:d="M101 54c0 29-23 52-50 52-28 0-51-23-51-52 0-30 23-54 51-54 27 0 50 24 50 54z">
          <text:p/>
        </draw:path>
        <draw:path draw:style-name="gr15" draw:text-style-name="P3" draw:layer="layout" svg:width="0.1cm" svg:height="0.105cm" svg:x="27.167cm" svg:y="4.559cm" svg:viewBox="0 0 101 106" svg:d="M101 54c0 29-23 52-51 52-27 0-50-23-50-52s23-54 50-54c28 0 51 25 51 54z">
          <text:p/>
        </draw:path>
        <draw:path draw:style-name="gr15" draw:text-style-name="P3" draw:layer="layout" svg:width="0.1cm" svg:height="0.105cm" svg:x="27.167cm" svg:y="4.297cm" svg:viewBox="0 0 101 106" svg:d="M101 52c0 30-23 54-51 54-27 0-50-24-50-54 0-29 23-52 50-52 28 0 51 23 51 52z">
          <text:p/>
        </draw:path>
        <draw:path draw:style-name="gr15" draw:text-style-name="P3" draw:layer="layout" svg:width="0.1cm" svg:height="0.106cm" svg:x="27.167cm" svg:y="3.036cm" svg:viewBox="0 0 101 107" svg:d="M101 53c0 30-23 54-51 54-27 0-50-24-50-54 0-29 23-53 50-53 28 0 51 24 51 53z">
          <text:p/>
        </draw:path>
        <draw:path draw:style-name="gr15" draw:text-style-name="P3" draw:layer="layout" svg:width="0.1cm" svg:height="0.105cm" svg:x="27.167cm" svg:y="2.774cm" svg:viewBox="0 0 101 106" svg:d="M101 54c0 29-23 52-51 52-27 0-50-23-50-52s23-54 50-54c28 0 51 25 51 54z">
          <text:p/>
        </draw:path>
        <draw:path draw:style-name="gr15" draw:text-style-name="P3" draw:layer="layout" svg:width="0.1cm" svg:height="0.105cm" svg:x="27.524cm" svg:y="2.906cm" svg:viewBox="0 0 101 106" svg:d="M101 53c0 28-23 53-51 53s-50-25-50-53c0-30 22-53 50-53s51 23 51 53z">
          <text:p/>
        </draw:path>
        <draw:path draw:style-name="gr15" draw:text-style-name="P3" draw:layer="layout" svg:width="0.1cm" svg:height="0.105cm" svg:x="27.734cm" svg:y="2.906cm" svg:viewBox="0 0 101 106" svg:d="M101 53c0 28-23 53-50 53-28 0-51-25-51-53 0-30 23-53 51-53 27 0 50 23 50 53z">
          <text:p/>
        </draw:path>
        <draw:path draw:style-name="gr15" draw:text-style-name="P3" draw:layer="layout" svg:width="0.1cm" svg:height="0.105cm" svg:x="27.934cm" svg:y="2.906cm" svg:viewBox="0 0 101 106" svg:d="M101 53c0 28-23 53-50 53-29 0-51-25-51-53 0-30 22-53 51-53 27 0 50 23 50 53z">
          <text:p/>
        </draw:path>
        <draw:path draw:style-name="gr15" draw:text-style-name="P3" draw:layer="layout" svg:width="0.1cm" svg:height="0.105cm" svg:x="26.018cm" svg:y="5.164cm" svg:viewBox="0 0 101 106" svg:d="M101 54c0 28-23 52-50 52-29 0-51-24-51-52 0-30 22-54 51-54 27 0 50 24 50 54z">
          <text:p/>
        </draw:path>
        <draw:path draw:style-name="gr15" draw:text-style-name="P3" draw:layer="layout" svg:width="0.1cm" svg:height="0.105cm" svg:x="26.78cm" svg:y="5.164cm" svg:viewBox="0 0 101 106" svg:d="M101 54c0 28-23 52-50 52-28 0-51-24-51-52 0-30 23-54 51-54 27 0 50 24 50 54z">
          <text:p/>
        </draw:path>
        <draw:path draw:style-name="gr15" draw:text-style-name="P3" draw:layer="layout" svg:width="0.1cm" svg:height="0.106cm" svg:x="26.018cm" svg:y="5.95cm" svg:viewBox="0 0 101 107" svg:d="M101 53c0 30-23 54-50 54-29 0-51-24-51-54 0-29 22-53 51-53 27 0 50 24 50 53z">
          <text:p/>
        </draw:path>
        <draw:path draw:style-name="gr15" draw:text-style-name="P3" draw:layer="layout" svg:width="0.1cm" svg:height="0.106cm" svg:x="26.78cm" svg:y="5.95cm" svg:viewBox="0 0 101 107" svg:d="M101 53c0 30-23 54-50 54-28 0-51-24-51-54 0-29 23-53 51-53 27 0 50 24 50 53z">
          <text:p/>
        </draw:path>
        <draw:path draw:style-name="gr15" draw:text-style-name="P3" draw:layer="layout" svg:width="0.1cm" svg:height="0.106cm" svg:x="27.524cm" svg:y="5.95cm" svg:viewBox="0 0 101 107" svg:d="M101 53c0 30-23 54-51 54s-50-24-50-54c0-29 22-53 50-53s51 24 51 53z">
          <text:p/>
        </draw:path>
        <draw:path draw:style-name="gr15" draw:text-style-name="P3" draw:layer="layout" svg:width="0.1cm" svg:height="0.106cm" svg:x="27.734cm" svg:y="5.95cm" svg:viewBox="0 0 101 107" svg:d="M101 53c0 30-23 54-50 54-28 0-51-24-51-54 0-29 23-53 51-53 27 0 50 24 50 53z">
          <text:p/>
        </draw:path>
        <draw:path draw:style-name="gr15" draw:text-style-name="P3" draw:layer="layout" svg:width="0.1cm" svg:height="0.105cm" svg:x="27.219cm" svg:y="6.633cm" svg:viewBox="0 0 101 106" svg:d="M101 54c0 29-23 52-50 52-29 0-51-23-51-52 0-30 22-54 51-54 27 0 50 24 50 54z">
          <text:p/>
        </draw:path>
        <draw:path draw:style-name="gr15" draw:text-style-name="P3" draw:layer="layout" svg:width="0.1cm" svg:height="0.105cm" svg:x="27.473cm" svg:y="6.633cm" svg:viewBox="0 0 101 106" svg:d="M101 54c0 29-24 52-51 52-28 0-50-23-50-52 0-30 22-54 50-54 27 0 51 24 51 54z">
          <text:p/>
        </draw:path>
        <draw:path draw:style-name="gr15" draw:text-style-name="P3" draw:layer="layout" svg:width="0.1cm" svg:height="0.105cm" svg:x="27.167cm" svg:y="6.081cm" svg:viewBox="0 0 101 106" svg:d="M101 53c0 30-23 53-51 53-27 0-50-23-50-53 0-29 23-53 50-53 28 0 51 24 51 53z">
          <text:p/>
        </draw:path>
        <draw:path draw:style-name="gr15" draw:text-style-name="P3" draw:layer="layout" svg:width="0.1cm" svg:height="0.105cm" svg:x="27.167cm" svg:y="5.821cm" svg:viewBox="0 0 101 106" svg:d="M101 51c0 30-23 55-51 55-27 0-50-25-50-55 0-28 23-51 50-51 28 0 51 23 51 51z">
          <text:p/>
        </draw:path>
        <draw:path draw:style-name="gr15" draw:text-style-name="P3" draw:layer="layout" svg:width="0.1cm" svg:height="0.105cm" svg:x="27.524cm" svg:y="5.164cm" svg:viewBox="0 0 101 106" svg:d="M101 54c0 28-23 52-51 52s-50-24-50-52c0-30 22-54 50-54s51 24 51 54z">
          <text:p/>
        </draw:path>
        <draw:path draw:style-name="gr15" draw:text-style-name="P3" draw:layer="layout" svg:width="0.1cm" svg:height="0.105cm" svg:x="28.344cm" svg:y="5.164cm" svg:viewBox="0 0 101 106" svg:d="M101 54c0 28-23 52-50 52-29 0-51-24-51-52 0-30 22-54 51-54 27 0 50 24 50 54z">
          <text:p/>
        </draw:path>
        <draw:path draw:style-name="gr15" draw:text-style-name="P3" draw:layer="layout" svg:width="0.1cm" svg:height="0.105cm" svg:x="27.734cm" svg:y="5.164cm" svg:viewBox="0 0 101 106" svg:d="M101 54c0 28-23 52-50 52-28 0-51-24-51-52 0-30 23-54 51-54 27 0 50 24 50 54z">
          <text:p/>
        </draw:path>
        <draw:path draw:style-name="gr15" draw:text-style-name="P3" draw:layer="layout" svg:width="0.1cm" svg:height="0.105cm" svg:x="27.934cm" svg:y="5.164cm" svg:viewBox="0 0 101 106" svg:d="M101 54c0 28-23 52-50 52-29 0-51-24-51-52 0-30 22-54 51-54 27 0 50 24 50 54z">
          <text:p/>
        </draw:path>
        <draw:path draw:style-name="gr15" draw:text-style-name="P3" draw:layer="layout" svg:width="0.1cm" svg:height="0.105cm" svg:x="28.134cm" svg:y="5.164cm" svg:viewBox="0 0 101 106" svg:d="M101 54c0 28-23 52-50 52-28 0-51-24-51-52 0-30 23-54 51-54 27 0 50 24 50 54z">
          <text:p/>
        </draw:path>
        <draw:path draw:style-name="gr15" draw:text-style-name="P3" draw:layer="layout" svg:width="0.1cm" svg:height="0.105cm" svg:x="27.167cm" svg:y="5.295cm" svg:viewBox="0 0 101 106" svg:d="M101 54c0 28-23 52-51 52-27 0-50-24-50-52 0-30 23-54 50-54 28 0 51 24 51 54z">
          <text:p/>
        </draw:path>
        <draw:path draw:style-name="gr15" draw:text-style-name="P3" draw:layer="layout" svg:width="0.1cm" svg:height="0.105cm" svg:x="27.167cm" svg:y="5.032cm" svg:viewBox="0 0 101 106" svg:d="M101 53c0 30-23 53-51 53-27 0-50-23-50-53 0-29 23-53 50-53 28 0 51 24 51 53z">
          <text:p/>
        </draw:path>
        <draw:path draw:style-name="gr15" draw:text-style-name="P3" draw:layer="layout" svg:width="0.1cm" svg:height="0.105cm" svg:x="23.234cm" svg:y="7.004cm" svg:viewBox="0 0 101 106" svg:d="M101 53c0 30-23 53-50 53-28 0-51-23-51-53 0-29 23-53 51-53 27 0 50 24 50 53z">
          <text:p/>
        </draw:path>
        <draw:path draw:style-name="gr15" draw:text-style-name="P3" draw:layer="layout" svg:width="0.1cm" svg:height="0.105cm" svg:x="24.854cm" svg:y="7.012cm" svg:viewBox="0 0 101 106" svg:d="M101 53c0 29-23 53-51 53s-50-24-50-53c0-30 22-53 50-53s51 23 51 53z">
          <text:p/>
        </draw:path>
        <draw:path draw:style-name="gr15" draw:text-style-name="P3" draw:layer="layout" svg:width="0.101cm" svg:height="0.105cm" svg:x="24.708cm" svg:y="5.61cm" svg:viewBox="0 0 102 106" svg:d="M102 54c0 28-23 52-50 52-29 0-52-24-52-52 0-30 23-54 52-54 27 0 50 24 50 54z">
          <text:p/>
        </draw:path>
        <draw:path draw:style-name="gr15" draw:text-style-name="P3" draw:layer="layout" svg:width="0.1cm" svg:height="0.104cm" svg:x="23.883cm" svg:y="6.41cm" svg:viewBox="0 0 101 105" svg:d="M101 54c0 28-22 51-51 51-27 0-50-23-50-51 0-30 23-54 50-54 29 0 51 24 51 54z">
          <text:p/>
        </draw:path>
        <draw:path draw:style-name="gr15" draw:text-style-name="P3" draw:layer="layout" svg:width="0.1cm" svg:height="0.105cm" svg:x="23.932cm" svg:y="7.607cm" svg:viewBox="0 0 101 106" svg:d="M101 54c0 29-24 52-51 52-28 0-50-23-50-52s22-54 50-54c27 0 51 25 51 54z">
          <text:p/>
        </draw:path>
        <draw:path draw:style-name="gr15" draw:text-style-name="P3" draw:layer="layout" svg:width="0.1cm" svg:height="0.105cm" svg:x="24.186cm" svg:y="7.607cm" svg:viewBox="0 0 101 106" svg:d="M101 54c0 29-23 52-51 52s-50-23-50-52 22-54 50-54 51 25 51 54z">
          <text:p/>
        </draw:path>
        <draw:path draw:style-name="gr15" draw:text-style-name="P3" draw:layer="layout" svg:width="0.1cm" svg:height="0.105cm" svg:x="24.054cm" svg:y="6.749cm" svg:viewBox="0 0 101 106" svg:d="M101 54c0 29-24 52-51 52-28 0-50-23-50-52s22-54 50-54c27 0 51 25 51 54z">
          <text:p/>
        </draw:path>
        <draw:path draw:style-name="gr15" draw:text-style-name="P3" draw:layer="layout" svg:width="0.1cm" svg:height="0.105cm" svg:x="24.054cm" svg:y="7.015cm" svg:viewBox="0 0 101 106" svg:d="M101 53c0 30-24 53-51 53-28 0-50-23-50-53 0-29 22-53 50-53 27 0 51 24 51 53z">
          <text:p/>
        </draw:path>
        <draw:path draw:style-name="gr15" draw:text-style-name="P3" draw:layer="layout" svg:width="0.1cm" svg:height="0.106cm" svg:x="28.343cm" svg:y="5.95cm" svg:viewBox="0 0 101 107" svg:d="M101 53c0 30-23 54-50 54-29 0-51-24-51-54 0-29 22-53 51-53 27 0 50 24 50 53z">
          <text:p/>
        </draw:path>
        <draw:path draw:style-name="gr15" draw:text-style-name="P3" draw:layer="layout" svg:width="0.1cm" svg:height="0.106cm" svg:x="27.934cm" svg:y="5.95cm" svg:viewBox="0 0 101 107" svg:d="M101 53c0 30-23 54-50 54-29 0-51-24-51-54 0-29 22-53 51-53 27 0 50 24 50 53z">
          <text:p/>
        </draw:path>
        <draw:path draw:style-name="gr15" draw:text-style-name="P3" draw:layer="layout" svg:width="0.1cm" svg:height="0.106cm" svg:x="28.134cm" svg:y="5.95cm" svg:viewBox="0 0 101 107" svg:d="M101 53c0 30-23 54-50 54-28 0-51-24-51-54 0-29 23-53 51-53 27 0 50 24 50 53z">
          <text:p/>
        </draw:path>
        <draw:path draw:style-name="gr15" draw:text-style-name="P3" draw:layer="layout" svg:width="0.1cm" svg:height="0.106cm" svg:x="28.749cm" svg:y="5.95cm" svg:viewBox="0 0 101 107" svg:d="M101 53c0 30-23 54-50 54-28 0-51-24-51-54 0-29 23-53 51-53 27 0 50 24 50 53z">
          <text:p/>
        </draw:path>
        <draw:path draw:style-name="gr15" draw:text-style-name="P3" draw:layer="layout" svg:width="0.1cm" svg:height="0.105cm" svg:x="28.749cm" svg:y="5.164cm" svg:viewBox="0 0 101 106" svg:d="M101 54c0 28-23 52-50 52-28 0-51-24-51-52 0-30 23-54 51-54 27 0 50 24 50 54z">
          <text:p/>
        </draw:path>
        <draw:path draw:style-name="gr15" draw:text-style-name="P3" draw:layer="layout" svg:width="0.1cm" svg:height="0.105cm" svg:x="24.854cm" svg:y="6.745cm" svg:viewBox="0 0 101 106" svg:d="M101 54c0 28-23 52-51 52s-50-24-50-52c0-30 22-54 50-54s51 24 51 54z">
          <text:p/>
        </draw:path>
        <draw:path draw:style-name="gr15" draw:text-style-name="P3" draw:layer="layout" svg:width="0.101cm" svg:height="0.104cm" svg:x="24.708cm" svg:y="6.41cm" svg:viewBox="0 0 102 105" svg:d="M102 54c0 28-23 51-50 51-29 0-52-23-52-51 0-30 23-54 52-54 27 0 50 24 50 54z">
          <text:p/>
        </draw:path>
        <draw:path draw:style-name="gr15" draw:text-style-name="P3" draw:layer="layout" svg:width="0.101cm" svg:height="0.105cm" svg:x="24.708cm" svg:y="5.215cm" svg:viewBox="0 0 102 106" svg:d="M102 53c0 30-23 53-50 53-29 0-52-23-52-53 0-29 23-53 52-53 27 0 50 24 50 53z">
          <text:p/>
        </draw:path>
        <draw:path draw:style-name="gr15" draw:text-style-name="P3" draw:layer="layout" svg:width="0.1cm" svg:height="0.105cm" svg:x="25.008cm" svg:y="5.61cm" svg:viewBox="0 0 101 106" svg:d="M101 54c0 28-22 52-49 52-29 0-52-24-52-52 0-30 23-54 52-54 27 0 49 24 49 54z">
          <text:p/>
        </draw:path>
        <draw:path draw:style-name="gr15" draw:text-style-name="P3" draw:layer="layout" svg:width="0.1cm" svg:height="0.104cm" svg:x="25.008cm" svg:y="6.41cm" svg:viewBox="0 0 101 105" svg:d="M101 54c0 28-22 51-49 51-29 0-52-23-52-51 0-30 23-54 52-54 27 0 49 24 49 54z">
          <text:p/>
        </draw:path>
        <draw:path draw:style-name="gr15" draw:text-style-name="P3" draw:layer="layout" svg:width="0.1cm" svg:height="0.105cm" svg:x="24.034cm" svg:y="1.99cm" svg:viewBox="0 0 101 106" svg:d="M101 54c0 29-23 52-50 52-28 0-51-23-51-52 0-31 23-54 51-54 27 0 50 23 50 54z">
          <text:p/>
        </draw:path>
        <draw:path draw:style-name="gr15" draw:text-style-name="P3" draw:layer="layout" svg:width="0.1cm" svg:height="0.105cm" svg:x="24.034cm" svg:y="1.723cm" svg:viewBox="0 0 101 106" svg:d="M101 54c0 29-23 52-50 52-28 0-51-23-51-52 0-30 23-54 51-54 27 0 50 24 50 54z">
          <text:p/>
        </draw:path>
        <draw:path draw:style-name="gr15" draw:text-style-name="P3" draw:layer="layout" svg:width="0.101cm" svg:height="0.106cm" svg:x="24.708cm" svg:y="2.322cm" svg:viewBox="0 0 102 107" svg:d="M102 54c0 29-23 53-50 53-29 0-52-24-52-53 0-30 23-54 52-54 27 0 50 24 50 54z">
          <text:p/>
        </draw:path>
        <draw:path draw:style-name="gr15" draw:text-style-name="P3" draw:layer="layout" svg:width="0.099cm" svg:height="0.106cm" svg:x="24.184cm" svg:y="1.094cm" svg:viewBox="0 0 100 107" svg:d="M100 54c0 29-22 53-50 53s-50-24-50-53 22-54 50-54 50 25 50 54z">
          <text:p/>
        </draw:path>
        <draw:path draw:style-name="gr15" draw:text-style-name="P3" draw:layer="layout" svg:width="0.101cm" svg:height="0.106cm" svg:x="23.929cm" svg:y="1.094cm" svg:viewBox="0 0 102 107" svg:d="M102 54c0 29-23 53-50 53-29 0-52-24-52-53s23-54 52-54c27 0 50 25 50 54z">
          <text:p/>
        </draw:path>
        <draw:path draw:style-name="gr15" draw:text-style-name="P3" draw:layer="layout" svg:width="0.1cm" svg:height="0.105cm" svg:x="27.167cm" svg:y="1.987cm" svg:viewBox="0 0 101 106" svg:d="M101 53c0 30-23 53-51 53-27 0-50-23-50-53 0-29 23-53 50-53 28 0 51 24 51 53z">
          <text:p/>
        </draw:path>
        <draw:path draw:style-name="gr15" draw:text-style-name="P3" draw:layer="layout" svg:width="0.1cm" svg:height="0.105cm" svg:x="24.858cm" svg:y="1.99cm" svg:viewBox="0 0 101 106" svg:d="M101 54c0 29-24 52-51 52-28 0-50-23-50-52 0-31 22-54 50-54 27 0 51 23 51 54z">
          <text:p/>
        </draw:path>
        <draw:path draw:style-name="gr15" draw:text-style-name="P3" draw:layer="layout" svg:width="0.1cm" svg:height="0.105cm" svg:x="24.858cm" svg:y="1.723cm" svg:viewBox="0 0 101 106" svg:d="M101 54c0 29-24 52-51 52-28 0-50-23-50-52 0-30 22-54 50-54 27 0 51 24 51 54z">
          <text:p/>
        </draw:path>
        <draw:path draw:style-name="gr15" draw:text-style-name="P3" draw:layer="layout" svg:width="0.1cm" svg:height="0.105cm" svg:x="23.084cm" svg:y="3.483cm" svg:viewBox="0 0 101 106" svg:d="M101 54c0 29-23 52-51 52s-50-23-50-52c0-30 22-54 50-54s51 24 51 54z">
          <text:p/>
        </draw:path>
        <draw:path draw:style-name="gr15" draw:text-style-name="P3" draw:layer="layout" svg:width="0.1cm" svg:height="0.105cm" svg:x="23.389cm" svg:y="3.121cm" svg:viewBox="0 0 101 106" svg:d="M101 53c0 30-23 53-51 53s-50-23-50-53c0-29 22-53 50-53s51 24 51 53z">
          <text:p/>
        </draw:path>
        <draw:path draw:style-name="gr15" draw:text-style-name="P3" draw:layer="layout" svg:width="0.1cm" svg:height="0.105cm" svg:x="23.883cm" svg:y="3.483cm" svg:viewBox="0 0 101 106" svg:d="M101 54c0 29-22 52-51 52-27 0-50-23-50-52 0-30 23-54 50-54 29 0 51 24 51 54z">
          <text:p/>
        </draw:path>
        <draw:path draw:style-name="gr15" draw:text-style-name="P3" draw:layer="layout" svg:width="0.1cm" svg:height="0.105cm" svg:x="23.883cm" svg:y="3.121cm" svg:viewBox="0 0 101 106" svg:d="M101 53c0 30-22 53-51 53-27 0-50-23-50-53 0-29 23-53 50-53 29 0 51 24 51 53z">
          <text:p/>
        </draw:path>
        <draw:path draw:style-name="gr15" draw:text-style-name="P3" draw:layer="layout" svg:width="0.1cm" svg:height="0.105cm" svg:x="23.084cm" svg:y="3.121cm" svg:viewBox="0 0 101 106" svg:d="M101 53c0 30-23 53-51 53s-50-23-50-53c0-29 22-53 50-53s51 24 51 53z">
          <text:p/>
        </draw:path>
        <draw:path draw:style-name="gr15" draw:text-style-name="P3" draw:layer="layout" svg:width="0.099cm" svg:height="0.106cm" svg:x="24.184cm" svg:y="2.322cm" svg:viewBox="0 0 100 107" svg:d="M100 54c0 29-22 53-50 53s-50-24-50-53c0-30 22-54 50-54s50 24 50 54z">
          <text:p/>
        </draw:path>
        <draw:path draw:style-name="gr15" draw:text-style-name="P3" draw:layer="layout" svg:width="0.1cm" svg:height="0.106cm" svg:x="23.389cm" svg:y="2.322cm" svg:viewBox="0 0 101 107" svg:d="M101 54c0 29-23 53-51 53s-50-24-50-53c0-30 22-54 50-54s51 24 51 54z">
          <text:p/>
        </draw:path>
        <draw:path draw:style-name="gr15" draw:text-style-name="P3" draw:layer="layout" svg:width="0.1cm" svg:height="0.105cm" svg:x="23.214cm" svg:y="1.996cm" svg:viewBox="0 0 101 106" svg:d="M101 53c0 29-23 53-50 53-29 0-51-24-51-53 0-30 22-53 51-53 27 0 50 23 50 53z">
          <text:p/>
        </draw:path>
        <draw:path draw:style-name="gr15" draw:text-style-name="P3" draw:layer="layout" svg:width="0.1cm" svg:height="0.105cm" svg:x="23.214cm" svg:y="1.729cm" svg:viewBox="0 0 101 106" svg:d="M101 54c0 28-23 52-50 52-29 0-51-24-51-52 0-30 22-54 51-54 27 0 50 24 50 54z">
          <text:p/>
        </draw:path>
        <draw:path draw:style-name="gr15" draw:text-style-name="P3" draw:layer="layout" svg:width="0.1cm" svg:height="0.106cm" svg:x="23.883cm" svg:y="2.322cm" svg:viewBox="0 0 101 107" svg:d="M101 54c0 29-22 53-51 53-27 0-50-24-50-53 0-30 23-54 50-54 29 0 51 24 51 54z">
          <text:p/>
        </draw:path>
        <draw:path draw:style-name="gr15" draw:text-style-name="P3" draw:layer="layout" svg:width="0.1cm" svg:height="0.106cm" svg:x="23.084cm" svg:y="2.322cm" svg:viewBox="0 0 101 107" svg:d="M101 54c0 29-23 53-51 53s-50-24-50-53c0-30 22-54 50-54s51 24 51 54z">
          <text:p/>
        </draw:path>
        <draw:path draw:style-name="gr15" draw:text-style-name="P3" draw:layer="layout" svg:width="0.101cm" svg:height="0.105cm" svg:x="24.708cm" svg:y="3.121cm" svg:viewBox="0 0 102 106" svg:d="M102 53c0 30-23 53-50 53-29 0-52-23-52-53 0-29 23-53 52-53 27 0 50 24 50 53z">
          <text:p/>
        </draw:path>
        <draw:path draw:style-name="gr15" draw:text-style-name="P3" draw:layer="layout" svg:width="0.101cm" svg:height="0.105cm" svg:x="24.708cm" svg:y="3.483cm" svg:viewBox="0 0 102 106" svg:d="M102 54c0 29-23 52-50 52-29 0-52-23-52-52 0-30 23-54 52-54 27 0 50 24 50 54z">
          <text:p/>
        </draw:path>
        <draw:path draw:style-name="gr15" draw:text-style-name="P3" draw:layer="layout" svg:width="0.099cm" svg:height="0.105cm" svg:x="24.184cm" svg:y="3.121cm" svg:viewBox="0 0 100 106" svg:d="M100 53c0 30-22 53-50 53s-50-23-50-53c0-29 22-53 50-53s50 24 50 53z">
          <text:p/>
        </draw:path>
        <draw:path draw:style-name="gr15" draw:text-style-name="P3" draw:layer="layout" svg:width="0.1cm" svg:height="0.105cm" svg:x="24.688cm" svg:y="3.948cm" svg:viewBox="0 0 101 106" svg:d="M101 53c0 29-23 53-51 53s-50-24-50-53 22-53 50-53 51 24 51 53z">
          <text:p/>
        </draw:path>
        <draw:path draw:style-name="gr15" draw:text-style-name="P3" draw:layer="layout" svg:width="0.1cm" svg:height="0.105cm" svg:x="24.434cm" svg:y="3.948cm" svg:viewBox="0 0 101 106" svg:d="M101 53c0 29-23 53-50 53-28 0-51-24-51-53s23-53 51-53c27 0 50 24 50 53z">
          <text:p/>
        </draw:path>
        <draw:path draw:style-name="gr15" draw:text-style-name="P3" draw:layer="layout" svg:width="0.1cm" svg:height="0.105cm" svg:x="23.883cm" svg:y="5.215cm" svg:viewBox="0 0 101 106" svg:d="M101 53c0 30-22 53-51 53-27 0-50-23-50-53 0-29 23-53 50-53 29 0 51 24 51 53z">
          <text:p/>
        </draw:path>
        <draw:path draw:style-name="gr15" draw:text-style-name="P3" draw:layer="layout" svg:width="0.1cm" svg:height="0.105cm" svg:x="23.883cm" svg:y="5.61cm" svg:viewBox="0 0 101 106" svg:d="M101 54c0 28-22 52-51 52-27 0-50-24-50-52 0-30 23-54 50-54 29 0 51 24 51 54z">
          <text:p/>
        </draw:path>
        <draw:path draw:style-name="gr15" draw:text-style-name="P3" draw:layer="layout" svg:width="0.1cm" svg:height="0.105cm" svg:x="24.203cm" svg:y="5.61cm" svg:viewBox="0 0 101 106" svg:d="M101 54c0 28-23 52-50 52-29 0-51-24-51-52 0-30 22-54 51-54 27 0 50 24 50 54z">
          <text:p/>
        </draw:path>
        <draw:path draw:style-name="gr15" draw:text-style-name="P3" draw:layer="layout" svg:width="0.1cm" svg:height="0.105cm" svg:x="23.384cm" svg:y="5.602cm" svg:viewBox="0 0 101 106" svg:d="M101 54c0 29-22 52-51 52-28 0-50-23-50-52 0-30 22-54 50-54 29 0 51 24 51 54z">
          <text:p/>
        </draw:path>
        <draw:path draw:style-name="gr15" draw:text-style-name="P3" draw:layer="layout" svg:width="0.1cm" svg:height="0.105cm" svg:x="23.234cm" svg:y="6.738cm" svg:viewBox="0 0 101 106" svg:d="M101 54c0 29-23 52-50 52-28 0-51-23-51-52 0-30 23-54 51-54 27 0 50 24 50 54z">
          <text:p/>
        </draw:path>
        <draw:path draw:style-name="gr15" draw:text-style-name="P3" draw:layer="layout" svg:width="0.1cm" svg:height="0.104cm" svg:x="24.203cm" svg:y="6.41cm" svg:viewBox="0 0 101 105" svg:d="M101 54c0 28-23 51-50 51-29 0-51-23-51-51 0-30 22-54 51-54 27 0 50 24 50 54z">
          <text:p/>
        </draw:path>
        <draw:path draw:style-name="gr15" draw:text-style-name="P3" draw:layer="layout" svg:width="0.1cm" svg:height="0.105cm" svg:x="23.384cm" svg:y="6.403cm" svg:viewBox="0 0 101 106" svg:d="M101 54c0 29-22 52-51 52-28 0-50-23-50-52s22-54 50-54c29 0 51 25 51 54z">
          <text:p/>
        </draw:path>
        <draw:path draw:style-name="gr15" draw:text-style-name="P3" draw:layer="layout" svg:width="0.1cm" svg:height="0.105cm" svg:x="23.084cm" svg:y="6.403cm" svg:viewBox="0 0 101 106" svg:d="M101 54c0 29-23 52-51 52s-50-23-50-52 22-54 50-54 51 25 51 54z">
          <text:p/>
        </draw:path>
        <draw:path draw:style-name="gr15" draw:text-style-name="P3" draw:layer="layout" svg:width="0.1cm" svg:height="0.105cm" svg:x="23.084cm" svg:y="5.215cm" svg:viewBox="0 0 101 106" svg:d="M101 53c0 30-23 53-51 53s-50-23-50-53c0-29 22-53 50-53s51 24 51 53z">
          <text:p/>
        </draw:path>
        <draw:path draw:style-name="gr15" draw:text-style-name="P3" draw:layer="layout" svg:width="0.1cm" svg:height="0.105cm" svg:x="23.084cm" svg:y="5.602cm" svg:viewBox="0 0 101 106" svg:d="M101 54c0 29-23 52-51 52s-50-23-50-52c0-30 22-54 50-54s51 24 51 54z">
          <text:p/>
        </draw:path>
        <draw:path draw:style-name="gr15" draw:text-style-name="P3" draw:layer="layout" svg:width="0.1cm" svg:height="0.105cm" svg:x="23.164cm" svg:y="4.748cm" svg:viewBox="0 0 101 106" svg:d="M101 54c0 29-24 52-51 52-28 0-50-23-50-52s22-54 50-54c27 0 51 25 51 54z">
          <text:p/>
        </draw:path>
        <draw:path draw:style-name="gr15" draw:text-style-name="P3" draw:layer="layout" svg:width="0.1cm" svg:height="0.105cm" svg:x="23.418cm" svg:y="4.748cm" svg:viewBox="0 0 101 106" svg:d="M101 54c0 29-23 52-50 52-29 0-51-23-51-52s22-54 51-54c27 0 50 25 50 54z">
          <text:p/>
        </draw:path>
        <draw:path draw:style-name="gr15" draw:text-style-name="P3" draw:layer="layout" svg:width="0.1cm" svg:height="0.105cm" svg:x="23.672cm" svg:y="4.748cm" svg:viewBox="0 0 101 106" svg:d="M101 54c0 29-24 52-51 52-28 0-50-23-50-52s22-54 50-54c27 0 51 25 51 54z">
          <text:p/>
        </draw:path>
        <draw:path draw:style-name="gr15" draw:text-style-name="P3" draw:layer="layout" svg:width="0.1cm" svg:height="0.105cm" svg:x="23.926cm" svg:y="4.748cm" svg:viewBox="0 0 101 106" svg:d="M101 54c0 29-23 52-50 52-29 0-51-23-51-52s22-54 51-54c27 0 50 25 50 54z">
          <text:p/>
        </draw:path>
        <draw:path draw:style-name="gr15" draw:text-style-name="P3" draw:layer="layout" svg:width="0.1cm" svg:height="0.105cm" svg:x="24.179cm" svg:y="4.748cm" svg:viewBox="0 0 101 106" svg:d="M101 54c0 29-23 52-50 52-29 0-51-23-51-52s22-54 51-54c27 0 50 25 50 54z">
          <text:p/>
        </draw:path>
        <draw:path draw:style-name="gr15" draw:text-style-name="P3" draw:layer="layout" svg:width="0.1cm" svg:height="0.105cm" svg:x="24.434cm" svg:y="4.748cm" svg:viewBox="0 0 101 106" svg:d="M101 54c0 29-23 52-50 52-28 0-51-23-51-52s23-54 51-54c27 0 50 25 50 54z">
          <text:p/>
        </draw:path>
        <draw:path draw:style-name="gr15" draw:text-style-name="P3" draw:layer="layout" svg:width="0.1cm" svg:height="0.105cm" svg:x="24.688cm" svg:y="4.748cm" svg:viewBox="0 0 101 106" svg:d="M101 54c0 29-23 52-51 52s-50-23-50-52 22-54 50-54 51 25 51 54z">
          <text:p/>
        </draw:path>
        <draw:path draw:style-name="gr15" draw:text-style-name="P3" draw:layer="layout" svg:width="0.1cm" svg:height="0.105cm" svg:x="24.179cm" svg:y="3.948cm" svg:viewBox="0 0 101 106" svg:d="M101 53c0 29-23 53-50 53-29 0-51-24-51-53s22-53 51-53c27 0 50 24 50 53z">
          <text:p/>
        </draw:path>
        <draw:path draw:style-name="gr15" draw:text-style-name="P3" draw:layer="layout" svg:width="0.1cm" svg:height="0.105cm" svg:x="23.926cm" svg:y="3.948cm" svg:viewBox="0 0 101 106" svg:d="M101 53c0 29-23 53-50 53-29 0-51-24-51-53s22-53 51-53c27 0 50 24 50 53z">
          <text:p/>
        </draw:path>
        <draw:path draw:style-name="gr15" draw:text-style-name="P3" draw:layer="layout" svg:width="0.1cm" svg:height="0.105cm" svg:x="23.672cm" svg:y="3.948cm" svg:viewBox="0 0 101 106" svg:d="M101 53c0 29-24 53-51 53-28 0-50-24-50-53s22-53 50-53c27 0 51 24 51 53z">
          <text:p/>
        </draw:path>
        <draw:path draw:style-name="gr15" draw:text-style-name="P3" draw:layer="layout" svg:width="0.1cm" svg:height="0.105cm" svg:x="23.418cm" svg:y="3.948cm" svg:viewBox="0 0 101 106" svg:d="M101 53c0 29-23 53-50 53-29 0-51-24-51-53s22-53 51-53c27 0 50 24 50 53z">
          <text:p/>
        </draw:path>
        <draw:path draw:style-name="gr15" draw:text-style-name="P3" draw:layer="layout" svg:width="0.1cm" svg:height="0.105cm" svg:x="23.164cm" svg:y="3.948cm" svg:viewBox="0 0 101 106" svg:d="M101 53c0 29-24 53-51 53-28 0-50-24-50-53s22-53 50-53c27 0 51 24 51 53z">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date>2025-04-02T13:37:51.963248680</dc:date>
    <meta:editing-duration>PT1M38S</meta:editing-duration>
    <meta:editing-cycles>1</meta:editing-cycles>
    <meta:document-statistic meta:object-count="3168"/>
    <meta:generator>LibreOffice/25.2.2.2$Linux_X86_64 LibreOffice_project/7370d4be9e3cf6031a51beef54ff3bda878e3fac</meta:generator>
  </office:meta>
</office:document-meta>
</file>